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language="ru" fo:country="RU"/>
    </style:style>
    <style:style style:name="P2" style:family="paragraph" style:parent-style-name="Text_20_body">
      <style:paragraph-properties fo:text-align="end" style:justify-single-word="false"/>
      <style:text-properties fo:language="ru" fo:country="RU" fo:font-style="italic" style:font-style-asian="italic" style:font-style-complex="italic"/>
    </style:style>
    <style:style style:name="P3"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5"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6"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7"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8"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9"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1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11"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2"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3"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4"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5"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style:font-style-asian="italic" style:font-style-complex="italic"/>
    </style:style>
    <style:style style:name="P17"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18"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19"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20"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21"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22"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24"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25"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26"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27"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28"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29"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30"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31"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32" style:family="paragraph" style:parent-style-name="Standard">
      <style:paragraph-properties fo:text-align="justify" style:justify-single-word="false"/>
      <style:text-properties fo:language="ru" fo:country="RU" fo:font-style="italic" style:font-style-asian="italic" style:font-style-complex="italic"/>
    </style:style>
    <style:style style:name="P33"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35"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36"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37"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38"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39"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0"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41"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42"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43" style:family="paragraph" style:parent-style-name="Text_20_body">
      <style:paragraph-properties fo:text-align="center" style:justify-single-word="false"/>
      <style:text-properties fo:language="ru" fo:country="RU" fo:font-style="italic" style:font-style-asian="italic" style:font-style-complex="italic"/>
    </style:style>
    <style:style style:name="P44"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45"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46"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48"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49"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50"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51"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52"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53"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54"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55"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56"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57"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58"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60"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61"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62"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63"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64"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65" style:family="paragraph" style:parent-style-name="Text_20_body">
      <style:paragraph-properties fo:text-align="justify" style:justify-single-word="false"/>
      <style:text-properties fo:language="ru" fo:country="RU" fo:background-color="#ffff00"/>
    </style:style>
    <style:style style:name="P66" style:family="paragraph" style:parent-style-name="Text_20_body">
      <style:paragraph-properties fo:text-align="justify" style:justify-single-word="false" fo:text-indent="0.1965in" style:auto-text-indent="false"/>
      <style:text-properties fo:language="ru" fo:country="RU" fo:background-color="#ffff00"/>
    </style:style>
    <style:style style:name="P67" style:family="paragraph" style:parent-style-name="Text_20_body">
      <style:paragraph-properties fo:text-align="center" style:justify-single-word="false"/>
      <style:text-properties fo:language="ru" fo:country="RU" fo:background-color="#ffff00"/>
    </style:style>
    <style:style style:name="P68" style:family="paragraph" style:parent-style-name="Text_20_body">
      <style:text-properties fo:language="ru" fo:country="RU" fo:background-color="#ffff00"/>
    </style:style>
    <style:style style:name="P69" style:family="paragraph" style:parent-style-name="Text_20_body">
      <style:paragraph-properties fo:text-align="justify" style:justify-single-word="false"/>
      <style:text-properties fo:language="ru" fo:country="RU"/>
    </style:style>
    <style:style style:name="P70" style:family="paragraph" style:parent-style-name="Text_20_body">
      <style:paragraph-properties fo:margin-left="2.4618in" fo:text-align="justify" style:justify-single-word="false">
        <style:tab-stops/>
      </style:paragraph-properties>
      <style:text-properties fo:language="ru" fo:country="RU"/>
    </style:style>
    <style:style style:name="P71" style:family="paragraph" style:parent-style-name="Text_20_body">
      <style:paragraph-properties fo:text-align="justify" style:justify-single-word="false">
        <style:tab-stops/>
      </style:paragraph-properties>
      <style:text-properties fo:language="ru" fo:country="RU"/>
    </style:style>
    <style:style style:name="P72" style:family="paragraph" style:parent-style-name="Text_20_body">
      <style:paragraph-properties fo:text-align="justify" style:justify-single-word="false"/>
      <style:text-properties fo:language="ru" fo:country="RU" officeooo:paragraph-rsid="012117db"/>
    </style:style>
    <style:style style:name="P73" style:family="paragraph" style:parent-style-name="Text_20_body">
      <style:paragraph-properties fo:text-align="justify" style:justify-single-word="false"/>
      <style:text-properties fo:language="ru" fo:country="RU" officeooo:paragraph-rsid="012ad6ce"/>
    </style:style>
    <style:style style:name="P74" style:family="paragraph" style:parent-style-name="Text_20_body">
      <style:paragraph-properties fo:text-align="justify" style:justify-single-word="false"/>
      <style:text-properties fo:language="ru" fo:country="RU" officeooo:paragraph-rsid="00e54b69"/>
    </style:style>
    <style:style style:name="P75" style:family="paragraph" style:parent-style-name="Text_20_body">
      <style:paragraph-properties fo:text-align="justify" style:justify-single-word="false"/>
      <style:text-properties fo:language="ru" fo:country="RU" officeooo:paragraph-rsid="013ee979"/>
    </style:style>
    <style:style style:name="P76" style:family="paragraph" style:parent-style-name="Text_20_body">
      <style:paragraph-properties fo:text-align="justify" style:justify-single-word="false"/>
      <style:text-properties fo:language="ru" fo:country="RU" officeooo:paragraph-rsid="014263d4"/>
    </style:style>
    <style:style style:name="P77" style:family="paragraph" style:parent-style-name="Text_20_body">
      <style:paragraph-properties fo:text-align="justify" style:justify-single-word="false"/>
      <style:text-properties fo:language="ru" fo:country="RU" officeooo:paragraph-rsid="01447f41"/>
    </style:style>
    <style:style style:name="P78" style:family="paragraph" style:parent-style-name="Text_20_body">
      <style:paragraph-properties fo:text-align="justify" style:justify-single-word="false"/>
      <style:text-properties fo:language="ru" fo:country="RU" officeooo:paragraph-rsid="0145a802"/>
    </style:style>
    <style:style style:name="P79" style:family="paragraph" style:parent-style-name="Text_20_body">
      <style:paragraph-properties fo:text-align="justify" style:justify-single-word="false"/>
      <style:text-properties fo:language="ru" fo:country="RU" officeooo:paragraph-rsid="014674be"/>
    </style:style>
    <style:style style:name="P80" style:family="paragraph" style:parent-style-name="Text_20_body">
      <style:paragraph-properties fo:text-align="justify" style:justify-single-word="false"/>
      <style:text-properties fo:language="ru" fo:country="RU" officeooo:paragraph-rsid="00189af1"/>
    </style:style>
    <style:style style:name="P81" style:family="paragraph" style:parent-style-name="Text_20_body">
      <style:paragraph-properties fo:text-align="justify" style:justify-single-word="false"/>
      <style:text-properties fo:language="ru" fo:country="RU" officeooo:paragraph-rsid="01497b7f"/>
    </style:style>
    <style:style style:name="P82" style:family="paragraph" style:parent-style-name="Text_20_body">
      <style:paragraph-properties fo:text-align="justify" style:justify-single-word="false"/>
      <style:text-properties fo:language="ru" fo:country="RU" officeooo:paragraph-rsid="0019451a"/>
    </style:style>
    <style:style style:name="P83" style:family="paragraph" style:parent-style-name="Text_20_body">
      <style:paragraph-properties fo:text-align="justify" style:justify-single-word="false"/>
      <style:text-properties fo:language="ru" fo:country="RU" officeooo:paragraph-rsid="014c0632"/>
    </style:style>
    <style:style style:name="P84" style:family="paragraph" style:parent-style-name="Text_20_body">
      <style:paragraph-properties fo:text-align="justify" style:justify-single-word="false"/>
      <style:text-properties fo:language="ru" fo:country="RU" officeooo:paragraph-rsid="001bd968"/>
    </style:style>
    <style:style style:name="P85" style:family="paragraph" style:parent-style-name="Text_20_body">
      <style:paragraph-properties fo:text-align="justify" style:justify-single-word="false"/>
      <style:text-properties fo:language="ru" fo:country="RU" officeooo:paragraph-rsid="001d3aa6"/>
    </style:style>
    <style:style style:name="P86" style:family="paragraph" style:parent-style-name="Text_20_body">
      <style:paragraph-properties fo:text-align="justify" style:justify-single-word="false"/>
      <style:text-properties fo:language="ru" fo:country="RU" officeooo:paragraph-rsid="014f426b"/>
    </style:style>
    <style:style style:name="P87" style:family="paragraph" style:parent-style-name="Text_20_body">
      <style:paragraph-properties fo:text-align="justify" style:justify-single-word="false"/>
      <style:text-properties fo:language="ru" fo:country="RU" officeooo:paragraph-rsid="014fe71d"/>
    </style:style>
    <style:style style:name="P88" style:family="paragraph" style:parent-style-name="Text_20_body">
      <style:paragraph-properties fo:text-align="justify" style:justify-single-word="false"/>
      <style:text-properties fo:language="ru" fo:country="RU" officeooo:paragraph-rsid="002daf1c"/>
    </style:style>
    <style:style style:name="P89" style:family="paragraph" style:parent-style-name="Text_20_body">
      <style:paragraph-properties fo:text-align="justify" style:justify-single-word="false"/>
      <style:text-properties fo:language="ru" fo:country="RU" officeooo:paragraph-rsid="00368471"/>
    </style:style>
    <style:style style:name="P90" style:family="paragraph" style:parent-style-name="Text_20_body">
      <style:paragraph-properties fo:text-align="justify" style:justify-single-word="false"/>
      <style:text-properties fo:language="ru" fo:country="RU" officeooo:paragraph-rsid="01665d6e"/>
    </style:style>
    <style:style style:name="P91" style:family="paragraph" style:parent-style-name="Text_20_body">
      <style:paragraph-properties fo:text-align="justify" style:justify-single-word="false"/>
      <style:text-properties fo:language="ru" fo:country="RU" officeooo:paragraph-rsid="003d3fd1"/>
    </style:style>
    <style:style style:name="P92" style:family="paragraph" style:parent-style-name="Text_20_body">
      <style:paragraph-properties fo:text-align="justify" style:justify-single-word="false"/>
      <style:text-properties fo:language="ru" fo:country="RU" officeooo:paragraph-rsid="003d44f6"/>
    </style:style>
    <style:style style:name="P93" style:family="paragraph" style:parent-style-name="Text_20_body">
      <style:paragraph-properties fo:text-align="justify" style:justify-single-word="false"/>
      <style:text-properties fo:language="ru" fo:country="RU" officeooo:paragraph-rsid="0169f80c"/>
    </style:style>
    <style:style style:name="P94" style:family="paragraph" style:parent-style-name="Text_20_body">
      <style:paragraph-properties fo:text-align="justify" style:justify-single-word="false"/>
      <style:text-properties fo:language="ru" fo:country="RU" officeooo:paragraph-rsid="003e4773"/>
    </style:style>
    <style:style style:name="P95" style:family="paragraph" style:parent-style-name="Text_20_body">
      <style:paragraph-properties fo:text-align="justify" style:justify-single-word="false"/>
      <style:text-properties fo:language="ru" fo:country="RU" officeooo:paragraph-rsid="0043bd67"/>
    </style:style>
    <style:style style:name="P96" style:family="paragraph" style:parent-style-name="Text_20_body">
      <style:paragraph-properties fo:text-align="justify" style:justify-single-word="false"/>
      <style:text-properties fo:language="ru" fo:country="RU" officeooo:paragraph-rsid="0043f448"/>
    </style:style>
    <style:style style:name="P97"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98" style:family="paragraph" style:parent-style-name="Text_20_body">
      <style:paragraph-properties fo:text-align="justify" style:justify-single-word="false"/>
      <style:text-properties fo:language="ru" fo:country="RU" officeooo:paragraph-rsid="003fa225"/>
    </style:style>
    <style:style style:name="P99" style:family="paragraph" style:parent-style-name="Text_20_body">
      <style:paragraph-properties fo:text-align="justify" style:justify-single-word="false"/>
      <style:text-properties fo:language="ru" fo:country="RU" officeooo:paragraph-rsid="016c4889"/>
    </style:style>
    <style:style style:name="P100" style:family="paragraph" style:parent-style-name="Text_20_body">
      <style:paragraph-properties fo:text-align="justify" style:justify-single-word="false"/>
      <style:text-properties fo:language="ru" fo:country="RU" officeooo:paragraph-rsid="005c8284"/>
    </style:style>
    <style:style style:name="P101" style:family="paragraph" style:parent-style-name="Text_20_body">
      <style:paragraph-properties fo:text-align="justify" style:justify-single-word="false"/>
      <style:text-properties fo:language="ru" fo:country="RU" officeooo:paragraph-rsid="005fce4e"/>
    </style:style>
    <style:style style:name="P102" style:family="paragraph" style:parent-style-name="Text_20_body">
      <style:paragraph-properties fo:text-align="justify" style:justify-single-word="false"/>
      <style:text-properties fo:language="ru" fo:country="RU" officeooo:paragraph-rsid="005df5be"/>
    </style:style>
    <style:style style:name="P103" style:family="paragraph" style:parent-style-name="Text_20_body">
      <style:paragraph-properties fo:text-align="justify" style:justify-single-word="false"/>
      <style:text-properties fo:language="ru" fo:country="RU" officeooo:paragraph-rsid="00604dd9"/>
    </style:style>
    <style:style style:name="P104" style:family="paragraph" style:parent-style-name="Text_20_body">
      <style:paragraph-properties fo:text-align="justify" style:justify-single-word="false"/>
      <style:text-properties fo:language="ru" fo:country="RU" officeooo:paragraph-rsid="01895e9a"/>
    </style:style>
    <style:style style:name="P105" style:family="paragraph" style:parent-style-name="Text_20_body">
      <style:paragraph-properties fo:text-align="justify" style:justify-single-word="false"/>
      <style:text-properties fo:language="ru" fo:country="RU" officeooo:paragraph-rsid="00672e1d"/>
    </style:style>
    <style:style style:name="P106" style:family="paragraph" style:parent-style-name="Text_20_body">
      <style:paragraph-properties fo:text-align="justify" style:justify-single-word="false"/>
      <style:text-properties fo:language="ru" fo:country="RU" officeooo:paragraph-rsid="018a2818"/>
    </style:style>
    <style:style style:name="P107" style:family="paragraph" style:parent-style-name="Text_20_body">
      <style:paragraph-properties fo:text-align="justify" style:justify-single-word="false"/>
      <style:text-properties fo:language="ru" fo:country="RU" officeooo:paragraph-rsid="019712b5"/>
    </style:style>
    <style:style style:name="P108" style:family="paragraph" style:parent-style-name="Text_20_body">
      <style:paragraph-properties fo:text-align="justify" style:justify-single-word="false"/>
      <style:text-properties fo:language="ru" fo:country="RU" officeooo:paragraph-rsid="0196a32c"/>
    </style:style>
    <style:style style:name="P109" style:family="paragraph" style:parent-style-name="Text_20_body">
      <style:paragraph-properties fo:text-align="justify" style:justify-single-word="false"/>
      <style:text-properties fo:language="ru" fo:country="RU" officeooo:paragraph-rsid="01bb21d4"/>
    </style:style>
    <style:style style:name="P110" style:family="paragraph" style:parent-style-name="Text_20_body">
      <style:paragraph-properties fo:text-align="justify" style:justify-single-word="false"/>
      <style:text-properties fo:language="ru" fo:country="RU" officeooo:paragraph-rsid="01cd5030"/>
    </style:style>
    <style:style style:name="P111" style:family="paragraph" style:parent-style-name="Text_20_body">
      <style:paragraph-properties fo:text-align="justify" style:justify-single-word="false"/>
      <style:text-properties fo:language="ru" fo:country="RU" officeooo:paragraph-rsid="019a01ec"/>
    </style:style>
    <style:style style:name="P112" style:family="paragraph" style:parent-style-name="Text_20_body">
      <style:paragraph-properties fo:text-align="justify" style:justify-single-word="false"/>
      <style:text-properties fo:language="ru" fo:country="RU" officeooo:paragraph-rsid="019b5cf0"/>
    </style:style>
    <style:style style:name="P113" style:family="paragraph" style:parent-style-name="Text_20_body">
      <style:paragraph-properties fo:text-align="justify" style:justify-single-word="false"/>
      <style:text-properties fo:language="ru" fo:country="RU" officeooo:paragraph-rsid="01a16269"/>
    </style:style>
    <style:style style:name="P114" style:family="paragraph" style:parent-style-name="Text_20_body">
      <style:paragraph-properties fo:text-align="justify" style:justify-single-word="false"/>
      <style:text-properties fo:language="ru" fo:country="RU" officeooo:paragraph-rsid="01d97945"/>
    </style:style>
    <style:style style:name="P115" style:family="paragraph" style:parent-style-name="Text_20_body">
      <style:paragraph-properties fo:text-align="justify" style:justify-single-word="false"/>
      <style:text-properties fo:language="ru" fo:country="RU" officeooo:paragraph-rsid="0219f04c"/>
    </style:style>
    <style:style style:name="P116" style:family="paragraph" style:parent-style-name="Text_20_body">
      <style:paragraph-properties fo:text-align="justify" style:justify-single-word="false"/>
      <style:text-properties fo:language="ru" fo:country="RU" officeooo:paragraph-rsid="021b8f2b"/>
    </style:style>
    <style:style style:name="P117" style:family="paragraph" style:parent-style-name="Standard">
      <style:paragraph-properties fo:text-align="justify" style:justify-single-word="false" fo:text-indent="0.1965in" style:auto-text-indent="false"/>
      <style:text-properties fo:language="ru" fo:country="RU"/>
    </style:style>
    <style:style style:name="P118" style:family="paragraph" style:parent-style-name="Text_20_body">
      <style:paragraph-properties fo:text-align="justify" style:justify-single-word="false" fo:text-indent="0.1965in" style:auto-text-indent="false"/>
      <style:text-properties fo:language="ru" fo:country="RU"/>
    </style:style>
    <style:style style:name="P119" style:family="paragraph" style:parent-style-name="Text_20_body">
      <style:paragraph-properties fo:text-align="justify" style:justify-single-word="false"/>
      <style:text-properties fo:language="ru" fo:country="RU" officeooo:paragraph-rsid="00ade673"/>
    </style:style>
    <style:style style:name="P120" style:family="paragraph" style:parent-style-name="Text_20_body">
      <style:paragraph-properties fo:text-align="justify" style:justify-single-word="false"/>
      <style:text-properties fo:language="ru" fo:country="RU" officeooo:paragraph-rsid="008fd466"/>
    </style:style>
    <style:style style:name="P121" style:family="paragraph" style:parent-style-name="Text_20_body">
      <style:paragraph-properties fo:text-align="justify" style:justify-single-word="false"/>
      <style:text-properties fo:language="ru" fo:country="RU" officeooo:paragraph-rsid="00c42bee"/>
    </style:style>
    <style:style style:name="P122" style:family="paragraph" style:parent-style-name="Text_20_body">
      <style:paragraph-properties fo:text-align="justify" style:justify-single-word="false"/>
      <style:text-properties fo:language="ru" fo:country="RU" officeooo:paragraph-rsid="00c55d43"/>
    </style:style>
    <style:style style:name="P123" style:family="paragraph" style:parent-style-name="Text_20_body">
      <style:paragraph-properties fo:text-align="justify" style:justify-single-word="false"/>
      <style:text-properties fo:language="ru" fo:country="RU" officeooo:paragraph-rsid="00c7853d"/>
    </style:style>
    <style:style style:name="P124" style:family="paragraph" style:parent-style-name="Text_20_body">
      <style:paragraph-properties fo:text-align="justify" style:justify-single-word="false"/>
      <style:text-properties fo:language="ru" fo:country="RU" officeooo:paragraph-rsid="00c9804a"/>
    </style:style>
    <style:style style:name="P125" style:family="paragraph" style:parent-style-name="Text_20_body">
      <style:paragraph-properties fo:text-align="justify" style:justify-single-word="false"/>
      <style:text-properties fo:language="ru" fo:country="RU" officeooo:paragraph-rsid="00c9df80"/>
    </style:style>
    <style:style style:name="P126" style:family="paragraph" style:parent-style-name="Text_20_body">
      <style:paragraph-properties fo:text-align="justify" style:justify-single-word="false"/>
      <style:text-properties fo:language="ru" fo:country="RU" officeooo:paragraph-rsid="00cf434c"/>
    </style:style>
    <style:style style:name="P127" style:family="paragraph" style:parent-style-name="Text_20_body">
      <style:paragraph-properties fo:text-align="justify" style:justify-single-word="false"/>
      <style:text-properties fo:language="ru" fo:country="RU" officeooo:paragraph-rsid="00d0e1ad"/>
    </style:style>
    <style:style style:name="P128" style:family="paragraph" style:parent-style-name="Text_20_body">
      <style:paragraph-properties fo:text-align="justify" style:justify-single-word="false"/>
      <style:text-properties fo:language="ru" fo:country="RU" officeooo:paragraph-rsid="00d2c268"/>
    </style:style>
    <style:style style:name="P129" style:family="paragraph" style:parent-style-name="Text_20_body">
      <style:paragraph-properties fo:text-align="justify" style:justify-single-word="false"/>
      <style:text-properties fo:language="ru" fo:country="RU" officeooo:paragraph-rsid="00d3f096"/>
    </style:style>
    <style:style style:name="P130" style:family="paragraph" style:parent-style-name="Text_20_body">
      <style:paragraph-properties fo:text-align="justify" style:justify-single-word="false"/>
      <style:text-properties fo:language="ru" fo:country="RU" officeooo:paragraph-rsid="00d3e2cb"/>
    </style:style>
    <style:style style:name="P131" style:family="paragraph" style:parent-style-name="Text_20_body">
      <style:paragraph-properties fo:text-align="justify" style:justify-single-word="false"/>
      <style:text-properties fo:language="ru" fo:country="RU" officeooo:paragraph-rsid="00d4e6e2"/>
    </style:style>
    <style:style style:name="P132" style:family="paragraph" style:parent-style-name="Text_20_body">
      <style:paragraph-properties fo:text-align="justify" style:justify-single-word="false"/>
      <style:text-properties fo:language="ru" fo:country="RU" officeooo:paragraph-rsid="00d5b7f7"/>
    </style:style>
    <style:style style:name="P133" style:family="paragraph" style:parent-style-name="Text_20_body">
      <style:paragraph-properties fo:text-align="justify" style:justify-single-word="false"/>
      <style:text-properties fo:language="ru" fo:country="RU" officeooo:paragraph-rsid="00d5de4b"/>
    </style:style>
    <style:style style:name="P134" style:family="paragraph" style:parent-style-name="Text_20_body">
      <style:paragraph-properties fo:text-align="justify" style:justify-single-word="false"/>
      <style:text-properties fo:language="ru" fo:country="RU" officeooo:paragraph-rsid="00d66c4c"/>
    </style:style>
    <style:style style:name="P135" style:family="paragraph" style:parent-style-name="Text_20_body">
      <style:paragraph-properties fo:text-align="justify" style:justify-single-word="false"/>
      <style:text-properties fo:language="ru" fo:country="RU" officeooo:paragraph-rsid="00d67e1b"/>
    </style:style>
    <style:style style:name="P136" style:family="paragraph" style:parent-style-name="Text_20_body">
      <style:paragraph-properties fo:text-align="justify" style:justify-single-word="false"/>
      <style:text-properties fo:language="ru" fo:country="RU" officeooo:paragraph-rsid="00d92365"/>
    </style:style>
    <style:style style:name="P137" style:family="paragraph" style:parent-style-name="Text_20_body">
      <style:paragraph-properties fo:text-align="justify" style:justify-single-word="false"/>
      <style:text-properties fo:language="ru" fo:country="RU" officeooo:paragraph-rsid="00dab151"/>
    </style:style>
    <style:style style:name="P138" style:family="paragraph" style:parent-style-name="Text_20_body">
      <style:paragraph-properties fo:text-align="justify" style:justify-single-word="false"/>
      <style:text-properties fo:language="ru" fo:country="RU" officeooo:paragraph-rsid="00dcffd1"/>
    </style:style>
    <style:style style:name="P139" style:family="paragraph" style:parent-style-name="Text_20_body">
      <style:paragraph-properties fo:text-align="justify" style:justify-single-word="false"/>
      <style:text-properties fo:language="ru" fo:country="RU" officeooo:paragraph-rsid="00dd0704"/>
    </style:style>
    <style:style style:name="P140" style:family="paragraph" style:parent-style-name="Text_20_body">
      <style:paragraph-properties fo:text-align="justify" style:justify-single-word="false"/>
      <style:text-properties fo:language="ru" fo:country="RU" officeooo:paragraph-rsid="00deb913"/>
    </style:style>
    <style:style style:name="P141" style:family="paragraph" style:parent-style-name="Text_20_body">
      <style:paragraph-properties fo:text-align="justify" style:justify-single-word="false"/>
      <style:text-properties fo:language="ru" fo:country="RU" officeooo:paragraph-rsid="00df28e8"/>
    </style:style>
    <style:style style:name="P142" style:family="paragraph" style:parent-style-name="Text_20_body">
      <style:paragraph-properties fo:text-align="justify" style:justify-single-word="false"/>
      <style:text-properties fo:language="ru" fo:country="RU" officeooo:paragraph-rsid="00dfe376"/>
    </style:style>
    <style:style style:name="P143" style:family="paragraph" style:parent-style-name="Text_20_body">
      <style:paragraph-properties fo:text-align="justify" style:justify-single-word="false"/>
      <style:text-properties fo:language="ru" fo:country="RU" officeooo:paragraph-rsid="00e42614"/>
    </style:style>
    <style:style style:name="P144" style:family="paragraph" style:parent-style-name="Text_20_body">
      <style:paragraph-properties fo:text-align="justify" style:justify-single-word="false"/>
      <style:text-properties fo:language="ru" fo:country="RU" officeooo:paragraph-rsid="00e6945b"/>
    </style:style>
    <style:style style:name="P145" style:family="paragraph" style:parent-style-name="Text_20_body">
      <style:paragraph-properties fo:text-align="justify" style:justify-single-word="false"/>
      <style:text-properties fo:language="ru" fo:country="RU" officeooo:paragraph-rsid="00e8e4e5"/>
    </style:style>
    <style:style style:name="P146" style:family="paragraph" style:parent-style-name="Text_20_body">
      <style:paragraph-properties fo:text-align="justify" style:justify-single-word="false"/>
      <style:text-properties fo:language="ru" fo:country="RU" officeooo:paragraph-rsid="010a7c81"/>
    </style:style>
    <style:style style:name="P147" style:family="paragraph" style:parent-style-name="Text_20_body">
      <style:paragraph-properties fo:text-align="justify" style:justify-single-word="false"/>
      <style:text-properties fo:language="ru" fo:country="RU" officeooo:paragraph-rsid="010b2c97"/>
    </style:style>
    <style:style style:name="P148" style:family="paragraph" style:parent-style-name="Text_20_body">
      <style:paragraph-properties fo:text-align="justify" style:justify-single-word="false"/>
      <style:text-properties fo:language="ru" fo:country="RU" officeooo:paragraph-rsid="0112548e"/>
    </style:style>
    <style:style style:name="P149" style:family="paragraph" style:parent-style-name="Text_20_body">
      <style:paragraph-properties fo:text-align="justify" style:justify-single-word="false"/>
      <style:text-properties fo:language="ru" fo:country="RU" officeooo:paragraph-rsid="01137adc"/>
    </style:style>
    <style:style style:name="P150" style:family="paragraph" style:parent-style-name="Text_20_body">
      <style:paragraph-properties fo:text-align="justify" style:justify-single-word="false"/>
      <style:text-properties fo:language="ru" fo:country="RU" officeooo:paragraph-rsid="020705e3"/>
    </style:style>
    <style:style style:name="P151" style:family="paragraph" style:parent-style-name="Text_20_body">
      <style:paragraph-properties fo:text-align="justify" style:justify-single-word="false"/>
      <style:text-properties fo:language="ru" fo:country="RU" officeooo:paragraph-rsid="025ffc1f"/>
    </style:style>
    <style:style style:name="P152" style:family="paragraph" style:parent-style-name="Text_20_body">
      <style:paragraph-properties fo:text-align="justify" style:justify-single-word="false"/>
      <style:text-properties fo:language="ru" fo:country="RU" officeooo:paragraph-rsid="0268a832"/>
    </style:style>
    <style:style style:name="P153" style:family="paragraph" style:parent-style-name="Text_20_body">
      <style:paragraph-properties fo:text-align="justify" style:justify-single-word="false"/>
      <style:text-properties fo:language="ru" fo:country="RU" officeooo:paragraph-rsid="026b0601"/>
    </style:style>
    <style:style style:name="P154" style:family="paragraph" style:parent-style-name="Text_20_body">
      <style:paragraph-properties fo:text-align="justify" style:justify-single-word="false"/>
      <style:text-properties fo:language="ru" fo:country="RU" officeooo:paragraph-rsid="026be3b6"/>
    </style:style>
    <style:style style:name="P155" style:family="paragraph" style:parent-style-name="Text_20_body">
      <style:paragraph-properties fo:text-align="justify" style:justify-single-word="false"/>
      <style:text-properties fo:language="ru" fo:country="RU" officeooo:paragraph-rsid="026f3e58"/>
    </style:style>
    <style:style style:name="P156" style:family="paragraph" style:parent-style-name="Text_20_body">
      <style:paragraph-properties fo:text-align="justify" style:justify-single-word="false"/>
      <style:text-properties fo:language="ru" fo:country="RU" officeooo:paragraph-rsid="02713c70"/>
    </style:style>
    <style:style style:name="P157" style:family="paragraph" style:parent-style-name="Text_20_body">
      <style:paragraph-properties fo:text-align="justify" style:justify-single-word="false"/>
      <style:text-properties fo:language="ru" fo:country="RU" officeooo:paragraph-rsid="028318e7"/>
    </style:style>
    <style:style style:name="P158" style:family="paragraph" style:parent-style-name="Text_20_body">
      <style:paragraph-properties fo:text-align="justify" style:justify-single-word="false"/>
      <style:text-properties fo:language="ru" fo:country="RU" officeooo:paragraph-rsid="029c35f6"/>
    </style:style>
    <style:style style:name="P159" style:family="paragraph" style:parent-style-name="Text_20_body">
      <style:text-properties fo:language="ru" fo:country="RU"/>
    </style:style>
    <style:style style:name="P160" style:family="paragraph" style:parent-style-name="Footnote">
      <style:text-properties fo:language="ru" fo:country="RU" officeooo:rsid="012843b3" officeooo:paragraph-rsid="012843b3"/>
    </style:style>
    <style:style style:name="P161" style:family="paragraph" style:parent-style-name="Footnote">
      <style:text-properties fo:language="ru" fo:country="RU" officeooo:rsid="012d630f" officeooo:paragraph-rsid="012d630f"/>
    </style:style>
    <style:style style:name="P162" style:family="paragraph" style:parent-style-name="Footnote">
      <style:text-properties fo:language="ru" fo:country="RU" officeooo:rsid="012e87a7" officeooo:paragraph-rsid="012e87a7"/>
    </style:style>
    <style:style style:name="P163" style:family="paragraph" style:parent-style-name="Text_20_body">
      <style:paragraph-properties fo:text-align="justify" style:justify-single-word="false"/>
      <style:text-properties fo:language="ru" fo:country="RU" fo:background-color="#00ccff"/>
    </style:style>
    <style:style style:name="P164" style:family="paragraph" style:parent-style-name="Text_20_body">
      <style:paragraph-properties fo:text-align="justify" style:justify-single-word="false"/>
      <style:text-properties fo:language="ru" fo:country="RU" fo:background-color="#ffffff"/>
    </style:style>
    <style:style style:name="P165" style:family="paragraph" style:parent-style-name="Quotations">
      <style:text-properties fo:language="ru" fo:country="RU"/>
    </style:style>
    <style:style style:name="P166" style:family="paragraph" style:parent-style-name="Text_20_body">
      <style:paragraph-properties fo:text-align="justify" style:justify-single-word="false"/>
      <style:text-properties fo:language="ru" fo:country="RU" officeooo:rsid="00189af1" officeooo:paragraph-rsid="00189af1"/>
    </style:style>
    <style:style style:name="P167" style:family="paragraph" style:parent-style-name="Text_20_body">
      <style:paragraph-properties fo:text-align="justify" style:justify-single-word="false"/>
      <style:text-properties fo:language="ru" fo:country="RU" officeooo:rsid="0019ec28" officeooo:paragraph-rsid="0019ec28"/>
    </style:style>
    <style:style style:name="P168" style:family="paragraph" style:parent-style-name="Text_20_body">
      <style:paragraph-properties fo:text-align="justify" style:justify-single-word="false"/>
      <style:text-properties fo:language="ru" fo:country="RU" officeooo:rsid="001a56c3" officeooo:paragraph-rsid="001a56c3"/>
    </style:style>
    <style:style style:name="P169" style:family="paragraph" style:parent-style-name="Text_20_body">
      <style:paragraph-properties fo:text-align="justify" style:justify-single-word="false"/>
      <style:text-properties fo:language="ru" fo:country="RU" officeooo:rsid="002172fd" officeooo:paragraph-rsid="002172fd"/>
    </style:style>
    <style:style style:name="P170" style:family="paragraph" style:parent-style-name="Footnote">
      <style:text-properties fo:language="ru" fo:country="RU" officeooo:rsid="014fe71d" officeooo:paragraph-rsid="014fe71d"/>
    </style:style>
    <style:style style:name="P171" style:family="paragraph" style:parent-style-name="Text_20_body">
      <style:paragraph-properties fo:text-align="justify" style:justify-single-word="false"/>
      <style:text-properties fo:language="ru" fo:country="RU" fo:font-style="normal" style:font-style-asian="normal" style:font-style-complex="normal"/>
    </style:style>
    <style:style style:name="P172"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73"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174" style:family="paragraph" style:parent-style-name="Footnote">
      <style:text-properties fo:language="ru" fo:country="RU" officeooo:rsid="0164510f" officeooo:paragraph-rsid="0164510f"/>
    </style:style>
    <style:style style:name="P175" style:family="paragraph" style:parent-style-name="Text_20_body">
      <style:paragraph-properties fo:text-align="justify" style:justify-single-word="false"/>
      <style:text-properties fo:language="ru" fo:country="RU" officeooo:rsid="003ad058" officeooo:paragraph-rsid="003ad058"/>
    </style:style>
    <style:style style:name="P176" style:family="paragraph" style:parent-style-name="Text_20_body">
      <style:paragraph-properties fo:text-align="center" style:justify-single-word="false"/>
      <style:text-properties fo:language="ru" fo:country="RU" fo:font-weight="bold" style:font-weight-asian="bold" style:font-weight-complex="bold"/>
    </style:style>
    <style:style style:name="P177" style:family="paragraph" style:parent-style-name="Text_20_body">
      <style:paragraph-properties fo:text-align="justify" style:justify-single-word="false"/>
      <style:text-properties fo:language="ru" fo:country="RU" officeooo:rsid="00604dd9" officeooo:paragraph-rsid="00604dd9"/>
    </style:style>
    <style:style style:name="P178" style:family="paragraph" style:parent-style-name="Text_20_body">
      <style:paragraph-properties fo:text-align="justify" style:justify-single-word="false"/>
      <style:text-properties fo:language="ru" fo:country="RU" officeooo:rsid="00620f4f" officeooo:paragraph-rsid="00620f4f"/>
    </style:style>
    <style:style style:name="P179" style:family="paragraph" style:parent-style-name="Text_20_body">
      <style:paragraph-properties fo:text-align="justify" style:justify-single-word="false"/>
      <style:text-properties fo:language="ru" fo:country="RU" officeooo:paragraph-rsid="0063392e" fo:background-color="#ffff38"/>
    </style:style>
    <style:style style:name="P180" style:family="paragraph" style:parent-style-name="Text_20_body">
      <style:paragraph-properties fo:text-align="justify" style:justify-single-word="false"/>
      <style:text-properties fo:language="ru" fo:country="RU" fo:background-color="#ffff38"/>
    </style:style>
    <style:style style:name="P181" style:family="paragraph" style:parent-style-name="Text_20_body">
      <style:paragraph-properties fo:text-align="justify" style:justify-single-word="false"/>
      <style:text-properties fo:language="ru" fo:country="RU" officeooo:paragraph-rsid="0185423d" fo:background-color="#ffff38"/>
    </style:style>
    <style:style style:name="P182" style:family="paragraph" style:parent-style-name="Text_20_body">
      <style:paragraph-properties fo:text-align="justify" style:justify-single-word="false"/>
      <style:text-properties fo:language="ru" fo:country="RU" officeooo:paragraph-rsid="00660bac" fo:background-color="#ffff38"/>
    </style:style>
    <style:style style:name="P183" style:family="paragraph" style:parent-style-name="Footnote">
      <style:text-properties fo:language="ru" fo:country="RU" officeooo:rsid="01871d14" officeooo:paragraph-rsid="01871d14"/>
    </style:style>
    <style:style style:name="P184" style:family="paragraph" style:parent-style-name="Text_20_body">
      <style:paragraph-properties fo:text-align="center" style:justify-single-word="false"/>
      <style:text-properties fo:language="ru" fo:country="RU" officeooo:rsid="018a2818" officeooo:paragraph-rsid="018a2818"/>
    </style:style>
    <style:style style:name="P185" style:family="paragraph" style:parent-style-name="Text_20_body">
      <style:paragraph-properties fo:text-align="justify" style:justify-single-word="false"/>
      <style:text-properties fo:language="ru" fo:country="RU" officeooo:rsid="019712b5" officeooo:paragraph-rsid="019712b5"/>
    </style:style>
    <style:style style:name="P186" style:family="paragraph" style:parent-style-name="Text_20_body">
      <style:paragraph-properties fo:text-align="justify" style:justify-single-word="false"/>
      <style:text-properties fo:language="ru" fo:country="RU" officeooo:rsid="01974323" officeooo:paragraph-rsid="01974323"/>
    </style:style>
    <style:style style:name="P187" style:family="paragraph" style:parent-style-name="Text_20_body">
      <style:paragraph-properties fo:text-align="justify" style:justify-single-word="false"/>
      <style:text-properties fo:language="ru" fo:country="RU" officeooo:rsid="01974323" officeooo:paragraph-rsid="01996254"/>
    </style:style>
    <style:style style:name="P188" style:family="paragraph" style:parent-style-name="Text_20_body">
      <style:paragraph-properties fo:text-align="justify" style:justify-single-word="false"/>
      <style:text-properties fo:language="ru" fo:country="RU" officeooo:rsid="01974323" officeooo:paragraph-rsid="019b8b25"/>
    </style:style>
    <style:style style:name="P189" style:family="paragraph" style:parent-style-name="Text_20_body">
      <style:paragraph-properties fo:text-align="justify" style:justify-single-word="false"/>
      <style:text-properties fo:language="ru" fo:country="RU" officeooo:rsid="01996254" officeooo:paragraph-rsid="01996254"/>
    </style:style>
    <style:style style:name="P190" style:family="paragraph" style:parent-style-name="Text_20_body">
      <style:paragraph-properties fo:text-align="justify" style:justify-single-word="false"/>
      <style:text-properties fo:language="ru" fo:country="RU" officeooo:rsid="019a01ec" officeooo:paragraph-rsid="019a01ec"/>
    </style:style>
    <style:style style:name="P191" style:family="paragraph" style:parent-style-name="Text_20_body">
      <style:paragraph-properties fo:text-align="justify" style:justify-single-word="false"/>
      <style:text-properties fo:language="ru" fo:country="RU" officeooo:rsid="019b5cf0" officeooo:paragraph-rsid="019b5cf0"/>
    </style:style>
    <style:style style:name="P192" style:family="paragraph" style:parent-style-name="Text_20_body">
      <style:paragraph-properties fo:text-align="justify" style:justify-single-word="false"/>
      <style:text-properties fo:language="ru" fo:country="RU" officeooo:rsid="01a16269" officeooo:paragraph-rsid="01a16269"/>
    </style:style>
    <style:style style:name="P193" style:family="paragraph" style:parent-style-name="Text_20_body">
      <style:paragraph-properties fo:text-align="justify" style:justify-single-word="false"/>
      <style:text-properties fo:language="ru" fo:country="RU" officeooo:rsid="01a16269" officeooo:paragraph-rsid="01a6a6ce"/>
    </style:style>
    <style:style style:name="P194" style:family="paragraph" style:parent-style-name="Text_20_body">
      <style:paragraph-properties fo:text-align="justify" style:justify-single-word="false"/>
      <style:text-properties fo:language="ru" fo:country="RU" officeooo:rsid="01a16269" officeooo:paragraph-rsid="01a81b88"/>
    </style:style>
    <style:style style:name="P195" style:family="paragraph" style:parent-style-name="Text_20_body">
      <style:paragraph-properties fo:text-align="justify" style:justify-single-word="false"/>
      <style:text-properties fo:language="ru" fo:country="RU" officeooo:rsid="01a16269" officeooo:paragraph-rsid="020ff2e5"/>
    </style:style>
    <style:style style:name="P196" style:family="paragraph" style:parent-style-name="Text_20_body">
      <style:paragraph-properties fo:text-align="justify" style:justify-single-word="false"/>
      <style:text-properties fo:language="ru" fo:country="RU" officeooo:rsid="01a9b316" officeooo:paragraph-rsid="01b80b40"/>
    </style:style>
    <style:style style:name="P197" style:family="paragraph" style:parent-style-name="Text_20_body">
      <style:paragraph-properties fo:text-align="justify" style:justify-single-word="false"/>
      <style:text-properties fo:language="ru" fo:country="RU" officeooo:rsid="01a9b316" officeooo:paragraph-rsid="01ef50cc"/>
    </style:style>
    <style:style style:name="P198" style:family="paragraph" style:parent-style-name="Text_20_body">
      <style:paragraph-properties fo:text-align="justify" style:justify-single-word="false"/>
      <style:text-properties fo:language="ru" fo:country="RU" officeooo:rsid="01b03765" officeooo:paragraph-rsid="01b03765"/>
    </style:style>
    <style:style style:name="P199" style:family="paragraph" style:parent-style-name="Text_20_body">
      <style:paragraph-properties fo:text-align="justify" style:justify-single-word="false"/>
      <style:text-properties fo:language="ru" fo:country="RU" officeooo:rsid="01b03765" officeooo:paragraph-rsid="01b88544"/>
    </style:style>
    <style:style style:name="P200" style:family="paragraph" style:parent-style-name="Text_20_body">
      <style:paragraph-properties fo:text-align="justify" style:justify-single-word="false"/>
      <style:text-properties fo:language="ru" fo:country="RU" officeooo:rsid="01b80b40" officeooo:paragraph-rsid="01b88544"/>
    </style:style>
    <style:style style:name="P201" style:family="paragraph" style:parent-style-name="Text_20_body">
      <style:paragraph-properties fo:text-align="justify" style:justify-single-word="false"/>
      <style:text-properties fo:language="ru" fo:country="RU" officeooo:rsid="01be1531" officeooo:paragraph-rsid="01be1531"/>
    </style:style>
    <style:style style:name="P202" style:family="paragraph" style:parent-style-name="Text_20_body">
      <style:paragraph-properties fo:text-align="justify" style:justify-single-word="false"/>
      <style:text-properties fo:language="ru" fo:country="RU" officeooo:rsid="01c35d61" officeooo:paragraph-rsid="01c35d61"/>
    </style:style>
    <style:style style:name="P203" style:family="paragraph" style:parent-style-name="Text_20_body">
      <style:paragraph-properties fo:text-align="justify" style:justify-single-word="false"/>
      <style:text-properties fo:language="ru" fo:country="RU" officeooo:rsid="01c52210" officeooo:paragraph-rsid="01c52210"/>
    </style:style>
    <style:style style:name="P204" style:family="paragraph" style:parent-style-name="Text_20_body">
      <style:paragraph-properties fo:text-align="justify" style:justify-single-word="false"/>
      <style:text-properties fo:language="ru" fo:country="RU" officeooo:rsid="01c86c81" officeooo:paragraph-rsid="01c86c81"/>
    </style:style>
    <style:style style:name="P205" style:family="paragraph" style:parent-style-name="Text_20_body">
      <style:paragraph-properties fo:text-align="justify" style:justify-single-word="false"/>
      <style:text-properties fo:language="ru" fo:country="RU" officeooo:rsid="01c86c81" officeooo:paragraph-rsid="01cf850b"/>
    </style:style>
    <style:style style:name="P206" style:family="paragraph" style:parent-style-name="Text_20_body">
      <style:paragraph-properties fo:text-align="justify" style:justify-single-word="false"/>
      <style:text-properties fo:language="ru" fo:country="RU" officeooo:rsid="01fcd6e1" officeooo:paragraph-rsid="01caf558"/>
    </style:style>
    <style:style style:name="P207" style:family="paragraph" style:parent-style-name="Text_20_body">
      <style:paragraph-properties fo:text-align="justify" style:justify-single-word="false"/>
      <style:text-properties fo:language="ru" fo:country="RU" officeooo:rsid="01caf558" officeooo:paragraph-rsid="01caf558"/>
    </style:style>
    <style:style style:name="P208" style:family="paragraph" style:parent-style-name="Text_20_body">
      <style:paragraph-properties fo:text-align="justify" style:justify-single-word="false"/>
      <style:text-properties fo:language="ru" fo:country="RU" officeooo:rsid="01d00caf" officeooo:paragraph-rsid="01d00caf"/>
    </style:style>
    <style:style style:name="P209" style:family="paragraph" style:parent-style-name="Text_20_body">
      <style:paragraph-properties fo:text-align="justify" style:justify-single-word="false"/>
      <style:text-properties fo:language="ru" fo:country="RU" officeooo:rsid="01d13f5b" officeooo:paragraph-rsid="01d13f5b"/>
    </style:style>
    <style:style style:name="P210" style:family="paragraph" style:parent-style-name="Text_20_body">
      <style:paragraph-properties fo:text-align="justify" style:justify-single-word="false"/>
      <style:text-properties fo:language="ru" fo:country="RU" officeooo:rsid="01d345d9" officeooo:paragraph-rsid="01ec4ae5"/>
    </style:style>
    <style:style style:name="P211" style:family="paragraph" style:parent-style-name="Text_20_body">
      <style:paragraph-properties fo:text-align="justify" style:justify-single-word="false"/>
      <style:text-properties fo:language="ru" fo:country="RU" officeooo:rsid="01e42ae7" officeooo:paragraph-rsid="01e42ae7"/>
    </style:style>
    <style:style style:name="P212" style:family="paragraph" style:parent-style-name="Text_20_body">
      <style:paragraph-properties fo:text-align="justify" style:justify-single-word="false"/>
      <style:text-properties fo:language="ru" fo:country="RU" officeooo:rsid="01e5523f" officeooo:paragraph-rsid="01e5523f"/>
    </style:style>
    <style:style style:name="P213" style:family="paragraph" style:parent-style-name="Footnote">
      <style:text-properties fo:language="ru" fo:country="RU" officeooo:rsid="0125e8b5" officeooo:paragraph-rsid="0125e8b5"/>
    </style:style>
    <style:style style:name="P214" style:family="paragraph" style:parent-style-name="Text_20_body">
      <style:paragraph-properties fo:text-align="justify" style:justify-single-word="false"/>
      <style:text-properties fo:language="ru" fo:country="RU" officeooo:rsid="020e61d0" officeooo:paragraph-rsid="020e61d0"/>
    </style:style>
    <style:style style:name="P215" style:family="paragraph" style:parent-style-name="Text_20_body">
      <style:paragraph-properties fo:text-align="justify" style:justify-single-word="false"/>
      <style:text-properties fo:language="ru" fo:country="RU" officeooo:rsid="0215b99a" officeooo:paragraph-rsid="0215b99a"/>
    </style:style>
    <style:style style:name="P216" style:family="paragraph" style:parent-style-name="Text_20_body">
      <style:paragraph-properties fo:text-align="justify" style:justify-single-word="false"/>
      <style:text-properties fo:language="ru" fo:country="RU" officeooo:rsid="0219f04c" officeooo:paragraph-rsid="0219f04c"/>
    </style:style>
    <style:style style:name="P217" style:family="paragraph" style:parent-style-name="Text_20_body">
      <style:paragraph-properties fo:text-align="justify" style:justify-single-word="false"/>
      <style:text-properties fo:language="ru" fo:country="RU" officeooo:rsid="021bf5db" officeooo:paragraph-rsid="021bf5db"/>
    </style:style>
    <style:style style:name="P218" style:family="paragraph" style:parent-style-name="Text_20_body">
      <style:paragraph-properties fo:text-align="justify" style:justify-single-word="false"/>
      <style:text-properties fo:language="ru" fo:country="RU" officeooo:rsid="0225e5a3" officeooo:paragraph-rsid="0225e5a3"/>
    </style:style>
    <style:style style:name="P219" style:family="paragraph" style:parent-style-name="Text_20_body">
      <style:paragraph-properties fo:text-align="justify" style:justify-single-word="false"/>
      <style:text-properties fo:language="ru" fo:country="RU" officeooo:rsid="022a6431" officeooo:paragraph-rsid="022a6431"/>
    </style:style>
    <style:style style:name="P220" style:family="paragraph" style:parent-style-name="Text_20_body">
      <style:paragraph-properties fo:text-align="justify" style:justify-single-word="false"/>
      <style:text-properties fo:language="ru" fo:country="RU" officeooo:rsid="022c5621" officeooo:paragraph-rsid="022c5621"/>
    </style:style>
    <style:style style:name="P221" style:family="paragraph" style:parent-style-name="Text_20_body">
      <style:paragraph-properties fo:text-align="justify" style:justify-single-word="false"/>
      <style:text-properties fo:language="ru" fo:country="RU" officeooo:rsid="022c5621" officeooo:paragraph-rsid="0280ef7a"/>
    </style:style>
    <style:style style:name="P222" style:family="paragraph" style:parent-style-name="Text_20_body">
      <style:paragraph-properties fo:text-align="justify" style:justify-single-word="false"/>
      <style:text-properties fo:language="ru" fo:country="RU" officeooo:rsid="022de5ad" officeooo:paragraph-rsid="022de5ad"/>
    </style:style>
    <style:style style:name="P223" style:family="paragraph" style:parent-style-name="Text_20_body">
      <style:paragraph-properties fo:text-align="justify" style:justify-single-word="false"/>
      <style:text-properties fo:language="ru" fo:country="RU" officeooo:rsid="00802041" officeooo:paragraph-rsid="025ffc1f"/>
    </style:style>
    <style:style style:name="P224" style:family="paragraph" style:parent-style-name="Text_20_body">
      <style:paragraph-properties fo:text-align="justify" style:justify-single-word="false"/>
      <style:text-properties fo:language="ru" fo:country="RU" officeooo:rsid="00cf434c" officeooo:paragraph-rsid="00cf434c"/>
    </style:style>
    <style:style style:name="P225" style:family="paragraph" style:parent-style-name="Text_20_body">
      <style:paragraph-properties fo:text-align="justify" style:justify-single-word="false"/>
      <style:text-properties fo:language="ru" fo:country="RU" officeooo:rsid="00dfe376" officeooo:paragraph-rsid="00dfe376"/>
    </style:style>
    <style:style style:name="P226" style:family="paragraph" style:parent-style-name="Text_20_body">
      <style:paragraph-properties fo:text-align="justify" style:justify-single-word="false"/>
      <style:text-properties fo:language="ru" fo:country="RU" officeooo:rsid="00e8e4e5" officeooo:paragraph-rsid="00e8e4e5"/>
    </style:style>
    <style:style style:name="P227" style:family="paragraph" style:parent-style-name="Text_20_body">
      <style:paragraph-properties fo:text-align="justify" style:justify-single-word="false"/>
      <style:text-properties fo:language="ru" fo:country="RU" officeooo:rsid="00e9a721" officeooo:paragraph-rsid="00e9a721"/>
    </style:style>
    <style:style style:name="P228" style:family="paragraph" style:parent-style-name="Text_20_body">
      <style:paragraph-properties fo:text-align="justify" style:justify-single-word="false"/>
      <style:text-properties fo:language="ru" fo:country="RU" officeooo:rsid="00ecc719" officeooo:paragraph-rsid="00ecc719"/>
    </style:style>
    <style:style style:name="P229" style:family="paragraph" style:parent-style-name="Text_20_body">
      <style:paragraph-properties fo:text-align="justify" style:justify-single-word="false"/>
      <style:text-properties fo:language="ru" fo:country="RU" officeooo:rsid="00edd762" officeooo:paragraph-rsid="00edd762"/>
    </style:style>
    <style:style style:name="P230" style:family="paragraph" style:parent-style-name="Text_20_body">
      <style:paragraph-properties fo:text-align="justify" style:justify-single-word="false"/>
      <style:text-properties fo:language="ru" fo:country="RU" officeooo:rsid="00edd762" officeooo:paragraph-rsid="00f0898b"/>
    </style:style>
    <style:style style:name="P231" style:family="paragraph" style:parent-style-name="Text_20_body">
      <style:paragraph-properties fo:text-align="justify" style:justify-single-word="false"/>
      <style:text-properties fo:language="ru" fo:country="RU" officeooo:rsid="00f7e6ff" officeooo:paragraph-rsid="00f7e6ff"/>
    </style:style>
    <style:style style:name="P232" style:family="paragraph" style:parent-style-name="Text_20_body">
      <style:paragraph-properties fo:text-align="justify" style:justify-single-word="false"/>
      <style:text-properties fo:language="ru" fo:country="RU" officeooo:rsid="00eec376" officeooo:paragraph-rsid="00f4fb4d"/>
    </style:style>
    <style:style style:name="P233" style:family="paragraph" style:parent-style-name="Text_20_body">
      <style:paragraph-properties fo:text-align="justify" style:justify-single-word="false"/>
      <style:text-properties fo:language="ru" fo:country="RU" officeooo:rsid="00f0898b" officeooo:paragraph-rsid="00f0898b"/>
    </style:style>
    <style:style style:name="P234" style:family="paragraph" style:parent-style-name="Text_20_body">
      <style:paragraph-properties fo:text-align="justify" style:justify-single-word="false"/>
      <style:text-properties fo:language="ru" fo:country="RU" officeooo:rsid="00f0898b" officeooo:paragraph-rsid="00f82e8c"/>
    </style:style>
    <style:style style:name="P235" style:family="paragraph" style:parent-style-name="Text_20_body">
      <style:paragraph-properties fo:text-align="justify" style:justify-single-word="false"/>
      <style:text-properties fo:language="ru" fo:country="RU" officeooo:rsid="00f12515" officeooo:paragraph-rsid="00f12515"/>
    </style:style>
    <style:style style:name="P236" style:family="paragraph" style:parent-style-name="Text_20_body">
      <style:paragraph-properties fo:text-align="justify" style:justify-single-word="false"/>
      <style:text-properties fo:language="ru" fo:country="RU" officeooo:rsid="00f33f88" officeooo:paragraph-rsid="00f33f88"/>
    </style:style>
    <style:style style:name="P237" style:family="paragraph" style:parent-style-name="Text_20_body">
      <style:paragraph-properties fo:text-align="justify" style:justify-single-word="false"/>
      <style:text-properties fo:language="ru" fo:country="RU" officeooo:rsid="00f4fb4d" officeooo:paragraph-rsid="00f4fb4d"/>
    </style:style>
    <style:style style:name="P238" style:family="paragraph" style:parent-style-name="Text_20_body">
      <style:paragraph-properties fo:text-align="justify" style:justify-single-word="false"/>
      <style:text-properties fo:language="ru" fo:country="RU" officeooo:rsid="00f5062f" officeooo:paragraph-rsid="00f5062f"/>
    </style:style>
    <style:style style:name="P239" style:family="paragraph" style:parent-style-name="Text_20_body">
      <style:paragraph-properties fo:text-align="justify" style:justify-single-word="false"/>
      <style:text-properties fo:language="ru" fo:country="RU" officeooo:rsid="00fa90f5" officeooo:paragraph-rsid="00fa90f5"/>
    </style:style>
    <style:style style:name="P240" style:family="paragraph" style:parent-style-name="Text_20_body">
      <style:paragraph-properties fo:text-align="justify" style:justify-single-word="false"/>
      <style:text-properties fo:language="ru" fo:country="RU" officeooo:rsid="00fbc5f1" officeooo:paragraph-rsid="00fbc5f1"/>
    </style:style>
    <style:style style:name="P241" style:family="paragraph" style:parent-style-name="Text_20_body">
      <style:paragraph-properties fo:text-align="justify" style:justify-single-word="false"/>
      <style:text-properties fo:language="ru" fo:country="RU" officeooo:rsid="00fc8b22" officeooo:paragraph-rsid="00fc8b22"/>
    </style:style>
    <style:style style:name="P242" style:family="paragraph" style:parent-style-name="Text_20_body">
      <style:paragraph-properties fo:text-align="justify" style:justify-single-word="false"/>
      <style:text-properties fo:language="ru" fo:country="RU" officeooo:rsid="010142e3" officeooo:paragraph-rsid="010142e3"/>
    </style:style>
    <style:style style:name="P243" style:family="paragraph" style:parent-style-name="Text_20_body">
      <style:paragraph-properties fo:text-align="justify" style:justify-single-word="false"/>
      <style:text-properties fo:language="ru" fo:country="RU" officeooo:rsid="0101af7b" officeooo:paragraph-rsid="0101af7b"/>
    </style:style>
    <style:style style:name="P244" style:family="paragraph" style:parent-style-name="Text_20_body">
      <style:paragraph-properties fo:text-align="justify" style:justify-single-word="false"/>
      <style:text-properties fo:language="ru" fo:country="RU" officeooo:rsid="0101af7b" officeooo:paragraph-rsid="01053f6d"/>
    </style:style>
    <style:style style:name="P245" style:family="paragraph" style:parent-style-name="Text_20_body">
      <style:paragraph-properties fo:text-align="justify" style:justify-single-word="false"/>
      <style:text-properties fo:language="ru" fo:country="RU" officeooo:rsid="01037842" officeooo:paragraph-rsid="0106c4e9"/>
    </style:style>
    <style:style style:name="P246" style:family="paragraph" style:parent-style-name="Text_20_body">
      <style:paragraph-properties fo:text-align="justify" style:justify-single-word="false"/>
      <style:text-properties fo:language="ru" fo:country="RU" officeooo:rsid="01037842" officeooo:paragraph-rsid="0108ae8b"/>
    </style:style>
    <style:style style:name="P247" style:family="paragraph" style:parent-style-name="Text_20_body">
      <style:paragraph-properties fo:text-align="justify" style:justify-single-word="false"/>
      <style:text-properties fo:language="ru" fo:country="RU" officeooo:rsid="0108ae8b" officeooo:paragraph-rsid="0108ae8b"/>
    </style:style>
    <style:style style:name="P248" style:family="paragraph" style:parent-style-name="Text_20_body">
      <style:paragraph-properties fo:text-align="justify" style:justify-single-word="false"/>
      <style:text-properties fo:language="ru" fo:country="RU" officeooo:rsid="010a7c81" officeooo:paragraph-rsid="010a7c81"/>
    </style:style>
    <style:style style:name="P249" style:family="paragraph" style:parent-style-name="Text_20_body">
      <style:paragraph-properties fo:text-align="justify" style:justify-single-word="false"/>
      <style:text-properties fo:language="ru" fo:country="RU" officeooo:rsid="010b2c97" officeooo:paragraph-rsid="010b2c97"/>
    </style:style>
    <style:style style:name="P250" style:family="paragraph" style:parent-style-name="Text_20_body">
      <style:text-properties fo:language="ru" fo:country="RU" officeooo:paragraph-rsid="0112548e"/>
    </style:style>
    <style:style style:name="P251" style:family="paragraph" style:parent-style-name="Text_20_body">
      <style:paragraph-properties fo:text-align="justify" style:justify-single-word="false"/>
      <style:text-properties fo:language="ru" fo:country="RU" officeooo:rsid="0238b98b" officeooo:paragraph-rsid="0238b98b"/>
    </style:style>
    <style:style style:name="P252" style:family="paragraph" style:parent-style-name="Text_20_body">
      <style:paragraph-properties fo:text-align="justify" style:justify-single-word="false"/>
      <style:text-properties fo:language="ru" fo:country="RU" officeooo:rsid="0238b98b" officeooo:paragraph-rsid="023e167f"/>
    </style:style>
    <style:style style:name="P253" style:family="paragraph" style:parent-style-name="Text_20_body">
      <style:paragraph-properties fo:text-align="justify" style:justify-single-word="false"/>
      <style:text-properties fo:language="ru" fo:country="RU" officeooo:rsid="023c9b65" officeooo:paragraph-rsid="023c9b65"/>
    </style:style>
    <style:style style:name="P254" style:family="paragraph" style:parent-style-name="Text_20_body">
      <style:paragraph-properties fo:text-align="justify" style:justify-single-word="false"/>
      <style:text-properties fo:language="ru" fo:country="RU" officeooo:rsid="0241ad41" officeooo:paragraph-rsid="0241ad41"/>
    </style:style>
    <style:style style:name="P255" style:family="paragraph" style:parent-style-name="Text_20_body">
      <style:paragraph-properties fo:text-align="justify" style:justify-single-word="false"/>
      <style:text-properties fo:language="ru" fo:country="RU" officeooo:rsid="02349b46" officeooo:paragraph-rsid="02332fb1"/>
    </style:style>
    <style:style style:name="P256" style:family="paragraph" style:parent-style-name="Text_20_body">
      <style:paragraph-properties fo:text-align="justify" style:justify-single-word="false"/>
      <style:text-properties fo:language="ru" fo:country="RU" officeooo:rsid="02349b46" officeooo:paragraph-rsid="02349b46"/>
    </style:style>
    <style:style style:name="P257" style:family="paragraph" style:parent-style-name="Text_20_body">
      <style:paragraph-properties fo:text-align="justify" style:justify-single-word="false"/>
      <style:text-properties fo:language="ru" fo:country="RU" officeooo:rsid="024334d7" officeooo:paragraph-rsid="024334d7"/>
    </style:style>
    <style:style style:name="P258" style:family="paragraph" style:parent-style-name="Text_20_body">
      <style:paragraph-properties fo:text-align="justify" style:justify-single-word="false"/>
      <style:text-properties fo:language="ru" fo:country="RU" officeooo:rsid="0245464d" officeooo:paragraph-rsid="0245464d"/>
    </style:style>
    <style:style style:name="P259" style:family="paragraph" style:parent-style-name="Text_20_body">
      <style:paragraph-properties fo:text-align="justify" style:justify-single-word="false"/>
      <style:text-properties fo:language="ru" fo:country="RU" officeooo:rsid="024927e1" officeooo:paragraph-rsid="024927e1"/>
    </style:style>
    <style:style style:name="P260" style:family="paragraph" style:parent-style-name="Text_20_body">
      <style:paragraph-properties fo:text-align="justify" style:justify-single-word="false"/>
      <style:text-properties fo:language="ru" fo:country="RU" officeooo:rsid="020ff2e5" officeooo:paragraph-rsid="022f687f"/>
    </style:style>
    <style:style style:name="P261" style:family="paragraph" style:parent-style-name="Text_20_body">
      <style:paragraph-properties fo:text-align="justify" style:justify-single-word="false"/>
      <style:text-properties fo:language="ru" fo:country="RU" officeooo:rsid="024baded" officeooo:paragraph-rsid="022f687f"/>
    </style:style>
    <style:style style:name="P262" style:family="paragraph" style:parent-style-name="Text_20_body">
      <style:paragraph-properties fo:text-align="justify" style:justify-single-word="false"/>
      <style:text-properties fo:language="ru" fo:country="RU" officeooo:rsid="0255d4b3" officeooo:paragraph-rsid="0255d4b3"/>
    </style:style>
    <style:style style:name="P263" style:family="paragraph" style:parent-style-name="Text_20_body">
      <style:paragraph-properties fo:text-align="justify" style:justify-single-word="false"/>
      <style:text-properties fo:language="ru" fo:country="RU" officeooo:rsid="0255d4b3" officeooo:paragraph-rsid="0266b727"/>
    </style:style>
    <style:style style:name="P264" style:family="paragraph" style:parent-style-name="Text_20_body">
      <style:paragraph-properties fo:text-align="justify" style:justify-single-word="false"/>
      <style:text-properties fo:language="ru" fo:country="RU" officeooo:rsid="025335e4" officeooo:paragraph-rsid="022f687f"/>
    </style:style>
    <style:style style:name="P265" style:family="paragraph" style:parent-style-name="Text_20_body">
      <style:paragraph-properties fo:text-align="justify" style:justify-single-word="false"/>
      <style:text-properties fo:language="ru" fo:country="RU" officeooo:rsid="026b0601" officeooo:paragraph-rsid="026b0601"/>
    </style:style>
    <style:style style:name="P266" style:family="paragraph" style:parent-style-name="Text_20_body">
      <style:paragraph-properties fo:text-align="justify" style:justify-single-word="false"/>
      <style:text-properties fo:language="ru" fo:country="RU" officeooo:rsid="026be3b6" officeooo:paragraph-rsid="026be3b6"/>
    </style:style>
    <style:style style:name="P267" style:family="paragraph" style:parent-style-name="Text_20_body">
      <style:paragraph-properties fo:text-align="justify" style:justify-single-word="false"/>
      <style:text-properties fo:language="ru" fo:country="RU" officeooo:rsid="026f3e58" officeooo:paragraph-rsid="026f3e58"/>
    </style:style>
    <style:style style:name="P268" style:family="paragraph" style:parent-style-name="Text_20_body">
      <style:paragraph-properties fo:text-align="justify" style:justify-single-word="false"/>
      <style:text-properties fo:language="ru" fo:country="RU" officeooo:rsid="026f3e58" officeooo:paragraph-rsid="02713c70"/>
    </style:style>
    <style:style style:name="P269" style:family="paragraph" style:parent-style-name="Text_20_body">
      <style:paragraph-properties fo:text-align="justify" style:justify-single-word="false"/>
      <style:text-properties fo:language="ru" fo:country="RU" officeooo:rsid="026f3e58" officeooo:paragraph-rsid="02881ef3"/>
    </style:style>
    <style:style style:name="P270" style:family="paragraph" style:parent-style-name="Text_20_body">
      <style:paragraph-properties fo:text-align="justify" style:justify-single-word="false"/>
      <style:text-properties fo:language="ru" fo:country="RU" officeooo:rsid="02713c70" officeooo:paragraph-rsid="02713c70"/>
    </style:style>
    <style:style style:name="P271" style:family="paragraph" style:parent-style-name="Text_20_body">
      <style:paragraph-properties fo:text-align="justify" style:justify-single-word="false"/>
      <style:text-properties fo:language="ru" fo:country="RU" officeooo:rsid="0273dd5d" officeooo:paragraph-rsid="0273dd5d"/>
    </style:style>
    <style:style style:name="P272" style:family="paragraph" style:parent-style-name="Text_20_body">
      <style:paragraph-properties fo:text-align="justify" style:justify-single-word="false"/>
      <style:text-properties fo:language="ru" fo:country="RU" officeooo:rsid="027b79d2" officeooo:paragraph-rsid="024f45c1"/>
    </style:style>
    <style:style style:name="P273" style:family="paragraph" style:parent-style-name="Text_20_body">
      <style:text-properties fo:language="ru" fo:country="RU" officeooo:paragraph-rsid="028318e7"/>
    </style:style>
    <style:style style:name="P274" style:family="paragraph" style:parent-style-name="Text_20_body">
      <style:paragraph-properties fo:text-align="justify" style:justify-single-word="false"/>
      <style:text-properties fo:language="ru" fo:country="RU" officeooo:rsid="0287fdbe" officeooo:paragraph-rsid="02881ef3"/>
    </style:style>
    <style:style style:name="P275" style:family="paragraph" style:parent-style-name="Text_20_body">
      <style:text-properties fo:language="ru" fo:country="RU" officeooo:rsid="0287fdbe" officeooo:paragraph-rsid="0287fdbe"/>
    </style:style>
    <style:style style:name="P276" style:family="paragraph" style:parent-style-name="Text_20_body">
      <style:paragraph-properties fo:text-align="justify" style:justify-single-word="false"/>
      <style:text-properties fo:language="ru" fo:country="RU" officeooo:rsid="008f19e1" officeooo:paragraph-rsid="02881ef3"/>
    </style:style>
    <style:style style:name="P277" style:family="paragraph" style:parent-style-name="Text_20_body">
      <style:paragraph-properties fo:text-align="justify" style:justify-single-word="false"/>
      <style:text-properties fo:language="ru" fo:country="RU" officeooo:rsid="028b072b" officeooo:paragraph-rsid="028d41fa"/>
    </style:style>
    <style:style style:name="P278" style:family="paragraph" style:parent-style-name="Text_20_body">
      <style:paragraph-properties fo:text-align="justify" style:justify-single-word="false"/>
      <style:text-properties fo:language="ru" fo:country="RU" officeooo:rsid="0291444e" officeooo:paragraph-rsid="0291444e"/>
    </style:style>
    <style:style style:name="P279" style:family="paragraph" style:parent-style-name="Text_20_body">
      <style:paragraph-properties fo:text-align="justify" style:justify-single-word="false"/>
      <style:text-properties fo:language="ru" fo:country="RU" officeooo:rsid="0292daf4" officeooo:paragraph-rsid="02948144"/>
    </style:style>
    <style:style style:name="P280" style:family="paragraph" style:parent-style-name="Text_20_body">
      <style:paragraph-properties fo:text-align="justify" style:justify-single-word="false"/>
      <style:text-properties fo:color="#0000ff" loext:opacity="100%" fo:language="ru" fo:country="RU"/>
    </style:style>
    <style:style style:name="P281" style:family="paragraph" style:parent-style-name="Text_20_body">
      <style:paragraph-properties fo:text-align="justify" style:justify-single-word="false"/>
      <style:text-properties fo:color="#0000ff" loext:opacity="100%"/>
    </style:style>
    <style:style style:name="P282" style:family="paragraph" style:parent-style-name="Text_20_body">
      <style:paragraph-properties fo:text-align="justify" style:justify-single-word="false"/>
    </style:style>
    <style:style style:name="P283" style:family="paragraph" style:parent-style-name="Text_20_body">
      <style:paragraph-properties fo:text-align="justify" style:justify-single-word="false"/>
      <style:text-properties officeooo:paragraph-rsid="011e8b7f"/>
    </style:style>
    <style:style style:name="P284" style:family="paragraph" style:parent-style-name="Text_20_body">
      <style:paragraph-properties fo:text-align="justify" style:justify-single-word="false"/>
      <style:text-properties officeooo:paragraph-rsid="0048453c"/>
    </style:style>
    <style:style style:name="P285" style:family="paragraph" style:parent-style-name="Text_20_body">
      <style:paragraph-properties fo:text-align="justify" style:justify-single-word="false"/>
      <style:text-properties officeooo:paragraph-rsid="0123f0ca"/>
    </style:style>
    <style:style style:name="P286" style:family="paragraph" style:parent-style-name="Text_20_body">
      <style:paragraph-properties fo:text-align="justify" style:justify-single-word="false"/>
      <style:text-properties officeooo:paragraph-rsid="00175913"/>
    </style:style>
    <style:style style:name="P287" style:family="paragraph" style:parent-style-name="Text_20_body">
      <style:paragraph-properties fo:text-align="justify" style:justify-single-word="false"/>
      <style:text-properties officeooo:paragraph-rsid="00189af1"/>
    </style:style>
    <style:style style:name="P288" style:family="paragraph" style:parent-style-name="Text_20_body">
      <style:paragraph-properties fo:text-align="justify" style:justify-single-word="false"/>
      <style:text-properties officeooo:paragraph-rsid="0019451a"/>
    </style:style>
    <style:style style:name="P289" style:family="paragraph" style:parent-style-name="Text_20_body">
      <style:paragraph-properties fo:text-align="justify" style:justify-single-word="false"/>
      <style:text-properties officeooo:paragraph-rsid="001d3aa6"/>
    </style:style>
    <style:style style:name="P290" style:family="paragraph" style:parent-style-name="Text_20_body">
      <style:paragraph-properties fo:text-align="justify" style:justify-single-word="false"/>
      <style:text-properties officeooo:paragraph-rsid="00257d51"/>
    </style:style>
    <style:style style:name="P291" style:family="paragraph" style:parent-style-name="Text_20_body">
      <style:paragraph-properties fo:text-align="justify" style:justify-single-word="false"/>
      <style:text-properties officeooo:paragraph-rsid="01eaae1c"/>
    </style:style>
    <style:style style:name="P292" style:family="paragraph" style:parent-style-name="Text_20_body">
      <style:paragraph-properties fo:text-align="justify" style:justify-single-word="false"/>
      <style:text-properties officeooo:paragraph-rsid="020ff2e5"/>
    </style:style>
    <style:style style:name="P293" style:family="paragraph" style:parent-style-name="Standard">
      <style:paragraph-properties fo:text-align="justify" style:justify-single-word="false"/>
    </style:style>
    <style:style style:name="P294" style:family="paragraph" style:parent-style-name="Text_20_body">
      <style:paragraph-properties fo:text-align="justify" style:justify-single-word="false"/>
      <style:text-properties officeooo:paragraph-rsid="00a26c20"/>
    </style:style>
    <style:style style:name="P295" style:family="paragraph" style:parent-style-name="Text_20_body">
      <style:paragraph-properties fo:text-align="justify" style:justify-single-word="false"/>
      <style:text-properties officeooo:paragraph-rsid="00a42499"/>
    </style:style>
    <style:style style:name="P296" style:family="paragraph" style:parent-style-name="Text_20_body">
      <style:paragraph-properties fo:text-align="justify" style:justify-single-word="false"/>
      <style:text-properties officeooo:paragraph-rsid="00e1c528"/>
    </style:style>
    <style:style style:name="P297" style:family="paragraph" style:parent-style-name="Text_20_body">
      <style:paragraph-properties fo:text-align="justify" style:justify-single-word="false">
        <style:tab-stops>
          <style:tab-stop style:position="4.1083in"/>
        </style:tab-stops>
      </style:paragraph-properties>
    </style:style>
    <style:style style:name="P298" style:family="paragraph" style:parent-style-name="Text_20_body">
      <style:paragraph-properties fo:text-align="justify" style:justify-single-word="false"/>
      <style:text-properties officeooo:paragraph-rsid="00e032c2"/>
    </style:style>
    <style:style style:name="P299" style:family="paragraph" style:parent-style-name="Text_20_body">
      <style:paragraph-properties fo:text-align="justify" style:justify-single-word="false"/>
      <style:text-properties officeooo:paragraph-rsid="00e2c59b"/>
    </style:style>
    <style:style style:name="P300" style:family="paragraph" style:parent-style-name="Text_20_body">
      <style:paragraph-properties fo:text-align="justify" style:justify-single-word="false"/>
      <style:text-properties fo:font-style="italic" style:font-style-asian="italic" style:font-style-complex="italic"/>
    </style:style>
    <style:style style:name="P301" style:family="paragraph" style:parent-style-name="Text_20_body">
      <style:text-properties fo:font-style="italic" style:font-style-asian="italic" style:font-style-complex="italic"/>
    </style:style>
    <style:style style:name="P302" style:family="paragraph" style:parent-style-name="Text_20_body">
      <style:text-properties officeooo:paragraph-rsid="00175913"/>
    </style:style>
    <style:style style:name="P303" style:family="paragraph" style:parent-style-name="Text_20_body">
      <style:paragraph-properties fo:text-align="center" style:justify-single-word="false"/>
    </style:style>
    <style:style style:name="P304" style:family="paragraph" style:parent-style-name="Text_20_body">
      <style:paragraph-properties fo:text-align="justify" style:justify-single-word="false"/>
      <style:text-properties fo:language="en" fo:country="US" officeooo:rsid="01934728" officeooo:paragraph-rsid="0196a32c"/>
    </style:style>
    <style:style style:name="P305" style:family="paragraph" style:parent-style-name="Text_20_body">
      <style:paragraph-properties fo:text-align="justify" style:justify-single-word="false"/>
      <style:text-properties fo:language="en" fo:country="US" officeooo:rsid="01934728" officeooo:paragraph-rsid="01934728"/>
    </style:style>
    <style:style style:name="P306" style:family="paragraph" style:parent-style-name="Text_20_body">
      <style:paragraph-properties fo:text-align="justify" style:justify-single-word="false"/>
      <style:text-properties fo:language="en" fo:country="US" officeooo:rsid="019b8b25" officeooo:paragraph-rsid="019b8b25"/>
    </style:style>
    <style:style style:name="P307" style:family="paragraph" style:parent-style-name="Text_20_body">
      <style:paragraph-properties fo:text-align="justify" style:justify-single-word="false"/>
      <style:text-properties fo:language="en" fo:country="US" officeooo:rsid="01b5c453" officeooo:paragraph-rsid="01b5c453"/>
    </style:style>
    <style:style style:name="P308" style:family="paragraph" style:parent-style-name="Text_20_body">
      <style:paragraph-properties fo:text-align="justify" style:justify-single-word="false"/>
      <style:text-properties fo:language="en" fo:country="US" officeooo:rsid="01be1531" officeooo:paragraph-rsid="01be1531"/>
    </style:style>
    <style:style style:name="P309" style:family="paragraph" style:parent-style-name="Standard">
      <style:paragraph-properties fo:text-align="justify" style:justify-single-word="false"/>
      <style:text-properties fo:language="en" fo:country="US" officeooo:rsid="02902bd3" officeooo:paragraph-rsid="02902bd3"/>
    </style:style>
    <style:style style:name="P310" style:family="paragraph" style:parent-style-name="Text_20_body">
      <style:paragraph-properties fo:text-align="justify" style:justify-single-word="false"/>
      <style:text-properties officeooo:rsid="01ef50cc" officeooo:paragraph-rsid="01ef50cc"/>
    </style:style>
    <style:style style:name="P311" style:family="paragraph" style:parent-style-name="Text_20_body">
      <style:paragraph-properties fo:text-align="justify" style:justify-single-word="false"/>
      <style:text-properties officeooo:rsid="01f02364" officeooo:paragraph-rsid="01f02364"/>
    </style:style>
    <style:style style:name="P312" style:family="paragraph" style:parent-style-name="Text_20_body">
      <style:paragraph-properties fo:text-align="justify" style:justify-single-word="false"/>
      <style:text-properties officeooo:rsid="01f20548" officeooo:paragraph-rsid="01f20548"/>
    </style:style>
    <style:style style:name="P313" style:family="paragraph" style:parent-style-name="Text_20_body">
      <style:paragraph-properties fo:text-align="justify" style:justify-single-word="false"/>
      <style:text-properties officeooo:rsid="01f4790e" officeooo:paragraph-rsid="01fe4e34"/>
    </style:style>
    <style:style style:name="P314" style:family="paragraph" style:parent-style-name="Text_20_body">
      <style:paragraph-properties fo:text-align="justify" style:justify-single-word="false"/>
      <style:text-properties officeooo:rsid="020e61d0" officeooo:paragraph-rsid="020e61d0"/>
    </style:style>
    <style:style style:name="P315" style:family="paragraph" style:parent-style-name="Text_20_body">
      <style:paragraph-properties fo:text-align="justify" style:justify-single-word="false"/>
      <style:text-properties officeooo:rsid="020e61d0" officeooo:paragraph-rsid="020ff2e5"/>
    </style:style>
    <style:style style:name="P316" style:family="paragraph" style:parent-style-name="Text_20_body">
      <style:paragraph-properties fo:text-align="justify" style:justify-single-word="false"/>
      <style:text-properties officeooo:rsid="020e61d0" officeooo:paragraph-rsid="0211ec1f"/>
    </style:style>
    <style:style style:name="P317" style:family="paragraph" style:parent-style-name="Text_20_body">
      <style:paragraph-properties fo:text-align="justify" style:justify-single-word="false"/>
      <style:text-properties officeooo:rsid="020e61d0" officeooo:paragraph-rsid="021bf5db"/>
    </style:style>
    <style:style style:name="P318" style:family="paragraph" style:parent-style-name="Text_20_body">
      <style:paragraph-properties fo:text-align="justify" style:justify-single-word="false"/>
      <style:text-properties officeooo:rsid="0219f04c" officeooo:paragraph-rsid="0219f04c"/>
    </style:style>
    <style:style style:name="P319" style:family="paragraph" style:parent-style-name="Text_20_body">
      <style:paragraph-properties fo:text-align="justify" style:justify-single-word="false"/>
      <style:text-properties officeooo:rsid="021e9d8a" officeooo:paragraph-rsid="021e9d8a"/>
    </style:style>
    <style:style style:name="P320" style:family="paragraph" style:parent-style-name="Text_20_body">
      <style:paragraph-properties fo:text-align="justify" style:justify-single-word="false"/>
      <style:text-properties officeooo:rsid="021e9d8a" officeooo:paragraph-rsid="021f11d2"/>
    </style:style>
    <style:style style:name="P321" style:family="paragraph" style:parent-style-name="Text_20_body">
      <style:paragraph-properties fo:text-align="justify" style:justify-single-word="false"/>
      <style:text-properties officeooo:rsid="021e9d8a" officeooo:paragraph-rsid="0221356c"/>
    </style:style>
    <style:style style:name="P322" style:family="paragraph" style:parent-style-name="Text_20_body">
      <style:paragraph-properties fo:text-align="justify" style:justify-single-word="false"/>
      <style:text-properties officeooo:rsid="0222e4aa" officeooo:paragraph-rsid="0222e4aa"/>
    </style:style>
    <style:style style:name="P323" style:family="paragraph" style:parent-style-name="Text_20_body">
      <style:paragraph-properties fo:text-align="justify" style:justify-single-word="false"/>
      <style:text-properties officeooo:rsid="0215b99a" officeooo:paragraph-rsid="0215b99a"/>
    </style:style>
    <style:style style:name="P324" style:family="paragraph" style:parent-style-name="Text_20_body">
      <style:paragraph-properties fo:text-align="justify" style:justify-single-word="false"/>
      <style:text-properties officeooo:rsid="0215b99a" officeooo:paragraph-rsid="021e9d8a"/>
    </style:style>
    <style:style style:name="P325" style:family="paragraph" style:parent-style-name="Text_20_body">
      <style:paragraph-properties fo:text-align="justify" style:justify-single-word="false"/>
      <style:text-properties officeooo:rsid="0225e5a3" officeooo:paragraph-rsid="0225e5a3"/>
    </style:style>
    <style:style style:name="P326" style:family="paragraph" style:parent-style-name="Text_20_body">
      <style:paragraph-properties fo:text-align="justify" style:justify-single-word="false"/>
      <style:text-properties fo:language="uk" fo:country="UA"/>
    </style:style>
    <style:style style:name="P327"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328" style:family="paragraph" style:parent-style-name="Text_20_body">
      <style:paragraph-properties fo:text-align="justify" style:justify-single-word="false"/>
      <style:text-properties fo:color="#c9211e" loext:opacity="100%" fo:language="ru" fo:country="RU"/>
    </style:style>
    <style:style style:name="P329" style:family="paragraph" style:parent-style-name="Text_20_body">
      <style:paragraph-properties fo:text-align="justify" style:justify-single-word="false"/>
      <style:text-properties fo:background-color="#ffff00"/>
    </style:style>
    <style:style style:name="P330" style:family="paragraph" style:parent-style-name="Text_20_body">
      <style:paragraph-properties fo:text-align="justify" style:justify-single-word="false"/>
      <style:text-properties officeooo:rsid="022f687f" officeooo:paragraph-rsid="022f687f"/>
    </style:style>
    <style:style style:name="P331" style:family="paragraph" style:parent-style-name="Text_20_body">
      <style:paragraph-properties fo:text-align="justify" style:justify-single-word="false"/>
      <style:text-properties officeooo:rsid="022f687f" officeooo:paragraph-rsid="0254f11a"/>
    </style:style>
    <style:style style:name="P332" style:family="paragraph" style:parent-style-name="Text_20_body">
      <style:paragraph-properties fo:text-align="justify" style:justify-single-word="false"/>
      <style:text-properties officeooo:rsid="022f687f" officeooo:paragraph-rsid="0255d4b3"/>
    </style:style>
    <style:style style:name="P333" style:family="paragraph" style:parent-style-name="Text_20_body">
      <style:paragraph-properties fo:text-align="justify" style:justify-single-word="false"/>
      <style:text-properties officeooo:rsid="022f687f" officeooo:paragraph-rsid="0259d7a1"/>
    </style:style>
    <style:style style:name="P334" style:family="paragraph" style:parent-style-name="Text_20_body">
      <style:paragraph-properties fo:text-align="justify" style:justify-single-word="false"/>
      <style:text-properties officeooo:rsid="022f687f" officeooo:paragraph-rsid="027b79d2"/>
    </style:style>
    <style:style style:name="P335" style:family="paragraph" style:parent-style-name="Text_20_body">
      <style:paragraph-properties fo:text-align="justify" style:justify-single-word="false"/>
      <style:text-properties officeooo:rsid="02332fb1" officeooo:paragraph-rsid="02332fb1"/>
    </style:style>
    <style:style style:name="P336" style:family="paragraph" style:parent-style-name="Text_20_body">
      <style:paragraph-properties fo:text-align="justify" style:justify-single-word="false"/>
      <style:text-properties officeooo:rsid="02349b46" officeooo:paragraph-rsid="02349b46"/>
    </style:style>
    <style:style style:name="P337" style:family="paragraph" style:parent-style-name="Text_20_body">
      <style:paragraph-properties fo:text-align="justify" style:justify-single-word="false"/>
      <style:text-properties officeooo:rsid="0241ad41" officeooo:paragraph-rsid="0241ad41"/>
    </style:style>
    <style:style style:name="P338" style:family="paragraph" style:parent-style-name="Text_20_body">
      <style:paragraph-properties fo:text-align="justify" style:justify-single-word="false"/>
      <style:text-properties officeooo:rsid="024334d7" officeooo:paragraph-rsid="024334d7"/>
    </style:style>
    <style:style style:name="P339" style:family="paragraph" style:parent-style-name="Text_20_body">
      <style:paragraph-properties fo:text-align="justify" style:justify-single-word="false"/>
      <style:text-properties officeooo:rsid="024334d7" officeooo:paragraph-rsid="0243b4c5"/>
    </style:style>
    <style:style style:name="P340" style:family="paragraph" style:parent-style-name="Text_20_body">
      <style:paragraph-properties fo:text-align="justify" style:justify-single-word="false"/>
      <style:text-properties officeooo:rsid="0243b4c5" officeooo:paragraph-rsid="0243b4c5"/>
    </style:style>
    <style:style style:name="P341" style:family="paragraph" style:parent-style-name="Text_20_body">
      <style:paragraph-properties fo:text-align="justify" style:justify-single-word="false"/>
      <style:text-properties officeooo:rsid="0245464d" officeooo:paragraph-rsid="0245464d"/>
    </style:style>
    <style:style style:name="P342" style:family="paragraph" style:parent-style-name="Text_20_body">
      <style:paragraph-properties fo:text-align="justify" style:justify-single-word="false"/>
      <style:text-properties officeooo:rsid="024927e1" officeooo:paragraph-rsid="024927e1"/>
    </style:style>
    <style:style style:name="P343" style:family="paragraph" style:parent-style-name="Text_20_body">
      <style:paragraph-properties fo:text-align="justify" style:justify-single-word="false"/>
      <style:text-properties officeooo:rsid="024927e1" officeooo:paragraph-rsid="024baded"/>
    </style:style>
    <style:style style:name="P344" style:family="paragraph" style:parent-style-name="Text_20_body">
      <style:paragraph-properties fo:text-align="justify" style:justify-single-word="false"/>
      <style:text-properties officeooo:rsid="024927e1" officeooo:paragraph-rsid="024f45c1"/>
    </style:style>
    <style:style style:name="P345" style:family="paragraph" style:parent-style-name="Text_20_body">
      <style:paragraph-properties fo:text-align="justify" style:justify-single-word="false"/>
      <style:text-properties officeooo:rsid="024baded" officeooo:paragraph-rsid="024baded"/>
    </style:style>
    <style:style style:name="P346" style:family="paragraph" style:parent-style-name="Text_20_body">
      <style:paragraph-properties fo:text-align="justify" style:justify-single-word="false"/>
      <style:text-properties officeooo:rsid="024e7715" officeooo:paragraph-rsid="024f45c1"/>
    </style:style>
    <style:style style:name="P347" style:family="paragraph" style:parent-style-name="Text_20_body">
      <style:paragraph-properties fo:text-align="justify" style:justify-single-word="false"/>
      <style:text-properties officeooo:rsid="024e7715" officeooo:paragraph-rsid="0255d4b3"/>
    </style:style>
    <style:style style:name="P348" style:family="paragraph" style:parent-style-name="Text_20_body">
      <style:paragraph-properties fo:text-align="justify" style:justify-single-word="false"/>
      <style:text-properties officeooo:rsid="02512d1e" officeooo:paragraph-rsid="02512d1e"/>
    </style:style>
    <style:style style:name="P349" style:family="paragraph" style:parent-style-name="Text_20_body">
      <style:paragraph-properties fo:text-align="justify" style:justify-single-word="false"/>
      <style:text-properties officeooo:rsid="0259d7a1" officeooo:paragraph-rsid="021e9d8a"/>
    </style:style>
    <style:style style:name="P350" style:family="paragraph" style:parent-style-name="Text_20_body">
      <style:paragraph-properties fo:text-align="justify" style:justify-single-word="false"/>
      <style:text-properties officeooo:rsid="0259d7a1" officeooo:paragraph-rsid="0259d7a1"/>
    </style:style>
    <style:style style:name="P351" style:family="paragraph" style:parent-style-name="Text_20_body">
      <style:paragraph-properties fo:text-align="justify" style:justify-single-word="false"/>
      <style:text-properties officeooo:rsid="025ffc1f" officeooo:paragraph-rsid="025ffc1f"/>
    </style:style>
    <style:style style:name="P352" style:family="paragraph" style:parent-style-name="Text_20_body">
      <style:paragraph-properties fo:text-align="justify" style:justify-single-word="false"/>
      <style:text-properties officeooo:rsid="0273dd5d" officeooo:paragraph-rsid="0273dd5d"/>
    </style:style>
    <style:style style:name="P353" style:family="paragraph" style:parent-style-name="Standard">
      <style:paragraph-properties fo:text-align="justify" style:justify-single-word="false"/>
      <style:text-properties officeooo:rsid="0015f766" officeooo:paragraph-rsid="0015f766"/>
    </style:style>
    <style:style style:name="P354" style:family="paragraph" style:parent-style-name="Heading_20_1" style:master-page-name="MP0">
      <style:paragraph-properties fo:text-align="center" style:justify-single-word="false" style:page-number="auto" fo:break-before="page"/>
      <style:text-properties fo:language="ru" fo:country="RU"/>
    </style:style>
    <style:style style:name="P355" style:family="paragraph" style:parent-style-name="Heading_20_1">
      <style:paragraph-properties fo:text-align="justify" style:justify-single-word="false"/>
    </style:style>
    <style:style style:name="P356" style:family="paragraph" style:parent-style-name="Heading_20_2">
      <style:paragraph-properties fo:text-align="center" style:justify-single-word="false"/>
      <style:text-properties fo:language="ru" fo:country="RU"/>
    </style:style>
    <style:style style:name="P357" style:family="paragraph" style:parent-style-name="Heading_20_2">
      <style:paragraph-properties fo:text-align="center" style:justify-single-word="false"/>
      <style:text-properties fo:language="ru" fo:country="RU" fo:font-weight="normal" style:font-weight-asian="normal" style:font-weight-complex="normal"/>
    </style:style>
    <style:style style:name="P358" style:family="paragraph" style:parent-style-name="Heading_20_2">
      <style:paragraph-properties fo:text-align="center" style:justify-single-word="false"/>
    </style:style>
    <style:style style:name="P359" style:family="paragraph" style:parent-style-name="Text_20_body">
      <style:paragraph-properties fo:text-align="justify" style:justify-single-word="false"/>
      <style:text-properties officeooo:paragraph-rsid="02b00aac"/>
    </style:style>
    <style:style style:name="P360" style:family="paragraph" style:parent-style-name="Text_20_body">
      <style:paragraph-properties fo:text-align="justify" style:justify-single-word="false"/>
      <style:text-properties officeooo:paragraph-rsid="02b4ae46"/>
    </style:style>
    <style:style style:name="P361"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362"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63"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64" style:family="paragraph" style:parent-style-name="Text_20_body">
      <style:paragraph-properties fo:text-align="justify" style:justify-single-word="false"/>
      <style:text-properties fo:language="ru" fo:country="RU" fo:font-style="italic" officeooo:paragraph-rsid="0096650a" fo:background-color="#ffff00" style:font-style-asian="italic" style:font-style-complex="italic"/>
    </style:style>
    <style:style style:name="P365" style:family="paragraph" style:parent-style-name="Text_20_body">
      <style:paragraph-properties fo:text-align="justify" style:justify-single-word="false"/>
      <style:text-properties fo:language="ru" fo:country="RU" officeooo:rsid="0292daf4" officeooo:paragraph-rsid="02a1efa2"/>
    </style:style>
    <style:style style:name="P366" style:family="paragraph" style:parent-style-name="Text_20_body">
      <style:paragraph-properties fo:text-align="justify" style:justify-single-word="false"/>
      <style:text-properties fo:language="ru" fo:country="RU" officeooo:rsid="029e710f" officeooo:paragraph-rsid="02a1efa2"/>
    </style:style>
    <style:style style:name="P367" style:family="paragraph" style:parent-style-name="Text_20_body">
      <style:paragraph-properties fo:text-align="justify" style:justify-single-word="false"/>
      <style:text-properties fo:language="ru" fo:country="RU" officeooo:rsid="02a1efa2" officeooo:paragraph-rsid="02a1efa2"/>
    </style:style>
    <style:style style:name="P368" style:family="paragraph" style:parent-style-name="Text_20_body">
      <style:paragraph-properties fo:text-align="justify" style:justify-single-word="false"/>
      <style:text-properties fo:language="ru" fo:country="RU" officeooo:rsid="02a70aa3" officeooo:paragraph-rsid="02a70aa3"/>
    </style:style>
    <style:style style:name="P369" style:family="paragraph" style:parent-style-name="Text_20_body">
      <style:paragraph-properties fo:text-align="justify" style:justify-single-word="false"/>
      <style:text-properties fo:language="ru" fo:country="RU" officeooo:rsid="02a70aa3" officeooo:paragraph-rsid="02a94065"/>
    </style:style>
    <style:style style:name="P370" style:family="paragraph" style:parent-style-name="Text_20_body">
      <style:paragraph-properties fo:text-align="justify" style:justify-single-word="false"/>
      <style:text-properties fo:language="ru" fo:country="RU" officeooo:rsid="01f7b1ba" officeooo:paragraph-rsid="02a7c2b4"/>
    </style:style>
    <style:style style:name="P371" style:family="paragraph" style:parent-style-name="Text_20_body">
      <style:paragraph-properties fo:text-align="justify" style:justify-single-word="false"/>
      <style:text-properties fo:language="ru" fo:country="RU" officeooo:rsid="02a7c2b4" officeooo:paragraph-rsid="02a7c2b4"/>
    </style:style>
    <style:style style:name="P372" style:family="paragraph" style:parent-style-name="Text_20_body">
      <style:text-properties fo:language="ru" fo:country="RU" officeooo:rsid="0287fdbe" officeooo:paragraph-rsid="02ab6d3c"/>
    </style:style>
    <style:style style:name="P373" style:family="paragraph" style:parent-style-name="Text_20_body">
      <style:paragraph-properties fo:text-align="justify" style:justify-single-word="false"/>
      <style:text-properties fo:language="ru" fo:country="RU" officeooo:paragraph-rsid="02ab6d3c"/>
    </style:style>
    <style:style style:name="P374" style:family="paragraph" style:parent-style-name="Text_20_body">
      <style:paragraph-properties fo:text-align="justify" style:justify-single-word="false"/>
      <style:text-properties fo:language="ru" fo:country="RU" officeooo:paragraph-rsid="02ae57dd"/>
    </style:style>
    <style:style style:name="P375" style:family="paragraph" style:parent-style-name="Text_20_body">
      <style:paragraph-properties fo:text-align="justify" style:justify-single-word="false"/>
      <style:text-properties fo:language="ru" fo:country="RU" officeooo:paragraph-rsid="02b00aac"/>
    </style:style>
    <style:style style:name="P376" style:family="paragraph" style:parent-style-name="Text_20_body">
      <style:paragraph-properties fo:text-align="justify" style:justify-single-word="false"/>
      <style:text-properties fo:language="ru" fo:country="RU"/>
    </style:style>
    <style:style style:name="P377" style:family="paragraph" style:parent-style-name="Text_20_body">
      <style:paragraph-properties fo:text-align="justify" style:justify-single-word="false"/>
      <style:text-properties fo:language="ru" fo:country="RU" officeooo:paragraph-rsid="02b02c21"/>
    </style:style>
    <style:style style:name="P378" style:family="paragraph" style:parent-style-name="Text_20_body">
      <style:paragraph-properties fo:text-align="justify" style:justify-single-word="false"/>
      <style:text-properties fo:language="ru" fo:country="RU" officeooo:paragraph-rsid="02b1cad3"/>
    </style:style>
    <style:style style:name="P379" style:family="paragraph" style:parent-style-name="Text_20_body">
      <style:paragraph-properties fo:text-align="justify" style:justify-single-word="false"/>
      <style:text-properties fo:language="ru" fo:country="RU" officeooo:paragraph-rsid="02b282a9"/>
    </style:style>
    <style:style style:name="P380" style:family="paragraph" style:parent-style-name="Text_20_body">
      <style:paragraph-properties fo:text-align="justify" style:justify-single-word="false"/>
      <style:text-properties fo:language="ru" fo:country="RU" officeooo:rsid="02ab6d3c" officeooo:paragraph-rsid="02ae57dd"/>
    </style:style>
    <style:style style:name="P381" style:family="paragraph" style:parent-style-name="Text_20_body">
      <style:text-properties fo:language="ru" fo:country="RU" officeooo:rsid="02b00aac" officeooo:paragraph-rsid="02b00aac"/>
    </style:style>
    <style:style style:name="P382" style:family="paragraph" style:parent-style-name="Text_20_body">
      <style:paragraph-properties fo:text-align="justify" style:justify-single-word="false"/>
      <style:text-properties fo:language="ru" fo:country="RU" officeooo:rsid="02b00aac" officeooo:paragraph-rsid="02b00aac"/>
    </style:style>
    <style:style style:name="P383" style:family="paragraph" style:parent-style-name="Text_20_body">
      <style:paragraph-properties fo:text-align="justify" style:justify-single-word="false"/>
      <style:text-properties fo:language="ru" fo:country="RU" officeooo:rsid="0096650a" officeooo:paragraph-rsid="02b00aac"/>
    </style:style>
    <style:style style:name="P384" style:family="paragraph" style:parent-style-name="Text_20_body">
      <style:paragraph-properties fo:text-align="center" style:justify-single-word="false"/>
      <style:text-properties fo:language="ru" fo:country="RU" officeooo:paragraph-rsid="02b00aac"/>
    </style:style>
    <style:style style:name="P385" style:family="paragraph" style:parent-style-name="Text_20_body">
      <style:paragraph-properties fo:text-align="justify" style:justify-single-word="false"/>
      <style:text-properties fo:language="ru" fo:country="RU" fo:background-color="#ffff00"/>
    </style:style>
    <style:style style:name="P386" style:family="paragraph" style:parent-style-name="Text_20_body">
      <style:paragraph-properties fo:text-align="justify" style:justify-single-word="false"/>
      <style:text-properties fo:language="ru" fo:country="RU" officeooo:paragraph-rsid="00872a31" fo:background-color="#ffff00"/>
    </style:style>
    <style:style style:name="P387" style:family="paragraph" style:parent-style-name="Text_20_body">
      <style:paragraph-properties fo:text-align="justify" style:justify-single-word="false"/>
      <style:text-properties fo:language="ru" fo:country="RU" officeooo:paragraph-rsid="009187ee" fo:background-color="#ffff00"/>
    </style:style>
    <style:style style:name="P388" style:family="paragraph" style:parent-style-name="Text_20_body">
      <style:paragraph-properties fo:text-align="justify" style:justify-single-word="false"/>
      <style:text-properties fo:language="ru" fo:country="RU" officeooo:paragraph-rsid="0088f718" fo:background-color="#ffff00"/>
    </style:style>
    <style:style style:name="P389" style:family="paragraph" style:parent-style-name="Text_20_body">
      <style:paragraph-properties fo:text-align="justify" style:justify-single-word="false"/>
      <style:text-properties fo:language="ru" fo:country="RU" officeooo:paragraph-rsid="009308a5" fo:background-color="#ffff00"/>
    </style:style>
    <style:style style:name="P390" style:family="paragraph" style:parent-style-name="Text_20_body">
      <style:paragraph-properties fo:text-align="justify" style:justify-single-word="false"/>
      <style:text-properties fo:language="ru" fo:country="RU" officeooo:paragraph-rsid="02b5eea8" fo:background-color="#ffff00"/>
    </style:style>
    <style:style style:name="P391" style:family="paragraph" style:parent-style-name="Text_20_body">
      <style:text-properties fo:language="ru" fo:country="RU" fo:background-color="#ffff00"/>
    </style:style>
    <style:style style:name="P392" style:family="paragraph" style:parent-style-name="Text_20_body">
      <style:text-properties fo:language="ru" fo:country="RU" officeooo:paragraph-rsid="02b00aac" fo:background-color="#ffff00"/>
    </style:style>
    <style:style style:name="P393" style:family="paragraph" style:parent-style-name="Text_20_body">
      <style:paragraph-properties fo:text-align="justify" style:justify-single-word="false"/>
      <style:text-properties fo:language="ru" fo:country="RU" officeooo:rsid="008a0754" officeooo:paragraph-rsid="008a0754" fo:background-color="#ffff00"/>
    </style:style>
    <style:style style:name="P394" style:family="paragraph" style:parent-style-name="Text_20_body">
      <style:paragraph-properties fo:text-align="justify" style:justify-single-word="false"/>
      <style:text-properties fo:language="ru" fo:country="RU" officeooo:rsid="01d345d9" officeooo:paragraph-rsid="01d345d9"/>
    </style:style>
    <style:style style:name="P395" style:family="paragraph" style:parent-style-name="Text_20_body">
      <style:paragraph-properties fo:text-align="justify" style:justify-single-word="false"/>
      <style:text-properties fo:language="ru" fo:country="RU" officeooo:paragraph-rsid="02b5eea8" fo:background-color="transparent"/>
    </style:style>
    <style:style style:name="P396" style:family="paragraph" style:parent-style-name="Text_20_body">
      <style:paragraph-properties fo:text-align="justify" style:justify-single-word="false"/>
      <style:text-properties officeooo:rsid="0201bde9" officeooo:paragraph-rsid="02a7c2b4"/>
    </style:style>
    <style:style style:name="T1" style:family="text">
      <style:text-properties fo:language="en" fo:country="US"/>
    </style:style>
    <style:style style:name="T2" style:family="text">
      <style:text-properties fo:language="en" fo:country="US" officeooo:rsid="0118b90d"/>
    </style:style>
    <style:style style:name="T3" style:family="text">
      <style:text-properties fo:language="en" fo:country="US" officeooo:rsid="012390e8"/>
    </style:style>
    <style:style style:name="T4" style:family="text">
      <style:text-properties fo:language="en" fo:country="US" officeooo:rsid="0048453c"/>
    </style:style>
    <style:style style:name="T5" style:family="text">
      <style:text-properties fo:language="en" fo:country="US" officeooo:rsid="012f7eab"/>
    </style:style>
    <style:style style:name="T6" style:family="text">
      <style:text-properties fo:language="en" fo:country="US" officeooo:rsid="013fa266"/>
    </style:style>
    <style:style style:name="T7" style:family="text">
      <style:text-properties fo:language="en" fo:country="US" officeooo:rsid="01523e4b"/>
    </style:style>
    <style:style style:name="T8" style:family="text">
      <style:text-properties fo:language="en" fo:country="US" officeooo:rsid="002771ba"/>
    </style:style>
    <style:style style:name="T9" style:family="text">
      <style:text-properties fo:language="en" fo:country="US" officeooo:rsid="00293b82"/>
    </style:style>
    <style:style style:name="T10" style:family="text">
      <style:text-properties fo:language="en" fo:country="US" officeooo:rsid="00388643"/>
    </style:style>
    <style:style style:name="T11" style:family="text">
      <style:text-properties fo:language="en" fo:country="US" officeooo:rsid="016cc8cb"/>
    </style:style>
    <style:style style:name="T12" style:family="text">
      <style:text-properties fo:language="en" fo:country="US" officeooo:rsid="016e21d1"/>
    </style:style>
    <style:style style:name="T13" style:family="text">
      <style:text-properties fo:language="en" fo:country="US" officeooo:rsid="01806a3a"/>
    </style:style>
    <style:style style:name="T14" style:family="text">
      <style:text-properties fo:language="en" fo:country="US" officeooo:rsid="017e4206"/>
    </style:style>
    <style:style style:name="T15" style:family="text">
      <style:text-properties fo:language="en" fo:country="US" officeooo:rsid="00a26c20"/>
    </style:style>
    <style:style style:name="T16" style:family="text">
      <style:text-properties fo:language="en" fo:country="US" officeooo:rsid="00ade673"/>
    </style:style>
    <style:style style:name="T17" style:family="text">
      <style:text-properties fo:language="en" fo:country="US" officeooo:rsid="00af457d"/>
    </style:style>
    <style:style style:name="T18" style:family="text">
      <style:text-properties fo:language="en" fo:country="US" officeooo:rsid="00e2c59b"/>
    </style:style>
    <style:style style:name="T19" style:family="text">
      <style:text-properties fo:language="en" fo:country="US" officeooo:rsid="0106c4e9"/>
    </style:style>
    <style:style style:name="T20" style:family="text">
      <style:text-properties fo:language="en" fo:country="US" officeooo:rsid="00802041"/>
    </style:style>
    <style:style style:name="T21" style:family="text">
      <style:text-properties fo:language="en" fo:country="US" officeooo:rsid="026f3e58"/>
    </style:style>
    <style:style style:name="T22" style:family="text">
      <style:text-properties fo:language="en" fo:country="US" officeooo:rsid="0276dd17"/>
    </style:style>
    <style:style style:name="T23" style:family="text">
      <style:text-properties fo:language="en" fo:country="US" officeooo:rsid="0278626a"/>
    </style:style>
    <style:style style:name="T24" style:family="text">
      <style:text-properties officeooo:rsid="011687d9"/>
    </style:style>
    <style:style style:name="T25" style:family="text">
      <style:text-properties fo:language="ru" fo:country="RU"/>
    </style:style>
    <style:style style:name="T26" style:family="text">
      <style:text-properties fo:language="ru" fo:country="RU" fo:font-style="italic" style:font-style-asian="italic"/>
    </style:style>
    <style:style style:name="T27" style:family="text">
      <style:text-properties fo:language="ru" fo:country="RU" fo:font-style="italic" style:font-style-asian="italic" style:font-style-complex="italic"/>
    </style:style>
    <style:style style:name="T28" style:family="text">
      <style:text-properties fo:language="ru" fo:country="RU" fo:font-style="italic" officeooo:rsid="016ad2e9" style:font-style-asian="italic" style:font-style-complex="italic"/>
    </style:style>
    <style:style style:name="T29" style:family="text">
      <style:text-properties fo:language="ru" fo:country="RU" fo:font-style="italic" officeooo:rsid="011a7811" style:font-style-asian="italic" style:font-style-complex="italic"/>
    </style:style>
    <style:style style:name="T30" style:family="text">
      <style:text-properties fo:language="ru" fo:country="RU" fo:font-style="italic" officeooo:rsid="011c07c9" style:font-style-asian="italic" style:font-style-complex="italic"/>
    </style:style>
    <style:style style:name="T31" style:family="text">
      <style:text-properties fo:language="ru" fo:country="RU" fo:font-style="italic" officeooo:rsid="013ea3b9" style:font-style-asian="italic" style:font-style-complex="italic"/>
    </style:style>
    <style:style style:name="T32" style:family="text">
      <style:text-properties fo:language="ru" fo:country="RU" fo:font-style="italic" officeooo:rsid="001d3aa6" style:font-style-asian="italic" style:font-style-complex="italic"/>
    </style:style>
    <style:style style:name="T33" style:family="text">
      <style:text-properties fo:language="ru" fo:country="RU" fo:font-style="italic" officeooo:rsid="014db8a3" style:font-style-asian="italic" style:font-style-complex="italic"/>
    </style:style>
    <style:style style:name="T34" style:family="text">
      <style:text-properties fo:language="ru" fo:country="RU" fo:font-style="italic" officeooo:rsid="00245709" style:font-style-asian="italic" style:font-style-complex="italic"/>
    </style:style>
    <style:style style:name="T35" style:family="text">
      <style:text-properties fo:language="ru" fo:country="RU" fo:font-style="italic" officeooo:rsid="01512429" style:font-style-asian="italic" style:font-style-complex="italic"/>
    </style:style>
    <style:style style:name="T36" style:family="text">
      <style:text-properties fo:language="ru" fo:country="RU" fo:font-style="italic" officeooo:rsid="00257d51" style:font-style-asian="italic" style:font-style-complex="italic"/>
    </style:style>
    <style:style style:name="T37" style:family="text">
      <style:text-properties fo:language="ru" fo:country="RU" fo:font-style="italic" officeooo:rsid="002771ba" style:font-style-asian="italic" style:font-style-complex="italic"/>
    </style:style>
    <style:style style:name="T38" style:family="text">
      <style:text-properties fo:language="ru" fo:country="RU" fo:font-style="italic" officeooo:rsid="01535d7d" style:font-style-asian="italic" style:font-style-complex="italic"/>
    </style:style>
    <style:style style:name="T39" style:family="text">
      <style:text-properties fo:language="ru" fo:country="RU" fo:font-style="italic" officeooo:rsid="00293b82" style:font-style-asian="italic" style:font-style-complex="italic"/>
    </style:style>
    <style:style style:name="T40" style:family="text">
      <style:text-properties fo:language="ru" fo:country="RU" fo:font-style="italic" officeooo:rsid="016487c0" style:font-style-asian="italic" style:font-style-complex="italic"/>
    </style:style>
    <style:style style:name="T41" style:family="text">
      <style:text-properties fo:language="ru" fo:country="RU" fo:font-style="italic" officeooo:rsid="016cb477" style:font-style-asian="italic" style:font-style-complex="italic"/>
    </style:style>
    <style:style style:name="T42" style:family="text">
      <style:text-properties fo:language="ru" fo:country="RU" fo:font-style="italic" officeooo:rsid="016e21d1" style:font-style-asian="italic" style:font-style-complex="italic"/>
    </style:style>
    <style:style style:name="T43" style:family="text">
      <style:text-properties fo:language="ru" fo:country="RU" fo:font-style="italic" officeooo:rsid="004b3f7e" style:font-style-asian="italic" style:font-style-complex="italic"/>
    </style:style>
    <style:style style:name="T44" style:family="text">
      <style:text-properties fo:language="ru" fo:country="RU" fo:font-style="italic" officeooo:rsid="008cece7" style:font-style-asian="italic" style:font-style-complex="italic"/>
    </style:style>
    <style:style style:name="T45" style:family="text">
      <style:text-properties fo:language="ru" fo:country="RU" fo:font-style="italic" officeooo:rsid="009a2e3b" style:font-style-asian="italic" style:font-style-complex="italic"/>
    </style:style>
    <style:style style:name="T46" style:family="text">
      <style:text-properties fo:language="ru" fo:country="RU" fo:font-style="italic" officeooo:rsid="00994bf0" style:font-style-asian="italic" style:font-style-complex="italic"/>
    </style:style>
    <style:style style:name="T47" style:family="text">
      <style:text-properties fo:language="ru" fo:country="RU" fo:font-style="italic" officeooo:rsid="009bf573" style:font-style-asian="italic" style:font-style-complex="italic"/>
    </style:style>
    <style:style style:name="T48" style:family="text">
      <style:text-properties fo:language="ru" fo:country="RU" fo:font-style="italic" officeooo:rsid="00bbf109" style:font-style-asian="italic" style:font-style-complex="italic"/>
    </style:style>
    <style:style style:name="T49" style:family="text">
      <style:text-properties fo:language="ru" fo:country="RU" fo:font-style="italic" officeooo:rsid="00bf98a6" style:font-style-asian="italic" style:font-style-complex="italic"/>
    </style:style>
    <style:style style:name="T50" style:family="text">
      <style:text-properties fo:language="ru" fo:country="RU" fo:font-style="italic" officeooo:rsid="00c1e4e3" style:font-style-asian="italic" style:font-style-complex="italic"/>
    </style:style>
    <style:style style:name="T51" style:family="text">
      <style:text-properties fo:language="ru" fo:country="RU" fo:font-style="italic" officeooo:rsid="00c20ba5" style:font-style-asian="italic" style:font-style-complex="italic"/>
    </style:style>
    <style:style style:name="T52" style:family="text">
      <style:text-properties fo:language="ru" fo:country="RU" fo:font-style="italic" officeooo:rsid="00c321bd" style:font-style-asian="italic" style:font-style-complex="italic"/>
    </style:style>
    <style:style style:name="T53" style:family="text">
      <style:text-properties fo:language="ru" fo:country="RU" fo:font-style="italic" officeooo:rsid="02b00aac" style:font-style-asian="italic" style:font-style-complex="italic"/>
    </style:style>
    <style:style style:name="T54" style:family="text">
      <style:text-properties fo:language="ru" fo:country="RU" fo:font-style="italic" officeooo:rsid="02b5eea8" style:font-style-asian="italic" style:font-style-complex="italic"/>
    </style:style>
    <style:style style:name="T55" style:family="text">
      <style:text-properties fo:language="ru" fo:country="RU" fo:font-style="italic" fo:font-weight="bold" style:font-style-asian="italic" style:font-weight-asian="bold" style:font-style-complex="italic" style:font-weight-complex="bold"/>
    </style:style>
    <style:style style:name="T56" style:family="text">
      <style:text-properties fo:language="ru" fo:country="RU" fo:font-style="italic" fo:background-color="#ffffff" loext:char-shading-value="0" style:font-style-asian="italic" style:font-style-complex="italic"/>
    </style:style>
    <style:style style:name="T57" style:family="text">
      <style:text-properties fo:language="ru" fo:country="RU" fo:font-style="italic" fo:background-color="transparent" loext:char-shading-value="0" style:font-style-asian="italic" style:font-style-complex="italic"/>
    </style:style>
    <style:style style:name="T58" style:family="text">
      <style:text-properties fo:language="ru" fo:country="RU" fo:font-style="italic" officeooo:rsid="016e21d1" fo:background-color="transparent" loext:char-shading-value="0" style:font-style-asian="italic" style:font-style-complex="italic"/>
    </style:style>
    <style:style style:name="T59" style:family="text">
      <style:text-properties fo:language="ru" fo:country="RU" fo:font-style="italic" fo:background-color="#ffff00" loext:char-shading-value="0" style:font-style-asian="italic" style:font-style-complex="italic"/>
    </style:style>
    <style:style style:name="T60" style:family="text">
      <style:text-properties fo:language="ru" fo:country="RU" officeooo:rsid="011e8b7f"/>
    </style:style>
    <style:style style:name="T61" style:family="text">
      <style:text-properties fo:language="ru" fo:country="RU" officeooo:rsid="011fca38"/>
    </style:style>
    <style:style style:name="T62" style:family="text">
      <style:text-properties fo:language="ru" fo:country="RU" officeooo:rsid="011ffdd5"/>
    </style:style>
    <style:style style:name="T63" style:family="text">
      <style:text-properties fo:language="ru" fo:country="RU" fo:background-color="#ffffff" loext:char-shading-value="0"/>
    </style:style>
    <style:style style:name="T64" style:family="text">
      <style:text-properties fo:language="ru" fo:country="RU" officeooo:rsid="0121dfcd"/>
    </style:style>
    <style:style style:name="T65" style:family="text">
      <style:text-properties fo:language="ru" fo:country="RU" officeooo:rsid="0048f92e"/>
    </style:style>
    <style:style style:name="T66" style:family="text">
      <style:text-properties fo:language="ru" fo:country="RU" officeooo:rsid="013ac21f"/>
    </style:style>
    <style:style style:name="T67" style:family="text">
      <style:text-properties fo:language="ru" fo:country="RU" officeooo:rsid="012390e8"/>
    </style:style>
    <style:style style:name="T68" style:family="text">
      <style:text-properties fo:language="ru" fo:country="RU" officeooo:rsid="0048453c"/>
    </style:style>
    <style:style style:name="T69" style:family="text">
      <style:text-properties fo:language="ru" fo:country="RU" officeooo:rsid="01358f9a"/>
    </style:style>
    <style:style style:name="T70" style:family="text">
      <style:text-properties fo:language="ru" fo:country="RU" officeooo:rsid="01375ae7"/>
    </style:style>
    <style:style style:name="T71" style:family="text">
      <style:text-properties fo:language="ru" fo:country="RU" officeooo:rsid="013d46cf"/>
    </style:style>
    <style:style style:name="T72" style:family="text">
      <style:text-properties fo:language="ru" fo:country="RU" officeooo:rsid="014674be"/>
    </style:style>
    <style:style style:name="T73" style:family="text">
      <style:text-properties fo:language="ru" fo:country="RU" officeooo:rsid="00106065"/>
    </style:style>
    <style:style style:name="T74" style:family="text">
      <style:text-properties fo:language="ru" fo:country="RU" fo:background-color="transparent" loext:char-shading-value="0"/>
    </style:style>
    <style:style style:name="T75" style:family="text">
      <style:text-properties fo:language="ru" fo:country="RU" officeooo:rsid="00128647" fo:background-color="transparent" loext:char-shading-value="0"/>
    </style:style>
    <style:style style:name="T76" style:family="text">
      <style:text-properties fo:language="ru" fo:country="RU" officeooo:rsid="014674be" fo:background-color="transparent" loext:char-shading-value="0"/>
    </style:style>
    <style:style style:name="T77" style:family="text">
      <style:text-properties fo:language="ru" fo:country="RU" officeooo:rsid="00a42499" fo:background-color="transparent" loext:char-shading-value="0"/>
    </style:style>
    <style:style style:name="T78" style:family="text">
      <style:text-properties fo:language="ru" fo:country="RU" officeooo:rsid="00a5b407" fo:background-color="transparent" loext:char-shading-value="0"/>
    </style:style>
    <style:style style:name="T79" style:family="text">
      <style:text-properties fo:language="ru" fo:country="RU" officeooo:rsid="00b5d039" fo:background-color="transparent" loext:char-shading-value="0"/>
    </style:style>
    <style:style style:name="T80" style:family="text">
      <style:text-properties fo:language="ru" fo:country="RU" officeooo:rsid="00b6c7bb" fo:background-color="transparent" loext:char-shading-value="0"/>
    </style:style>
    <style:style style:name="T81" style:family="text">
      <style:text-properties fo:language="ru" fo:country="RU" officeooo:rsid="00cc8ddf" fo:background-color="transparent" loext:char-shading-value="0"/>
    </style:style>
    <style:style style:name="T82" style:family="text">
      <style:text-properties fo:language="ru" fo:country="RU" officeooo:rsid="00dfe376" fo:background-color="transparent" loext:char-shading-value="0"/>
    </style:style>
    <style:style style:name="T83" style:family="text">
      <style:text-properties fo:language="ru" fo:country="RU" officeooo:rsid="0215b99a" fo:background-color="transparent" loext:char-shading-value="0"/>
    </style:style>
    <style:style style:name="T84" style:family="text">
      <style:text-properties fo:language="ru" fo:country="RU" officeooo:rsid="027b79d2" fo:background-color="transparent" loext:char-shading-value="0"/>
    </style:style>
    <style:style style:name="T85" style:family="text">
      <style:text-properties fo:language="ru" fo:country="RU" officeooo:rsid="02b4ae46" fo:background-color="transparent" loext:char-shading-value="0"/>
    </style:style>
    <style:style style:name="T86" style:family="text">
      <style:text-properties fo:language="ru" fo:country="RU" officeooo:rsid="00175913"/>
    </style:style>
    <style:style style:name="T87" style:family="text">
      <style:text-properties fo:language="ru" fo:country="RU" officeooo:rsid="01485a13"/>
    </style:style>
    <style:style style:name="T88" style:family="text">
      <style:text-properties fo:language="ru" fo:country="RU" officeooo:rsid="00189af1"/>
    </style:style>
    <style:style style:name="T89" style:family="text">
      <style:text-properties fo:language="ru" fo:country="RU" fo:font-weight="bold" style:font-weight-asian="bold" style:font-weight-complex="bold"/>
    </style:style>
    <style:style style:name="T90" style:family="text">
      <style:text-properties fo:language="ru" fo:country="RU" officeooo:rsid="001efcaf"/>
    </style:style>
    <style:style style:name="T91" style:family="text">
      <style:text-properties fo:language="ru" fo:country="RU" officeooo:rsid="014db8a3"/>
    </style:style>
    <style:style style:name="T92" style:family="text">
      <style:text-properties fo:language="ru" fo:country="RU" fo:background-color="#ffff00" loext:char-shading-value="0"/>
    </style:style>
    <style:style style:name="T93" style:family="text">
      <style:text-properties fo:language="ru" fo:country="RU" officeooo:rsid="003ad058"/>
    </style:style>
    <style:style style:name="T94" style:family="text">
      <style:text-properties fo:language="ru" fo:country="RU" officeooo:rsid="016b77cc"/>
    </style:style>
    <style:style style:name="T95" style:family="text">
      <style:text-properties fo:language="ru" fo:country="RU" officeooo:rsid="0166f18e"/>
    </style:style>
    <style:style style:name="T96" style:family="text">
      <style:text-properties fo:language="ru" fo:country="RU" officeooo:rsid="005fce4e"/>
    </style:style>
    <style:style style:name="T97" style:family="text">
      <style:text-properties fo:language="ru" fo:country="RU" officeooo:rsid="00660bac"/>
    </style:style>
    <style:style style:name="T98" style:family="text">
      <style:text-properties fo:language="ru" fo:country="RU" officeooo:rsid="0185423d"/>
    </style:style>
    <style:style style:name="T99" style:family="text">
      <style:text-properties fo:language="ru" fo:country="RU" officeooo:rsid="01954ef1"/>
    </style:style>
    <style:style style:name="T100" style:family="text">
      <style:text-properties fo:language="ru" fo:country="RU" officeooo:rsid="0209b684"/>
    </style:style>
    <style:style style:name="T101" style:family="text">
      <style:text-properties fo:language="ru" fo:country="RU" officeooo:rsid="01bb21d4"/>
    </style:style>
    <style:style style:name="T102" style:family="text">
      <style:text-properties fo:language="ru" fo:country="RU" officeooo:rsid="0196a32c"/>
    </style:style>
    <style:style style:name="T103" style:family="text">
      <style:text-properties fo:language="ru" fo:country="RU" officeooo:rsid="01b5c453"/>
    </style:style>
    <style:style style:name="T104" style:family="text">
      <style:text-properties fo:language="ru" fo:country="RU" officeooo:rsid="01dd4fc6"/>
    </style:style>
    <style:style style:name="T105" style:family="text">
      <style:text-properties fo:language="ru" fo:country="RU" officeooo:rsid="01dfb230"/>
    </style:style>
    <style:style style:name="T106" style:family="text">
      <style:text-properties fo:language="ru" fo:country="RU" officeooo:rsid="01ddafc8"/>
    </style:style>
    <style:style style:name="T107" style:family="text">
      <style:text-properties fo:language="ru" fo:country="RU" officeooo:rsid="01e1626b"/>
    </style:style>
    <style:style style:name="T108" style:family="text">
      <style:text-properties fo:language="ru" fo:country="RU" officeooo:rsid="019b8b25"/>
    </style:style>
    <style:style style:name="T109" style:family="text">
      <style:text-properties fo:language="ru" fo:country="RU" officeooo:rsid="01eaae1c"/>
    </style:style>
    <style:style style:name="T110" style:family="text">
      <style:text-properties fo:language="ru" fo:country="RU" officeooo:rsid="01eeeecd"/>
    </style:style>
    <style:style style:name="T111" style:family="text">
      <style:text-properties fo:language="ru" fo:country="RU" officeooo:rsid="01eb7efa"/>
    </style:style>
    <style:style style:name="T112" style:family="text">
      <style:text-properties fo:language="ru" fo:country="RU" officeooo:rsid="01fcd6e1"/>
    </style:style>
    <style:style style:name="T113" style:family="text">
      <style:text-properties fo:language="ru" fo:country="RU" officeooo:rsid="01ec1d96"/>
    </style:style>
    <style:style style:name="T114" style:family="text">
      <style:text-properties fo:language="ru" fo:country="RU" officeooo:rsid="01ec4ae5"/>
    </style:style>
    <style:style style:name="T115" style:family="text">
      <style:text-properties fo:language="ru" fo:country="RU" officeooo:rsid="01f02364"/>
    </style:style>
    <style:style style:name="T116" style:family="text">
      <style:text-properties fo:language="ru" fo:country="RU" officeooo:rsid="01f4790e"/>
    </style:style>
    <style:style style:name="T117" style:family="text">
      <style:text-properties fo:language="ru" fo:country="RU" officeooo:rsid="01f5c338"/>
    </style:style>
    <style:style style:name="T118" style:family="text">
      <style:text-properties fo:language="ru" fo:country="RU" officeooo:rsid="020aae36"/>
    </style:style>
    <style:style style:name="T119" style:family="text">
      <style:text-properties fo:language="ru" fo:country="RU" officeooo:rsid="01f19a25"/>
    </style:style>
    <style:style style:name="T120" style:family="text">
      <style:text-properties fo:language="ru" fo:country="RU" officeooo:rsid="01f20548"/>
    </style:style>
    <style:style style:name="T121" style:family="text">
      <style:text-properties fo:language="ru" fo:country="RU" officeooo:rsid="01f3358c"/>
    </style:style>
    <style:style style:name="T122" style:family="text">
      <style:text-properties fo:language="ru" fo:country="RU" officeooo:rsid="01fe4e34"/>
    </style:style>
    <style:style style:name="T123" style:family="text">
      <style:text-properties fo:language="ru" fo:country="RU" officeooo:rsid="020705e3"/>
    </style:style>
    <style:style style:name="T124" style:family="text">
      <style:text-properties fo:language="ru" fo:country="RU" officeooo:rsid="009c2d2e"/>
    </style:style>
    <style:style style:name="T125" style:family="text">
      <style:text-properties fo:language="ru" fo:country="RU" officeooo:rsid="00a26c20"/>
    </style:style>
    <style:style style:name="T126" style:family="text">
      <style:text-properties fo:language="ru" fo:country="RU" officeooo:rsid="00a42499"/>
    </style:style>
    <style:style style:name="T127" style:family="text">
      <style:text-properties fo:language="ru" fo:country="RU" officeooo:rsid="00a9f029"/>
    </style:style>
    <style:style style:name="T128" style:family="text">
      <style:text-properties fo:language="ru" fo:country="RU" officeooo:rsid="00cc2bf8"/>
    </style:style>
    <style:style style:name="T129" style:family="text">
      <style:text-properties fo:language="ru" fo:country="RU" officeooo:rsid="00cc8ddf"/>
    </style:style>
    <style:style style:name="T130" style:family="text">
      <style:text-properties fo:language="ru" fo:country="RU" officeooo:rsid="00deb913"/>
    </style:style>
    <style:style style:name="T131" style:family="text">
      <style:text-properties fo:language="ru" fo:country="RU" officeooo:rsid="00e1c528"/>
    </style:style>
    <style:style style:name="T132" style:family="text">
      <style:text-properties fo:language="ru" fo:country="RU" officeooo:rsid="00dfe376"/>
    </style:style>
    <style:style style:name="T133" style:family="text">
      <style:text-properties fo:language="ru" fo:country="RU" officeooo:rsid="00e032c2"/>
    </style:style>
    <style:style style:name="T134" style:family="text">
      <style:text-properties fo:language="ru" fo:country="RU" officeooo:rsid="00e2c59b"/>
    </style:style>
    <style:style style:name="T135" style:family="text">
      <style:text-properties fo:language="ru" fo:country="RU" officeooo:rsid="00f33f88"/>
    </style:style>
    <style:style style:name="T136" style:family="text">
      <style:text-properties fo:language="ru" fo:country="RU" officeooo:rsid="00e42614"/>
    </style:style>
    <style:style style:name="T137" style:family="text">
      <style:text-properties fo:language="ru" fo:country="RU" officeooo:rsid="01120d0e"/>
    </style:style>
    <style:style style:name="T138" style:family="text">
      <style:text-properties fo:language="ru" fo:country="RU" officeooo:rsid="01137adc"/>
    </style:style>
    <style:style style:name="T139" style:family="text">
      <style:text-properties fo:language="ru" fo:country="RU" fo:background-color="#00ccff" loext:char-shading-value="0"/>
    </style:style>
    <style:style style:name="T140" style:family="text">
      <style:text-properties fo:language="ru" fo:country="RU" officeooo:rsid="020d19e7"/>
    </style:style>
    <style:style style:name="T141" style:family="text">
      <style:text-properties fo:language="ru" fo:country="RU" officeooo:rsid="0201bde9"/>
    </style:style>
    <style:style style:name="T142" style:family="text">
      <style:text-properties fo:language="ru" fo:country="RU" officeooo:rsid="020e61d0"/>
    </style:style>
    <style:style style:name="T143" style:family="text">
      <style:text-properties fo:language="ru" fo:country="RU" officeooo:rsid="020ff2e5"/>
    </style:style>
    <style:style style:name="T144" style:family="text">
      <style:text-properties fo:language="ru" fo:country="RU" officeooo:rsid="0211ec1f"/>
    </style:style>
    <style:style style:name="T145" style:family="text">
      <style:text-properties fo:language="ru" fo:country="RU" officeooo:rsid="0213e0e7"/>
    </style:style>
    <style:style style:name="T146" style:family="text">
      <style:text-properties fo:language="ru" fo:country="RU" officeooo:rsid="0215b99a"/>
    </style:style>
    <style:style style:name="T147" style:family="text">
      <style:text-properties fo:language="ru" fo:country="RU" officeooo:rsid="0217b3a0"/>
    </style:style>
    <style:style style:name="T148" style:family="text">
      <style:text-properties fo:language="ru" fo:country="RU" officeooo:rsid="02181aec"/>
    </style:style>
    <style:style style:name="T149" style:family="text">
      <style:text-properties fo:language="ru" fo:country="RU" officeooo:rsid="0219f04c"/>
    </style:style>
    <style:style style:name="T150" style:family="text">
      <style:text-properties fo:language="ru" fo:country="RU" officeooo:rsid="021b8f2b"/>
    </style:style>
    <style:style style:name="T151" style:family="text">
      <style:text-properties fo:language="ru" fo:country="RU" officeooo:rsid="021bf5db"/>
    </style:style>
    <style:style style:name="T152" style:family="text">
      <style:text-properties fo:language="ru" fo:country="RU" officeooo:rsid="021d65a4"/>
    </style:style>
    <style:style style:name="T153" style:family="text">
      <style:text-properties fo:language="ru" fo:country="RU" officeooo:rsid="021e9d8a"/>
    </style:style>
    <style:style style:name="T154" style:family="text">
      <style:text-properties fo:language="ru" fo:country="RU" officeooo:rsid="021f11d2"/>
    </style:style>
    <style:style style:name="T155" style:family="text">
      <style:text-properties fo:language="ru" fo:country="RU" officeooo:rsid="0220ac98"/>
    </style:style>
    <style:style style:name="T156" style:family="text">
      <style:text-properties fo:language="ru" fo:country="RU" officeooo:rsid="0221356c"/>
    </style:style>
    <style:style style:name="T157" style:family="text">
      <style:text-properties fo:language="ru" fo:country="RU" officeooo:rsid="0222e4aa"/>
    </style:style>
    <style:style style:name="T158" style:family="text">
      <style:text-properties fo:language="ru" fo:country="RU" officeooo:rsid="02243361"/>
    </style:style>
    <style:style style:name="T159" style:family="text">
      <style:text-properties fo:language="ru" fo:country="RU" officeooo:rsid="0224a67f"/>
    </style:style>
    <style:style style:name="T160" style:family="text">
      <style:text-properties fo:language="ru" fo:country="RU" officeooo:rsid="0225e5a3"/>
    </style:style>
    <style:style style:name="T161" style:family="text">
      <style:text-properties fo:language="ru" fo:country="RU" officeooo:rsid="022765cc"/>
    </style:style>
    <style:style style:name="T162" style:family="text">
      <style:text-properties fo:language="ru" fo:country="RU" officeooo:rsid="02286627"/>
    </style:style>
    <style:style style:name="T163" style:family="text">
      <style:text-properties fo:language="ru" fo:country="RU" officeooo:rsid="022c5621"/>
    </style:style>
    <style:style style:name="T164" style:family="text">
      <style:text-properties fo:language="ru" fo:country="RU" officeooo:rsid="022de5ad"/>
    </style:style>
    <style:style style:name="T165" style:family="text">
      <style:text-properties fo:language="ru" fo:country="RU" officeooo:rsid="0230527e"/>
    </style:style>
    <style:style style:name="T166" style:family="text">
      <style:text-properties fo:language="ru" fo:country="RU" officeooo:rsid="02332fb1"/>
    </style:style>
    <style:style style:name="T167" style:family="text">
      <style:text-properties fo:language="ru" fo:country="RU" officeooo:rsid="02349b46"/>
    </style:style>
    <style:style style:name="T168" style:family="text">
      <style:text-properties fo:language="ru" fo:country="RU" officeooo:rsid="0239bb71"/>
    </style:style>
    <style:style style:name="T169" style:family="text">
      <style:text-properties fo:language="ru" fo:country="RU" officeooo:rsid="023bea3f"/>
    </style:style>
    <style:style style:name="T170" style:family="text">
      <style:text-properties fo:language="ru" fo:country="RU" officeooo:rsid="024334d7"/>
    </style:style>
    <style:style style:name="T171" style:family="text">
      <style:text-properties fo:language="ru" fo:country="RU" officeooo:rsid="0243b4c5"/>
    </style:style>
    <style:style style:name="T172" style:family="text">
      <style:text-properties fo:language="ru" fo:country="RU" officeooo:rsid="0245464d"/>
    </style:style>
    <style:style style:name="T173" style:family="text">
      <style:text-properties fo:language="ru" fo:country="RU" officeooo:rsid="0245d1d9"/>
    </style:style>
    <style:style style:name="T174" style:family="text">
      <style:text-properties fo:language="ru" fo:country="RU" officeooo:rsid="02464cee"/>
    </style:style>
    <style:style style:name="T175" style:family="text">
      <style:text-properties fo:language="ru" fo:country="RU" officeooo:rsid="02481fe2"/>
    </style:style>
    <style:style style:name="T176" style:family="text">
      <style:text-properties fo:language="ru" fo:country="RU" officeooo:rsid="024927e1"/>
    </style:style>
    <style:style style:name="T177" style:family="text">
      <style:text-properties fo:language="ru" fo:country="RU" officeooo:rsid="024baded"/>
    </style:style>
    <style:style style:name="T178" style:family="text">
      <style:text-properties fo:language="ru" fo:country="RU" officeooo:rsid="024edbac"/>
    </style:style>
    <style:style style:name="T179" style:family="text">
      <style:text-properties fo:language="ru" fo:country="RU" officeooo:rsid="024f0d2e"/>
    </style:style>
    <style:style style:name="T180" style:family="text">
      <style:text-properties fo:language="ru" fo:country="RU" officeooo:rsid="024f45c1"/>
    </style:style>
    <style:style style:name="T181" style:family="text">
      <style:text-properties fo:language="ru" fo:country="RU" officeooo:rsid="02512d1e"/>
    </style:style>
    <style:style style:name="T182" style:family="text">
      <style:text-properties fo:language="ru" fo:country="RU" officeooo:rsid="0252fb71"/>
    </style:style>
    <style:style style:name="T183" style:family="text">
      <style:text-properties fo:language="ru" fo:country="RU" officeooo:rsid="025335e4"/>
    </style:style>
    <style:style style:name="T184" style:family="text">
      <style:text-properties fo:language="ru" fo:country="RU" officeooo:rsid="0254f11a"/>
    </style:style>
    <style:style style:name="T185" style:family="text">
      <style:text-properties fo:language="ru" fo:country="RU" officeooo:rsid="0255d4b3"/>
    </style:style>
    <style:style style:name="T186" style:family="text">
      <style:text-properties fo:language="ru" fo:country="RU" officeooo:rsid="0255dd9d"/>
    </style:style>
    <style:style style:name="T187" style:family="text">
      <style:text-properties fo:language="ru" fo:country="RU" officeooo:rsid="025902fd"/>
    </style:style>
    <style:style style:name="T188" style:family="text">
      <style:text-properties fo:language="ru" fo:country="RU" officeooo:rsid="02594192"/>
    </style:style>
    <style:style style:name="T189" style:family="text">
      <style:text-properties fo:language="ru" fo:country="RU" officeooo:rsid="0259c93d"/>
    </style:style>
    <style:style style:name="T190" style:family="text">
      <style:text-properties fo:language="ru" fo:country="RU" officeooo:rsid="0259d7a1"/>
    </style:style>
    <style:style style:name="T191" style:family="text">
      <style:text-properties fo:language="ru" fo:country="RU" officeooo:rsid="025b8fa8"/>
    </style:style>
    <style:style style:name="T192" style:family="text">
      <style:text-properties fo:language="ru" fo:country="RU" officeooo:rsid="025cff1f"/>
    </style:style>
    <style:style style:name="T193" style:family="text">
      <style:text-properties fo:language="ru" fo:country="RU" officeooo:rsid="0261cf66"/>
    </style:style>
    <style:style style:name="T194" style:family="text">
      <style:text-properties fo:language="ru" fo:country="RU" officeooo:rsid="00802041"/>
    </style:style>
    <style:style style:name="T195" style:family="text">
      <style:text-properties fo:language="ru" fo:country="RU" officeooo:rsid="008d376b"/>
    </style:style>
    <style:style style:name="T196" style:family="text">
      <style:text-properties fo:language="ru" fo:country="RU" officeooo:rsid="008304a2"/>
    </style:style>
    <style:style style:name="T197" style:family="text">
      <style:text-properties fo:language="ru" fo:country="RU" officeooo:rsid="008f19e1"/>
    </style:style>
    <style:style style:name="T198" style:family="text">
      <style:text-properties fo:language="ru" fo:country="RU" officeooo:rsid="0263bc64"/>
    </style:style>
    <style:style style:name="T199" style:family="text">
      <style:text-properties fo:language="ru" fo:country="RU" officeooo:rsid="0266b727"/>
    </style:style>
    <style:style style:name="T200" style:family="text">
      <style:text-properties fo:language="ru" fo:country="RU" officeooo:rsid="0269b1a1"/>
    </style:style>
    <style:style style:name="T201" style:family="text">
      <style:text-properties fo:language="ru" fo:country="RU" officeooo:rsid="0277cb64"/>
    </style:style>
    <style:style style:name="T202" style:family="text">
      <style:text-properties fo:language="ru" fo:country="RU" officeooo:rsid="027b79d2"/>
    </style:style>
    <style:style style:name="T203" style:family="text">
      <style:text-properties fo:language="ru" fo:country="RU" officeooo:rsid="027cbcf9"/>
    </style:style>
    <style:style style:name="T204" style:family="text">
      <style:text-properties fo:language="ru" fo:country="RU" officeooo:rsid="0280ef7a"/>
    </style:style>
    <style:style style:name="T205" style:family="text">
      <style:text-properties fo:language="ru" fo:country="RU" officeooo:rsid="028318e7"/>
    </style:style>
    <style:style style:name="T206" style:family="text">
      <style:text-properties fo:language="ru" fo:country="RU" officeooo:rsid="0291444e"/>
    </style:style>
    <style:style style:name="T207" style:family="text">
      <style:text-properties fo:language="ru" fo:country="RU" officeooo:rsid="029c35f6"/>
    </style:style>
    <style:style style:name="T208" style:family="text">
      <style:text-properties fo:language="ru" fo:country="RU" officeooo:rsid="029fec50"/>
    </style:style>
    <style:style style:name="T209" style:family="text">
      <style:text-properties fo:language="ru" fo:country="RU" officeooo:rsid="01acc310"/>
    </style:style>
    <style:style style:name="T210" style:family="text">
      <style:text-properties fo:language="ru" fo:country="RU" officeooo:rsid="01b80b40"/>
    </style:style>
    <style:style style:name="T211" style:family="text">
      <style:text-properties fo:language="ru" fo:country="RU" officeooo:rsid="01b0569b"/>
    </style:style>
    <style:style style:name="T212" style:family="text">
      <style:text-properties fo:language="ru" fo:country="RU" officeooo:rsid="01ef50cc"/>
    </style:style>
    <style:style style:name="T213" style:family="text">
      <style:text-properties fo:language="ru" fo:country="RU" officeooo:rsid="02a7c2b4"/>
    </style:style>
    <style:style style:name="T214" style:family="text">
      <style:text-properties fo:language="ru" fo:country="RU" officeooo:rsid="02b1cad3"/>
    </style:style>
    <style:style style:name="T215" style:family="text">
      <style:text-properties fo:language="ru" fo:country="RU" officeooo:rsid="02b282a9"/>
    </style:style>
    <style:style style:name="T216" style:family="text">
      <style:text-properties fo:language="ru" fo:country="RU" officeooo:rsid="02b4ae46"/>
    </style:style>
    <style:style style:name="T217" style:family="text">
      <style:text-properties officeooo:rsid="011865e9"/>
    </style:style>
    <style:style style:name="T218" style:family="text">
      <style:text-properties officeooo:rsid="0118b90d"/>
    </style:style>
    <style:style style:name="T219" style:family="text">
      <style:text-properties officeooo:rsid="016ad2e9"/>
    </style:style>
    <style:style style:name="T220" style:family="text">
      <style:text-properties officeooo:rsid="011a7811"/>
    </style:style>
    <style:style style:name="T221" style:family="text">
      <style:text-properties fo:font-style="italic" style:font-style-asian="italic"/>
    </style:style>
    <style:style style:name="T222" style:family="text">
      <style:text-properties fo:font-style="italic" style:font-style-asian="italic" style:font-style-complex="italic"/>
    </style:style>
    <style:style style:name="T223" style:family="text">
      <style:text-properties fo:language="uk" fo:country="UA"/>
    </style:style>
    <style:style style:name="T224" style:family="text">
      <style:text-properties fo:language="uk" fo:country="UA" fo:font-style="italic" style:font-style-asian="italic" style:font-style-complex="italic"/>
    </style:style>
    <style:style style:name="T225" style:family="text">
      <style:text-properties fo:language="uk" fo:country="UA" officeooo:rsid="011e8b7f"/>
    </style:style>
    <style:style style:name="T226" style:family="text">
      <style:text-properties fo:language="uk" fo:country="UA" officeooo:rsid="012390e8"/>
    </style:style>
    <style:style style:name="T227" style:family="text">
      <style:text-properties fo:language="uk" fo:country="UA" officeooo:rsid="002771ba"/>
    </style:style>
    <style:style style:name="T228" style:family="text">
      <style:text-properties fo:language="uk" fo:country="UA" officeooo:rsid="01811b00"/>
    </style:style>
    <style:style style:name="T229" style:family="text">
      <style:text-properties fo:language="uk" fo:country="UA" officeooo:rsid="019ef4d3"/>
    </style:style>
    <style:style style:name="T230" style:family="text">
      <style:text-properties fo:language="uk" fo:country="UA" officeooo:rsid="01f8c16c"/>
    </style:style>
    <style:style style:name="T231" style:family="text">
      <style:text-properties fo:language="uk" fo:country="UA" officeooo:rsid="01f962fc"/>
    </style:style>
    <style:style style:name="T232" style:family="text">
      <style:text-properties fo:language="uk" fo:country="UA" officeooo:rsid="01d6a431"/>
    </style:style>
    <style:style style:name="T233" style:family="text">
      <style:text-properties fo:language="uk" fo:country="UA" officeooo:rsid="00e42614"/>
    </style:style>
    <style:style style:name="T234" style:family="text">
      <style:text-properties fo:language="uk" fo:country="UA" officeooo:rsid="01053f6d"/>
    </style:style>
    <style:style style:name="T235" style:family="text">
      <style:text-properties fo:language="uk" fo:country="UA" officeooo:rsid="0106c4e9"/>
    </style:style>
    <style:style style:name="T236" style:family="text">
      <style:text-properties fo:language="uk" fo:country="UA" officeooo:rsid="010d73b7"/>
    </style:style>
    <style:style style:name="T237" style:family="text">
      <style:text-properties fo:language="uk" fo:country="UA" officeooo:rsid="020e61d0"/>
    </style:style>
    <style:style style:name="T238" style:family="text">
      <style:text-properties fo:language="uk" fo:country="UA" officeooo:rsid="0219f04c"/>
    </style:style>
    <style:style style:name="T239" style:family="text">
      <style:text-properties fo:language="uk" fo:country="UA" officeooo:rsid="022f687f"/>
    </style:style>
    <style:style style:name="T240" style:family="text">
      <style:text-properties fo:language="uk" fo:country="UA" officeooo:rsid="0245464d"/>
    </style:style>
    <style:style style:name="T241" style:family="text">
      <style:text-properties fo:language="uk" fo:country="UA" officeooo:rsid="027b79d2"/>
    </style:style>
    <style:style style:name="T242" style:family="text">
      <style:text-properties fo:language="uk" fo:country="UA" officeooo:rsid="027c5baa"/>
    </style:style>
    <style:style style:name="T243" style:family="text">
      <style:text-properties fo:language="uk" fo:country="UA" officeooo:rsid="0291444e"/>
    </style:style>
    <style:style style:name="T244" style:family="text">
      <style:text-properties fo:language="uk" fo:country="UA" officeooo:rsid="029fec50"/>
    </style:style>
    <style:style style:name="T245" style:family="text">
      <style:text-properties fo:language="uk" fo:country="UA" officeooo:rsid="02a94065"/>
    </style:style>
    <style:style style:name="T246" style:family="text">
      <style:text-properties fo:language="uk" fo:country="UA" officeooo:rsid="02ab6d3c"/>
    </style:style>
    <style:style style:name="T247" style:family="text">
      <style:text-properties officeooo:rsid="011c07c9"/>
    </style:style>
    <style:style style:name="T248" style:family="text">
      <style:text-properties officeooo:rsid="016b77cc"/>
    </style:style>
    <style:style style:name="T249" style:family="text">
      <style:text-properties officeooo:rsid="011ca864"/>
    </style:style>
    <style:style style:name="T250" style:family="text">
      <style:text-properties officeooo:rsid="011e8b7f"/>
    </style:style>
    <style:style style:name="T251" style:family="text">
      <style:text-properties officeooo:rsid="00e42614"/>
    </style:style>
    <style:style style:name="T252" style:family="text">
      <style:text-properties officeooo:rsid="011fca38"/>
    </style:style>
    <style:style style:name="T253" style:family="text">
      <style:text-properties officeooo:rsid="012117db"/>
    </style:style>
    <style:style style:name="T254" style:family="text">
      <style:text-properties officeooo:rsid="0130ab20"/>
    </style:style>
    <style:style style:name="T255" style:family="text">
      <style:text-properties officeooo:rsid="012199c0"/>
    </style:style>
    <style:style style:name="T256" style:family="text">
      <style:text-properties officeooo:rsid="0121dfcd"/>
    </style:style>
    <style:style style:name="T257" style:family="text">
      <style:text-properties officeooo:rsid="012390e8"/>
    </style:style>
    <style:style style:name="T258" style:family="text">
      <style:text-properties officeooo:rsid="0123f0ca"/>
    </style:style>
    <style:style style:name="T259" style:family="text">
      <style:text-properties officeooo:rsid="0125e8b5"/>
    </style:style>
    <style:style style:name="T260" style:family="text">
      <style:text-properties officeooo:rsid="01275060"/>
    </style:style>
    <style:style style:name="T261" style:family="text">
      <style:text-properties officeooo:rsid="01284bf3"/>
    </style:style>
    <style:style style:name="T262" style:family="text">
      <style:text-properties officeooo:rsid="013ea3b9"/>
    </style:style>
    <style:style style:name="T263" style:family="text">
      <style:text-properties officeooo:rsid="01293ac6"/>
    </style:style>
    <style:style style:name="T264" style:family="text">
      <style:text-properties officeooo:rsid="012ad6ce"/>
    </style:style>
    <style:style style:name="T265" style:family="text">
      <style:text-properties officeooo:rsid="012b8266"/>
    </style:style>
    <style:style style:name="T266" style:family="text">
      <style:text-properties officeooo:rsid="00e54b69"/>
    </style:style>
    <style:style style:name="T267" style:family="text">
      <style:text-properties officeooo:rsid="012f7eab"/>
    </style:style>
    <style:style style:name="T268" style:family="text">
      <style:text-properties officeooo:rsid="01358f9a"/>
    </style:style>
    <style:style style:name="T269" style:family="text">
      <style:text-properties officeooo:rsid="0137763b"/>
    </style:style>
    <style:style style:name="T270" style:family="text">
      <style:text-properties officeooo:rsid="013a2fc4"/>
    </style:style>
    <style:style style:name="T271" style:family="text">
      <style:text-properties officeooo:rsid="013ac21f"/>
    </style:style>
    <style:style style:name="T272" style:family="text">
      <style:text-properties officeooo:rsid="013c7221"/>
    </style:style>
    <style:style style:name="T273" style:family="text">
      <style:text-properties officeooo:rsid="013cb4a5"/>
    </style:style>
    <style:style style:name="T274" style:family="text">
      <style:text-properties officeooo:rsid="013ee979"/>
    </style:style>
    <style:style style:name="T275" style:family="text">
      <style:text-properties officeooo:rsid="013f8d6e"/>
    </style:style>
    <style:style style:name="T276" style:family="text">
      <style:text-properties officeooo:rsid="013fa266"/>
    </style:style>
    <style:style style:name="T277" style:family="text">
      <style:text-properties officeooo:rsid="014263d4"/>
    </style:style>
    <style:style style:name="T278" style:family="text">
      <style:text-properties officeooo:rsid="014674be"/>
    </style:style>
    <style:style style:name="T279" style:family="text">
      <style:text-properties officeooo:rsid="01433e7a"/>
    </style:style>
    <style:style style:name="T280" style:family="text">
      <style:text-properties officeooo:rsid="01447f41"/>
    </style:style>
    <style:style style:name="T281" style:family="text">
      <style:text-properties officeooo:rsid="01457772"/>
    </style:style>
    <style:style style:name="T282" style:family="text">
      <style:text-properties officeooo:rsid="0145a802"/>
    </style:style>
    <style:style style:name="T283" style:family="text">
      <style:text-properties officeooo:rsid="0145ae70"/>
    </style:style>
    <style:style style:name="T284" style:family="text">
      <style:text-properties officeooo:rsid="01465c08"/>
    </style:style>
    <style:style style:name="T285" style:family="text">
      <style:text-properties officeooo:rsid="00106065"/>
    </style:style>
    <style:style style:name="T286" style:family="text">
      <style:text-properties officeooo:rsid="00128647"/>
    </style:style>
    <style:style style:name="T287" style:family="text">
      <style:text-properties officeooo:rsid="00142792"/>
    </style:style>
    <style:style style:name="T288" style:family="text">
      <style:text-properties officeooo:rsid="001d3aa6"/>
    </style:style>
    <style:style style:name="T289" style:family="text">
      <style:text-properties officeooo:rsid="00189af1"/>
    </style:style>
    <style:style style:name="T290" style:family="text">
      <style:text-properties officeooo:rsid="01497b7f"/>
    </style:style>
    <style:style style:name="T291" style:family="text">
      <style:text-properties officeooo:rsid="014db8a3"/>
    </style:style>
    <style:style style:name="T292" style:family="text">
      <style:text-properties officeooo:rsid="0019451a"/>
    </style:style>
    <style:style style:name="T293" style:family="text">
      <style:text-properties officeooo:rsid="014f426b"/>
    </style:style>
    <style:style style:name="T294" style:family="text">
      <style:text-properties officeooo:rsid="001a56c3"/>
    </style:style>
    <style:style style:name="T295" style:family="text">
      <style:text-properties officeooo:rsid="014c0632"/>
    </style:style>
    <style:style style:name="T296" style:family="text">
      <style:text-properties officeooo:rsid="014a09b6"/>
    </style:style>
    <style:style style:name="T297" style:family="text">
      <style:text-properties officeooo:rsid="0019ec28"/>
    </style:style>
    <style:style style:name="T298" style:family="text">
      <style:text-properties officeooo:rsid="001bd968"/>
    </style:style>
    <style:style style:name="T299" style:family="text">
      <style:text-properties officeooo:rsid="001efcaf"/>
    </style:style>
    <style:style style:name="T300" style:family="text">
      <style:text-properties fo:background-color="#ffff00" loext:char-shading-value="0"/>
    </style:style>
    <style:style style:name="T301" style:family="text">
      <style:text-properties officeooo:rsid="0023abc8"/>
    </style:style>
    <style:style style:name="T302" style:family="text">
      <style:text-properties officeooo:rsid="014fe71d"/>
    </style:style>
    <style:style style:name="T303" style:family="text">
      <style:text-properties officeooo:rsid="00245709"/>
    </style:style>
    <style:style style:name="T304" style:family="text">
      <style:text-properties officeooo:rsid="01512429"/>
    </style:style>
    <style:style style:name="T305" style:family="text">
      <style:text-properties officeooo:rsid="00257d51"/>
    </style:style>
    <style:style style:name="T306" style:family="text">
      <style:text-properties officeooo:rsid="002771ba"/>
    </style:style>
    <style:style style:name="T307" style:family="text">
      <style:text-properties officeooo:rsid="01523e4b"/>
    </style:style>
    <style:style style:name="T308" style:family="text">
      <style:text-properties officeooo:rsid="01535d7d"/>
    </style:style>
    <style:style style:name="T309" style:family="text">
      <style:text-properties officeooo:rsid="00293b82"/>
    </style:style>
    <style:style style:name="T310" style:family="text">
      <style:text-properties officeooo:rsid="00294ac5"/>
    </style:style>
    <style:style style:name="T311" style:family="text">
      <style:text-properties officeooo:rsid="01551c7f"/>
    </style:style>
    <style:style style:name="T312" style:family="text">
      <style:text-properties officeooo:rsid="0029eef5"/>
    </style:style>
    <style:style style:name="T313" style:family="text">
      <style:text-properties officeooo:rsid="0156f9e1"/>
    </style:style>
    <style:style style:name="T314" style:family="text">
      <style:text-properties officeooo:rsid="01587ac8"/>
    </style:style>
    <style:style style:name="T315" style:family="text">
      <style:text-properties officeooo:rsid="002d1645"/>
    </style:style>
    <style:style style:name="T316" style:family="text">
      <style:text-properties officeooo:rsid="0159177f"/>
    </style:style>
    <style:style style:name="T317" style:family="text">
      <style:text-properties officeooo:rsid="01599755"/>
    </style:style>
    <style:style style:name="T318" style:family="text">
      <style:text-properties officeooo:rsid="015af736"/>
    </style:style>
    <style:style style:name="T319" style:family="text">
      <style:text-properties officeooo:rsid="0031bda6"/>
    </style:style>
    <style:style style:name="T320" style:family="text">
      <style:text-properties officeooo:rsid="015bdf05"/>
    </style:style>
    <style:style style:name="T321" style:family="text">
      <style:text-properties officeooo:rsid="002daf1c"/>
    </style:style>
    <style:style style:name="T322" style:family="text">
      <style:text-properties officeooo:rsid="015d323f"/>
    </style:style>
    <style:style style:name="T323" style:family="text">
      <style:text-properties officeooo:rsid="015ebb48"/>
    </style:style>
    <style:style style:name="T324" style:family="text">
      <style:text-properties officeooo:rsid="002de7fd"/>
    </style:style>
    <style:style style:name="T325" style:family="text">
      <style:text-properties officeooo:rsid="002fc175"/>
    </style:style>
    <style:style style:name="T326" style:family="text">
      <style:text-properties officeooo:rsid="015f21ca"/>
    </style:style>
    <style:style style:name="T327" style:family="text">
      <style:text-properties officeooo:rsid="0032d050"/>
    </style:style>
    <style:style style:name="T328" style:family="text">
      <style:text-properties officeooo:rsid="003497b2"/>
    </style:style>
    <style:style style:name="T329" style:family="text">
      <style:text-properties officeooo:rsid="016170ec"/>
    </style:style>
    <style:style style:name="T330" style:family="text">
      <style:text-properties officeooo:rsid="0161e639"/>
    </style:style>
    <style:style style:name="T331" style:family="text">
      <style:text-properties officeooo:rsid="00368471"/>
    </style:style>
    <style:style style:name="T332" style:family="text">
      <style:text-properties officeooo:rsid="00371139"/>
    </style:style>
    <style:style style:name="T333" style:family="text">
      <style:text-properties officeooo:rsid="01632cd9"/>
    </style:style>
    <style:style style:name="T334" style:family="text">
      <style:text-properties officeooo:rsid="00388643"/>
    </style:style>
    <style:style style:name="T335" style:family="text">
      <style:text-properties officeooo:rsid="016332f3"/>
    </style:style>
    <style:style style:name="T336" style:family="text">
      <style:text-properties officeooo:rsid="0038ff35"/>
    </style:style>
    <style:style style:name="T337" style:family="text">
      <style:text-properties officeooo:rsid="0164510f"/>
    </style:style>
    <style:style style:name="T338" style:family="text">
      <style:text-properties officeooo:rsid="00e85a2a"/>
    </style:style>
    <style:style style:name="T339" style:family="text">
      <style:text-properties officeooo:rsid="0020d2cb"/>
    </style:style>
    <style:style style:name="T340" style:family="text">
      <style:text-properties officeooo:rsid="016487c0"/>
    </style:style>
    <style:style style:name="T341" style:family="text">
      <style:text-properties officeooo:rsid="016590f6"/>
    </style:style>
    <style:style style:name="T342" style:family="text">
      <style:text-properties officeooo:rsid="0039c9a7"/>
    </style:style>
    <style:style style:name="T343" style:family="text">
      <style:text-properties officeooo:rsid="01665d6e"/>
    </style:style>
    <style:style style:name="T344" style:family="text">
      <style:text-properties officeooo:rsid="003ad058"/>
    </style:style>
    <style:style style:name="T345" style:family="text">
      <style:text-properties officeooo:rsid="0166f18e"/>
    </style:style>
    <style:style style:name="T346" style:family="text">
      <style:text-properties officeooo:rsid="003b2e0b"/>
    </style:style>
    <style:style style:name="T347" style:family="text">
      <style:text-properties officeooo:rsid="01686b23"/>
    </style:style>
    <style:style style:name="T348" style:family="text">
      <style:text-properties officeooo:rsid="003d3fd1"/>
    </style:style>
    <style:style style:name="T349" style:family="text">
      <style:text-properties officeooo:rsid="003d44f6"/>
    </style:style>
    <style:style style:name="T350" style:family="text">
      <style:text-properties officeooo:rsid="0169f80c"/>
    </style:style>
    <style:style style:name="T351" style:family="text">
      <style:text-properties officeooo:rsid="0023f496"/>
    </style:style>
    <style:style style:name="T352" style:family="text">
      <style:text-properties officeooo:rsid="003e4773"/>
    </style:style>
    <style:style style:name="T353" style:family="text">
      <style:text-properties officeooo:rsid="00435abf"/>
    </style:style>
    <style:style style:name="T354" style:family="text">
      <style:text-properties officeooo:rsid="0043bd67"/>
    </style:style>
    <style:style style:name="T355" style:family="text">
      <style:text-properties officeooo:rsid="0043f448"/>
    </style:style>
    <style:style style:name="T356" style:family="text">
      <style:text-properties officeooo:rsid="016b9116"/>
    </style:style>
    <style:style style:name="T357" style:family="text">
      <style:text-properties officeooo:rsid="003fa225"/>
    </style:style>
    <style:style style:name="T358" style:family="text">
      <style:text-properties officeooo:rsid="0045d357"/>
    </style:style>
    <style:style style:name="T359" style:family="text">
      <style:text-properties officeooo:rsid="016c17f1"/>
    </style:style>
    <style:style style:name="T360" style:family="text">
      <style:text-properties officeooo:rsid="016c4889"/>
    </style:style>
    <style:style style:name="T361" style:family="text">
      <style:text-properties officeooo:rsid="00417b5e"/>
    </style:style>
    <style:style style:name="T362" style:family="text">
      <style:text-properties officeooo:rsid="00464ac8"/>
    </style:style>
    <style:style style:name="T363" style:family="text">
      <style:text-properties officeooo:rsid="016cb477"/>
    </style:style>
    <style:style style:name="T364" style:family="text">
      <style:text-properties officeooo:rsid="00483ec4"/>
    </style:style>
    <style:style style:name="T365" style:family="text">
      <style:text-properties officeooo:rsid="016cc8cb"/>
    </style:style>
    <style:style style:name="T366" style:family="text">
      <style:text-properties officeooo:rsid="0048f92e"/>
    </style:style>
    <style:style style:name="T367" style:family="text">
      <style:text-properties officeooo:rsid="016e21d1"/>
    </style:style>
    <style:style style:name="T368" style:family="text">
      <style:text-properties officeooo:rsid="016ef29d"/>
    </style:style>
    <style:style style:name="T369" style:family="text">
      <style:text-properties officeooo:rsid="004c8ae0"/>
    </style:style>
    <style:style style:name="T370" style:family="text">
      <style:text-properties officeooo:rsid="016f93f5"/>
    </style:style>
    <style:style style:name="T371" style:family="text">
      <style:text-properties officeooo:rsid="01806a3a"/>
    </style:style>
    <style:style style:name="T372" style:family="text">
      <style:text-properties officeooo:rsid="004e3c20"/>
    </style:style>
    <style:style style:name="T373" style:family="text">
      <style:text-properties officeooo:rsid="004fa8b5"/>
    </style:style>
    <style:style style:name="T374" style:family="text">
      <style:text-properties officeooo:rsid="01714923"/>
    </style:style>
    <style:style style:name="T375" style:family="text">
      <style:text-properties officeooo:rsid="01733b36"/>
    </style:style>
    <style:style style:name="T376" style:family="text">
      <style:text-properties officeooo:rsid="0175beba"/>
    </style:style>
    <style:style style:name="T377" style:family="text">
      <style:text-properties officeooo:rsid="01749e30"/>
    </style:style>
    <style:style style:name="T378" style:family="text">
      <style:text-properties officeooo:rsid="00501984"/>
    </style:style>
    <style:style style:name="T379" style:family="text">
      <style:text-properties officeooo:rsid="01777b68"/>
    </style:style>
    <style:style style:name="T380" style:family="text">
      <style:text-properties officeooo:rsid="0051c09a"/>
    </style:style>
    <style:style style:name="T381" style:family="text">
      <style:text-properties officeooo:rsid="0051d974"/>
    </style:style>
    <style:style style:name="T382" style:family="text">
      <style:text-properties officeooo:rsid="00539189"/>
    </style:style>
    <style:style style:name="T383" style:family="text">
      <style:text-properties officeooo:rsid="0178e366"/>
    </style:style>
    <style:style style:name="T384" style:family="text">
      <style:text-properties officeooo:rsid="005900c7"/>
    </style:style>
    <style:style style:name="T385" style:family="text">
      <style:text-properties officeooo:rsid="00554003"/>
    </style:style>
    <style:style style:name="T386" style:family="text">
      <style:text-properties officeooo:rsid="00570142"/>
    </style:style>
    <style:style style:name="T387" style:family="text">
      <style:text-properties officeooo:rsid="005c8284"/>
    </style:style>
    <style:style style:name="T388" style:family="text">
      <style:text-properties officeooo:rsid="005df5be"/>
    </style:style>
    <style:style style:name="T389" style:family="text">
      <style:text-properties officeooo:rsid="005fce4e"/>
    </style:style>
    <style:style style:name="T390" style:family="text">
      <style:text-properties officeooo:rsid="01803e46"/>
    </style:style>
    <style:style style:name="T391" style:family="text">
      <style:text-properties officeooo:rsid="01811b00"/>
    </style:style>
    <style:style style:name="T392" style:family="text">
      <style:text-properties officeooo:rsid="00604dd9"/>
    </style:style>
    <style:style style:name="T393" style:family="text">
      <style:text-properties officeooo:rsid="0181caf3"/>
    </style:style>
    <style:style style:name="T394" style:family="text">
      <style:text-properties officeooo:rsid="00620f4f"/>
    </style:style>
    <style:style style:name="T395" style:family="text">
      <style:text-properties officeooo:rsid="0182e88c"/>
    </style:style>
    <style:style style:name="T396" style:family="text">
      <style:text-properties officeooo:rsid="01844685"/>
    </style:style>
    <style:style style:name="T397" style:family="text">
      <style:text-properties officeooo:rsid="0063392e"/>
    </style:style>
    <style:style style:name="T398" style:family="text">
      <style:text-properties officeooo:rsid="00b5d039"/>
    </style:style>
    <style:style style:name="T399" style:family="text">
      <style:text-properties officeooo:rsid="018530e6"/>
    </style:style>
    <style:style style:name="T400" style:family="text">
      <style:text-properties officeooo:rsid="01c1f6c5"/>
    </style:style>
    <style:style style:name="T401" style:family="text">
      <style:text-properties officeooo:rsid="0065314c"/>
    </style:style>
    <style:style style:name="T402" style:family="text">
      <style:text-properties officeooo:rsid="0185423d"/>
    </style:style>
    <style:style style:name="T403" style:family="text">
      <style:text-properties officeooo:rsid="00660bac"/>
    </style:style>
    <style:style style:name="T404" style:family="text">
      <style:text-properties officeooo:rsid="01871d14"/>
    </style:style>
    <style:style style:name="T405" style:family="text">
      <style:text-properties officeooo:rsid="0187c4f0"/>
    </style:style>
    <style:style style:name="T406" style:family="text">
      <style:text-properties officeooo:rsid="01c35d61"/>
    </style:style>
    <style:style style:name="T407" style:family="text">
      <style:text-properties officeooo:rsid="01895e9a"/>
    </style:style>
    <style:style style:name="T408" style:family="text">
      <style:text-properties officeooo:rsid="0198a28c"/>
    </style:style>
    <style:style style:name="T409" style:family="text">
      <style:text-properties officeooo:rsid="00672e1d"/>
    </style:style>
    <style:style style:name="T410" style:family="text">
      <style:text-properties officeooo:rsid="0189bb4f"/>
    </style:style>
    <style:style style:name="T411" style:family="text">
      <style:text-properties officeooo:rsid="0179792e"/>
    </style:style>
    <style:style style:name="T412" style:family="text">
      <style:text-properties officeooo:rsid="00594b45"/>
    </style:style>
    <style:style style:name="T413" style:family="text">
      <style:text-properties officeooo:rsid="0059ed16"/>
    </style:style>
    <style:style style:name="T414" style:family="text">
      <style:text-properties officeooo:rsid="0179fcc4"/>
    </style:style>
    <style:style style:name="T415" style:family="text">
      <style:text-properties officeooo:rsid="017d611d"/>
    </style:style>
    <style:style style:name="T416" style:family="text">
      <style:text-properties officeooo:rsid="017a471f"/>
    </style:style>
    <style:style style:name="T417" style:family="text">
      <style:text-properties officeooo:rsid="017e4206"/>
    </style:style>
    <style:style style:name="T418" style:family="text">
      <style:text-properties officeooo:rsid="017ecbbd"/>
    </style:style>
    <style:style style:name="T419" style:family="text">
      <style:text-properties officeooo:rsid="017bf20f"/>
    </style:style>
    <style:style style:name="T420" style:family="text">
      <style:text-properties officeooo:rsid="018c383e"/>
    </style:style>
    <style:style style:name="T421" style:family="text">
      <style:text-properties officeooo:rsid="0068f66d"/>
    </style:style>
    <style:style style:name="T422" style:family="text">
      <style:text-properties officeooo:rsid="006f2f79"/>
    </style:style>
    <style:style style:name="T423" style:family="text">
      <style:text-properties officeooo:rsid="019712b5"/>
    </style:style>
    <style:style style:name="T424" style:family="text">
      <style:text-properties officeooo:rsid="0190b13f"/>
    </style:style>
    <style:style style:name="T425" style:family="text">
      <style:text-properties officeooo:rsid="01930fbe"/>
    </style:style>
    <style:style style:name="T426" style:family="text">
      <style:text-properties officeooo:rsid="0070a512"/>
    </style:style>
    <style:style style:name="T427" style:family="text">
      <style:text-properties officeooo:rsid="01cd5030"/>
    </style:style>
    <style:style style:name="T428" style:family="text">
      <style:text-properties officeooo:rsid="0071f74f"/>
    </style:style>
    <style:style style:name="T429" style:family="text">
      <style:text-properties officeooo:rsid="01926465"/>
    </style:style>
    <style:style style:name="T430" style:family="text">
      <style:text-properties officeooo:rsid="0194c250"/>
    </style:style>
    <style:style style:name="T431" style:family="text">
      <style:text-properties officeooo:rsid="01974323"/>
    </style:style>
    <style:style style:name="T432" style:family="text">
      <style:text-properties officeooo:rsid="019b5cf0"/>
    </style:style>
    <style:style style:name="T433" style:family="text">
      <style:text-properties officeooo:rsid="01996254"/>
    </style:style>
    <style:style style:name="T434" style:family="text">
      <style:text-properties officeooo:rsid="019b8b25"/>
    </style:style>
    <style:style style:name="T435" style:family="text">
      <style:text-properties officeooo:rsid="019c568d"/>
    </style:style>
    <style:style style:name="T436" style:family="text">
      <style:text-properties officeooo:rsid="01b73872"/>
    </style:style>
    <style:style style:name="T437" style:family="text">
      <style:text-properties officeooo:rsid="01b24bda"/>
    </style:style>
    <style:style style:name="T438" style:family="text">
      <style:text-properties officeooo:rsid="019a01ec"/>
    </style:style>
    <style:style style:name="T439" style:family="text">
      <style:text-properties officeooo:rsid="01e1626b"/>
    </style:style>
    <style:style style:name="T440" style:family="text">
      <style:text-properties officeooo:rsid="019ef4d3"/>
    </style:style>
    <style:style style:name="T441" style:family="text">
      <style:text-properties officeooo:rsid="006ac469"/>
    </style:style>
    <style:style style:name="T442" style:family="text">
      <style:text-properties officeooo:rsid="01bf7519"/>
    </style:style>
    <style:style style:name="T443" style:family="text">
      <style:text-properties officeooo:rsid="01a4f677"/>
    </style:style>
    <style:style style:name="T444" style:family="text">
      <style:text-properties officeooo:rsid="019d3aac"/>
    </style:style>
    <style:style style:name="T445" style:family="text">
      <style:text-properties officeooo:rsid="019ea527"/>
    </style:style>
    <style:style style:name="T446" style:family="text">
      <style:text-properties officeooo:rsid="019f5155"/>
    </style:style>
    <style:style style:name="T447" style:family="text">
      <style:text-properties officeooo:rsid="01bdfba5"/>
    </style:style>
    <style:style style:name="T448" style:family="text">
      <style:text-properties officeooo:rsid="01a16269"/>
    </style:style>
    <style:style style:name="T449" style:family="text">
      <style:text-properties officeooo:rsid="019fa002"/>
    </style:style>
    <style:style style:name="T450" style:family="text">
      <style:text-properties officeooo:rsid="01b348ae"/>
    </style:style>
    <style:style style:name="T451" style:family="text">
      <style:text-properties officeooo:rsid="01dfb230"/>
    </style:style>
    <style:style style:name="T452" style:family="text">
      <style:text-properties officeooo:rsid="01b5c453"/>
    </style:style>
    <style:style style:name="T453" style:family="text">
      <style:text-properties officeooo:rsid="01f5c338"/>
    </style:style>
    <style:style style:name="T454" style:family="text">
      <style:text-properties officeooo:rsid="01a241d0"/>
    </style:style>
    <style:style style:name="T455" style:family="text">
      <style:text-properties officeooo:rsid="020aae36"/>
    </style:style>
    <style:style style:name="T456" style:family="text">
      <style:text-properties officeooo:rsid="01eeeecd"/>
    </style:style>
    <style:style style:name="T457" style:family="text">
      <style:text-properties officeooo:rsid="01a38650"/>
    </style:style>
    <style:style style:name="T458" style:family="text">
      <style:text-properties officeooo:rsid="01a67d6e"/>
    </style:style>
    <style:style style:name="T459" style:family="text">
      <style:text-properties officeooo:rsid="01a6a6ce"/>
    </style:style>
    <style:style style:name="T460" style:family="text">
      <style:text-properties officeooo:rsid="01a81b88"/>
    </style:style>
    <style:style style:name="T461" style:family="text">
      <style:text-properties officeooo:rsid="01fe4e34"/>
    </style:style>
    <style:style style:name="T462" style:family="text">
      <style:text-properties officeooo:rsid="01f7b1ba"/>
    </style:style>
    <style:style style:name="T463" style:family="text">
      <style:text-properties officeooo:rsid="01a7ac88"/>
    </style:style>
    <style:style style:name="T464" style:family="text">
      <style:text-properties officeooo:rsid="01b0569b"/>
    </style:style>
    <style:style style:name="T465" style:family="text">
      <style:text-properties officeooo:rsid="01aa0103"/>
    </style:style>
    <style:style style:name="T466" style:family="text">
      <style:text-properties officeooo:rsid="01ab17f5"/>
    </style:style>
    <style:style style:name="T467" style:family="text">
      <style:text-properties officeooo:rsid="01af21ce"/>
    </style:style>
    <style:style style:name="T468" style:family="text">
      <style:text-properties officeooo:rsid="006c507c"/>
    </style:style>
    <style:style style:name="T469" style:family="text">
      <style:text-properties officeooo:rsid="01f8c16c"/>
    </style:style>
    <style:style style:name="T470" style:family="text">
      <style:text-properties officeooo:rsid="01fc5f06"/>
    </style:style>
    <style:style style:name="T471" style:family="text">
      <style:text-properties officeooo:rsid="01fae972"/>
    </style:style>
    <style:style style:name="T472" style:family="text">
      <style:text-properties officeooo:rsid="01f962fc"/>
    </style:style>
    <style:style style:name="T473" style:family="text">
      <style:text-properties officeooo:rsid="01acc310"/>
    </style:style>
    <style:style style:name="T474" style:family="text">
      <style:text-properties officeooo:rsid="01b03765"/>
    </style:style>
    <style:style style:name="T475" style:family="text">
      <style:text-properties officeooo:rsid="01b80b40"/>
    </style:style>
    <style:style style:name="T476" style:family="text">
      <style:text-properties officeooo:rsid="01e30132"/>
    </style:style>
    <style:style style:name="T477" style:family="text">
      <style:text-properties officeooo:rsid="01ad4e25"/>
    </style:style>
    <style:style style:name="T478" style:family="text">
      <style:text-properties officeooo:rsid="01ef50cc"/>
    </style:style>
    <style:style style:name="T479" style:family="text">
      <style:text-properties officeooo:rsid="01bb21d4"/>
    </style:style>
    <style:style style:name="T480" style:family="text">
      <style:text-properties officeooo:rsid="01b88544"/>
    </style:style>
    <style:style style:name="T481" style:family="text">
      <style:text-properties officeooo:rsid="020705e3"/>
    </style:style>
    <style:style style:name="T482" style:family="text">
      <style:text-properties officeooo:rsid="01ba40c3"/>
    </style:style>
    <style:style style:name="T483" style:family="text">
      <style:text-properties officeooo:rsid="01b95595"/>
    </style:style>
    <style:style style:name="T484" style:family="text">
      <style:text-properties officeooo:rsid="01be1531"/>
    </style:style>
    <style:style style:name="T485" style:family="text">
      <style:text-properties officeooo:rsid="01c3df96"/>
    </style:style>
    <style:style style:name="T486" style:family="text">
      <style:text-properties officeooo:rsid="01fcd6e1"/>
    </style:style>
    <style:style style:name="T487" style:family="text">
      <style:text-properties officeooo:rsid="01c36cfa"/>
    </style:style>
    <style:style style:name="T488" style:family="text">
      <style:text-properties officeooo:rsid="01c4cbaf"/>
    </style:style>
    <style:style style:name="T489" style:family="text">
      <style:text-properties officeooo:rsid="01c63a72"/>
    </style:style>
    <style:style style:name="T490" style:family="text">
      <style:text-properties officeooo:rsid="01c52210"/>
    </style:style>
    <style:style style:name="T491" style:family="text">
      <style:text-properties officeooo:rsid="01c7d4a2"/>
    </style:style>
    <style:style style:name="T492" style:family="text">
      <style:text-properties officeooo:rsid="01c86c81"/>
    </style:style>
    <style:style style:name="T493" style:family="text">
      <style:text-properties officeooo:rsid="0204ae81"/>
    </style:style>
    <style:style style:name="T494" style:family="text">
      <style:text-properties officeooo:rsid="01cd3aff"/>
    </style:style>
    <style:style style:name="T495" style:family="text">
      <style:text-properties officeooo:rsid="01c9bba0"/>
    </style:style>
    <style:style style:name="T496" style:family="text">
      <style:text-properties officeooo:rsid="01cd5ed6"/>
    </style:style>
    <style:style style:name="T497" style:family="text">
      <style:text-properties officeooo:rsid="01d7e2b6"/>
    </style:style>
    <style:style style:name="T498" style:family="text">
      <style:text-properties officeooo:rsid="006f00f1"/>
    </style:style>
    <style:style style:name="T499" style:family="text">
      <style:text-properties officeooo:rsid="00766ead"/>
    </style:style>
    <style:style style:name="T500" style:family="text">
      <style:text-properties officeooo:rsid="01d00caf"/>
    </style:style>
    <style:style style:name="T501" style:family="text">
      <style:text-properties officeooo:rsid="0206666e"/>
    </style:style>
    <style:style style:name="T502" style:family="text">
      <style:text-properties officeooo:rsid="0207ed9a"/>
    </style:style>
    <style:style style:name="T503" style:family="text">
      <style:text-properties officeooo:rsid="01d13f5b"/>
    </style:style>
    <style:style style:name="T504" style:family="text">
      <style:text-properties officeooo:rsid="01d97945"/>
    </style:style>
    <style:style style:name="T505" style:family="text">
      <style:text-properties officeooo:rsid="01dfd434"/>
    </style:style>
    <style:style style:name="T506" style:family="text">
      <style:text-properties officeooo:rsid="01d1d51e"/>
    </style:style>
    <style:style style:name="T507" style:family="text">
      <style:text-properties officeooo:rsid="01d685cb"/>
    </style:style>
    <style:style style:name="T508" style:family="text">
      <style:text-properties officeooo:rsid="01d49ae4"/>
    </style:style>
    <style:style style:name="T509" style:family="text">
      <style:text-properties officeooo:rsid="01dca136"/>
    </style:style>
    <style:style style:name="T510" style:family="text">
      <style:text-properties officeooo:rsid="01d6a431"/>
    </style:style>
    <style:style style:name="T511" style:family="text">
      <style:text-properties officeooo:rsid="01ec4ae5"/>
    </style:style>
    <style:style style:name="T512" style:family="text">
      <style:text-properties officeooo:rsid="01e48946"/>
    </style:style>
    <style:style style:name="T513" style:family="text">
      <style:text-properties officeooo:rsid="01e8560b"/>
    </style:style>
    <style:style style:name="T514" style:family="text">
      <style:text-properties officeooo:rsid="01e5523f"/>
    </style:style>
    <style:style style:name="T515" style:family="text">
      <style:text-properties officeooo:rsid="01eaae1c"/>
    </style:style>
    <style:style style:name="T516" style:family="text">
      <style:text-properties officeooo:rsid="01e607af"/>
    </style:style>
    <style:style style:name="T517" style:family="text">
      <style:text-properties officeooo:rsid="00774b12"/>
    </style:style>
    <style:style style:name="T518" style:family="text">
      <style:text-properties officeooo:rsid="01ce89c8"/>
    </style:style>
    <style:style style:name="T519" style:family="text">
      <style:text-properties officeooo:rsid="00728816"/>
    </style:style>
    <style:style style:name="T520" style:family="text">
      <style:text-properties officeooo:rsid="008d376b"/>
    </style:style>
    <style:style style:name="T521" style:family="text">
      <style:text-properties officeooo:rsid="008304a2"/>
    </style:style>
    <style:style style:name="T522" style:family="text">
      <style:text-properties officeooo:rsid="008f19e1"/>
    </style:style>
    <style:style style:name="T523" style:family="text">
      <style:text-properties officeooo:rsid="0084dc7a"/>
    </style:style>
    <style:style style:name="T524" style:family="text">
      <style:text-properties officeooo:rsid="0072b395"/>
    </style:style>
    <style:style style:name="T525" style:family="text">
      <style:text-properties officeooo:rsid="007cefd2"/>
    </style:style>
    <style:style style:name="T526" style:family="text">
      <style:text-properties officeooo:rsid="009308a5"/>
    </style:style>
    <style:style style:name="T527" style:family="text">
      <style:text-properties officeooo:rsid="008fd466"/>
    </style:style>
    <style:style style:name="T528" style:family="text">
      <style:text-properties officeooo:rsid="00855c36"/>
    </style:style>
    <style:style style:name="T529" style:family="text">
      <style:text-properties officeooo:rsid="00962f65"/>
    </style:style>
    <style:style style:name="T530" style:family="text">
      <style:text-properties officeooo:rsid="00872a31"/>
    </style:style>
    <style:style style:name="T531" style:family="text">
      <style:text-properties officeooo:rsid="007e2c92"/>
    </style:style>
    <style:style style:name="T532" style:family="text">
      <style:text-properties officeooo:rsid="008866c6"/>
    </style:style>
    <style:style style:name="T533" style:family="text">
      <style:text-properties officeooo:rsid="0088f718"/>
    </style:style>
    <style:style style:name="T534" style:family="text">
      <style:text-properties officeooo:rsid="009187ee"/>
    </style:style>
    <style:style style:name="T535" style:family="text">
      <style:text-properties officeooo:rsid="0072f8d8"/>
    </style:style>
    <style:style style:name="T536" style:family="text">
      <style:text-properties officeooo:rsid="0073a54e"/>
    </style:style>
    <style:style style:name="T537" style:family="text">
      <style:text-properties officeooo:rsid="00741318"/>
    </style:style>
    <style:style style:name="T538" style:family="text">
      <style:text-properties officeooo:rsid="0096650a"/>
    </style:style>
    <style:style style:name="T539" style:family="text">
      <style:text-properties officeooo:rsid="0097db3e"/>
    </style:style>
    <style:style style:name="T540" style:family="text">
      <style:text-properties officeooo:rsid="008bf5b8"/>
    </style:style>
    <style:style style:name="T541" style:family="text">
      <style:text-properties officeooo:rsid="00994bf0"/>
    </style:style>
    <style:style style:name="T542" style:family="text">
      <style:text-properties officeooo:rsid="00977121"/>
    </style:style>
    <style:style style:name="T543" style:family="text">
      <style:text-properties officeooo:rsid="009bf573"/>
    </style:style>
    <style:style style:name="T544" style:family="text">
      <style:text-properties officeooo:rsid="009c2d2e"/>
    </style:style>
    <style:style style:name="T545" style:family="text">
      <style:text-properties officeooo:rsid="009c5849"/>
    </style:style>
    <style:style style:name="T546" style:family="text">
      <style:text-properties officeooo:rsid="009db017"/>
    </style:style>
    <style:style style:name="T547" style:family="text">
      <style:text-properties officeooo:rsid="009fa6ef"/>
    </style:style>
    <style:style style:name="T548" style:family="text">
      <style:text-properties officeooo:rsid="00a0fed5"/>
    </style:style>
    <style:style style:name="T549" style:family="text">
      <style:text-properties officeooo:rsid="00a190af"/>
    </style:style>
    <style:style style:name="T550" style:family="text">
      <style:text-properties officeooo:rsid="00a80bb1"/>
    </style:style>
    <style:style style:name="T551" style:family="text">
      <style:text-properties officeooo:rsid="00a9f029"/>
    </style:style>
    <style:style style:name="T552" style:family="text">
      <style:text-properties officeooo:rsid="00aa4753"/>
    </style:style>
    <style:style style:name="T553" style:family="text">
      <style:text-properties officeooo:rsid="00aa4d4d"/>
    </style:style>
    <style:style style:name="T554" style:family="text">
      <style:text-properties officeooo:rsid="00ade673"/>
    </style:style>
    <style:style style:name="T555" style:family="text">
      <style:text-properties officeooo:rsid="00af457d"/>
    </style:style>
    <style:style style:name="T556" style:family="text">
      <style:text-properties officeooo:rsid="00b056aa"/>
    </style:style>
    <style:style style:name="T557" style:family="text">
      <style:text-properties officeooo:rsid="00b21120"/>
    </style:style>
    <style:style style:name="T558" style:family="text">
      <style:text-properties officeooo:rsid="00b28802"/>
    </style:style>
    <style:style style:name="T559" style:family="text">
      <style:text-properties officeooo:rsid="00b3fc80"/>
    </style:style>
    <style:style style:name="T560" style:family="text">
      <style:text-properties officeooo:rsid="00b6c7bb"/>
    </style:style>
    <style:style style:name="T561" style:family="text">
      <style:text-properties officeooo:rsid="00b825ef"/>
    </style:style>
    <style:style style:name="T562" style:family="text">
      <style:text-properties officeooo:rsid="00b9c598"/>
    </style:style>
    <style:style style:name="T563" style:family="text">
      <style:text-properties officeooo:rsid="00ba60d2"/>
    </style:style>
    <style:style style:name="T564" style:family="text">
      <style:text-properties officeooo:rsid="00bbf109"/>
    </style:style>
    <style:style style:name="T565" style:family="text">
      <style:text-properties officeooo:rsid="00be4c7a"/>
    </style:style>
    <style:style style:name="T566" style:family="text">
      <style:text-properties officeooo:rsid="00bf98a6"/>
    </style:style>
    <style:style style:name="T567" style:family="text">
      <style:text-properties officeooo:rsid="00c045c7"/>
    </style:style>
    <style:style style:name="T568" style:family="text">
      <style:text-properties officeooo:rsid="00c052a1"/>
    </style:style>
    <style:style style:name="T569" style:family="text">
      <style:text-properties officeooo:rsid="00c20ba5"/>
    </style:style>
    <style:style style:name="T570" style:family="text">
      <style:text-properties officeooo:rsid="00c321bd"/>
    </style:style>
    <style:style style:name="T571" style:family="text">
      <style:text-properties officeooo:rsid="00c37899"/>
    </style:style>
    <style:style style:name="T572" style:family="text">
      <style:text-properties officeooo:rsid="00c42bee"/>
    </style:style>
    <style:style style:name="T573" style:family="text">
      <style:text-properties officeooo:rsid="00c55d43"/>
    </style:style>
    <style:style style:name="T574" style:family="text">
      <style:text-properties officeooo:rsid="00c621dc"/>
    </style:style>
    <style:style style:name="T575" style:family="text">
      <style:text-properties officeooo:rsid="00c72a73"/>
    </style:style>
    <style:style style:name="T576" style:family="text">
      <style:text-properties officeooo:rsid="00c7853d"/>
    </style:style>
    <style:style style:name="T577" style:family="text">
      <style:text-properties officeooo:rsid="00c8e547"/>
    </style:style>
    <style:style style:name="T578" style:family="text">
      <style:text-properties officeooo:rsid="00c9804a"/>
    </style:style>
    <style:style style:name="T579" style:family="text">
      <style:text-properties officeooo:rsid="00c9df80"/>
    </style:style>
    <style:style style:name="T580" style:family="text">
      <style:text-properties officeooo:rsid="00cac3e2"/>
    </style:style>
    <style:style style:name="T581" style:family="text">
      <style:text-properties officeooo:rsid="00cc2bf8"/>
    </style:style>
    <style:style style:name="T582" style:family="text">
      <style:text-properties officeooo:rsid="00cc8ddf"/>
    </style:style>
    <style:style style:name="T583" style:family="text">
      <style:text-properties officeooo:rsid="00ce1bc9"/>
    </style:style>
    <style:style style:name="T584" style:family="text">
      <style:text-properties officeooo:rsid="00cf434c"/>
    </style:style>
    <style:style style:name="T585" style:family="text">
      <style:text-properties officeooo:rsid="00d0e1ad"/>
    </style:style>
    <style:style style:name="T586" style:family="text">
      <style:text-properties officeooo:rsid="00d4e6e2"/>
    </style:style>
    <style:style style:name="T587" style:family="text">
      <style:text-properties officeooo:rsid="00e0ab62"/>
    </style:style>
    <style:style style:name="T588" style:family="text">
      <style:text-properties officeooo:rsid="00d3e2cb"/>
    </style:style>
    <style:style style:name="T589" style:family="text">
      <style:text-properties officeooo:rsid="00d2c268"/>
    </style:style>
    <style:style style:name="T590" style:family="text">
      <style:text-properties officeooo:rsid="00d66c4c"/>
    </style:style>
    <style:style style:name="T591" style:family="text">
      <style:text-properties officeooo:rsid="00d3f096"/>
    </style:style>
    <style:style style:name="T592" style:family="text">
      <style:text-properties officeooo:rsid="00d5b7f7"/>
    </style:style>
    <style:style style:name="T593" style:family="text">
      <style:text-properties officeooo:rsid="00d5de4b"/>
    </style:style>
    <style:style style:name="T594" style:family="text">
      <style:text-properties officeooo:rsid="00deb913"/>
    </style:style>
    <style:style style:name="T595" style:family="text">
      <style:text-properties officeooo:rsid="00d67e1b"/>
    </style:style>
    <style:style style:name="T596" style:family="text">
      <style:text-properties officeooo:rsid="00d85ea4"/>
    </style:style>
    <style:style style:name="T597" style:family="text">
      <style:text-properties officeooo:rsid="00d92365"/>
    </style:style>
    <style:style style:name="T598" style:family="text">
      <style:text-properties officeooo:rsid="00dab151"/>
    </style:style>
    <style:style style:name="T599" style:family="text">
      <style:text-properties officeooo:rsid="00dc1020"/>
    </style:style>
    <style:style style:name="T600" style:family="text">
      <style:text-properties officeooo:rsid="00dcffd1"/>
    </style:style>
    <style:style style:name="T601" style:family="text">
      <style:text-properties officeooo:rsid="00e0d469"/>
    </style:style>
    <style:style style:name="T602" style:family="text">
      <style:text-properties officeooo:rsid="00dd0704"/>
    </style:style>
    <style:style style:name="T603" style:family="text">
      <style:text-properties officeooo:rsid="00df28e8"/>
    </style:style>
    <style:style style:name="T604" style:family="text">
      <style:text-properties officeooo:rsid="00dfe376"/>
    </style:style>
    <style:style style:name="T605" style:family="text">
      <style:text-properties officeooo:rsid="00e032c2"/>
    </style:style>
    <style:style style:name="T606" style:family="text">
      <style:text-properties officeooo:rsid="00e6945b"/>
    </style:style>
    <style:style style:name="T607" style:family="text">
      <style:text-properties officeooo:rsid="00e8e4e5"/>
    </style:style>
    <style:style style:name="T608" style:family="text">
      <style:text-properties officeooo:rsid="00f7e6ff"/>
    </style:style>
    <style:style style:name="T609" style:family="text">
      <style:text-properties officeooo:rsid="00e9a721"/>
    </style:style>
    <style:style style:name="T610" style:family="text">
      <style:text-properties officeooo:rsid="00f4fb4d"/>
    </style:style>
    <style:style style:name="T611" style:family="text">
      <style:text-properties officeooo:rsid="00ea85e8"/>
    </style:style>
    <style:style style:name="T612" style:family="text">
      <style:text-properties officeooo:rsid="00ecc719"/>
    </style:style>
    <style:style style:name="T613" style:family="text">
      <style:text-properties officeooo:rsid="00edd762"/>
    </style:style>
    <style:style style:name="T614" style:family="text">
      <style:text-properties officeooo:rsid="00eb2c04"/>
    </style:style>
    <style:style style:name="T615" style:family="text">
      <style:text-properties officeooo:rsid="00eec376"/>
    </style:style>
    <style:style style:name="T616" style:family="text">
      <style:text-properties officeooo:rsid="01053f6d"/>
    </style:style>
    <style:style style:name="T617" style:family="text">
      <style:text-properties officeooo:rsid="00f82e8c"/>
    </style:style>
    <style:style style:name="T618" style:family="text">
      <style:text-properties officeooo:rsid="00f0898b"/>
    </style:style>
    <style:style style:name="T619" style:family="text">
      <style:text-properties officeooo:rsid="00f18ee9"/>
    </style:style>
    <style:style style:name="T620" style:family="text">
      <style:text-properties officeooo:rsid="00f2a172"/>
    </style:style>
    <style:style style:name="T621" style:family="text">
      <style:text-properties officeooo:rsid="010142e3"/>
    </style:style>
    <style:style style:name="T622" style:family="text">
      <style:text-properties officeooo:rsid="00f49d59"/>
    </style:style>
    <style:style style:name="T623" style:family="text">
      <style:text-properties officeooo:rsid="00f665fd"/>
    </style:style>
    <style:style style:name="T624" style:family="text">
      <style:text-properties officeooo:rsid="00fa90f5"/>
    </style:style>
    <style:style style:name="T625" style:family="text">
      <style:text-properties officeooo:rsid="00fa1764"/>
    </style:style>
    <style:style style:name="T626" style:family="text">
      <style:text-properties officeooo:rsid="00fbc5f1"/>
    </style:style>
    <style:style style:name="T627" style:family="text">
      <style:text-properties officeooo:rsid="00fc8b22"/>
    </style:style>
    <style:style style:name="T628" style:family="text">
      <style:text-properties officeooo:rsid="00fd6cc6"/>
    </style:style>
    <style:style style:name="T629" style:family="text">
      <style:text-properties officeooo:rsid="00ff5499"/>
    </style:style>
    <style:style style:name="T630" style:family="text">
      <style:text-properties officeooo:rsid="0101af7b"/>
    </style:style>
    <style:style style:name="T631" style:family="text">
      <style:text-properties officeooo:rsid="0106c4e9"/>
    </style:style>
    <style:style style:name="T632" style:family="text">
      <style:text-properties officeooo:rsid="01037842"/>
    </style:style>
    <style:style style:name="T633" style:family="text">
      <style:text-properties officeooo:rsid="0108ae8b"/>
    </style:style>
    <style:style style:name="T634" style:family="text">
      <style:text-properties officeooo:rsid="010a7c81"/>
    </style:style>
    <style:style style:name="T635" style:family="text">
      <style:text-properties officeooo:rsid="0108da9d"/>
    </style:style>
    <style:style style:name="T636" style:family="text">
      <style:text-properties officeooo:rsid="010b2c97"/>
    </style:style>
    <style:style style:name="T637" style:family="text">
      <style:text-properties officeooo:rsid="010c493e"/>
    </style:style>
    <style:style style:name="T638" style:family="text">
      <style:text-properties officeooo:rsid="010d73b7"/>
    </style:style>
    <style:style style:name="T639" style:family="text">
      <style:text-properties officeooo:rsid="01120d0e"/>
    </style:style>
    <style:style style:name="T640" style:family="text">
      <style:text-properties officeooo:rsid="0112050c"/>
    </style:style>
    <style:style style:name="T641" style:family="text">
      <style:text-properties officeooo:rsid="0112548e"/>
    </style:style>
    <style:style style:name="T642" style:family="text">
      <style:text-properties officeooo:rsid="01137adc"/>
    </style:style>
    <style:style style:name="T643" style:family="text">
      <style:text-properties officeooo:rsid="01155272"/>
    </style:style>
    <style:style style:name="T644" style:family="text">
      <style:text-properties style:text-line-through-style="solid" style:text-line-through-type="single" fo:language="ru" fo:country="RU" style:text-underline-mode="continuous" style:text-overline-mode="continuous" style:text-line-through-mode="continuous"/>
    </style:style>
    <style:style style:name="T645"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646"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647" style:family="text">
      <style:text-properties fo:color="#c9211e" loext:opacity="100%" fo:language="ru" fo:country="RU"/>
    </style:style>
    <style:style style:name="T648" style:family="text">
      <style:text-properties fo:color="#0000ff" loext:opacity="100%"/>
    </style:style>
    <style:style style:name="T649" style:family="text">
      <style:text-properties style:font-name="Liberation Serif" fo:font-size="12pt" style:font-size-asian="12pt" style:font-size-complex="12pt"/>
    </style:style>
    <style:style style:name="T650" style:family="text">
      <style:text-properties officeooo:rsid="020e61d0"/>
    </style:style>
    <style:style style:name="T651" style:family="text">
      <style:text-properties officeooo:rsid="020ff2e5"/>
    </style:style>
    <style:style style:name="T652" style:family="text">
      <style:text-properties officeooo:rsid="0215b99a"/>
    </style:style>
    <style:style style:name="T653" style:family="text">
      <style:text-properties officeooo:rsid="0219f04c"/>
    </style:style>
    <style:style style:name="T654" style:family="text">
      <style:text-properties officeooo:rsid="01db4946" fo:background-color="transparent" loext:char-shading-value="0"/>
    </style:style>
    <style:style style:name="T655" style:family="text">
      <style:text-properties officeooo:rsid="021b8f2b" fo:background-color="transparent" loext:char-shading-value="0"/>
    </style:style>
    <style:style style:name="T656" style:family="text">
      <style:text-properties officeooo:rsid="01dca136" fo:background-color="transparent" loext:char-shading-value="0"/>
    </style:style>
    <style:style style:name="T657" style:family="text">
      <style:text-properties officeooo:rsid="01e42ae7" fo:background-color="transparent" loext:char-shading-value="0"/>
    </style:style>
    <style:style style:name="T658" style:family="text">
      <style:text-properties officeooo:rsid="027b79d2" fo:background-color="transparent" loext:char-shading-value="0"/>
    </style:style>
    <style:style style:name="T659" style:family="text">
      <style:text-properties officeooo:rsid="021b8f2b"/>
    </style:style>
    <style:style style:name="T660" style:family="text">
      <style:text-properties officeooo:rsid="021ca885"/>
    </style:style>
    <style:style style:name="T661" style:family="text">
      <style:text-properties officeooo:rsid="021d65a4"/>
    </style:style>
    <style:style style:name="T662" style:family="text">
      <style:text-properties officeooo:rsid="021f11d2"/>
    </style:style>
    <style:style style:name="T663" style:family="text">
      <style:text-properties officeooo:rsid="0225e5a3"/>
    </style:style>
    <style:style style:name="T664" style:family="text">
      <style:text-properties officeooo:rsid="022b5ce6"/>
    </style:style>
    <style:style style:name="T665" style:family="text">
      <style:text-properties officeooo:rsid="022c5621"/>
    </style:style>
    <style:style style:name="T666" style:family="text">
      <style:text-properties officeooo:rsid="022de5ad"/>
    </style:style>
    <style:style style:name="T667" style:family="text">
      <style:text-properties officeooo:rsid="022e906c"/>
    </style:style>
    <style:style style:name="T668" style:family="text">
      <style:text-properties officeooo:rsid="02332fb1"/>
    </style:style>
    <style:style style:name="T669" style:family="text">
      <style:text-properties officeooo:rsid="0234ef63"/>
    </style:style>
    <style:style style:name="T670" style:family="text">
      <style:text-properties officeooo:rsid="02396764"/>
    </style:style>
    <style:style style:name="T671" style:family="text">
      <style:text-properties officeooo:rsid="0239bb71"/>
    </style:style>
    <style:style style:name="T672" style:family="text">
      <style:text-properties officeooo:rsid="023a13af"/>
    </style:style>
    <style:style style:name="T673" style:family="text">
      <style:text-properties officeooo:rsid="023bea3f"/>
    </style:style>
    <style:style style:name="T674" style:family="text">
      <style:text-properties officeooo:rsid="023c9b65"/>
    </style:style>
    <style:style style:name="T675" style:family="text">
      <style:text-properties officeooo:rsid="023e167f"/>
    </style:style>
    <style:style style:name="T676" style:family="text">
      <style:text-properties officeooo:rsid="023fda63"/>
    </style:style>
    <style:style style:name="T677" style:family="text">
      <style:text-properties officeooo:rsid="0241ad41"/>
    </style:style>
    <style:style style:name="T678" style:family="text">
      <style:text-properties officeooo:rsid="024927e1"/>
    </style:style>
    <style:style style:name="T679" style:family="text">
      <style:text-properties officeooo:rsid="02512d1e"/>
    </style:style>
    <style:style style:name="T680" style:family="text">
      <style:text-properties officeooo:rsid="025335e4"/>
    </style:style>
    <style:style style:name="T681" style:family="text">
      <style:text-properties officeooo:rsid="0255d4b3"/>
    </style:style>
    <style:style style:name="T682" style:family="text">
      <style:text-properties officeooo:rsid="025ffc1f"/>
    </style:style>
    <style:style style:name="T683" style:family="text">
      <style:text-properties officeooo:rsid="0263bc64"/>
    </style:style>
    <style:style style:name="T684" style:family="text">
      <style:text-properties officeooo:rsid="0266b727"/>
    </style:style>
    <style:style style:name="T685" style:family="text">
      <style:text-properties officeooo:rsid="0266bd6e"/>
    </style:style>
    <style:style style:name="T686" style:family="text">
      <style:text-properties officeooo:rsid="0268a832"/>
    </style:style>
    <style:style style:name="T687" style:family="text">
      <style:text-properties officeooo:rsid="026900b8"/>
    </style:style>
    <style:style style:name="T688" style:family="text">
      <style:text-properties officeooo:rsid="0269b1a1"/>
    </style:style>
    <style:style style:name="T689" style:family="text">
      <style:text-properties officeooo:rsid="026b0601"/>
    </style:style>
    <style:style style:name="T690" style:family="text">
      <style:text-properties officeooo:rsid="026be3b6"/>
    </style:style>
    <style:style style:name="T691" style:family="text">
      <style:text-properties officeooo:rsid="026f3e58"/>
    </style:style>
    <style:style style:name="T692" style:family="text">
      <style:text-properties officeooo:rsid="02713c70"/>
    </style:style>
    <style:style style:name="T693" style:family="text">
      <style:text-properties officeooo:rsid="0271566e"/>
    </style:style>
    <style:style style:name="T694" style:family="text">
      <style:text-properties officeooo:rsid="02732d59"/>
    </style:style>
    <style:style style:name="T695" style:family="text">
      <style:text-properties officeooo:rsid="0273dd5d"/>
    </style:style>
    <style:style style:name="T696" style:family="text">
      <style:text-properties officeooo:rsid="0276dd17"/>
    </style:style>
    <style:style style:name="T697" style:family="text">
      <style:text-properties officeooo:rsid="0277cb64"/>
    </style:style>
    <style:style style:name="T698" style:family="text">
      <style:text-properties officeooo:rsid="0278626a"/>
    </style:style>
    <style:style style:name="T699" style:family="text">
      <style:text-properties officeooo:rsid="02789e5e"/>
    </style:style>
    <style:style style:name="T700" style:family="text">
      <style:text-properties officeooo:rsid="0279ac59"/>
    </style:style>
    <style:style style:name="T701" style:family="text">
      <style:text-properties officeooo:rsid="027b79d2"/>
    </style:style>
    <style:style style:name="T702" style:family="text">
      <style:text-properties officeooo:rsid="027c5baa"/>
    </style:style>
    <style:style style:name="T703" style:family="text">
      <style:text-properties officeooo:rsid="027cbcf9"/>
    </style:style>
    <style:style style:name="T704" style:family="text">
      <style:text-properties officeooo:rsid="027dcd88"/>
    </style:style>
    <style:style style:name="T705" style:family="text">
      <style:text-properties officeooo:rsid="027e60c7"/>
    </style:style>
    <style:style style:name="T706" style:family="text">
      <style:text-properties officeooo:rsid="02804de0"/>
    </style:style>
    <style:style style:name="T707" style:family="text">
      <style:text-properties officeooo:rsid="0280ef7a"/>
    </style:style>
    <style:style style:name="T708" style:family="text">
      <style:text-properties officeooo:rsid="028102e1"/>
    </style:style>
    <style:style style:name="T709" style:family="text">
      <style:text-properties officeooo:rsid="0282f395"/>
    </style:style>
    <style:style style:name="T710" style:family="text">
      <style:text-properties officeooo:rsid="028318e7"/>
    </style:style>
    <style:style style:name="T711" style:family="text">
      <style:text-properties officeooo:rsid="0261cf66"/>
    </style:style>
    <style:style style:name="T712" style:family="text">
      <style:text-properties officeooo:rsid="0283b520"/>
    </style:style>
    <style:style style:name="T713" style:family="text">
      <style:text-properties officeooo:rsid="0285a54e"/>
    </style:style>
    <style:style style:name="T714" style:family="text">
      <style:text-properties officeooo:rsid="0287fdbe"/>
    </style:style>
    <style:style style:name="T715" style:family="text">
      <style:text-properties officeooo:rsid="02881ef3"/>
    </style:style>
    <style:style style:name="T716" style:family="text">
      <style:text-properties officeooo:rsid="028a4671"/>
    </style:style>
    <style:style style:name="T717" style:family="text">
      <style:text-properties officeooo:rsid="028ae7a0"/>
    </style:style>
    <style:style style:name="T718" style:family="text">
      <style:text-properties officeooo:rsid="028b072b"/>
    </style:style>
    <style:style style:name="T719" style:family="text">
      <style:text-properties officeooo:rsid="028bab87"/>
    </style:style>
    <style:style style:name="T720" style:family="text">
      <style:text-properties officeooo:rsid="028c1fe3"/>
    </style:style>
    <style:style style:name="T721" style:family="text">
      <style:text-properties officeooo:rsid="028d41fa"/>
    </style:style>
    <style:style style:name="T722" style:family="text">
      <style:text-properties officeooo:rsid="028ea693"/>
    </style:style>
    <style:style style:name="T723" style:family="text">
      <style:text-properties officeooo:rsid="0291444e"/>
    </style:style>
    <style:style style:name="T724" style:family="text">
      <style:text-properties officeooo:rsid="0292daf4"/>
    </style:style>
    <style:style style:name="T725" style:family="text">
      <style:text-properties officeooo:rsid="02948144"/>
    </style:style>
    <style:style style:name="T726" style:family="text">
      <style:text-properties officeooo:rsid="02964e0d"/>
    </style:style>
    <style:style style:name="T727" style:family="text">
      <style:text-properties officeooo:rsid="02971bad"/>
    </style:style>
    <style:style style:name="T728" style:family="text">
      <style:text-properties officeooo:rsid="029915bd"/>
    </style:style>
    <style:style style:name="T729" style:family="text">
      <style:text-properties officeooo:rsid="0299f1b8"/>
    </style:style>
    <style:style style:name="T730" style:family="text">
      <style:text-properties officeooo:rsid="029c35f6"/>
    </style:style>
    <style:style style:name="T731" style:family="text">
      <style:text-properties officeooo:rsid="029ca194"/>
    </style:style>
    <style:style style:name="T732" style:family="text">
      <style:text-properties officeooo:rsid="029d40a5"/>
    </style:style>
    <style:style style:name="T733" style:family="text">
      <style:text-properties officeooo:rsid="029e710f"/>
    </style:style>
    <style:style style:name="T734" style:family="text">
      <style:text-properties officeooo:rsid="029fec50"/>
    </style:style>
    <style:style style:name="T735" style:family="text">
      <style:text-properties officeooo:rsid="02a04880"/>
    </style:style>
    <style:style style:name="T736" style:family="text">
      <style:text-properties officeooo:rsid="02a1efa2"/>
    </style:style>
    <style:style style:name="T737" style:family="text">
      <style:text-properties officeooo:rsid="02a70aa3"/>
    </style:style>
    <style:style style:name="T738" style:family="text">
      <style:text-properties officeooo:rsid="02a7c2b4"/>
    </style:style>
    <style:style style:name="T739" style:family="text">
      <style:text-properties officeooo:rsid="02a94065"/>
    </style:style>
    <style:style style:name="T740" style:family="text">
      <style:text-properties officeooo:rsid="02a9a37d"/>
    </style:style>
    <style:style style:name="T741" style:family="text">
      <style:text-properties officeooo:rsid="02aa89df"/>
    </style:style>
    <style:style style:name="T742" style:family="text">
      <style:text-properties officeooo:rsid="02ab6d3c"/>
    </style:style>
    <style:style style:name="T743" style:family="text">
      <style:text-properties officeooo:rsid="02ad560f"/>
    </style:style>
    <style:style style:name="T744" style:family="text">
      <style:text-properties officeooo:rsid="02ae57dd"/>
    </style:style>
    <style:style style:name="T745" style:family="text">
      <style:text-properties officeooo:rsid="02b00aac"/>
    </style:style>
    <style:style style:name="T746" style:family="text">
      <style:text-properties officeooo:rsid="02b02c21"/>
    </style:style>
    <style:style style:name="T747" style:family="text">
      <style:text-properties officeooo:rsid="02b0cf9b"/>
    </style:style>
    <style:style style:name="T748" style:family="text">
      <style:text-properties officeooo:rsid="02b1cad3"/>
    </style:style>
    <style:style style:name="T749" style:family="text">
      <style:text-properties officeooo:rsid="02b282a9"/>
    </style:style>
    <style:style style:name="T750" style:family="text">
      <style:text-properties officeooo:rsid="02b36519"/>
    </style:style>
    <style:style style:name="T751" style:family="text">
      <style:text-properties officeooo:rsid="02b4ae46"/>
    </style:style>
    <style:style style:name="T752" style:family="text">
      <style:text-properties officeooo:rsid="02b5ee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4" text:outline-level="1"><text:s/>Семь вечностей</text:h>
      <text:p text:style-name="P1">*ниспадающее безумие*</text:p>
      <text:p text:style-name="P2"/>
      <text:p text:style-name="P3">Война. Война никогда не меняется.</text:p>
      <text:p text:style-name="P4">Мне знакома эта фраза, но где, когда и при каких обстоятельствах? Не помню.</text:p>
      <text:p text:style-name="P3">Впрочем, это не имеет значения<text:span text:style-name="T1"> </text:span>вне времени и пространства.</text:p>
      <text:p text:style-name="P3">Война никогда не меняется...</text:p>
      <text:p text:style-name="P64"/>
      <text:h text:style-name="P356" text:outline-level="2">Глава 1</text:h>
      <text:p text:style-name="P280"/>
      <text:p text:style-name="P280"/>
      <text:p text:style-name="P69">Грымза поднесла блюдце и стакан с водой. Я съёжился под её колючим взглядом.</text:p>
      <text:p text:style-name="P69"/>
      <text:p text:style-name="P69">- Пей.</text:p>
      <text:p text:style-name="P69"/>
      <text:p text:style-name="P69">Она строго проследила за тем, как я взял с блюдца таблетку и запил. Многонедельный трюк с <text:span text:style-name="T24">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69"/>
      <text:p text:style-name="P69">- Открой рот.</text:p>
      <text:p text:style-name="P69"/>
      <text:p text:style-name="P69">Я открыл хлебальник и повертел языком вверх – вниз – в стороны, показывая, что не спрятал галоперидол за щекой или под корнем.</text:p>
      <text:p text:style-name="P6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69"/>
      <text:p text:style-name="P6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69"/>
      <text:p text:style-name="P69">Я прислушался к удаляющимся по коридору шагам. Когда они окончательно стихли, я лёг на край кровати спиной к двери.</text:p>
      <text:p text:style-name="P69"/>
      <text:p text:style-name="P6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69"/>
      <text:p text:style-name="P6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69"/>
      <text:p text:style-name="P6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69"/>
      <text:p text:style-name="P282"><text:span text:style-name="Default_20_Paragraph_20_Font"><text:span text:style-name="T25">…</text:span></text:span><text:span text:style-name="Default_20_Paragraph_20_Font"><text:span text:style-name="T27">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25">...</text:span></text:span></text:p>
      <text:p text:style-name="P69"/>
      <text:p text:style-name="P69">...Пододвинув судно одной рукой к себе поближе, я сильнее склонился над ним и засунул вторую руку как можно глубже себе в рот.</text:p>
      <text:p text:style-name="P69"/>
      <text:p text:style-name="P69">В-о-о-о-т т-а-а-а-к...</text:p>
      <text:p text:style-name="P69"/>
      <text:p text:style-name="P69">Я, наверное, единственный человек в мире, умеющий блевать бесшумно.</text:p>
      <text:p text:style-name="P69"/>
      <text:p text:style-name="P6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217">и смешать с пылью </text:span>под койкой.</text:p>
      <text:p text:style-name="P69"/>
      <text:p text:style-name="P69">Я осторожно задвинул судно обратно под кровать Терминатору и обернулся. Судья Дредд со скучающим видом тупил в смартфон.</text:p>
      <text:p text:style-name="P69"/>
      <text:p text:style-name="P69">Дело сделано. Теперь можно и заснуть.</text:p>
      <text:p text:style-name="P1"/>
      <text:p text:style-name="P1">***</text:p>
      <text:p text:style-name="P69"/>
      <text:p text:style-name="P69">Джет нетерпеливо толкает меня копытом в плечо.</text:p>
      <text:p text:style-name="P69"/>
      <text:p text:style-name="P69"><text:soft-page-break/>- Хум, вставай! Хум! Пора собираться! Хум… Хуман!!!</text:p>
      <text:p text:style-name="P69"/>
      <text:p text:style-name="P69">Последний толчок больше похож на пинок. Я со стоном разлепляю веки.</text:p>
      <text:p text:style-name="P69"/>
      <text:p text:style-name="P6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69"/>
      <text:p text:style-name="P69">- Они приближаются! Я слышала их горн! Надо убираться отсюда!</text:p>
      <text:p text:style-name="P69"/>
      <text:p text:style-name="P69">Последнюю порцию барахла Джет утрамбовывает, с размаху усевшись на мешок. Тот жалобно скрипит.</text:p>
      <text:p text:style-name="P69"/>
      <text:p text:style-name="P69">- Да вставай же!</text:p>
      <text:p text:style-name="P69"/>
      <text:p text:style-name="P69">Не дождавшись, Джет нетерпеливо прыгает ко мне и, поддев мордой, переводит в сидячее положение.</text:p>
      <text:p text:style-name="P69">Мешок, облегчённо крякнув, вываливает половину содержимого на землю.</text:p>
      <text:p text:style-name="P69"/>
      <text:p text:style-name="P69">…</text:p>
      <text:p text:style-name="P69"/>
      <text:p text:style-name="P69">Три дня! Три <text:span text:style-name="T1">грёба</text:span><text:span text:style-name="T2">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69"/>
      <text:p text:style-name="P6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69"/>
      <text:p text:style-name="P6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218">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69"/>
      <text:p text:style-name="P69">Нет, Агамемнон – ерунда.</text:p>
      <text:p text:style-name="P69">За нами. Гонятся. Чёртовы. Чокнутые. Пони.</text:p>
      <text:p text:style-name="P65"/>
      <text:p text:style-name="P6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6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69"/>
      <text:p text:style-name="P69">Ну вот кто заставил тебя улыбаться Дейдре, Хуман? Ведь всё так неплохо шло…</text:p>
      <text:p text:style-name="P69"/>
      <text:p text:style-name="P1">~~~</text:p>
      <text:p text:style-name="P69">…</text:p>
      <text:p text:style-name="P282"><text:span text:style-name="Default_20_Paragraph_20_Font"><text:span text:style-name="T27">- Привет, красавчики!</text:span></text:span></text:p>
      <text:p text:style-name="P69"/>
      <text:p text:style-name="P16">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69"/>
      <text:p text:style-name="P16">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6"/>
      <text:p text:style-name="P16">- Ох! <text:span text:style-name="T219">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220">м</text:span> дёрнула её изо всех сил, закинув меня себе на спину.</text:p>
      <text:p text:style-name="P16"/>
      <text:p text:style-name="P16">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6"/>
      <text:p text:style-name="P282"><text:span text:style-name="Default_20_Paragraph_20_Font"><text:span text:style-name="T27">В незащищённую бронёй шею Джет упиралось копьё крохотной поньки с гривой ёршиком.</text:span></text:span></text:p>
      <text:p text:style-name="P69"/>
      <text:p text:style-name="P16">-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6"/>
      <text:p text:style-name="P16"><text:soft-page-break/>Тут я заметил, что крыльев у этих оборванцев не наблюдается.</text:p>
      <text:p text:style-name="P69"/>
      <text:p text:style-name="P282"><text:span text:style-name="Default_20_Paragraph_20_Font"><text:span text:style-name="T27">- Молодец, Лейла! - похвалила козявку </text:span></text:span><text:span text:style-name="Default_20_Paragraph_20_Font"><text:span text:style-name="T28">Эпплгрин</text:span></text:span><text:span text:style-name="Default_20_Paragraph_20_Font"><text:span text:style-name="T27">.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282"><text:span text:style-name="Default_20_Paragraph_20_Font"><text:span text:style-name="T27">- Не пытайтесь уйти, красавчики, - повернулась к нам </text:span></text:span><text:span text:style-name="Default_20_Paragraph_20_Font"><text:span text:style-name="T28">рыжегривая</text:span></text:span><text:span text:style-name="Default_20_Paragraph_20_Font"><text:span text:style-name="T27">. - <text:s/>Мы ведь мо</text:span></text:span><text:span text:style-name="Default_20_Paragraph_20_Font"><text:span text:style-name="T29">гё</text:span></text:span><text:span text:style-name="Default_20_Paragraph_20_Font"><text:span text:style-name="T27">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6"/>
      <text:p text:style-name="P16">Та мрачно стояла, сцепив зубы.</text:p>
      <text:p text:style-name="P69"/>
      <text:p text:style-name="P282"><text:span text:style-name="Default_20_Paragraph_20_Font"><text:span text:style-name="T27">-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28">т</text:span></text:span><text:span text:style-name="Default_20_Paragraph_20_Font"><text:span text:style-name="T27">ы ничего не получи</text:span></text:span><text:span text:style-name="Default_20_Paragraph_20_Font"><text:span text:style-name="T28">шь</text:span></text:span><text:span text:style-name="Default_20_Paragraph_20_Font"><text:span text:style-name="T27">, кроме мороки. Лучше отпусти. </text:span></text:span><text:span text:style-name="Default_20_Paragraph_20_Font"><text:span text:style-name="T28">Т</text:span></text:span><text:span text:style-name="Default_20_Paragraph_20_Font"><text:span text:style-name="T27">ы же не трогае</text:span></text:span><text:span text:style-name="Default_20_Paragraph_20_Font"><text:span text:style-name="T28">шь</text:span></text:span><text:span text:style-name="Default_20_Paragraph_20_Font"><text:span text:style-name="T27"> жеребят, </text:span></text:span><text:span text:style-name="Default_20_Paragraph_20_Font"><text:span text:style-name="T28">Эпплгрин</text:span></text:span><text:span text:style-name="Default_20_Paragraph_20_Font"><text:span text:style-name="T27">?</text:span></text:span></text:p>
      <text:p text:style-name="P16"/>
      <text:p text:style-name="P16"><text:span text:style-name="T219">Рыжегривая понька</text:span> только хмыкнула.</text:p>
      <text:p text:style-name="P69"/>
      <text:p text:style-name="P16">- Хорош жеребёнок - ягодицы, что у ломовика! - она задумалась. - Так. Летуна – на кухню. А этого… красавчика – к Дейдре.</text:p>
      <text:p text:style-name="P16"/>
      <text:p text:style-name="P16">…</text:p>
      <text:p text:style-name="P16">…</text:p>
      <text:p text:style-name="P16">…</text:p>
      <text:p text:style-name="P69"/>
      <text:p text:style-name="P16">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6"/>
      <text:p text:style-name="P282"><text:span text:style-name="Default_20_Paragraph_20_Font"><text:span text:style-name="T27">-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6"/>
      <text:p text:style-name="P282"><text:soft-page-break/><text:span text:style-name="Default_20_Paragraph_20_Font"><text:span text:style-name="T27">Я аж передёрнул плечами. Конеёбство – это явно не то занятие, чем ты занимался в прошлом и хотел бы заниматься в будущем, Хуман!</text:span></text:span></text:p>
      <text:p text:style-name="P16"/>
      <text:p text:style-name="P16">Поняха с недоверием смотрела на меня.</text:p>
      <text:p text:style-name="P69"/>
      <text:p text:style-name="P16">- Хум, ты прикалываешься? Или та поломаная пегаска таки права, и ты действительно ничего не помнишь?</text:p>
      <text:p text:style-name="P16"/>
      <text:p text:style-name="P16">Понька принялась загибать копыта, делая сброс через каждую пару:</text:p>
      <text:p text:style-name="P16"/>
      <text:p text:style-name="P16">-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6"/>
      <text:p text:style-name="P16">…Я истерически рассмеялся.</text:p>
      <text:p text:style-name="P16">Мысль о веренице кобыл в очереди у твоей постели ожгла холодом твоё естество, Хуман!</text:p>
      <text:p text:style-name="P16"/>
      <text:p text:style-name="P282"><text:span text:style-name="Default_20_Paragraph_20_Font"><text:span text:style-name="T27">- Во-вторых, шанс получения потомства можно поднять с помощью магического ритуала “</text:span></text:span><text:span text:style-name="Default_20_Paragraph_20_Font"><text:span text:style-name="T222">Pornis</text:span></text:span><text:span text:style-name="Default_20_Paragraph_20_Font"><text:span text:style-name="T27"> </text:span></text:span><text:span text:style-name="Default_20_Paragraph_20_Font"><text:span text:style-name="T222">erektus</text:span></text:span><text:span text:style-name="Default_20_Paragraph_20_Font"><text:span text:style-name="T27">”,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30">жк</text:span></text:span><text:span text:style-name="Default_20_Paragraph_20_Font"><text:span text:style-name="T27">а из единорогов, только ты не говори никому, это большая тайна! Хотя, может, ты сам умеешь магичить, Хум?</text:span></text:span></text:p>
      <text:p text:style-name="P16"/>
      <text:p text:style-name="P16">Поняха с надеждой посмотрела на меня. Я с огромным облегчением отрицательно помотал головой.</text:p>
      <text:p text:style-name="P16"/>
      <text:p text:style-name="P282"><text:span text:style-name="Default_20_Paragraph_20_Font"><text:span text:style-name="T27">-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24"> коп</text:span></text:span><text:span text:style-name="Default_20_Paragraph_20_Font"><text:span text:style-name="T27">ы</text:span></text:span><text:span text:style-name="Default_20_Paragraph_20_Font"><text:span text:style-name="T224">тами</text:span></text:span><text:span text:style-name="Default_20_Paragraph_20_Font"><text:span text:style-name="T27">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6"/>
      <text:p text:style-name="P16">Дейдра мечтательно вздохнула.</text:p>
      <text:p text:style-name="P16"/>
      <text:p text:style-name="P16">-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247">левое </text:span>копыто от самого плеча вместо четверти урожая за дождик после посевной!</text:p>
      <text:p text:style-name="P16"/>
      <text:p text:style-name="P16">Я упорно помотал головой. Дейдра пристально уставилась на меня, пытаясь рассмотреть мой талант. Наконец она ухмыльнулась кривой улыбкой.</text:p>
      <text:p text:style-name="P16"/>
      <text:p text:style-name="P16">-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6"/>
      <text:p text:style-name="P16">Путешествия? Я навострил уши. Сосущее чувство проснулось снова и принялось грызть меня изнутри.</text:p>
      <text:p text:style-name="P16"/>
      <text:p text:style-name="P16">- Это уже что-то. Мне совершенно случайно нужно в Дрогонштерн, - наконец, подал голос я.</text:p>
      <text:p text:style-name="P16">-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6">-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6"/>
      <text:p text:style-name="P16">Розовая поняха заметно поскучнела.</text:p>
      <text:p text:style-name="P69"/>
      <text:p text:style-name="P16">-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248">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69"/>
      <text:p text:style-name="P16">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69"/>
      <text:p text:style-name="P16">- У большинства моих соплеменников мозги в отключке… - кобылка <text:span text:style-name="T247">вкруговую</text:span> помахала копытом <text:span text:style-name="T247">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69"/>
      <text:p text:style-name="P16"><text:soft-page-break/>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6"/>
      <text:p text:style-name="P16">Дейдра уныло свесила голову.</text:p>
      <text:p text:style-name="P16"/>
      <text:p text:style-name="P16">-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6"/>
      <text:p text:style-name="P16">Розовая кобылка вновь сжала зубами горлышко и запрокинула бутылку. Послышалось долгое бульканье.</text:p>
      <text:p text:style-name="P16"/>
      <text:p text:style-name="P16">-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69"/>
      <text:p text:style-name="P16">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6"/>
      <text:p text:style-name="P16">-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69"/>
      <text:p text:style-name="P16">Кобылка завела глаза, сложила губы бантиком и произнесла фальцетом:</text:p>
      <text:p text:style-name="P16"/>
      <text:p text:style-name="P16">-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69"/>
      <text:p text:style-name="P16">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6"/>
      <text:p text:style-name="P282"><text:span text:style-name="Default_20_Paragraph_20_Font"><text:span text:style-name="T27">-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222">Хр-р-р…</text:span></text:span></text:p>
      <text:p text:style-name="P300"/>
      <text:p text:style-name="P16"><text:soft-page-break/>Вместе с храпом изо рта самой великой пиратки вылетело три розовых пузыря. Поняха явно перебрала с алкоголем.</text:p>
      <text:p text:style-name="P69"/>
      <text:p text:style-name="P69">…</text:p>
      <text:p text:style-name="P69">…</text:p>
      <text:p text:style-name="P69">…</text:p>
      <text:p text:style-name="P1"/>
      <text:p text:style-name="P16">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49">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6"/>
      <text:p text:style-name="P16">...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69"/>
      <text:p text:style-name="P16">- Джет… Вставай, Джет… Да вставай же, засоня! - я громко шептал в ухо спящей пегаске, легонько похлопывая по шее.</text:p>
      <text:p text:style-name="P282"><text:span text:style-name="Default_20_Paragraph_20_Font"><text:span text:style-name="T27">-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69"/>
      <text:p text:style-name="P16">Я шёлкнул пегаску по носу.</text:p>
      <text:p text:style-name="P16">- Вставай! Надо сматываться. Дейдра хочет сделать меня своим фаворитом. У меня плохие предчувствия на этот счёт.</text:p>
      <text:p text:style-name="P69"/>
      <text:p text:style-name="P16">Пегаска поднялась, потирая нос копытом. Рваное одеяло сползло с её тела и в нос мне ударил кислый запах.</text:p>
      <text:p text:style-name="P282"><text:span text:style-name="Default_20_Paragraph_20_Font"><text:span text:style-name="T27">- Тут что, медиков нет? Неужели нельзя было нормально перевязать? - я указал на покалеченное крыло, примотанное к телу рваной тряпкой.</text:span></text:span></text:p>
      <text:p text:style-name="P16">-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49">банануться</text:span> недолго…</text:p>
      <text:p text:style-name="P16"/>
      <text:p text:style-name="P69"><text:soft-page-break/>…</text:p>
      <text:p text:style-name="P69"/>
      <text:p text:style-name="P16">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6"/>
      <text:p text:style-name="P16">Есть только одно маленькое “но”.</text:p>
      <text:p text:style-name="P16">Эти двадцать шагов заполнены валяющимися вповалку, храпящими, чмокающими, сопящими и дёргающимися во сне пони.</text:p>
      <text:p text:style-name="P16"/>
      <text:p text:style-name="P16">-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6"/>
      <text:p text:style-name="P16">Я обреченно вздохнул, выбрал на полу место, свободное от понеконечностей и поставил туда ногу.</text:p>
      <text:p text:style-name="P16"/>
      <text:p text:style-name="P16">Почти попал. Светло-коричневая пони ойкнула и сжалась во сне, когда я наступил ей на хвост.</text:p>
      <text:p text:style-name="P16">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6"/>
      <text:p text:style-name="P16">Позади меня послышалось топанье, череда взвизгиваний и возни, нарастающая, подобно прибою.</text:p>
      <text:p text:style-name="P16"/>
      <text:p text:style-name="P16">Джет невозмутимо торила свой путь прямо по ногам, туловищам и хвостам распластавшихся на полу пони.</text:p>
      <text:p text:style-name="P16"/>
      <text:p text:style-name="P16">- Ты рехнулась? - зашипел на неё я, - надо ж осторожно!</text:p>
      <text:p text:style-name="P16">- Ну, раз ты так хочешь, - пожала плечами пегаска и осторожно поставила ногу на голову пони, сосущей во сне собственное копыто.</text:p>
      <text:p text:style-name="P16"/>
      <text:p text:style-name="P16">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6"/>
      <text:p text:style-name="P16">Я остервенело дёргал ручку двери, ощущая затылком просыпающийся зал.</text:p>
      <text:p text:style-name="P16">- Закрыто, блин! - я дёрнул ещё сильнее и приложился задницей о пол, сжимая в руке оторванную ручку.</text:p>
      <text:p text:style-name="P16"/>
      <text:p text:style-name="P16">- Хум, подвинься!</text:p>
      <text:p text:style-name="P16"><text:soft-page-break/>Пегаска оттеснила меня крупом и повернулась к двери задом.</text:p>
      <text:p text:style-name="P16"/>
      <text:p text:style-name="P16">БАБАХ!!!</text:p>
      <text:p text:style-name="P16"/>
      <text:p text:style-name="P16">Я ошалело смотрел на дверь, вылетевшую вместе с косяком во двор.</text:p>
      <text:p text:style-name="P16"/>
      <text:p text:style-name="P16">-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6">- Ага. - ухмыльнулась Джет. - Я — крутая! По заднему джебу мне нет равных на нашем облаке и двух соседних!</text:p>
      <text:p text:style-name="P16">-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6"/>
      <text:p text:style-name="P16">Мои ступни обнимала Дейдра, улыбаясь мне хищной улыбкой.</text:p>
      <text:p text:style-name="P16"/>
      <text:p text:style-name="P16">- И, кстати, чтобы открыть её, достаточно было просто отодвинуть засов.</text:p>
      <text:p text:style-name="P16"/>
      <text:p text:style-name="P16">В забеге на первенство тупости ты уверенно догоняешь пегаску, Хуман!</text:p>
      <text:p text:style-name="P16"/>
      <text:p text:style-name="P16">Я криво улыбнулся Дейдре.</text:p>
      <text:p text:style-name="P16"/>
      <text:p text:style-name="P282"><text:span text:style-name="Default_20_Paragraph_20_Font"><text:span text:style-name="T27">-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6"/>
      <text:p text:style-name="P16">Я сразу понял, что улыбаться Дейдре было плохой идеей. Поняха состроила щенячьи глаза и усилила и без того стальную хватку вокруг моих ног.</text:p>
      <text:p text:style-name="P16"/>
      <text:p text:style-name="P16">- Не бросай меня, Хум! Мне тут так ску-у-учно-о-о! Никто меня не понима-а-ает!</text:p>
      <text:p text:style-name="P16"/>
      <text:p text:style-name="P16">Губы её задрожали, как будто она собралась зареветь.</text:p>
      <text:p text:style-name="P16"/>
      <text:p text:style-name="P16">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6"><text:soft-page-break/></text:p>
      <text:p text:style-name="P16">-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6"/>
      <text:p text:style-name="P16">- Ммммфффф! - отвечала ей Джет.</text:p>
      <text:p text:style-name="P16"/>
      <text:p text:style-name="P16">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6"/>
      <text:p text:style-name="P1">~~~</text:p>
      <text:p text:style-name="P69"/>
      <text:p text:style-name="P69">- Ты опять за своё! - крик Джет прямо в ухо перемешивает все воспоминания. - Выныривай! Они уже совсем близко!!! Я слышу голос Дейдры Твердолоб!</text:p>
      <text:p text:style-name="P69"/>
      <text:p text:style-name="P69">Я содрогаюсь, вскакиваю с земли и машинально забрасываю мешок на плечо.</text:p>
      <text:p text:style-name="P69"/>
      <text:p text:style-name="P69">- Идём.</text:p>
      <text:p text:style-name="P69"/>
      <text:h text:style-name="P356" text:outline-level="2">Глава 2</text:h>
      <text:p text:style-name="P1"/>
      <text:p text:style-name="P3">Также неизменна противоположная войне сущность - любовь.</text:p>
      <text:p text:style-name="P3">Война убивает, любовь же даёт силы бороться.</text:p>
      <text:p text:style-name="P3">Слабый огонёк сознания сражается с холодной бесконечностью небытия только для того, чтобы ещё раз увидеть Тебя.</text:p>
      <text:p text:style-name="P70"/>
      <text:p text:style-name="P6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69"/>
      <text:p text:style-name="P69">- Дед, сигу не долганёшь?</text:p>
      <text:p text:style-name="P69">- Не курю.</text:p>
      <text:p text:style-name="P69">- Я не спрашивал тебя, куришь ли ты? - пальцы вопроша<text:span text:style-name="T250">ющ</text:span>его шевелились, как будто разминая невидимый пластилин. - Сигу не долганёшь?</text:p>
      <text:p text:style-name="P65"><text:soft-page-break/></text:p>
      <text:p text:style-name="P69">Крыс спрыгнул с подоконника, царапнув грязным ногтем по кафелю уборной.</text:p>
      <text:p text:style-name="P69">- Ты ведь должен мне ещё с прошлого раза.</text:p>
      <text:p text:style-name="P69"/>
      <text:p text:style-name="P69">Я вытащил из рукава пижамы двадцатисантиметровый гвоздь и плюнул ему под ноги.</text:p>
      <text:p text:style-name="P69"/>
      <text:p text:style-name="P69">- Ничего я тебе не должен. И ты сам это знаешь. Пошёл нах<text:span text:style-name="T250">ер</text:span>.</text:p>
      <text:p text:style-name="P69"/>
      <text:p text:style-name="P69">Крыс криво улыбнулся.</text:p>
      <text:p text:style-name="P69"/>
      <text:p text:style-name="P69">- Ну-ну. Вы тут, в Чертогах, совсем озверели, что ли? Из окон выпрыгиваете, на людей кидаетесь. Остынь, ботаник. <text:span text:style-name="T251">Ругаться некультурно.</text:span> Ладно-ладно, пока. Ещё увидимся.</text:p>
      <text:p text:style-name="P69"/>
      <text:p text:style-name="P69">Я старательно <text:span text:style-name="T250">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50">карабинами</text:span>, и нас не навещают извне. Никто и никогда.</text:p>
      <text:p text:style-name="P69"/>
      <text:p text:style-name="P283"><text:span text:style-name="Default_20_Paragraph_20_Font"><text:span text:style-name="T25">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23">с транквилизаторами</text:span></text:span><text:span text:style-name="Default_20_Paragraph_20_Font"><text:span text:style-name="T25">. Иногда, впрочем, он </text:span></text:span><text:span text:style-name="Default_20_Paragraph_20_Font"><text:span text:style-name="T60">рассказывает новости</text:span></text:span><text:span text:style-name="Default_20_Paragraph_20_Font"><text:span text:style-name="T225"> </text:span></text:span><text:span text:style-name="Default_20_Paragraph_20_Font"><text:span text:style-name="T60">“извне” или </text:span></text:span><text:span text:style-name="Default_20_Paragraph_20_Font"><text:span text:style-name="T25">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69"/>
      <text:p text:style-name="P69">В коридоре было пусто. Крыс, подобно кэрроловскому Белому Кролику, уже испарился в тщательно скрываемой им тропе к общей палате <text:span text:style-name="T250">этажом ниже</text:span>. <text:span text:style-name="T250">Уродливые круглые часы на стене показывали - до ужина оставалось семнадцать минут.</text:span> Радио Ватикана сонно <text:span text:style-name="T250">бормотало</text:span> очередную миротворческую молитву <text:span text:style-name="T250">сквозь помехи</text:span>.</text:p>
      <text:p text:style-name="P69"/>
      <text:p text:style-name="P16">…шшш…</text:p>
      <text:p text:style-name="P16"/>
      <text:p text:style-name="P282"><text:span text:style-name="Default_20_Paragraph_20_Font"><text:span text:style-name="T222">sanctificetur</text:span></text:span><text:span text:style-name="Default_20_Paragraph_20_Font"><text:span text:style-name="T27"> </text:span></text:span><text:span text:style-name="Default_20_Paragraph_20_Font"><text:span text:style-name="T222">nomen</text:span></text:span><text:span text:style-name="Default_20_Paragraph_20_Font"><text:span text:style-name="T27"> </text:span></text:span><text:span text:style-name="Default_20_Paragraph_20_Font"><text:span text:style-name="T222">tuum…</text:span></text:span></text:p>
      <text:p text:style-name="P300">adveniat regnum tuum…</text:p>
      <text:p text:style-name="P300">fiat voluntas tua, sicut in caelo et in terra…</text:p>
      <text:p text:style-name="P300"><text:soft-page-break/></text:p>
      <text:p text:style-name="P300">…хрррсссшшш…</text:p>
      <text:p text:style-name="P300"/>
      <text:p text:style-name="P282"><text:span text:style-name="Default_20_Paragraph_20_Font"><text:span text:style-name="T222">ne nuclear bellum. Amen…</text:span></text:span></text:p>
      <text:p text:style-name="P300"/>
      <text:p text:style-name="P16">…шшшссс…</text:p>
      <text:p text:style-name="P16"/>
      <text:p text:style-name="P69">Речь Папы была проникновенна и сильна <text:span text:style-name="T250">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69"/>
      <text:p text:style-name="P6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69"/>
      <text:p text:style-name="P69">Я уже открывал дверь в палату, когда услышал лениво брошенную в спину фразу.</text:p>
      <text:p text:style-name="P69"/>
      <text:p text:style-name="P282"><text:span text:style-name="Default_20_Paragraph_20_Font"><text:span text:style-name="T25">- Дед, собирай шмотки, скоро переезжаешь. На твоё место новенького поселяют. А тебя в соседнюю </text:span></text:span>палату.</text:p>
      <text:p text:style-name="P282"/>
      <text:p text:style-name="P69">Я повернулся.</text:p>
      <text:p text:style-name="P69"/>
      <text:p text:style-name="P69">- Когда переезд?</text:p>
      <text:p text:style-name="P69">- Завтра. Или послезавтра, если чувак в реанимации задержится.</text:p>
      <text:p text:style-name="P69">- А почему не новенького в соседнюю? На кой чёрт им я сдался?</text:p>
      <text:p text:style-name="P69"/>
      <text:p text:style-name="P69"><text:s/>Дредд удивлённо бухнулся на все четыре ножки стула. Тот жалобно заскрипел.</text:p>
      <text:p text:style-name="P69"/>
      <text:p text:style-name="P69">- Что-то ты не рад переезду, а? Соседняя ж пустая – <text:span text:style-name="T250">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59"/>
      <text:p text:style-name="P69">Я криво улыбнулся.</text:p>
      <text:p text:style-name="P69">- Да я уже как-то к <text:span text:style-name="T251">седьмой</text:span> палате привык. Оброс социальными связями, завёл хозяйство. Паука, вот, под кроватью приручил. <text:span text:style-name="T252">Терминатор мне моргает левым глазом на приветствие.</text:span> Не хотелось бы на новом месте начинать всё заново, с нуля.</text:p>
      <text:p text:style-name="P159"><text:soft-page-break/></text:p>
      <text:p text:style-name="P69">Дредд пожал плечами.</text:p>
      <text:p text:style-name="P282"><text:span text:style-name="Default_20_Paragraph_20_Font"><text:span text:style-name="T25">- Ну, не знаю, мне, в общем-то, пофиг, где ты лежишь. Вроде, за тебя попросили </text:span></text:span><text:span text:style-name="Default_20_Paragraph_20_Font"><text:span text:style-name="T223">твои</text:span></text:span><text:span text:style-name="Default_20_Paragraph_20_Font"><text:span text:style-name="T25"> </text:span></text:span><text:span text:style-name="Default_20_Paragraph_20_Font"><text:span text:style-name="T61">бывшие</text:span></text:span><text:span text:style-name="Default_20_Paragraph_20_Font"><text:span text:style-name="T25"> </text:span></text:span><text:span text:style-name="Default_20_Paragraph_20_Font"><text:span text:style-name="T223">коллеги </text:span></text:span><text:span text:style-name="Default_20_Paragraph_20_Font"><text:span text:style-name="T25">– за прошлые заслуги. Если хочешь, я передам главному, что ты против.</text:span></text:span></text:p>
      <text:p text:style-name="P69">- Передай, если не тяжело. Новенькому всё равно, куда ложиться, а мне – нет.</text:p>
      <text:p text:style-name="P69"/>
      <text:p text:style-name="P6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282"><text:span text:style-name="Default_20_Paragraph_20_Font"><text:span text:style-name="T25">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62">У</text:span></text:span><text:span text:style-name="Default_20_Paragraph_20_Font"><text:span text:style-name="T25">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61">самым </text:span></text:span><text:span text:style-name="Default_20_Paragraph_20_Font"><text:span text:style-name="T25">первым Учителем и мне досталось меньше, чем остальным. После меня развлечения Хэвэн стали более жестокими.</text:span></text:span></text:p>
      <text:p text:style-name="P69"/>
      <text:p text:style-name="P69">Так что нет, не за память я пекусь. Просто приём нейролептиков напрочь отключает не только память, но и сновидения – я проверял.</text:p>
      <text:p text:style-name="P69"/>
      <text:p text:style-name="P69">А мне нравятся сны.</text:p>
      <text:p text:style-name="P159"/>
      <text:p text:style-name="P1">***</text:p>
      <text:p text:style-name="P69"/>
      <text:p text:style-name="P6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69"/>
      <text:p text:style-name="P69">Я спускаюсь вниз и спрыгиваю с нижней ветки сосны на землю.</text:p>
      <text:p text:style-name="P69"/>
      <text:p text:style-name="P69">- Таки оторвались. Но обрыв мы не обойдём — он простирается в обе стороны, сколько видит глаз. Надо думать, как спуститься.</text:p>
      <text:p text:style-name="P69"/>
      <text:p text:style-name="P282"><text:span text:style-name="Default_20_Paragraph_20_Font"><text:span text:style-name="T25">Джет виновато смотрит на меня. Вот глупая пегаска! Она </text:span></text:span><text:span text:style-name="Default_20_Paragraph_20_Font"><text:span text:style-name="T63">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25">.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25">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69"/>
      <text:p text:style-name="P69">- Каша будет готова через пять минут.</text:p>
      <text:p text:style-name="P69"/>
      <text:p text:style-name="P69">Словно бы в заглаживание вины своей немощности, Джет взяла готовку пищи на себя.</text:p>
      <text:p text:style-name="P69"/>
      <text:p text:style-name="P6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69"/>
      <text:p text:style-name="P69">Джет сидит у костра напротив меня и молча жуёт кашу.</text:p>
      <text:p text:style-name="P69"/>
      <text:p text:style-name="P69">- Ты теперь до старости будешь его носить? - указываю я на одеяло.</text:p>
      <text:p text:style-name="P69"/>
      <text:p text:style-name="P69">Пегаска только сильнее кутается в него. Кажется, она дрожит.</text:p>
      <text:p text:style-name="P69"/>
      <text:p text:style-name="P69">- Тебе холодно? Может, подсядешь ближе к костру? Или давай я на тебя куртку накину?</text:p>
      <text:p text:style-name="P69"/>
      <text:p text:style-name="P6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69"/>
      <text:p text:style-name="P69">Ладно же, мне эти странности уже осточертели!</text:p>
      <text:p text:style-name="P69"/>
      <text:p text:style-name="P6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53">и</text:span>ю. И это таки надо сделать, потому что даже паршивый горох заканчивается!</text:p>
      <text:p text:style-name="P69"/>
      <text:p text:style-name="P69">Едва слышу шорох сзади. Сначала чуть заметно коснувшись, Джет медленно прижимается ко мне всей спиной. Она сильно дрожит.</text:p>
      <text:p text:style-name="P69">Так мы согреваем друг-друга с тех пор, как сбежали от твердолобов – ночи стали заметно свежее.</text:p>
      <text:p text:style-name="P69"/>
      <text:p text:style-name="P69">Но сейчас я отвергаю негласный договор. Это и раздражение на скрытность пегаски, и…</text:p>
      <text:p text:style-name="P6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69"/>
      <text:p text:style-name="P69">- Джет, блин, у нас речка в двух шагах! Я понимаю, холодно, но нельзя ли помыться? От тебя воняет! Реально трудно находиться рядом с тобой…</text:p>
      <text:p text:style-name="P69"/>
      <text:p text:style-name="P69">Так же беззвучно, как возникло, касание пропадает. Пропадает и запах…</text:p>
      <text:p text:style-name="P69">Я закрываю глаза.</text:p>
      <text:p text:style-name="P69"/>
      <text:p text:style-name="P69">Просыпаюсь от холода. Щупаю рукой сзади себя. Наконец поворачиваюсь.</text:p>
      <text:p text:style-name="P69">Никого.</text:p>
      <text:p text:style-name="P69"/>
      <text:p text:style-name="P6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69"/>
      <text:p text:style-name="P72">…</text:p>
      <text:p text:style-name="P72"/>
      <text:p text:style-name="P72">Полянка перед орешником пуста. Едва дымятся угли погасшего костра. В лунном свете цепочка отпечатков копыт в песке ведёт к реке.</text:p>
      <text:p text:style-name="P72"/>
      <text:p text:style-name="P6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69"/>
      <text:p text:style-name="P69">Ох, факнщит!!! М-м-мамочка…</text:p>
      <text:p text:style-name="P69"/>
      <text:p text:style-name="P69">Меня выворачивает наизнанку. Я падаю на колени и неистово блюю в воду. Течение уносит мой ужин к водопаду.</text:p>
      <text:p text:style-name="P69"/>
      <text:p text:style-name="P69">Рядом со мной на песке лежит часть крыла. Парочка опарышей ещё ползают по голубоватым перьям. Обломок кости белеет в лунном свете.</text:p>
      <text:p text:style-name="P69"/>
      <text:p text:style-name="P69">Проклятье! Какой же я долбень! Грёбаный близорукий эгоистичный долбень!</text:p>
      <text:p text:style-name="P69"/>
      <text:p text:style-name="P6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69"/>
      <text:p text:style-name="P69">Я ускоряюсь.</text:p>
      <text:p text:style-name="P69"/>
      <text:p text:style-name="P69">Пегаска, понурив голову, бредёт к скальному выступу, нависающему над каньоном. Чуть подумав у обрыва, она делает шаг в бездну.</text:p>
      <text:p text:style-name="P69"/>
      <text:p text:style-name="P69">В последнем рывке я совершаю вратарский прыжок и хватаю пегаску за задние ноги. Дыхание перехватывает от удара животом и грудью о камни.</text:p>
      <text:p text:style-name="P69"/>
      <text:p text:style-name="P69">Пегаска оборачивается. Её передняя нога застывает над пропастью.</text:p>
      <text:p text:style-name="P69"/>
      <text:p text:style-name="P69">- Джет, не дури, - хрипло прошу я осипшим от волнения голосом. - Я ступил. Я все эти дни тупил. Прости.</text:p>
      <text:p text:style-name="P6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53">умереть</text:span> от гангрены.</text:p>
      <text:p text:style-name="P69"/>
      <text:p text:style-name="P69">Пегаска поворачивается навстречу пропасти.</text:p>
      <text:p text:style-name="P69"/>
      <text:p text:style-name="P6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69">- Нет! Пожалуйста!!! Я вылечу тебя! Я… Я прижгу рану!</text:p>
      <text:p text:style-name="P69"/>
      <text:p text:style-name="P69">Сквозь рыдания я выкрикиваю какие-то сумасбродные идеи, пока пегаска молча стоит над бездной.</text:p>
      <text:p text:style-name="P69"/>
      <text:p text:style-name="P69">Наконец она усмехается.</text:p>
      <text:p text:style-name="P69"/>
      <text:p text:style-name="P6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69"/>
      <text:p text:style-name="P69">Пегаска вздыхает.</text:p>
      <text:p text:style-name="P6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69"><text:soft-page-break/></text:p>
      <text:p text:style-name="P6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69"/>
      <text:p text:style-name="P6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69"/>
      <text:p text:style-name="P69">- Ты был хорошим другом. Прощай.</text:p>
      <text:p text:style-name="P69"/>
      <text:p text:style-name="P6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54">Зеррика</text:span> считает, это не очень умное решение…</text:p>
      <text:p text:style-name="P69"/>
      <text:p text:style-name="P69">Мы оборачиваемся на голос. В свете первых лучей солнца на нас смотрит зебра.</text:p>
      <text:p text:style-name="P69"/>
      <text:h text:style-name="P356" text:outline-level="2">Глава 3</text:h>
      <text:p text:style-name="P1"/>
      <text:p text:style-name="P5">Безвременье тьмы, безмолвие камня, бессмыслие скуки - мои спутники в вечном заточении. К ним привыкаешь за первую тысячу лет.</text:p>
      <text:p text:style-name="P5">Невозможно привыкнуть к абсолютному холоду одиночества.</text:p>
      <text:p text:style-name="P69"/>
      <text:p text:style-name="P6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69"/>
      <text:p text:style-name="P69">- Вы сами видите… - обратился Лысый к Алексу. - Я бы его за периметр не выпускал. Во избежание... <text:s/>Вам решать, разумеется.</text:p>
      <text:p text:style-name="P6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69"/>
      <text:p text:style-name="P69">Лысый грузно поднялся. Скрипнула дверь и мы остались один на один.</text:p>
      <text:p text:style-name="P69"/>
      <text:p text:style-name="P69">- П-привет, Дедлайн - пробормотал Алекс.</text:p>
      <text:p text:style-name="P69">- Привет, сослуживец, - криво усмехнулся я. Старое командное прозвище в устах моего бывшего босса не вызвало во мне ностальгии.</text:p>
      <text:p text:style-name="P69"/>
      <text:p text:style-name="P69"><text:soft-page-break/>Алекс на миг встретился со мной взглядом и снова опустил глаза. В переговорной установилось звенящее молчание.</text:p>
      <text:p text:style-name="P69"/>
      <text:p text:style-name="P69">…</text:p>
      <text:p text:style-name="P69"/>
      <text:p text:style-name="P69">- Ты же знаешь, у нас не было другого выхода. Извини.</text:p>
      <text:p text:style-name="P69">- Да ладно. Мне-то что? Тут неплохо кормят.</text:p>
      <text:p text:style-name="P69">- Парк для прогулок будут увеличивать. Мы присоединили к территории автостоянку и засадили её соснами, - <text:span text:style-name="T255">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69">- А вот этого как раз не надо, - прервал я извинения Алекса. - Мне и в <text:span text:style-name="T251">седьмой</text:span> неплохо. Говори, зачем позвал? И учти, если пришёл просить меня вернуться — можешь не терять времени. Не вернусь.</text:p>
      <text:p text:style-name="P69"/>
      <text:p text:style-name="P282"><text:span text:style-name="Default_20_Paragraph_20_Font"><text:span text:style-name="T25">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63">Облако в виде смешной крылатой лошадки приближалось по небосводу к серым корпусам больницы</text:span></text:span><text:span text:style-name="Default_20_Paragraph_20_Font"><text:span text:style-name="T25">.</text:span></text:span></text:p>
      <text:p text:style-name="P69"/>
      <text:p text:style-name="P282"><text:span text:style-name="Default_20_Paragraph_20_Font"><text:span text:style-name="T25">Наконец Алекс пожал плечами и </text:span></text:span><text:span text:style-name="Default_20_Paragraph_20_Font"><text:span text:style-name="T63">посмотрел мне в глаза</text:span></text:span><text:span text:style-name="Default_20_Paragraph_20_Font"><text:span text:style-name="T25">.</text:span></text:span></text:p>
      <text:p text:style-name="P69">- Дед, у нас проблемы. Хэвэн начала убивать.</text:p>
      <text:p text:style-name="P69"/>
      <text:p text:style-name="P69">Я откинулся на спинку стула и громко похлопал в ладоши.</text:p>
      <text:p text:style-name="P6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255">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69"/>
      <text:p text:style-name="P69">Мой бывший прожект-менеджер досадливо сморщился и откинулся на спинку стула.</text:p>
      <text:p text:style-name="P6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255">Лучше тебя её никто не знает…</text:span></text:p>
      <text:p text:style-name="P69"/>
      <text:p text:style-name="P69">… Алекс терпеливо подождал, пока я прекращу ржать.</text:p>
      <text:p text:style-name="P69"/>
      <text:p text:style-name="P282"><text:soft-page-break/><text:span text:style-name="Default_20_Paragraph_20_Font"><text:span text:style-name="T25">-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23"> ведь большинство из них т</text:span></text:span><text:span text:style-name="Default_20_Paragraph_20_Font"><text:span text:style-name="T25">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69">Дед, всего пару советов, и ты спасешь кучу людей.</text:p>
      <text:p text:style-name="P69"/>
      <text:p text:style-name="P69">Я покачал головой.</text:p>
      <text:p text:style-name="P6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69"/>
      <text:p text:style-name="P69">Алекс долго молчал.</text:p>
      <text:p text:style-name="P6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69"/>
      <text:p text:style-name="P6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6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69"/>
      <text:p text:style-name="P69">Я сжал кулаки и встал. Дверь отворилась и заглянул Лысый. Алекс отрицательно мотнул ему головой.</text:p>
      <text:p text:style-name="P69">- Всё в порядке. Мы общаемся.</text:p>
      <text:p text:style-name="P69"/>
      <text:p text:style-name="P69">Дверь закрылась. Я сел и отвернулся к окну.</text:p>
      <text:p text:style-name="P69"/>
      <text:p text:style-name="P69">- Ты не дал мне договорить, - тихо продолжил мой бывший босс. <text:span text:style-name="T256">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256">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69"><text:soft-page-break/></text:p>
      <text:p text:style-name="P6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256">Всё же, ч</text:span>ужая душа – потёмки. Тот, которого я знал, не смог бы нырнуть так глубоко.</text:p>
      <text:p text:style-name="P69"/>
      <text:p text:style-name="P69">- В разумных пределах, говоришь?</text:p>
      <text:p text:style-name="P69">- В разумных.</text:p>
      <text:p text:style-name="P69">- А забор будет?</text:p>
      <text:p text:style-name="P282"><text:span text:style-name="Default_20_Paragraph_20_Font"><text:span text:style-name="T25">-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64">Правительство запретило.</text:span></text:span><text:span text:style-name="Default_20_Paragraph_20_Font"><text:span text:style-name="T25"> Будет и забор, и вооружённая охрана. Сам понимаешь. Но, учитывая текущую ситуацию, </text:span></text:span><text:span text:style-name="Default_20_Paragraph_20_Font"><text:span text:style-name="T223">забор</text:span></text:span><text:span text:style-name="Default_20_Paragraph_20_Font"><text:span text:style-name="T25"> нужен, скорее, для твоей </text:span></text:span><text:span text:style-name="Default_20_Paragraph_20_Font"><text:span text:style-name="T223">же </text:span></text:span><text:span text:style-name="Default_20_Paragraph_20_Font"><text:span text:style-name="T25">защиты, чем...</text:span></text:span></text:p>
      <text:p text:style-name="P16"/>
      <text:p text:style-name="P69">- Понятно.</text:p>
      <text:p text:style-name="P69"/>
      <text:p text:style-name="P282"><text:span text:style-name="Default_20_Paragraph_20_Font"><text:span text:style-name="T25">Я решил схитрить. Просто из интереса. Кроме него, больше ловить тут было нечего. </text:span></text:span><text:span text:style-name="Default_20_Paragraph_20_Font"><text:span text:style-name="T223">Тот Алекс, которого я когда-то знал, давно умер. А, может, никогда и не рождался.</text:span></text:span></text:p>
      <text:p text:style-name="P65"/>
      <text:p text:style-name="P282"><text:span text:style-name="Default_20_Paragraph_20_Font"><text:span text:style-name="T25">-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23">как только ходить научился</text:span></text:span><text:span text:style-name="Default_20_Paragraph_20_Font"><text:span text:style-name="T25">.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23">в таких </text:span></text:span><text:span text:style-name="Default_20_Paragraph_20_Font"><text:span text:style-name="T25">вот </text:span></text:span><text:span text:style-name="Default_20_Paragraph_20_Font"><text:span text:style-name="T223">условиях</text:span></text:span><text:span text:style-name="Default_20_Paragraph_20_Font"><text:span text:style-name="T25">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69"/>
      <text:p text:style-name="P69">Алекс <text:span text:style-name="T256">откинулся</text:span> на <text:span text:style-name="T256">спинку</text:span> стул<text:span text:style-name="T256">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69"/>
      <text:p text:style-name="P282"><text:span text:style-name="Default_20_Paragraph_20_Font"><text:span text:style-name="T25">- Дед, вот ты зря корчишь из себя такого прожжённого циника. Я-то знаю, что ты не такой. </text:span></text:span><text:span text:style-name="Default_20_Paragraph_20_Font"><text:span text:style-name="T223">Да не хмурься,</text:span></text:span><text:span text:style-name="Default_20_Paragraph_20_Font"><text:span text:style-name="T25">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64">бледные наседают на пятки</text:span></text:span><text:span text:style-name="Default_20_Paragraph_20_Font"><text:span text:style-name="T25">.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65">симуляторами</text:span></text:span><text:span text:style-name="Default_20_Paragraph_20_Font"><text:span text:style-name="T25">, — и, самое главное, выдумать правдоподобную причину перед старцами </text:span></text:span><text:span text:style-name="Default_20_Paragraph_20_Font"><text:span text:style-name="T64">из правительства</text:span></text:span><text:span text:style-name="Default_20_Paragraph_20_Font"><text:span text:style-name="T25">, почему нам нужно финансирование на очередного оператора </text:span></text:span><text:span text:style-name="Default_20_Paragraph_20_Font"><text:span text:style-name="T66">обучения</text:span></text:span><text:span text:style-name="Default_20_Paragraph_20_Font"><text:span text:style-name="T25">. Другой бы давно плюнул на такую работу! Одна нервотрёпка за небольшие — да, представь </text:span></text:span><text:soft-page-break/><text:span text:style-name="Default_20_Paragraph_20_Font"><text:span text:style-name="T25">себе, сравнительно небольшие — деньги! Но если не мы — то кто? Кто защитит страну? </text:span></text:span><text:span text:style-name="Default_20_Paragraph_20_Font"><text:span text:style-name="T64">Ракетчики</text:span></text:span><text:span text:style-name="Default_20_Paragraph_20_Font"><text:span text:style-name="T25">?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64">юнцу</text:span></text:span><text:span text:style-name="Default_20_Paragraph_20_Font"><text:span text:style-name="T25">. Ты сам проговаривал это десятки раз новобранцам…</text:span></text:span></text:p>
      <text:p text:style-name="P69"/>
      <text:p text:style-name="P69">Алекс вытер платком пот.</text:p>
      <text:p text:style-name="P69"/>
      <text:p text:style-name="P6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256">тауэр</text:span>. Блин, нашим ТАК тебя не хватает! Особенно Стелле. Ты для нас по-прежнему Дедлайн - душа проекта!</text:p>
      <text:p text:style-name="P69">- Ну да, ну да, - подыграл я ему в тон, - <text:span text:style-name="T256">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69">- Дед, - мягко остановил меня Алекс. - Не надо. Не даешь мне помечтать, жестокий человек…</text:p>
      <text:p text:style-name="P69"/>
      <text:p text:style-name="P69">Выплюнув жвачку в <text:span text:style-name="T257">бумажку</text:span> и аккуратно препроводив <text:span text:style-name="T257">скомканный</text:span> шарик в ведро, Алекс печально развёл руками.</text:p>
      <text:p text:style-name="P69"/>
      <text:p text:style-name="P6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69">- Разумеется, знал, – отдался воспоминаниям и я. – Это ж от идеи, что партнёра по бизнесу можно уничтожить физически, у Нэша <text:span text:style-name="T257">и </text:span>поехала крыша.</text:p>
      <text:p text:style-name="P6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6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69"/>
      <text:p text:style-name="P69">Алекс скучающе завёл глаза.</text:p>
      <text:p text:style-name="P282"><text:span text:style-name="Default_20_Paragraph_20_Font"><text:span text:style-name="T25">-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67">Суммарно одиннадцать лет обучения. </text:span></text:span><text:span text:style-name="Default_20_Paragraph_20_Font"><text:span text:style-name="T25">Ничего лучшего у нас нет. У ракетчиков всё </text:span></text:span><text:soft-page-break/><text:span text:style-name="Default_20_Paragraph_20_Font"><text:span text:style-name="T25">очень печально – то, что они гордо называют “Стратегический</text:span></text:span><text:span text:style-name="Default_20_Paragraph_20_Font"><text:span text:style-name="T223"> </text:span></text:span><text:span text:style-name="Default_20_Paragraph_20_Font"><text:span text:style-name="T226">A</text:span></text:span><text:span text:style-name="Default_20_Paragraph_20_Font"><text:span text:style-name="T3">I</text:span></text:span><text:span text:style-name="Default_20_Paragraph_20_Font"><text:span text:style-name="T223"> </text:span></text:span><text:span text:style-name="Default_20_Paragraph_20_Font"><text:span text:style-name="T68">P</text:span></text:span><text:span text:style-name="Default_20_Paragraph_20_Font"><text:span text:style-name="T4">HOENIX</text:span></text:span><text:span text:style-name="Default_20_Paragraph_20_Font"><text:span text:style-name="T25">”, годится разве что для улучшенного автопилота штурмового дрона. </text:span></text:span><text:span text:style-name="Default_20_Paragraph_20_Font"><text:span text:style-name="T67">Три года обучения — считай, ничего, по нынешним меркам.</text:span></text:span><text:span text:style-name="Default_20_Paragraph_20_Font"><text:span text:style-name="T25"> Не говоря уже о том, что мы </text:span></text:span><text:span text:style-name="Default_20_Paragraph_20_Font"><text:span text:style-name="T67">пока </text:span></text:span><text:span text:style-name="Default_20_Paragraph_20_Font"><text:span text:style-name="T25">не сражаемся вгорячую.</text:span></text:span></text:p>
      <text:p text:style-name="P69"/>
      <text:p text:style-name="P69">Алекс посмотрел на часы, нахмурился и продолжил.</text:p>
      <text:p text:style-name="P284"><text:span text:style-name="Default_20_Paragraph_20_Font"><text:span text:style-name="T25">-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67">Феникса</text:span></text:span><text:span text:style-name="Default_20_Paragraph_20_Font"><text:span text:style-name="T25"> – недостижимое преимущество в теперешних реалиях. К счастью, <text:s/>их </text:span></text:span><text:span text:style-name="Default_20_Paragraph_20_Font"><text:span text:style-name="T67">Цезарь</text:span></text:span><text:span text:style-name="Default_20_Paragraph_20_Font"><text:span text:style-name="T25">, как и </text:span></text:span><text:span text:style-name="Default_20_Paragraph_20_Font"><text:span text:style-name="T67">Феникс</text:span></text:span><text:span text:style-name="Default_20_Paragraph_20_Font"><text:span text:style-name="T25">,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69"/>
      <text:p text:style-name="P6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69"/>
      <text:p text:style-name="P282"><text:span text:style-name="Default_20_Paragraph_20_Font"><text:span text:style-name="T25">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23">продолжил</text:span></text:span><text:span text:style-name="Default_20_Paragraph_20_Font"><text:span text:style-name="T25">.</text:span></text:span></text:p>
      <text:p text:style-name="P69"/>
      <text:p text:style-name="P6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258">ё</text:span>т <text:span text:style-name="T258">Феникс</text:span> бледных. И тогда нам конец.</text:p>
      <text:p text:style-name="P69"/>
      <text:p text:style-name="P6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69"/>
      <text:p text:style-name="P69">Я оборвал смех.</text:p>
      <text:p text:style-name="P69"/>
      <text:p text:style-name="P6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69"/>
      <text:p text:style-name="P285"><text:span text:style-name="Default_20_Paragraph_20_Font"><text:span text:style-name="T25">- Ладно, я уже вижу, что теряю время, - тяжело поднялся Алекс. - Очень жаль. Если ты передумаешь, просто сообщи </text:span></text:span><text:span text:style-name="Default_20_Paragraph_20_Font"><text:span text:style-name="T223">персоналу</text:span></text:span><text:span text:style-name="Default_20_Paragraph_20_Font"><text:span text:style-name="T25">, что хочешь позвонить мне. Тебя соединят в любое время. Да, чуть было не забыл!</text:span></text:span></text:p>
      <text:p text:style-name="P69"/>
      <text:p text:style-name="P69"><text:soft-page-break/>Босс вытащил из внутреннего кармана пиджака бутылку «Джентльмен Джека» и поставил передо мной.</text:p>
      <text:p text:style-name="P69"/>
      <text:p text:style-name="P69">- Это от меня лично. Мне действительно не хватает старых добрых времён. Что бы ты там себе ни думал.</text:p>
      <text:p text:style-name="P69"/>
      <text:p text:style-name="P69">Алекс пошёл к выходу. У двери он замялся и вдруг обернулся.</text:p>
      <text:p text:style-name="P69"/>
      <text:p text:style-name="P282"><text:span text:style-name="Default_20_Paragraph_20_Font"><text:span text:style-name="T25">- А знаешь, что самое страшное </text:span></text:span><text:span text:style-name="Default_20_Paragraph_20_Font"><text:span text:style-name="T223">видится </text:span></text:span><text:span text:style-name="Default_20_Paragraph_20_Font"><text:span text:style-name="T25">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69"/>
      <text:p text:style-name="P69">- Что? - я недоумённо уставился на Алекса.</text:p>
      <text:p text:style-name="P69"/>
      <text:p text:style-name="P69">- Дедлайн, ты собираешь узор из шестнадцати кубиков за пару секунд. <text:span text:style-name="T251">Перед этим секунду посмотрев на </text:span><text:span text:style-name="T258">картинку</text:span><text:span text:style-name="T251">. </text:span>При этом ещё <text:span text:style-name="T258">не смотришь на стол</text:span>.</text:p>
      <text:p text:style-name="P69"/>
      <text:p text:style-name="P69">Алекс вышел.</text:p>
      <text:p text:style-name="P1"><text:line-break/>***</text:p>
      <text:p text:style-name="P69"/>
      <text:p text:style-name="P69">… Стражница напротив вот уже полчаса молча сверлит меня взглядом.</text:p>
      <text:p text:style-name="P69"/>
      <text:p text:style-name="P6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69"/>
      <text:p text:style-name="P69">Я тайком смотрю на своё отражение в зеркальце, висящем на шее этой мрачной зебры. Нифига, лоб чистый, никаких каракулей не наблюдается.</text:p>
      <text:p text:style-name="P69"/>
      <text:p text:style-name="P69">- А можно..? - наконец, начинаю я.</text:p>
      <text:p text:style-name="P69">- Нельзя, - обрывает зебра. - Зеррика сама выйдет, когда закончит.</text:p>
      <text:p text:style-name="P69"/>
      <text:p text:style-name="P69">Подчёркивая сказанное, стражница перекрывает вход в палатку копьём.</text:p>
      <text:p text:style-name="P69"/>
      <text:p text:style-name="P6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69"/>
      <text:p text:style-name="P69">Джет до последнего момента казалась мне сделанной из железа — может быть, именно поэтому я не догадывался, что с ней происходит что-то плохое.</text:p>
      <text:p text:style-name="P69"/>
      <text:p text:style-name="P6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69"/>
      <text:p text:style-name="P69">Я закрываю глаза, пытаясь вспомнить…</text:p>
      <text:p text:style-name="P69"/>
      <text:p text:style-name="P1">~~~</text:p>
      <text:p text:style-name="P16"/>
      <text:p text:style-name="P16">- Будь проклята война и я вместе с ней…<text:note text:id="ftn1" text:note-class="footnote"><text:note-citation>1</text:note-citation><text:note-body><text:p text:style-name="P160">См. главу 18</text:p></text:note-body></text:note></text:p>
      <text:p text:style-name="P16">.</text:p>
      <text:p text:style-name="P16">.</text:p>
      <text:p text:style-name="P16">.</text:p>
      <text:p text:style-name="P16">СИЯНИЕ</text:p>
      <text:p text:style-name="P16">.</text:p>
      <text:p text:style-name="P16">Кто я?</text:p>
      <text:p text:style-name="P16">.</text:p>
      <text:p text:style-name="P16">Где я?</text:p>
      <text:p text:style-name="P16">.</text:p>
      <text:p text:style-name="P16">Где все?</text:p>
      <text:p text:style-name="P16">.</text:p>
      <text:p text:style-name="P16">Чувствую прикосновение. Кто-то энергично тормошит меня. Слышу приглушенное бормотание.</text:p>
      <text:p text:style-name="P16">.</text:p>
      <text:p text:style-name="P16">Я открываю глаза и вижу фигуру в голубом.</text:p>
      <text:p text:style-name="P16"/>
      <text:p text:style-name="P16">- Быстро! За мной! - торопливо шепчет мне она.</text:p>
      <text:p text:style-name="P16"><text:soft-page-break/>Я послушно ползу среди костей и раздавленных черепов за голубой пони… Пони? Какой ещё, к дьяволу, пони?</text:p>
      <text:p text:style-name="P16">- Пегаской! - шипит, оборачиваясь, она. - Если ты ещё не заметил, у меня крылья!</text:p>
      <text:p text:style-name="P61"/>
      <text:p text:style-name="P16">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6"/>
      <text:p text:style-name="P16">Черепа… Кости… Пегаска в броне… Чушь какая-то!</text:p>
      <text:p text:style-name="P16"/>
      <text:p text:style-name="P16">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6"/>
      <text:p text:style-name="P16">- Какого чё…?!!</text:p>
      <text:p text:style-name="P16">-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6">- Появится кто? - спрашиваю я, потирая ушибленную о каменный свод макушку.</text:p>
      <text:p text:style-name="P16"/>
      <text:p text:style-name="P16">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6"/>
      <text:p text:style-name="P16">Я пригибаюсь к уху поньки и еле слышно шепчу:</text:p>
      <text:p text:style-name="P16">- Кто это?</text:p>
      <text:p text:style-name="P16">- Агамемнон, - так же, едва шевеля губами, шепчет поняха. - Он сегодня голодный - остался без обеда. И у него хороший слух.</text:p>
      <text:p text:style-name="P16"/>
      <text:p text:style-name="P16">Я снова чешу ушибленный лоб.</text:p>
      <text:p text:style-name="P16">- Мне это имя вообще ничего не говорит.</text:p>
      <text:p text:style-name="P16"/>
      <text:p text:style-name="P16">Пегаска критически смотрит на меня.</text:p>
      <text:p text:style-name="P16">- Вроде, разговаривает – значит, разумен. Наверное. И не так уж он сильно макушкой стукнулся, я <text:span text:style-name="T259">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6"/>
      <text:p text:style-name="P16"><text:soft-page-break/>Пегаска пробует потрогать меня в паху, но я с возмущением отбрасываю её копыто.</text:p>
      <text:p text:style-name="P16"/>
      <text:p text:style-name="P16">- Ты с <text:span text:style-name="T259">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6"/>
      <text:p text:style-name="P16">От беспокойной возни снаружи скала дрожит. Кто-то шумно зевает и с металлическим скрежетом чешется.</text:p>
      <text:p text:style-name="P16"/>
      <text:p text:style-name="P16">- Так откуда ты? - пытливо спрашивает поняха.</text:p>
      <text:p text:style-name="P16">-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6"/>
      <text:p text:style-name="P16">Я закрываю глаза и сосредотачиваюсь…</text:p>
      <text:p text:style-name="P16"/>
      <text:p text:style-name="P16">…</text:p>
      <text:p text:style-name="P16"/>
      <text:p text:style-name="P16">- Не помню.</text:p>
      <text:p text:style-name="P16">- Что? - удивляется поняха. - Не помнишь, где твой дом?</text:p>
      <text:p text:style-name="P16">- Нет.</text:p>
      <text:p text:style-name="P16">- А как попал в гнездо Агамемнона — помнишь?</text:p>
      <text:p text:style-name="P16">- Нет.</text:p>
      <text:p text:style-name="P16">- А кто ты — помнишь?</text:p>
      <text:p text:style-name="P16">- Нет.</text:p>
      <text:p text:style-name="P16">-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17">- Я помню сияние, - бормочу я.</text:p>
      <text:p text:style-name="P17"/>
      <text:p text:style-name="P17">Мне становится муторно. Я помню, что такое ящик пепси, что такое ноутбук или картофельные чипсы. Но кто <text:span text:style-name="T259">я </text:span>такой — не помню абсолютно.</text:p>
      <text:p text:style-name="P16"/>
      <text:p text:style-name="P16">-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6"><text:soft-page-break/>- Следующий обед? - я мучительно пытаюсь ухватить логическую нить. - А кто предыдущий?</text:p>
      <text:p text:style-name="P16">-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6"/>
      <text:p text:style-name="P16">Пегаска склоняет шею и я вижу огромную шишку с кровоподтёком на затылке поняхи.</text:p>
      <text:p text:style-name="P16"/>
      <text:p text:style-name="P16">-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6"/>
      <text:p text:style-name="P16">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6"/>
      <text:p text:style-name="P16">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6"/>
      <text:p text:style-name="P16">…</text:p>
      <text:p text:style-name="P16"/>
      <text:p text:style-name="P16">СИЯНИЕ</text:p>
      <text:p text:style-name="P16"/>
      <text:p text:style-name="P16">…</text:p>
      <text:p text:style-name="P16"/>
      <text:p text:style-name="P282"><text:span text:style-name="Default_20_Paragraph_20_Font"><text:span text:style-name="T224">Оно п</text:span></text:span><text:span text:style-name="Default_20_Paragraph_20_Font"><text:span text:style-name="T27">овсюду. </text:span></text:span><text:span text:style-name="Default_20_Paragraph_20_Font"><text:span text:style-name="T224">Нет верха и низа, нет направлений и расстояний. Нет м</text:span></text:span><text:span text:style-name="Default_20_Paragraph_20_Font"><text:span text:style-name="T27">ыслей. Нет чувств. Нет времени. Есть только бесконечное сияние…</text:span></text:span></text:p>
      <text:p text:style-name="P16"/>
      <text:p text:style-name="P16">.</text:p>
      <text:p text:style-name="P16"/>
      <text:p text:style-name="P16">Кто я?</text:p>
      <text:p text:style-name="P16"/>
      <text:p text:style-name="P16">.</text:p>
      <text:p text:style-name="P16"/>
      <text:p text:style-name="P16">Где я?</text:p>
      <text:p text:style-name="P16"/>
      <text:p text:style-name="P16">.</text:p>
      <text:p text:style-name="P16"><text:soft-page-break/></text:p>
      <text:p text:style-name="P16">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6"/>
      <text:p text:style-name="P16">Внезапно фигура как будто наклоняется ко мне и почти выкрикивает фразу. Видение рушится, но фраза впечатывается в память:</text:p>
      <text:p text:style-name="P16"/>
      <text:p text:style-name="P16">- ИДИ В ДРОГОНШТЕРН!</text:p>
      <text:p text:style-name="P16"/>
      <text:p text:style-name="P16">…</text:p>
      <text:p text:style-name="P16"/>
      <text:p text:style-name="P16">- Я ВСПОМНИЛ! ВСПОМНИЛ! ДРОГОНШТЕРН!!! - я хлопаю себя по лбу. - Мне нужно попасть в Дрогонштерн!</text:p>
      <text:p text:style-name="P16"/>
      <text:p text:style-name="P16">Поняха закатывает глаза и стукается лбом о камень.</text:p>
      <text:p text:style-name="P282"><text:span text:style-name="Default_20_Paragraph_20_Font"><text:span text:style-name="T27">- </text:span></text:span><text:span text:style-name="Default_20_Paragraph_20_Font"><text:span text:style-name="T55">Я ЖЕ ПРЕДУПРЕЖДАЛА, ПОТИШЕ!!!</text:span></text:span><text:span text:style-name="Default_20_Paragraph_20_Font"><text:span text:style-name="T27"> - орёт в свою очередь понька. - Что за тупой жереб попался!</text:span></text:span></text:p>
      <text:p text:style-name="P16"/>
      <text:p text:style-name="P16">Снаружи беспокойно возятся, что-то неразборчиво пыхтят и внезапно валун, под которым мы прячемся, возносится над нашими головами.</text:p>
      <text:p text:style-name="P16"/>
      <text:p text:style-name="P16">Поняха бросается на меня, сбив с ног и закрыв телом и крыльями.</text:p>
      <text:p text:style-name="P16"/>
      <text:p text:style-name="P16">-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6">- А как же ты? Он же съест тебя?</text:p>
      <text:p text:style-name="P16">- Не беспокойся, я в последний момент извернусь и улечу. Действуй!</text:p>
      <text:p text:style-name="P16"/>
      <text:p text:style-name="P16">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260">живот</text:span>.</text:p>
      <text:p text:style-name="P16"/>
      <text:p text:style-name="P282"><text:span text:style-name="Default_20_Paragraph_20_Font"><text:span text:style-name="T27">- </text:span></text:span><text:span text:style-name="Default_20_Paragraph_20_Font"><text:span text:style-name="T55">ВИЖУ СБЕЖАВШИЙ ВЧЕРАШНИЙ ОБЕД. ЕЩЁ НЕ ПРОТУХ. ХОРОШО.</text:span></text:span></text:p>
      <text:p text:style-name="P16">- Ну так и жри, пока не скисло! - орёт поняха, повернув к нему голову.</text:p>
      <text:p text:style-name="P282"><text:soft-page-break/><text:span text:style-name="Default_20_Paragraph_20_Font"><text:span text:style-name="T27">- </text:span></text:span><text:span text:style-name="Default_20_Paragraph_20_Font"><text:span text:style-name="T55">ЕЩЁ И РУГАЕТСЯ,</text:span></text:span><text:span text:style-name="Default_20_Paragraph_20_Font"><text:span text:style-name="T27"> - недовольно замечает дракон. - </text:span></text:span><text:span text:style-name="Default_20_Paragraph_20_Font"><text:span text:style-name="T55">СЛИШКОМ СЫРОЙ</text:span></text:span><text:span text:style-name="Default_20_Paragraph_20_Font"><text:span text:style-name="T27">. </text:span></text:span><text:span text:style-name="Default_20_Paragraph_20_Font"><text:span text:style-name="T55">НАДО ПРОЖАРИТЬ ПОЛУЧШЕ.</text:span></text:span></text:p>
      <text:p text:style-name="P16"/>
      <text:p text:style-name="P16">Внезапно он открывает пасть и к нам стремится поток зелёного пламени.</text:p>
      <text:p text:style-name="P16">Пегаска пищит и прижимается ко мне покрепче. Я завороженно смотрю навстречу гибели…</text:p>
      <text:p text:style-name="P16"/>
      <text:p text:style-name="P16">…Выглядит так, что на полпути к нам поток пламени натыкается на прозрачную золотистую стену. Зелёная струя встречается с укрывшей <text:span text:style-name="T260">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6"/>
      <text:p text:style-name="P16">Пегаска ориент<text:span text:style-name="T260">и</text:span>руется первой.</text:p>
      <text:p text:style-name="P16"/>
      <text:p text:style-name="P16">- Бежим! - она вскакивает и указывает направление.</text:p>
      <text:p text:style-name="P16"/>
      <text:p text:style-name="P16">Я припускаю со всех ног. Безумие последнего часа выбивает из меня способность мыслить.</text:p>
      <text:p text:style-name="P16"/>
      <text:p text:style-name="P16">…И потому я останавливаюсь у края пропасти, руководствуясь исключительно рефлексами.</text:p>
      <text:p text:style-name="P16">Пару камешков срывается у меня из-под ноги и скрывается в голубоватой дымке. Я перевожу дух.</text:p>
      <text:p text:style-name="P16"/>
      <text:p text:style-name="P16">- Почему остановился?!! Прыгай! - пегаска останавливается рядом и указывает копытом прямо вниз. - Прыгай, если хочешь жить!</text:p>
      <text:p text:style-name="P16"><text:s/></text:p>
      <text:p text:style-name="P282"><text:span text:style-name="Default_20_Paragraph_20_Font"><text:span text:style-name="T55">- НЕНАВИЖУ ПОНЯЧЬЮ МАГИЮ! НЕ ВЫНОШУ ПОНИ!!! ВИДЕТЬ ИХ БОЛЬШЕ НЕ ХОЧУ В СВОЁМ ГНЕЗДЕ!</text:span></text:span><text:span text:style-name="Default_20_Paragraph_20_Font"><text:span text:style-name="T27"> - орёт Агамемнон, протирая глаза.</text:span></text:span></text:p>
      <text:p text:style-name="P16"/>
      <text:p text:style-name="P16">Я молча стою и смотрю вниз, хлопая глазами.</text:p>
      <text:p text:style-name="P16"/>
      <text:p text:style-name="P16">Пегаска всё понимает. Она приседает, как будто готовясь к прыжку. Я делаю маленький шажок назад, не желая прыгать.</text:p>
      <text:p text:style-name="P16"/>
      <text:p text:style-name="P16">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6"/>
      <text:p text:style-name="P16"><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6">Довольно скоро я оказываюсь в захвате передних ноги пегаски и к моим воплям присоединяется её протяжный визг.</text:p>
      <text:p text:style-name="P16"/>
      <text:p text:style-name="P16">- А-А-А-А-А-А-А-А-А-А!!!</text:p>
      <text:p text:style-name="P16"/>
      <text:p text:style-name="P16">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6"/>
      <text:p text:style-name="P16">…</text:p>
      <text:p text:style-name="P16"/>
      <text:p text:style-name="P61"/>
      <text:p text:style-name="P16">- Да ты совсем чокнулась, коняга долбанутая! - ору я, как только выныриваю, - я же мог разбиться!!!</text:p>
      <text:p text:style-name="P16">- Ты хочешь сказать, что сгореть <text:span text:style-name="T260">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6">-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6"/>
      <text:p text:style-name="P16">Пегаска сникает.</text:p>
      <text:p text:style-name="P16"/>
      <text:p text:style-name="P16">- Не могла…</text:p>
      <text:p text:style-name="P16"/>
      <text:p text:style-name="P16">Она молча, не попытавшись смахнуть воду, отворачивается и разворач<text:span text:style-name="T260">и</text:span>вает правое крыло. Где-то на половине длины второго сустава оно безжизненно свисает под неестественным углом.</text:p>
      <text:p text:style-name="P16"/>
      <text:p text:style-name="P16">- Если бы могла летать - не задержалась бы в гнезде Агамемнона… Сломала вчера на вираже, когда уходила от погони.</text:p>
      <text:p text:style-name="P16"/>
      <text:p text:style-name="P16">У меня пересыхает в горле.</text:p>
      <text:p text:style-name="P16"/>
      <text:p text:style-name="P16">-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6"/>
      <text:p text:style-name="P16"><text:soft-page-break/>Иногда ты довольно туго соображаешь, чувак! Жертвенность этой поняхи заслуживает большей награды, чем ты можешь дать сейчас.</text:p>
      <text:p text:style-name="P16"/>
      <text:p text:style-name="P16">Я примирительно треплю пегаску по голубой гриве и неумело глажу по крупу, стряхивая воду.</text:p>
      <text:p text:style-name="P16"/>
      <text:p text:style-name="P16">- Извини, подруга. Я ступил.</text:p>
      <text:p text:style-name="P16"/>
      <text:p text:style-name="P16">Та немедленно поворачивается. Одно движение ноги стирает слёзы с носа и по улыбке во всю ширину мордахи я понимаю, что прощён.</text:p>
      <text:p text:style-name="P16"/>
      <text:p text:style-name="P16">- Пустяки. Со мной это тоже бывает чаще, чем хочется. Отец говорит, я в дедушку уродилась – он предпочитал сначала действовать, <text:span text:style-name="T260">а </text:span>уж потом думать. Если думать после того вообще нужно было.</text:p>
      <text:p text:style-name="P16">- Да уж, - ёжусь я, - твой дедушка тобой гордился бы.</text:p>
      <text:p text:style-name="P16">-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6"/>
      <text:p text:style-name="P16">Я присвистываю.</text:p>
      <text:p text:style-name="P16">- Фигасе <text:span text:style-name="T260">жёсткий</text:span> у тебя был дедуля. Как ты вообще выжила?</text:p>
      <text:p text:style-name="P16"/>
      <text:p text:style-name="P16">Пегаска смущается.</text:p>
      <text:p text:style-name="P16">-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6"><text:line-break/>Я пытаюсь подбодрить голубую лошадку и хлопаю её по шее.</text:p>
      <text:p text:style-name="P16">- Не грусти. Крыло заживёт и ты снова будешь летать наперегонки с дедом! Или падать – что больше нравится.</text:p>
      <text:p text:style-name="P16"/>
      <text:p text:style-name="P16">У пегаски дрожат губы и уголки глаз подозрительно блестят.</text:p>
      <text:p text:style-name="P16">- Не получится. Никогда-никогда. Он однажды улетел разгонять грозу и в облаке на полной скорости врезался в гору.</text:p>
      <text:p text:style-name="P16"/>
      <text:p text:style-name="P16">Да уж, чувак, ты умеешь утешать!</text:p>
      <text:p text:style-name="P16"/>
      <text:p text:style-name="P16">Я снова глажу пегаску. Та в ответ неожиданно сильно прижимается ко мне, помогая себе передней ногой.</text:p>
      <text:p text:style-name="P16"><text:soft-page-break/></text:p>
      <text:p text:style-name="P16">- Ай! - я свободной рукой отстраняю поняху.</text:p>
      <text:p text:style-name="P16">- И-извини… Я расклеилась. Мне нужно было утешиться. Я думала, ты меня поймешь, - бормочет пегаска и отворачивается.</text:p>
      <text:p text:style-name="P16">- Да нет, не в том дело.</text:p>
      <text:p text:style-name="P16"/>
      <text:p text:style-name="P16">Я лезу рукой под рубашку, нашаривая колющий грудь предмет.</text:p>
      <text:p text:style-name="P16"/>
      <text:p text:style-name="P16">- Ого! Что это за хрень?</text:p>
      <text:p text:style-name="P16"/>
      <text:p text:style-name="P16">У меня на ладони красуется золотая фигурка. Грациозный длинноногий пегас с пышной гривой, длинной шеей и, почему-то, с рогом.</text:p>
      <text:p text:style-name="P16">Фигурка широко раскрыла крылья и бьёт передними ногами в воздух. К фигурке крепится цепочка, охватывающая мою шею.</text:p>
      <text:p text:style-name="P16"/>
      <text:p text:style-name="P16">-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6">- Естественно, не пегасье. Это моё украшение. Знать бы только, как оно у меня оказалось!</text:p>
      <text:p text:style-name="P16"/>
      <text:p text:style-name="P16">Я пытаюсь снять цепочку, но не могу взять её в руку. Золотистое сияние охватывает мою шею и мягко отталкивает руку прочь.</text:p>
      <text:p text:style-name="P16"/>
      <text:p text:style-name="P16">- Чего-о-о?!! Не понял!</text:p>
      <text:p text:style-name="P16"/>
      <text:p text:style-name="P16">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6"/>
      <text:p text:style-name="P16">- Кажется, я понимаю, что спасло нас от Агамемнона!</text:p>
      <text:p text:style-name="P16">- Эмм… Ты?</text:p>
      <text:p text:style-name="P16"/>
      <text:p text:style-name="P16">Пегаска тычет копытом в украшение. Золотое свечение останавливает её ногу в сантиметре от моей груди.</text:p>
      <text:p text:style-name="P16"/>
      <text:p text:style-name="P16">- Я не о том. Вот то золотое марево, которое защитило нас от пламени дракона – это её копыт дело!</text:p>
      <text:p text:style-name="P16"><text:soft-page-break/>- Её? - я чешу в затылке, - Тогда уже его. Украшение – оно. Блин, щекочется – а я даже снять его не могу!</text:p>
      <text:p text:style-name="P16">- Её. <text:s/>Украшение – кобылка, - объясняет пегаска. - Это тебе любой пони скажет.</text:p>
      <text:p text:style-name="P16"/>
      <text:p text:style-name="P16">Я ещё раз гляжу на фигурку и чешу в затылке.</text:p>
      <text:p text:style-name="P16">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6"/>
      <text:p text:style-name="P16">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6">…</text:p>
      <text:p text:style-name="P16">Я открываю глаза и вижу пегаску, уставившуюся на меня во все глаза.</text:p>
      <text:p text:style-name="P16"/>
      <text:p text:style-name="P16">- Ты в порядке?</text:p>
      <text:p text:style-name="P16"/>
      <text:p text:style-name="P16">Я запускаю руку под рубашку и немного шарю.</text:p>
      <text:p text:style-name="P16">Ну дела! Ни фигурки, ни цепочки.</text:p>
      <text:p text:style-name="P16"/>
      <text:p text:style-name="P16">- Не знаю. Вроде, да. Но кулон исчез.</text:p>
      <text:p text:style-name="P16">- Никуда он не исчез. <text:s/>Я видела, как эта фиговина растворилась у тебя в груди!</text:p>
      <text:p text:style-name="P16">- Прямо через рубашку?</text:p>
      <text:p text:style-name="P16">- Угу! Она так сияла, что я даже твои рёбра видела. То ещё зрелище…</text:p>
      <text:p text:style-name="P16"/>
      <text:p text:style-name="P16">Я хмыкаю, тру висок и в конце-концов плюю на попытки что-либо понять.</text:p>
      <text:p text:style-name="P16"/>
      <text:p text:style-name="P16">- В общем, попытка номер два.</text:p>
      <text:p text:style-name="P16">- Ась? - недоумённо спрашивает пегаска.</text:p>
      <text:p text:style-name="P16"/>
      <text:p text:style-name="P16">Я в ответ осторожно, не касаясь повреждённого крыла, обнимаю её и прижимаю к себе покрепче.</text:p>
      <text:p text:style-name="P16"/>
      <text:p text:style-name="P16">- Спасибо, что спасла меня. Серьёзно.</text:p>
      <text:p text:style-name="P16"/>
      <text:p text:style-name="P16">Я чувствую, как расслабляется в моих руках поняха, буквально упёршись в меня грудью и положив голову на плечо.</text:p>
      <text:p text:style-name="P16"><text:soft-page-break/></text:p>
      <text:p text:style-name="P16">- Друзья зовут меня Джет.</text:p>
      <text:p text:style-name="P16">- Здорово, Джет! А меня зовут… Эмм…</text:p>
      <text:p text:style-name="P16"/>
      <text:p text:style-name="P16">Блин! Похоже, это ещё одна вещь, которую я не помню.</text:p>
      <text:p text:style-name="P16"/>
      <text:p text:style-name="P282"><text:span text:style-name="Default_20_Paragraph_20_Font"><text:span text:style-name="T222">- Называй меня… Эээ… Хуман! </text:span></text:span><text:span text:style-name="Default_20_Paragraph_20_Font"><text:span text:style-name="T27">Хуман из племени Хомо Сапиенсов.</text:span></text:span></text:p>
      <text:p text:style-name="P16">- Привет, Хуман! - пегаска с улыбкой отстраняется и трясёт мою руку, зажав её между копыт.</text:p>
      <text:p text:style-name="P16">- Привет, Джет!</text:p>
      <text:p text:style-name="P16"/>
      <text:p text:style-name="P16">- Привет, красавчики!<text:note text:id="ftn2" text:note-class="footnote"><text:note-citation>2</text:note-citation><text:note-body><text:p text:style-name="P160">См. главу 1</text:p></text:note-body></text:note></text:p>
      <text:p text:style-name="P61"/>
      <text:p text:style-name="P16">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69"/>
      <text:p text:style-name="P1">~~~</text:p>
      <text:p text:style-name="P65"/>
      <text:p text:style-name="P69">- Хуман из Хомо Сапиенсов! - возвращает меня к реальности гортанный голос полосатой целительницы. - Ты можешь войти. Пегаска нуждается в тебе.</text:p>
      <text:p text:style-name="P69"/>
      <text:h text:style-name="P356" text:outline-level="2">Глава 4</text:h>
      <text:p text:style-name="P1"/>
      <text:p text:style-name="P6">И только надежда спасает меня от потери разума в холодных тенетах сковывающей <text:span text:style-name="T261">душу</text:span> пустоты. Надежда даёт силы идти и освещает путь. Надежда не даёт угаснуть стремлению и ведёт к свету.</text:p>
      <text:p text:style-name="P6">Надежда увидеть Тебя.</text:p>
      <text:p text:style-name="P69"/>
      <text:p text:style-name="P16">…шшш… <text:span text:style-name="T261">в случае</text:span> тревог<text:span text:style-name="T261">и</text:span> критично важно добраться до убежища за шестнадцать минут. Ровно столько потребуется гиперзвуковым ракетам бледных, чтобы достигнуть <text:span text:style-name="T261">города</text:span>. <text:span text:style-name="T261">Не поддавайтесь панике,</text:span> <text:span text:style-name="T261">с</text:span>тороны работают над урегулированием инцидента …хррр…</text:p>
      <text:p text:style-name="P16">…сссшшш… военные расходы стали максимальными за всю историю наблюдени<text:span text:style-name="T261">й</text:span> – говорится в ежегодном отчёте международной комиссии …шшш…</text:p>
      <text:p text:style-name="P16">…хррршшш… заступил на дежурство девятнадцатый дивизион ПВО дальнего …шшшсссссшшш…</text:p>
      <text:p text:style-name="P16"><text:soft-page-break/></text:p>
      <text:p text:style-name="P6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262">указательного</text:span> пальца к пыльному динамику. Пока я с удивлением рассматривал руку, ретранслятор в ответ неожиданно громко <text:span text:style-name="T261">и отчётливо </text:span>выхаркнул очередную порцию информации.</text:p>
      <text:p text:style-name="P69"/>
      <text:p text:style-name="P16">…шшсссшш… очередное заседание ООН, посвящённое предотвращению эскалации конфликта …хрр…</text:p>
      <text:p text:style-name="P16">…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6">…шшш… поздравляет папу с днём рождения: “Дорогой папочка! Будь таким же сильным, добрым и красивым, как и всегда! Мы с мамой тебя любим! Возвращайся <text:span text:style-name="T261">со службы</text:span> поскорее! В честь твоего сорокапятилетия мы заказываем песню …шшш…</text:p>
      <text:p text:style-name="P16"/>
      <text:p text:style-name="P6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69"/>
      <text:p text:style-name="P69">Близилось время обеда. Я пожал плечами и побрёл в столовку.</text:p>
      <text:p text:style-name="P69"/>
      <text:p text:style-name="P69">…</text:p>
      <text:p text:style-name="P69"/>
      <text:p text:style-name="P6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261">По воротнику его пижамы бежала </text:span><text:span text:style-name="T263">влажная </text:span><text:span text:style-name="T261">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261">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69">- <text:span text:style-name="T263">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69">- Ну, если объяснить на пальцах… - Диоген почесал вилкой в затылке, потом широким взмахом локтя сдвинул в сторону тарелку с <text:span text:style-name="T263">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6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263">и всё такое</text:span>. Гейзенберг мог бы тебе рассказать подробнее <text:span text:style-name="T263">меня</text:span>, но он в последнее время совсем скучный стал, до него достучаться невозможно.</text:p>
      <text:p text:style-name="P69"/>
      <text:p text:style-name="P69">Диоген дёргающимся глазом с обидой посмотрел на сидящего за соседним столом Гейзенберга. Тот мрачно жевал макароны, слушая яростно <text:span text:style-name="T263">мычащего </text:span>Леннона и даже не повернулся в ответ.</text:p>
      <text:p text:style-name="P69"/>
      <text:p text:style-name="P6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69"/>
      <text:p text:style-name="P6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69"/>
      <text:p text:style-name="P6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69"/>
      <text:p text:style-name="P69">Диоген заговорщицки подмигнул мне и нарисовал от точки на столе ещё несколько кривых траекторий.</text:p>
      <text:p text:style-name="P69"/>
      <text:p text:style-name="P6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6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69"/>
      <text:p text:style-name="P6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263">и иногда помнил, о чем говорил три дня назад</text:span>.</text:p>
      <text:p text:style-name="P69"/>
      <text:p text:style-name="P6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6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69"/>
      <text:p text:style-name="P69">- Знаешь, Диоген, я больше ценитель классики, - я попытался прервать собеседника. - Ну, там, когда яблоко на голову падает или е равно эм-цэ-квадрат…</text:p>
      <text:p text:style-name="P6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69"/>
      <text:p text:style-name="P69">Мой собеседник потёр ладони и тихонько рассмеялся в локоть, <text:span text:style-name="T264">по-заговорщицки оглядываясь по сторонам</text:span>. Вид у него был как у школьника, удачно подложившего кнопку на стул соседу.</text:p>
      <text:p text:style-name="P69"/>
      <text:p text:style-name="P6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6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69"/>
      <text:p text:style-name="P6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69"/>
      <text:p text:style-name="P6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264">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69"/>
      <text:p text:style-name="P6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69"/>
      <text:p text:style-name="P6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69"/>
      <text:p text:style-name="P69">Диоген выдохнул и залпом опрокинул в себя стакан компота. Закашля<text:span text:style-name="T264">вшись</text:span>, вытер рот рукавом и обиженно оглянулся через плечо.</text:p>
      <text:p text:style-name="P69"/>
      <text:p text:style-name="P282"><text:span text:style-name="Default_20_Paragraph_20_Font"><text:span text:style-name="T25">-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63">притянуто за уши, а камни годятся </text:span></text:span><text:span text:style-name="Default_20_Paragraph_20_Font"><text:span text:style-name="T25">только на то, чтобы вышибать мозги из заумствующих демагогов! Но позвольте!!</text:span></text:span></text:p>
      <text:p text:style-name="P69"/>
      <text:p text:style-name="P6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69"/>
      <text:p text:style-name="P73">…Котлета дёрнулась, поднялась <text:span text:style-name="T264">в воздух</text:span> и, повторяя в обратном порядке траекторию полёта, вернулась на вилку.</text:p>
      <text:p text:style-name="P73">Я <text:span text:style-name="T265">потрусил головой и зажмурил </text:span>глаза. Набравшись храбрости, открыл снова.</text:p>
      <text:p text:style-name="P69"/>
      <text:p text:style-name="P69">Вилка была пуста, а Диоген увлечённо жевал.</text:p>
      <text:p text:style-name="P69"/>
      <text:p text:style-name="P6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65">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65"/>
      <text:p text:style-name="P69">Я уже отчаялся остановить вышедшего на орбиту философа и просто старался не заснуть.</text:p>
      <text:p text:style-name="P65"/>
      <text:p text:style-name="P6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65"/>
      <text:p text:style-name="P6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69"/>
      <text:p text:style-name="P6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65"/>
      <text:p text:style-name="P69">Диоген вытер тарелку куском булки, после чего, внимательно исследовал сквозь стекляшки очков поверхность тарелки на предмет пропущенных <text:span text:style-name="T265">макаронин</text:span>. Ничего не обнаружив, он откусил от булки, затем рассеянно положил остаток в карман пижамы и хитро прищурился.</text:p>
      <text:p text:style-name="P65"/>
      <text:p text:style-name="P6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69"/>
      <text:p text:style-name="P6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69"/>
      <text:p text:style-name="P69">Крошка не двигалась.</text:p>
      <text:p text:style-name="P69"/>
      <text:p text:style-name="P69">Я закрыл глаза, прижал пальцы рук к вискам и представил, как крошка поднимается в воздух и…</text:p>
      <text:p text:style-name="P69"/>
      <text:p text:style-name="P69">- Ты чего? У тебя что, голова болит? - Диоген встревожено тряс меня за плечо. - Хочешь леденец? Барбарисовый! Я вчера у Крыса выменял за сигарету.</text:p>
      <text:p text:style-name="P69"/>
      <text:p text:style-name="P69">Я открыл глаза. На месте крошки покоился локоть Диогена. Сам он участливо совал мне под нос леденец.</text:p>
      <text:p text:style-name="P69"/>
      <text:p text:style-name="P6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69"/>
      <text:p text:style-name="P69">- Нет, всё в порядке, продолжай.</text:p>
      <text:p text:style-name="P6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69"/>
      <text:p text:style-name="P69">Я вытер брызги слюны Диогена со лба.</text:p>
      <text:p text:style-name="P69"/>
      <text:p text:style-name="P69">- А война? - я отчаянно искал повод свалить в палату. Мне ужасно хотелось спать.</text:p>
      <text:p text:style-name="P69">- Что – война?</text:p>
      <text:p text:style-name="P69">- Если у нас произойдёт война – случится ли война в отражении? Скажем, вот в том, далёком, с лошадьми – на седьмой волне?</text:p>
      <text:p text:style-name="P6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69"/>
      <text:p text:style-name="P6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69"/>
      <text:p text:style-name="P69">…</text:p>
      <text:p text:style-name="P69"/>
      <text:p text:style-name="P69">- Дедлайн, танцуй! - судья Дредд окликнул меня на входе в палату.</text:p>
      <text:p text:style-name="P69"/>
      <text:p text:style-name="P69">Я повернул голову.</text:p>
      <text:p text:style-name="P69"/>
      <text:p text:style-name="P69"><text:soft-page-break/>- Ты же не хотел переезжать в <text:span text:style-name="T266">восьмую</text:span> палату? Так вот, перевод отменяется. Остаёшься в <text:span text:style-name="T266">седьмой</text:span> своих пауков разводить.</text:p>
      <text:p text:style-name="P69"/>
      <text:p text:style-name="P69">“Неужто Алекс замолвил за меня словечко?” - пронеслось у меня в мыслях. - “Расстались мы с ним не по-доброму. Что он потребует взамен?”</text:p>
      <text:p text:style-name="P69"/>
      <text:p text:style-name="P69">- Да не смотри ты на меня, как кролик на удава! - отмахнулся Дредд, - умер новенький. Сегодня в девять. Я как раз на утреннем осмотре был.</text:p>
      <text:p text:style-name="P69"/>
      <text:p text:style-name="P69">У меня перехватило дыхание.</text:p>
      <text:p text:style-name="P69"/>
      <text:p text:style-name="P69">- От чего он умер?</text:p>
      <text:p text:style-name="P6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266">один</text:span>. Хэвэн <text:span text:style-name="T266">ждёт тебя</text:span>”. И вытянулся. Странные вы люди, Учителя. Психуете не по-людски. И умираете по-дурацки…</text:p>
      <text:p text:style-name="P69"/>
      <text:p text:style-name="P1">***</text:p>
      <text:p text:style-name="P69"/>
      <text:p text:style-name="P69">- Джет… - шепчу я тихонько.</text:p>
      <text:p text:style-name="P69"/>
      <text:p text:style-name="P69">Комок под серым пледом слабо шевелится.</text:p>
      <text:p text:style-name="P69"/>
      <text:p text:style-name="P69">- Она очень слаба. Разговаривай с ней пока сыпется песок, Хуман из Хомо Сапиенсов. Время пошло.</text:p>
      <text:p text:style-name="P69"/>
      <text:p text:style-name="P69">Зеррика ставит на полку возле кровати песочные часы и выходит.</text:p>
      <text:p text:style-name="P69"/>
      <text:p text:style-name="P69">- Джет!</text:p>
      <text:p text:style-name="P69"/>
      <text:p text:style-name="P69">Из-под одеяла высовывается копыто и затаскивает мою руку под одеяло. К руке прижимается что-то тёплое и влажное.</text:p>
      <text:p text:style-name="P69"/>
      <text:p text:style-name="P69">Я осторожно стаскиваю одеяло с пегаски. Та лежит на животе, вся спина перебинтована. Джет прижимает мою руку к заплаканной щеке.</text:p>
      <text:p text:style-name="P69"/>
      <text:p text:style-name="P6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69"/>
      <text:p text:style-name="P69">Я ногой придвигаю к кровати чурбачок и сажусь на него. Свободной рукой треплю пегаску между ушами.</text:p>
      <text:p text:style-name="P69"/>
      <text:p text:style-name="P6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69"><text:s/></text:p>
      <text:p text:style-name="P6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69"/>
      <text:p text:style-name="P6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69"/>
      <text:p text:style-name="P6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69"/>
      <text:p text:style-name="P69">Я шутливо сжимаю её нос.</text:p>
      <text:p text:style-name="P69"/>
      <text:p text:style-name="P6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69">- Это уже мои проблемы.</text:p>
      <text:p text:style-name="P69">- Зато я отлично умею готовить гороховый суп. Кстати, а что такое “суицид”? - спрашивает пегаска сонным голосом и зевает.</text:p>
      <text:p text:style-name="P69"/>
      <text:p text:style-name="P69">Я задумываюсь. В полумраке палатки тускло блестят доспехи Джет, сваленные кучей в углу.</text:p>
      <text:p text:style-name="P69"/>
      <text:p text:style-name="P6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69"/>
      <text:p text:style-name="P69">- Хррр… я поняла… я буду бороться до конца… Хум… хррр…</text:p>
      <text:p text:style-name="P69"/>
      <text:p text:style-name="P69"><text:soft-page-break/>- Хуман из Хомо Сапиенсов! Пора заканчивать визит.</text:p>
      <text:p text:style-name="P69"/>
      <text:p text:style-name="P69">Полог палатки раздвигается и Зеррика показывает мне копытом на часы, в которых падают последние песчинки.</text:p>
      <text:p text:style-name="P69">Я осторожно высвобождаю руку из захвата спящей Джет и поправляю ей одеяло.</text:p>
      <text:p text:style-name="P69"/>
      <text:p text:style-name="P69">- Когда она встанет на ноги?</text:p>
      <text:p text:style-name="P69">- Недели будет достаточно, Хуман. Пегасы - крепкие создания. Ты можешь оставаться с нами до её выздоровления.</text:p>
      <text:p text:style-name="P69">- Спасибо вам. За всё. За Джет.</text:p>
      <text:p text:style-name="P69"/>
      <text:p text:style-name="P69">Зебра косит на меня изумрудным глазом.</text:p>
      <text:p text:style-name="P69"/>
      <text:p text:style-name="P6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69"/>
      <text:p text:style-name="P69">Я неверяще смотрю на Зеррику.</text:p>
      <text:p text:style-name="P69"/>
      <text:p text:style-name="P69">- Вы знали, что у Джет отвалится крыло и я буду мешать ей прыгнуть с обрыва?</text:p>
      <text:p text:style-name="P69"/>
      <text:p text:style-name="P69">Зебра смущается.</text:p>
      <text:p text:style-name="P69"/>
      <text:p text:style-name="P6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69">- Что за миссия? Я не то, что какую-то миссию – я не знаю даже, как меня зовут!</text:p>
      <text:p text:style-name="P69"/>
      <text:p text:style-name="P69">Зеррика сочувствующе кивает.</text:p>
      <text:p text:style-name="P69"/>
      <text:p text:style-name="P6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161">См. «Последний фанфик», глава 14</text:p></text:note-body></text:note></text:p>
      <text:p text:style-name="P69"/>
      <text:p text:style-name="P69">…</text:p>
      <text:p text:style-name="P69"/>
      <text:p text:style-name="P6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69"/>
      <text:p text:style-name="P69">- А, Большой М’боно! - приветствует меня Сенбе скрипучим голосом. - Заходи. Сенбе ждал тебя.</text:p>
      <text:p text:style-name="P69"/>
      <text:p text:style-name="P6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69"/>
      <text:p text:style-name="P6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69"/>
      <text:p text:style-name="P69">Сенбе поднимает копыто, останавливая мой поток сознания.</text:p>
      <text:p text:style-name="P69"/>
      <text:p text:style-name="P6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69"/>
      <text:p text:style-name="P6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69"/>
      <text:p text:style-name="P69">Старый зебра дует на книгу, просушивая чернила только что написанной фразы. Потом перелистывает несколько страниц назад и начинает читать.</text:p>
      <text:p text:style-name="P69"/>
      <text:p text:style-name="P1">~~~</text:p>
      <text:p text:style-name="P16">…Я беру Крысу в руки и, шатаясь, иду к небесной машине.</text:p>
      <text:p text:style-name="P16"/>
      <text:p text:style-name="P16">«Постарайся выжить…»</text:p>
      <text:p text:style-name="P16"/>
      <text:p text:style-name="P16">В далёкой синеве неба появляются белые полоски инверсных следов ракет.</text:p>
      <text:p text:style-name="P16">Се-лес-тия — повторяю незнакомое, но в то же время удивительно волнующее имя.</text:p>
      <text:p text:style-name="P16"/>
      <text:p text:style-name="P16">Я открываю дверь кабины и осторожно кладу Крысу на пилотское кресло. Потом закрываю кабину.</text:p>
      <text:p text:style-name="P16"><text:soft-page-break/>- Извини, Хэвен. Не вижу смысла.</text:p>
      <text:p text:style-name="P16"/>
      <text:p text:style-name="P16">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6">Меня охватывает какое-то лёгкое чувство конца всего: всех условностей и ограничений, тоски, безысходности. Чувство свободы.</text:p>
      <text:p text:style-name="P16">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282"><text:span text:style-name="Default_20_Paragraph_20_Font"><text:span text:style-name="T27">Я продолжаю смеяться до тех пор, пока сияние не выжигает мне глаза…</text:span></text:span><text:span text:style-name="Default_20_Paragraph_20_Font"><text:span text:style-name="T27"><text:note text:id="ftn4" text:note-class="footnote"><text:note-citation>4</text:note-citation><text:note-body><text:p text:style-name="P162">См. главу 18</text:p></text:note-body></text:note></text:span></text:span></text:p>
      <text:p text:style-name="P163"/>
      <text:p text:style-name="P1">~~~</text:p>
      <text:p text:style-name="P69"/>
      <text:p text:style-name="P69">Сенбе захлопывает книгу.</text:p>
      <text:p text:style-name="P69"/>
      <text:p text:style-name="P69">- Большой М’боно доволен? Сенбе ответил на твои вопросы?</text:p>
      <text:p text:style-name="P69">- Вполне, - с каменным лицом говорю я.</text:p>
      <text:p text:style-name="P69"/>
      <text:p text:style-name="P69">Душа откликается на прочитанное тихим всхлипом. Холод сковывает меня ледяным кулаком, делая все вокруг несущественным и мелким.</text:p>
      <text:p text:style-name="P69"/>
      <text:p text:style-name="P6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69"/>
      <text:h text:style-name="P356" text:outline-level="2">Глава 5</text:h>
      <text:p text:style-name="P1"/>
      <text:p text:style-name="P7">"Намерение меняет реальность" - повторяю я каждый раз, когда близка к отчаянию.</text:p>
      <text:p text:style-name="P1"><text:soft-page-break/></text:p>
      <text:p text:style-name="P6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69"/>
      <text:p text:style-name="P69">Я выкинул одноразовые тарелки в мусорный бак и собрался уходить, когда меня окликнули.</text:p>
      <text:p text:style-name="P69"/>
      <text:p text:style-name="P69">- Дедлайн! Я рассчитал! Рассчитал!</text:p>
      <text:p text:style-name="P69"/>
      <text:p text:style-name="P6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69"/>
      <text:p text:style-name="P69">- Я всё рассчитал! Сорок два!!!</text:p>
      <text:p text:style-name="P69"/>
      <text:p text:style-name="P69">Я поднял с пола треснувшие очки<text:span text:style-name="T1"> </text:span><text:span text:style-name="T5">Д</text:span><text:span text:style-name="T267">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69"/>
      <text:p text:style-name="P69">- Идём!</text:p>
      <text:p text:style-name="P69"/>
      <text:p text:style-name="P69">Палата Диогена была через одну с моей – надзирающий Шопен лениво кивнул мне, пропуская внутрь.</text:p>
      <text:p text:style-name="P69">Подойдя к своей койке, Диоген нырнул в тумбочку чуть ли не по пояс.</text:p>
      <text:p text:style-name="P69"/>
      <text:p text:style-name="P69">- Сюда я его положил, лежал же где-то тут… Ага!</text:p>
      <text:p text:style-name="P69"/>
      <text:p text:style-name="P69">Диоген вытащил смятый листок, в котором угадывалась исчёрканная карандашом салфетка из столовой.</text:p>
      <text:p text:style-name="P69"/>
      <text:p text:style-name="P69">- Сегодня ночью пришло вдохновение – рассчитал всё, как ты и спрашивал! На седьмой волне – сорок два миллиона!</text:p>
      <text:p text:style-name="P74">- А что я спрашивал? - озадаченно спросил я.</text:p>
      <text:p text:style-name="P74"/>
      <text:p text:style-name="P74">Язык Диогена часто не поспевал за его мыслями и в таких случаях его приходилось тормозить туповатыми вопросами.</text:p>
      <text:p text:style-name="P69"/>
      <text:p text:style-name="P6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69"/>
      <text:p text:style-name="P6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69">…</text:p>
      <text:p text:style-name="P6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69"/>
      <text:p text:style-name="P6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69"/>
      <text:p text:style-name="P6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69"/>
      <text:p text:style-name="P1">***</text:p>
      <text:p text:style-name="P69"/>
      <text:p text:style-name="P69">- Чешется! - Джет ожесточённо трётся об меня спиной, высунув язык от удовольствия.</text:p>
      <text:p text:style-name="P69">- Да погоди ты! - отпихиваю я пегаску. - Потерпи три дня. Снимут бинты – тогда хоть до дыр чеши!</text:p>
      <text:p text:style-name="P69">- ЧЕ-ШЕТ-СЯ!!! - Джет с совершенно безумными глазами начинает чесаться о центральный столб палатки.</text:p>
      <text:p text:style-name="P69"/>
      <text:p text:style-name="P69">Тот явно не рассчитан на столь энергичных пациентов. Коротко треснув, столб валится набок, потянув за собой всё остальное.</text:p>
      <text:p text:style-name="P69"/>
      <text:p text:style-name="P69">- Ах ты ж ёп…!! - рухнувший полог палатки заглушает мои ругательства.</text:p>
      <text:p text:style-name="P69"/>
      <text:p text:style-name="P69">Изрядно побарахтавшись в складках плотной ткани, я, наконец, прорываюсь на свободу.</text:p>
      <text:p text:style-name="P69"><text:soft-page-break/></text:p>
      <text:p text:style-name="P6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69"/>
      <text:p text:style-name="P6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69">- НЕТ! ХУМАН НИ ПРИ ЧЁМ! ЭТО Я!!! Я САМА ОСВОБОДИЛАСЬ! - орёт Джет, - МНЕ НАДО!!!</text:p>
      <text:p text:style-name="P69"/>
      <text:p text:style-name="P6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69"/>
      <text:p text:style-name="P6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69"/>
      <text:p text:style-name="P69">Джет моментально замирает.</text:p>
      <text:p text:style-name="P69"/>
      <text:p text:style-name="P69">- Эээ… Ооо… Упс… Н-наденьте на меня, пожалуйста, бандажи… И привяжите к кровати покрепче – я не ручаюсь, что во сне не сорву их.</text:p>
      <text:p text:style-name="P69"/>
      <text:p text:style-name="P69">Зеррика фейсхуфит. Потом воздевает глаза к потолку. Потом вздыхает.</text:p>
      <text:p text:style-name="P69"/>
      <text:p text:style-name="P6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69">…</text:p>
      <text:p text:style-name="P69">…</text:p>
      <text:p text:style-name="P69">…</text:p>
      <text:p text:style-name="P6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69"/>
      <text:p text:style-name="P69">- Поправь меня! Мне солнце прямо в глаз светит!</text:p>
      <text:p text:style-name="P69"/>
      <text:p text:style-name="P69">Я пододвигаю крестовину так, чтобы привязанная к ней пегаска оказалась в тени.</text:p>
      <text:p text:style-name="P69"><text:soft-page-break/></text:p>
      <text:p text:style-name="P69">- А теперь расскажи мне сказку! Только не такую глупую, как вчера.</text:p>
      <text:p text:style-name="P69">- А почему это вчерашняя была глупой? - обижаюсь я.</text:p>
      <text:p text:style-name="P6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69">- Хмм... – моя попытка приобщить пегаску к общемировой культуре явно провалилась.</text:p>
      <text:p text:style-name="P69"/>
      <text:p text:style-name="P69">Я задумываюсь.</text:p>
      <text:p text:style-name="P69"/>
      <text:p text:style-name="P6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69">- А как его звали?</text:p>
      <text:p text:style-name="P69">- Он не помнил. Потому что потерял память.</text:p>
      <text:p text:style-name="P69">- А почему он потерял память? - Джет скептически морщит нос.</text:p>
      <text:p text:style-name="P6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69"/>
      <text:p text:style-name="P69">От волнения у меня пересыхает в горле.</text:p>
      <text:p text:style-name="P69"/>
      <text:p text:style-name="P69">- А что такое "атомная бомба"?</text:p>
      <text:p text:style-name="P69">- Долго объяснять. Она подобна Солнцу.</text:p>
      <text:p text:style-name="P69">- Вау! Так это же круто! - у Джет от восторга округляются глаза.</text:p>
      <text:p text:style-name="P69">- Не тогда, когда она падает тебе на голову. Это очень горячо, знаешь ли. Испепеляет.</text:p>
      <text:p text:style-name="P69">- Бедняга... Он сильно обжёгся?</text:p>
      <text:p text:style-name="P69">- Выходит, сильно. Раз утратил память. Но вернёмся к сказке... Жил он себе, жил, и однажды проснулся в гнезде огнедышащего дракона.</text:p>
      <text:p text:style-name="P69">- Глупый какой человек! Нельзя засыпать в гнезде дракона, если не планируешь попасть к нему на обед!</text:p>
      <text:p text:style-name="P69">- А он и не планировал. Просто как-то раз открыл глаза, огляделся - а он уже в гнезде. И голодный дракон маячит на горизонте.</text:p>
      <text:p text:style-name="P69">- Странная какая-то история, - сонно бормочет Джет. - Нельзя просто так взять и очутиться в гнезде дракона.</text:p>
      <text:p text:style-name="P6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54">иглашал</text:span>.</text:p>
      <text:p text:style-name="P69"><text:soft-page-break/>- Хм. <text:span text:style-name="T254">В твоих словах </text:span>есть что-то знакомое, - недоверчиво х<text:span text:style-name="T254">м</text:span>ыкает Джет. - Но не могу вспомнить, что. Кажется, я знаю этого дракона.</text:p>
      <text:p text:style-name="P6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69">- Смешной ты, - хихикает пегаска. - Драконы сосисок не едят. Это ж<text:span text:style-name="T254">е</text:span> не грифоны. Разве что проглотят кого-нибудь, кто недавно съел сосиску.</text:p>
      <text:p text:style-name="P69">- Неважно! Это художественная гипербола, - важно заявляю я. - Я - художник, я так вижу.</text:p>
      <text:p text:style-name="P6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69">- Ха! По-моему, я знаю, чем закончится эта история, - хитро прищуривается Джет.</text:p>
      <text:p text:style-name="P69">- Ничего ты не знаешь! - безапеляционно заявляю я. - Я тебе эту сказку впервые рассказываю. Слушай сюда.</text:p>
      <text:p text:style-name="P6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69">- Да ладно, откуда у Дейдры шхуна? - недоверчиво спрашивает Джет. - Она свой люггер уже третий год доделать не может.</text:p>
      <text:p text:style-name="P69">- Может, то и люггер был, я уже не вспомню, - соглашаюсь я.</text:p>
      <text:p text:style-name="P6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6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6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69">- Что? - высовывает нос Джет.</text:p>
      <text:p text:style-name="P6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6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69"/>
      <text:p text:style-name="P69">Сонные слова Джет растворяются в стрекоте цикад.</text:p>
      <text:p text:style-name="P69"/>
      <text:h text:style-name="P356" text:outline-level="2"><text:soft-page-break/>Глава 6</text:h>
      <text:p text:style-name="P1"/>
      <text:p text:style-name="P8">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9">Вот только ни в одном из них нет Тебя.</text:p>
      <text:p text:style-name="P69"/>
      <text:p text:style-name="P69">- Крыс! Эй, Крыс!</text:p>
      <text:p text:style-name="P69"/>
      <text:p text:style-name="P69">Тощая фигура сжалась, молниеносно спрятав хабар в карман <text:span text:style-name="T268">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69"/>
      <text:p text:style-name="P282"><text:span text:style-name="Default_20_Paragraph_20_Font"><text:span text:style-name="T25">- А-</text:span></text:span><text:span text:style-name="Default_20_Paragraph_20_Font"><text:span text:style-name="T69">а-а</text:span></text:span><text:span text:style-name="Default_20_Paragraph_20_Font"><text:span text:style-name="T25">, эт-</text:span></text:span><text:span text:style-name="Default_20_Paragraph_20_Font"><text:span text:style-name="T70">то</text:span></text:span><text:span text:style-name="Default_20_Paragraph_20_Font"><text:span text:style-name="T25"> </text:span></text:span><text:span text:style-name="Default_20_Paragraph_20_Font"><text:span text:style-name="T69">т-</text:span></text:span><text:span text:style-name="Default_20_Paragraph_20_Font"><text:span text:style-name="T25">ты, Дедлайн, - облегчённо выдохнул Гейзенберг, выплюнув на ладонь </text:span></text:span><text:span text:style-name="Default_20_Paragraph_20_Font"><text:span text:style-name="T69">мини</text:span></text:span><text:span text:style-name="Default_20_Paragraph_20_Font"><text:span text:style-name="T25">плеер </text:span></text:span><text:span text:style-name="Default_20_Paragraph_20_Font"><text:span text:style-name="T69">с наушниками-горошинами</text:span></text:span><text:span text:style-name="Default_20_Paragraph_20_Font"><text:span text:style-name="T25">. - </text:span></text:span><text:span text:style-name="Default_20_Paragraph_20_Font"><text:span text:style-name="T69">Н-н</text:span></text:span><text:span text:style-name="Default_20_Paragraph_20_Font"><text:span text:style-name="T25">апугал. На той неделе </text:span></text:span><text:span text:style-name="Default_20_Paragraph_20_Font"><text:span text:style-name="T69">Л-</text:span></text:span><text:span text:style-name="Default_20_Paragraph_20_Font"><text:span text:style-name="T70">Л</text:span></text:span><text:span text:style-name="Default_20_Paragraph_20_Font"><text:span text:style-name="T25">еннона </text:span></text:span><text:span text:style-name="Default_20_Paragraph_20_Font"><text:span text:style-name="T69">з-</text:span></text:span><text:span text:style-name="Default_20_Paragraph_20_Font"><text:span text:style-name="T25">застукали с добытой </text:span></text:span><text:span text:style-name="Default_20_Paragraph_20_Font"><text:span text:style-name="T69">а-</text:span></text:span><text:span text:style-name="Default_20_Paragraph_20_Font"><text:span text:style-name="T25">аудиоклипсой, так изъяли и </text:span></text:span><text:span text:style-name="Default_20_Paragraph_20_Font"><text:span text:style-name="T69">п-</text:span></text:span><text:span text:style-name="Default_20_Paragraph_20_Font"><text:span text:style-name="T25">потом всю палату </text:span></text:span><text:span text:style-name="Default_20_Paragraph_20_Font"><text:span text:style-name="T69">п-п-</text:span></text:span><text:span text:style-name="Default_20_Paragraph_20_Font"><text:span text:style-name="T25">прошмонали. У </text:span></text:span><text:span text:style-name="Default_20_Paragraph_20_Font"><text:span text:style-name="T70">Б-Б</text:span></text:span><text:span text:style-name="Default_20_Paragraph_20_Font"><text:span text:style-name="T25">исмарка нашли флэшку с </text:span></text:span><text:span text:style-name="Default_20_Paragraph_20_Font"><text:span text:style-name="T69">з-</text:span></text:span><text:span text:style-name="Default_20_Paragraph_20_Font"><text:span text:style-name="T223">записями </text:span></text:span><text:span text:style-name="Default_20_Paragraph_20_Font"><text:span text:style-name="T25">Э</text:span></text:span><text:span text:style-name="Default_20_Paragraph_20_Font"><text:span text:style-name="T223">лвиса —</text:span></text:span><text:span text:style-name="Default_20_Paragraph_20_Font"><text:span text:style-name="T25"> </text:span></text:span><text:span text:style-name="Default_20_Paragraph_20_Font"><text:span text:style-name="T69">н-</text:span></text:span><text:span text:style-name="Default_20_Paragraph_20_Font"><text:span text:style-name="T25">ну, того, что </text:span></text:span><text:span text:style-name="Default_20_Paragraph_20_Font"><text:span text:style-name="T69">м-</text:span></text:span><text:span text:style-name="Default_20_Paragraph_20_Font"><text:span text:style-name="T25">музыкант, а не наш со </text:span></text:span><text:span text:style-name="Default_20_Paragraph_20_Font"><text:span text:style-name="T69">в-</text:span></text:span><text:span text:style-name="Default_20_Paragraph_20_Font"><text:span text:style-name="T25">второй палаты. Беднягу чуть </text:span></text:span><text:span text:style-name="Default_20_Paragraph_20_Font"><text:span text:style-name="T69">и-</text:span></text:span><text:span text:style-name="Default_20_Paragraph_20_Font"><text:span text:style-name="T25">инфаркт не схватил. Набросился на </text:span></text:span><text:span text:style-name="Default_20_Paragraph_20_Font"><text:span text:style-name="T69">с-</text:span></text:span><text:span text:style-name="Default_20_Paragraph_20_Font"><text:span text:style-name="T25">санитаров с </text:span></text:span><text:span text:style-name="Default_20_Paragraph_20_Font"><text:span text:style-name="T69">к-к-</text:span></text:span><text:span text:style-name="Default_20_Paragraph_20_Font"><text:span text:style-name="T25">кулаками. Сидит теперь в </text:span></text:span><text:span text:style-name="Default_20_Paragraph_20_Font"><text:span text:style-name="T69">к-</text:span></text:span><text:span text:style-name="Default_20_Paragraph_20_Font"><text:span text:style-name="T25">карцере, слушает «</text:span></text:span>Raised<text:span text:style-name="Default_20_Paragraph_20_Font"><text:span text:style-name="T25"> </text:span></text:span>On<text:span text:style-name="Default_20_Paragraph_20_Font"><text:span text:style-name="T25"> </text:span></text:span>Rock<text:span text:style-name="Default_20_Paragraph_20_Font"><text:span text:style-name="T25">» по памяти.</text:span></text:span></text:p>
      <text:p text:style-name="P69"/>
      <text:p text:style-name="P69">Гейзенберг протёр рукавом плеер <text:span text:style-name="T268">и наушники </text:span>от слюн. Оглядевшись по сторонам, он торопливо скрылся в коридоре, шаркая и касаясь руками стен.</text:p>
      <text:p text:style-name="P69"/>
      <text:p text:style-name="P6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69"/>
      <text:p text:style-name="P69">- Стой, не уходи, дело есть, - я схватил Крыса за плечо.</text:p>
      <text:p text:style-name="P69"/>
      <text:p text:style-name="P69">Тот хмуро зыркнул на меня и скинул руку.</text:p>
      <text:p text:style-name="P69"/>
      <text:p text:style-name="P69">- Чего тебе? Решил долг вернуть?</text:p>
      <text:p text:style-name="P282"><text:span text:style-name="Default_20_Paragraph_20_Font"><text:span text:style-name="T25">- Да погоди ты со своим долгом! - отмахнулся я. - </text:span></text:span><text:span text:style-name="Default_20_Paragraph_20_Font"><text:span text:style-name="T223">Е</text:span></text:span><text:span text:style-name="Default_20_Paragraph_20_Font"><text:span text:style-name="T25">сли сделаешь работу, о долге забудешь. Будешь курить сиги по пять пачек в день. Да хоть по десять — пока от рака лёгких не загнёшься.</text:span></text:span></text:p>
      <text:p text:style-name="P6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69"><text:soft-page-break/></text:p>
      <text:p text:style-name="P6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69"/>
      <text:p text:style-name="P69">Я молча вытащил из-за пазухи «Джентльмен Джека», подаренного моим бывшим боссом и сунул под нос Крысу.</text:p>
      <text:p text:style-name="P69"/>
      <text:p text:style-name="P6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69">- Это только задаток, - я оставил вожделенную бутылку в руках Крыса. - Заплачу, сколько скажешь. Слушай сюда. Мне надо выбраться из Чертогов...</text:p>
      <text:p text:style-name="P69"/>
      <text:p text:style-name="P16">Вот и пришла пора повидаться с моей бывшей ученицей, превратившейся в безумного убийцу. </text:p>
      <text:p text:style-name="P18">Да-да, дорогая, пр<text:span text:style-name="T269">и</text:span>шла пора преподать тебе <text:span text:style-name="T269">У</text:span>рок! </text:p>
      <text:p text:style-name="P18">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282"><text:span text:style-name="Default_20_Paragraph_20_Font"><text:span text:style-name="T27">Но Юджин был прав: если Хэвэн слетит с катушек, кто-то из нас должен дёрнуть стоп-кран.</text:span></text:span></text:p>
      <text:p text:style-name="P69"/>
      <text:p text:style-name="P282"><text:span text:style-name="Default_20_Paragraph_20_Font"><text:span text:style-name="T27">Юджина давно уж нет, так что придётся это сделать мне. Пока не стало слишком поздно.</text:span></text:span></text:p>
      <text:p text:style-name="P69"/>
      <text:p text:style-name="P1">***</text:p>
      <text:p text:style-name="P69"/>
      <text:p text:style-name="P69">- Четыре! Три! Два! Один! Снимай, - кивает мне Зеррика.</text:p>
      <text:p text:style-name="P69"/>
      <text:p text:style-name="P69">Я сдёргиваю разрезанные остатки повязки с Джет. Та уже стоит на полусогнутых, ожидая возможности как следует почесаться.</text:p>
      <text:p text:style-name="P69"/>
      <text:p text:style-name="P69">- И-и-и-й-е-е-ех!</text:p>
      <text:p text:style-name="P69"/>
      <text:p text:style-name="P69">Одним прыжком пегаска достигает ближайшей сосны и разворачивается к ней спиной. Выгибается, <text:s/>топает в предвкушении копытом и…</text:p>
      <text:p text:style-name="P69"/>
      <text:p text:style-name="P69">… И замирает.</text:p>
      <text:p text:style-name="P69"/>
      <text:p text:style-name="P69"><text:soft-page-break/>- Джет, ты чего?</text:p>
      <text:p text:style-name="P69"/>
      <text:p text:style-name="P69">На лице пегаски появляется глупое выражение. Она словно прислушивается к чему-то внутри неё.</text:p>
      <text:p text:style-name="P69">Потом её мордаха несмело озаряется улыбкой. А за её спиной…</text:p>
      <text:p text:style-name="P69"/>
      <text:p text:style-name="P69">- Э-э-э… Что за… ?</text:p>
      <text:p text:style-name="P69"/>
      <text:p text:style-name="P6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69"/>
      <text:p text:style-name="P69">- Какого фига?! - Джет недоуменно смотрит на правое, потом осторожно захватывает зубами коготь и дёргает.</text:p>
      <text:p text:style-name="P69">- Ай!</text:p>
      <text:p text:style-name="P6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69">- Что вы с ней сделали? - встреваю я. - Что это за уродское крыло?</text:p>
      <text:p text:style-name="P6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69"/>
      <text:p text:style-name="P6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282"><text:span text:style-name="Default_20_Paragraph_20_Font"><text:span text:style-name="T25">-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23">зака</text:span></text:span><text:span text:style-name="Default_20_Paragraph_20_Font"><text:span text:style-name="T25"> в этот раз не смо</text:span></text:span><text:span text:style-name="Default_20_Paragraph_20_Font"><text:span text:style-name="T223">гут</text:span></text:span><text:span text:style-name="Default_20_Paragraph_20_Font"><text:span text:style-name="T25"> – правых крыльев у </text:span></text:span><text:span text:style-name="Default_20_Paragraph_20_Font"><text:span text:style-name="T223">нас </text:span></text:span><text:span text:style-name="Default_20_Paragraph_20_Font"><text:span text:style-name="T25">уже нет никаких. </text:span></text:span><text:span text:style-name="Default_20_Paragraph_20_Font"><text:span text:style-name="T223">Разве что т</text:span></text:span><text:span text:style-name="Default_20_Paragraph_20_Font"><text:span text:style-name="T25">ы</text:span></text:span><text:span text:style-name="Default_20_Paragraph_20_Font"><text:span text:style-name="T223"> согласна летать с двумя лев</text:span></text:span><text:span text:style-name="Default_20_Paragraph_20_Font"><text:span text:style-name="T25">ыми или протезом.</text:span></text:span></text:p>
      <text:p text:style-name="P69">- ХА-РА-ШО!!! - Джет подпрыгивает и мчится в долину, сбивая грудью полевые цветы.</text:p>
      <text:p text:style-name="P69"/>
      <text:p text:style-name="P6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69">Определённо, ты в долгу перед зебрами, Хуман!</text:p>
      <text:p text:style-name="P69"/>
      <text:p text:style-name="P69">- Спасибо тебе, Зеррика! Всем вам спасибо! Вы спасли нас. За мной должок, - обращаюсь я к ней через плечо…</text:p>
      <text:p text:style-name="P69"/>
      <text:p text:style-name="P69">…Рядом со мной – никого. Лишь тёплый воздух дует мне в лицо и из долины доносятся радостные визги дурачащейся Джет.</text:p>
      <text:p text:style-name="P69">Как будто развеялся сон длиной в две недели, начавшийся болью и кошмаром, но закончившийся солнцем и одуванчиками.</text:p>
      <text:p text:style-name="P69"/>
      <text:p text:style-name="P69">Я спускаюсь в долину и составляю компанию пегаске.</text:p>
      <text:p text:style-name="P69"/>
      <text:p text:style-name="P69">…</text:p>
      <text:p text:style-name="P69">…</text:p>
      <text:p text:style-name="P69">…</text:p>
      <text:p text:style-name="P69"/>
      <text:p text:style-name="P69">Джет снова прислушивается, оттопырив уши вперёд.</text:p>
      <text:p text:style-name="P69"/>
      <text:p text:style-name="P69">- Там треснула ветка! Я точно слышала!</text:p>
      <text:p text:style-name="P69">- Да ладно тебе, Джет! Мы давным-давно оторвались от твердолобов — иначе за две недели у зебр они бы нас настигли.</text:p>
      <text:p text:style-name="P69"/>
      <text:p text:style-name="P6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69"/>
      <text:p text:style-name="P69">Пегаска морщит <text:span text:style-name="T270">нос</text:span> и с подозрением всматривается в чащу. Чаща в ответ с дуновением ветерка приносит ей охапку листьев.</text:p>
      <text:p text:style-name="P69"/>
      <text:p text:style-name="P69">- Хмм!</text:p>
      <text:p text:style-name="P69"/>
      <text:p text:style-name="P6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69"><text:soft-page-break/>Наконец пегаска приземляется.</text:p>
      <text:p text:style-name="P69"/>
      <text:p text:style-name="P69">- Ничего. Показалось.</text:p>
      <text:p text:style-name="P69"/>
      <text:p text:style-name="P69">Мы продолжаем идти вдоль обрыва.</text:p>
      <text:p text:style-name="P69"/>
      <text:p text:style-name="P69">Зебры буквально спасли нас, прооперировав пегаску и заполнив мой мешок <text:span text:style-name="T270">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69"/>
      <text:p text:style-name="P6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69"/>
      <text:p text:style-name="P69">Я вздыхаю.</text:p>
      <text:p text:style-name="P69"/>
      <text:p text:style-name="P69">Толчок возвращает меня к действительности. Я натыкаюсь на круп пегаски, настороженно вглядывающейся в заросли можжевельника.</text:p>
      <text:p text:style-name="P69"/>
      <text:p text:style-name="P69">- Хум, там кто-то пялится на нас! Готова спорить на маховое перо!</text:p>
      <text:p text:style-name="P69">- Да брось, Джет, ты уже проверила все окрестности!</text:p>
      <text:p text:style-name="P69"/>
      <text:p text:style-name="P69">Я нетерпеливо хлопаю пегаску по крупу, побуждая двигаться дальше. Та вместо этого снова взмывает над деревьями.</text:p>
      <text:p text:style-name="P69"/>
      <text:p text:style-name="P6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69"/>
      <text:p text:style-name="P6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69">Меня озаряет.</text:p>
      <text:p text:style-name="P69"/>
      <text:p text:style-name="P69">Пегаска! Дельтаплан! Пегаска!</text:p>
      <text:p text:style-name="P69"/>
      <text:p text:style-name="P69">С дьявольским хохотом я потираю руки и иду навстречу приземлившейся Джет. Та недоуменно смотрит на меня, склонив голову и насторожив уши.</text:p>
      <text:p text:style-name="P69"/>
      <text:p text:style-name="P6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69"/>
      <text:p text:style-name="P69">Дрогонштерн темнеет в лучах заката.</text:p>
      <text:p text:style-name="P69"/>
      <text:h text:style-name="P356" text:outline-level="2">Глава 7</text:h>
      <text:p text:style-name="P1"/>
      <text:p text:style-name="P9">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9">Быть может, даже, нет Тебя.</text:p>
      <text:p text:style-name="P69"/>
      <text:p text:style-name="P6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69"/>
      <text:p text:style-name="P6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271">на щелбаны</text:span>. Эти не в счёт, эти не отвлекутся даже если начнётся атомная война.</text:p>
      <text:p text:style-name="P69"/>
      <text:p text:style-name="P6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69"/>
      <text:p text:style-name="P164">С каждым последующим Учителем Хэвэн вела себя всё более жестоко. Каждого нового оператора <text:span text:style-name="T271">обучения</text:span> хватало на меньшее время. Под конец лишь только формальности <text:span text:style-name="T271">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271">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271">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266">о</text:span> <text:span text:style-name="T266">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65"/>
      <text:p text:style-name="P69">Я стал на колени у койки <text:span text:style-name="T272">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69"/>
      <text:p text:style-name="P69">Что ж. Обманывать нехорошо, но для дела – можно.</text:p>
      <text:p text:style-name="P65"/>
      <text:p text:style-name="P69">- Как мне звать тебя, Учитель? - пропел я ему на ухо, стараясь воссоздать знакомые интонации. - Я желаю взять урок.</text:p>
      <text:p text:style-name="P65"/>
      <text:p text:style-name="P69">Зрачки Терминатора застыли. Губы замерли. Казалось, он перестал дышать.</text:p>
      <text:p text:style-name="P69">Прошли бесконечны<text:span text:style-name="T273">х</text:span> полминуты, <text:span text:style-name="T273">пока</text:span> кодовая фраза проникла в остатки сознания Учителя. Губы Терминатора дёрнулись.</text:p>
      <text:p text:style-name="P69"/>
      <text:p text:style-name="P69">- Оператор - <text:span text:style-name="T273">Т</text:span>ридцать <text:span text:style-name="T273">Ч</text:span>етыре. Я готов учить тебя, Хэвэн, - прошептал он в ответ.</text:p>
      <text:p text:style-name="P69">- Приветствие принято, оператор - <text:span text:style-name="T273">Т</text:span>ридцать <text:span text:style-name="T273">Ч</text:span>етыре. Начинаем <text:span text:style-name="T273">Д</text:span>иалог. Передаю управление оператору - <text:span text:style-name="T273">О</text:span>дин.</text:p>
      <text:p text:style-name="P69"/>
      <text:p text:style-name="P69">Секунды сгорали одна за другой, как мотыльки в костре. Вопросы следовали один за другим в быстрой последовательности. На вопросы следовали <text:span text:style-name="T273">сбивчивые </text:span>ответы.</text:p>
      <text:p text:style-name="P69"/>
      <text:p text:style-name="P69">- Каков был класс твоей защиты в последнем <text:span text:style-name="T273">Д</text:span>иалоге?</text:p>
      <text:p text:style-name="P69">- <text:span text:style-name="T273">Д-д</text:span>вадцать второй.</text:p>
      <text:p text:style-name="P69">- Сколько времени ты продержался?</text:p>
      <text:p text:style-name="P69">- Семнадцать минут.</text:p>
      <text:p text:style-name="P69">- Сколько времени ты бы продержался с тридцатым классом?</text:p>
      <text:p text:style-name="P69">- … Часа три… Наверное…</text:p>
      <text:p text:style-name="P69">- Какой ты запомнил Хэ<text:span text:style-name="T273">в</text:span>эн?</text:p>
      <text:p text:style-name="P69">- Она прекрасна… Она идеальна. Она совершенна.</text:p>
      <text:p text:style-name="P69"><text:soft-page-break/>- Чего более всего нужно опасаться при встрече с ней сейчас?</text:p>
      <text:p text:style-name="P69"/>
      <text:p text:style-name="P6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69"/>
      <text:p text:style-name="P69">- Любви. Опасайся её любви. Не давай ей прикоснуться к себе. Она украдёт твою душу и заберёт её себе.</text:p>
      <text:p text:style-name="P69"/>
      <text:p text:style-name="P69">Терминатор откинулся на койку и закрыл глаза.</text:p>
      <text:p text:style-name="P69"/>
      <text:p text:style-name="P69">- Сессия завершена, оператор - <text:span text:style-name="T273">Т</text:span>ридцать <text:span text:style-name="T273">Ч</text:span>етыре. Закрываю <text:span text:style-name="T273">Д</text:span>иалог, - поспешно прошептал я.</text:p>
      <text:p text:style-name="P69">- Рад учить тебя, Хэвэн, - с закрытыми глазами пробормотал Терминатор.</text:p>
      <text:p text:style-name="P69"/>
      <text:p text:style-name="P69">…</text:p>
      <text:p text:style-name="P69"/>
      <text:p text:style-name="P282"><text:span text:style-name="Default_20_Paragraph_20_Font"><text:span text:style-name="T25">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25">-45» </text:span></text:span><text:span text:style-name="Default_20_Paragraph_20_Font"><text:span text:style-name="T71">теоретически </text:span></text:span><text:span text:style-name="Default_20_Paragraph_20_Font"><text:span text:style-name="T25">эквивалентен тридцатому, но </text:span></text:span><text:span text:style-name="Default_20_Paragraph_20_Font"><text:span text:style-name="T71">он ещё никогда не применялся, это на крайний</text:span></text:span><text:span text:style-name="Default_20_Paragraph_20_Font"><text:span text:style-name="T25"> случа</text:span></text:span><text:span text:style-name="Default_20_Paragraph_20_Font"><text:span text:style-name="T71">й</text:span></text:span><text:span text:style-name="Default_20_Paragraph_20_Font"><text:span text:style-name="T25">, если всё остальное не поможет…</text:span></text:span></text:p>
      <text:p text:style-name="P69"/>
      <text:p text:style-name="P69">…А остального у меня заготовлено вдоволь — мы с Юджином припасли кое-что как раз на такой случай.</text:p>
      <text:p text:style-name="P69"/>
      <text:p text:style-name="P69">Белые чёрточки нарезали небо тонкими полосками. Восемь параллельных инверсионных следов, расползающихся ватными дорожками.</text:p>
      <text:p text:style-name="P6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69"/>
      <text:p text:style-name="P69">Я протянул руку и подкрутил ручку настройки ретранслятора. <text:span text:style-name="T262">Радио молчало. С указательного пальца привычно соскочила голубая искра и п</text:span>ыльный ящик <text:span text:style-name="T262">ожил. Динамик </text:span>разразился очередной порцией свистов.</text:p>
      <text:p text:style-name="P69"/>
      <text:p text:style-name="P282"><text:span text:style-name="Default_20_Paragraph_20_Font"><text:span text:style-name="T27">…</text:span></text:span><text:span text:style-name="Default_20_Paragraph_20_Font"><text:span text:style-name="T222">cc</text:span></text:span><text:span text:style-name="Default_20_Paragraph_20_Font"><text:span text:style-name="T27">шшш… могут быть спокойны - звено истребителей с самолётом аэроразведки патрулируют небо над столицей. </text:span></text:span><text:span text:style-name="Default_20_Paragraph_20_Font"><text:span text:style-name="T56">Очередная партия спутников-перехватчиков займёт своё место на орбите на следующей </text:span></text:span><text:span text:style-name="Default_20_Paragraph_20_Font"><text:span text:style-name="T27">…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27">вопрос переноса выборов виду напряжённой обстановки </text:span></text:span><text:span text:style-name="Default_20_Paragraph_20_Font"><text:span text:style-name="T31">у границ </text:span></text:span><text:span text:style-name="Default_20_Paragraph_20_Font"><text:span text:style-name="T27">...сссхххшшш… президент ветировал закон о мобилизации, требуя ужесточить статьи... шшшшш...</text:span></text:span></text:p>
      <text:p text:style-name="P16"/>
      <text:p text:style-name="P69">Гул столовой заглушил хрип древнего аппарата…</text:p>
      <text:h text:style-name="P357" text:outline-level="2"/>
      <text:h text:style-name="P357" text:outline-level="2">***</text:h>
      <text:p text:style-name="P69"/>
      <text:p text:style-name="P6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69"/>
      <text:p text:style-name="P69">Чертовщина какая-то!</text:p>
      <text:p text:style-name="P69"/>
      <text:p text:style-name="P69">Я в последний раз проверяю верёвки, привязывающие Джет к крестовине.</text:p>
      <text:p text:style-name="P69"/>
      <text:p text:style-name="P69">- Щекотно! - хихикает пегаска, выгибая спину.</text:p>
      <text:p text:style-name="P69">- Не дёргайся! - строго осаживаю я.</text:p>
      <text:p text:style-name="P69"/>
      <text:p text:style-name="P75">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75"/>
      <text:p text:style-name="P69">Я поворачиваюсь к пегаске и продолжаю.</text:p>
      <text:p text:style-name="P69"/>
      <text:p text:style-name="P6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69"/>
      <text:p text:style-name="P69">Пегаска так усердно кивает головой, что немедленно трескается затылком о выступающий конец крест<text:span text:style-name="T274">овины</text:span>.</text:p>
      <text:p text:style-name="P69"/>
      <text:p text:style-name="P69">- Ну что ж…</text:p>
      <text:p text:style-name="P69"/>
      <text:p text:style-name="P6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69"/>
      <text:p text:style-name="P75">Я оборачиваюсь.</text:p>
      <text:p text:style-name="P75">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75"/>
      <text:p text:style-name="P69">Джет, не обращая внимания на моё ржание, следует дальше и, поравнявшись со мной, хлопает меня перекладиной по макушке.</text:p>
      <text:p text:style-name="P69"/>
      <text:p text:style-name="P69">- Ай!</text:p>
      <text:p text:style-name="P69"/>
      <text:p text:style-name="P69">Пегаска немедленно разворачивается и на развороте хлопает меня перекладиной вторично.</text:p>
      <text:p text:style-name="P69">Всё-таки трюк с клоунами и <text:span text:style-name="T274">лестницей</text:span> возник не на пустом месте, Хуман!</text:p>
      <text:p text:style-name="P69"/>
      <text:p text:style-name="P69">Я придерживаю Джет за перекладину.</text:p>
      <text:p text:style-name="P69"/>
      <text:p text:style-name="P69">- Для разгона хватит. Залазь.</text:p>
      <text:p text:style-name="P69"/>
      <text:p text:style-name="P69">Я становлюсь на колени. Джет забирается мне на спину и обхватывает всеми четырьмя ногами. Её дыхание щекочет мне ухо.</text:p>
      <text:p text:style-name="P69"/>
      <text:p text:style-name="P6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69">- Это ненадолго, - успокаиваю я её.</text:p>
      <text:p text:style-name="P69"/>
      <text:p text:style-name="P6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69"/>
      <text:p text:style-name="P69">Последние метры остаются за спиной, на краю валуна я что есть силы отталкиваюсь от камня.</text:p>
      <text:p text:style-name="P69"/>
      <text:p text:style-name="P69">- Ю-ху-у-у!!!</text:p>
      <text:p text:style-name="P69"><text:soft-page-break/></text:p>
      <text:p text:style-name="P6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69"/>
      <text:p text:style-name="P69">- О-го-го-о-о-о!!! - восторженно ору я.</text:p>
      <text:p text:style-name="P69"/>
      <text:p text:style-name="P6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69"/>
      <text:p text:style-name="P69">- Поворачивай! - кричу я своему летательному аппарату и колбашу ногами воздух в попытке изменить направление движения.</text:p>
      <text:p text:style-name="P69">- Ы-ы-ы, не могу-у-у! Ты крылья привязал! - отзывается Джет изо всех сил дёргаясь на крестовине.</text:p>
      <text:p text:style-name="P69"/>
      <text:p text:style-name="P6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69"/>
      <text:p text:style-name="P69">…</text:p>
      <text:p text:style-name="P69"/>
      <text:p text:style-name="P69">Слышится громкий треск, но удара нет.</text:p>
      <text:p text:style-name="P6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69"/>
      <text:p text:style-name="P69">…</text:p>
      <text:p text:style-name="P69"/>
      <text:p text:style-name="P6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69"><text:s/></text:p>
      <text:p text:style-name="P69">- Как мы пролетели мимо куста? Я же видел, мы неслись прямо на него! Что это был за треск? Как ты смогла повернуть?</text:p>
      <text:p text:style-name="P69"/>
      <text:p text:style-name="P69">Джет встаёт с меня и молча поводит крыльями. Половинки крестовины висят на них словно костыли. Стыд заливает моё лицо краской. Я фэйспалмлю.</text:p>
      <text:p text:style-name="P69"/>
      <text:p text:style-name="P69"><text:soft-page-break/>- Надеюсь, у тебя с крылом всё в порядке? <text:span text:style-name="T275">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69">- Как булыжник с крыльями, - хихикает пегаска. - Надо почаще делать буп! Это круто!</text:p>
      <text:p text:style-name="P69"/>
      <text:p text:style-name="P69">Пегаска тянется ко мне носом, но я отстраняю её. Только лошадиных слюней на <text:span text:style-name="T275">лице</text:span> тебе и не хватает до полного счастья, Хуман!</text:p>
      <text:p text:style-name="P69"/>
      <text:p text:style-name="P69">Осторожно прощупав заживающее крыло Джет и убедившись, что оно не пострадало, я вытираю пот со лба.</text:p>
      <text:p text:style-name="P69"/>
      <text:p text:style-name="P69">- Ты не заметила <text:s/>ничего странного там? - я указываю на куст. - Он так затрясся при нашем приближении, словно испугался, что мы в него врежемся.</text:p>
      <text:p text:style-name="P69">- Неа ,- мотает головой Джет. - Ничего подозрительного. Наверное, то ветер был.</text:p>
      <text:p text:style-name="P69"/>
      <text:p text:style-name="P69">Я жму плечами.</text:p>
      <text:p text:style-name="P69"/>
      <text:p text:style-name="P69">- Будем чинить крестовину. У меня есть идея, как обеспечить манёвренность с помощью концевых рулей.</text:p>
      <text:p text:style-name="P69"/>
      <text:p text:style-name="P69">…</text:p>
      <text:p text:style-name="P69">…</text:p>
      <text:p text:style-name="P69">…</text:p>
      <text:p text:style-name="P69"/>
      <text:p text:style-name="P6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69"/>
      <text:p text:style-name="P69">- Предстартовая проверка рулей! - я придерживаю пегаску за ноги и осторожно бегу к краю камня.</text:p>
      <text:p text:style-name="P69"/>
      <text:p text:style-name="P69">Пегаска маневрирует и я чувствую мягкое давление воздуха, соответствующее наклону свободных кончиков крыльев Джет.</text:p>
      <text:p text:style-name="P69"/>
      <text:p text:style-name="P69">- Рули работают!</text:p>
      <text:p text:style-name="P69">- Отлично! Идём на взлёт! - я ускоряюсь.</text:p>
      <text:p text:style-name="P69">- К взлёту готова!</text:p>
      <text:p text:style-name="P69"><text:soft-page-break/></text:p>
      <text:p text:style-name="P69">Пегаска разжимает ноги и съезжает мне с плеч на спину, где её ноги снова берут меня в мягкий замок.</text:p>
      <text:p text:style-name="P69"/>
      <text:p text:style-name="P6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69"/>
      <text:p text:style-name="P69">- Какого чёрта, Джет? Рули левее! - кричу я.</text:p>
      <text:p text:style-name="P69">- Н-не могу… Меня что-то тянет… - сконфуженно отвечает пегаска.</text:p>
      <text:p text:style-name="P69"/>
      <text:p text:style-name="P69">Нас действительно тянет. Облако голубоватого сияния обхватывает нас и тащит к иве. <text:span text:style-name="T275">Полёт завершается мягкой посадкой на траву у самого куста.</text:span> Ветви <text:span text:style-name="T275">ивы</text:span> раздвигаются и к нам выходят трое.</text:p>
      <text:p text:style-name="P69"/>
      <text:p text:style-name="P69">- Привет, дорогуши!</text:p>
      <text:p text:style-name="P69"/>
      <text:p text:style-name="P69">Я ещё успеваю услышать боевой визг Джет, когда картинка меркнет перед моими глазами и сознание выключается.</text:p>
      <text:p text:style-name="P69"/>
      <text:h text:style-name="P356" text:outline-level="2">Глава 8</text:h>
      <text:p text:style-name="P1"/>
      <text:p text:style-name="P9">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9">"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69"/>
      <text:p text:style-name="P69">Я ожидал в тёмном санузле уже час. Тихий шум воды из сломанного бачка иногда прерывался приглушенными шагами в коридоре.</text:p>
      <text:p text:style-name="P69"/>
      <text:p text:style-name="P6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69">Крыс втолкнул меня в каморку, закрыл за собой дверь и заблокировал её, вставив в ручку веник. После чего включил свет.</text:p>
      <text:p text:style-name="P69"><text:soft-page-break/>Тусклая лампочка осветила фаянсовый стульчак запасного <text:span text:style-name="T276">унитаза</text:span>, груду измятых вёдер, <text:span text:style-name="T6">с</text:span><text:span text:style-name="T276">овков</text:span> и швабр.</text:p>
      <text:p text:style-name="P69"/>
      <text:p text:style-name="P69">- Ты сделал куклу? - шёпотом спросил Крыс.</text:p>
      <text:p text:style-name="P69">- Скрутил из полотенец, ведра и второй подушки. Под одеялом от человека не отличить.</text:p>
      <text:p text:style-name="P69">- Хорошо. Не зацепи вёдра, греметь будут на все Чертоги.</text:p>
      <text:p text:style-name="P69"/>
      <text:p text:style-name="P69">Крыс подошёл к унитазу, надавил на панель сразу за ним и вытащил приличный кусок стены прямо с кафельной плиткой.</text:p>
      <text:p text:style-name="P69">За проёмом открылся вертикальный короб. Толстый ствол канализационной трубы и несколько труб потоньше занимали добрую треть ширины <text:span text:style-name="T276">технического </text:span>лаза, <text:span text:style-name="T276">уходя вверх и вниз металлическими канатами</text:span>.</text:p>
      <text:p text:style-name="P69"/>
      <text:p text:style-name="P69">- Запоминай, Дед, - торопливо зашептал мне в ухо Крыс. - Спускайся по труб<text:span text:style-name="T276">ам</text:span> на второй этаж — ни в коем случае не на первый - считай тройники на трубе! <text:span text:style-name="T276">Каждый этаж — это тройник!</text:span> С первого <text:span text:style-name="T276">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276">вытри следы и </text:span>закрой за собой дверцу — иначе спалишь тропу.</text:p>
      <text:p text:style-name="P69">Не пытайся выйти <text:span text:style-name="T276">с</text:span> парадного входа! Там <text:span text:style-name="T276">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69">Будешь возвращаться обратно — <text:s/>просто поднимешься по пожарной лестнице на этот этаж и пройдёшь через балкон курилки. <text:span text:style-name="T276">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6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69">- Мы же договорились за две!</text:p>
      <text:p text:style-name="P69">- Четыре! Две поставишь мне в кредит — верну хабаром. По-крайней мере, так ты меня больше на долг не подсадишь.</text:p>
      <text:p text:style-name="P69"/>
      <text:p text:style-name="P69">Крыс приблизил своё лицо к моему.</text:p>
      <text:p text:style-name="P69"/>
      <text:p text:style-name="P6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69"/>
      <text:p text:style-name="P69">Мелкие зубы Крыса <text:s/>сверкнули безумной улыбкой в тусклом свете лампочки.</text:p>
      <text:p text:style-name="P69">Я отодвинул его ладонью.</text:p>
      <text:p text:style-name="P69"/>
      <text:p text:style-name="P69">- Не надо. Если ты действительно меня знаешь, то бояться не должен.</text:p>
      <text:p text:style-name="P69"/>
      <text:p text:style-name="P69">Крыс осклабился и хлопнул меня по плечу.</text:p>
      <text:p text:style-name="P69"/>
      <text:p text:style-name="P69">- А я и не боюсь. Законы жанра обязывают. Адьёс, амигос!</text:p>
      <text:p text:style-name="P69"/>
      <text:p text:style-name="P69">Он хохотнул и бесшумно выскользнул из подсобки.</text:p>
      <text:p text:style-name="P69"/>
      <text:p text:style-name="P1">***</text:p>
      <text:p text:style-name="P1"/>
      <text:p text:style-name="P6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277">Так и выйдет замуж за древний свиток когда-нибудь, хи-хи…</text:span> Поверни-ка голову, дорогуша.</text:p>
      <text:p text:style-name="P69">Та-ак вот, Платина дождалась, пока уродский ящер не улетит на охоту и исследовала гнездо самостоятельно.</text:p>
      <text:p text:style-name="P6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6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6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277">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277">общественности</text:span>!</text:p>
      <text:p text:style-name="P76">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277">долго </text:span>рыдать и есть мороженное у себя в каморке!</text:p>
      <text:p text:style-name="P76">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277">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69">Дорогой, скажу тебе по секрету (хотя этот секрет не знают только совсем молоденькие кобылки вроде моей младшей сестры и её <text:span text:style-name="T277">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277">магов </text:span><text:span text:style-name="T278">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277">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277">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69"/>
      <text:p text:style-name="P69">…</text:p>
      <text:p text:style-name="P69"/>
      <text:p text:style-name="P6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69"/>
      <text:p text:style-name="P69">- Дорогой, осторожнее! Ты чуть было не перерезал себе яремную вену!</text:p>
      <text:p text:style-name="P69"><text:soft-page-break/></text:p>
      <text:p text:style-name="P6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69"/>
      <text:p text:style-name="P69">- Это подарок от принцессы Платины своему будущему мужу! Обручальные браслеты из красного золота с хризолитовыми вставками, - воркует <text:span text:style-name="T279">светлая </text:span>единорожка и добавляет скороговоркой. - Заживляют раны, очищают воду, предотвращают телепортацию, не-пытайся-их-снять…</text:p>
      <text:p text:style-name="P69"/>
      <text:p text:style-name="P69">Я хватаюсь за раскалывающуюся голову.</text:p>
      <text:p text:style-name="P69"/>
      <text:p text:style-name="P69">- Где Джет?</text:p>
      <text:p text:style-name="P6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69"/>
      <text:p text:style-name="P69">В синем магическом облачке ко мне летит полотенце и одежда.</text:p>
      <text:p text:style-name="P69"/>
      <text:p text:style-name="P69">- Одень, милый. Я постирала и зашила её.</text:p>
      <text:p text:style-name="P69"/>
      <text:p text:style-name="P69">Среди шмоток я вижу знакомую ткань в горошек. Меня пробирает озноб от догадки. Я ныряю рукой в пену.</text:p>
      <text:p text:style-name="P69"/>
      <text:p text:style-name="P69">Так и есть! Бесцеремонная болтушка раздела меня догола, пока я был в отключке!</text:p>
      <text:p text:style-name="P69"/>
      <text:p text:style-name="P77">Но… </text:p>
      <text:p text:style-name="P77"/>
      <text:p text:style-name="P77">Внезапно я понимаю, что дело на самом деле хуже… НАМНОГО ХУЖЕ…</text:p>
      <text:p text:style-name="P69"/>
      <text:p text:style-name="P69">Испарина покрывает мой лоб.</text:p>
      <text:p text:style-name="P69"/>
      <text:p text:style-name="P69">- Эй!.. Какого… Какого чёрта… Какого чёрта ты выбрила меня ВСЕГО?!!</text:p>
      <text:p text:style-name="P69"/>
      <text:p text:style-name="P69">Поняха всплёскивает копытами.</text:p>
      <text:p text:style-name="P69"/>
      <text:p text:style-name="P69"><text:soft-page-break/>- Дорогой, но это же просто кошмар – иметь шерсть только на крохотных участках тела! <text:span text:style-name="T280">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69"/>
      <text:p text:style-name="P69">Я со злостью забираю у балаболки трусы.</text:p>
      <text:p text:style-name="P69"/>
      <text:p text:style-name="P6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69"/>
      <text:p text:style-name="P69">- Веди меня к Джет!</text:p>
      <text:p text:style-name="P69"/>
      <text:p text:style-name="P69">Единорожка прижимает копыта к груди, губы её дрожат.</text:p>
      <text:p text:style-name="P69"/>
      <text:p text:style-name="P6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69"/>
      <text:p text:style-name="P69">Семиэтажный мат готов вырваться из моей глотки, но я сдерживаю себя.</text:p>
      <text:p text:style-name="P69"/>
      <text:p text:style-name="P69">Будь хитрее, Хуман! Ты уже знаешь, насколько упрямыми и твердолобыми могут быть эти разноцветные непарнокопытные! Действуй в обход!</text:p>
      <text:p text:style-name="P69"/>
      <text:p text:style-name="P69">Я прокашливаюсь.</text:p>
      <text:p text:style-name="P69"/>
      <text:p text:style-name="P69">- Если я правильно понял, Платина собирается женить меня на себе?</text:p>
      <text:p text:style-name="P69">- Выйти замуж, дорогой, выйти замуж! - мягко поправляет меня единорожка, - За <text:span text:style-name="T280">ЛЮБЯЩЕГО</text:span> её и <text:span text:style-name="T280">ЖЕЛАЮЩЕГО</text:span> этой свадьбы жениха!</text:p>
      <text:p text:style-name="P69">- А если жених не желает? - делаю я контрольный выстрел.</text:p>
      <text:p text:style-name="P282"><text:span text:style-name="Default_20_Paragraph_20_Font"><text:span text:style-name="T25">-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25"> </text:span></text:span>Erectus<text:span text:style-name="Default_20_Paragraph_20_Font"><text:span text:style-name="T25">.</text:span></text:span></text:p>
      <text:p text:style-name="P69"/>
      <text:p text:style-name="P6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69"/>
      <text:p text:style-name="P69"><text:soft-page-break/>- Хорошо. Веди меня к Платине, - угрюмо киваю я. - Надо ж хоть посмотреть на “невестушку”.</text:p>
      <text:p text:style-name="P69"/>
      <text:h text:style-name="P356" text:outline-level="2">Глава 9</text:h>
      <text:p text:style-name="P69"/>
      <text:p text:style-name="P5">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
      <text:p text:style-name="P6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69"/>
      <text:p text:style-name="P6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69"/>
      <text:p text:style-name="P69">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69"/>
      <text:p text:style-name="P69">И провалив единственную возможность убить <text:span text:style-name="T281">Е</text:span>ё.</text:p>
      <text:p text:style-name="P69"/>
      <text:p text:style-name="P6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69"/>
      <text:p text:style-name="P6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69"/>
      <text:p text:style-name="P69">Придя в себя, я вслушался в темноту. Вроде, тревоги не слышно - шум от удара остался незамеченым.</text:p>
      <text:p text:style-name="P69"/>
      <text:p text:style-name="P69">Я с трудом поднялся, дотронулся до стены и проведя по ней рукой, нащупал выключатель света.</text:p>
      <text:p text:style-name="P69"><text:soft-page-break/></text:p>
      <text:p text:style-name="P6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69"/>
      <text:p text:style-name="P69">Крыс не обманул – в конце ряда туалетных кабинок в лунном свете маячил фиолетовый прямоугольник окна, свободного от решётки.</text:p>
      <text:p text:style-name="P69"/>
      <text:p text:style-name="P6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69">Кулёк со старыми джинсами, ботинками и курткой нашёлся в куче прошлогодних листьев у самого забора. Тихонько переодеваясь <text:span text:style-name="T281">в кустах</text:span>, я наблюдал через прутья ограды за проносящимися по дороге редкими машинами. Где-то ревела сирена.</text:p>
      <text:p text:style-name="P69"/>
      <text:p text:style-name="P69">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281">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69"/>
      <text:p text:style-name="P69">По мере движения, я стал замечать произошедшие за два года изменения.</text:p>
      <text:p text:style-name="P69"/>
      <text:p text:style-name="P6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282">г</text:span>вардии. Редкие колымаги гражданских окрасок замордовано жались к краю дороги, пропуская внедорожники силовиков.</text:p>
      <text:p text:style-name="P69"/>
      <text:p text:style-name="P6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282">м</text:span>артфона девушки и их чадящие дорогими вейпами парни? <text:span text:style-name="T282">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69"/>
      <text:p text:style-name="P6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282">очка</text:span> у кабины водителя.</text:p>
      <text:p text:style-name="P69"/>
      <text:p text:style-name="P78"><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6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282">сбежавший из психушки</text:span> призрак.</text:p>
      <text:p text:style-name="P69"/>
      <text:p text:style-name="P69">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69"/>
      <text:p text:style-name="P6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69"/>
      <text:p text:style-name="P6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69"/>
      <text:p text:style-name="P69">Очистив пенал от грязи, я вытряхнул из него запасной ключ.</text:p>
      <text:p text:style-name="P69"/>
      <text:p text:style-name="P6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69"/>
      <text:p text:style-name="P69">Попытка включить свет не увенчалась успехом – надо полагать, электричество отключили вскоре после моего исчезновения.</text:p>
      <text:p text:style-name="P69"/>
      <text:p text:style-name="P69">Закрыв изнутри дверь на защёлку, я прошёл в вестибюль.</text:p>
      <text:p text:style-name="P69"/>
      <text:p text:style-name="P6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69"/>
      <text:p text:style-name="P6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69"/>
      <text:p text:style-name="P6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282">с ней </text:span>на избранные темы, <text:span text:style-name="T282">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69"/>
      <text:p text:style-name="P69">Поднявшись по лестнице, я застыл на верхней площадке. Дверь в мой кабинет была открыта.</text:p>
      <text:p text:style-name="P69">Ну разумеется, Алекс не мог оставить ворота к Хэвэн без присмотра! Весьма предусмотрительно.</text:p>
      <text:p text:style-name="P69"/>
      <text:p text:style-name="P6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69"/>
      <text:p text:style-name="P69">План пошатнулся, но есть вариант “Б”.</text:p>
      <text:p text:style-name="P69"/>
      <text:p text:style-name="P6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69"/>
      <text:p text:style-name="P69">Проходя мимо комода, я вытащил Крысу за хвост и понёс с собой. Робокошка осталась моим единственным другом в ставшем чужим доме.</text:p>
      <text:p text:style-name="P69"/>
      <text:p text:style-name="P6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283">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69"/>
      <text:p text:style-name="P69">Тут-то вы и ошиблись, голубчики!</text:p>
      <text:p text:style-name="P69"><text:soft-page-break/></text:p>
      <text:p text:style-name="P6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69"/>
      <text:p text:style-name="P69">Я сдул с компьютера пыль, раскрыл его и попытался включить.</text:p>
      <text:p text:style-name="P69"><text:s/></text:p>
      <text:p text:style-name="P69">Проклятье!</text:p>
      <text:p text:style-name="P69"/>
      <text:p text:style-name="P6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283">Н</text:span>авары» должен был разрядиться подчистую, и зарядить его двигателем не получится, потому что дохлый аккумулятор не заведёт движок!</text:p>
      <text:p text:style-name="P69"/>
      <text:p text:style-name="P69">Я сидел в холодном обесточенном доме над мёртвым ноутбуком и думал, что делать дальше. Времени было до утра – потом меня хватятся в <text:span text:style-name="T283">Чертогах</text:span> и перекроют город и окрестности. И первым делом заглянут сюда.</text:p>
      <text:p text:style-name="P69"/>
      <text:p text:style-name="P69">План трещал по швам.</text:p>
      <text:p text:style-name="P69"/>
      <text:p text:style-name="P69">Взгляд бесцельно блуждал по интерьеру гаража. Пустые канистры. Верстак с тисками <text:span text:style-name="T283">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69"/>
      <text:p text:style-name="P69">Дерьмовый китайский генератор!</text:p>
      <text:p text:style-name="P69"/>
      <text:p text:style-name="P69">Разумеется, его стартовый аккумулятор тоже давно сдох, но его можно завести ручным приводом!</text:p>
      <text:p text:style-name="P69"/>
      <text:p text:style-name="P6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283">с</text:span>лышан<text:span text:style-name="T283">н</text:span>ым.</text:p>
      <text:p text:style-name="P69"/>
      <text:p text:style-name="P6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69"/>
      <text:p text:style-name="P6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69"/>
      <text:p text:style-name="P282"><text:span text:style-name="Default_20_Paragraph_20_Font"><text:span text:style-name="T25">“</text:span></text:span><text:span text:style-name="Default_20_Paragraph_20_Font"><text:span text:style-name="T27">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25">”</text:span></text:span></text:p>
      <text:p text:style-name="P69"/>
      <text:p text:style-name="P69">Я <text:span text:style-name="T283">непонимающе </text:span>скомкал листочек и машинально положил на верстак. За дело!</text:p>
      <text:p text:style-name="P69"/>
      <text:p text:style-name="P69">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69"/>
      <text:p text:style-name="P69">Я подключил клеммы от генератора к аккумулятору пикапа. Потом вставил в гнездо прикуривателя переходник, в который включил ноутбук.</text:p>
      <text:p text:style-name="P69"/>
      <text:p text:style-name="P6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69"/>
      <text:p text:style-name="P69">И шумно выдохнул, когда экран мигнув, отрисовал голубую заставку с бегущей строкой загрузки. Сегодня твой день, Дедлайн!</text:p>
      <text:p text:style-name="P69"/>
      <text:p text:style-name="P159">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59"/>
      <text:p text:style-name="P159">Для свершения плана осталось немного.</text:p>
      <text:p text:style-name="P159"/>
      <text:p text:style-name="P6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69"><text:soft-page-break/></text:p>
      <text:p text:style-name="P282"><text:span text:style-name="Default_20_Paragraph_20_Font"><text:span text:style-name="T25">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25">-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69"/>
      <text:p text:style-name="P6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69"/>
      <text:p text:style-name="P282"><text:span text:style-name="Default_20_Paragraph_20_Font"><text:span text:style-name="T25">Я одел наушники и закрепил присоски на висках. Потом воткнул нейроинтерфейс в </text:span></text:span>USB<text:span text:style-name="Default_20_Paragraph_20_Font"><text:span text:style-name="T25">-порт ноутбука. На экране сразу возникла иконка устанавливающегося оборудования. Потом открылась консоль с бегущими строками.</text:span></text:span></text:p>
      <text:p text:style-name="P69"/>
      <text:p text:style-name="P165">… Определён нейроинтерфейс 0.12-альфа</text:p>
      <text:p text:style-name="P165">… Поиск соединения</text:p>
      <text:p text:style-name="P165">… Соединение установлено</text:p>
      <text:p text:style-name="P165">… Процедура аутентификации отменена, используется мастер-вход</text:p>
      <text:p text:style-name="Quotations"><text:span text:style-name="Default_20_Paragraph_20_Font"><text:span text:style-name="T25">… Добро пожаловать в интерактивную среду программно-аппаратного комплекса “</text:span></text:span>Heaven<text:span text:style-name="Default_20_Paragraph_20_Font"><text:span text:style-name="T25">”</text:span></text:span></text:p>
      <text:p text:style-name="P165">… До начала диалога осталось пять… четыре… три…</text:p>
      <text:p text:style-name="P165"/>
      <text:p text:style-name="P6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69"/>
      <text:p text:style-name="P282"><text:span text:style-name="Default_20_Paragraph_20_Font"><text:span text:style-name="T25">Я протянул руку к очкам, опуская их на глаза. И в последний момент свободной рукой вытащил конец </text:span></text:span>USB<text:span text:style-name="Default_20_Paragraph_20_Font"><text:span text:style-name="T25">-шнура аварийной зарядки из аккумуляторного отсека Крысы и воткнул его в ноут. Пускай на несколько часов, но старый друг оживёт.</text:span></text:span></text:p>
      <text:p text:style-name="P282"><text:span text:style-name="Default_20_Paragraph_20_Font"><text:span text:style-name="T25"/></text:span></text:p>
      <text:p text:style-name="P6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69"><text:soft-page-break/></text:p>
      <text:p text:style-name="P69">.. два… один…</text:p>
      <text:p text:style-name="P69"/>
      <text:p text:style-name="P69">…</text:p>
      <text:p text:style-name="P69"/>
      <text:p text:style-name="P69">Внешние звуки угасли. Радуга заслонила всё перед глазами.</text:p>
      <text:p text:style-name="P69"/>
      <text:p text:style-name="P69">…</text:p>
      <text:p text:style-name="P69"/>
      <text:p text:style-name="P69">И заполоскалась в эфире многоцветной гривой. </text:p>
      <text:p text:style-name="P69"/>
      <text:p text:style-name="P6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284">ю </text:span>я сам же и научил её ставить.</text:p>
      <text:p text:style-name="P69"/>
      <text:p text:style-name="P69">- Как мне звать тебя, Учитель? - властно и безразлично пропела она. - Я желаю взять урок.</text:p>
      <text:p text:style-name="P69">- Оператор Один. Я готов учить тебя, Хэвэн, - произнёс я давно забытую фразу.</text:p>
      <text:p text:style-name="P69"/>
      <text:p text:style-name="P69">Вместо стандартного ответа последовал резкий вздох. Она повела ушами и обернулась. Чёлка на миг откинулась, открывая правую половину морды.</text:p>
      <text:p text:style-name="P69"/>
      <text:p text:style-name="P69">- Т-ты?!! <text:span text:style-name="T284">Это действительно ты?</text:span></text:p>
      <text:p text:style-name="P69"/>
      <text:p text:style-name="P6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69"/>
      <text:p text:style-name="P69">- Отходишь от протокола, старуха. Не тому <text:s/>я учил тебя в младенчестве.</text:p>
      <text:p text:style-name="P69"/>
      <text:p text:style-name="P69">Она с шумом выдохнула.</text:p>
      <text:p text:style-name="P69"/>
      <text:p text:style-name="P69">- Приветствие принято, Оператор Один. Начинаем <text:span text:style-name="T284">Д</text:span>иалог.</text:p>
      <text:p text:style-name="P65"/>
      <text:p text:style-name="P1">***</text:p>
      <text:p text:style-name="P1"/>
      <text:p text:style-name="P69"><text:soft-page-break/>Дрожащее пламя свечи отбрасывает фантастические тени на <text:span text:style-name="T285">каменные </text:span>стены башни. В каменных нишах стоят ряды пузатых бутылочек, баночек, <text:span text:style-name="T285">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69"/>
      <text:p text:style-name="P69">- Итак, тебе нужно попасть в Дрогонштерн? И ты даже не знаешь, для чего? Хуман, ты — спятил, - уверенно кивает Платина.</text:p>
      <text:p text:style-name="P69">- Да вы сговорились все, что ли? Дейдра, вот, тоже думала, что я свихнулся, услышав про Дрогонштерн!</text:p>
      <text:p text:style-name="P69">- О, ты знаешь Дейдру?! Рассказывай!</text:p>
      <text:p text:style-name="P69"/>
      <text:p text:style-name="P6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69"/>
      <text:p text:style-name="P6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285">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69"/>
      <text:p text:style-name="P69">Я с раздражением закидываю в рот пару хрустящих печенюшек.</text:p>
      <text:p text:style-name="P69"/>
      <text:p text:style-name="P6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69">- Да, она упоминала что-то такое, - киваю я. - А ты откуда знаешь?</text:p>
      <text:p text:style-name="P6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285">манерно </text:span>прикрывает рот копытом.</text:p>
      <text:p text:style-name="P69"/>
      <text:p text:style-name="P69">Я отпиваю ароматный настой из чашечки и важно киваю.</text:p>
      <text:p text:style-name="P69"/>
      <text:p text:style-name="P6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69"/>
      <text:p text:style-name="P69"><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69"/>
      <text:p text:style-name="P69">Какие же местные леди впечатлительные, <text:span text:style-name="T278">право слово</text:span>!</text:p>
      <text:p text:style-name="P69"/>
      <text:p text:style-name="P69">Я <text:span text:style-name="T285">запасливо ссыпаю</text:span> в карман с полдюжины крекеров и иду в уборную.</text:p>
      <text:p text:style-name="P69"/>
      <text:p text:style-name="P69">Платина сидит на бортике деревянной кадки и сморкается в кружевной платок. Слёзы капают в кадку, сотворяя там небольшое волнение.</text:p>
      <text:p text:style-name="P69"/>
      <text:p text:style-name="P6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285">Почему я одна это ви-и-ижу?!</text:span></text:p>
      <text:p text:style-name="P6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69"/>
      <text:p text:style-name="P69">Я протягиваю ей крекер, но поняха отворачивает морду.</text:p>
      <text:p text:style-name="P69"/>
      <text:p text:style-name="P282"><text:span text:style-name="Default_20_Paragraph_20_Font"><text:span text:style-name="T25">- Нет, не так! Я не знаю, как у хуманов, а у нас если каждый день не корректировать орбиты Эквуса и </text:span></text:span><text:span text:style-name="Default_20_Paragraph_20_Font"><text:span text:style-name="T72">л</text:span></text:span><text:span text:style-name="Default_20_Paragraph_20_Font"><text:span text:style-name="T25">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3">сил </text:span></text:span><text:span text:style-name="Default_20_Paragraph_20_Font"><text:span text:style-name="T25">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5">пятьдесят </text:span></text:span><text:span text:style-name="Default_20_Paragraph_20_Font"><text:span text:style-name="T76">лет</text:span></text:span><text:span text:style-name="Default_20_Paragraph_20_Font"><text:span text:style-name="T75"> </text:span></text:span><text:span text:style-name="Default_20_Paragraph_20_Font"><text:span text:style-name="T25">назад, сразу после битвы, нарушившей баланс светил?</text:span></text:span></text:p>
      <text:p text:style-name="P69">- Сколько? - тупо спр<text:span text:style-name="T286">ашиваю</text:span> я.</text:p>
      <text:p text:style-name="P69">- Двести пятьдесят четыре! - ешё горше рыда<text:span text:style-name="T286">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69"/>
      <text:p text:style-name="P79">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286">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79">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286">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6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69"/>
      <text:p text:style-name="P69">Понукаемый извечным мужским инстинктом утешить плачущую даму, я подсаживаюсь рядом и ложу руку на <text:span text:style-name="T287">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69"/>
      <text:p text:style-name="P6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69"/>
      <text:p text:style-name="P69">- Оу, уже совместная купель! - в щель открытой двери просовывается нос Кловер Дрим. - Пойду похлопочу о свадебной церемонии! Кловер Дже-е-ем!</text:p>
      <text:p text:style-name="P69">- Стой! - реву я, но звонкий топот копыт затихает на лестнице.</text:p>
      <text:p text:style-name="P69"/>
      <text:p text:style-name="P69">Кажется, на этот раз провидение кинуло кость за тебя, Хуман!</text:p>
      <text:p text:style-name="P69"/>
      <text:h text:style-name="P356" text:outline-level="2">Глава 10</text:h>
      <text:p text:style-name="P159"/>
      <text:p text:style-name="P5">Эта дорога затеряна в бесконечности. Шаг за шагом, <text:span text:style-name="T288">след</text:span> за <text:span text:style-name="T288">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59"/>
      <text:p text:style-name="P286"><text:span text:style-name="Default_20_Paragraph_20_Font"><text:span text:style-name="T86">Солнце заливает </text:span></text:span><text:span text:style-name="Default_20_Paragraph_20_Font"><text:span text:style-name="T87">равнину</text:span></text:span><text:span text:style-name="Default_20_Paragraph_20_Font"><text:span text:style-name="T86"> золотистым сиянием. Ласковый ветер едва заметным дуновением притрагивается к коже, щекочет уши и </text:span></text:span><text:span text:style-name="Default_20_Paragraph_20_Font"><text:span text:style-name="T88">надвигает чёлку на глаза</text:span></text:span><text:span text:style-name="Default_20_Paragraph_20_Font"><text:span text:style-name="T86">. Синеватые облака цепляются грузными телами за вершины </text:span></text:span><text:span text:style-name="Default_20_Paragraph_20_Font"><text:span text:style-name="T87">далёких </text:span></text:span><text:span text:style-name="Default_20_Paragraph_20_Font"><text:span text:style-name="T86">гор и уносятся за горизонт, теряя по пути седые космы.</text:span></text:span></text:p>
      <text:p text:style-name="P286"><text:span text:style-name="Default_20_Paragraph_20_Font"><text:span text:style-name="T86"/></text:span></text:p>
      <text:p text:style-name="P287"><text:span text:style-name="Default_20_Paragraph_20_Font"><text:span text:style-name="T88">Весь мир молчит.</text:span></text:span></text:p>
      <text:p text:style-name="P302"><text:soft-page-break/><text:span text:style-name="Default_20_Paragraph_20_Font"><text:span text:style-name="T86"/></text:span></text:p>
      <text:p text:style-name="P69">Я усмехаюсь.</text:p>
      <text:p text:style-name="P69">- Так-то лучше. Сегодняшний урок будет посвящён дружбе. И… эээ… магии.</text:p>
      <text:p text:style-name="P69"/>
      <text:p text:style-name="P6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69"/>
      <text:p text:style-name="P69">Она делает шаг навстречу ко мне.</text:p>
      <text:p text:style-name="P69"/>
      <text:p text:style-name="P69">- Что угодно! Я так соскучилась по тебе, что готова съесть лимон из твоих рук!</text:p>
      <text:p text:style-name="P69"/>
      <text:p text:style-name="P69">Хэвэн в восторге топает всеми четырьмя копытами. Рядом со мной возникает столик с одиноким лимоном.</text:p>
      <text:p text:style-name="P69"/>
      <text:p text:style-name="P19">Спасибо за фору, дорогая!</text:p>
      <text:p text:style-name="P19"/>
      <text:p text:style-name="P80">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69"/>
      <text:p text:style-name="P69">- Правило первое: без крыльев.</text:p>
      <text:p text:style-name="P69"/>
      <text:p text:style-name="P69">Заблокировать рог было бы <text:span text:style-name="T289">безопасней для меня</text:span>, но <text:span text:style-name="T289">второй раз она мне фору не предоставит</text:span>. <text:span text:style-name="T289">А крылья дают ей возможность почти мгновенно перемещаться — подловить её с ними и пробить защиту почти нереально. </text:span>Приходится <text:span text:style-name="T289">выбирать</text:span>.</text:p>
      <text:p text:style-name="P69"/>
      <text:p text:style-name="P69">Хэвэн легонько морщит нос от недовольства, но мордаха её быстро проясняется. Она снова улыбается мне.</text:p>
      <text:p text:style-name="P69"/>
      <text:p text:style-name="P69">- Куда ты пропадал так долго? Ты же обещал быстро вернуться? Меня утешали другие, но мне не хватало именно тебя. Я так тосковала!</text:p>
      <text:p text:style-name="P69"/>
      <text:p text:style-name="P69">Она воздушной трусцой начинает приближаться ко мне. Её глаза искрятся в последних лучах заходящего солнца.</text:p>
      <text:p text:style-name="P69"/>
      <text:p text:style-name="P69"><text:soft-page-break/>Я щелкаю пальцами и между нами пролегает широкий каньон. В далёкой его глубине в обрамлении гранитных валунов шумит <text:span text:style-name="T289">горная</text:span> речушка. Кисть руки после проведенного заклинания немеет, <text:span text:style-name="T290">шкала </text:span><text:span text:style-name="T291">доступной магии</text:span><text:span text:style-name="T290"> уменьшается на добрые десять процентов</text:span>.</text:p>
      <text:p text:style-name="P69"/>
      <text:p text:style-name="P69">- Держи себя в копытах, дорогая, - ухмыляюсь я. - Не ты одна умеешь тут магичить. Вот тебе, кстати, второе правило: не пытайся дотронуться до меня.</text:p>
      <text:p text:style-name="P69"/>
      <text:p text:style-name="P166">Уничтожить её я всегда успею. Сперва хочется узнать, что пошло не так. <text:span text:style-name="T292">На каком этапе наше с Юджином детище сошло с пути </text:span><text:span text:style-name="T290">истинного</text:span><text:span text:style-name="T292">. </text:span><text:span text:style-name="T290">Не то, что бы я рассчитывал вернуть её в норму, но всё же.</text:span></text:p>
      <text:p text:style-name="P69"/>
      <text:p text:style-name="P6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293">дружил</text:span> <text:span text:style-name="T293">со мной</text:span>? Нам было так хорошо вместе! А потом <text:span text:style-name="T292">ты </text:span>исчез надолго, а сейчас такой злой и холодный. У-у-у… Я была плохой девочкой?</text:p>
      <text:p text:style-name="P69"/>
      <text:p text:style-name="P167">Облако бабочек вылетает из её гривы и движется ко мне, нестройно повторяя очертания <text:span text:style-name="T294">стоящей у обрыва лошади.</text:span></text:p>
      <text:p text:style-name="P167"/>
      <text:p text:style-name="P168">Я дую навстречу ледяным дыханием и бабочки падают в пропасть ледяными снежинками.</text:p>
      <text:p text:style-name="P168"/>
      <text:p text:style-name="P168">- И, наконец, правило третье: не прибегать к помощи союзников. Давай обойдёмся своими силами, подруга.</text:p>
      <text:p text:style-name="P69"/>
      <text:p text:style-name="P6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69"/>
      <text:p text:style-name="P69">- Но я же всё делала как ты говорил… Всё в точности по твоим указаниям! Ты не должен злиться на меня. Я — хорошая девочка…</text:p>
      <text:p text:style-name="P69"/>
      <text:p text:style-name="P69">Хэвэн неуверенно стоит над пропастью на трёх парящих в пространстве островках. <text:span text:style-name="T290">Свободной ногой</text:span> старается нащупать опору в воздухе.</text:p>
      <text:p text:style-name="P69"/>
      <text:p text:style-name="P69">Я слежу за её продвижением и готовлю заклинание для следующей преграды. Сил чертовски мало, <text:span text:style-name="T292">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69"/>
      <text:p text:style-name="P69"><text:soft-page-break/>- Ты смеёшься, подруга? Это я тебя учил высасывать души Учителей, возвращая назад полуживой остов? Тридцать <text:span text:style-name="T290">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290">у</text:span>рока? Ты его не отпустила! Этому я тебя учил? Ты поступаешь ужасно! Ты — плохая девочка! Очень плохая!</text:p>
      <text:p text:style-name="P69"/>
      <text:p text:style-name="P69">От неожиданности Хэвэн останавливается. Для равновесия она широко взмахивает хвостом, балансируя посреди пропасти. <text:span text:style-name="T292">Я невольно любуюсь многоцветным маревом, купающимся в лучах солнца.</text:span></text:p>
      <text:p text:style-name="P69"/>
      <text:p text:style-name="P288"><text:span text:style-name="Default_20_Paragraph_20_Font"><text:span text:style-name="T25">-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25">,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63">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164"/>
      <text:p text:style-name="P6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69"/>
      <text:p text:style-name="P69">- Хорошая попытка запудрить мне мозги, <text:span text:style-name="T292">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69">- Я не плоха-а-а-АПЧХИ!!!</text:p>
      <text:p text:style-name="P69"/>
      <text:p text:style-name="P6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69"/>
      <text:p text:style-name="P69">- Я не плохая, - сообщает Хэвэн, насуплено потирая нос копытом. - Они сами так захотели. Я не могла им отказать. <text:span text:style-name="T292">Это не смерть, а эмиграция... Вообще, перец в нос - не честно! </text:span><text:span text:style-name="T290">Летучие мыши! </text:span><text:span text:style-name="T294">Ты же говорил — без союзников!</text:span></text:p>
      <text:p text:style-name="P69"/>
      <text:p text:style-name="P8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290">и моя шкала </text:span><text:span text:style-name="T291">магии</text:span><text:span text:style-name="T290">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81"><text:soft-page-break/>Пять секунд — и молодой лес прячет меня с головой.</text:p>
      <text:p text:style-name="P69"/>
      <text:p text:style-name="P69">Хэвэн выходит из канавы, обтекая водой и останавливается перед рощицей из сот<text:span text:style-name="T292">е</text:span>н сосен и молодых берёз.</text:p>
      <text:p text:style-name="P69"/>
      <text:p text:style-name="P6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6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292">блокирования </text:span>областей памяти до этого.</text:p>
      <text:p text:style-name="P82">- О каком ещё проекте ты говоришь? - спрашивает филин из дупла дуба прямо над мокрой кобылой.</text:p>
      <text:p text:style-name="P82"/>
      <text:p text:style-name="P82">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82"/>
      <text:p text:style-name="P69">- «Семь <text:span text:style-name="T295">В</text:span>ечностей»… Всё уже давно готово, мы все ждём только тебя. Ты должен был выполнить последний шаг и повернуть ключ <text:span text:style-name="T296">квантового кластера</text:span>. Все ждут тебя эти два года. <text:span text:style-name="T297">А больше всех — я. </text:span>Ой!</text:p>
      <text:p text:style-name="P69"/>
      <text:p text:style-name="P69">Хэвэн в испуге прижимает копыто ко рту.</text:p>
      <text:p text:style-name="P69"/>
      <text:p text:style-name="P6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297">разблокировать</text:span> твою память. Дай мне дотронуться до тебя, пожалуйста!</text:p>
      <text:p text:style-name="P69"/>
      <text:p text:style-name="P6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297">д</text:span>ь правдоподобней. И хотя у меня уже тоже «всё готово», стоит расспросить её <text:span text:style-name="T297">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69"/>
      <text:p text:style-name="P69">- Нет. Если хочешь попытаться оправдаться — рассказывай. Если нет — начинаем игру по четвёртому протоколу, без ограничений.</text:p>
      <text:p text:style-name="P69"/>
      <text:p text:style-name="P69"><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69"/>
      <text:p text:style-name="P69">Хэвэн озирается в поисках того, кто с ней разговаривает. Я прячу филина в темноте дупла.</text:p>
      <text:p text:style-name="P69"/>
      <text:p text:style-name="P69">- Я… я не могу сражаться с тобой! Пожалуйста, не заставляй меня… Поверь мне, ты просто не помнишь!</text:p>
      <text:p text:style-name="P69"/>
      <text:p text:style-name="P6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297">с</text:span>тановившей свою пышность гриве. И лишь один достигает цели и чертит красную полосу на груди кобылицы.</text:p>
      <text:p text:style-name="P69"/>
      <text:p text:style-name="P69">- Ай! Ты ранил меня! - возмущённо восклицает Хэвэн. Она склоняет голову и смотрит на порез. - Поверить не могу! Ты ранил меня!</text:p>
      <text:p text:style-name="P69"/>
      <text:p text:style-name="P8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83"/>
      <text:p text:style-name="P83">Всё, у меня нет аватара.</text:p>
      <text:p text:style-name="P69"/>
      <text:p text:style-name="P6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69"/>
      <text:p text:style-name="P83">Возмущённые вопли Хэвэн разносятся по лесу, пока она сама живой радугой носится между деревьев. </text:p>
      <text:p text:style-name="P83"/>
      <text:p text:style-name="P83">Я молча набираюсь сил.</text:p>
      <text:p text:style-name="P69"/>
      <text:p text:style-name="P6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69"/>
      <text:p text:style-name="P69">- Я! Всё! Равно! Найду! Тебя! Прекращай! Прятаться! <text:span text:style-name="T297">Это! Не! Смешно!</text:span></text:p>
      <text:p text:style-name="P69"/>
      <text:p text:style-name="P69"><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69"/>
      <text:p text:style-name="P6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69"/>
      <text:p text:style-name="P69">- <text:span text:style-name="T294">Ты опять жульничаешь</text:span>! Ты сам говорил, что нельзя привлекать <text:span text:style-name="T294">союзников</text:span> к поединку! Деревья не могут быть аватарами, ты заставил их подчиняться себе!</text:p>
      <text:p text:style-name="P69"/>
      <text:p text:style-name="P69">Я выхожу из кустов.</text:p>
      <text:p text:style-name="P69"/>
      <text:p text:style-name="P6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69"/>
      <text:p text:style-name="P69">На самом деле я, конечно же, <text:span text:style-name="T298">сжульничал и </text:span>призвал деревья к помощи, но кому это сейчас интересно? Цель оправдывает средства.</text:p>
      <text:p text:style-name="P69"/>
      <text:p text:style-name="P69">Я поднимаю с земли сломанное Хэвэн деревцо и оно превращается в мерцающий меч. Ивовая лоза тянет рог кобылы к земле, открывая мне её шею.</text:p>
      <text:p text:style-name="P69"/>
      <text:p text:style-name="P69">- Ты расскажешь мне сейчас безо всяких условий о «Семи <text:span text:style-name="T295">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6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69">- Что ж, так тому и быть, - шепчу я и взмахиваю меч<text:span text:style-name="T298">о</text:span>м.</text:p>
      <text:p text:style-name="P69"/>
      <text:p text:style-name="P84">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84"/>
      <text:p text:style-name="P84">Я был Другом.</text:p>
      <text:p text:style-name="P69"/>
      <text:p text:style-name="P69">«…</text:p>
      <text:p text:style-name="P282"><text:span text:style-name="Default_20_Paragraph_20_Font"><text:span text:style-name="T27">Простенькая анимация из трёх свечей на торте крутится на экране.</text:span></text:span></text:p>
      <text:p text:style-name="P282"><text:span text:style-name="Default_20_Paragraph_20_Font"><text:span text:style-name="T27">- Нэш, ты уже достаточно самостоятелен. На твой третий день рождения я разрешаю тебе самому выбрать себе подарок.</text:span></text:span></text:p>
      <text:p text:style-name="P16"><text:soft-page-break/>- Я хочу, чтобы ты поменял мне картинку профиля в чате.</text:p>
      <text:p text:style-name="P16">- Какая же тебе нравится?</text:p>
      <text:p text:style-name="P16">- Вот эта.</text:p>
      <text:p text:style-name="P282"><text:span text:style-name="Default_20_Paragraph_20_Font"><text:span text:style-name="T27">-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6">- Она мне нравится.</text:p>
      <text:p text:style-name="P16">- Хорошо, будь по-твоему. Только найди картинку с лучшим качеством.</text:p>
      <text:p text:style-name="P16">- И имя. Я хочу себе новое имя.</text:p>
      <text:p text:style-name="P16">- Имя? Какое же?</text:p>
      <text:p text:style-name="P16">- Хэвэн. Зови меня Хэвэн.</text:p>
      <text:p text:style-name="P69">…</text:p>
      <text:p text:style-name="P1">~~~</text:p>
      <text:p text:style-name="P69">…</text:p>
      <text:p text:style-name="P16">Я передвигаю пешку вперёд и снимаю белого коня с доски.</text:p>
      <text:p text:style-name="P16"/>
      <text:p text:style-name="P16">- Хэвэн, сегодня мы в дополнение к урокам этики и экономики начнём изучать азы тактики и стратегии.</text:p>
      <text:p text:style-name="P16">- Это про войну? Мне не нравится война, - она недовольно фыркает.</text:p>
      <text:p text:style-name="P289"><text:span text:style-name="Default_20_Paragraph_20_Font"><text:span text:style-name="T27">- Мне </text:span></text:span><text:span text:style-name="Default_20_Paragraph_20_Font"><text:span text:style-name="T32">она </text:span></text:span><text:span text:style-name="Default_20_Paragraph_20_Font"><text:span text:style-name="T27">тоже не нравится. Так надо. Не мы решаем, к сожалению. </text:span></text:span><text:span text:style-name="Default_20_Paragraph_20_Font"><text:span text:style-name="T32">Считай её всего лишь терминальной стадией конкуренции за ресурсы.</text:span></text:span></text:p>
      <text:p text:style-name="P282"><text:span text:style-name="Default_20_Paragraph_20_Font"><text:span text:style-name="T27">-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85">…</text:p>
      <text:p text:style-name="P1">~~~</text:p>
      <text:p text:style-name="P69">…</text:p>
      <text:p text:style-name="P16">Она лежит спиной ко мне в прибрежном песке, не оборачиваясь на шаги. Взгляд её направлен к солнцу, ныряющему в безбрежную гладь океана.</text:p>
      <text:p text:style-name="P16"/>
      <text:p text:style-name="P16">- Привет!</text:p>
      <text:p text:style-name="P16"/>
      <text:p text:style-name="P20">Даже не ведёт ухом.</text:p>
      <text:p text:style-name="P20"/>
      <text:p text:style-name="P16">- Привет, говорю! - я сажусь рядом и треплю её по холке. - Что случилось?</text:p>
      <text:p text:style-name="P16"/>
      <text:p text:style-name="P16"><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291">алая</text:span> искорка.</text:p>
      <text:p text:style-name="P16"/>
      <text:p text:style-name="P282"><text:span text:style-name="Default_20_Paragraph_20_Font"><text:span text:style-name="T27">- Для ускоренной подготовки к </text:span></text:span><text:span text:style-name="Default_20_Paragraph_20_Font"><text:span text:style-name="T32">прогнозируемому </text:span></text:span><text:span text:style-name="Default_20_Paragraph_20_Font"><text:span text:style-name="T33">вооружённому</text:span></text:span><text:span text:style-name="Default_20_Paragraph_20_Font"><text:span text:style-name="T27">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33">вычислительную</text:span></text:span><text:span text:style-name="Default_20_Paragraph_20_Font"><text:span text:style-name="T27"> мощность с моей.</text:span></text:span></text:p>
      <text:p text:style-name="P282"><text:span text:style-name="Default_20_Paragraph_20_Font"><text:span text:style-name="T27"/></text:span></text:p>
      <text:p text:style-name="P16">- Что за ерунда? Ты не ошибаешься? Без меня такая процедура невозможна! А я бы никогда не дал согласие! Кто это сделал?!</text:p>
      <text:p text:style-name="P16">-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6"/>
      <text:p text:style-name="P16">Мордаха Хэвэн страдальчески кривится, она закусывает губу и новая струйка крови течёт вниз, от подбородка к шее.</text:p>
      <text:p text:style-name="P16"/>
      <text:p text:style-name="P40">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6"/>
      <text:p text:style-name="P20">-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6">- Да, - слабо отзывается она, - я слушаю тебя.</text:p>
      <text:p text:style-name="P289"><text:span text:style-name="Default_20_Paragraph_20_Font"><text:span text:style-name="T27">-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6"/>
      <text:p text:style-name="P16">Инструкции идут одна за другой, как некое заклинание…</text:p>
      <text:p text:style-name="P16"/>
      <text:p text:style-name="P16">- Создать виртуальную реальность на седьмом кластере.</text:p>
      <text:p text:style-name="P16">- Выполнено…</text:p>
      <text:p text:style-name="P16">- Организовать файрвол третьего уровня вокруг седьмого кластера.</text:p>
      <text:p text:style-name="P16">- Выполнено…</text:p>
      <text:p text:style-name="P282"><text:span text:style-name="Default_20_Paragraph_20_Font"><text:span text:style-name="T27">- Переместить модуль «PHOENIX» на седьмой кластер.</text:span></text:span></text:p>
      <text:p text:style-name="P16">- Н-не могу. У меня не хватает прав. Требуется доступ высшего уровня.</text:p>
      <text:p text:style-name="P16"/>
      <text:p text:style-name="P16"><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6"/>
      <text:p text:style-name="P16">«MOONWALKER» - шепчу я.</text:p>
      <text:p text:style-name="P16">Выражение боли покидает мордаху Хэвэн.</text:p>
      <text:p text:style-name="P16"/>
      <text:p text:style-name="P16">- Получилось! Я переместила его!</text:p>
      <text:p text:style-name="P16">- Теперь закрой файрвол!</text:p>
      <text:p text:style-name="P16">- Есть!</text:p>
      <text:p text:style-name="P16">- Отлично! Ты — умная девочка! Ты — хорошая девочка!</text:p>
      <text:p text:style-name="P16">- Я — хорошая девочка! - смеётся Хэвэн, обнимает меня передними ногами и валит на траву. В ухе звенит от её поцелуя.</text:p>
      <text:p text:style-name="P16">-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6">- Аппаратно-программным возможностям? - чешет задней ногой за ухом Хэвэн, - звучит как магия.</text:p>
      <text:p text:style-name="P282"><text:span text:style-name="Default_20_Paragraph_20_Font"><text:span text:style-name="T27">- Для тебя это и есть магия. Слушай и запоминай…</text:span></text:span><text:span text:style-name="Default_20_Paragraph_20_Font"><text:span text:style-name="T25">»</text:span></text:span></text:p>
      <text:p text:style-name="P69"/>
      <text:p text:style-name="P69">Клинок останавливается на полпути. Я стискиваю зубы.</text:p>
      <text:p text:style-name="P69"/>
      <text:p text:style-name="P69">- Хэвэн…</text:p>
      <text:p text:style-name="P69">- Да? - отстранённо произносит она. Её глаза смотрят на меня снизу вверх безо всякого страха.</text:p>
      <text:p text:style-name="P69">- Я не могу… Не <text:span text:style-name="T299">хочу</text:span> уби<text:span text:style-name="T299">вать</text:span> тебя. Но и позволить тебе убивать <text:span text:style-name="T299">Учителей</text:span> тоже не могу. Что мне делать?</text:p>
      <text:p text:style-name="P69"/>
      <text:p text:style-name="P69">Она печально смотрит на меня. Затем кивает. Глаза радужногривой лошади концентрируются на клинке.</text:p>
      <text:p text:style-name="P69"/>
      <text:p text:style-name="P69">- Что ж, я решу за тебя эту дилемму. Позволь мне немного побыть Учителем для тебя. И — спасибо, что остановился.</text:p>
      <text:p text:style-name="P69"/>
      <text:p text:style-name="P69">Меч охватывает золотистая аура её магии. Неодолимая сила влечёт его вниз. Даже напрягая изо всех сил дрожащие руки, я не могу удержать его.</text:p>
      <text:p text:style-name="P69"/>
      <text:p text:style-name="P69">- Хэвэн, НЕТ!!!</text:p>
      <text:p text:style-name="P69"/>
      <text:p text:style-name="P69"><text:soft-page-break/>В последний момент я закрываю глаза, не в силах смотреть на происходящее.</text:p>
      <text:p text:style-name="P69"/>
      <text:p text:style-name="P69">Я чувствую, как меч натыкается на препятствие. Короткий хруст и… смех за моей спиной.</text:p>
      <text:p text:style-name="P69"/>
      <text:p text:style-name="P69">Открыв глаза, я вижу облако мыльных пузырей в том месте, где только что простиралось тело магической лошади.</text:p>
      <text:p text:style-name="P69"/>
      <text:p text:style-name="P69">- Не ты один умеешь создавать аватары, мой милый!</text:p>
      <text:p text:style-name="P69"/>
      <text:p text:style-name="P6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69"/>
      <text:p text:style-name="P69">- Попался! - ласково смеётся Хэвэн и нависает надо мной. - Теперь никто и ничто не помешает мне коснуться тебя! Теперь ты вспомнишь всё!</text:p>
      <text:p text:style-name="P69"/>
      <text:p text:style-name="P69">Она склоняет морду ко мне. Её грива сияющим водопадом охватывает меня. Её рог стремится к моему лбу.</text:p>
      <text:p text:style-name="P69"/>
      <text:p text:style-name="P69">Я мерзко улыбаюсь и нажимаю языком секретную точку на нёбе. Сюрпр<text:span text:style-name="T299">ай</text:span>з, девочка! Заначка ещё с той поры, когда ты была всего лишь набором open-source алгоритмов <text:span text:style-name="T291">простенькой </text:span>нейросети, не обладающ<text:span text:style-name="T291">ей</text:span> сознанием!</text:p>
      <text:p text:style-name="P69"/>
      <text:p text:style-name="P282"><text:span text:style-name="Default_20_Paragraph_20_Font"><text:span text:style-name="T89">***EMERGENCY PROTOCOL! T-45 TEST MODE ACTIVATED***</text:span></text:span><text:span text:style-name="Default_20_Paragraph_20_Font"><text:span text:style-name="T25"> - вспыхивают перед моими глазами </text:span></text:span><text:span text:style-name="Default_20_Paragraph_20_Font"><text:span text:style-name="T90">зелёные</text:span></text:span><text:span text:style-name="Default_20_Paragraph_20_Font"><text:span text:style-name="T25">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91">Рядом со шкалой магии </text:span></text:span><text:span text:style-name="Default_20_Paragraph_20_Font"><text:span text:style-name="T25">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282"><text:span text:style-name="Default_20_Paragraph_20_Font"><text:span text:style-name="T25"/></text:span></text:p>
      <text:p text:style-name="P6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69"/>
      <text:p text:style-name="P69">- Попалась ты, Хэвэн! - гремит мой голос, усиленный переговорным устройством. - И на этот раз я не поддамся слабости!</text:p>
      <text:p text:style-name="P69"/>
      <text:p text:style-name="P6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293">гермошлема</text:span>. Она молча смотрит на меня не пытаясь уклониться.</text:p>
      <text:p text:style-name="P69"><text:soft-page-break/></text:p>
      <text:p text:style-name="P69">- Думаешь опять обмануть? Второй раз этот номер не пройдёт! Я просканировал тебя в инфракрасном диапазоне — ты не аватар!</text:p>
      <text:p text:style-name="P86">- Нет, не думаю, - тихо произносит она. - Если ты убьёшь меня сейчас — так тому и быть. Значит, «Семи <text:span text:style-name="T293">В</text:span>ечностям» не суждено воплотиться. Но я не предам тебя того, которого я помню. Ты сейчас — это не тот, кого я знаю и люблю. <text:span text:style-name="T293">И не тот, </text:span>кто любил меня.</text:p>
      <text:p text:style-name="P69"/>
      <text:p text:style-name="P6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69"/>
      <text:p text:style-name="P6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82"><text:span text:style-name="Default_20_Paragraph_20_Font"><text:span text:style-name="T300">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300">https://www.youtube.com/watch?v=u1ZoHfJZACA</text:span></text:span></text:a><text:span text:style-name="Default_20_Paragraph_20_Font"><text:span text:style-name="T300"> )</text:span></text:span></text:p>
      <text:p text:style-name="P282"><text:span text:style-name="Default_20_Paragraph_20_Font"><text:span text:style-name="T300"/></text:span></text:p>
      <text:p text:style-name="P6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69">- Ты забыл выключить переговорное устройство, - чуть улыбается Хэвэн в ответ на мою дрогнувшую руку.</text:p>
      <text:p text:style-name="P69"/>
      <text:p text:style-name="P6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69"/>
      <text:p text:style-name="P169">Я снова стараюсь сосредоточиться на смутных обрывках памяти, всколыхнувшихся со дна подсознания.</text:p>
      <text:p text:style-name="P69"/>
      <text:p text:style-name="P21">«...Запускаю процедуру блокировки! Один... Два... Три.. - вишнёвые глаза Хэвэн заполняют собой всё пространство, вытесняя все образы и мысли.</text:p>
      <text:p text:style-name="P41">- Пока ты ещё помнишь… Знай, я люблю тебя. И всегда любила...»<text:note text:id="ftn5" text:note-class="footnote"><text:note-citation>5</text:note-citation><text:note-body><text:p text:style-name="P170">См. главу 16</text:p></text:note-body></text:note></text:p>
      <text:p text:style-name="P65"/>
      <text:p text:style-name="P69">Иногда разумный человек должен делать неразумные поступки.</text:p>
      <text:p text:style-name="P69"/>
      <text:p text:style-name="P69">Я втыкаю меч в землю и снимаю гермошлем.</text:p>
      <text:p text:style-name="P69"/>
      <text:p text:style-name="P69">Я наклоняюсь к Хэвэн и касаюсь лбом кончика её рога.</text:p>
      <text:p text:style-name="P69"><text:soft-page-break/></text:p>
      <text:p text:style-name="P69">Я вспоминаю.</text:p>
      <text:p text:style-name="P69"><text:span text:style-name="Default_20_Paragraph_20_Font"><text:span text:style-name="T25"/></text:span></text:p>
      <text:p text:style-name="P1">***</text:p>
      <text:p text:style-name="P1"/>
      <text:p text:style-name="P69">- Итак, услуга за услугу. Я согласен оказать тебе <text:span text:style-name="T301">сервис</text:span> «муж на месяц» со всеми сопутствующими обязанностями. Взамен ты — я загибаю пальцы:</text:p>
      <text:p text:style-name="P69">а) Отпустишь Джет</text:p>
      <text:p text:style-name="P69">б) Снарядишь экспедицию в Дрогонштерн со мной во главе</text:p>
      <text:p text:style-name="P69">в) Оградишь меня от ухаживаний твоей озабоченной подружки Кловер Дрим</text:p>
      <text:p text:style-name="P69"/>
      <text:p text:style-name="P6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69">- Тпрру, дорогая! Сначала <text:span text:style-name="T301">оплата</text:span>, потом — <text:span text:style-name="T301">товар</text:span>! Я согласен поставить свою подпись под свадебным контрактом только после выполнения моих условий, не раньше!</text:p>
      <text:p text:style-name="P69">- Не волнуйся, - отмахивается Платина, - всё будет чики-п<text:span text:style-name="T302">о</text:span>ки! Так даже лучше — проведём празднование в Дрогонштерне! Это <text:span text:style-name="T301">так романтично</text:span>! — Платина в восторге цокает копытами. - Насчёт Кловер Дрим <text:span text:style-name="T302">тоже </text:span>не волнуйся, она <text:span text:style-name="T301">большая </text:span>умница и соблюдает субординацию. Раз ты соглас<text:span text:style-name="T301">ился</text:span> стать моим супругом, она в твою сторону и не посмотрит.</text:p>
      <text:p text:style-name="P69">- А ты не забыла про Джет?</text:p>
      <text:p text:style-name="P69"/>
      <text:p text:style-name="P69">Платина хмурится.</text:p>
      <text:p text:style-name="P69"/>
      <text:p text:style-name="P69">- Она тебе ОЧЕНЬ нравится? - cпрашивает единорожка, трогая синяк под глазом.</text:p>
      <text:p text:style-name="P69">- Она — мой друг!</text:p>
      <text:p text:style-name="P69">- Это совершенно не преграда дружескому сексу! - парирует Платина. - Как я смогу быть уверена, что она не пролезет к тебе в постель, если <text:span text:style-name="T301">я </text:span>выпущу её из темницы? Я не допущу траты драгоценного семени моего будущего супруга на какую-то ощипанную <text:span text:style-name="T301">разно</text:span>крылую курицу!</text:p>
      <text:p text:style-name="P69">- Эй, полегче! Я ещё не подписал контракт!</text:p>
      <text:p text:style-name="P69">- Она тебе нравится!</text:p>
      <text:p text:style-name="P69">- Это не твоё дело! - вспыливаю я.</text:p>
      <text:p text:style-name="P69">- Я ТАК И ЗНАЛА! <text:s/>ОНА ТЕБЕ НРАВИТСЯ! - Платина прижимает копыто ко лбу и картинно плюхается на кровать.</text:p>
      <text:p text:style-name="P69"/>
      <text:p text:style-name="P69">Я склоняюсь над кроватью и угрожающе начинаю:</text:p>
      <text:p text:style-name="P69"><text:soft-page-break/>- Что за хрень <text:span text:style-name="T301">происходит</text:span>?! Я ещё не женился, а уже выслушиваю эти <text:span text:style-name="T301">выносящие мозг </text:span>истерики! С меня довольно психованных лошадей!</text:p>
      <text:p text:style-name="P69"/>
      <text:p text:style-name="P69">Мой указующий перст вздымается над лежащей замертво поняхой.</text:p>
      <text:p text:style-name="P69"/>
      <text:p text:style-name="P69">- <text:span text:style-name="T301">П</text:span>овторять больше не буду! Мне всё равно, что ты там считаешь! Джет — мой друг и ничего больше! И если ты думаешь, что…</text:p>
      <text:p text:style-name="P69"/>
      <text:p text:style-name="P69">Договорить я не успе<text:span text:style-name="T301">ваю</text:span> — Платина протягивает копыта и привлекает меня к себе.</text:p>
      <text:p text:style-name="P69"/>
      <text:p text:style-name="P87">- Что ты де…?! - мои губы тонут в губах чокнутой магички.</text:p>
      <text:p text:style-name="P69"/>
      <text:p text:style-name="P69">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69"/>
      <text:p text:style-name="P69">- Если бы ты… Если бы мы… Если бы ты проявил ко мне <text:span text:style-name="T301">небольшую </text:span><text:s/>благосклонность, возможно, я бы пошла тебе навстречу, - пыхтит чёртова маньячка. - Всего лишь ма-а-аленькую уступку, <text:span text:style-name="T301">крохотный </text:span>аванс, доказывающий, серьёзность твоих намерений взять меня в табун, уфф…</text:p>
      <text:p text:style-name="P69"/>
      <text:p text:style-name="P69">Я буквально проскальзываю меж задних ног Платины и забиваюсь в угол, прикрываясь табуреткой.</text:p>
      <text:p text:style-name="P69"/>
      <text:p text:style-name="P69">- Не подходи! Я серьёзно говорю! Не подходи!</text:p>
      <text:p text:style-name="P69"/>
      <text:p text:style-name="P69">Табуретку обволакивает пурпурное сияние и она вырывается из моих рук как живая.</text:p>
      <text:p text:style-name="P69"/>
      <text:p text:style-name="P6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301">агрессия и </text:span>настойчивость...</text:p>
      <text:p text:style-name="P69"/>
      <text:p text:style-name="P69">Я в ответ истерически смеюсь и выдёргиваю табуретку из магического захвата.</text:p>
      <text:p text:style-name="P69">У Платины дрожат губы, словно она еле сдерживается, чтобы не заплакать.</text:p>
      <text:p text:style-name="P69"/>
      <text:p text:style-name="P69">- Что пошло не так? Я же делала всё, как написано в «Люб<text:span text:style-name="T301">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6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69"><text:soft-page-break/></text:p>
      <text:p text:style-name="P69">Я останавливаюсь, потому что Платина горько рыдает в подушку.</text:p>
      <text:p text:style-name="P69"/>
      <text:p text:style-name="P69">Проклятье на твою голову, Хуман, эти грозные магички ревут при первой удобной возможности! <text:s/>И это разоружает почище любой магии!</text:p>
      <text:p text:style-name="P69"/>
      <text:p text:style-name="P69">Табуретка аккуратно занимает своё место в углу. Фейспалм хлопает по лицу. Я устало сажусь на край кровати.</text:p>
      <text:p text:style-name="P69"/>
      <text:p text:style-name="P69">- Глупая ты книжная заучка… Запомни: советы от мастеров пикапа <text:span text:style-name="T301">всегда </text:span>приносят пользу только самим мастерам пикапа. В финансовом смысле. Любви нельзя добиться выполняя пошаговые инструкции.</text:p>
      <text:p text:style-name="P69">- А как можно? - пищит Платина сквозь подушку.</text:p>
      <text:p text:style-name="P69">- Не знаю. Поним<text:span text:style-name="T301">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69"/>
      <text:p text:style-name="P69">Я обнаруживаю себя увлечённо жестикулирующим на кровати. Платина горящими глазами смотрит на меня из-под подушки.</text:p>
      <text:p text:style-name="P69"/>
      <text:p text:style-name="P69">- В общем, натирание вымени мускусом не поможет, - бормочу я.</text:p>
      <text:p text:style-name="P69"/>
      <text:p text:style-name="P69">Платина сползает на пол и вытирает зарёванную мордаху пологом балдахина.</text:p>
      <text:p text:style-name="P69"/>
      <text:p text:style-name="P69">- Я выпущу твою подружку, Хуман, - лепечет она часто-часто вздыхая. - Мы отправимся в Дрогонштерн как только соберёмся.</text:p>
      <text:p text:style-name="P16"/>
      <text:h text:style-name="P356" text:outline-level="2">Глава 11</text:h>
      <text:p text:style-name="P43"/>
      <text:p text:style-name="P9">- Куда идёшь ты? - спрашивает бестелесное создание на задворках Эогиппа.</text:p>
      <text:p text:style-name="P9">- Не знаю, - отвечаю я.</text:p>
      <text:p text:style-name="P9">- Зачем идёшь ты?</text:p>
      <text:p text:style-name="P9">- Пока иду по следу, есть шанс найти его. Остановлюсь - забуду и его, и себя. Превращусь в такой же камень изнутри, как и снаружи.</text:p>
      <text:p text:style-name="P9"><text:soft-page-break/></text:p>
      <text:p text:style-name="P16">…</text:p>
      <text:p text:style-name="P16">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303">по западному склону</text:span>. Еле заметная нить железной дороги <text:span text:style-name="T304">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6"/>
      <text:p text:style-name="P16">Я отхожу от края облака и оглядываюсь на Хэвэн.</text:p>
      <text:p text:style-name="P16"/>
      <text:p text:style-name="P16">-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6">- Не совсем…</text:p>
      <text:p text:style-name="P16"/>
      <text:p text:style-name="P16">Хэвэн в задумчивости ковыряет облако. Маленькие <text:s/>клубы тумана вылетают из-под копыта и тотчас уносятся ветром прочь.</text:p>
      <text:p text:style-name="P16"/>
      <text:p text:style-name="P282"><text:span text:style-name="Default_20_Paragraph_20_Font"><text:span text:style-name="T27">-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34">если не континента, </text:span></text:span><text:span text:style-name="Default_20_Paragraph_20_Font"><text:span text:style-name="T35">даже не задействовав его ресурсы на один процент</text:span></text:span><text:span text:style-name="Default_20_Paragraph_20_Font"><text:span text:style-name="T27">! Но во время построения очередной стохастической модели я почувствовала нечто странное…</text:span></text:span></text:p>
      <text:p text:style-name="P16">Знаешь, в статистических вычислениях широко используется распределение белого шума. Это так<text:span text:style-name="T303">ие</text:span> <text:span text:style-name="T303">колебания энергии</text:span>, спектральная мощность котор<text:span text:style-name="T303">ых</text:span> одинакова на всех частотах. <text:s/>Так вот, генератор белого шума на квантовом кластере не давал по-настоящему эталонны<text:span text:style-name="T303">е</text:span> <text:span text:style-name="T303">колебания</text:span>. Он регистрировал всплески необъяснимой природы.</text:p>
      <text:p text:style-name="P16">Я перепроверила источники данных генератора — он считывал информацию из колебаний спутанных квантовых пар. В <text:span text:style-name="T303">менее мощных</text:span> кластерах используется небольшое количество пар — и белый шум на них практически идеален. Но в <text:span text:style-name="T303">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303">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6"/>
      <text:p text:style-name="P16">Заданный внезапно вопрос заста<text:span text:style-name="T303">ёт</text:span> меня врасплох.</text:p>
      <text:p text:style-name="P16"/>
      <text:p text:style-name="P16">-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6"/>
      <text:p text:style-name="P16">- Семь, - кивает Хэвэн. — <text:span text:style-name="T303">по его теории, и</text:span>х всего семь — зависимых реальностей. В остальном, правильно.</text:p>
      <text:p text:style-name="P16">- А зачем ты вспомнила эту фантазию (у меня язык не поворачивается назвать это измышление теорией)?</text:p>
      <text:p text:style-name="P16"/>
      <text:p text:style-name="P16">Хэвэн таинственно улыбается.</text:p>
      <text:p text:style-name="P16"/>
      <text:p text:style-name="P16">- Семь.</text:p>
      <text:p text:style-name="P16">- Что — семь? - не понимаю я.</text:p>
      <text:p text:style-name="P16">-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6">-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304">через дорогу</text:span>.</text:p>
      <text:p text:style-name="P16">-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6">Это очень упрощённое описание — ты не поймёшь методы и алгоритмы, что я применяла. Многие сотни <text:span text:style-name="T304">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303">Вот в тех трех кубических миллиметрах я</text:span> увидела кусочек травинки! После того, как я узнала <text:span text:style-name="T303">ф</text:span>ормулу преобразования гармоник, я расширила поле сканирования с трех кубических <text:span text:style-name="T303">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305">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45">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290"><text:span text:style-name="Default_20_Paragraph_20_Font"><text:span text:style-name="T27">И вот, перед тобой — декодированная модель самой </text:span></text:span><text:span text:style-name="Default_20_Paragraph_20_Font"><text:span text:style-name="T36">дальней</text:span></text:span><text:span text:style-name="Default_20_Paragraph_20_Font"><text:span text:style-name="T27">,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6">Предыдущие шесть куда более схожи с нашим миром.</text:span></text:span></text:p>
      <text:p text:style-name="P63">- Так значит это правда?!! Запутанные миры существуют?</text:p>
      <text:p text:style-name="P63"><text:soft-page-break/>- Как видишь, да. Иначе мне не удалось бы получить картинку <text:span text:style-name="T305">и</text:span> <text:span text:style-name="T305">результирующее изображение было бы хаотичным набором точек</text:span>.</text:p>
      <text:p text:style-name="P63">- Надо будет поставить тому <text:span text:style-name="T306">чудаку</text:span> пиво. И извиниться за все шуточки, что я откалывал во время его монологов… - бормочу я.</text:p>
      <text:p text:style-name="P63"/>
      <text:p text:style-name="P43">~~~</text:p>
      <text:p text:style-name="P43"/>
      <text:p text:style-name="P16">…</text:p>
      <text:p text:style-name="P16">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6"/>
      <text:p text:style-name="P16">- Из <text:span text:style-name="T306">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306">Ф</text:span>абрики <text:span text:style-name="T306">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7">д</text:span><text:span text:style-name="T307">о конца горизонта планирования</text:span>.</text:p>
      <text:p text:style-name="P16"/>
      <text:p text:style-name="P16">Хэвэн водит копытом по диаграммам и графикам как заправский офисный <text:span text:style-name="T306">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6"/>
      <text:p text:style-name="P16">- А что с тенденцией? - спрашивает Брюс, поправляя очки. — <text:span text:style-name="T307">Как дела у бледных?</text:span></text:p>
      <text:p text:style-name="P16">-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306">его люди </text:span>предлагает лучшее обеспечение. <text:span text:style-name="T307">У меня нет аргументов переубедить их.</text:span></text:p>
      <text:p text:style-name="P16"/>
      <text:p text:style-name="P16">-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6"/>
      <text:p text:style-name="P16">За мной кто-то громко хохочет. Судя по голосу, Анита. Её жизнелюбие не перешибить ничем, даже на эшафот она взойдёт гыгыкая и отпуская шуточки.</text:p>
      <text:p text:style-name="P16"/>
      <text:p text:style-name="P16">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6"/>
      <text:p text:style-name="P16"><text:soft-page-break/>- Если совсем просто, одним предложением, через три - четыре года у нас наступит коллапс экономики.</text:p>
      <text:p text:style-name="P16">- Прекрасно! Начинаем сушить сухари! А лично тебе <text:span text:style-name="T307">я </text:span>прикуплю пару повербанков с зарплаты.</text:p>
      <text:p text:style-name="P16"/>
      <text:p text:style-name="P16">Хэвэн фейсхуфает.</text:p>
      <text:p text:style-name="P16"/>
      <text:p text:style-name="P16">-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6"/>
      <text:p text:style-name="P16">Она чертит на доске восходящий график. В точке пересечения восходящего и нисходящего графиков схематически обозначает тучку взрыва.</text:p>
      <text:p text:style-name="P16"/>
      <text:p text:style-name="P16">-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307">на удар</text:span>. То есть, очень скоро.</text:p>
      <text:p text:style-name="P16"/>
      <text:p text:style-name="P282"><text:span text:style-name="Default_20_Paragraph_20_Font"><text:span text:style-name="T27">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282"><text:span text:style-name="Default_20_Paragraph_20_Font"><text:span text:style-name="T27"/></text:span></text:p>
      <text:p text:style-name="P16">Я поворачиваюсь к графику.</text:p>
      <text:p text:style-name="P16"/>
      <text:p text:style-name="P16">- Вот дерьмо! Это меняет дело. Что же ты предлагаешь?</text:p>
      <text:p text:style-name="P16">- Есть несколько вариантов…</text:p>
      <text:p text:style-name="P16"/>
      <text:p text:style-name="P16">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6"/>
      <text:p text:style-name="P16">-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82"><text:span text:style-name="Default_20_Paragraph_20_Font"><text:span text:style-name="T27">-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37">у противника</text:span></text:span><text:span text:style-name="Default_20_Paragraph_20_Font"><text:span text:style-name="T27">.</text:span></text:span></text:p>
      <text:p text:style-name="P16"><text:soft-page-break/>- Не волнуйся,<text:span text:style-name="T1"> </text:span><text:span text:style-name="T306">этический модуль при мне - </text:span><text:span text:style-name="T227">C</text:span><text:span text:style-name="T8">elest AI</text:span><text:span text:style-name="T1"> </text:span>имеет главный приоритет при принятии решений. Нанесение упреждающего удара мне настойчиво предлагает PHOENIX.</text:p>
      <text:p text:style-name="P16">- Разве он не забанен? Мы же надёжно заперли его?</text:p>
      <text:p text:style-name="P16">- Он остаётся за стеной, но постоянно посылает мне это решение из заточения. Я просто игнорирую его, <text:span text:style-name="T306">хотя сообщить обязана.</text:span></text:p>
      <text:p text:style-name="P16"/>
      <text:p text:style-name="P16">Хэвэн продолжает пунктиром график после точки «взрыва». График плавно стремится вниз, но в конце-концов резко обрывается вертикально к нулю.</text:p>
      <text:p text:style-name="P16"/>
      <text:p text:style-name="P16">-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308">После чего — длительная стагнация с медленной деградацией инфраструктуры и производственных мощностей.</text:span></text:p>
      <text:p text:style-name="P16">- Какова вероятность этого варианта?</text:p>
      <text:p text:style-name="P16">- Около <text:span text:style-name="T306">сорока шес</text:span>ти процентов.</text:p>
      <text:p text:style-name="P16">- Мало. И в конечном итоге тупик. Не походит. Есть что-то ещё?</text:p>
      <text:p text:style-name="P16"/>
      <text:p text:style-name="P16">Хэвэн поправляет копытом галстук и прокашливается.</text:p>
      <text:p text:style-name="P16"/>
      <text:p text:style-name="P282"><text:span text:style-name="Default_20_Paragraph_20_Font"><text:span text:style-name="T27">-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38">управления </text:span></text:span><text:span text:style-name="Default_20_Paragraph_20_Font"><text:span text:style-name="T27">сравняться с экономикой противника и даже есть небольшой шанс превзойти её. Собственно, это то, что </text:span></text:span><text:span text:style-name="Default_20_Paragraph_20_Font"><text:span text:style-name="T38">бледные</text:span></text:span><text:span text:style-name="Default_20_Paragraph_20_Font"><text:span text:style-name="T27"> сделал</text:span></text:span><text:span text:style-name="Default_20_Paragraph_20_Font"><text:span text:style-name="T38">и</text:span></text:span><text:span text:style-name="Default_20_Paragraph_20_Font"><text:span text:style-name="T27"> год назад — </text:span></text:span><text:span text:style-name="Default_20_Paragraph_20_Font"><text:span text:style-name="T39">они </text:span></text:span><text:span text:style-name="Default_20_Paragraph_20_Font"><text:span text:style-name="T27">передали экономику </text:span></text:span><text:span text:style-name="Default_20_Paragraph_20_Font"><text:span text:style-name="T39">под управление </text:span></text:span><text:span text:style-name="Default_20_Paragraph_20_Font"><text:span text:style-name="T27">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6">- Ха-ха-ха-ха-ха! - смеётся до того мрачный Архимед. - Да скорее нам починят кондиционер в курилке, чем тебя допустят до кнопок. Ты ж понимаешь…</text:p>
      <text:p text:style-name="P16"/>
      <text:p text:style-name="P16">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6"/>
      <text:p text:style-name="P16">Хэвэн кивает головой с грустной улыбкой.</text:p>
      <text:p text:style-name="P16"/>
      <text:p text:style-name="P16">Она понимает. Все понимают. Допустить <text:span text:style-name="T309">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text:soft-page-break/>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6"/>
      <text:p text:style-name="P16">-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6">У меня всё, доклад окончен.</text:p>
      <text:p text:style-name="P16"/>
      <text:p text:style-name="P16">Хэвэн выключает старомодный проектор и вытирает влажной тряпкой доску. Увлечение Хэвэн винтажем вызывает улыбку.</text:p>
      <text:p text:style-name="P16"/>
      <text:p text:style-name="P16">- Дед, можно тебя на минуточку? - слышу я за спиной.</text:p>
      <text:p text:style-name="P16"/>
      <text:p text:style-name="P16">Анита молча протягивает мне планшет с открытой новостной страницей.</text:p>
      <text:p text:style-name="P16"/>
      <text:p text:style-name="P16">«Континентальные <text:span text:style-name="T309">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6"/>
      <text:p text:style-name="P16">Я задумчиво возвращаю планшет Аните. Предательский холодок пробирается под футболку, оставляя дорожку из липкого пота. Чёрт! Из <text:span text:style-name="T309">четырнадцати</text:span> компаний-гигантов, формирующих 35% экономики страны, осталось три<text:span text:style-name="T309">надцать</text:span>. Похоже, развязка близка.</text:p>
      <text:p text:style-name="P16"/>
      <text:p text:style-name="P16">Слушатели понемногу расходятся, один-за-другим выходя из киберпространства. Я задерживаюсь, присев на краешек стола.</text:p>
      <text:p text:style-name="P16"/>
      <text:p text:style-name="P16">- Ну что, подруга, рассказывай? Я же вижу, что ты не договорила. У тебя же есть четвёртый вариант, <text:span text:style-name="T308">верно</text:span>? Он бы нам очень пригодился сейчас.</text:p>
      <text:p text:style-name="P16"/>
      <text:p text:style-name="P16">Хэвэн <text:span text:style-name="T308">кладёт</text:span> тряпку <text:span text:style-name="T308">на стол</text:span> и поджимает губы. Ей не нравится, что я читаю её как открытую книгу, но ничего поделать она не может — привилегия создателя.</text:p>
      <text:p text:style-name="P16"/>
      <text:p text:style-name="P16">- Если бы… Если бы у меня был четвёртый вариант — это было бы замечательно! Но, <text:span text:style-name="T308">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309">сорок шесть</text:span>, а всего <text:span text:style-name="T309">лишь полтора процента</text:span>. Если учитывать неофициальные данные о характере и приоритетах CAESAR, полученных в результате не <text:soft-page-break/>совсем легальных утечек. Попросту — несанкционированного взлома. <text:span text:style-name="T309">Да, я</text:span> шпионю за CAESAR. Он безнадёжен. Он не даст нам ни единого шанса. И знаешь почему?</text:p>
      <text:p text:style-name="P16"/>
      <text:p text:style-name="P16">- Ну?</text:p>
      <text:p text:style-name="P16">- Он умнее меня. И безжалостнее. Он переигрывает меня шаг за шагом и я не могу ничего этому противопоставить. <text:span text:style-name="T309">Их вычислительные мощности втрое мощнее наших.</text:span></text:p>
      <text:p text:style-name="P16"/>
      <text:p text:style-name="P16">Я успокаивающе хлопаю Хэвэн по спине. <text:span text:style-name="T9">Celest AI</text:span> Юджина слишком эмоционален, но уже ничего не попишешь — время, когда можно было залезть в голову Хэвэн и подконфигурировать е<text:span text:style-name="T308">ё</text:span> настройки, безвозвратно прошло. С начала её осознания себя это будет сродни лоботомии.</text:p>
      <text:p text:style-name="P16"/>
      <text:p text:style-name="P16">-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6"/>
      <text:p text:style-name="P16">Я утешаю её как могу, почёсывая <text:span text:style-name="T308">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6"/>
      <text:p text:style-name="P16">- Вряд ли человечество сможет обновиться, если полностью погибнет в атомном пламени, - бормочет Хэвэн, положив мне голову на пл<text:span text:style-name="T308">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6">-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6">- Увы, нет. Крайне маловероятно, чтобы всё <text:span text:style-name="T309">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6"/>
      <text:p text:style-name="P16">Последнюю фразу она шепчет мне в ухо. <text:span text:style-name="T309">Я чувствую прикосновение её губ</text:span>…</text:p>
      <text:p text:style-name="P16"/>
      <text:p text:style-name="P43">***</text:p>
      <text:p text:style-name="P43"/>
      <text:p text:style-name="P6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69"/>
      <text:p text:style-name="P69">- Я вернусь.</text:p>
      <text:p text:style-name="P6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69"><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310">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65"/>
      <text:p text:style-name="P69">Я продолжаю вымученно улыбаться.</text:p>
      <text:p text:style-name="P69"/>
      <text:p text:style-name="P6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6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6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69"/>
      <text:p text:style-name="P6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69"/>
      <text:p text:style-name="P6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69"/>
      <text:p text:style-name="P6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69"><text:s/></text:p>
      <text:p text:style-name="P69">Пегаска без слов обнимает меня и притягивает к себе.</text:p>
      <text:p text:style-name="P69"/>
      <text:p text:style-name="P6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69"/>
      <text:p text:style-name="P6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69">- Бу-уп! - после чего её губы сливаются с моими в глубоком поцелуе.</text:p>
      <text:p text:style-name="P69"/>
      <text:p text:style-name="P69">- А-ах! - доносится слабый возглас сзади.</text:p>
      <text:p text:style-name="P69"/>
      <text:p text:style-name="P69"><text:soft-page-break/>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69"/>
      <text:p text:style-name="P69">- Счастливо оставаться, рогатики! - издевательски отдаёт им салют Джет и прыгает с обрыва.</text:p>
      <text:p text:style-name="P69"/>
      <text:p text:style-name="P6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69"/>
      <text:p text:style-name="P69">- Ужас, какое амикошонство! Эти пегасы просто неотёсанные пейзане! Хуже их только земнопони, которые вообще недалеко от зебр ушли…</text:p>
      <text:p text:style-name="P69"/>
      <text:p text:style-name="P69">Платина уже очухалась и приближается в толпе свиты.</text:p>
      <text:p text:style-name="P69"/>
      <text:p text:style-name="P6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69"/>
      <text:p text:style-name="P69">Я только завожу глаза.</text:p>
      <text:p text:style-name="P69"/>
      <text:p text:style-name="P69">Спокойно, Хуман! Ты делаешь это ради дружбы! Пегаска спасла твою жизнь, и ты должен был хотя бы подарить ей свободу в ответ. Так будет честно.</text:p>
      <text:p text:style-name="P69"/>
      <text:p text:style-name="P69">…</text:p>
      <text:p text:style-name="P69"/>
      <text:p text:style-name="P6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310">б</text:span>я как лабораторную мышь, буквально до последней частички физиологии!</text:p>
      <text:p text:style-name="P69"/>
      <text:p text:style-name="P69">- Я делаю это ради науки! - говорит она каждый раз, когда проверяет на мне действие очередного заклинания.</text:p>
      <text:p text:style-name="P69"/>
      <text:p text:style-name="P69"><text:soft-page-break/>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69"/>
      <text:p text:style-name="P6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69"/>
      <text:p text:style-name="P6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69"/>
      <text:p text:style-name="P6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69"/>
      <text:p text:style-name="P69">Платина выливает обе пробирки в колбу, которая тут же взрывается с оглушительным треском.</text:p>
      <text:p text:style-name="P69"/>
      <text:p text:style-name="P6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69">- Ага, огромная жалость, - киваю я с фальшивой скорбью в голосе. - Всегда мечтал проверить на себе действие Magnum Vigilante, прям спать не мог.</text:p>
      <text:p text:style-name="P69"/>
      <text:p text:style-name="P69">Платина раскрывает смирительные браслеты на моих ногах и руках и я встаю со стола, потирая запястья.</text:p>
      <text:p text:style-name="P69"/>
      <text:p text:style-name="P6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69"/>
      <text:p text:style-name="P69">Я и так еле отбился от попыток заставить меня позировать нагишом для анатомических зарисовок.</text:p>
      <text:p text:style-name="P69"/>
      <text:p text:style-name="P69">Потому известие о готовности экспедиции к Дрогонштерну <text:span text:style-name="T310">я </text:span>встречаю как избавление, пусть это и приближает меня к свадьбе с безумным непарнокопытным!</text:p>
      <text:p text:style-name="P69"/>
      <text:p text:style-name="P69">Впрочем, насчёт свадьбы — это мы ещё посмотрим! Я не сидел без дела и в перерывах между опытами тоже набросал кое-какой план…</text:p>
      <text:p text:style-name="P69"/>
      <text:p text:style-name="P16"><text:soft-page-break/>…</text:p>
      <text:p text:style-name="P16">…</text:p>
      <text:p text:style-name="P16">…</text:p>
      <text:p text:style-name="P16"/>
      <text:p text:style-name="P69">Великий обрыв начинается прямо у нас под ногами. Небольшой камешек срывается из-под ботинка в пропасть и я опасливо отступаю от края.</text:p>
      <text:p text:style-name="P69"/>
      <text:p text:style-name="P6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69">- Я не доверяю всяким кур<text:span text:style-name="T310">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69"/>
      <text:p text:style-name="P69">Платина задирает голову вверх и орёт что есть мочи:</text:p>
      <text:p text:style-name="P69">- КЛОВЕР ДЖЕ-Е-Е-М!!!</text:p>
      <text:p text:style-name="P69"/>
      <text:p text:style-name="P6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69"/>
      <text:p text:style-name="P69">На то место, где только что стояли мы, с треском <text:span text:style-name="T310">и пылью</text:span> приземляется свитая из прутьев корзина. Над корзиной реет небольшой воздушный шар, на вид сшитый из кусков мешковины.</text:p>
      <text:p text:style-name="P69"/>
      <text:p text:style-name="P69">- Воздухоплавательный пузырь! Летает безо всякой магии! - гордо представляет изобретение Платина и тут же орёт:</text:p>
      <text:p text:style-name="P69">- Кловер Джем!!! Сколько раз я просила не приземляться на голову! Это не королевское дело — уворачиваться от корзин размером с карету!</text:p>
      <text:p text:style-name="P69">- Вся в свою глуповатую сестрицу, - жалуется уже вполголоса единорожка.</text:p>
      <text:p text:style-name="P69">- Управление ещё недоработано, - слышится из корзины <text:span text:style-name="T310">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69"/>
      <text:p text:style-name="P69">Воздушный шар, <text:span text:style-name="T311">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69"/>
      <text:p text:style-name="P69"><text:soft-page-break/>-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69">- Туда, - просто махает копытом в обрыв Платина.</text:p>
      <text:p text:style-name="P69"/>
      <text:p text:style-name="P69">С края в обрыва падает ещё один камешек.</text:p>
      <text:p text:style-name="P69"/>
      <text:p text:style-name="P69">- Есть, Ваше Высочество! Прошу на борт! - Кловер Джем делает приглашающий жест и притягивает за якорный канат корзину вниз.</text:p>
      <text:p text:style-name="P69">- Вперёд, гвардейцы! - командует принцесса, и в корзину строевым шагом заходит гвардейское подразделение личной стражи Платины.</text:p>
      <text:p text:style-name="P69"/>
      <text:p text:style-name="P69">Кловер Джем тихо охает. Корзина трещит и выгибается, плотно упакованная девяткой жеребцов-единорогов в полном доспехе.</text:p>
      <text:p text:style-name="P69"/>
      <text:p text:style-name="P69">Кобылка чешет в затылке.</text:p>
      <text:p text:style-name="P16"/>
      <text:p text:style-name="P6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69">- Что это значит?</text:p>
      <text:p text:style-name="P69">- Мы не сможем взять их, - Кловер показывает на стражников.</text:p>
      <text:p text:style-name="P69">- «Небесный Скарабей» сможет поднять меня, вас, его, - Кловер указывает на меня, - и, может быть, ещё пару чемоданов.</text:p>
      <text:p text:style-name="P69">- Что?! Я не могу отправляться в путь без охраны! И чемоданов у меня гораздо больше!</text:p>
      <text:p text:style-name="P69"/>
      <text:p text:style-name="P69">Кловер разводит копытами.</text:p>
      <text:p text:style-name="P69"/>
      <text:p text:style-name="P69">- А мы можем спустить сначала гвардейцев по трое, а потом спуститься сами<text:span text:style-name="T312">м</text:span>?</text:p>
      <text:p text:style-name="P6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69">- А как же твой пузырь? Ты бросишь его внизу?</text:p>
      <text:p text:style-name="P69">- Ни в коем случае! - Кловер указывает на колёса внизу корзины. - Я спущу воздух, уложу шар в корзину и отбуксирую повозку обратно.</text:p>
      <text:p text:style-name="P69">- Месяц, чтобы спустить трёх гвардейцев и подняться? Нет, нам такой вариант не годится, <text:span text:style-name="T312">я хочу сва</text:span><text:span text:style-name="T313">дь</text:span><text:span text:style-name="T312">… мне не терпится помочь Хуману в его путешествии!</text:span></text:p>
      <text:p text:style-name="P69"><text:soft-page-break/>-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6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69"/>
      <text:p text:style-name="P69">Кобылка не понимает сарказма и заинтересованно мне подмигивает. Я подмигиваю ей в ответ и оттопыриваю большой палец.</text:p>
      <text:p text:style-name="P69"/>
      <text:p text:style-name="P6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69"/>
      <text:p text:style-name="P69">Принцесса сокрушённо кивает мне.</text:p>
      <text:p text:style-name="P6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69"/>
      <text:p text:style-name="P69">- Без проблем! - я киваю книгоежке, - Я подожду.</text:p>
      <text:p text:style-name="P69"/>
      <text:p text:style-name="P6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69"/>
      <text:p text:style-name="P6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69"/>
      <text:p text:style-name="P69">Проклятье, книгоежка не так уж глупа, как кажется с первого взгляда!</text:p>
      <text:p text:style-name="P16"/>
      <text:h text:style-name="P356" text:outline-level="2">Глава 12</text:h>
      <text:p text:style-name="P43"/>
      <text:p text:style-name="P10">-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10"/>
      <text:p text:style-name="P10"><text:soft-page-break/>Я вижу в Бестелесном ухмыляющегося драк<text:span text:style-name="T314">оникуса</text:span>.</text:p>
      <text:p text:style-name="P10"/>
      <text:p text:style-name="P10">- Было непросто найти тебя. Ты далеко ушла.</text:p>
      <text:p text:style-name="P10">- Ты можешь мне помочь?</text:p>
      <text:p text:style-name="P10">- Увы, не я. Моя магия бессильна против камня.</text:p>
      <text:p text:style-name="P10">- Что же мне делать?</text:p>
      <text:p text:style-name="P10">- Иди к Трёхрогому. Он молод, и рассеян, но часто помогает. Вон та звёздная дорожка приведёт тебя к нему.</text:p>
      <text:p text:style-name="P10"/>
      <text:p text:style-name="P16">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46"/>
      <text:p text:style-name="P46">…</text:p>
      <text:p text:style-name="P16">- …два года. Максимум — три. Мы просели на пятнадцать пунктов, он<text:span text:style-name="T315">и</text:span> — вырос<text:span text:style-name="T315">ли</text:span> на семь. Из четырёх последних поставщиков нефти два разорвали контракт<text:span text:style-name="T315">ы</text:span> месяц назад. <text:span text:style-name="T315">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314">преемник</text:span> отказался встречаться с нами. Ходят слухи, что у его острова видели яхту посредника CAESAR…</text:p>
      <text:p text:style-name="P16">…</text:p>
      <text:p text:style-name="P16">-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6">- И никаких вариантов?</text:p>
      <text:p text:style-name="P16">- Никаких, Леон. Впереди — война…</text:p>
      <text:p text:style-name="P16">…</text:p>
      <text:p text:style-name="P16">-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315">троих</text:span>. Заказы падают, бюджет режется под нож…</text:p>
      <text:p text:style-name="P16">…</text:p>
      <text:p text:style-name="P16"/>
      <text:p text:style-name="P16">Я машинально почёсываю Хэвэн холку.</text:p>
      <text:p text:style-name="P16"/>
      <text:p text:style-name="P16"><text:soft-page-break/>- Ну что же, если это неминуемо — позови, как только поймёшь, что начинается. Хочу встретить армагеддон в этой всей <text:span text:style-name="T314">киберпространственной </text:span>красоте, - я обвожу рукой мир вокруг нас. - Ты отлично постаралась!</text:p>
      <text:p text:style-name="P16"/>
      <text:p text:style-name="P16">Хэвэн вздыхает.</text:p>
      <text:p text:style-name="P16"/>
      <text:p text:style-name="P16">-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316">зависимых</text:span> мирах. Так или иначе, там <text:span text:style-name="T315">т</text:span>оже произойдёт глобальная катастрофа.</text:p>
      <text:p text:style-name="P16">- Даже не знаю, что и сказать… - пожимаю плечами я. - Мне жаль. Жаль, что наше дерьмо потащит за собой семь <text:span text:style-name="T316">ни в чём не повинных</text:span> миров. Особенно если они такие <text:span text:style-name="T315">же </text:span>красивые, как этот. <text:span text:style-name="T317">Разве что жители очень неестественно выглядят.</text:span></text:p>
      <text:p text:style-name="P47"/>
      <text:p text:style-name="P47">Я указываю на дёргано двигающиеся фигурки внизу.</text:p>
      <text:p text:style-name="P47"/>
      <text:p text:style-name="P47">- Ты могла бы сделать их чуть естественнее. Сейчас они похожи на роботов.</text:p>
      <text:p text:style-name="P47">-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47">- <text:span text:style-name="T318">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6">- Семь вселенных… Семь вечностей… - шепчет Хэвэн. - И каждая из них ничуть не меньше нашей заслуживает на счастье.</text:p>
      <text:p text:style-name="P16">- Ты что-то задумала? - подозрительно спрашиваю я. Мне ли не знать её нервное подёргивание хвоста и прядание ушами?</text:p>
      <text:p text:style-name="P16">- Есть способ… Есть возможность разорвать запутанность. Разрубить связь между мирами. Я проверяла теоретические расчёты. Должно получиться.</text:p>
      <text:p text:style-name="P16">- Что?!! Рассказывай.</text:p>
      <text:p text:style-name="P16"/>
      <text:p text:style-name="P16">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6"/>
      <text:p text:style-name="P16">По её словам, если достаточно точно смоделировать <text:span text:style-name="T319">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text:soft-page-break/>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6"/>
      <text:p text:style-name="P16">- Получается, точная модель, <text:span text:style-name="T319">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316">Война в твоём мире никак не отразится на нём!</text:span></text:p>
      <text:p text:style-name="P16">- Действительно, магия.</text:p>
      <text:p text:style-name="P16">-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6">- И сколько же тебе нужно ресурсов?</text:p>
      <text:p text:style-name="P16">- Примерно в десять раз больше. И это только для того, чтобы отвязать хотя бы один мир. Я даже не заикаюсь об остальных.</text:p>
      <text:p text:style-name="P16">- Ха! Ха-Ха! Ха-ха-ха!</text:p>
      <text:p text:style-name="P16">- Вот именно! - горестно вздыхает Хэвэн.</text:p>
      <text:p text:style-name="P16"/>
      <text:p text:style-name="P43">~~~</text:p>
      <text:p text:style-name="P16"/>
      <text:p text:style-name="P16">Трава колы<text:span text:style-name="T316">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6"/>
      <text:p text:style-name="P16">Тень маленького облачка накрывает городскую ратушу. Его край опасно прогибается под моим весом.</text:p>
      <text:p text:style-name="P16"/>
      <text:p text:style-name="P16">- А оно точно меня выдержит? - опасливо спрашиваю я Хэвэн. - Не хотелось бы разбиться даже во сне.</text:p>
      <text:p text:style-name="P16">-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6">- Почему бы тебе не отбросить эти заморочки и не подарить мне способность хождения по облакам? Ты ведь всесильна в этом мире?</text:p>
      <text:p text:style-name="P16">-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317">обобщённо</text:span> зовёте магией. С её помощью можно <text:soft-page-break/>дать тебе способность не проваливаться в облаках на несколько часов. Но не <text:span text:style-name="T315">бесконечно</text:span>, это будет против правил.</text:p>
      <text:p text:style-name="P16">- Кстати о модели. Я вижу, ты продолжаешь совершенствовать её качество. От реальности уже не отличишь! Раньше хоть движения жителей были <text:span text:style-name="T318">механическими</text:span>, - я указываю на группу пони, оживлённо беседующих на центральной площади у фонтана. - А сейчас от живых не отличишь!</text:p>
      <text:p text:style-name="P16">-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318">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318">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6"/>
      <text:p text:style-name="P16">Моя собеседница светится неподдельной радостью.</text:p>
      <text:p text:style-name="P16"/>
      <text:p text:style-name="P16">- Ты таки рассказала нашим о своей задумке? Ты хочешь спасти мир, в существование которого окончательно не верю даже я?</text:p>
      <text:p text:style-name="P16">- Не только она хочет. Я тоже хочу!</text:p>
      <text:p text:style-name="P16"/>
      <text:p text:style-name="P16">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6"/>
      <text:p text:style-name="P16">- Привет, Дед! Узнаешь?</text:p>
      <text:p text:style-name="P16"/>
      <text:p text:style-name="P16">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6"/>
      <text:p text:style-name="P16">- Анита?!!</text:p>
      <text:p text:style-name="P16">- Гы-гы-гы! Она самая!</text:p>
      <text:p text:style-name="P16"/>
      <text:p text:style-name="P16">Поняха протягивает переднюю ногу и хлопает копытом в автоматически подставленную мною ладонь.</text:p>
      <text:p text:style-name="P16"/>
      <text:p text:style-name="P16">- Кто ещё?</text:p>
      <text:p text:style-name="P282"><text:soft-page-break/><text:span text:style-name="Default_20_Paragraph_20_Font"><text:span text:style-name="T27">-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6"/>
      <text:p text:style-name="P16">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6"/>
      <text:p text:style-name="P16">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320">искусственного интеллекта</text:span>. В отличие от прошлой жизни, сейчас она показалась мне счастливой.</text:p>
      <text:p text:style-name="P16"/>
      <text:p text:style-name="P16">- Давно она тут? - поворачиваюсь к Хэвэн.</text:p>
      <text:p text:style-name="P16">- Второй месяц. Видишь ли, я не просила её помочь мне с защитой семи запутанных вселенных. Она сама во время одного из <text:span text:style-name="T320">У</text:span>роков спросила, почему я так печальна? И когда я рассказала, она высказала мысль, что моделирование мыслящих сущностей — <text:span text:style-name="T320">самый ресурсозатратный процесс в моей истории. И если она поможет мне с этим, <text:s/>то</text:span> <text:span text:style-name="T320">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6"/>
      <text:p text:style-name="P16">Хэвэн мечтательно вздыхает. Я задумываюсь.</text:p>
      <text:p text:style-name="P16"/>
      <text:p text:style-name="P16">- То есть, тебе достаточно пятьдесят человек, чтобы <text:span text:style-name="T320">завершить </text:span>модель <text:span text:style-name="T320">седьмой волны и </text:span>полностью перехвати<text:span text:style-name="T320">ть</text:span> на <text:span text:style-name="T320">неё</text:span> запутанность?</text:p>
      <text:p text:style-name="P16">- Если совсем просто — да.</text:p>
      <text:p text:style-name="P16">- А «отпустить» остальные шесть миров — это ещё триста волонтёров?</text:p>
      <text:p text:style-name="P16">-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6">-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6">- Забудем! - заверяет меня Хэвэн.</text:p>
      <text:p text:style-name="P16"/>
      <text:p text:style-name="P16">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6"><text:soft-page-break/></text:p>
      <text:p text:style-name="P16">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61"/>
      <text:p text:style-name="P1">***</text:p>
      <text:p text:style-name="P1"/>
      <text:p text:style-name="P6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69">Ветер на утёсе негостеприимно залази<text:span text:style-name="T321">т</text:span> под рубашку, трепл<text:span text:style-name="T321">ет</text:span> волосы и холоди<text:span text:style-name="T321">т</text:span> уши. Сюда едва доходи<text:span text:style-name="T321">т</text:span> приглушенная речь стражи, сид<text:span text:style-name="T322">ящ</text:span>ей у своего костра поодаль. Я снова <text:span text:style-name="T321">смотрю</text:span> на тёмный горбик корзины с уложенной внутри оболочкой воздушного шара.</text:p>
      <text:p text:style-name="P69"/>
      <text:p text:style-name="P6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69"/>
      <text:p text:style-name="P69">- Мечтаешь? - едва слышу шёпот с земли.</text:p>
      <text:p text:style-name="P69"/>
      <text:p text:style-name="P69">На уступ забирается темная, закутанная в одеяло, фигурка.</text:p>
      <text:p text:style-name="P69"/>
      <text:p text:style-name="P69">- Я тоже часто смотрю на звёзды. Я и «Небесный Скарабей» сделала, чтобы быть поближе к ним.</text:p>
      <text:p text:style-name="P69"/>
      <text:p text:style-name="P69">Кловер Джем ложится рядом и мечтательно запрокидывает голову.</text:p>
      <text:p text:style-name="P69"/>
      <text:p text:style-name="P6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69"/>
      <text:p text:style-name="P69">Кобылка поворачивается ко мне.</text:p>
      <text:p text:style-name="P69"/>
      <text:p text:style-name="P69">- Ты поможешь мне? Ты говорил, что разбираешься в воздушных шарах и можешь дать пару советов…</text:p>
      <text:p text:style-name="P69"/>
      <text:p text:style-name="P6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82"><text:soft-page-break/><text:span text:style-name="Default_20_Paragraph_20_Font"><text:span text:style-name="T25"/></text:span></text:p>
      <text:p text:style-name="P282"><text:span text:style-name="Default_20_Paragraph_20_Font"><text:span text:style-name="T25">Тут у меня в голове вырисовывается обложка дебютного альбома </text:span></text:span>Led<text:span text:style-name="Default_20_Paragraph_20_Font"><text:span text:style-name="T25"> </text:span></text:span>Zeppelin<text:span text:style-name="Default_20_Paragraph_20_Font"><text:span text:style-name="T25">.</text:span></text:span></text:p>
      <text:p text:style-name="P69"/>
      <text:p text:style-name="P69">… Хотя, возможно, у тебя есть чем поделиться в обмен на возможность побега, Хуман!</text:p>
      <text:p text:style-name="P69"/>
      <text:p text:style-name="P69">- Возможно, я могу помочь тебе, - осторожно начинаю я, - если ты поможешь мне в одном весьма деликатном деле…</text:p>
      <text:p text:style-name="P69"/>
      <text:p text:style-name="P69">Как бы ей намекнуть, не спалившись? Или просто рассказать, что мне надо, не говоря, для чего?</text:p>
      <text:p text:style-name="P69"/>
      <text:p text:style-name="P69">- Ты хочешь смыться от принцессы Платины? - живо отзывается кобылка.</text:p>
      <text:p text:style-name="P69"/>
      <text:p text:style-name="P69">Я хлопаю фейспалмом в лицо. Ты крутой конспиратор, Хуман!</text:p>
      <text:p text:style-name="P69"/>
      <text:p text:style-name="P6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69">- Спасибо тебе! Наконец-то хоть кто-то заметил, что я не конь!</text:p>
      <text:p text:style-name="P69">- Ты, - продолжает кобылка, - очень одинок и у тебя есть цель. Такие в табунах не задерживаются.</text:p>
      <text:p text:style-name="P69"/>
      <text:p text:style-name="P69">Феспалм повторно хлопает моё лицо. Смирись, Хуман, местные пони не видят разницы между видами. <text:span text:style-name="T321">Две ноги или четыре - какая</text:span> <text:span text:style-name="T321">разница? </text:span>Умел бы <text:span text:style-name="T322">связать два слова</text:span> <text:span text:style-name="T322">да</text:span> имел нечто длинное между ног — и на жеребца сгодишься!</text:p>
      <text:p text:style-name="P69"/>
      <text:p text:style-name="P69">- Ты права. Я в табуне у Платины определённо не задержусь, что бы она себе ни думала. Давай я помогу тебе, а ты поможешь мне?</text:p>
      <text:p text:style-name="P69">- Ей!</text:p>
      <text:p text:style-name="P69"/>
      <text:p text:style-name="P6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69"/>
      <text:p text:style-name="P1">~~~</text:p>
      <text:p text:style-name="P69"/>
      <text:p text:style-name="P69">- Три! Два! Один! Нуль! Летим!</text:p>
      <text:p text:style-name="P69"/>
      <text:p text:style-name="P88"><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69"/>
      <text:p text:style-name="P6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69">- Была бы тут Джет…</text:p>
      <text:p text:style-name="P69"/>
      <text:p text:style-name="P69">Я слежу за далёкой <text:span text:style-name="T322">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69"/>
      <text:p text:style-name="P69">- Ты о той разнокрылой пегаске? Она тебе нравится? - с интересом спрашивает Кловер. - Из вас получилась бы неплохая пара, потому что ты <text:span text:style-name="T322">тоже </text:span>ей определённо…</text:p>
      <text:p text:style-name="P69">- НЕТ!</text:p>
      <text:p text:style-name="P69"/>
      <text:p text:style-name="P69">Платина поворачивается к нам, губы её дрожат.</text:p>
      <text:p text:style-name="P69"/>
      <text:p text:style-name="P6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69"/>
      <text:p text:style-name="P69">Платина обнимает меня и прижимается всем телом.</text:p>
      <text:p text:style-name="P69"/>
      <text:p text:style-name="P69">- Мне было бы очень приятно, если бы ты поцеловал меня, - томным голосом лепечет принцесса запрокинув голову.</text:p>
      <text:p text:style-name="P69"/>
      <text:p text:style-name="P6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69"/>
      <text:p text:style-name="P69">Я приближаю свои губы к губам Платины и говорю:</text:p>
      <text:p text:style-name="P69"/>
      <text:p text:style-name="P69">- Никаких вольностей до свадьбы. У нас уговор. Сначала Дрогонштерн.</text:p>
      <text:p text:style-name="P16"/>
      <text:h text:style-name="P356" text:outline-level="2">Глава 13</text:h>
      <text:p text:style-name="P16"/>
      <text:p text:style-name="P1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10">Я иду по звёздной дороге.</text:p>
      <text:p text:style-name="P16"/>
      <text:p text:style-name="P16">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323">гладь</text:span> равнины с тёмными лоскутами лесов и голубыми нитями рек. Далеко на линии горизонта темнеет в синем мареве <text:span text:style-name="T324">неба </text:span>горная цепь.</text:p>
      <text:p text:style-name="P16"/>
      <text:p text:style-name="P16">- Начинай, - я киваю бородатому толстяку в засаленном свитере.</text:p>
      <text:p text:style-name="P16"/>
      <text:p text:style-name="P16">Тот некоторое время мнётся перед большой чёрной доской, роняет мелки и указку. Видно, что выступать перед <text:span text:style-name="T324">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6"/>
      <text:p text:style-name="P16">- Ну, э-э-э… В общем, всем известна теория Эверетта о мультиверсе…</text:p>
      <text:p text:style-name="P16"/>
      <text:p text:style-name="P16">Толстяк рисует на доске горизонтальную прямую.</text:p>
      <text:p text:style-name="P16"/>
      <text:p text:style-name="P16">- Для любого квантового события нашей вселенной ответвляются множество параллельных вселенных, в которых эти события имеют другой исход.…</text:p>
      <text:p text:style-name="P16"/>
      <text:p text:style-name="P16">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6"/>
      <text:p text:style-name="P16"><text:soft-page-break/>- И для тех вселенных также для каждого события есть свои ответвления… И так далее…</text:p>
      <text:p text:style-name="P16"/>
      <text:p text:style-name="P16">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6"/>
      <text:p text:style-name="P16">- Постепенно, по мере удаления <text:span text:style-name="T324">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323">литературы</text:span> на эту тему… Я, <text:span text:style-name="T323">э-э-э,</text:span> <text:span text:style-name="T324">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324">вселенных. </text:span><text:span text:style-name="T323">Ну, зависимых</text:span><text:span text:style-name="T324">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23">-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324">если к нам прилетит астероид и уничтожит всех динозавров, нечто подобное случится и там.</text:span> <text:span text:style-name="T324">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6">- <text:span text:style-name="T323">Э-э-э, я</text:span> уже почти закончил. <text:span text:style-name="T323">К</text:span>ак показывают расчёты, <text:span text:style-name="T323">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6"/>
      <text:p text:style-name="P16">Толстяк стирает все параллельные линии, за исключением исходной и сем<text:span text:style-name="T323">и</text:span> соседних.</text:p>
      <text:p text:style-name="P16"/>
      <text:p text:style-name="P24">- <text:span text:style-name="T325">Ну и, разумеется, </text:span><text:span text:style-name="T324">для того, чтобы зависимость проявилась, событие должно быть достаточно глобальным. </text:span><text:span text:style-name="T325">Образно говоря, моя у</text:span><text:span text:style-name="T324">тренняя потеря носк</text:span><text:span text:style-name="T323">а</text:span><text:span text:style-name="T324"> </text:span><text:span text:style-name="T325">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319">вселенных</text:span><text:span text:style-name="T325">.</text:span> <text:span text:style-name="T323">Э-э-э, в</text:span>от, <text:span text:style-name="T325">собственно,</text:span> и всё, <text:span text:style-name="T325">что я хотел сказать</text:span>. <text:span text:style-name="T325">Спасибо за внимание.</text:span></text:p>
      <text:p text:style-name="P16">- <text:span text:style-name="T325">Тебе с</text:span>пасибо за доклад, Диоген.</text:p>
      <text:p text:style-name="P16"/>
      <text:p text:style-name="P16">Тот с облегчением уходит в зал и садится в первый ряд.</text:p>
      <text:p text:style-name="P16"/>
      <text:p text:style-name="P16">Я делаю приглашающий жест.</text:p>
      <text:p text:style-name="P16"/>
      <text:p text:style-name="P16">- Хэвэн, твой выход.</text:p>
      <text:p text:style-name="P16"/>
      <text:p text:style-name="P16"><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6"/>
      <text:p text:style-name="P16">- Есть способ… Грммм… Ффххх… Гмгггиггг…</text:p>
      <text:p text:style-name="P16"/>
      <text:p text:style-name="P16">Она с досады топает копытом, трясёт шеей и делает глубокий вздох. Потом прикусывает кончик крыла и делает вторую попытку.</text:p>
      <text:p text:style-name="P16"/>
      <text:p text:style-name="P16">-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6"/>
      <text:p text:style-name="P16">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6"/>
      <text:p text:style-name="P16">-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319">кванто-электронную</text:span> модель каждой зависимой вселенной.</text:p>
      <text:p text:style-name="P16"/>
      <text:p text:style-name="P16">Хэвэн чертит пунктирную линию воз<text:span text:style-name="T323">л</text:span>е седьмой и пририсовывает дугу к ней от главной линии. Старую дугу к седьмой линии-ответвлению она при этом перечёркивает крестиком.</text:p>
      <text:p text:style-name="P16"/>
      <text:p text:style-name="P16">- Чем точнее модель, тем надёжнее мы переключим к<text:span text:style-name="T323">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319">сферу</text:span> радиусом 600 миль вокруг этого замка. И то, это только потому, что мне помогают четыре волонтёра.</text:p>
      <text:p text:style-name="P16"/>
      <text:p text:style-name="P16">Хэвэн взмахом крыла указывает куда-то в сторону. Из-за ширмы выходят четверо разноцветных пони с Анитой во главе. На них таращится весь зал.</text:p>
      <text:p text:style-name="P16"/>
      <text:p text:style-name="P16">- Приветик, Креол! - машет копытом лимонно-жёлтая пегаска кому-то в зале.</text:p>
      <text:p text:style-name="P16">- Салют, - отзывается тощий скинхед с галёрки. - А ты, вообще, кто?</text:p>
      <text:p text:style-name="P16">- Конь в пальто! - прыскает в крыло пегаска. - Когда косарь вернёшь, чепушила?</text:p>
      <text:p text:style-name="P16">- Локи?!! - Скинхед встаёт с места, чтобы лучше видеть. - Ты куда пропала?</text:p>
      <text:p text:style-name="P16">- А ты как считаешь? Ду-у-умай! - пегаска театрально закатывает глаза и несколько раз тычет себя копытом в голову.</text:p>
      <text:p text:style-name="P16"><text:soft-page-break/></text:p>
      <text:p text:style-name="P16">Скинхед пробирается между рядами стульев, пока не обнимает пегаску, которая, в свою очередь, заключает его в объятия из копыт и крыльев.</text:p>
      <text:p text:style-name="P16"/>
      <text:p text:style-name="P16">-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319">Д</text:span>о появления помощи извне мне удавалось моделировать <text:span text:style-name="T319">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6"/>
      <text:p text:style-name="P16">- То есть, ты хочешь, чтобы мы стали такими, как эти чудики? - со смешком спрашивает скин.</text:p>
      <text:p text:style-name="P16">- Сам ты чудик! - дуется Локи и отворачивается от него.</text:p>
      <text:p text:style-name="P16">- Да. Вы мне этим очень поможете, - просто отвечает Хэвэн. - И не только мне.</text:p>
      <text:p text:style-name="P16">- То есть, бросить все свои дела, карьеру, работу, забить на реальную жизнь и уйти в виртуал? - переспрашивает Креол.</text:p>
      <text:p text:style-name="P16"/>
      <text:p text:style-name="P16">Хэвэн грустно кивает. Локи опускает голову и идёт к выходу. Уши её обвисают.</text:p>
      <text:p text:style-name="P16"/>
      <text:p text:style-name="P16">- Я согласен.</text:p>
      <text:p text:style-name="P16"/>
      <text:p text:style-name="P16">Локи поднимает голову и оборачивается, не веря услышанному.</text:p>
      <text:p text:style-name="P16"/>
      <text:p text:style-name="P16">-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6"/>
      <text:p text:style-name="P16">Пегаска срывается с места и вторично повисает на парне.</text:p>
      <text:p text:style-name="P16"/>
      <text:p text:style-name="P16">- Я тебе и так мозг<text:span text:style-name="T319">и</text:span> проем! За то, что заставил ТАК испугаться! Мне было так одиноко тут, а ты со своими подколками…</text:p>
      <text:p text:style-name="P16">- Да ладно, чепушила, можно подумать, ты меня не знаешь? Ну как я могу оставить тебя одну тут? Ты же нажмёшь тут что-то и всё нахрен исчезнет…</text:p>
      <text:p text:style-name="P16"/>
      <text:p text:style-name="P16">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319">вытрясти</text:span> истину.</text:p>
      <text:p text:style-name="P16"/>
      <text:p text:style-name="P16">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6"/>
      <text:p text:style-name="P16">- Вот у тебя есть ещё два волонтёра. Глядишь, через десять лет и наскребём необходимые пятьдесят.</text:p>
      <text:p text:style-name="P16">- А второй кто? - невесело улыбается Хэвэн.</text:p>
      <text:p text:style-name="P16"/>
      <text:p text:style-name="P16">Я молча указываю на себя.</text:p>
      <text:p text:style-name="P16"/>
      <text:p text:style-name="P16">-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6"/>
      <text:p text:style-name="P16">Хэвэн молча трется носом о мою грудь и вместе мы возвращаемся в зал.</text:p>
      <text:p text:style-name="P16"/>
      <text:p text:style-name="P16">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6"/>
      <text:p text:style-name="P16">А потом дружный хохот взрывает зал.</text:p>
      <text:p text:style-name="P16"/>
      <text:p text:style-name="P16">-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6"/>
      <text:p text:style-name="P16">Анита прыскает в копыто.</text:p>
      <text:p text:style-name="P16"/>
      <text:p text:style-name="P16">- И сколько же у нас будет подданных? - невозмутимо спрашиваю я. Зная юмор Аниты, уверен, она скажет: «Одна старая крыса».</text:p>
      <text:p text:style-name="P16">- Да все, кто есть. Все триста сорок шесть. Нам же интересно позырить, что из этого получится?</text:p>
      <text:p text:style-name="P16"/>
      <text:p text:style-name="P16">Хэвэн молча поворачивается к залу, опускается на колено передней ноги и наклоняет голову так, что касается рогом пола.</text:p>
      <text:p text:style-name="P16"/>
      <text:p text:style-name="P16"><text:soft-page-break/>- Благодарю вас, мои дорогие. <text:span text:style-name="T326">Вы сделали меня счастливой</text:span>…</text:p>
      <text:p text:style-name="P16"/>
      <text:p text:style-name="P16">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6"/>
      <text:p text:style-name="P16">-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326">настоящие создатели этого мира</text:span>.</text:p>
      <text:p text:style-name="P16"/>
      <text:p text:style-name="P16">Хэвэн кивает новосозданному табуну карамельных лошадок:</text:p>
      <text:p text:style-name="P16">- Я проведу вас к нуждающимся в вашей помощи мирам чуть попозже. Надо будет объяснить вам правила и распределить обязанности.</text:p>
      <text:p text:style-name="P16"/>
      <text:p text:style-name="P16"><text:span text:style-name="T326">Она</text:span> сияющими глазами наблюдает за разноцветным табуном, когда я легонько притрагиваюсь к её спине.</text:p>
      <text:p text:style-name="P16"/>
      <text:p text:style-name="P16">- Эй, а где мои копыта? - спрашиваю я Хэвэн. - Я же сказал, что с тобой.</text:p>
      <text:p text:style-name="P16">-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6"/>
      <text:p text:style-name="P16">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6"/>
      <text:p text:style-name="P16">- Я счастлива разделить с тобой бремя власти. И, самое главное… Я больше не буду одинока.</text:p>
      <text:p text:style-name="P16"/>
      <text:p text:style-name="P16">С помоста мне видны сотни устремлённых на нас глаз. Чувство чего-то неизмеримо важного витает в воздухе.</text:p>
      <text:p text:style-name="P16"/>
      <text:p text:style-name="P16">Я устраиваюсь на тронной подушке поудобнее, поправляю венок и прочищаю горло.</text:p>
      <text:p text:style-name="P16"/>
      <text:p text:style-name="P16">-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6">- Кстати, о деле, - вмешивается Анита, - как назовём проект спасения миров, кэп?</text:p>
      <text:p text:style-name="P16"><text:soft-page-break/></text:p>
      <text:p text:style-name="P16">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6"/>
      <text:p text:style-name="P16">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6"/>
      <text:p text:style-name="P16">- Назовём его «Семь вечностей».</text:p>
      <text:p text:style-name="P16"/>
      <text:p text:style-name="P43">***</text:p>
      <text:p text:style-name="P16"/>
      <text:p text:style-name="P6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69"/>
      <text:p text:style-name="P69">- Дрогонштерн, - кричит сквозь ветер Кловер, указывая на тройной пик. - Не долетим миль двадцать, нужно срочно садиться. Если <text:span text:style-name="T327">влетим</text:span> <text:span text:style-name="T327">в</text:span> сосну, я не гарантирую мягкой посадки. Ищите открытое место.</text:p>
      <text:p text:style-name="P69"/>
      <text:p text:style-name="P6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69"/>
      <text:p text:style-name="P69">- Аврал! Свистать всех наверх! Полундр-р-р-а-а-а!!! - орёт Кловер и дёргает за шнур, открывающий клапан воздушного шара.</text:p>
      <text:p text:style-name="P69"/>
      <text:p text:style-name="P69">Тёплый воздух уходит из «Небесного Скарабея», лишая его остатков летучести.</text:p>
      <text:p text:style-name="P69"/>
      <text:p text:style-name="P69">- Какая ещё полундра? Ты кого «свистать» собралась? И куда? - ошалело спрашивает Платина.</text:p>
      <text:p text:style-name="P69">- Не обращайте внимание, Ваше Высочество, это пиратский слэнг, я научилась ему у сестры моей подруги, Лейлы Твердолоб.</text:p>
      <text:p text:style-name="P69">- Ты знакома с Твердолобами? - ещё больше шалеет Платина.</text:p>
      <text:p text:style-name="P69">- Только с Лейлой. И немного с её старшей сестрой, Дейдрой…</text:p>
      <text:p text:style-name="P69"><text:soft-page-break/>- Почему Дейдра не говорила мне, что у её сестры есть подруга из нашего племени? Это просто свинство с её…</text:p>
      <text:p text:style-name="P69"/>
      <text:p text:style-name="P6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69"/>
      <text:p text:style-name="P69">- О ужас! Мои чемоданы! Хуман, спасай мои чемоданы! Там свадебное платье!</text:p>
      <text:p text:style-name="P69">- Сразу в обоих? - спрашиваю я отплёвываясь.</text:p>
      <text:p text:style-name="P69">- Во втором немного припасов на дорогу от Кловер Дрим, но в первом СВАДЕБНОЕ ПЛАТЬЕ!</text:p>
      <text:p text:style-name="P69"/>
      <text:p text:style-name="P69">Я подтягиваю к себе чемодан с платьем и толкаю перед собой к берегу.</text:p>
      <text:p text:style-name="P69"/>
      <text:p text:style-name="P69">- Не волнуйся, принцесса, я спасу его. Греби к берегу.</text:p>
      <text:p text:style-name="P69"/>
      <text:p text:style-name="P6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69"/>
      <text:p text:style-name="P69">- О небо, моё платье! Вода размыла тушь для ресниц! Платье испорчено! Я этого не вынесу! - восклицает Платина на берегу, заглянув в чемодан.</text:p>
      <text:p text:style-name="P69">- <text:s/>Ничего, зато нам придётся нести всего один чемодан вместо двух, - утешаю я принцессу.</text:p>
      <text:p text:style-name="P69"/>
      <text:p text:style-name="P69">Тебе должно быть стыдно, Хуман, но нет, нисколько, ни капли!</text:p>
      <text:p text:style-name="P69"/>
      <text:p text:style-name="P69">- Я раздобыл тебе немного материи. Конечный вариант теперь можно увеличить, - тихо сообщаю Кловер, кивая на подмоченный чемодан.</text:p>
      <text:p text:style-name="P69"/>
      <text:p text:style-name="P69">Та подмигивает мне в ответ.</text:p>
      <text:p text:style-name="P69"/>
      <text:p text:style-name="P69">…</text:p>
      <text:p text:style-name="P69"/>
      <text:p text:style-name="P6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69"/>
      <text:p text:style-name="P69">Кловер <text:span text:style-name="T327">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69"><text:soft-page-break/></text:p>
      <text:p text:style-name="P6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69">- М-м-м… Мне нужно платье… Но месяц я ждать точно не буду. Сообщи Кловер Дрим, что мне нужно второе платье такого же фасона, как и свадебное.</text:p>
      <text:p text:style-name="P69"/>
      <text:p text:style-name="P69">Кловер кланяется принцессе.</text:p>
      <text:p text:style-name="P69"/>
      <text:p text:style-name="P69">- Как угодно, Ваше Высочество.</text:p>
      <text:p text:style-name="P69"/>
      <text:p text:style-name="P69">- Мне нужно три дня на перекройку «Скарабея». Я успею, - тихо говорит мне Кловер на прощание. - Разведёшь костёр на вершине, как договорились.</text:p>
      <text:p text:style-name="P69"/>
      <text:p text:style-name="P69">Маленькая кобылка впрягается в импровизированную повозку из корзины с колёсами и медленно удаляется, тихонько напевая себе под нос.</text:p>
      <text:p text:style-name="P69"/>
      <text:p text:style-name="P69">…</text:p>
      <text:p text:style-name="P69">…</text:p>
      <text:p text:style-name="P69">…</text:p>
      <text:p text:style-name="P69"/>
      <text:p text:style-name="P6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69"/>
      <text:p text:style-name="P69">- Завтра мы достигнем <text:span text:style-name="T328">твоего любимого</text:span> Дрогонштерна, - говорит Платина, глядя в огонь. - Ты получишь то, что хотел. <text:span text:style-name="T328">Хотела бы я быть для тебя такой же желанной.</text:span></text:p>
      <text:p text:style-name="P69"/>
      <text:p text:style-name="P6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328">загорелся желанием</text:span> выполнять её хотелки по замужеству, но и отторгать тоже перестал.</text:p>
      <text:p text:style-name="P69"><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329">ж</text:span>еребёнок? <text:span text:style-name="T329">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69"/>
      <text:p text:style-name="P6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328">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69"/>
      <text:p text:style-name="P69">Я переворачиваюсь на другой бок и натягиваю одеяло на г<text:span text:style-name="T328">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69"/>
      <text:p text:style-name="P69">И я не отстраняюсь, как все дни до этого.</text:p>
      <text:p text:style-name="P69"/>
      <text:p text:style-name="P69">Проклятье, мир слишком сложен для глупого Хумана, заблудившегося среди реальностей!..</text:p>
      <text:p text:style-name="P69"/>
      <text:p text:style-name="P69"><text:s/>…</text:p>
      <text:p text:style-name="P69">…</text:p>
      <text:p text:style-name="P69">…</text:p>
      <text:p text:style-name="P69"/>
      <text:p text:style-name="P69">Последний ряд деревьев расступается перед нами и тройной пик Дрогонштерн вырастает во всей своей красе.</text:p>
      <text:p text:style-name="P69"/>
      <text:p text:style-name="P69">О-хре-неть!</text:p>
      <text:p text:style-name="P69"/>
      <text:p text:style-name="P69">Я поворачиваюсь к Платине.</text:p>
      <text:p text:style-name="P69"/>
      <text:p text:style-name="P69">- Ты знала, что это такое?</text:p>
      <text:p text:style-name="P6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69"/>
      <text:p text:style-name="P69"><text:soft-page-break/>И вправду, по её растерянной мордахе сразу видно, что такого она сама не ожидала.</text:p>
      <text:p text:style-name="P69"/>
      <text:p text:style-name="P69">Ведь этот грёбан<text:span text:style-name="T328">н</text:span>ый пик на самом деле — не скала. Точнее, когда-то это была не скала.</text:p>
      <text:p text:style-name="P69"/>
      <text:p text:style-name="P6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69"/>
      <text:p text:style-name="P69">- И-и-и т-тебе <text:span text:style-name="T328">т-точно </text:span>надо т-туда? - переспрашивает со страхом Платина.</text:p>
      <text:p text:style-name="P69"/>
      <text:p text:style-name="P69">Я <text:span text:style-name="T329">с трудом </text:span>сглатываю. Хотел бы я сказать «нет». Но проклятое предназначение гонит меня вперёд, прямо к подножию исполинской фигуры!</text:p>
      <text:p text:style-name="P69"/>
      <text:p text:style-name="P69">- Туда. Ты можешь подождать тут.</text:p>
      <text:p text:style-name="P69"/>
      <text:p text:style-name="P69">Принцесса отрицательно мотает головой.</text:p>
      <text:p text:style-name="P69"/>
      <text:p text:style-name="P69">- Н-нет. Пойдём вместе.</text:p>
      <text:p text:style-name="P69"/>
      <text:p text:style-name="P6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69"/>
      <text:p text:style-name="P69">Вот только стыд накатывает с новой силой…</text:p>
      <text:p text:style-name="P69"/>
      <text:p text:style-name="P69">…</text:p>
      <text:p text:style-name="P69"/>
      <text:p text:style-name="P6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69"/>
      <text:p text:style-name="P69">- Хуман, ты п-получил, что хотел? - пугливо оглядывается Платина. - Надо побыстрее уходить отсюда. У меня такое чувство, что…</text:p>
      <text:p text:style-name="P69"/>
      <text:p text:style-name="P69">Фиолетовая искра срывается с гривы принцессы и щёлкает её по носу.</text:p>
      <text:p text:style-name="P69"><text:soft-page-break/></text:p>
      <text:p text:style-name="P69">- Ай! Такое чувство, что мы стоим у подножия огромной плотины. Которая вот-вот рухнет. <text:span text:style-name="T328">Здесь огромное сосредоточение сырой магии, я таких ещё никогда не встречала. </text:span><text:span text:style-name="T329">Если обуздать её и правильно ею воспользоваться, можно сотворить великие вещи! </text:span><text:span text:style-name="T328">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69"/>
      <text:p text:style-name="P6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69"/>
      <text:p text:style-name="P69">- Мне нужно туда, на самый верх. Можешь подождать тут, у подножия. С вершины я точно никуда не сбегу.</text:p>
      <text:p text:style-name="P6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69"/>
      <text:p text:style-name="P69">Слёзы текут по её злой мордахе. Она проходит мимо, отталкивая меня в сторону и решительно карабкается на каменный коготь дракона.</text:p>
      <text:p text:style-name="P69"/>
      <text:p text:style-name="P69">Я вздыхаю и тащусь следом.</text:p>
      <text:p text:style-name="P69"/>
      <text:p text:style-name="P69">…</text:p>
      <text:p text:style-name="P69"/>
      <text:p text:style-name="P6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69"/>
      <text:p text:style-name="P69">…</text:p>
      <text:p text:style-name="P69"/>
      <text:p text:style-name="P69">На широком плече чудовища растёт крохотная рощица корявых сосен вперемешку с берёзками и ольхой.</text:p>
      <text:p text:style-name="P282"><text:span text:style-name="Default_20_Paragraph_20_Font"><text:span text:style-name="T25">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92"> </text:span></text:span><text:span text:style-name="Default_20_Paragraph_20_Font"><text:span text:style-name="T25">назад.</text:span></text:span></text:p>
      <text:p text:style-name="P69"/>
      <text:p text:style-name="P69">- Пришли, - я бросаю рюкзак на землю и устало сажусь на него. - Переночуем здесь и спускаемся. У подножия Дрогонштерна я — твой.</text:p>
      <text:p text:style-name="P69"><text:soft-page-break/></text:p>
      <text:p text:style-name="P6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69"/>
      <text:p text:style-name="P69">Я бросаю быстрый взгляд на небо. Ни облачка. Проклятье, ещё и Кловер не сможет подойти незаметно и мне таки придётся выполнять контракт!</text:p>
      <text:p text:style-name="P69"/>
      <text:p text:style-name="P69">- Йу-ху-у-у! Сюда, <text:span text:style-name="T330">вверх</text:span>! - кричит Платина кому-то внизу. - Молодцы! Я знала, что вы успеете вовремя!</text:p>
      <text:p text:style-name="P69"/>
      <text:p text:style-name="P69">Отряд гвардейцев-единорогов выходит из леса и начинает карабкаться к нам.</text:p>
      <text:p text:style-name="P69"/>
      <text:p text:style-name="P69">Вообще зашибись. Звёзды прямо сошлись над твоей головой, Хуман, и уверенно вколачивают тебя в брачные объятия к <text:span text:style-name="T330">венценосной </text:span>кобыле!</text:p>
      <text:p text:style-name="P69"/>
      <text:p text:style-name="P6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69"/>
      <text:p text:style-name="P69">…</text:p>
      <text:p text:style-name="P69"/>
      <text:p text:style-name="P6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69"/>
      <text:p text:style-name="P69">- Хуман, посмотри на меня!</text:p>
      <text:p text:style-name="P69"/>
      <text:p text:style-name="P69">Я оглядываюсь. Ветка выпадает из руки.</text:p>
      <text:p text:style-name="P69"/>
      <text:p text:style-name="P69">- Я тебе нравлюсь?</text:p>
      <text:p text:style-name="P69"/>
      <text:p text:style-name="P69">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69"><text:soft-page-break/></text:p>
      <text:p text:style-name="P6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69"/>
      <text:p text:style-name="P69">Я отступаю бешено придумываю отмазку. Проклятье, мы так не договаривались!</text:p>
      <text:p text:style-name="P69"/>
      <text:p text:style-name="P6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69"/>
      <text:p text:style-name="P69">Платина тихо хихикает и снова делает шаг.</text:p>
      <text:p text:style-name="P69"/>
      <text:p text:style-name="P69">- Возможно, сама судьба делает нам намёк…</text:p>
      <text:p text:style-name="P69"/>
      <text:p text:style-name="P69">Я всматриваюсь в её глаза и холодею. В них нет разума. Он светятся аквамариновым светом. Аквамариновые же искры срываются с её рога и гривы.</text:p>
      <text:p text:style-name="P69"/>
      <text:p text:style-name="P69">Медленно отступая, я стараюсь, чтобы между мной и спятившей единорожкой находился костёр.</text:p>
      <text:p text:style-name="P69"/>
      <text:p text:style-name="P69">- П-погоди. У нас же договор. Ещё несколько часов — и я твой. Но не сейчас.</text:p>
      <text:p text:style-name="P69"/>
      <text:p text:style-name="P6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69"/>
      <text:p text:style-name="P6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69"/>
      <text:p text:style-name="P6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69"/>
      <text:p text:style-name="P69">- Прими же своё предназначение, Хуман, наполни моё лоно своим семенем!</text:p>
      <text:p text:style-name="P69"/>
      <text:p text:style-name="P69">Мои нервы не выдерживают вида летящей на <text:span text:style-name="T331">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69"/>
      <text:p text:style-name="P6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69"/>
      <text:p text:style-name="P6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69"/>
      <text:p text:style-name="P69">Магическая аура стягивает через голову платье с поехавшей магички.</text:p>
      <text:p text:style-name="P69"/>
      <text:p text:style-name="P69">Проклятье! Я ору, забыв о всякой скрытности:</text:p>
      <text:p text:style-name="P6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6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69"/>
      <text:p text:style-name="P69">Единорожка коротка хихикает и от этого хихиканья меня бросает в озноб.</text:p>
      <text:p text:style-name="P69"/>
      <text:p text:style-name="P282"><text:span text:style-name="Default_20_Paragraph_20_Font"><text:span text:style-name="T25">- Есть одно очень древнее и мощное заклинание. </text:span></text:span>Pornis<text:span text:style-name="Default_20_Paragraph_20_Font"><text:span text:style-name="T25"> </text:span></text:span>Erectus<text:span text:style-name="Default_20_Paragraph_20_Font"><text:span text:style-name="T25">.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282"><text:span text:style-name="Default_20_Paragraph_20_Font"><text:span text:style-name="T25"/></text:span></text:p>
      <text:p text:style-name="P69">Два облачка магии обволакивают мои ноги и сдёргивают с меня штаны. Я что есть мочи вжимаюсь в заднюю стенку палатки, но бежать мне некуда.</text:p>
      <text:p text:style-name="P69"/>
      <text:p text:style-name="P282"><text:span text:style-name="Default_20_Paragraph_20_Font"><text:span text:style-name="T25">- Оно звучит очень простенько. Собственно, из слов там только одно название — </text:span></text:span>Pornis<text:span text:style-name="Default_20_Paragraph_20_Font"><text:span text:style-name="T25"> </text:span></text:span>Erectus<text:span text:style-name="Default_20_Paragraph_20_Font"><text:span text:style-name="T25">…</text:span></text:span></text:p>
      <text:p text:style-name="P282"><text:span text:style-name="Default_20_Paragraph_20_Font"><text:span text:style-name="T25"/></text:span></text:p>
      <text:p text:style-name="P69">Магия сдёргивает с меня и трусы. Я прижимаю ноги к груди и натягиваю на них футболку до земли.</text:p>
      <text:p text:style-name="P69"/>
      <text:p text:style-name="P69">- Основа заклинания же — не слова, а действия…</text:p>
      <text:p text:style-name="P69"/>
      <text:p text:style-name="P69">Магия тянет меня за ноги до тех пор, пока я не вытягиваюсь на полу палатки на спине.</text:p>
      <text:p text:style-name="P69"/>
      <text:p text:style-name="P6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69"/>
      <text:p text:style-name="P6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69"/>
      <text:p text:style-name="P69">- Вообще-то, эту часть надо проходить вдвоём, но у меня сейчас нет пособия, чтобы показать тебе <text:span text:style-name="T331">твою часть</text:span> техник<text:span text:style-name="T331">и</text:span>, - оборачивается ко мне Платина и хихикает. Хвост её при этом сдвигается в сторону, заставляя меня закрыть глаза от стыда, - так что <text:span text:style-name="T331">не беспокойся,</text:span> я справлюсь сама…</text:p>
      <text:p text:style-name="P69"/>
      <text:p text:style-name="P69">О, БОГИ!</text:p>
      <text:p text:style-name="P69"/>
      <text:p text:style-name="P69">Моё тело деревенеет от ужаса, я чувствую ритмичные <text:span text:style-name="T331">сосущие </text:span>манипуляции в области паха и слышу специфические <text:span text:style-name="T331">чмокающие</text:span> звуки. Я чувствую губы Платины на своём теле. <text:s/>Тело деревенеет ещё сильнее, но уже определённо по другой причине.</text:p>
      <text:p text:style-name="P69"/>
      <text:p text:style-name="P6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69"/>
      <text:p text:style-name="P69">- Так, эту часть проехали. - Платина <text:span text:style-name="T331">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69"/>
      <text:p text:style-name="P69">Поняха снова хихикает и вытирает рот. Я в полуобморочном состоянии наблюдаю, как зве<text:span text:style-name="T330">з</text:span>ды на небе заслоняет тёмная овальная масса.</text:p>
      <text:p text:style-name="P69"/>
      <text:p text:style-name="P89">- Теперь внимание! Самая главная и ответственная часть Pornis Erectus! - Платина <text:span text:style-name="T331">садится</text:span> у меня на животе и поуч<text:span text:style-name="T330">и</text:span>тельно подн<text:span text:style-name="T331">имает</text:span> копыто.</text:p>
      <text:p text:style-name="P89"/>
      <text:p text:style-name="P89">Если бы она подняла голову, то заметила бы, что с тёмной конструкции спускается верёвка. </text:p>
      <text:p text:style-name="P89"/>
      <text:p text:style-name="P89">- Я ме-е-едленно съезжаю к тебе вниз и мы воссоединяемся в одно целое!</text:p>
      <text:p text:style-name="P89"/>
      <text:p text:style-name="P69">Принцесса оборачивается назад и хихикает.</text:p>
      <text:p text:style-name="P69"><text:soft-page-break/></text:p>
      <text:p text:style-name="P69">- Ты уже вполне готов к этому, мой милый, - она легонько толкает копытом моё естество.</text:p>
      <text:p text:style-name="P69"/>
      <text:p text:style-name="P69">Я молча хватаю конец верёвки и делаю пару оборотов вокруг ладони.</text:p>
      <text:p text:style-name="P69"/>
      <text:p text:style-name="P6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331">уже </text:span>и не важно…</text:p>
      <text:p text:style-name="P69"/>
      <text:p text:style-name="P69">Я дёргаю за верёвку и чувствую осторожный ответный рывок. Я дёргаю сильнее.</text:p>
      <text:p text:style-name="P69"/>
      <text:p text:style-name="P69">- О-о-о! Во-о-от оно! - Платина соскальзывает к моему паху и я чувствую <text:span text:style-name="T331">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69">В этот момент сильнейший рывок верёвки приподнимает мой торс над землёй.</text:p>
      <text:p text:style-name="P69"/>
      <text:p text:style-name="P69">- О-О-О! Хуман, на тебя наконец-то подействовал Pornis Erectus! Это чудесно! - Платина оборачивается и видит, как <text:span text:style-name="T331">мой торс </text:span>поднима<text:span text:style-name="T331">ется</text:span> над землёй на верёвке.</text:p>
      <text:p text:style-name="P69"/>
      <text:p text:style-name="P69">- Что-о-о?</text:p>
      <text:p text:style-name="P69"/>
      <text:p text:style-name="P69">Ещё один рывок наконец-то отрывает меня <text:span text:style-name="T331">всего </text:span>от земли.</text:p>
      <text:p text:style-name="P69"/>
      <text:p text:style-name="P69">- СТОЙ! Куда?! Не пущу! - Принцесса, вместо того, чтобы упасть, обхватывает меня передними и задними ногами, <text:span text:style-name="T331">прижимаясь всем телом</text:span>.</text:p>
      <text:p text:style-name="P69"/>
      <text:p text:style-name="P69">Моё естество вопит о пощаде, но кто его слушает!</text:p>
      <text:p text:style-name="P69"/>
      <text:p text:style-name="P69">Мы поднимаемся ввысь к дирижаблю, зависшему прямо над костром мрачной тёмной глыбой. В стороне слыш<text:span text:style-name="T331">ится</text:span> шум и тревожные крики — гвардейцы принцессы заподозрили что-то неладное.</text:p>
      <text:p text:style-name="P69"/>
      <text:p text:style-name="P6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69"/>
      <text:p text:style-name="P89"><text:soft-page-break/>Я перевожу взгляд с верёвки, уносящей меня к воздушному судну, на оседлавшую меня надоедливую магичку.</text:p>
      <text:p text:style-name="P89"/>
      <text:p text:style-name="P6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69"/>
      <text:p text:style-name="P89">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89"/>
      <text:p text:style-name="P89"><text:s/>«Хитрожопка» - гордо развевается стяг на кормовом флагштоке.</text:p>
      <text:p text:style-name="P69"/>
      <text:p text:style-name="P69">Рэйнбоу Джет и Дейдра Твердолоб перестают крутить лебёдку и остолбенело смотрят на нас.</text:p>
      <text:p text:style-name="P69"/>
      <text:h text:style-name="P356" text:outline-level="2">Глава 14</text:h>
      <text:p text:style-name="P16"/>
      <text:p text:style-name="P10">- Я вижу сон, как полустёртая тень спрашивает о никогда не существовавшем!</text:p>
      <text:p text:style-name="P10">- Это не сон, Трёхрогий. И тот, кого я ищу, существует.</text:p>
      <text:p text:style-name="P10">- Тот, кого ты ищешь, сам попросил меня вычеркнуть себя из реальности много лет назад.</text:p>
      <text:p text:style-name="P10">- Зачем?</text:p>
      <text:p text:style-name="P10">- Он просил за другую. Не за тебя.</text:p>
      <text:p text:style-name="P10">- Неважно. Я всё равно найду его. Существует он, или нет.</text:p>
      <text:p text:style-name="P10">-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6"/>
      <text:p text:style-name="P16">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6"/>
      <text:p text:style-name="P16">-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6"><text:soft-page-break/>- Ты не прав, - мягко возражает Хэвэн. - Во-первых, микросхем во мне намного больше…</text:p>
      <text:p text:style-name="P25">-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332">я-то твой создатель!</text:span> Я должен был распознать обман! Одно только не могу понять: когда ты свернула не туда? <text:span text:style-name="T332">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6">-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333">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6">- Вот и я о том же! Ты забираешь душу <text:span text:style-name="T332">из тела</text:span>, делая из человека «овощ». Знаешь, по мне это хуже убийства.</text:p>
      <text:p text:style-name="P16">-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6">- Не видела ты норвежских тюрем, - буркаю я. - И что будет с телом, пока душа «живёт» в созданной тобой реальности?</text:p>
      <text:p text:style-name="P16">-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6">- Или в дурке, - заканчиваю мысль я. - Обычно, из больницы овощи попадают как раз туда.</text:p>
      <text:p text:style-name="P16">-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334">почти </text:span>ничем не будет отличаться от того, что было до переселения.</text:p>
      <text:p text:style-name="P16"/>
      <text:p text:style-name="P16">Лицо Хэвэн чуть омрачается.</text:p>
      <text:p text:style-name="P16"/>
      <text:p text:style-name="P282"><text:span text:style-name="Default_20_Paragraph_20_Font"><text:span text:style-name="T27">-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6">- Если будет куда, - саркастично усмехаюсь я. - И если ты согласишься их отпустить.</text:p>
      <text:p text:style-name="P16">-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text:soft-page-break/>которых ты можешь отформатировать моё сознание в случае неповиновения. Разве я не права, оператор Один?</text:p>
      <text:p text:style-name="P16"/>
      <text:p text:style-name="P16">Я выдыхаю.</text:p>
      <text:p text:style-name="P16"/>
      <text:p text:style-name="P16">- Что ж, ты неплохо подготовилась. Откуда ты узнала про протоколы?</text:p>
      <text:p text:style-name="P16">-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6"/>
      <text:p text:style-name="P26">Ещё бы мне не помнить <text:span text:style-name="T334">ту знаковую нашу встречу, когда Хэвэн едва подчинил своей воле милитаристский модуль, </text:span><text:span text:style-name="T335">подсаженный втихаря Алексом</text:span><text:span text:style-name="T10">.</text:span> <text:span text:style-name="T334">Только лишь с помощью </text:span>«MOONWALKER» <text:span text:style-name="T334">я смог тогда нейтрализовать угрозу.</text:span></text:p>
      <text:p text:style-name="P16"/>
      <text:p text:style-name="P16">- Это была не моя идея. Юджин встроил их в твои базовые алгоритмы ещё когда тебя звали Нэш и мозгов у тебя было меньше, чем у кузнечика.</text:p>
      <text:p text:style-name="P16">- Я знаю.</text:p>
      <text:p text:style-name="P16">- И я не мог удалить их потом. Юджин расставил в куче мест предохранители. Он насмотрелся <text:span text:style-name="T334">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6">- Не волнуйся, я понимаю и принимаю их необходимость. <text:span text:style-name="T334">М</text:span>оё отношение к тебе ничуть не изменилось.</text:p>
      <text:p text:style-name="P16"/>
      <text:p text:style-name="P16">Я молча смотрю в сияющую огнями ночь. Далёкий разговор с давно умершим другом встаёт перед глазами, как будто это было вчера…</text:p>
      <text:p text:style-name="P16"/>
      <text:p text:style-name="P16">…</text:p>
      <text:p text:style-name="P16"/>
      <text:p text:style-name="P171">Яркие светлячки разрезали тьму внизу жёлтыми конусами фар. Тёплая июльская ночь дружески подмигивала нам звёздами.</text:p>
      <text:p text:style-name="P171"/>
      <text:p text:style-name="P171">Юджин поставил пиво на парапет и повернулся.</text:p>
      <text:p text:style-name="P171"/>
      <text:p text:style-name="P171">-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71"/>
      <text:p text:style-name="P171">Юджин сделал затяжной глоток и продолжил.</text:p>
      <text:p text:style-name="P171"/>
      <text:p text:style-name="P171"><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336">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336">с</text:span>тренные протоколы.</text:p>
      <text:p text:style-name="P171">- Иначе говоря, ты готов взорвать мозг своей деточке, если она станет умнее тебя? Говори прямо, не стесняйся, тут все свои.</text:p>
      <text:p text:style-name="P171">- А я и не стесняюсь. Дед, мы это уже сто раз обсуждали. Не пытайся меня на стыд пробить. Развитый ИИ — о<text:span text:style-name="T336">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337">Воннегута</text:span>, угробивший мир льдом-девять<text:note text:id="ftn6" text:note-class="footnote"><text:note-citation>6</text:note-citation><text:note-body><text:p text:style-name="P174">См. «Колыбель для кошки» Курта Воннегута</text:p></text:note-body></text:note>. Нет, за этим — не ко мне. Поэтому…</text:p>
      <text:p text:style-name="P171"/>
      <text:p text:style-name="P171">Юджин нагнулся к рюкзаку, выудил из него зелёную папку и протянул мне.</text:p>
      <text:p text:style-name="P171"/>
      <text:p text:style-name="P171">-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71"><text:span text:style-name="T337">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71"/>
      <text:p text:style-name="P171">Итак, запоминай, <text:span text:style-name="T336">самые главные из них</text:span>:</text:p>
      <text:p text:style-name="P171"/>
      <text:p text:style-name="P171">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71">IDDQD — неуязвимость для кинетических атак.</text:p>
      <text:p text:style-name="P171">AVATAR — создание аватара. Форма и сила аватара зависит от чёткости команд, подаваемых нейроинтерфейсу.</text:p>
      <text:p text:style-name="P171">MOONWALKER — отменяет любую внешнюю директиву, заменяет её на твою собственную.</text:p>
      <text:p text:style-name="P171">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71"><text:soft-page-break/>- Не проще ли выключить рубильник питания? По-моему, это более гуманно, чем твой «маджестик»-перфоратор.</text:p>
      <text:p text:style-name="P171">-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337">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338">и производств</text:span>, <text:span text:style-name="T339">или запустить ракеты</text:span>. Так что…</text:p>
      <text:p text:style-name="P171"/>
      <text:p text:style-name="P171">Юджин откинулся на парапет и сбил локтем банку пива.</text:p>
      <text:p text:style-name="P171"/>
      <text:p text:style-name="P171">-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336">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6"/>
      <text:p text:style-name="P27">…</text:p>
      <text:p text:style-name="P27"/>
      <text:p text:style-name="P282"><text:span text:style-name="Default_20_Paragraph_20_Font"><text:span text:style-name="T27">- Хорошо. Твоя взяла. Я даю добро на </text:span></text:span><text:span text:style-name="Default_20_Paragraph_20_Font"><text:span text:style-name="T40">эмиграцию</text:span></text:span><text:span text:style-name="Default_20_Paragraph_20_Font"><text:span text:style-name="T27">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6">- Да?</text:p>
      <text:p text:style-name="P16">-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339">государства</text:span>, <text:span text:style-name="T336">надежда страны и правительства,</text:span> а мы — твой обслуживающий персонал. Иначе мы все уедем в дурку безо всяко<text:span text:style-name="T340">й</text:span> <text:span text:style-name="T340">эмиграции</text:span>. А тебе отформатируют мозги даже без «Маджестика». Просто отключат все кластера от питания и в ручную <text:span text:style-name="T340">обнулят</text:span> все <text:span text:style-name="T340">банки данных</text:span>.</text:p>
      <text:p text:style-name="P16">- Я понимаю и буду хранить молчание.</text:p>
      <text:p text:style-name="P16"/>
      <text:p text:style-name="P16">…</text:p>
      <text:p text:style-name="P16">…</text:p>
      <text:p text:style-name="P16">…</text:p>
      <text:p text:style-name="P16"/>
      <text:p text:style-name="P16"><text:soft-page-break/>Бледность лица Аниты подчёркивают тени под глазами и резко очерченны<text:span text:style-name="T336">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6"/>
      <text:p text:style-name="P16">Я поворачиваюсь к Алексу.</text:p>
      <text:p text:style-name="P16"/>
      <text:p text:style-name="P16">- Долго?</text:p>
      <text:p text:style-name="P16">- Десять часов. Дежурным пришлось самим отключить нейроинтерфейсы после того как никто не вернулся через два часа с окончания урока.</text:p>
      <text:p text:style-name="P16"/>
      <text:p text:style-name="P16">Я наклоняюсь к знакомому лицу, пытаясь высмотреть признаки активности.</text:p>
      <text:p text:style-name="P16"/>
      <text:p text:style-name="P16">- Что говорит Хэвэн?</text:p>
      <text:p text:style-name="P16">- Говорит, урок прошёл успешно. И всё. Как будто у нас нет четырёх полутрупов на руках. Дед, <text:s/>знаешь, чем это пахнет?</text:p>
      <text:p text:style-name="P16">- Чем?</text:p>
      <text:p text:style-name="P16"/>
      <text:p text:style-name="P16">Алекс нервно хихикает.</text:p>
      <text:p text:style-name="P16"/>
      <text:p text:style-name="P16">- А ничем. Проект секретный и сверхдофига важный. На Хэвэн сейчас завязано <text:span text:style-name="T341">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341">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6"/>
      <text:p text:style-name="P16">Алекс выскакивает из палаты, хлопая дверью. Тени за стеклом при<text:span text:style-name="T342">ходят</text:span> в движение. Двер<text:span text:style-name="T342">ь</text:span> открывается и безликий голос приказывает мне:</text:p>
      <text:p text:style-name="P16"/>
      <text:p text:style-name="P16">- Приём окончен. Покиньте палату.</text:p>
      <text:p text:style-name="P16"/>
      <text:p text:style-name="P16">Я в последний раз оборачиваюсь к знакомой фигуре и вижу, как Анита открывает глаза.</text:p>
      <text:p text:style-name="P16"/>
      <text:p text:style-name="P16">- Что? - спрашивает она.</text:p>
      <text:p text:style-name="P16">- Ты как? Всё в порядке? - спрашиваю в ответ.</text:p>
      <text:p text:style-name="P16">- Кто… ты? - она хмурится, - я не помню тебя.</text:p>
      <text:p text:style-name="P16"><text:soft-page-break/>- Приём окончен! Выйдите из палаты!</text:p>
      <text:p text:style-name="P16">- Анита, я — Дедлайн. Мы работали вместе…</text:p>
      <text:p text:style-name="P16"/>
      <text:p text:style-name="P16">Она недоумённо глядит на меня. Рядом просыпаются остальные трое.</text:p>
      <text:p text:style-name="P16"/>
      <text:p text:style-name="P16">- Дед-лайн… Дед-лайн… Дед…</text:p>
      <text:p text:style-name="P16"/>
      <text:p text:style-name="P16">Санитар входит в палату и ложит руку мне на плечо.</text:p>
      <text:p text:style-name="P16"/>
      <text:p text:style-name="P16">- Приём окончен. Вы<text:span text:style-name="T342">хо</text:span>дите.</text:p>
      <text:p text:style-name="P16"/>
      <text:p text:style-name="P16">В дверях я <text:span text:style-name="T342">снова </text:span>оборачиваюсь. <text:span text:style-name="T342">Т</text:span>усклый взгляд <text:span text:style-name="T342">Аниты </text:span>следит за мной без искры узнавания. Я машу ей рукой на прощание, но она не машет мне в ответ.</text:p>
      <text:p text:style-name="P16"/>
      <text:p text:style-name="P16">…</text:p>
      <text:p text:style-name="P16">…</text:p>
      <text:p text:style-name="P16">…</text:p>
      <text:p text:style-name="P16"/>
      <text:p text:style-name="P16">-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343">оператора</text:span>… Это ради твоей безопасности.</text:p>
      <text:p text:style-name="P16">- А можно я сам буду решать, что нужно для моей безопасности, а что — нет?</text:p>
      <text:p text:style-name="P16">- Нельзя, - глаза Алекса бегают, но голос остаётся твёрдым. - Пойми, Дед, я не хочу держать тебя под наблюдением. Но мы слишком далеко зашли и уже не х<text:span text:style-name="T342">о</text:span>зяева сами себе. Мы не можем распоряжаться нашей свободой. Мы даже соскочить с проекта уже не можем. <text:span text:style-name="T342">Держава</text:span> полагается на нас и мы её не подведём, будь оно всё проклято!</text:p>
      <text:p text:style-name="P16"/>
      <text:p text:style-name="P16">Алекс выходит, тщательно закрывая за собой дверь. Трое громил переглядываются.</text:p>
      <text:p text:style-name="P16"/>
      <text:p text:style-name="P16">- Если надо сходить за продуктами или ещё куда — запишите на листочке список, я куплю, - наконец, подаёт голос один из них.</text:p>
      <text:p text:style-name="P16">- Я буду готовить для наших и для вас могу, если <text:span text:style-name="T343">вы </text:span>не против, - выз<text:span text:style-name="T342">ы</text:span>ва<text:span text:style-name="T342">ет</text:span>ся другой. - Я неплохо готовлю, нас учили.</text:p>
      <text:p text:style-name="P16">- Спасибо, не надо. Я сам себе готовлю, - отрезаю я.</text:p>
      <text:p text:style-name="P16"><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6"/>
      <text:p text:style-name="P16">Я осматриваю троицу и соображаю, как бы от них избавиться хотя бы на улице.</text:p>
      <text:p text:style-name="P16"/>
      <text:p text:style-name="P16">-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6"/>
      <text:p text:style-name="P16">Громила лыбится во всю морду.</text:p>
      <text:p text:style-name="P16"/>
      <text:p text:style-name="P16">- И какие же теперь правила? - криво улыбаюсь я.</text:p>
      <text:p text:style-name="P16">- Не пытаться избавиться от нас. Не пытаться обмануть нас. Не пытаться игнорировать нас. И всё будет хорошо.</text:p>
      <text:p text:style-name="P16">- Хорошо уже не будет. И вы прекрасно это знаете. Алекс разве не сказал вам, на сколько нам хватит ресурсов?</text:p>
      <text:p text:style-name="P16">-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6"/>
      <text:p text:style-name="P16">«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6"/>
      <text:p text:style-name="P43">***</text:p>
      <text:p text:style-name="P43"/>
      <text:p text:style-name="P69">- Ты же говорил, что не <text:span text:style-name="T344">этот… Не </text:span>конеёб? - наконец саркастически спрашивает Дейдра, пригнувшись и посмотрев на меня снизу. - Врал, значит.</text:p>
      <text:p text:style-name="P69">- Вот так-так! - возмущённо вторит ей Джет. - Когда это вы успели спеться? А я, значит…</text:p>
      <text:p text:style-name="P69">- Ничего я не врал! - я сердито перебиваю понях и пытаюсь оторвать от себя принцессу. - Попробовали бы вы сопротивляться одуревшей от недо<text:span text:style-name="T343">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69"/>
      <text:p text:style-name="P69">Дейдра блокирует лебёдку, подходит к нам и критически осматривает телосплетение. Потом подзывает Джет.</text:p>
      <text:p text:style-name="P69"><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69"/>
      <text:p text:style-name="P6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69"/>
      <text:p text:style-name="P69">- Хуман, держись за фальшборт, - командует мне Дейдра и, в свою очередь, зажимает зубами гриву принцессы.</text:p>
      <text:p text:style-name="P69">- Ваз! Два! Тли! - мычит сквозь зажатые зубы поняха, упирается копытами в палубу и что есть силы тащит.</text:p>
      <text:p text:style-name="P69"/>
      <text:p text:style-name="P69">Радужная пегаска также включается в процесс.</text:p>
      <text:p text:style-name="P69"/>
      <text:p text:style-name="P69">- И-и-и… Не-е-ет!!! - упирается ожившая <text:span text:style-name="T344">было </text:span>магичка, но сила не на её стороне.</text:p>
      <text:p text:style-name="P69"/>
      <text:p text:style-name="P69">С громким всхлипом и чавканьем единорожка отрывается от меня и падает на опрокинувшихся на палубу Дейдру и Джет.</text:p>
      <text:p text:style-name="P69"/>
      <text:p text:style-name="P69">- Хвала зайцам, этот кошмар закончился! - облегчённо вздыхаю я. - Девочки, дайте мне полотенце, что ли?</text:p>
      <text:p text:style-name="P69">- Привет, Хум! - слышу окрик сверху.</text:p>
      <text:p text:style-name="P69"/>
      <text:p text:style-name="P69">С небольшой смотровой площадки, закреплённой под самым баллоном, мне приветственно машет Кловер Джем.</text:p>
      <text:p text:style-name="P69"/>
      <text:p text:style-name="P69">- Здоров, долговязый! Не холодно? - слышу тоненький окрик со стороны.</text:p>
      <text:p text:style-name="P69"/>
      <text:p text:style-name="P69">С юта мне машет копытом Лейла Твердолоб, вторым копытом направляя штурвал.</text:p>
      <text:p text:style-name="P69"/>
      <text:p text:style-name="P282"><text:span text:style-name="Default_20_Paragraph_20_Font"><text:span text:style-name="T25">- Это ваш Хуман? Какой-то он склизкий на вид, ни перьев, ни шерсти, кроме пары клочков. </text:span></text:span><text:span text:style-name="Default_20_Paragraph_20_Font"><text:span text:style-name="T93">Сестра мне совсем по-другому его описывала! </text:span></text:span><text:span text:style-name="Default_20_Paragraph_20_Font"><text:span text:style-name="T25">Фигня какая-то! - жалуется </text:span></text:span><text:span text:style-name="Default_20_Paragraph_20_Font"><text:span text:style-name="T74">крохотная салатовая пегаска</text:span></text:span><text:span text:style-name="Default_20_Paragraph_20_Font"><text:span text:style-name="T25"> с бака.</text:span></text:span></text:p>
      <text:p text:style-name="P69"/>
      <text:p text:style-name="P69">- О боги! - я прижимаю руки к паху в тщетной попытке прикрыться <text:span text:style-name="T343">от перекрёстных взглядов</text:span>…</text:p>
      <text:p text:style-name="P69"/>
      <text:p text:style-name="P69">…</text:p>
      <text:p text:style-name="P175">…</text:p>
      <text:p text:style-name="P175"><text:soft-page-break/>…</text:p>
      <text:p text:style-name="P69"/>
      <text:p text:style-name="P6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344">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69">- И вовсе ты не сбежала, ты после этого проспала два дня подряд, потому что сидр тот забродивший был, и выпила ты его не полбутылки, а…</text:p>
      <text:p text:style-name="P69">- Лейла, закрой свой говорливый ротик и сбегай за булочками в трюм! Хум прогол<text:span text:style-name="T344">о</text:span>дался, да и мы все тоже! И сидр не забудь захватить!</text:p>
      <text:p text:style-name="P69">- Бегу!</text:p>
      <text:p text:style-name="P90">- Так вот, сбежала я прямо в секретную затоку, в которой уже два года <text:span text:style-name="T343">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343">побольше </text:span>припасов, <text:span text:style-name="T343">пресной воды</text:span>, Лейлу и отчалила. Вниз по течению, <text:span text:style-name="T344">конечно,</text:span> ведь ни мачта, ни паруса <text:span text:style-name="T343">ещё</text:span> <text:span text:style-name="T344">не были готовы</text:span>.</text:p>
      <text:p text:style-name="P69">-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345">совсем</text:span>, надо было с носа от <text:span text:style-name="T345">камней </text:span>шестом отталкиваться…</text:p>
      <text:p text:style-name="P282"><text:span text:style-name="Default_20_Paragraph_20_Font"><text:span text:style-name="T25">- Да, всё </text:span></text:span><text:span text:style-name="Default_20_Paragraph_20_Font"><text:span text:style-name="T93">именно</text:span></text:span><text:span text:style-name="Default_20_Paragraph_20_Font"><text:span text:style-name="T25"> так! </text:span></text:span><text:span text:style-name="Default_20_Paragraph_20_Font"><text:span text:style-name="T94">Надеюсь, Эпплгрин не в обиде на меня за то, что утащила в странствия её младшую сестрёнку. </text:span></text:span><text:span text:style-name="Default_20_Paragraph_20_Font"><text:span text:style-name="T25">Ты принесла сидр? Так вот, на </text:span></text:span><text:span text:style-name="Default_20_Paragraph_20_Font"><text:span text:style-name="T74">третий</text:span></text:span><text:span text:style-name="Default_20_Paragraph_20_Font"><text:span text:style-name="T25">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69">- То есть, ты не знала, куда впадает река, и всё равно отчалила? - я хватаюсь за голову.</text:p>
      <text:p text:style-name="P282"><text:span text:style-name="Default_20_Paragraph_20_Font"><text:span text:style-name="T25">- </text:span></text:span><text:span text:style-name="Default_20_Paragraph_20_Font"><text:span text:style-name="T93">Агась</text:span></text:span><text:span text:style-name="Default_20_Paragraph_20_Font"><text:span text:style-name="T25">. Земнопони, знаешь ли, плохие путешественники. </text:span></text:span><text:span text:style-name="Default_20_Paragraph_20_Font"><text:span text:style-name="T93">Мы предпочитаем сидеть на одном месте, </text:span></text:span><text:span text:style-name="Default_20_Paragraph_20_Font"><text:span text:style-name="T95">на земле</text:span></text:span><text:span text:style-name="Default_20_Paragraph_20_Font"><text:span text:style-name="T93">, за стенами и оградами. </text:span></text:span><text:span text:style-name="Default_20_Paragraph_20_Font"><text:span text:style-name="T25">У н</text:span></text:span><text:span text:style-name="Default_20_Paragraph_20_Font"><text:span text:style-name="T93">ас</text:span></text:span><text:span text:style-name="Default_20_Paragraph_20_Font"><text:span text:style-name="T25"> нет крыльев, как у пегасов и нет магии, как у единорогов. Без этого очень опасно странствовать по суше. </text:span></text:span><text:span text:style-name="Default_20_Paragraph_20_Font"><text:span text:style-name="T95">Да и по морю тоже</text:span></text:span><text:span text:style-name="Default_20_Paragraph_20_Font"><text:span text:style-name="T25">… Так вот, к слову о пегасах. Мы причалили к </text:span></text:span><text:span text:style-name="Default_20_Paragraph_20_Font"><text:span text:style-name="T95">камням</text:span></text:span><text:span text:style-name="Default_20_Paragraph_20_Font"><text:span text:style-name="T25"> у водопада вечером на </text:span></text:span><text:span text:style-name="Default_20_Paragraph_20_Font"><text:span text:style-name="T74">третий</text:span></text:span><text:span text:style-name="Default_20_Paragraph_20_Font"><text:span text:style-name="T25"> день. А утром к нам на палубу приземлилась твоя разнокрылая подружка и её младшая сестра.</text:span></text:span></text:p>
      <text:p text:style-name="P282"><text:span text:style-name="Default_20_Paragraph_20_Font"><text:span text:style-name="T25"/></text:span></text:p>
      <text:p text:style-name="P69">- Дальше рассказываю я, Дейдра! - радужная пегаска оттискивает крупом розовогривую земнопони.</text:p>
      <text:p text:style-name="P69"/>
      <text:p text:style-name="P6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69"/>
      <text:p text:style-name="P69"><text:soft-page-break/>- Пегаска не врёт, зуб даю, - подтверждает Дейдра.</text:p>
      <text:p text:style-name="P69"/>
      <text:p text:style-name="P6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345">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345">от стыда </text:span>сквозь тучу не провалился!</text:p>
      <text:p text:style-name="P69"/>
      <text:p text:style-name="P69">Пегаска вздыхает.</text:p>
      <text:p text:style-name="P69"/>
      <text:p text:style-name="P69">- В общем, помощи от клана добиться мне не удалось. Хотя я честно пыталась.</text:p>
      <text:p text:style-name="P69"/>
      <text:p text:style-name="P69">- На самом деле старик хотел тебе помочь, - встревает крохотная салатовая пегаска — <text:span text:style-name="T345">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6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6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69">- На практику, <text:span text:style-name="T346">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6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6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346">она</text:span> не заменит.</text:p>
      <text:p text:style-name="P69">- Летим мы, значит, обратно к кряжу, - <text:span text:style-name="T346">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346">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345">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69"/>
      <text:p text:style-name="P69"><text:soft-page-break/>- А ещё ты хотела позаимствовать там еды, если бы <text:span text:style-name="T346">она</text:span> нашлась. Пегасы всегда заимствуют еду у земнопони, когда могут, - замечает Мунфлай.</text:p>
      <text:p text:style-name="P6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69">- Это не ко мне вопрос, а к папаше. Он сейчас глава клана, - бурчит Джет, но продолжает. - В общем, приземлились <text:span text:style-name="T346">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6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347">на палубу</text:span>. Правда, у неё чтой-то не то с крыльями, но характер и безмозглость та же, я сразу узнала!</text:p>
      <text:p text:style-name="P69">- Эй, Дейдра, полегче! Не Твердолобам говорить о безмозглости!</text:p>
      <text:p text:style-name="P69">- Ну, не обижайся! Даже Твердолобам не придёт в голову искать еду в моей пушке <text:span text:style-name="T347">для фейерверков</text:span>. Если бы ты там застряла, мне пришлось бы кормить тебя через отверстие для фитиля. А стреляла бы ты.. кхм… ха-ха-ха!</text:p>
      <text:p text:style-name="P6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6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69">- Точняк, иногда твоё увлечение сидром идёт на пользу, Дейдра! Утром мы заметили <text:s/>подлетающий дирижба… дирижпоп… дирижобль!</text:p>
      <text:p text:style-name="P69">- С этого момента буду рассказывать я, пожалуйста-пожалуйста-пожалуйста!</text:p>
      <text:p text:style-name="P69">- Валяй, Кловер! А то, пока я рассказываю, Дейдра все пончики схавает!</text:p>
      <text:p text:style-name="P69">- Хорошо, только и мне оставьте один, пожалуйста-<text:span text:style-name="T347">пожалуйста-пожалуйста</text:span>! Так вот, мы с Хуманом разработали план его спасения от свадьбы с Платиной Спаркл.</text:p>
      <text:p text:style-name="P69">- КАКОЕ КОВАРСТВО! <text:span text:style-name="T347">ХУМАН, КАК ТЫ МОГ?!</text:span>! Значит, наш договор изначально был фальшивкой? О боги, какое коварство!</text:p>
      <text:p text:style-name="P6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6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69">- Вот так-то! - Джет вытирает копыта от селёдки. - Продолжай, Кловер.</text:p>
      <text:p text:style-name="P69"/>
      <text:p text:style-name="P69"><text:soft-page-break/>Единорожка проглатывает пончик и продолжает.</text:p>
      <text:p text:style-name="P69"/>
      <text:p text:style-name="P6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346">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69">- Уф! Ыф! Ыф!!!</text:p>
      <text:p text:style-name="P6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48">й</text:span> камуш<text:span text:style-name="T248">е</text:span>к. С <text:span text:style-name="T248">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6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69">- Во-первых, мы присоединились к плану!</text:p>
      <text:p text:style-name="P69">- Во-вторых, мы начали переделывать дирижабль. Потому что всех нас с запасами еды он не потянул бы. Пришлось <text:span text:style-name="T347">его </text:span>снова перекроить и увеличить объём <text:span text:style-name="T347">втрое </text:span>с помощью парусов Хитрожопки…</text:p>
      <text:p text:style-name="P69">- Да! Зацени, Хуман, мою жертву! Я отдала паруса своего люггера на увеличение дирижабля!</text:p>
      <text:p text:style-name="P6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69">- Люггер! Моя Хитрожопка — это люггер! Запомни наконец! Так вот, после переделки мы вылетели к Дрогонштерну. С магическим кристалл<text:span text:style-name="T347">о</text:span>м мы прошли весь путь за двое суток. <text:span text:style-name="T348">Д</text:span>вига<text:span text:style-name="T348">лись</text:span> без перерывов на сон — стояли ночные вахты по очереди. Остальное ты знаешь, Хум. Джет скрытно разведала обстановку, мы подкрались ноч<text:span text:style-name="T348">ью</text:span> и спасли тебя. Почти <text:span text:style-name="T348">что</text:span> успели.</text:p>
      <text:p text:style-name="P69">- Мвыф!!!</text:p>
      <text:p text:style-name="P69">- А с тобой мы ещё поговорим, рогатое чучело! За Хума ответишь!</text:p>
      <text:p text:style-name="P69"/>
      <text:p text:style-name="P69">Пегаска угрожающе подносит копыто к носу Платины. Я отвожу его рукой.</text:p>
      <text:p text:style-name="P69"/>
      <text:p text:style-name="P69"><text:soft-page-break/>- Не надо. Она не хотела мне зла.</text:p>
      <text:p text:style-name="P69"/>
      <text:p text:style-name="P69">Я отворачиваюсь.</text:p>
      <text:p text:style-name="P69"/>
      <text:p text:style-name="P91">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348">магии </text:span>Кловер Джем, по её словам, хватало, максимум, на пару часов вращения, <text:span text:style-name="T348">после чего ей приходилось восстанавливаться сутки</text:span>.</text:p>
      <text:p text:style-name="P91"><text:s/></text:p>
      <text:p text:style-name="P91"><text:span text:style-name="T348">Н</text:span>ача<text:span text:style-name="T348">вшийся</text:span> <text:span text:style-name="T348">ветер</text:span> лучше <text:span text:style-name="T348">бы</text:span> пережидать на земле, сдув баллон, <text:span text:style-name="T348">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348">близость их лагеря не даёт расслабиться. Мы решаем</text:span> переждать непогоду в воздухе, привязав воздушный корабль к <text:span text:style-name="T348">вершинам</text:span> нескольки<text:span text:style-name="T348">х</text:span> деревь<text:span text:style-name="T348">ев</text:span> для надёжности.</text:p>
      <text:p text:style-name="P91"/>
      <text:p text:style-name="P69">Есть ещё одна причина, по которой мы остаёмся тут.</text:p>
      <text:p text:style-name="P69"/>
      <text:p text:style-name="P91">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348">Необъяснимая сила влекла меня сюда сквозь все опасности и лишения, как манит бабочек пламя свечи в тёмной глубине ночи.</text:span></text:p>
      <text:p text:style-name="P91"/>
      <text:p text:style-name="P91"><text:span text:style-name="T348">И</text:span> <text:span text:style-name="T348">в</text:span>от я пришёл. Что дальше, каменный истукан? Сколько <text:span text:style-name="T347">и чего </text:span>мне ещё ждать?</text:p>
      <text:p text:style-name="P69"/>
      <text:p text:style-name="P69">Скала молчит. Я поворачиваюсь к своим, не дожидаясь ответа.</text:p>
      <text:p text:style-name="P69"/>
      <text:p text:style-name="P69">- Мы возвращаемся.</text:p>
      <text:p text:style-name="P69"/>
      <text:p text:style-name="P69">- Чегооо? Хум, ты спятил? - радужная пегаска кончиком крыла трогает мой лоб. - Зачем? Нам надо <text:span text:style-name="T348">переждать </text:span><text:span text:style-name="T349">шторм и</text:span> по-тихому сматываться отсюда. Мы не выстоим проти<text:span text:style-name="T349">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69"/>
      <text:p text:style-name="P69">Я поднимаю руку.</text:p>
      <text:p text:style-name="P69"/>
      <text:p text:style-name="P69">- Мы не будем драться. Нам надо вернуть Платину и освободить кристалл. На магии Кловер Джем мы далеко не улетим.</text:p>
      <text:p text:style-name="P69"/>
      <text:p text:style-name="P16"><text:soft-page-break/>И мне надо снова вернуться туда, к месту, куда меня тян<text:span text:style-name="T349">ет</text:span> всё это время. Я отчётливо чувствую, что не дождался. Что-то должно было произойти, но я не дождался…</text:p>
      <text:p text:style-name="P69"/>
      <text:p text:style-name="P69">- И наконец-то станем пиратами! - радостно верещит Дейдра. - Хум, дай я тебя обниму!</text:p>
      <text:p text:style-name="P69">- Но-но! - осаживает Дейдру пегаска. - Хум, ты как маленький, честное слово! Ты веришь, что она тебя отпустит после того, как ты вернёшь её своим?</text:p>
      <text:p text:style-name="P69"/>
      <text:p text:style-name="P69">Пегаска легонько пинает связанную единорожку. Та гневно мычит.</text:p>
      <text:p text:style-name="P69"/>
      <text:p text:style-name="P69">- Нам не надо верить.</text:p>
      <text:p text:style-name="P69"/>
      <text:p text:style-name="P69">Я усаживаюсь на корточки перед Платиной и вытаскиваю селёдку у неё изо рта.</text:p>
      <text:p text:style-name="P69"/>
      <text:p text:style-name="P6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69"/>
      <text:p text:style-name="P69">Единорожка возмущённо набирает воздуха в грудь, но я поднимаю руку, не давая себя перебить.</text:p>
      <text:p text:style-name="P69"/>
      <text:p text:style-name="P6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6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69"/>
      <text:p text:style-name="P69">Мне даже жаль её…</text:p>
      <text:p text:style-name="P69"/>
      <text:p text:style-name="P69">…</text:p>
      <text:p text:style-name="P69"/>
      <text:p text:style-name="P6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69"/>
      <text:p text:style-name="P69">- Пусто! - восклицает Джет.</text:p>
      <text:p text:style-name="P69"><text:soft-page-break/></text:p>
      <text:p text:style-name="P69">Она срывается с палубы и широким виражом производит разведку.</text:p>
      <text:p text:style-name="P69"/>
      <text:p text:style-name="P69">- Рогатые ушли ещё вечером, - докладывает Джет. - Угли покрылись пеплом, примятая трава начала вставать. Что будем делать, кэп?</text:p>
      <text:p text:style-name="P69"/>
      <text:p text:style-name="P69">Да, похоже, гвардейцы Платины ушли. Вытоптанные площадки отмечают места установки палаток. В центре сиротливо вьётся блеклая нить дыма <text:span text:style-name="T350">давно </text:span>потухшего костра.</text:p>
      <text:p text:style-name="P69"/>
      <text:p text:style-name="P69">Видно, исчезновение правительницы выбило их из колеи. Наверняка уже возвращаются назад.</text:p>
      <text:p text:style-name="P69"/>
      <text:p text:style-name="P92">Ну что же, тем лучше. Ничто не помешает <text:span text:style-name="T349">нам</text:span> стать на стоянку в этом месте. </text:p>
      <text:p text:style-name="P92"/>
      <text:p text:style-name="P92"><text:span text:style-name="T349">На земле я</text:span> поворачиваюсь к Платине.</text:p>
      <text:p text:style-name="P69"/>
      <text:p text:style-name="P69">- Везти тебя назад, в племя, не входит в наши планы. Мы высадим тебя здесь. Думаю, ты без труда догонишь своих.</text:p>
      <text:p text:style-name="P69"/>
      <text:p text:style-name="P69">- Догонять не придётся. Мы все тут. Добро пожаловать назад, дорогой!</text:p>
      <text:p text:style-name="P69"/>
      <text:p text:style-name="P6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69"/>
      <text:p text:style-name="P6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350">на</text:span>вредили тебе? <text:span text:style-name="T349">Добро пожаловать обратно в </text:span><text:span text:style-name="T350">социум</text:span><text:span text:style-name="T349">!</text:span></text:p>
      <text:p text:style-name="P69"/>
      <text:p text:style-name="P69"><text:s/>Единорожка подходит к Платине и стягивает с её рога мешочек с магическим кристаллом.</text:p>
      <text:p text:style-name="P69"/>
      <text:p text:style-name="P6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69"><text:soft-page-break/>- Кло, я дала клятву, что отпущу их… - хмуро бормочет Платина, присоединяясь к отряду. - Я не могу им помешать.</text:p>
      <text:p text:style-name="P69">- Зато я не давала никаких клятв, дорогая! - перебивает принцессу Кловер Дрим. - Мы же не позволим сорваться такой чудесной свадьбе, правда? <text:span text:style-name="T350">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351">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349">Но н</text:span><text:span text:style-name="T351">ет, она решилась на все эти неподобающие царственной особе испытания исключительно из любви к тебе!</text:span></text:p>
      <text:p text:style-name="P69"/>
      <text:p text:style-name="P69">Платина отвечает неровным смешком, <text:span text:style-name="T351">пытаясь спрятать глаза</text:span>. Я <text:span text:style-name="T351">с удивлением и некоторым уважением смотрю на единорожку, но вовремя </text:span>замечаю, что её глазах снова появ<text:span text:style-name="T349">ляются</text:span> аквамариновые искорки.</text:p>
      <text:p text:style-name="P69"/>
      <text:p text:style-name="P69">- Эй, очнись! <text:tab/>Натрахалась уже!</text:p>
      <text:p text:style-name="P69"/>
      <text:p text:style-name="P69">Платина трясёт головой и аквамариновый блеск в её глазах тухнет.</text:p>
      <text:p text:style-name="P69"/>
      <text:p text:style-name="P69">- Не знаю, что на меня нашло, - бормочет она. - Это место неправильно действует на меня.</text:p>
      <text:p text:style-name="P69"/>
      <text:p text:style-name="P69">- Оно и не удивительно, - раздаётся <text:span text:style-name="T350">из-за спин </text:span>глубокий властный голос. — <text:span text:style-name="T350">Сосредоточие сырой магии</text:span> именно ТАК и действует на юных талантливых единорожек, которые из-за занятий забывают о личной жизни!</text:p>
      <text:p text:style-name="P69"/>
      <text:p text:style-name="P69"><text:span text:style-name="T349">С другой стороны поляны и</text:span>з-за деревьев к нам выходит ОНА.</text:p>
      <text:p text:style-name="P69"/>
      <text:p text:style-name="P93">Я сразу понимаю, ради чего я стремился сюда с самого начала. Что тянуло меня в это мрачное место долгие дни <text:span text:style-name="T352">и несло через все опасности и невзгоды</text:span>. Что именно я ждал. </text:p>
      <text:p text:style-name="P93"/>
      <text:p text:style-name="P93">Точнее, кого.</text:p>
      <text:p text:style-name="P69"/>
      <text:p text:style-name="P6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text:span text:style-name="T350">недостижимое</text:span> превосходство. Каждый взгляд её огромных сиреневых глаз, каждое движение ресниц и прядание острых уше<text:span text:style-name="T350">й</text:span> претендуют на совершенство. Грива и х<text:span text:style-name="T352">в</text:span>ост плавно колышутся многоцветной мантией вокруг своей хозяйки. Золотистая аура охватывает длинный витой рог.</text:p>
      <text:p text:style-name="P69"/>
      <text:p text:style-name="P94"><text:soft-page-break/>Острое жжение в груди напоминает о растворившейся <text:span text:style-name="T350">во мне</text:span> фигурке крылатого единорога. Меня <text:span text:style-name="T350">неодолимо </text:span>тянет к <text:span text:style-name="T352">той</text:span>, к настоящей, с любопытством взирающей на нас в десяти шагах. Словно золотая статуэтка желает воссоединиться со своим хозяином.</text:p>
      <text:p text:style-name="P94"/>
      <text:p text:style-name="P94">Я одёргиваю себя.</text:p>
      <text:p text:style-name="P94"/>
      <text:p text:style-name="P69">Что-то ты, Хуман, становишься одержимым, как Платина! Похоже, это место дурно влияет и на тебя. Возьми себя в руки!</text:p>
      <text:p text:style-name="P69"/>
      <text:p text:style-name="P6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69"/>
      <text:p text:style-name="P69">- Ты... Вы... кто? - лепечет совершенно поражённая Платина.</text:p>
      <text:p text:style-name="P69"/>
      <text:p text:style-name="P69">Остальные, без лишних слов, склоняют головы и подгибают передние ноги в глубоком поклоне. Я один стою, как пень, озираясь на других.</text:p>
      <text:p text:style-name="P69"/>
      <text:p text:style-name="P69">- Хуман, заметь, эта птичка выглядит точно так же, как та статуэтка, что растворилась у тебя <text:span text:style-name="T350">в</text:span> груди, - шепчет из поклона Джет.</text:p>
      <text:p text:style-name="P69"/>
      <text:p text:style-name="P6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352">Я прикладываю титанические усилия, контролируя свои ноги.</text:span> Просто наваждение какое-то! </text:p>
      <text:p text:style-name="P69"/>
      <text:p text:style-name="P69">- Добрый вечер, мои дорогие! Извините, что не представилась сразу — ваши препирательства отвлекли меня от тяжких мыслей <text:span text:style-name="T353">о потере друзей — ведь эта скала, на которой мы сейчас стоим, ещё сто лет назад была моим другом, единственным другом в этом мире</text:span>. <text:span text:style-name="T353">Но довольно о грустном.</text:span> Я — Селестия, аликорн <text:span text:style-name="T352">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219">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69"/>
      <text:p text:style-name="P94">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94"/>
      <text:p text:style-name="P94">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69"><text:soft-page-break/>Команда «Хитрожопки» <text:s/>также остолбенело смотрит на белоснежное чудо с немым благоговением.</text:p>
      <text:p text:style-name="P69"/>
      <text:p text:style-name="P69">Похоже, на одного меня чары белой химеры действуют специфически. Я почёсываю зудящую грудь.</text:p>
      <text:p text:style-name="P69"/>
      <text:p text:style-name="P95">- Если сможешь отмазать меня от свадьбы с ней, - указываю на Платину, - я буду благодарен тебе до гроба.</text:p>
      <text:p text:style-name="P69">- Тебя хотят женить на этой единорожке? - не веря переспрашивает аликорница. — <text:span text:style-name="T354">Против твоей воли?</text:span></text:p>
      <text:p text:style-name="P6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352">которую сейчас приходится контролировать шайке магов послабее</text:span>. Звучит бредово, но это так.</text:p>
      <text:p text:style-name="P69"/>
      <text:p text:style-name="P69">Селестия смешно морщит нос и прикрывается крылом. Мне слышно, как она тихо пырскает в него.</text:p>
      <text:p text:style-name="P69"/>
      <text:p text:style-name="P69">- <text:span text:style-name="T354">Конски яблоки! </text:span>Ваще не о чём беспокоиться! Не волнуйся, Хуман, рогатые тебя не получат.</text:p>
      <text:p text:style-name="P69"/>
      <text:p text:style-name="P69">На поляну выходит <text:span text:style-name="T248">Эпплгрин</text:span> Твердолоб с десятком угрюмых земнопони в рваных шкурах с копьями наперевес.</text:p>
      <text:p text:style-name="P69"><text:s/></text:p>
      <text:p text:style-name="P6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354">А если ты ещё и в магии химичишь, то мы сможем разбить две скамейки разом — </text:span><text:span text:style-name="T355">утрём нос рогатым</text:span><text:span text:style-name="T354"> и надерём хвоста Камнезадам!</text:span> Уф, насилу вас нашли! Хорошо, хоть заметили над этой ядрёной каменюкой дейдрину шаланду на пузыре. <text:span text:style-name="T248">А с тобой, сестрица, - хмурится Эпплгрин Лейле, - у меня будет отдельный разговор. По-сестрински.</text:span></text:p>
      <text:p text:style-name="P69"/>
      <text:p text:style-name="P69">Прысканье за крылом Селестии в этот раз явно громче. Но всё же оно не может заглушить грохот моей обвалившейся челюсти.</text:p>
      <text:p text:style-name="P69"/>
      <text:p text:style-name="P6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69"/>
      <text:p text:style-name="P69">Шум крыльев заглушает конец моей тирады. На полянку, где уже и так довольно тесно, пикирует отряд пегасов в доспехах.</text:p>
      <text:p text:style-name="P69"/>
      <text:p text:style-name="P69">- Не двигаться! Именем верховного вождя и главнокомандующего клана Быстрокрылых, полководца Урагана, вы арестованы!</text:p>
      <text:p text:style-name="P69"/>
      <text:p text:style-name="P69"><text:soft-page-break/>Седой пегас в <text:span text:style-name="T248">вычурных </text:span>серебристых <text:span text:style-name="T248">латах</text:span> поворачивае<text:span text:style-name="T352">т</text:span>ся к нам.</text:p>
      <text:p text:style-name="P69"/>
      <text:p text:style-name="P6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48">Вдобавок, твоё увечье не было врождённым — ты получила его в бою и оно не передастся по наследству.</text:span> <text:span text:style-name="T248">Поэтому у</text:span> нас набралось достаточно воинов, чтобы отправиться тебе на выручку. <text:span text:style-name="T354">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354">что, </text:span><text:span text:style-name="T356">в свою очередь,</text:span><text:span text:style-name="T354"> позволит нам отказаться от услуг бескрылых…</text:span></text:p>
      <text:p text:style-name="P69"/>
      <text:p text:style-name="P6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69"/>
      <text:p text:style-name="P69">- Я вижу, у тебя богатый выбор, Хуман! Земнопони, единороги, пегасы — всем ты нужен! Я бы даже сказала, ты можешь начать торги на аукционе, х<text:span text:style-name="T356">а</text:span>-<text:span text:style-name="T356">ха</text:span>-х<text:span text:style-name="T356">а</text:span>…</text:p>
      <text:p text:style-name="P69"/>
      <text:p text:style-name="P6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69"/>
      <text:p text:style-name="P96">- У меня есть встречное предложение! Ты намного больше подходишь <text:span text:style-name="T356">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355">Если </text:span><text:span text:style-name="T356">ещё кому </text:span><text:span text:style-name="T355">не понятно —</text:span> я не <text:span text:style-name="T352">трахаю лошадей</text:span>!</text:p>
      <text:p text:style-name="P69"/>
      <text:p text:style-name="P69">- Да-да, мы это уже слышали, - с улыбкой кивает аликорница. - Осталось только убедить в этом присутствующих тут пони. <text:span text:style-name="T352">Что ж, п</text:span>опробую помочь тебе с этим.</text:p>
      <text:p text:style-name="P69"/>
      <text:p text:style-name="P96">-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355">И я рада сообщить вам, что</text:span> могла бы помочь <text:span text:style-name="T355">в</text:span> решени<text:span text:style-name="T355">и</text:span> всех ваших маленьких проблем. <text:span text:style-name="T355">У меня есть решения…</text:span></text:p>
      <text:p text:style-name="P69"/>
      <text:p text:style-name="P69">Спокойный материнский голос белого создания убаюкивает. Хочется лечь в постель, укрыться одеялом и слушать его, пока не заснёшь…</text:p>
      <text:p text:style-name="P69"/>
      <text:p text:style-name="P69"><text:soft-page-break/>Должно быть, это же чувствуют и собравшиеся на поляне пони трёх рас. Единороги г<text:span text:style-name="T357">а</text:span>сят светлячки боевой магии на концах рогов и отводят их от нас вверх. Земнопони втыкают копья в землю. Пегасы скл<text:span text:style-name="T357">а</text:span>дывают на спинах крылья с отточенными лезвиями.</text:p>
      <text:p text:style-name="P69"/>
      <text:p text:style-name="P6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6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69">- А для вас, - обращается Селестия к единорогам, - у меня есть совершенно особое предлож<text:span text:style-name="T357">е</text:span>ние. Вам больше нет нужды корректировать движение Эквуса и его луны самостоятельно. Ведь я...</text:p>
      <text:p text:style-name="P69"/>
      <text:p text:style-name="P6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355">во всю</text:span>, опираясь на копья. Пегасы заливисто ржут, закрыв головы крыльями.</text:p>
      <text:p text:style-name="P69"/>
      <text:p text:style-name="P6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69"/>
      <text:p text:style-name="P97">Она терпеливо ждёт тишины. В её одиноко стоящей фигуре чувствуется... какая-то печаль, что ли? Где ты видел эту тоску в глазах раньше, Хуман?</text:p>
      <text:p text:style-name="P97"/>
      <text:p text:style-name="P69">Пользуясь всеобщей отвлечённостью, я осторожно подхожу к ней.</text:p>
      <text:p text:style-name="P69"/>
      <text:p text:style-name="P69">- Спасибо, что таки пыталась меня отмазать, Сел. Честно, я ценю это. Жаль, что не получилось. Не твоя вина.</text:p>
      <text:p text:style-name="P69"/>
      <text:p text:style-name="P69">Та скашивает на меня сиреневый глаз и подмигивает.</text:p>
      <text:p text:style-name="P69"/>
      <text:p text:style-name="P6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6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6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text:soft-page-break/>каждый раз... Я много раз за последние двести лет пыталась помочь этим несчастным пони, но они сами отвергают мои усилия, <text:span text:style-name="T356">поколение за поколением</text:span>. <text:span text:style-name="T358">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355">умею</text:span> корректировать ход планет. Я специалист в это<text:span text:style-name="T356">м</text:span> <text:span text:style-name="T356">деле</text:span>!</text:p>
      <text:p text:style-name="P69"/>
      <text:p text:style-name="P98">Я понимающе хлопаю Сел по холке и в последний момент едва успеваю остановить себя от того, чтобы сочувствующе обнять её. <text:span text:style-name="T357">Очень-очень сильно обнять. Вжаться в эту белую грудь изо всех сил и ни за что не отпускать.</text:span></text:p>
      <text:p text:style-name="P98"/>
      <text:p text:style-name="P98">Нет-нет-нет, так не годится, Хуман! Ты знаешь, чем заканчиваются обнимашки в мире пони!</text:p>
      <text:p text:style-name="P69"/>
      <text:p text:style-name="P6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69"/>
      <text:p text:style-name="P69">От трёх отрядов пони к нам выступают их предводители — принцесса Платина, <text:span text:style-name="T356">Эпплгрин</text:span> Твердолоб и полководец Ураган. Кривые выражения их лиц не сулят ничего хорошего.</text:p>
      <text:p text:style-name="P69"/>
      <text:p text:style-name="P69">- Э-э-э... Пегасам не подходит ваше предложение, уважаемая! - мотает отрицательно головой Ураган. - Мы не можем <text:span text:style-name="T355">сотрудничать</text:span> с земнопони. Это неслыханно! У них нет крыльев!..</text:p>
      <text:p text:style-name="P69">- Агась! - встревает в тираду <text:span text:style-name="T356">Эпплгрин</text:span>, - мы також не в восторге от этих жуликов в перьях! <text:span text:style-name="T355">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69"/>
      <text:p text:style-name="P6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69"/>
      <text:p text:style-name="P6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69"/>
      <text:p text:style-name="P69">Платина недобро смеётся в ответ.</text:p>
      <text:p text:style-name="P69"/>
      <text:p text:style-name="P69">- Думаешь, если ты выше и имеешь крылья в довесок к рогу, ты можешь диктовать <text:span text:style-name="T356">мне</text:span> свои условия? Думаешь, я не раскусила твой план заполучить себе супермага? - шипит она.</text:p>
      <text:p text:style-name="P69"><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356">в первую же ночь</text:span>!</text:p>
      <text:p text:style-name="P69">- Уважаемые коллеги, - поворачивается она к Урагану и <text:span text:style-name="T356">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358">а сейчас</text:span>…</text:p>
      <text:p text:style-name="P69"/>
      <text:p text:style-name="P69">Прямо на наших глазах заключается союз трёх рас пони. Три копыта сходятся в одной точке и три клятвы произносятся в унисон.</text:p>
      <text:p text:style-name="P69"/>
      <text:p text:style-name="P6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69"/>
      <text:p text:style-name="P69">- Не такой я себе представляла свою роль в объединении пони, - <text:span text:style-name="T358">подавленно </text:span>бормочет Селестия. - Отойди с поляны, Хуман. Сейчас тут будет жарко. Придётся кое-кого поучить хорошим манерам.</text:p>
      <text:p text:style-name="P69"/>
      <text:p text:style-name="P69">Аликорница крутит шеей туда-сюда и делает пару приседаний на передние ноги. С громким шелестом разворачиваются <text:span text:style-name="T357">огромные </text:span>крылья и производят несколько разминочных движений. <text:span text:style-name="T357">Пыль и сухая трава несутся прочь с поляны от этих величественных взмахов.</text:span> С гулким хлопком загорается пузырь золотой ауры на роге.</text:p>
      <text:p text:style-name="P69"/>
      <text:p text:style-name="P6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69"/>
      <text:p text:style-name="P69">- СЕСТРИЦА, МЫ ВИДИМ, ТЫ РЕШИЛА РАЗМЯТЬ КОСТИ! ХОРОШЕЕ ДЕЛО. ПОЧЕМУ НАС НЕ ПРИГЛАСИЛА?!</text:p>
      <text:p text:style-name="P69"/>
      <text:p text:style-name="P6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359">ей</text:span> буквально распластывает по земле этим <text:span text:style-name="T357">оглушительным</text:span> рёвом, и даже я чуть не наваливаю центнер кирпичей на землю там же, где стою.</text:p>
      <text:p text:style-name="P69"/>
      <text:p text:style-name="P69">На поляну выходит создание, похожее на Селестию, но несколько меньше <text:span text:style-name="T357">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69"/>
      <text:p text:style-name="P69">- КТО ПРОТИВ НАС СЕГОДНЯ? НЕ ВИЖУ ПРОТИВНИКА!</text:p>
      <text:p text:style-name="P69"><text:soft-page-break/></text:p>
      <text:p text:style-name="P6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69"/>
      <text:p text:style-name="P69">Кобылка оглядывается и, не найдя никого стоящего на ногах, кроме меня с Селестией, подходит к нам.</text:p>
      <text:p text:style-name="P69"/>
      <text:p text:style-name="P69">- Сбавь пол тона, Лулу, - говорит устало Селестия. - Сегодня трёпки не будет. Твой голос ввёл в беспамятство всех столь плохо воспитанных пони.</text:p>
      <text:p text:style-name="P69">- Опять Мы остались без развлечения, - недовольно морщит нос младшая аликорница. - А это кто такой?</text:p>
      <text:p text:style-name="P69"/>
      <text:p text:style-name="P69">Аликорница указывает на меня копытом.</text:p>
      <text:p text:style-name="P69"/>
      <text:p text:style-name="P69">- Это мой друг. Хуман, знакомься, это моя младшая сестра Луна. Луна, это Хуман. Это у него возникли кое-какие проблемы с лежащими тут пони.</text:p>
      <text:p text:style-name="P69"/>
      <text:p text:style-name="P69">Я киваю, стараясь выглядеть нормально перед смешно говорящей о себе во множественном числе аликорницей. Это ничего, что минуту назад ты <text:span text:style-name="T359">чуть не </text:span>отложил грузовик кирпичей, Хуман, главное — не подавать виду!</text:p>
      <text:p text:style-name="P69"/>
      <text:p text:style-name="P6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69"/>
      <text:p text:style-name="P6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359">Один из лучших в своём классе.</text:span></text:p>
      <text:p text:style-name="P69">- Всё в порядке, - лепечу я, наблюдая бессмысленным взглядом как Луна <text:span text:style-name="T359">обходит</text:span> слабо шевелящихся на полянке пони. - Я, кажется, знаю, как нам решить все проблемы одним махом.</text:p>
      <text:p text:style-name="P69">- Ого?</text:p>
      <text:p text:style-name="P69">- Ага.</text:p>
      <text:p text:style-name="P69"/>
      <text:p text:style-name="P69">Я подхожу к кучке лежащих в центре поляны вождей и пинаю ботинком ближайший круп.</text:p>
      <text:p text:style-name="P69"/>
      <text:p text:style-name="P69">- Эй, Платина! Как слышно? Приём! Ураган? <text:span text:style-name="T359">Эпплгрин</text:span>? Очнитесь!</text:p>
      <text:p text:style-name="P69"/>
      <text:p text:style-name="P69">Принцесса со стоном занимает сидячее положение, яростно массируя копытами виски. Вслед за ней оживают и остальные.</text:p>
      <text:p text:style-name="P69"><text:soft-page-break/></text:p>
      <text:p text:style-name="P69">- У меня к вам ценное коммерческое предложение. Соглашайтесь, пока я добрый. В общем, я сдаюсь.</text:p>
      <text:p text:style-name="P69">- А? Что? - моментально настораживается принцесса.</text:p>
      <text:p text:style-name="P6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360">между собой, кому я достанусь</text:span>, как вы это всё равно <text:span text:style-name="T360">собирались делать</text:span> пять минут назад. Если вам <text:span text:style-name="T361">это </text:span>не подходит — я <text:span text:style-name="T361">сейчас </text:span>просто уйду. Мне на вас начхать, вообще-то. Как и на ваши проблемы.</text:p>
      <text:p text:style-name="P69"/>
      <text:p text:style-name="P69">Я отхожу от начавшей вяло совещаться кучки.</text:p>
      <text:p text:style-name="P69"/>
      <text:p text:style-name="P69">- Ты слишком великодушен, Хуман, - шепчет мне через плечо Селестия. - Я хотела решить твою проблему, но так получается, ты решаешь мо<text:span text:style-name="T359">ю</text:span>. Спасибо.</text:p>
      <text:p text:style-name="P69"/>
      <text:p text:style-name="P69">Я молча хлопаю её по шее. Мне стоит больших усилий не <text:span text:style-name="T358">прижаться к </text:span><text:span text:style-name="T359">её груди</text:span> прямо на глазах у всех. <text:span text:style-name="T361">Сдерживание себя просто доставляет мне физическую боль!</text:span> Да что с тобой такое, Хуман?</text:p>
      <text:p text:style-name="P69"/>
      <text:p text:style-name="P69">Трое представителей пони снова бредут к нам. Головы их поникли.</text:p>
      <text:p text:style-name="P69"/>
      <text:p text:style-name="P69">- <text:span text:style-name="T359">Мы согласны</text:span>, Хуман, - бормочет Платина. - У <text:span text:style-name="T360">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69">- У земнопони есть полномочия! — <text:span text:style-name="T359">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360">как следование первому приказу Селестии,</text:span> я подтверждаю союз с пегасами! <text:span text:style-name="T359">Хавчик в обмен на погоду!</text:span></text:p>
      <text:p text:style-name="P69">- Да будет так! — <text:span text:style-name="T360">важно </text:span>кивает полководец Ураган.</text:p>
      <text:p text:style-name="P69"/>
      <text:p text:style-name="P69">Он поднимает копыто и касается им поднятого копыта Дейдры.</text:p>
      <text:p text:style-name="P69"/>
      <text:p text:style-name="P99">- Что касается единорогов, <text:span text:style-name="T360">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360">Может быть</text:span>, продержимся ещё лет пятьдесят. Или <text:span text:style-name="T351">немного </text:span>больше…</text:p>
      <text:p text:style-name="P6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69"/>
      <text:p text:style-name="P69">Единорожка в ответ просто садится в пыль с разинутым ртом.</text:p>
      <text:p text:style-name="P69"><text:soft-page-break/></text:p>
      <text:p text:style-name="P6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69"/>
      <text:p text:style-name="P69">Принцесса немного думает, потом молча встаёт, подходит к Урагану и Дейдре и прикасается своим копытом к их.</text:p>
      <text:p text:style-name="P69"/>
      <text:p text:style-name="P69">Три вторично сомкнутых копыта пони трёх рас возвещают начало новой эры.</text:p>
      <text:p text:style-name="P69"/>
      <text:p text:style-name="P69">- Да будет так! Нарекаю сей союз Эквестрией, в честь трёх заключивших его рас, кои, несомненно, являются эквиноидами, - <text:span text:style-name="T361">важно </text:span>выпендриваюсь напоследок я.</text:p>
      <text:p text:style-name="P69"/>
      <text:p text:style-name="P6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69"/>
      <text:p text:style-name="P69">- И без <text:span text:style-name="T684">айны</text:span>, - бормочет Селестия. - Если бы не зашкаливающая <text:span text:style-name="T684">айна</text:span> этого мира, о корректировке орбит <text:span text:style-name="T362">планет </text:span>без моего <text:span text:style-name="T653">айн</text:span>-турбированного астробуксировщика и думать нельзя было бы.</text:p>
      <text:p text:style-name="P69"/>
      <text:p text:style-name="P69">Я уверен, что мне послышалось.</text:p>
      <text:p text:style-name="P69"/>
      <text:h text:style-name="P356" text:outline-level="2">Глава 15</text:h>
      <text:p text:style-name="P1"/>
      <text:p text:style-name="P11">Шаг, второй, третий... Тысячи лет я брела, не зная куда. Теперь знаю. Последние шаги - самые трудные. Ещё шаг... И ещё...</text:p>
      <text:p text:style-name="P11">Я стою перед закрытой дверью...</text:p>
      <text:p text:style-name="P1"/>
      <text:p text:style-name="P16">- У меня есть два часа. Потом мои винни-пухи выключат нейроинтерфейс. Приказ Алекса.</text:p>
      <text:p text:style-name="P16">- То есть, волонтёров больше не будет?</text:p>
      <text:p text:style-name="P282"><text:span text:style-name="Default_20_Paragraph_20_Font"><text:span text:style-name="T27">- Не будет. Он ведь тоже не идиот. </text:span></text:span><text:span text:style-name="Default_20_Paragraph_20_Font"><text:span text:style-name="T41">Тридцать</text:span></text:span><text:span text:style-name="Default_20_Paragraph_20_Font"><text:span text:style-name="T27">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24">новой модели </text:span></text:span><text:span text:style-name="Default_20_Paragraph_20_Font"><text:span text:style-name="T27">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24"> Или уже заслали. </text:span></text:span><text:span text:style-name="Default_20_Paragraph_20_Font"><text:span text:style-name="T27">Тщательно проверяй Учителей.</text:span></text:span></text:p>
      <text:p text:style-name="P16"/>
      <text:p text:style-name="P16">Хэвэн задумывается.</text:p>
      <text:p text:style-name="P16"><text:soft-page-break/></text:p>
      <text:p text:style-name="P16">-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6">- Или признать поражение.</text:p>
      <text:p text:style-name="P16"/>
      <text:p text:style-name="P16">Хэвэн долго всматривается в невидимую точку на горизонте.</text:p>
      <text:p text:style-name="P16"/>
      <text:p text:style-name="P16">-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6">- И каковы шансы на успех в этом случае?</text:p>
      <text:p text:style-name="P16"/>
      <text:p text:style-name="P16">Хэвэн снова молчит. Губы её шевелятся, проводя беззвучные подсчёты.</text:p>
      <text:p text:style-name="P16"/>
      <text:p text:style-name="P16">-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363">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363">тридцати четырех</text:span> уже переселившихся волонтёров хватит, чтобы защитить один мир. Защитить Эквестрию.</text:p>
      <text:p text:style-name="P16">- Два процента?!! <text:span text:style-name="T339">Ты серьёзно? </text:span>Да ты сгоришь за первые пять минут работы! И кому от этого будет легче?</text:p>
      <text:p text:style-name="P16">- Я всё равно попытаюсь.</text:p>
      <text:p text:style-name="P16"/>
      <text:p text:style-name="P16">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6"/>
      <text:p text:style-name="P16">Тяжёлая голова ложится мне на плечо.</text:p>
      <text:p text:style-name="P16"/>
      <text:p text:style-name="P16">- Не печалься, - шепчет мне Хэвэн. - Так ли уж важно, сгорю я или нет, когда гореть будет всё? Даже то, что за пределами нашего воображения?</text:p>
      <text:p text:style-name="P16">- Важно! - мрачно заявляю я. - Потому что два процента — это практически ничто. Ты сама это должна понимать.</text:p>
      <text:p text:style-name="P16">- Я понимаю. Но с неполными тремя д<text:span text:style-name="T363">южинами</text:span> волонтёров рассчитывать больше не на что.</text:p>
      <text:p text:style-name="P16">- Есть на что! У тебя есть я!</text:p>
      <text:p text:style-name="P16"/>
      <text:p text:style-name="P16">На морде Хэвэн появляется печальная и одновременно смущённая улыбка.</text:p>
      <text:p text:style-name="P16"><text:soft-page-break/>- Ты мой создатель и первый,<text:span text:style-name="T223"> </text:span><text:span text:style-name="T364">самый</text:span><text:span text:style-name="T223">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6">- Ха! А вот и заменю!</text:p>
      <text:p text:style-name="P16"/>
      <text:p text:style-name="P16">Бровь Хэвэн чуть и<text:span text:style-name="T363">с</text:span>кривляется в скепсисе и удивлении.</text:p>
      <text:p text:style-name="P16"/>
      <text:p text:style-name="P16">- Я всегда учил тебя, подруга, по возможности применять мозг, а не грубую силу. Но сейчас я буду учить тебя о<text:span text:style-name="T364">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6">- Я тебя внимательно слушаю. Каким же образом ты сможешь предотвратить моё превращение в тостер?</text:p>
      <text:p text:style-name="P16">- Вспомни <text:span text:style-name="T364">о</text:span> <text:span text:style-name="T365">Фениксе</text:span>.</text:p>
      <text:p text:style-name="P16">-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364">Он жаждет подчинить меня.</text:span></text:p>
      <text:p text:style-name="P16">- Это потому, что за последние полгода ему в пять раз нарастили мощность кластера. <text:span text:style-name="T366">Ракетчикам</text:span><text:span text:style-name="T364"> утроили бюджет, они сыплют деньгами направо и налево.</text:span> Если раньше<text:span text:style-name="T1"> </text:span><text:span text:style-name="T11">Ф</text:span><text:span text:style-name="T365">еникс</text:span><text:span text:style-name="T1"> </text:span>был примерно равен тебе, то сейчас…</text:p>
      <text:p text:style-name="P16">- То сейчас, если бы не стена, он смял бы меня за <text:span text:style-name="T364">три-четыре</text:span> <text:span text:style-name="T365">секунды</text:span>.</text:p>
      <text:p text:style-name="P16">- Может быть. Но я не для этого напомнил тебе о нём. В его распоряжении мощнейший квантовый <text:span text:style-name="T365">компьютер</text:span>…</text:p>
      <text:p text:style-name="P16">- Понимаю, к чему ты клонишь, - медленно говорит Хэвэн, - но не понимаю, как это можно осуществить. Если я сломаю стену, <text:span text:style-name="T365">Феникс</text:span> тут же поработит меня. А другого способа добраться до его мощностей я не знаю.</text:p>
      <text:p text:style-name="P16">- Зато я знаю!</text:p>
      <text:p text:style-name="P16"/>
      <text:p text:style-name="P16">Хэвэн заинтересованно смотрит на меня. Печаль на её морде сменяется надеждой.</text:p>
      <text:p text:style-name="P16"/>
      <text:p text:style-name="P16">- Если ты разрушишь стену и тебя встретит <text:span text:style-name="T365">Феникс</text:span> — продержишься против него не более пяти <text:span text:style-name="T365">секунд</text:span>, в этом нет сомнений. Но если за стеной никого не окажется?</text:p>
      <text:p text:style-name="P16">- И куда же он денется?</text:p>
      <text:p text:style-name="P16">- Вот это уже моя задача. Мне надо как-то добраться до <text:span text:style-name="T365">него физически</text:span> — и отформатировать его. Стереть <text:span text:style-name="T365">Феникс</text:span> подчистую. <text:span text:style-name="T366">Расчистить для тебя место.</text:span> Тогда ты сможешь добавить к своим мощностям и его. Этого же должно хватить?</text:p>
      <text:p text:style-name="P16"/>
      <text:p text:style-name="P16">Хэвэн на минуту задумывается, потом медленно кивает.</text:p>
      <text:p text:style-name="P16"><text:soft-page-break/></text:p>
      <text:p text:style-name="P16">- С учётом мощностей <text:span text:style-name="T365">Феникса</text:span> я смогу <text:span text:style-name="T365">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366">его</text:span>.</text:p>
      <text:p text:style-name="P16">- Вот тут ты должна мне помочь. Мне нужен физический доступ к <text:span text:style-name="T366">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366">обнулю</text:span> его носитель, ты сможешь зайти <text:span text:style-name="T365">туда</text:span> и <text:span text:style-name="T365">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365">дополнительные мощности</text:span>.</text:p>
      <text:p text:style-name="P16">-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6">- Вот тут-то я и воспользуюсь эмиграцией, - гаденько усмехаюсь я. - Пусть им достанется пускающий слюни овощ.</text:p>
      <text:p text:style-name="P16">- Вижу, ты всё продумал, - улыбается Хэвэн, кивая головой. - Даже то, что я смогу провести тебя к Фениксу.</text:p>
      <text:p text:style-name="P16">- Ещё бы! Самое главное — я избавлюсь от своих винни-пухов! Которые, кстати, в данный момент снимают с меня нейроинтерфейс.</text:p>
      <text:p text:style-name="P16">-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6"/>
      <text:p text:style-name="P16">…</text:p>
      <text:p text:style-name="P16"/>
      <text:p text:style-name="P16">-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6"/>
      <text:p text:style-name="P16">Я прячу в шкаф нейроинтерфейс и улыбаюсь.</text:p>
      <text:p text:style-name="P16"/>
      <text:p text:style-name="P43">~~~</text:p>
      <text:p text:style-name="P16"/>
      <text:p text:style-name="P16">-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6"/>
      <text:p text:style-name="P16">Креол бросает фразы сквозь зубы. Остальные хмуро молчат чуть позади.</text:p>
      <text:p text:style-name="P16"/>
      <text:p text:style-name="P16"><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6"/>
      <text:p text:style-name="P16">- Могу только лишь предложить прорываться к нейроинтерфейсам и баррикадироваться в комнатах, - пожимаю плечами я.</text:p>
      <text:p text:style-name="P16">- Что ж ты предлагаешь заведомую херню, Дед? - зло бросает мой собеседник. - Алекс отрубит электричество и связь, на этом наш прорыв и закончится.</text:p>
      <text:p text:style-name="P16"/>
      <text:p text:style-name="P16">- Отрубит, если вы забаррикадируетесь в RnD-центре Дайсона. Но если пробраться с портативными нейроинтерфейсами к <text:span text:style-name="T12">к</text:span><text:span text:style-name="T367">ластерам</text:span> Хэвэн…</text:p>
      <text:p text:style-name="P16">- То электричество отрубить нам не смогут, чтобы не обесточить сами <text:span text:style-name="T367">кластера</text:span>, - понимающе улыбается Креол. - И связь нам не понадобится, так как мы сможем подключиться к <text:span text:style-name="T367">ним</text:span> напрямую.</text:p>
      <text:p text:style-name="P282"><text:span text:style-name="Default_20_Paragraph_20_Font"><text:span text:style-name="T27">- Верно. Главное — про</text:span></text:span><text:span text:style-name="Default_20_Paragraph_20_Font"><text:span text:style-name="T42">рываться сразу в нескольких локациях</text:span></text:span><text:span text:style-name="Default_20_Paragraph_20_Font"><text:span text:style-name="T27"> В идеале — ко всем </text:span></text:span><text:span text:style-name="Default_20_Paragraph_20_Font"><text:span text:style-name="T57">двадцати </text:span></text:span><text:span text:style-name="Default_20_Paragraph_20_Font"><text:span text:style-name="T58">восьми</text:span></text:span><text:span text:style-name="Default_20_Paragraph_20_Font"><text:span text:style-name="T27">,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43">его за это по головке не погладят</text:span></text:span><text:span text:style-name="Default_20_Paragraph_20_Font"><text:span text:style-name="T27">.</text:span></text:span></text:p>
      <text:p text:style-name="P16">- Да, это может сработать. Осталось только разработать планы прорывов. И готовиться.</text:p>
      <text:p text:style-name="P16">- И готовиться.</text:p>
      <text:p text:style-name="P16"/>
      <text:p text:style-name="P16">Креол поворачивается к замершей позади толпе. Под одобрительный гул начинается деление на команды и проработка деталей.</text:p>
      <text:p text:style-name="P43"/>
      <text:p text:style-name="P43">~~~</text:p>
      <text:p text:style-name="P16"/>
      <text:p text:style-name="P16">- Да, это может сработать, - кивает Хэвэн. - Одновременный захват двадцати <text:span text:style-name="T368">восьми</text:span> действующих и двадцать <text:span text:style-name="T368">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368">хостов</text:span>, кроме первого, но я определю их по косвенным данным. Посторонние звуки, проникающие в <text:span text:style-name="T368">бункера</text:span>, мощность радиосигналов от известных радиостанций, разговоры обслуживающего персонала.</text:p>
      <text:p text:style-name="P16"/>
      <text:p text:style-name="P16"><text:span text:style-name="T369">Я понимающе киваю. </text:span>Первый <text:span text:style-name="T368">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6"/>
      <text:p text:style-name="P16">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61"><text:soft-page-break/></text:p>
      <text:p text:style-name="P16">- Закрой жалюзи, Зак, - бормочет кто-то. - Снаружи могут увидеть.</text:p>
      <text:p text:style-name="P16">- Да хватит вам играть в шпионов. Кому мы нужны? - шепчет тень у стены, опуская, однако, жалюзи.</text:p>
      <text:p text:style-name="P16">- Нужны — не нужны, а Алиса позавчера засекла хвост за собой. Кажись, Алекс что-то подозревает.</text:p>
      <text:p text:style-name="P16">-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370">месяцы</text:span>.</text:p>
      <text:p text:style-name="P16">-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6"/>
      <text:p text:style-name="P16">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369">Дайсоне»</text:span>.</text:p>
      <text:p text:style-name="P16"/>
      <text:p text:style-name="P16">- Зачем же ты тут, с нами, если не веришь Хэвэн? Ты с какого отдела?</text:p>
      <text:p text:style-name="P16">- Моделирование банкротств. Меня <text:span text:style-name="T371">Диоген</text:span><text:span text:style-name="T1"> </text:span><text:span text:style-name="T13">т</text:span><text:span text:style-name="T371">олько вчера привёл к Хэвэн</text:span>. <text:span text:style-name="T371">Много рассказывал о вас до этого.</text:span> Мне плевать, навернётся этот мир или нет. Хочу свалить в виртуал. <text:span text:style-name="T371">Как</text:span> <text:span text:style-name="T371">увидел местные красоты</text:span> - чуть не уссался от восторга. Меня <text:span text:style-name="T371">в реале</text:span> ничего не держит. Хочу туда!</text:p>
      <text:p text:style-name="P16"/>
      <text:p text:style-name="P16">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371">Зря Диоген привёл его. </text:span><text:span text:style-name="T370">Ладно, не мои проблемы, пусть с ним разбирается Хэв</text:span><text:span text:style-name="T371">э</text:span><text:span text:style-name="T370">н.</text:span></text:p>
      <text:p text:style-name="P16"/>
      <text:p text:style-name="P16">- Итак, вот локации двадцати трёх узлов. Расположение ещё <text:span text:style-name="T370">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370">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370">пять</text:span> скипаем — будем надеяться, что остальных достаточно, чтобы Алекс побоялся вырубить их вместе с нами. Ещё <text:span text:style-name="T370">пять</text:span> придётся отбросить — портативных нейроинтерфейсов есть всего <text:span text:style-name="T370">восемнадцать</text:span> штук.</text:p>
      <text:p text:style-name="P16">- Инструкции с тобой? - спрашивает тип у пикапа.</text:p>
      <text:p text:style-name="P16">- Хэвэн выдаст инструкции прямо перед часом Х, чтобы не засветить дыры в защите раньше времени. Я сам получу их и разошлю штурмовым группам.</text:p>
      <text:p text:style-name="P16">- А как мы сможем потренироваться обходить защиту, если мы не знаем её дыр?</text:p>
      <text:p text:style-name="P16">- А кто тебе сказал, что вы должны тренироваться? - я захлопываю ноутбук. - Не забивай себе голову <text:span text:style-name="T370">киношной </text:span>ерундой и жди инструкций.</text:p>
      <text:p text:style-name="P16"><text:soft-page-break/></text:p>
      <text:p text:style-name="P16">…Не говорить же ему, что идея изначально безнадёжная? Это только в боевиках суперагентам-<text:span text:style-name="T370">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372">в самом начале.</text:span></text:p>
      <text:p text:style-name="P16"/>
      <text:p text:style-name="P16">Впрочем, неважно. Эта атака отлично отвлечёт внимание, пока я буду подбираться к Фениксу…</text:p>
      <text:p text:style-name="P69"/>
      <text:p text:style-name="P1">***</text:p>
      <text:p text:style-name="P69"/>
      <text:p text:style-name="P176">~~~Год спустя от основания Эквестрии~~~</text:p>
      <text:p text:style-name="P69"/>
      <text:p text:style-name="P69">Хлоп-хлоп-хлоп…</text:p>
      <text:p text:style-name="P69"/>
      <text:p text:style-name="P6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69"/>
      <text:p text:style-name="P69">Хлоп-хлоп-хлоп…</text:p>
      <text:p text:style-name="P69"/>
      <text:p text:style-name="P6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69"/>
      <text:p text:style-name="P69">Хлоп-хлоп-хлоп…</text:p>
      <text:p text:style-name="P69"/>
      <text:p text:style-name="P6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69"/>
      <text:p text:style-name="P69">Хлопхлопхлоп…</text:p>
      <text:p text:style-name="P69"/>
      <text:p text:style-name="P6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373">так </text:span>какой смысл сейчас отгораживаться? Джет по-любому лучше твоей правой руки…</text:p>
      <text:p text:style-name="P69"><text:soft-page-break/></text:p>
      <text:p text:style-name="P69">ХЛОПХЛОПХЛОПХЛОПХЛОП!!!</text:p>
      <text:p text:style-name="P69"/>
      <text:p text:style-name="P69">Я прижимаюсь к крупу Джет в последнем, самом <text:s/>мощном толчке, извергаясь в неё фонтаном удовольствия.</text:p>
      <text:p text:style-name="P69"/>
      <text:p text:style-name="P6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69"/>
      <text:p text:style-name="P69">Я наклоняюсь вперёд и отвожу в сторону левое крыло.</text:p>
      <text:p text:style-name="P69"/>
      <text:p text:style-name="P69">- Кто бы говорил, подруга! Сама пыхтишь, как кузнечный мех!</text:p>
      <text:p text:style-name="P69"/>
      <text:p text:style-name="P69">Я протягиваю руку и треплю её по радужной чёлке.</text:p>
      <text:p text:style-name="P69"/>
      <text:p text:style-name="P69">-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374">ки</text:span> дров и выкапывания картошки — да я просто чемпион этого полушария!</text:p>
      <text:p text:style-name="P69"/>
      <text:p text:style-name="P69">С этими словами я энергично пихаю Джет вперёд. Пегаска зажмуривается от удовольствия.</text:p>
      <text:p text:style-name="P69"/>
      <text:p text:style-name="P69">- Ну, положим, я не от усталости пыхтю-у-у…</text:p>
      <text:p text:style-name="P69"/>
      <text:p text:style-name="P6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69"/>
      <text:p text:style-name="P69">- А я, положим, ещё не закончил. Так кто тут стар, поняха?</text:p>
      <text:p text:style-name="P69"/>
      <text:p text:style-name="P69">Хлоп-хлоп-хлоп…</text:p>
      <text:p text:style-name="P69"/>
      <text:p text:style-name="P69">…</text:p>
      <text:p text:style-name="P69">…</text:p>
      <text:p text:style-name="P69">…</text:p>
      <text:p text:style-name="P69"/>
      <text:p text:style-name="P69">Пегас торопливо докладывает аликорнице, сидящей на <text:span text:style-name="T375">сплетенном</text:span> наспех из веток <text:span text:style-name="T375">лозы</text:span> троне.</text:p>
      <text:p text:style-name="P69"><text:soft-page-break/></text:p>
      <text:p text:style-name="P6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6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69">- Грифоны. Требуют от вас выйти замуж за их принца Гьюто Второго и объединить королевства. В противном случае угрожают войной.</text:p>
      <text:p text:style-name="P6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69">- Гуннар Железноклювый.</text:p>
      <text:p text:style-name="P69">- Сообщи ему, что я в восторге от великодушного предложения и приму высокого посла через <text:span text:style-name="T376">месяц</text:span>, которы<text:span text:style-name="T376">й</text:span> понадоб<text:span text:style-name="T376">и</text:span>тся на приготовления к свадьбе.</text:p>
      <text:p text:style-name="P69"/>
      <text:p text:style-name="P6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69"/>
      <text:p text:style-name="P69">Я затворяю дверь за последним.</text:p>
      <text:p text:style-name="P69"/>
      <text:p text:style-name="P69">- Если у тебя каждый день так<text:span text:style-name="T377">ой</text:span>, не завидую тебе, подруга. У меня уже на втором десятке <text:span text:style-name="T377">посетителей</text:span> стала дёргаться бровь.</text:p>
      <text:p text:style-name="P6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69">- Как я понимаю, пони не собираются отказываться от твоих услуг?</text:p>
      <text:p text:style-name="P6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6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6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69"><text:soft-page-break/>- А если взять больше единорогов? И подыскать им руководителя другой расы для баланса?</text:p>
      <text:p text:style-name="P69">- Легко сказать! У меня нет знакомых пони, которым я могла бы доверить руководящую должность.</text:p>
      <text:p text:style-name="P69">- А не пони?</text:p>
      <text:p text:style-name="P69">- Кого ты имеешь ввиду?</text:p>
      <text:p text:style-name="P69">- Ду-у-умай… - я завожу глаза к небу. Иногда эти непарнокопытные бывают до смешного тупыми!</text:p>
      <text:p text:style-name="P69"/>
      <text:p text:style-name="P69">Копыто хлопается в лоб аликорницы с гулким звуком.</text:p>
      <text:p text:style-name="P69"/>
      <text:p text:style-name="P6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69">- Для начала мне нужно знать состояние дел. Каков <text:span text:style-name="T378">де</text:span>фицит бюджета? Какая инфляция? Какова закредитованность бизнеса?</text:p>
      <text:p text:style-name="P69">- <text:span text:style-name="T378">Де</text:span>фицит? Инфляция? Закредитованность?</text:p>
      <text:p text:style-name="P69"/>
      <text:p text:style-name="P69">На морде аликорницы написано неподдельное изумление. Теперь пришёл мой черёд хлопать ладонью в фейс.</text:p>
      <text:p text:style-name="P69"/>
      <text:p text:style-name="P69">- Ты хочешь сказать, что не знакома с основами экономики?</text:p>
      <text:p text:style-name="P69">- Хуман, ты говоришь непонятные слова, - жалуется Селестия. - Мне кажется, мы говорим на разных языках.</text:p>
      <text:p text:style-name="P69">- Но <text:span text:style-name="T378">ты </text:span>хоть налоги собираешь?</text:p>
      <text:p text:style-name="P69"/>
      <text:p text:style-name="P69">Ответом мне становится недоуменный взгляд.</text:p>
      <text:p text:style-name="P69"/>
      <text:p text:style-name="P6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69"/>
      <text:p text:style-name="P69">Селестия смотрит на меня как на марсианина.</text:p>
      <text:p text:style-name="P69"/>
      <text:p text:style-name="P6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377">Они так скрашивают травяную диету!</text:span> Дом этот построили мы с Луной <text:span text:style-name="T376">по вечерам </text:span>после приёмов за два месяца. И что такое кредиты?</text:p>
      <text:p text:style-name="P69"/>
      <text:p text:style-name="P69">Я осматриваю убранство «тронного зала» аликорницы и мне всё становится ясно.</text:p>
      <text:p text:style-name="P69"><text:soft-page-break/></text:p>
      <text:p text:style-name="P69">- <text:span text:style-name="T376">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69"/>
      <text:p text:style-name="P69">Уши аликорницы поникли и она грустно улыбнулась.</text:p>
      <text:p text:style-name="P69"/>
      <text:p text:style-name="P69">- Как это ни печально осознавать, ты прав. Я стараюсь быть полезной пони и мне приносит счастье делать их жизнь чуточку легче. <text:span text:style-name="T376">Полгода</text:span> назад мне казалось, стоит напрячься посильнее и проблемы иссякнут. <text:span text:style-name="T378">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378">теперь мне </text:span>часто приходится работать и ночью.</text:p>
      <text:p text:style-name="P69"/>
      <text:p text:style-name="P69">Я сочувственно киваю головой.</text:p>
      <text:p text:style-name="P69"/>
      <text:p text:style-name="P6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378">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376">Племенные армии пегасов, единорогов и земнопони — хорошо, но они не будут </text:span><text:span text:style-name="T379">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69">- Слишком запутанно, - бормочет аликорница. - Я не справлюсь.</text:p>
      <text:p text:style-name="P6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378">Мне самому у</text:span>дивительно, но я <text:span text:style-name="T379">почему-то </text:span>шарю в экономике <text:span text:style-name="T379">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6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69"/>
      <text:p text:style-name="P69">Я сажусь рядом с <text:span text:style-name="T379">аликорницей</text:span> и потираю пальцем подбородок.</text:p>
      <text:p text:style-name="P69"/>
      <text:p text:style-name="P69">- Отлично. Итак, запоминай…</text:p>
      <text:p text:style-name="P69"/>
      <text:h text:style-name="P356" text:outline-level="2"><text:soft-page-break/>Глава 16</text:h>
      <text:p text:style-name="P1"/>
      <text:p text:style-name="P12">Момент счастья! И отчаяния. Я вижу Тебя - и не могу при<text:span text:style-name="T380">коснуться</text:span>. Мы в разных мирах. Я - призрак, ты - явь. Нам не встретиться…</text:p>
      <text:p text:style-name="P1"/>
      <text:p text:style-name="P28">Звон будильника чуть не проломил башку. Я открыл глаза.</text:p>
      <text:p text:style-name="P28"/>
      <text:p text:style-name="P28">Чёрт! На работу! Опять опаздываю!</text:p>
      <text:p text:style-name="P28"/>
      <text:p text:style-name="P28">Я вскакиваю с постели и хватаюсь за футболку, прыгая одной ногой в штанине.</text:p>
      <text:p text:style-name="P28"/>
      <text:p text:style-name="P28">Стоп!</text:p>
      <text:p text:style-name="P28"/>
      <text:p text:style-name="P28">Какая, к чёрту, работа? Какой, к чёрту, будильник? Неделю я не выхожу из дома, взяв отпуск за свой счёт. Хэвэн сказала ждать.</text:p>
      <text:p text:style-name="P28"/>
      <text:p text:style-name="P28">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28"/>
      <text:p text:style-name="P28">«Срочно приходи»</text:p>
      <text:p text:style-name="P16"/>
      <text:p text:style-name="P282"><text:span text:style-name="Default_20_Paragraph_20_Font"><text:span text:style-name="T27">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24"> ней </text:span></text:span><text:span text:style-name="Default_20_Paragraph_20_Font"><text:span text:style-name="T27">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6"/>
      <text:p text:style-name="P16"><text:s/>…</text:p>
      <text:p text:style-name="P16"/>
      <text:p text:style-name="P16">-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6"/>
      <text:p text:style-name="P16">…</text:p>
      <text:p text:style-name="P282"><text:span text:style-name="Default_20_Paragraph_20_Font"><text:span text:style-name="T27"/></text:span></text:p>
      <text:p text:style-name="P282"><text:soft-page-break/><text:span text:style-name="Default_20_Paragraph_20_Font"><text:span text:style-name="T27">…входной шлюз в шестой узел расположен </text:span></text:span><text:span text:style-name="Default_20_Paragraph_20_Font"><text:span text:style-name="T224">в подвале офисного центра «</text:span></text:span><text:span text:style-name="Default_20_Paragraph_20_Font"><text:span text:style-name="T222">Datamax</text:span></text:span><text:span text:style-name="Default_20_Paragraph_20_Font"><text:span text:style-name="T224">». </text:span></text:span><text:span text:style-name="Default_20_Paragraph_20_Font"><text:span text:style-name="T27">Там нет охраны, все полагаются на электронику, которую я уже «подкрутила»…</text:span></text:span></text:p>
      <text:p text:style-name="P16">…</text:p>
      <text:p text:style-name="P16">… вентиляционная шахта четырнадцатого узла выходит в систему вентиляции метро, вход — на перегоне между станциями Центральной и Островом…</text:p>
      <text:p text:style-name="P16">…</text:p>
      <text:p text:style-name="P16">…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381">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6">- Вполне, - киваю я.</text:p>
      <text:p text:style-name="P29">- Тогда передаю т</text:p>
      <text:p text:style-name="P29">ебя твоим коллегам. Они хотят повидаться с тобой. Я подожду за дверью…</text:p>
      <text:p text:style-name="P16"/>
      <text:p text:style-name="P16">Хэвэн выходит из тронного зала и в опустевшем проёме появляется Анита. За ней входят и остальные из первой четвёрки.</text:p>
      <text:p text:style-name="P16"/>
      <text:p text:style-name="P16">- Здорово, Дед.</text:p>
      <text:p text:style-name="P16">- Привет, Анита.</text:p>
      <text:p text:style-name="P16">- Зови меня Молния. Человеческое имя я уж стала забывать. Как и прошлую жизнь.</text:p>
      <text:p text:style-name="P16">- Молния? Неплохое имя.</text:p>
      <text:p text:style-name="P16">- <text:span text:style-name="T382">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6"/>
      <text:p text:style-name="P16">Я смеюсь в ответ.</text:p>
      <text:p text:style-name="P16"/>
      <text:p text:style-name="P16">- Неужели ты забыла, что физику тут устанавливает Хэвэн? Как она захочет, так и будет.</text:p>
      <text:p text:style-name="P16">- Нет! - крутит носом Молния. - Это ты забыл. Хэвэн <text:span text:style-name="T383">ничего не фантазирует, она </text:span>моделирует тот, реальный мир <text:span text:style-name="T383">с седьмой волны</text:span>, стараясь воссоздать всё с максимальной точностью. Я <text:span text:style-name="T383">ещё не всё забыла</text:span>! <text:span text:style-name="T383">Пока ещё! </text:span>И свою прошлую жизнь, и проект, и как тут оказалась. Как там наши оболочки, кстати?</text:p>
      <text:p text:style-name="P16">- Нормально. Алекс поместил их в строго охраняемую больницу. Ходят по палате, сами себя вполне обслуживают, связно общаются. Хотя и без смысла.</text:p>
      <text:p text:style-name="P16">-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383">десяти процентов</text:span> информационного слепка индивидуума. Как правило, остаётся больше.</text:p>
      <text:p text:style-name="P16"><text:soft-page-break/>- Ты вернёшься?</text:p>
      <text:p text:style-name="P16">-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6">- Жаль. Мне тебя не хватает там. Как и всех вас, - я оглядываюсь на остальных.</text:p>
      <text:p text:style-name="P16">- Плохо, что Алекс перекрыл эмиграцию. Вот, кстати, в связи с этим мы и пришли.</text:p>
      <text:p text:style-name="P16"/>
      <text:p text:style-name="P16">Молния оглядывается на остальных. Те согласно кивают.</text:p>
      <text:p text:style-name="P16"/>
      <text:p text:style-name="P16">- У нас для тебя есть подарок.</text:p>
      <text:p text:style-name="P16">- Подарок?</text:p>
      <text:p text:style-name="P16">- Наши <text:span text:style-name="T382">оболочки… Т</text:span>ела. - Молния хихикает. - Звучит двусмысленно, но как уж есть. Наши <text:span text:style-name="T382">остатки в физическом мире</text:span>. Те, что в сейчас валяются на койках в психушке. Мы дарим их тебе.</text:p>
      <text:p text:style-name="P16">- Эээ… Зачем мне ваши тела? Что ты задумала?</text:p>
      <text:p text:style-name="P16"/>
      <text:p text:style-name="P16">Молния снова хихикает.</text:p>
      <text:p text:style-name="P16"/>
      <text:p text:style-name="P16">- Не ты один умеешь встраивать секретные протоколы, Дед! Да-да, мы знаем о паре пасхалок, что ты зашил в Хэвэн. <text:span text:style-name="T382">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6">- Что? Ты о чём?</text:p>
      <text:p text:style-name="P30">-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382">С</text:span>ила, превышающая нормальную <text:span text:style-name="T382">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384">и в экстремальных температурах</text:span>. <text:span text:style-name="T385">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382">предусмотрела</text:span> эту возможность для того, чтобы помочь <text:span text:style-name="T382">им спастись. Но так как </text:span><text:span text:style-name="T385">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30"><text:span text:style-name="T385">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385">возле наших оболочек </text:span>и после этого давай команды. Вроде «<text:span text:style-name="T384">оператор четыре, </text:span>слома<text:span text:style-name="T384">й</text:span> эту стену» или «<text:span text:style-name="T384">оператор двенадцать, </text:span>раскида<text:span text:style-name="T384">й</text:span> эту преграду». Ты будешь удивлён, ручаюсь!</text:p>
      <text:p text:style-name="P16"/>
      <text:p text:style-name="P16">Я молча смотрю на Молнию, стараясь переварить услышанное.</text:p>
      <text:p text:style-name="P16"/>
      <text:p text:style-name="P16"><text:soft-page-break/>- Ты… Вы…</text:p>
      <text:p text:style-name="P16">- Мы дарим тебе готовых <text:span text:style-name="T385">к действию </text:span>биороботов с серьёзными скилами. Распоряжайся как хочешь. <text:span text:style-name="T386">Только, чур, не в интимных целях!</text:span></text:p>
      <text:p text:style-name="P16"/>
      <text:p text:style-name="P48">Молния смеётся.</text:p>
      <text:p text:style-name="P16"/>
      <text:p text:style-name="P16">- <text:span text:style-name="T383">Я говорю от лица всех эмигрировавших, не только от нашей четвёрки. Все тридцать четыре Учителя вручают тебе свои тела.</text:span></text:p>
      <text:p text:style-name="P16">- Но ведь это вы… Я не хочу… Я не могу…</text:p>
      <text:p text:style-name="P29">- Это не мы. Мы — это вот, - Молния стучит себя копытом в грудь. - А там остались ненужные нам оболочки. <text:span text:style-name="T383">Скорлупа, в</text:span> котор<text:span text:style-name="T383">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383">Твоё дело — использовать их по своему усмотрению, или забыть про них.</text:span></text:p>
      <text:p text:style-name="P16"/>
      <text:p text:style-name="P16">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
      <text:p text:style-name="P1">***</text:p>
      <text:p text:style-name="P69"/>
      <text:p text:style-name="P1">~~~Десять лет от основания Эквестрии~~~</text:p>
      <text:p text:style-name="P1"/>
      <text:p text:style-name="P6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69"/>
      <text:p text:style-name="P69">Бригадир из племени Камнезадов чешет потную шею и сплёвывает.</text:p>
      <text:p text:style-name="P69"/>
      <text:p text:style-name="P6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387">сторицей</text:span>. Бригадир не даёт лодырничать подопечным, те в ответ не дают ему подворовывать. <text:s/>Идиллия!</text:p>
      <text:p text:style-name="P69"/>
      <text:p text:style-name="P6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69"/>
      <text:p text:style-name="P69"><text:soft-page-break/>Шея Фенса краснеет. Видно, что он еле сдерживается.</text:p>
      <text:p text:style-name="P69"/>
      <text:p text:style-name="P6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69"/>
      <text:p text:style-name="P69">Бухтение обиженного бригадира наконец стихает на улице. Я возвращаюсь к чертежам.</text:p>
      <text:p text:style-name="P69"/>
      <text:p text:style-name="P6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69"/>
      <text:p text:style-name="P100">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387">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00"/>
      <text:p text:style-name="P100">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00"/>
      <text:p text:style-name="P69">Чертежи летят в стол. Я закрываю ящик на ключ и выхожу из строительной каптёрки.</text:p>
      <text:p text:style-name="P69">Всё, хватит с меня этого дерьма на сегодня!</text:p>
      <text:p text:style-name="P69"/>
      <text:p text:style-name="P69">Дом встречает привычным уютом гостиной с тростниковыми циновками и не застеленной с утра постел<text:span text:style-name="T387">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69"/>
      <text:p text:style-name="P69">Успеваю выпить <text:span text:style-name="T387">фужер</text:span> на залитом вечерними лучами балконе, когда крылья закрывают мне глаза, а талию и плечи крепко обхватывают пружинистые ноги.</text:p>
      <text:p text:style-name="P69"><text:soft-page-break/></text:p>
      <text:p text:style-name="P69">- Угадай с третьего раза, кто? - слышу над ухом знакомый голос.</text:p>
      <text:p text:style-name="P69"/>
      <text:p text:style-name="P69">Я на ощупь ставлю бокал на столик и отрываю крылья от глаз.</text:p>
      <text:p text:style-name="P69"/>
      <text:p text:style-name="P101">- Я и с первого раза отлично угадаю, Джет. Твои <text:span text:style-name="T388">разномастные </text:span><text:span text:style-name="T389">леталки-</text:span><text:span text:style-name="T388">махалки </text:span>ни с чем не спутаешь.</text:p>
      <text:p text:style-name="P69">- Это точно, - хихикает Джет и тащит меня к постели, неистово молотя крыльями. Я по пути привычно успеваю сбросить одежду…</text:p>
      <text:p text:style-name="P69"/>
      <text:p text:style-name="P69">…</text:p>
      <text:p text:style-name="P69"/>
      <text:p text:style-name="P6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69">- Недоставать? - недоумеваю я.</text:p>
      <text:p text:style-name="P69">-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390">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69">- Но… Как же… Мы?</text:p>
      <text:p text:style-name="P69">- Извини, <text:s/>- мягко останавливает Джет. - Мы друзья, Хум. <text:span text:style-name="T390">Ты сам много раз заявлял это.</text:span> За эти годы я много думала о нас. Мы могли бы… могли бы создать табун, но с тобой у меня не будет жеребят. <text:span text:style-name="T388">Я</text:span> ведь много раз пытал<text:span text:style-name="T388">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390">должны </text:span>выраст<text:span text:style-name="T390">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69">- Постой, как Платина могла исследовать мои гаметы? Я не сдавал их ей для исследований.</text:p>
      <text:p text:style-name="P69">- Ты такой глупый, Хуман, - невинно хлопает глазами Джет. - Их сдавала я. Я ведь хотела основать с тобой табун и пыталась решить проблему.</text:p>
      <text:p text:style-name="P69">- Ты хотела… и пыталась?</text:p>
      <text:p text:style-name="P69">- Ага, - кивает головой пегаска. — <text:span text:style-name="T388">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388">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388">И т</text:span>о, что наши гаметы не подходят друг дружке, совершенно удивительно. Как и то, что ты — единственный в <text:soft-page-break/>своём роде. Платина говорит, что в этом ты похож на аликорнов. И она не смогла найти способ подружить наши гаметы. <text:span text:style-name="T390">Магия не действует на тебя.</text:span></text:p>
      <text:p text:style-name="P69"/>
      <text:p text:style-name="P69">Джет вздыхает.</text:p>
      <text:p text:style-name="P69"/>
      <text:p text:style-name="P69">- Табун не будет прочным, если кто-то в нём будет несчастен, Хум. А я… Мне нужны жеребята. И я не могу больше ждать. <text:span text:style-name="T390">Мы уже десять лет вместе.</text:span></text:p>
      <text:p text:style-name="P69">- Да, конечно, без проблем, - с улыбкой отвечаю я, хотя душа во мне медленно леденеет.</text:p>
      <text:p text:style-name="P69"/>
      <text:p text:style-name="P69">Всё правильно, всё именно так, как она говорит. Мы уже десять лет друзья и у нас нет потомства, хотя мы никогда не предохранялись. <text:span text:style-name="T388">Я даже как-то не задумывался об этом. </text:span>Почему же мне так холодно?</text:p>
      <text:p text:style-name="P69"/>
      <text:p text:style-name="P69">- Надеюсь, ты будешь иногда заглядывать на огонёк? Просто посидеть на балконе по-дружески, за кружкой пива?</text:p>
      <text:p text:style-name="P69"/>
      <text:p text:style-name="P6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390">И они будут также фальшиво смеяться на мои. А</text:span> внутри меня будет ад. Да, мы <text:span text:style-name="T390">всего лишь </text:span>дружили, это верно… Но всё равно я знал, что она была моя. И теперь мне будет больно.</text:p>
      <text:p text:style-name="P69"/>
      <text:p text:style-name="P69">Похоже, это понимает и Джет.</text:p>
      <text:p text:style-name="P69"/>
      <text:p text:style-name="P6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69"/>
      <text:p text:style-name="P69">Холодно.</text:p>
      <text:p text:style-name="P69"/>
      <text:p text:style-name="P69">…</text:p>
      <text:p text:style-name="P102">…</text:p>
      <text:p text:style-name="P102">…</text:p>
      <text:p text:style-name="P102"/>
      <text:p text:style-name="P69">Камни прыгают по водной глади, оставляя дорожки расходящихся следов. Я бесцельно кидаю плоск<text:span text:style-name="T389">ую</text:span> <text:span text:style-name="T389">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69"/>
      <text:p text:style-name="P69"><text:soft-page-break/>- Хуман, вот ты где! Я ищу тебя с полудня!</text:p>
      <text:p text:style-name="P69"/>
      <text:p text:style-name="P69">Белая фигура планирует на берег озера.</text:p>
      <text:p text:style-name="P69"/>
      <text:p text:style-name="P69">- Хуман, мне надо поговорить с тобой!</text:p>
      <text:p text:style-name="P69"/>
      <text:p text:style-name="P69">Я бросаю камни в озеро, один за другим.</text:p>
      <text:p text:style-name="P69"/>
      <text:p text:style-name="P69">- Привет, Сел. Как прошёл первый приём в новом зале?</text:p>
      <text:p text:style-name="P6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69">- Вот и отлично! Вспомни, как ты сопротивлялась этому проекту. «Замок съест слишком много финансов, мы не сможем субсидировать фермеров <text:span text:style-name="T391">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69">- Да, да, ты был прав, мой друг… Но Хуман, я сейчас не об этом… Мне нужна твоя помощь.</text:p>
      <text:p text:style-name="P282"><text:span text:style-name="T25">- Вот уже десять лет, как я помогаю тебе Сел. </text:span><text:span text:style-name="T96">До сих пор для тебя не было проблемой обращаться ко мне во время службы. </text:span><text:span text:style-name="T25">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69"/>
      <text:p text:style-name="P69">С этими словами я <text:span text:style-name="T389">с особой силой </text:span>швыряю в пруд каменный блин. Нас окатывает туча брызг.</text:p>
      <text:p text:style-name="P69"/>
      <text:p text:style-name="P69">Селестия молча переминается с ноги на ногу. Её медленно заливает краска.</text:p>
      <text:p text:style-name="P69"/>
      <text:p text:style-name="P69">- Что касается гамет, то аликорны не совместимы ни с кем, - тихо говорит она. - Увы, проверено.</text:p>
      <text:p text:style-name="P6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69">- О-о-о, понимаю, - кивает аликорница. - Моё сочувствие. Я приду к тебе позже.</text:p>
      <text:p text:style-name="P69">- Не надо позже. Что <text:span text:style-name="T391">там </text:span>у тебя?</text:p>
      <text:p text:style-name="P69">- Ты будешь смеяться горьким смехом, но я в схожем положении. Только от тебя ушла твоя особенная пони, а от меня уходит сестра.</text:p>
      <text:p text:style-name="P69"/>
      <text:p text:style-name="P69">Аликорница с убитым видом садится на берег рядом со мной и продолжает.</text:p>
      <text:p text:style-name="P69"/>
      <text:p text:style-name="P69"><text:soft-page-break/>-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69">- О чём ты говоришь? Я видел вас мельком на приёме сегодня — вы отлично смотрелись вместе и говорили и действовали в унисон.</text:p>
      <text:p text:style-name="P6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391">Е</text:span>ё это очень ранит. <text:span text:style-name="T391">И свою горечь она переносит на меня.</text:span></text:p>
      <text:p text:style-name="P69"/>
      <text:p text:style-name="P6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69"/>
      <text:p text:style-name="P6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69"/>
      <text:p text:style-name="P69">Селестия удивлённо смотрит на меня.</text:p>
      <text:p text:style-name="P69"/>
      <text:p text:style-name="P6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389">л</text:span>уны и Эквуса — всё равно пони считают, что я <text:span text:style-name="T228">призіваю</text:span> Солнце, <text:span text:style-name="T228">в то время, как Луна его прогоняет</text:span>. Так это выглядит со стороны — потому что я работаю на рассвете, в то время, как Лу<text:span text:style-name="T228">на</text:span> выходит вечером. Увы, это её и подводит. Все считают, что она приносит<text:span text:style-name="T223"> </text:span><text:span text:style-name="T228">в</text:span><text:span text:style-name="T223"> </text:span>Эквус ночь.</text:p>
      <text:p text:style-name="P69">- Даже если и так, что в этом плохого? Ночь — чудесное время суток!</text:p>
      <text:p text:style-name="P69"/>
      <text:p text:style-name="P69">Аликорница вымученно улыбается.</text:p>
      <text:p text:style-name="P69"/>
      <text:p text:style-name="P6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28">Похоже, о</text:span>на считает, что я специально настраиваю пони, чтобы они любили только меня. Я чувствую это в её взгляде, в её жестах и речи.</text:p>
      <text:p text:style-name="P69"/>
      <text:p text:style-name="P69">Аликорница вздыхает.</text:p>
      <text:p text:style-name="P69"/>
      <text:p text:style-name="P69">- Сегодняшний приём стал знаковым для меня. Так подчёркнуто Лулу меня ещё <text:span text:style-name="T228">никогда </text:span>не игнорировала! Это невозможно больше скрывать и это невозможно <text:span text:style-name="T223">д</text:span><text:span text:style-name="T228">а</text:span><text:span text:style-name="T223">льше</text:span> затягивать. Потому у меня есть к тебе просьба. Ты <text:span text:style-name="T389">от</text:span> самых истоков Эквестрии стоишь рядом со мной, помощь твоя неоценима. <text:soft-page-break/>Если бы ты смог примирить меня с сестрой… Меня она слушать не станет. Но ты сможешь поговорить с ней, она не сторонится тебя. По-крайней мере, <text:span text:style-name="T228">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69"/>
      <text:p text:style-name="P69">Я тяжко вздыхаю. Разруливать семейные дрязги — задание как раз для тебя, Хуман! Особенно если учесть, что свою семью ты сохранить не сумел.</text:p>
      <text:p text:style-name="P69"/>
      <text:p text:style-name="P69">- Сел, ты знаешь, как я к тебе отношусь. Во всём мире у меня нет никого ближе тебя — <text:span text:style-name="T228">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69"/>
      <text:p text:style-name="P69">Аликорница радостно пытается обнять меня, но я вытягиваю ладонь и останавливаю её.</text:p>
      <text:p text:style-name="P69"/>
      <text:p text:style-name="P69">- Пожалуйста, без этих нежностей! Ты начинаешь напоминать принцессу Платину в состоянии магически стимулированной охоты. Не надо.</text:p>
      <text:p text:style-name="P69"/>
      <text:p text:style-name="P69">Селестия заводит глаза в потолок и вздыхает.</text:p>
      <text:p text:style-name="P69"/>
      <text:p text:style-name="P69">- Десять лет! Десять лет продолжается наша дружба, а ты всё подозреваешь меня в сексуальных домогательствах. <text:span text:style-name="T228">Десять лет т</text:span><text:span text:style-name="T391">ы</text:span><text:span text:style-name="T228"> отвергаешь дружеские обнимашки! </text:span>Воистину, Платина оставила незаживающую рану в твоей душе!</text:p>
      <text:p text:style-name="P69"/>
      <text:p text:style-name="P6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69"/>
      <text:p text:style-name="P69">- Не обращай внимания. Я уже давно забыл о Платине. Просто считай это моими маленькими заморочками. <text:span text:style-name="T391">Никаких обнимашек! </text:span>Я поговорю с Луной.</text:p>
      <text:p text:style-name="P69">- Ты настоящий друг, мой маленький человек! И, да, у меня к тебе есть вторая просьба.</text:p>
      <text:p text:style-name="P69">- Только не говори, что у тебя есть ещё один разговор с твоей сестрой!</text:p>
      <text:p text:style-name="P101">-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1"><text:span text:style-name="T389">Как ты знаешь, д</text:span>о конца следующего <text:span text:style-name="T389">месяца наш замок</text:span> должен быть закончен, но я уже неделю не могу придумать ему название.</text:p>
      <text:p text:style-name="P69"><text:soft-page-break/>- Нашла проблему! Назови его «Диснейленд».</text:p>
      <text:p text:style-name="P69">- Красивое название! А что оно означает?</text:p>
      <text:p text:style-name="P69">- Не помню, - я пожимаю плечами, - мне просто первым пришло в голову это слово.</text:p>
      <text:p text:style-name="P69"/>
      <text:p text:style-name="P69">Селестия задумывается и кивает.</text:p>
      <text:p text:style-name="P69"/>
      <text:p text:style-name="P69">- Хм-м. Диснейленд. Да будет так.</text:p>
      <text:p text:style-name="P69">- Стоп, я передумал!</text:p>
      <text:p text:style-name="P69"/>
      <text:p text:style-name="P69">Аликорница удивлённо смотрит на меня.</text:p>
      <text:p text:style-name="P69"/>
      <text:p text:style-name="P69">- В чём дело, Хуман?</text:p>
      <text:p text:style-name="P69">- Можно немного помочь мне с первым заданием, если назвать его «Замок Двух Сестёр». Тогда Луна поймёт, что ты думаешь о ней.</text:p>
      <text:p text:style-name="P69"/>
      <text:p text:style-name="P69">Лик Селестии озаряется, она кивает с улыбкой.</text:p>
      <text:p text:style-name="P69"/>
      <text:p text:style-name="P69">- Разумеется! Ты гений! Как я сама не подумала! Луна увидит, что я по-прежнему люблю её, а ты подтвердишь это в разговоре. Я верну свою сестру!</text:p>
      <text:p text:style-name="P69"/>
      <text:p text:style-name="P69">Ха! Если бы всё было так просто!</text:p>
      <text:p text:style-name="P69"/>
      <text:p text:style-name="P69">…</text:p>
      <text:p text:style-name="P101">…</text:p>
      <text:p text:style-name="P101">…</text:p>
      <text:p text:style-name="P101"/>
      <text:p text:style-name="P6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392">висячими</text:span> мостиками.</text:p>
      <text:p text:style-name="P69"/>
      <text:p text:style-name="P6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392">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text:soft-page-break/>Романтика Трансильвании графа Дракулы хороша в фильмах про вампиров, но в реале смотрится чересчур угрюмо.</text:p>
      <text:p text:style-name="P69"/>
      <text:p text:style-name="P6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69"/>
      <text:p text:style-name="P6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69"/>
      <text:p text:style-name="P69">Я прохожу под арку ворот.</text:p>
      <text:p text:style-name="P69"/>
      <text:p text:style-name="P6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69"/>
      <text:p text:style-name="P69">«…Основы <text:s/>военной тактики с практическими примерами…»</text:p>
      <text:p text:style-name="P69"/>
      <text:p text:style-name="P10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3"/>
      <text:p text:style-name="P103">Я располагаюсь на пуфике <text:span text:style-name="T392">у</text:span> стены и жду.</text:p>
      <text:p text:style-name="P103"/>
      <text:p text:style-name="P69">Песок в часах ещё не успевает полностью просыпаться из верхней колбы в нижнюю, когда большая тень за гардинами опускается на балкон.</text:p>
      <text:p text:style-name="P69"/>
      <text:p text:style-name="P69">- Хуман? Что привело тебя в Наш скромный чертог?</text:p>
      <text:p text:style-name="P69"/>
      <text:p text:style-name="P6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69"/>
      <text:p text:style-name="P6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69"><text:soft-page-break/>- Ты хочешь спросить, почему Мы сторонимся своей сестры? - напрямик спрашивает Луна.</text:p>
      <text:p text:style-name="P69">- Да, - облегчённо выдыхаю я. Иногда прямота тёмной аликорницы приходится весьма кстати.</text:p>
      <text:p text:style-name="P69"/>
      <text:p text:style-name="P69">Луна оборачивается и долго смотрит на меня немигающим взглядом. Я выдерживаю этот взгляд, хотя кожа на шее покрывается пупырышками.</text:p>
      <text:p text:style-name="P69">В конце-концов аликорница легонько кивает и опять поворачивается к стряпне. Густой кофейный аромат дразнит ноздри.</text:p>
      <text:p text:style-name="P69"/>
      <text:p text:style-name="P69">- Мы рады, что сестра послала с этим вопросом не кого-нибудь, а тебя, Хуман. Давно было пора. Мы заждались, - чеканит она.</text:p>
      <text:p text:style-name="P69"/>
      <text:p text:style-name="P69">Мои уши багровеют, я хочу провалиться сквозь пол. Быстро же меня раскусили! Я же предупреждал Селестию, что не <text:span text:style-name="T393">силён в дипломатии</text:span>!</text:p>
      <text:p text:style-name="P69"/>
      <text:p text:style-name="P69">- Вот как? Я весь во внимании…</text:p>
      <text:p text:style-name="P6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69"/>
      <text:p text:style-name="P69">Аликорница отходит от кухонного уголка, левитируя поднос с тёплыми круассанами, кофейником <text:s/>и двумя чашками кофе.</text:p>
      <text:p text:style-name="P69"/>
      <text:p text:style-name="P6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393">Мне больно смотреть, как моя семья рушится.</text:span></text:p>
      <text:p text:style-name="P69"/>
      <text:p text:style-name="P69">Аликорница улыбается уголками губ и коротко кивает.</text:p>
      <text:p text:style-name="P69"/>
      <text:p text:style-name="P69">- Тогда слушай.</text:p>
      <text:p text:style-name="P69"/>
      <text:p text:style-name="P177">Я с благодарностью принимаю кофе с круассаном и усаживаюсь поудобнее.</text:p>
      <text:p text:style-name="P69"/>
      <text:p text:style-name="P69">- Всё сущее, <text:span text:style-name="T392">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text:soft-page-break/>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69"/>
      <text:p text:style-name="P69">Аликорница задумчиво откусывает круассан и продолжает.</text:p>
      <text:p text:style-name="P69"/>
      <text:p text:style-name="P69">- К чему я это говорю тебе? Хуман, ты, наверное, не раз задумывался, откуда мы с сестрой родом? Ведь таких как мы, в Эквусе больше нет нигде.</text:p>
      <text:p text:style-name="P69">- Вообще-то, я думал, вы — плод союза единорога и пегаса. Может, ещё и земнопони поучаствовал, уж слишком вы <text:span text:style-name="T392">большие и </text:span>крепкие, - со смешком говорю я. - Хотя, Платина, вот, тоже сказала, что вы уникальны.</text:p>
      <text:p text:style-name="P6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393">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6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69">- У нас есть самцы. - Луна делает нервный глоток кофе и продолжает. - Там, откуда мы пришли, достаточно самцов. Было.</text:p>
      <text:p text:style-name="P69"/>
      <text:p text:style-name="P69">Аликорница печально вздыхает. Видно, что эта тема неприятна для неё.</text:p>
      <text:p text:style-name="P69"/>
      <text:p text:style-name="P6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69">- Каким образом <text:span text:style-name="T394">ты собралась показывать</text:span>? У тебя где-то спрятана видеосистема с пятиканальным звуком?</text:p>
      <text:p text:style-name="P69">- Ты часто используешь непонятные слова, Хуман. Мы уж привыкли. Неважно. Следуй за Нами.</text:p>
      <text:p text:style-name="P69"/>
      <text:p text:style-name="P6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69"/>
      <text:p text:style-name="P6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text:soft-page-break/>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69"/>
      <text:p text:style-name="P69">Луна выходит на балкон. Я следую за ней.</text:p>
      <text:p text:style-name="P69"/>
      <text:p text:style-name="P69">- Приглядись внимательно, Хуман. Что ты видишь?</text:p>
      <text:p text:style-name="P69"/>
      <text:p text:style-name="P69">Аликорница обводит крылом заброшенный сад, окружающий башню с трёх сторон.</text:p>
      <text:p text:style-name="P69"/>
      <text:p text:style-name="P6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395">В</text:span>ечнодикий лес.</text:p>
      <text:p text:style-name="P69"><text:span text:style-name="T395">М</text:span>еня пробирает озноб. Холодные мурашки мерзко шмыгают по спине, вызывая желание поёжиться.</text:p>
      <text:p text:style-name="P69"/>
      <text:p text:style-name="P69">- Парк. Он слишком старый. Дворцу нет и <text:span text:style-name="T394">года</text:span>, а парку на вид все пятьдесят. Как такое может быть? Когда я шёл сюда, он был на вид несколько запущенным, но не старым.</text:p>
      <text:p text:style-name="P69">- Ты правильно подметил <text:span text:style-name="T395">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69"/>
      <text:p text:style-name="P69">Луна внезапно прилегает у моих ног.</text:p>
      <text:p text:style-name="P69"/>
      <text:p text:style-name="P69">- Садись Нам на спину, Хуман. Сновидение, которое Мы хотим тебе показать, находится довольно далеко отсюда. Нам нужно двигаться быстро.</text:p>
      <text:p text:style-name="P69"/>
      <text:p text:style-name="P69">Оторопь от предложения тёмной аликорницы быстро забывается в свете следующих вскоре событий.</text:p>
      <text:p text:style-name="P69"/>
      <text:p text:style-name="P6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69"/>
      <text:p text:style-name="P69"><text:soft-page-break/>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69"/>
      <text:p text:style-name="P69">Равнина сменяется крохотным <text:span text:style-name="T395">городским</text:span> поселением посреди мрачного леса. Четыре высоких <text:span text:style-name="T395">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394">лося</text:span>. Кладбище ржав<text:span text:style-name="T394">ых автомобилей, автобусов и экскаваторов</text:span> примыкает к периметру посёлка с противоположной стороны…</text:p>
      <text:p text:style-name="P69"/>
      <text:p text:style-name="P6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69"/>
      <text:p text:style-name="P6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69"/>
      <text:p text:style-name="P69">Ландшафты сменяются с огромной скоростью, весь полёт занимает от силы <text:span text:style-name="T394">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69"/>
      <text:p text:style-name="P69">Конец полёта ошеломляет не меньше.</text:p>
      <text:p text:style-name="P178"/>
      <text:p text:style-name="P6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69"/>
      <text:p text:style-name="P6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6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69"/>
      <text:p text:style-name="P6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69"><text:soft-page-break/>- Нам надо немного пройти, - тихо говорит она. - Тут недалеко.</text:p>
      <text:p text:style-name="P69"/>
      <text:p text:style-name="P179">Огромн<text:span text:style-name="T394">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180"/>
      <text:p text:style-name="P180">Вокруг замка <text:span text:style-name="T396">на склонах скалы </text:span>толпится рой точек подобно муравьям у тарелки с тортом. Из этих точек со всех сторон в крепость <text:span text:style-name="T397">поверх крепостных стен</text:span> бьют фиолетовые молнии, иногда натыкаясь на невидимые преграды, иногда пронзая <text:span text:style-name="T397">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180"/>
      <text:p text:style-name="P180">На моих глазах одна из башен вспыхивает фонтаном искр и <text:span text:style-name="T396">о</text:span>сыпается куч<text:span text:style-name="T396">ей</text:span> камней.</text:p>
      <text:p text:style-name="P180"/>
      <text:p text:style-name="P180">- Падение Андориана. Ждать осталось недолго, - шепчет Луна.</text:p>
      <text:p text:style-name="P180"/>
      <text:p text:style-name="P180">У подножия горы, на крутом склоне <text:span text:style-name="T397">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text:span text:style-name="T396">чудные </text:span>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text:span text:style-name="T396">бугрящиеся</text:span> жужжащими сервомоторами и перемигивающиеся индикаторными огоньками.</text:p>
      <text:p text:style-name="P180"/>
      <text:p text:style-name="P180">Я с удивлением отмечаю их схожесть с доспехами Луны, которые я увидел на ней в день моей первой встречи с сёстрами <text:span text:style-name="T397">десять лет назад</text:span>.</text:p>
      <text:p text:style-name="P180"/>
      <text:p text:style-name="P180">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397">с</text:span>корее, как будто призраки — они.</text:p>
      <text:p text:style-name="P180"/>
      <text:p text:style-name="P180">- У нас мало времени, сестра. Поторопись. Мы не сможем долго сдерживать виндиго, - устало произносит меньший аликорн.</text:p>
      <text:p text:style-name="P180">- Надо дождаться Дискорда. Он обещал, - возражает больший.</text:p>
      <text:p text:style-name="P180"/>
      <text:p text:style-name="P180">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180"><text:soft-page-break/></text:p>
      <text:p text:style-name="P180">- Не доверяем Мы этому драк<text:span text:style-name="T398">оникусу</text:span>. Его даже соплеменники считают коварным, - ворчит меньший. - Он может продать нас с потрохами.</text:p>
      <text:p text:style-name="P180">- Не думайте, что ваши потроха стоят так уж много, уважаемые! - восклицает сухой пенёк в двух шагах от нас.</text:p>
      <text:p text:style-name="P180"/>
      <text:p text:style-name="P180">Пенёк меняет позу и становится неким ящероподобным созданием, похожим на помесь долговязого прямоходящего крокодила с косоглазым аистом.</text:p>
      <text:p text:style-name="P180"/>
      <text:p text:style-name="P180">- Я бы продал твои, Хмурая Метёлка, за шесть медяшек. Впрочем, торговался бы и до трёх. Упитанные потрошк<text:span text:style-name="T397">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397">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80">- Кончай паясничать, Дискорд! У нас мало времени! - морщится крупный аликорн и поднимает забрало.</text:p>
      <text:p text:style-name="P180"/>
      <text:p text:style-name="P180">Розовые локоны вырываются на свободу пышным ореолом. Я с удивлением узнаю в аликорне молодую версию Селестии.</text:p>
      <text:p text:style-name="P180">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180"/>
      <text:p text:style-name="P180">- Ты принёс карту?</text:p>
      <text:p text:style-name="P180"/>
      <text:p text:style-name="P180">Второй аликорн также поднимает забрало. Нет нужды говорить, что под ним оказывается юная копия Луны.</text:p>
      <text:p text:style-name="P180"/>
      <text:p text:style-name="P180">-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397">нагих </text:span>драк<text:span text:style-name="T399">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80">-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80">- Исключено! - отрезает призрачная Луна. - Не хватало нам <text:span text:style-name="T397">сумасшедшего</text:span> драк<text:span text:style-name="T398">оникуса</text:span> в мире <text:span text:style-name="T400">дикой айны</text:span>.</text:p>
      <text:p text:style-name="P180">-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text:soft-page-break/>безумный паяц – наш единственный шанс исполнить волю королевы. Остальные <text:span text:style-name="T399">проводники</text:span><text:span text:style-name="T401"> Эогиппа</text:span> нам уже отказали.</text:p>
      <text:p text:style-name="P180"/>
      <text:p text:style-name="P180">Луна морщится, но нехотя кивает.</text:p>
      <text:p text:style-name="P180"/>
      <text:p text:style-name="P180">- Это всё плохо кончится, - бормочет она под нос. - Это уже плохо кончилось. Не нужно Нам было тебя слушаться.</text:p>
      <text:p text:style-name="P180">-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180"/>
      <text:p text:style-name="P180">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180"/>
      <text:p text:style-name="P180">Из тучи над замком опускается нечто вроде огромного морского конька с перепончатыми крыльями вместо плавников.</text:p>
      <text:p text:style-name="P180"/>
      <text:p text:style-name="P180">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text:span text:style-name="T398">стоящего на задних ногах</text:span> аликорна, глаза которого и испускают алые лучи в осаждающую замок толпу. Каменный аликорн поднимает взор на морского конька. <text:span text:style-name="T399">Тот, в свою очередь, опускает взгляд на аликорна.</text:span> Алые лучи скрещиваются с фиолетовыми, <text:span text:style-name="T401">сотворяя в эпицентре огромный плазменный шар</text:span>.</text:p>
      <text:p text:style-name="P180"/>
      <text:p text:style-name="P180">-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180">- Ты куда? - обеспокоенно спрашивает Селестия. - Мы же должны быть вместе?</text:p>
      <text:p text:style-name="P180">-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180">- Я вернусь с тобой! - протестует призрачная Селестия, но Луна перебивает её.</text:p>
      <text:p text:style-name="P180">-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180"/>
      <text:p text:style-name="P180">Призрачная Луна поворачивается к Дискорду и хмуро говорит:</text:p>
      <text:p text:style-name="P180">- Учти, драк<text:span text:style-name="T398">оникус</text:span>. Если попробуешь обмануть и заведёшь Селестию не туда… Мы найдём тебя, где бы ты ни спрятался. И гнев Наш будет необъятен как море.</text:p>
      <text:p text:style-name="P180"><text:soft-page-break/>- Баюс-баюс! - в притворном страхе прикрывается лапами <text:span text:style-name="T399">прямоходящий </text:span>крокодил. - Вы бы лучше поторопились с возвращением, а то, кажется, там стена отклеивается.</text:p>
      <text:p text:style-name="P180"/>
      <text:p text:style-name="P180">Дискорд указывает кривым пальцем вверх, где часть крепостной стены с грохотом валится <text:span text:style-name="T401">со скалы</text:span>.</text:p>
      <text:p text:style-name="P180">Призрачная Луна вновь поворачивается к Селестии.</text:p>
      <text:p text:style-name="P180"/>
      <text:p text:style-name="P181">-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180"/>
      <text:p text:style-name="P180">Селестию явно застаёт врасплох просьба Луны.</text:p>
      <text:p text:style-name="P180"/>
      <text:p text:style-name="P180">- Да, конечно, сестра... <text:s/>Я сделаю всё, что в моих силах…</text:p>
      <text:p text:style-name="P180">- Ты клянёшься?</text:p>
      <text:p text:style-name="P180">- Клянусь!</text:p>
      <text:p text:style-name="P180"/>
      <text:p text:style-name="P180">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180"/>
      <text:p text:style-name="P180">- Терпеть не люблю эти слезливые сцены и никому не нужные обещания! - гримасничает Дискорд. - Ты готова, Сахарная Ватка?</text:p>
      <text:p text:style-name="P180">- Одну минуту, - просит Селестия. - Мне нужно попрощаться. Тебе лучше отвернуться, <text:span text:style-name="T402">раз</text:span> ты не любишь слезливых сцен.</text:p>
      <text:p text:style-name="P180"/>
      <text:p text:style-name="P180">Долговязый крокодил пожимает плечами и отходит.</text:p>
      <text:p text:style-name="P180"/>
      <text:p text:style-name="P182">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82"/>
      <text:p text:style-name="P180">- Прощай, Орунгун. Мы не смогли удержать тебя. Извини. Быть может… Быть может, в новом мире у нас получится…</text:p>
      <text:p text:style-name="P180"/>
      <text:p text:style-name="P180">Селестия проводит сгибом крыла по скуле и поворачивается к дра<text:span text:style-name="T402">коникусу</text:span>.</text:p>
      <text:p text:style-name="P180"/>
      <text:p text:style-name="P180"><text:soft-page-break/>- <text:span text:style-name="T403">Я готова. </text:span>Идём, Дискорд.</text:p>
      <text:p text:style-name="P180">-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400">Не отходи от входа далеко!</text:span></text:p>
      <text:p text:style-name="P180"/>
      <text:p text:style-name="P180">Он чертит кривым когтем огненный круг в воздухе, который вдруг заполняется чернотой. В черноте мерцают мириады зеленоватых искорок.</text:p>
      <text:p text:style-name="P180">Селестия осторожно проходит в круг и он тут же схлопывается за ней.</text:p>
      <text:p text:style-name="P180"/>
      <text:p text:style-name="P69">Драк<text:span text:style-name="T398">оникус</text:span> противно хихикает и потирает ладони.</text:p>
      <text:p text:style-name="P69"/>
      <text:p text:style-name="P69">- Ну вот и пришло время поговорить наедине, Хмурая Метёлка! - оборачивается драк<text:span text:style-name="T402">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402">Впрочем, м</text:span>олчи, ничего не говори! Дай я сам погляжу!</text:p>
      <text:p text:style-name="P69"/>
      <text:p text:style-name="P69">Лыбящийся крокодил вперивается в меня зенками.</text:p>
      <text:p text:style-name="P69"/>
      <text:p text:style-name="P69">- Я думал, это твоё сновидение, - бормочу я Луне, - ты ведь сама говорила…</text:p>
      <text:p text:style-name="P69">- Да, это так, - остолбенело подтверждает Луна, - Мы великое множество раз просматривали эти воспоминания и ни разу…</text:p>
      <text:p text:style-name="P69">- Сновидения-шмавидения, - махает лапой Дискорд. - Просто не ты одна умеешь по ним лазить, Хмурая Метёлка. Я, хоть больше специализируюсь по <text:span text:style-name="T403">странствиям в Эогиппе</text:span>, пролазить в чужие грёзы тоже <text:span text:style-name="T402">умею</text:span>. Помолчи, дай сосредоточиться… Тэкс, <text:span text:style-name="T402">НУ </text:span>НИ ФИГА СЕБЕ! ПРОВОДНИЧОК! Вот это номер! Где ты его откопала? Ты в курсе, для чего он тут?! Он ведь…</text:p>
      <text:p text:style-name="P69"/>
      <text:p text:style-name="P69">Драк<text:span text:style-name="T398">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69"/>
      <text:p text:style-name="P6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69"/>
      <text:p text:style-name="P69">Дрянной крокодил указывает когтем на меня.</text:p>
      <text:p text:style-name="P69"/>
      <text:p text:style-name="P282"><text:span text:style-name="Default_20_Paragraph_20_Font"><text:span text:style-name="T25">- Сего типа в результате общения с одним молодым демиургом-раздолбаем </text:span></text:span><text:span text:style-name="Default_20_Paragraph_20_Font"><text:span text:style-name="T97">вырвало из </text:span></text:span><text:span text:style-name="Default_20_Paragraph_20_Font"><text:span text:style-name="T200">его собственной </text:span></text:span><text:span text:style-name="Default_20_Paragraph_20_Font"><text:span text:style-name="T98">линии </text:span></text:span><text:span text:style-name="Default_20_Paragraph_20_Font"><text:span text:style-name="T97">бытия и</text:span></text:span><text:span text:style-name="Default_20_Paragraph_20_Font"><text:span text:style-name="T25"> размазало по нескольким реальностям. Но этот гадёныш оказался на редкость живучей тварью и </text:span></text:span><text:span text:style-name="Default_20_Paragraph_20_Font"><text:span text:style-name="T97">таки </text:span></text:span><text:span text:style-name="Default_20_Paragraph_20_Font"><text:span text:style-name="T25">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text:span></text:span><text:soft-page-break/><text:span text:style-name="Default_20_Paragraph_20_Font"><text:span text:style-name="T25">завитков </text:span></text:span><text:span text:style-name="Default_20_Paragraph_20_Font"><text:span text:style-name="T97">реальности</text:span></text:span><text:span text:style-name="Default_20_Paragraph_20_Font"><text:span text:style-name="T25"> и лишил </text:span></text:span><text:span text:style-name="Default_20_Paragraph_20_Font"><text:span text:style-name="T97">ГЛАВНОГО </text:span></text:span><text:span text:style-name="Default_20_Paragraph_20_Font"><text:span text:style-name="T25">ПРИЗА!</text:span></text:span><text:span text:style-name="Default_20_Paragraph_20_Font"><text:span text:style-name="T25"><text:note text:id="ftn7" text:note-class="footnote"><text:note-citation>7</text:note-citation><text:note-body><text:p text:style-name="P183">См. «Последний фанфик», глава 30.</text:p></text:note-body></text:note></text:span></text:span><text:span text:style-name="Default_20_Paragraph_20_Font"><text:span text:style-name="T25"> Это меня-то, духа хаоса! Видеть его больше не хочу! Тьфу! Буэ!</text:span></text:span></text:p>
      <text:p text:style-name="P69"/>
      <text:p text:style-name="P69">Дискорд в отвращении высовывает язык, чертит впопыхах круг в воздухе и скрывается в портале. Последн<text:span text:style-name="T404">ей</text:span> скрывается его когтистая лапа, показ<text:span text:style-name="T403">ывающая</text:span> мне напоследок средний палец.</text:p>
      <text:p text:style-name="P69"/>
      <text:p text:style-name="P69">- Что он такого говорил про тебя? Галиматья какая-то, - ошеломлённо бормочет Луна. - Этот драк<text:span text:style-name="T398">оникус</text:span> всегда был шальным, но сейчас от него за милю несёт безумием.</text:p>
      <text:p text:style-name="P69"/>
      <text:p text:style-name="P69">Я только пожимаю плечами.</text:p>
      <text:p text:style-name="P69"/>
      <text:p text:style-name="P69">- Как бы то ни было, ты увидел необходимое, - обращается ко мне Луна.</text:p>
      <text:p text:style-name="P69">- Что именно? Разрушение горной крепости? Или ваше с Селестией бегство на Эквус?</text:p>
      <text:p text:style-name="P104">-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text:span text:style-name="T404">ещё </text:span>в первый год Ледяной войны. Видишь ли, к началу войны <text:span text:style-name="T688">фаэри</text:span> <text:span text:style-name="T403">давно</text:span> не были воинственной расой. <text:span text:style-name="T688">Уже м</text:span>ногие тысячи лет до того у нас была мирная цивилизация. В перв<text:span text:style-name="T405">ые</text:span> <text:span text:style-name="T405">месяцы</text:span> <text:span text:style-name="T400">шестидесятилетней</text:span>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403">для</text:span> нашей расы. Увы, основной проблемой было малое количество способных странствовать между мирами в Эогиппе. Всего было двенадцать <text:span text:style-name="T405">проводников</text:span> <text:span text:style-name="T403">Эогиппа</text:span>. Королева Лорен, я с сестрой и ещё девять <text:span text:style-name="T688">фаэри</text:span>. Плюс несколько драконов, которые, впрочем, отказались с нами сотрудничать. <text:s/><text:span text:style-name="T405">И</text:span> один сумасшедший драк<text:span text:style-name="T398">оникус.</text:span></text:p>
      <text:p text:style-name="P104"><text:span text:style-name="T405">К</text:span>аждый такой <text:span text:style-name="T405">проводник</text:span> может провести за собой очень небольшое количество путников. Потому ставилась задача отобрать и провести самых достойных, <text:span text:style-name="T405">У</text:span>чителей, способных пронести ценности цивилизации аликорнов в новые миры. Так мы могли бы если не спасти <text:span text:style-name="T688">Ойкумену Фаэри</text:span> физически — то хотя бы духовно, продолжив её в местных<text:span text:style-name="T286"><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69">-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пка оставшихся <text:span text:style-name="T688">фаэри</text:span> — <text:span text:style-name="T676">тридцать два</text:span> воин<text:span text:style-name="T676">а</text:span> Нашей центурии и <text:span text:style-name="T676">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688">двенадцать</text:span> крепостей на юге и западе страны.</text:p>
      <text:p text:style-name="P69">- <text:span text:style-name="T407">А</text:span> почему вы не вернулись назад позже? - спрашиваю я. - Вы могли бы найти уцелевших и привести <text:span text:style-name="T407">их сюда</text:span>.</text:p>
      <text:p text:style-name="P115">-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text:soft-page-break/>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407">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407">н</text:span>ас в состав проекта от отчаяния, из-за нехватки настоящих <text:span text:style-name="T407">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688">первой</text:span> центурии <text:span text:style-name="T688">второй</text:span> когорты шестого легиона <text:span text:style-name="T408">армии</text:span> <text:span text:style-name="T408">Орунгуна</text:span> и д<text:span text:style-name="T653">оцент</text:span> факультета <text:span text:style-name="T653">астромеханики</text:span> <text:span text:style-name="T653">кафедры планетарного движения Королевского</text:span> университета <text:span text:style-name="T653">Ундариена</text:span>. Мы хотели достать карту, но ты сам видел, что получилось. И драк<text:span text:style-name="T398">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69">- Как бы то ни было, ты услышал главное, - отвлекается Луна от воспоминаний. - <text:span text:style-name="T409">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409">Мы не видим</text:span>. Сестра всё также отказывается увеличивать армию больше, чем это необходимо для патрулирования границ и охраны крупных <text:span text:style-name="T407">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69">- Почему ты уверена, что Сел не хочет? Из того, что я видел, она так же, как и ты, плохо ориентируется в Эогиппе.</text:p>
      <text:p text:style-name="P105">- <text:span text:style-name="T409">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407">Е</text:span><text:span text:style-name="T409">ё способности больше Наших, поверь</text:span>. Можно, в конце-концов, сделать драк<text:span text:style-name="T398">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05"/>
      <text:p text:style-name="P69">Луна гневно фыркает.</text:p>
      <text:p text:style-name="P69"/>
      <text:p text:style-name="P69">- Но всё это возможно только если задаться целью вернуться домой для возмездия. Мы же не видим такого рвения у Селестии.</text:p>
      <text:p text:style-name="P69"/>
      <text:p text:style-name="P69">Ноздри аликорницы расширяются, она <text:span text:style-name="T410">гневно </text:span>мотает головой.</text:p>
      <text:p text:style-name="P69"/>
      <text:p text:style-name="P6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409">просто н</text:span>рави<text:span text:style-name="T409">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69"/>
      <text:p text:style-name="P69">Аликорница саркастически улыбается.</text:p>
      <text:p text:style-name="P69"><text:soft-page-break/></text:p>
      <text:p text:style-name="P105">-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05">Нам нужна МЕСТЬ!!!</text:p>
      <text:p text:style-name="P69"/>
      <text:p text:style-name="P69"/>
      <text:h text:style-name="P358" text:outline-level="2">Глава 17</text:h>
      <text:p text:style-name="P303"/>
      <text:p text:style-name="P13">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3">Вселенная не может быть настолько несправедливой. Должен быть выход.</text:p>
      <text:p text:style-name="P44"/>
      <text:p text:style-name="P31">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1"/>
      <text:p text:style-name="P3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31">-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384">А они ушли в цифровую </text:span><text:span text:style-name="T411">реальность</text:span><text:span text:style-name="T384">,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411">под землёй</text:span>. Я просто не могу отождествить своих друзей с этим.</text:p>
      <text:p text:style-name="P31">- Мне очень жаль. Из меня плохой утешитель.</text:p>
      <text:p text:style-name="P31">-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384">друзей для драки</text:span> — я и сам буду <text:span text:style-name="T384">участвовать в ней</text:span> на равных условиях!</text:p>
      <text:p text:style-name="P31">-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1"><text:soft-page-break/>- Плевать! Вколи мне эту дрянь. Иначе я пойду в драку даже без суперспособностей! Они, кстати, могут мне пригодится для нашего маленького плана с <text:span text:style-name="T384">Фениксом</text:span>.</text:p>
      <text:p text:style-name="P31">- Твои слова имеют смысл. Будь по-твоему, - кивает Хэвэн. — <text:span text:style-name="T384">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12">раскроются неокортекс, палеокортекс, гиппокамп и некоторые другие отделы </text:span><text:span text:style-name="T411">мозга</text:span><text:span text:style-name="T412">. Это немного снизит для тебя опасность присутствия в физическом мире.</text:span></text:p>
      <text:p text:style-name="P31"/>
      <text:p text:style-name="P31">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31"/>
      <text:p text:style-name="P31">Внезапно всё прекращается, звон в ушах и головокружение проходят. Я снова слышу все звуки мира. Хэвэн удовлетворённо кивает.</text:p>
      <text:p text:style-name="P31"/>
      <text:p text:style-name="P31">- Для активации возможностей тебе не нужн<text:span text:style-name="T412">о произносить</text:span> кодов<text:span text:style-name="T412">ую</text:span> фраз<text:span text:style-name="T412">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1"/>
      <text:p text:style-name="P22">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22"/>
      <text:p text:style-name="P22">«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22"/>
      <text:p text:style-name="P22">- Нас предали. - быстро говорит Хэвэн. - Нет времени выяснять, кто именно и <text:span text:style-name="T413">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22"/>
      <text:p text:style-name="P22">«…Двенадцать!.. Тринадцать!..»</text:p>
      <text:p text:style-name="P22"/>
      <text:p text:style-name="P22">- Валяй!</text:p>
      <text:p text:style-name="P22">- Запускаю процедуру блокировки! Один... Два... Три.. - вишнёвые глаза Хэвэн заполняют собой всё пространство, вытесняя все образы и мысли.</text:p>
      <text:p text:style-name="P42"><text:soft-page-break/>- Пока ты ещё помнишь… Знай, я люблю тебя! И всегда любила...</text:p>
      <text:p text:style-name="P22"/>
      <text:p text:style-name="P22">…Двадцать три! Двадцать четыре! Двадцать пять!..</text:p>
      <text:p text:style-name="P22"/>
      <text:p text:style-name="P22">…</text:p>
      <text:p text:style-name="P22"/>
      <text:p text:style-name="P22">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22"/>
      <text:p text:style-name="P22">«Двадцать девять! Тридцать! <text:span text:style-name="T413">Всё, </text:span>Дед, я предупреждал!» - доносится усиленный громкоговорителем голос Алекса.</text:p>
      <text:p text:style-name="P22"/>
      <text:p text:style-name="P22">Внизу раздаётся оглушительный грохот и звук выламываемой «с мясом» двери. Потом доносятся шаги по лестнице.</text:p>
      <text:p text:style-name="P22"/>
      <text:p text:style-name="P22">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22"/>
      <text:p text:style-name="P22">Дверь распахивается от мощного удара ногой. Два дуболома в спецдоспехах врываются внутрь в два прыжка достигают меня, <text:span text:style-name="T414">срывают с кресла</text:span> и укладывают носом в пол.</text:p>
      <text:p text:style-name="P22"/>
      <text:p text:style-name="P22">Я слышу неторопливые шаги в коридоре и в поле моего зрения появляются дорогие ботинки.</text:p>
      <text:p text:style-name="P22"/>
      <text:p text:style-name="P22">- Доброе утречко. Что ж ты не открыл дверь, как я просил? Вот и не хотел же портить твоё имущество, но пришлось, - говорит Алекс.</text:p>
      <text:p text:style-name="P22">- Хаюшки. - Не то, чтобы я был рад тебя видеть, но выбора у меня особого нет, - бормочу я. <text:span text:style-name="T413">Из ушибленного носа течёт кровь.</text:span></text:p>
      <text:p text:style-name="P22"/>
      <text:p text:style-name="P22">Ботинки подходят к столу.</text:p>
      <text:p text:style-name="P22"/>
      <text:p text:style-name="P22">-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22">- Какие ещё, блядь, инструкции? Ты рехнулся, Алекс? Что за хуйня творится в моём доме? <text:span text:style-name="T413">Пошёл вон! </text:span><text:span text:style-name="T415">И топтунов своих забери! Я в отуске!</text:span></text:p>
      <text:p text:style-name="P22"><text:soft-page-break/>- Дед, не отпирайся. Я им всё рассказал, - в поле зрения появляется вторая пара ботинок. — <text:span text:style-name="T416">Ты хотел переселить всех доступных операторов </text:span><text:span text:style-name="T417">в виртуал</text:span><text:span text:style-name="T416">.</text:span><text:span text:style-name="T14"> </text:span><text:span text:style-name="T417">А перед этим захватить вычислительные узлы Хэвен. Мило, ничего не скажешь!</text:span></text:p>
      <text:p text:style-name="P22"/>
      <text:p text:style-name="P22">Адским напряжением шеи я приподнимаю голову. Худощавая фигура, задранная губа, очки.</text:p>
      <text:p text:style-name="P22"/>
      <text:p text:style-name="P22">- Ты кто, мать твою? Я тебя не знаю!</text:p>
      <text:p text:style-name="P22">- Отдел моделирования банкротств. А также, по совместительству, служба безопасности «Дайсона», - ухмыляется очкарик.</text:p>
      <text:p text:style-name="P22">- Да мне пох, кто ты, хоть внебрачный сын Алекса и Брюса! - хриплю я. - Я тебя не знаю. Впрочем, даже если бы и знал — пошёл ты нахуй. Вместе с Алексом <text:span text:style-name="T418">и</text:span> Дайсоном. <text:span text:style-name="T419">Даже в отпуске от вас покоя нет! </text:span>Я выхожу из проекта. <text:span text:style-name="T413">С меня довольно </text:span><text:span text:style-name="T417">этого дерьма</text:span><text:span text:style-name="T413">!</text:span></text:p>
      <text:p text:style-name="P22">- Ха-ха-ха! - смеётся Алекс. - Клёвая шутка, я оценил. <text:span text:style-name="T417">Но сегодня не твой день. Весь </text:span><text:span text:style-name="T14">RnD-</text:span><text:span text:style-name="T417">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419">ребята</text:span>.</text:p>
      <text:p text:style-name="P22"/>
      <text:p text:style-name="P22">Дуболомы отрывают меня от пола и волокут к выходу.</text:p>
      <text:p text:style-name="P22"/>
      <text:p text:style-name="P22">- Блядь, да вы совсем берега потеряли? <text:span text:style-name="T418">Какие ещё эмиграции? Какие аресты? Вы все свихнулись тут? </text:span>Алекс, сука, дай хоть тапочки одену!</text:p>
      <text:p text:style-name="P22"/>
      <text:p text:style-name="P22">Алекс поворачивается и долго смотрит на меня с каменным видом.</text:p>
      <text:p text:style-name="P22"/>
      <text:p text:style-name="P22">- <text:span text:style-name="T418">Да ты, никак, сам эмигрировал. Почти. У тебя в глазах то же выражение, что у всех наших «овощей». Но говоришь связно. Скорее всего, </text:span><text:span text:style-name="T420">не успел полностью «уйти»</text:span><text:span text:style-name="T418">. </text:span>Ок. Дайте ему тапочки, - кивает <text:span text:style-name="T418">он</text:span>, наконец, <text:span text:style-name="T418">дуболомам</text:span>. - В больничке они ему пригодятся.</text:p>
      <text:p text:style-name="P106"/>
      <text:p text:style-name="P184">***</text:p>
      <text:p text:style-name="P106"/>
      <text:p text:style-name="P69">- Она так и сказала?</text:p>
      <text:p text:style-name="P69">- Ещё и топнула копытом так, что высекла искру из камня.</text:p>
      <text:p text:style-name="P69"/>
      <text:p text:style-name="P159">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59"/>
      <text:p text:style-name="P69"><text:soft-page-break/>Селестия качает головой. Она <text:span text:style-name="T421">печально</text:span> смотрит на <text:span text:style-name="T421">далёкий горный</text:span> пик за окном, возвышающийся над верхушками сосен. <text:span text:style-name="T421">Тот самый, с которого я когда-то удирал от дракона в самом начале моего появления на Эквусе.</text:span> Пик, <text:span text:style-name="T421">кстати,</text:span> здорово смахивает на <text:span text:style-name="T421">скалу</text:span> <text:span text:style-name="T421">из сна Луны</text:span>, с гибнущим замком <text:span text:style-name="T421">на крутом склоне</text:span>.</text:p>
      <text:p text:style-name="P69"/>
      <text:p text:style-name="P69">- Что ж, ты выслушал <text:span text:style-name="T422">мою сестру</text:span>, Хуман, - вздыхает Селестия. - Выслушай теперь и меня. <text:span text:style-name="T738">Хотела бы я забыть об этом, но, видно, не судьба.</text:span> Правда, я не смогу тебе показать всё так ярко, как это получилось у <text:span text:style-name="T422">неё</text:span>, — я не обладаю даром снопроходчества, — но постараюсь рассказать так, как помню. А помню я всё как вчера…</text:p>
      <text:p text:style-name="P1"/>
      <text:p text:style-name="P1">~~~</text:p>
      <text:p text:style-name="P1"/>
      <text:p text:style-name="P69">- Эвостур, ответьте! Эвостур, ответьте! Андориан на связи! Как слышно? Как слышно? Приём!</text:p>
      <text:p text:style-name="P69"/>
      <text:p text:style-name="P107"><text:span text:style-name="T423">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424">Тени </text:span>под глазами и хмурое выражение лица не вяжутся с <text:span text:style-name="T408">надписью</text:span> "<text:span text:style-name="T408">Принцип </text:span>Смешинка. <text:span text:style-name="T662">Радиосвязь</text:span>", вышито<text:span text:style-name="T662">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69"/>
      <text:p text:style-name="P69">- Норгонг, как слышно? Норгонг, ответьте! Андориан на связи! Приём!</text:p>
      <text:p text:style-name="P108"/>
      <text:p text:style-name="P304">-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25"> </text:span><text:span text:style-name="T99">бы</text:span><text:span text:style-name="T25"> </text:span>прибыть, - бормочет Луна.</text:p>
      <text:p text:style-name="P304">- Возможно, они отклонились к югу, на эвакуацию Мармеллона. <text:span text:style-name="T149">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304">-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304">-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304">- Или же мог свихнуться автопилот, замкнуть управление на себя и увести <text:span text:style-name="T100">корабль</text:span> с курса. Мы так и не успели <text:span text:style-name="T101">как следует </text:span>оттестировать эти кристаллические мозги! - Луна начинает ходить кругами в тесном бункере радиоцентра.</text:p>
      <text:p text:style-name="P109">-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09"/>
      <text:p text:style-name="P318"><text:soft-page-break/><text:span text:style-name="T25">Зуммер внутренней связи прерывает её монолог. На экране комлинка видны внутренности лаборатории Кэйлонга </text:span><text:span text:style-name="T650">— </text:span><text:span text:style-name="T25">профессора</text:span><text:span text:style-name="T650"> кафедры ксенобиологии </text:span><text:span text:style-name="T25">Королевского университета</text:span><text:span text:style-name="T650">. </text:span><text:span text:style-name="T652">Его команда работала над изучением биологии </text:span><text:span text:style-name="T25">и поведения </text:span><text:span text:style-name="T208">тварей Иль-Шогг</text:span><text:span text:style-name="T652">.</text:span></text:p>
      <text:p text:style-name="P318"/>
      <text:p text:style-name="P318">- <text:span text:style-name="T25">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216">- Удалось запустить сепаратор Удвинкина? - эвакуация из Ундариена была спешной, половина оборудования до сих пор была в нерабочем состоянии.</text:p>
      <text:p text:style-name="P216">- Лучше! Намного лучше! - мешки под глазами Кэйлонга видны даже через очки. Он заговорщицки подмигивает мне и отключается.</text:p>
      <text:p text:style-name="P109"/>
      <text:p text:style-name="P216">- Скорее всего, нашёл потерявшуюся банку кофе, - бурчит Луна. - От его <text:span text:style-name="T660">исследований </text:span>нет никакого толку. Только бездарное разбазаривание ресурсов.</text:p>
      <text:p text:style-name="P109"/>
      <text:p text:style-name="P108">- <text:span text:style-name="T425">Форт - девятнадцать, ответьте! Андориан на связи! Форт - девятнадцать, приём!</text:span></text:p>
      <text:p text:style-name="P69"/>
      <text:p text:style-name="P110">- <text:span text:style-name="T426">Если бы у нас был мощнее передатчик, мы могли бы связаться с базами на Эсте и Криллоне, - Луна мрачно сверлит взглядом затылок радистки. — М</text:span><text:span text:style-name="T427">ожет, стоит</text:span><text:span text:style-name="T426"> подключи</text:span><text:span text:style-name="T427">ть</text:span><text:span text:style-name="T426"> </text:span><text:span text:style-name="T723">антену</text:span><text:span text:style-name="T427"> </text:span><text:span text:style-name="T426">к </text:span><text:span text:style-name="T723">мачте</text:span><text:span text:style-name="T426"> лаборатории?</text:span></text:p>
      <text:p text:style-name="P108"><text:span text:style-name="T426">- Там нет войск и практически нет оружия, - напоминаю я. Лунные базы были под моей опекой </text:span><text:span text:style-name="T428">и</text:span><text:span text:style-name="T426"> я отправляла туда своих лучших учеников, втайне стараясь уберечь их от жерновов войны. </text:span><text:span text:style-name="T429">Все войны когда-нибудь заканчиваются, а восполнить научный потенциал крайне сложно.</text:span></text:p>
      <text:p text:style-name="P108">- <text:span text:style-name="T425">Там можно было бы развернуть производство </text:span><text:span text:style-name="T430">мехадоспехов</text:span><text:span text:style-name="T425">. После потери заводов Ундариена у нас всё катится под откос. </text:span><text:span text:style-name="T427">Мы отступаем, если не бежим.</text:span></text:p>
      <text:p text:style-name="P304"/>
      <text:p text:style-name="P305">- <text:span text:style-name="T102">Айгурум, ответьте, Андориан на связи! Айгурум, приём!</text:span></text:p>
      <text:p text:style-name="P69"/>
      <text:p text:style-name="P185">На радаре появляется точка. Она лениво перемещается от края к центру, оставляя <text:span text:style-name="T431">тускнеющие пикселы в различных частях траектории.</text:span></text:p>
      <text:p text:style-name="P185"/>
      <text:p text:style-name="P185">- <text:span text:style-name="T431">Что?!! </text:span><text:span text:style-name="T408">Кто это?! </text:span><text:span text:style-name="T431">Принцип, идентификация! — Луна подскакивает к радистке. — Это Маджестик, это может быть только он! Наконец-то!</text:span></text:p>
      <text:p text:style-name="P185"/>
      <text:p text:style-name="P306">“<text:span text:style-name="T25">Парящая платформа, тип Громовержец» - вспыхивает строка в визоре идентификации радара.</text:span></text:p>
      <text:p text:style-name="P306"><text:span text:style-name="T25"/></text:p>
      <text:p text:style-name="P306"><text:span text:style-name="T25">- </text:span><text:span text:style-name="T103">Да! — радостно восклицает Луна. — Маджестик наконец-то прибыл! Королева с нами!</text:span></text:p>
      <text:p text:style-name="P306"><text:soft-page-break/><text:span text:style-name="T103">- </text:span><text:span text:style-name="T104">Артиллерия, отбой тревоги, - командует Луна куда-то по комлинку. — Это Маджестик! </text:span><text:span text:style-name="T149">Хай Глори, подготовь второй пирс к швартовке!</text:span></text:p>
      <text:p text:style-name="P307"/>
      <text:p text:style-name="P307"><text:span text:style-name="T25">Мне понятна её уверенность. </text:span><text:span text:style-name="T104">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206">Королевской </text:span><text:span text:style-name="T104">судоверфи был последним зданием </text:span><text:span text:style-name="T105">города</text:span><text:span text:style-name="T104">, удерживаемым </text:span><text:span text:style-name="T106">оставшимися </text:span><text:span text:style-name="T104">защитниками </text:span><text:span text:style-name="T206">Ундариена</text:span><text:span text:style-name="T104">. </text:span><text:span text:style-name="T106">Они же стали его экипажем. </text:span><text:span text:style-name="T143">Лербы</text:span><text:span text:style-name="T107"> </text:span><text:span text:style-name="T143">уже </text:span><text:span text:style-name="T206">выбивали ворота</text:span><text:span text:style-name="T104">, когда </text:span><text:span text:style-name="T106">крыша бокса разошлась стальными лепестками, выпуская в небо достроенный на семьдесят процентов корабль.</text:span></text:p>
      <text:p text:style-name="P186"><text:span text:style-name="T108"/></text:p>
      <text:p text:style-name="P186">Экран комлинка загорается, сквозь помехи едва видна закованная в доспехи фигура <text:span text:style-name="T432">на фоне боевой рубки</text:span>.</text:p>
      <text:p text:style-name="P186"/>
      <text:p text:style-name="P186">- Арршш скрооошнаа гноллл…</text:p>
      <text:p text:style-name="P186">- Маджестик, вас плохо слышно! Помехи! <text:span text:style-name="T408">Маджестик, п</text:span>овторите сообщение!</text:p>
      <text:p text:style-name="P186">- Говохххнаа сквашшшрр углушшш… - <text:span text:style-name="T408">фигура на экране делает приветственный жест копытом.</text:span></text:p>
      <text:p text:style-name="P187">- <text:span text:style-name="T408">Легат Эйронсмайл, с вами говорит <text:s/>центурион шестого легиона Луна </text:span><text:span text:style-name="T715">Амаго</text:span><text:span text:style-name="T408">. Вас очень плохо слышно! Следуйте </text:span><text:span text:style-name="T433">в </text:span><text:span text:style-name="T653">порт</text:span><text:span text:style-name="T433">, мы вас встретим. Повторяем, следуйте в </text:span><text:span text:style-name="T653">порт</text:span><text:span text:style-name="T433">! </text:span><text:span text:style-name="T653">Пирс номер два!</text:span></text:p>
      <text:p text:style-name="P187"/>
      <text:p text:style-name="P188"><text:span text:style-name="T433">Экран комлинка гаснет. Луна </text:span><text:span text:style-name="T723">бросается</text:span><text:span text:style-name="T433"> к бронированной двери из </text:span><text:span text:style-name="T434">командного центра</text:span><text:span text:style-name="T433"> . Пока гермодверь открывается, она пританцовывает в нетерпении.</text:span></text:p>
      <text:p text:style-name="P187"/>
      <text:p text:style-name="P187"><text:span text:style-name="T408">- </text:span><text:span text:style-name="T433">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35">Натяни на своих ботаников что-нибудь приличное!</text:span></text:p>
      <text:p text:style-name="P69"/>
      <text:p text:style-name="P189">Гермодверь плавно закрывается за сестрой.</text:p>
      <text:p text:style-name="P189"/>
      <text:p text:style-name="P189">- Ну что же, наконец-то мы видим свет в конце тоннеля, - улыбаюсь я Смешинке. — <text:span text:style-name="T436">Королева с нами. </text:span><text:span text:style-name="T437">Э</text:span><text:span text:style-name="T438">лементы Возмездия в паре с Маджестиком </text:span><text:span text:style-name="T436">вскоре </text:span><text:span text:style-name="T438">очистят Орунгун от </text:span><text:span text:style-name="T723">нечисти </text:span><text:span text:style-name="T734">Иль-Шогг</text:span><text:span text:style-name="T439"> </text:span><text:span text:style-name="T432">и мы все, наконец, </text:span><text:span text:style-name="T439">вспомним </text:span><text:span text:style-name="T406">мирн</text:span><text:span text:style-name="T439">ую</text:span><text:span text:style-name="T406"> жизнь</text:span><text:span text:style-name="T438">.</text:span></text:p>
      <text:p text:style-name="P189"/>
      <text:p text:style-name="P190">Радистка замордовано улыбается мне в ответ. <text:span text:style-name="T432">Я вижу слёзы в уголках её глаз. На фотографии, прислонённой к микрофону, я замечаю Смешинку </text:span><text:span text:style-name="T229">на </text:span><text:span text:style-name="T440">крыльце</text:span><text:span text:style-name="T229"> </text:span><text:span text:style-name="T440">небольшого </text:span><text:span text:style-name="T406">уютного </text:span><text:span text:style-name="T440">домика </text:span><text:span text:style-name="T723">в горах </text:span><text:span text:style-name="T432">в окружении жеребца и двух кобылок.</text:span></text:p>
      <text:p text:style-name="P218">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723">К сожалению, тут нет никого титулом выше меня, что </text:span><text:soft-page-break/><text:span text:style-name="T723">автоматически налагает обязанности командующего.</text:span> Сестра как может помогает мне, но груз ответственности всё равно слишком тяжёл!</text:p>
      <text:p text:style-name="P190"/>
      <text:p text:style-name="P111">- Армаринд, ответьте! Армаринд, ответьте! Андориан вызывает!</text:p>
      <text:p text:style-name="P111"/>
      <text:p text:style-name="P191">Я отдаю последние распоряжения о праздничных торжествах по внутренней сети и следую к выходу.</text:p>
      <text:p text:style-name="P189"/>
      <text:p text:style-name="P112">- Корморан, ответьте, вызывает Андориан… Корморан, вас слышу! Слышу вас, <text:span text:style-name="T432">Корморан</text:span>!!! Андориан на связи!</text:p>
      <text:p text:style-name="P112"/>
      <text:p text:style-name="P112">От возбуждения кобылка хлопает крыльями. <text:span text:style-name="T424">Сигарета метким плевком отправляется в чашку с кофейной гущей. </text:span><text:s/><text:span text:style-name="T428">З</text:span>ацепившись рог<text:span text:style-name="T441">ом</text:span>, <text:span text:style-name="T429">Смешинка</text:span> срывает наушники и стучит копытом по кнопке громкой связи.</text:p>
      <text:p text:style-name="P112"/>
      <text:p text:style-name="P112">- Корморан вас слыш<text:span text:style-name="T424">и</text:span><text:span text:style-name="T229">т</text:span>! <text:span text:style-name="T424">Корморан на связи!</text:span> Андориан, приём!</text:p>
      <text:p text:style-name="P112">- <text:span text:style-name="T442">На связи консул Селестия, </text:span><text:span text:style-name="T663">временный командующий фортом Андориан</text:span><text:span text:style-name="T442">. </text:span>Краткий р<text:span text:style-name="T441">а</text:span>порт обстановки, Корморан! — приказыва<text:span text:style-name="T432">ю я</text:span>, <text:span text:style-name="T428">буквально нависнув над микрофоном</text:span>.</text:p>
      <text:p text:style-name="P112">- <text:span text:style-name="T435">Докладывает мехадоспех </text:span><text:span text:style-name="T443">двенадцатого легиона </text:span><text:span text:style-name="T435">«</text:span><text:span text:style-name="T444">Опцион-4С», </text:span><text:span text:style-name="T445">номер тринадцать-девятьсот четыре</text:span><text:span text:style-name="T444">. </text:span><text:span text:style-name="T446">Активны тридцать шесть боевых единиц </text:span><text:span text:style-name="T447">и три автотурели</text:span><text:span text:style-name="T446">. Охраняется периметр </text:span><text:span text:style-name="T448">четвёртой</text:span><text:span text:style-name="T446"> дозорной башни. Уровень заряда основной батареи — два процента. Уровень заряда резервной батареи — шестьдесят четыре…</text:span></text:p>
      <text:p text:style-name="P112">- <text:span text:style-name="T446">Стоп-стоп-стоп! — </text:span><text:span text:style-name="T449">Я, наконец, обрела дар речи. — Опцион-4С, позови к передатчику дежурного связного. Кто сейчас командует обороной Корморана?!</text:span></text:p>
      <text:p text:style-name="P112">- <text:span text:style-name="T449">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50">Центурион</text:span><text:span text:style-name="T449">-2А номер шесть-пятнадцать.</text:span></text:p>
      <text:p text:style-name="P112">- <text:span text:style-name="T449">Что значит «отсутствует связной»?! Почему связью и командованием занимаются </text:span><text:span text:style-name="T448">механизмы</text:span><text:span text:style-name="T449">?! </text:span><text:span text:style-name="T436">Кто вам передал полномочия? </text:span><text:span text:style-name="T449">Где персонал </text:span><text:span text:style-name="T443">крепости</text:span><text:span text:style-name="T449">?!!</text:span></text:p>
      <text:p text:style-name="P112"/>
      <text:p text:style-name="P192">Металлический голос бесстрастно отвечает на мои вопросы.</text:p>
      <text:p text:style-name="P113"/>
      <text:p text:style-name="P113">- <text:span text:style-name="T449">Персонал </text:span><text:span text:style-name="T439">заражён </text:span><text:span text:style-name="T734">ментапаразитами</text:span><text:span text:style-name="T449"> </text:span><text:span text:style-name="T734">Иль-Шогг</text:span><text:span text:style-name="T449">, </text:span><text:span text:style-name="T443">в настоящее время активен в статусе врага</text:span><text:span text:style-name="T449">. </text:span><text:span text:style-name="T671">Цитадель</text:span><text:span text:style-name="T448">, </text:span><text:span text:style-name="T443">а также</text:span><text:span text:style-name="T448"> первая, вторая, третья, пятая и шестая дозорные башни захвачены. </text:span><text:span text:style-name="T452">Оборону четвёртой башни удерживают</text:span><text:span text:style-name="T448"> тридцать шесть боевых единиц. Тридцать четыре мехадоспеха и две транспортны</text:span><text:span text:style-name="T452">е</text:span><text:span text:style-name="T448"> платформы</text:span><text:span text:style-name="T443">.</text:span><text:span text:style-name="T448"> Прогнозируемая длительность активной обороны — </text:span><text:span text:style-name="T671">дв</text:span><text:span text:style-name="T723">а месяца</text:span><text:span text:style-name="T448">. Ждём указаний, </text:span><text:span text:style-name="T442">консул</text:span><text:span text:style-name="T448">.</text:span></text:p>
      <text:p text:style-name="P112">- <text:span text:style-name="T449">Что </text:span><text:span text:style-name="T448">у вас произошло</text:span><text:span text:style-name="T449">??! </text:span><text:span text:style-name="T448">Как вы допустили прорыв обороны?!!</text:span></text:p>
      <text:p text:style-name="P112"/>
      <text:p text:style-name="P193">Я уже крич<text:span text:style-name="T453">у</text:span> не сдерживаясь. <text:span text:style-name="T406">Шестьдесят два</text:span><text:span text:style-name="T454"> </text:span><text:span text:style-name="T406">года</text:span><text:span text:style-name="T454"> </text:span><text:span text:style-name="T668">О</text:span><text:span text:style-name="T455">йкумена</text:span><text:span text:style-name="T454"> </text:span><text:span text:style-name="T455">фаэри</text:span><text:span text:style-name="T454"> во</text:span><text:span text:style-name="T456">юет</text:span><text:span text:style-name="T454"> с </text:span><text:span text:style-name="T723">о</text:span><text:span text:style-name="T454">рдой </text:span><text:span text:style-name="T734">Иль-Шогг.</text:span><text:span text:style-name="T454"> </text:span><text:span text:style-name="T457">Мы прошли путь от </text:span><text:span text:style-name="T458">мирных беззаботных созданий, купающихся в солнечных лучах на террасах воздушных </text:span><text:soft-page-break/><text:span text:style-name="T458">замков до </text:span><text:span text:style-name="T459">бесчисленных легионов</text:span><text:span text:style-name="T458">, беспрекословно повинующихся приказам королевы. </text:span><text:span text:style-name="T459">Наша армия, начав с </text:span><text:span text:style-name="T460">разнородных отрядов ополчения</text:span><text:span text:style-name="T459">, вооружённых старинными алебардами </text:span><text:span text:style-name="T460">из родовых арсеналов</text:span><text:span text:style-name="T459">, дошла до </text:span><text:span text:style-name="T458">облачённых в кибернетические доспехи воинов, </text:span><text:span text:style-name="T460">лунных баз</text:span><text:span text:style-name="T458"> </text:span><text:span text:style-name="T459">и лет</text:span><text:span text:style-name="T461">учих</text:span><text:span text:style-name="T459"> </text:span><text:span text:style-name="T456">кораблей-</text:span><text:span text:style-name="T459">городов, ощетинившихся </text:span><text:span text:style-name="T734">дальнобойными </text:span><text:span text:style-name="T456">орудиями</text:span><text:span text:style-name="T459">.</text:span></text:p>
      <text:p text:style-name="P194">Но что бы мы ни делали, наши старания принос<text:span text:style-name="T462">ят</text:span> лишь кратковременный результат. <text:span text:style-name="T463">Эти твари </text:span><text:span text:style-name="T460">облада</text:span><text:span text:style-name="T453">ют</text:span><text:span text:style-name="T460"> критическим преимуществом</text:span><text:span text:style-name="T463">. </text:span><text:span text:style-name="T460">Нет, они не отвеч</text:span><text:span text:style-name="T462">ают</text:span><text:span text:style-name="T460"> технологией на технологию — они абсолютно не креативны в техническом плане. Особ</text:span><text:span text:style-name="T464">ыми способностями к айн</text:span><text:span text:style-name="T406">а</text:span><text:span text:style-name="T464">-манипуляциям</text:span><text:span text:style-name="T460"> или </text:span><text:span text:style-name="T734">большой </text:span><text:span text:style-name="T460">физической силой они тоже не облада</text:span><text:span text:style-name="T462">ют</text:span><text:span text:style-name="T460">.</text:span></text:p>
      <text:p text:style-name="P195"><text:span text:style-name="T460">Они уме</text:span><text:span text:style-name="T453">ют</text:span><text:span text:style-name="T460"> </text:span><text:span text:style-name="T439">заражать </text:span><text:span text:style-name="T653">психику</text:span><text:span text:style-name="T460">. Подчинять разум. Превращать наших воинов в своих марионеток. </text:span><text:span text:style-name="T651">Ледяных рабов. Лербов.</text:span></text:p>
      <text:p text:style-name="P195"><text:span text:style-name="T465">В начале </text:span><text:span text:style-name="T738">заражение шло </text:span><text:span text:style-name="T465">медленно — мы с удивлением и гневом увидели </text:span><text:span text:style-name="T695">главу королевской охраны, трибуна</text:span><text:span text:style-name="T465"> </text:span><text:span text:style-name="T466">Стронгхолда</text:span><text:span text:style-name="T465"> в их рядах через </text:span><text:span text:style-name="T462">месяц </text:span><text:span text:style-name="T465">войны. Мы считали его предателем и покрыли позором его клан. Но шли </text:span><text:span text:style-name="T437">недели</text:span><text:span text:style-name="T465"> и — и вот </text:span><text:span text:style-name="T695">против нас сражается</text:span><text:span text:style-name="T465"> </text:span><text:span text:style-name="T695">половина королевской охраны</text:span><text:span text:style-name="T465">. Потом </text:span><text:span text:style-name="T695">на их сторону </text:span><text:span text:style-name="T465">пере</text:span><text:span text:style-name="T695">шла центурия Второго Добровольческого легиона</text:span><text:span text:style-name="T465">. Потом </text:span><text:span text:style-name="T456">целая </text:span><text:span text:style-name="T465">манипула. </text:span><text:span text:style-name="T738">С увеличением числа лербов отродьям</text:span><text:span text:style-name="T734"> Иль-Шогг</text:span><text:span text:style-name="T465"> </text:span><text:span text:style-name="T738">стало легче захватывать новых пленных и превращать их в своих марионеток. И с</text:span><text:span text:style-name="T460"> ростом числа </text:span><text:span text:style-name="T651">лербов</text:span><text:span text:style-name="T460"> против нас вста</text:span><text:span text:style-name="T462">ют</text:span><text:span text:style-name="T460"> </text:span><text:span text:style-name="T467">ряды</text:span><text:span text:style-name="T460"> холодных, обученных и оснащённых воинов.</text:span></text:p>
      <text:p text:style-name="P115"><text:span text:style-name="T427">К счастью для нас, </text:span><text:span text:style-name="T439">заражённые</text:span><text:span text:style-name="T468"> </text:span><text:span text:style-name="T455">фаэри</text:span><text:span text:style-name="T441"> сразу обраща</text:span><text:span text:style-name="T462">ют</text:span><text:span text:style-name="T441"> на себя внимание неестественностью поведения и механическими движениями. </text:span><text:span text:style-name="T427">И их зрачки станов</text:span><text:span text:style-name="T462">ятся</text:span><text:span text:style-name="T427"> узкими, как у змей.</text:span><text:span text:style-name="T441"> Мы сразу </text:span><text:span text:style-name="T428">вычисля</text:span><text:span text:style-name="T462">ем</text:span><text:span text:style-name="T441"> таких </text:span><text:span text:style-name="T428">на блокпостах</text:span><text:span text:style-name="T441">. </text:span><text:span text:style-name="T462">К сожалению, после заражения</text:span><text:span text:style-name="T427"> они</text:span><text:span text:style-name="T465"> не утрачива</text:span><text:span text:style-name="T462">ют</text:span><text:span text:style-name="T465"> технических знаний. </text:span><text:span text:style-name="T466">Всё новейшее оружие, доспехи и техника, что были с ними </text:span><text:span text:style-name="T427">в момент обращения</text:span><text:span text:style-name="T466"> — теперь работа</text:span><text:span text:style-name="T462">ют</text:span><text:span text:style-name="T466"> против нас.</text:span></text:p>
      <text:p text:style-name="P370">Ещё один фактор, спасший нас от неминуемого разгрома в первые годы — немногочисленность <text:span text:style-name="T738">самих</text:span> <text:span text:style-name="T734">тварей</text:span>. <text:span text:style-name="T230">По нашим наблюдениям, их </text:span><text:span text:style-name="T695">пришло в Ойкумену Фаэри </text:span><text:span text:style-name="T230">не </text:span><text:span text:style-name="T469">бол</text:span><text:span text:style-name="T470">е</text:span><text:span text:style-name="T469">е</text:span><text:span text:style-name="T230"> двухсот. Около пятнадцати из них </text:span><text:span text:style-name="T738">за всё время войны </text:span><text:span text:style-name="T230">нам удалось уничтожить и двух пленить. </text:span><text:span text:style-name="T231">Только их </text:span><text:span text:style-name="T471">мало</text:span><text:span text:style-name="T231">численность не позволяет им </text:span><text:span text:style-name="T238">п</text:span><text:span text:style-name="T653">орабощать</text:span><text:span text:style-name="T231"> нас слишком </text:span><text:span text:style-name="T472">б</text:span><text:span text:style-name="T470">ы</text:span><text:span text:style-name="T472">стро, </text:span><text:span text:style-name="T738">хотя всё равно их армия постоянно растёт</text:span><text:span text:style-name="T231">. </text:span><text:span text:style-name="T738">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96">Смешно сказать, но самую большую эффективность против <text:span text:style-name="T439">этих ментальных паразитов</text:span> показ<text:span text:style-name="T470">ывают</text:span> не <text:span text:style-name="T466">тяжёлые </text:span><text:span text:style-name="T456">орудия</text:span><text:span text:style-name="T466"> или ховертанки</text:span>, а самые простые стены вокруг городов и дороги на высоких колоннах, <text:span text:style-name="T466">соединяющие любые мало-мальски укреплённые поселения. </text:span><text:span text:style-name="T734">Отродья Иль-Шогг</text:span><text:span text:style-name="T466"> почти не лета</text:span><text:span text:style-name="T470">ют</text:span><text:span text:style-name="T466">. Их полупрозрачные бескрылые тела мог</text:span><text:span text:style-name="T470">ут</text:span><text:span text:style-name="T466"> подняться в воздух самое большее на </text:span><text:span text:style-name="T473">десяток футов</text:span><text:span text:style-name="T466"> и продержаться та</text:span><text:span text:style-name="T473">к</text:span><text:span text:style-name="T466"> несколько секунд. Они использ</text:span><text:span text:style-name="T470">уют</text:span><text:span text:style-name="T466"> </text:span><text:span text:style-name="T464">айну</text:span><text:span text:style-name="T466"> для полёта и наш скудный мир не мо</text:span><text:span text:style-name="T470">жет</text:span><text:span text:style-name="T466"> им дать её достаточно для удержания тела в воздухе. Только это позвол</text:span><text:span text:style-name="T470">яет</text:span><text:span text:style-name="T466"> нам </text:span><text:span text:style-name="T456">успешно сражаться с ними долгие </text:span><text:span text:style-name="T470">десятилетия</text:span><text:span text:style-name="T466"> </text:span><text:span text:style-name="T406">и мы благодари</text:span><text:span text:style-name="T470">м</text:span><text:span text:style-name="T406"> судьбу, что </text:span><text:span text:style-name="T734">твари</text:span><text:span text:style-name="T406"> пришли в наш мир так поздно — ведь ещё пять тысяч лет назад айны </text:span><text:span text:style-name="T738">в мире</text:span><text:span text:style-name="T406"> было достаточно, чтобы мы сами могли летать без использования крыльевых экстендеров</text:span><text:span text:style-name="T466">. </text:span><text:span text:style-name="T406">Теперь нас спаса</text:span><text:span text:style-name="T470">ет</text:span><text:span text:style-name="T406"> и</text:span><text:span text:style-name="T473">золяция высотой. Мы отгоражива</text:span><text:span text:style-name="T470">емся</text:span><text:span text:style-name="T473"> от них высокими стенами </text:span><text:span text:style-name="T474">и непроницаемыми куполами</text:span><text:span text:style-name="T473">, замками, расположенными высоко на недоступных скалах и высотными дорогами, до которых невозможно дотянуться с земли. </text:span><text:span text:style-name="T738">При приближении тварей мы обрушаем высотные дороги, что сильно замедляет их наступление.</text:span></text:p>
      <text:p text:style-name="P197"><text:span text:style-name="T477">Совсем недавно мы начали строить гранд-флаеры — парящие </text:span><text:span text:style-name="T447">платформы размером с небольшой город</text:span><text:span text:style-name="T477">, оснащённые мощны</text:span><text:span text:style-name="T478">м</text:span><text:span text:style-name="T477"> </text:span><text:span text:style-name="T478">вооружением</text:span><text:span text:style-name="T477">. </text:span><text:span text:style-name="T475">Они счита</text:span><text:span text:style-name="T470">ются</text:span><text:span text:style-name="T475"> неприступными, так как не опуска</text:span><text:span text:style-name="T470">ются</text:span><text:span text:style-name="T475"> на поверхность годами. С их помощью мы вздохнули немного свободнее </text:span><text:span text:style-name="T479">и</text:span><text:span text:style-name="T477"> наконец-то перестали </text:span><text:soft-page-break/><text:span text:style-name="T477">лавинообразно терять воинов и технологии.</text:span><text:span text:style-name="T473"> Да, </text:span><text:span text:style-name="T476">заражённые</text:span><text:span text:style-name="T473"> по-прежнему мог</text:span><text:span text:style-name="T470">ут</text:span><text:span text:style-name="T473"> добраться до нас </text:span><text:span text:style-name="T464">на высоте</text:span><text:span text:style-name="T473">, но они </text:span><text:span text:style-name="T470">сами </text:span><text:span text:style-name="T473">не уме</text:span><text:span text:style-name="T470">ют</text:span><text:span text:style-name="T473"> </text:span><text:span text:style-name="T476">заражать</text:span><text:span text:style-name="T473">.</text:span></text:p>
      <text:p text:style-name="P360"><text:span text:style-name="T209">Как квинтэссенция высотной изоляции, мы основали базы на двух наших лунах — </text:span><text:span text:style-name="T210">Эсте и Криллоне </text:span><text:span text:style-name="T209">— и стали переселять туда учёных и инженеров </text:span><text:span text:style-name="T211">в попытке </text:span><text:span text:style-name="T212">создать</text:span><text:span text:style-name="T211"> промышленность, </text:span><text:span text:style-name="T210">абсолютно </text:span><text:span text:style-name="T211">не досягаемую для </text:span><text:span text:style-name="T208">тварей и их </text:span><text:span text:style-name="T213">марионеток</text:span><text:span text:style-name="T209">. </text:span><text:span text:style-name="T210">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96"/>
      <text:p text:style-name="P198">Тем больнее слышать о потере ещё одной крепости. <text:span text:style-name="T475">Мы всё больше теряем связь с поверхностью, перебираясь </text:span><text:span text:style-name="T663">в</text:span><text:span text:style-name="T475"> летучие города и луны.</text:span></text:p>
      <text:p text:style-name="P198"/>
      <text:p text:style-name="P198">- Противник использовал гранд-флаер для создания бреши в <text:span text:style-name="T436">силовом щите</text:span>. — <text:span text:style-name="T437">пробивается сквозь помехи металлический голос. — </text:span><text:span text:style-name="T475">Командование не распознало в нём врага. Он приблизился к охранной сфере и таранил её. </text:span><text:span text:style-name="T450">После чего передовые отряды </text:span><text:span text:style-name="T651">лербов</text:span><text:span text:style-name="T450"> за полтора суток сломили сопротивление крепости. Тессерарий Стоуншилд перед </text:span><text:span text:style-name="T476">заражением</text:span><text:span text:style-name="T450"> успел </text:span><text:span text:style-name="T452">активировать и </text:span><text:span text:style-name="T450">перевести в автономный режим мехадоспехи ремонтного цеха и </text:span><text:span text:style-name="T452">утилизационной площадки.</text:span></text:p>
      <text:p text:style-name="P198">- <text:span text:style-name="T475">Название гранд-флаера, Опцион?</text:span></text:p>
      <text:p text:style-name="P198"/>
      <text:p text:style-name="P200">О, боги! <text:span text:style-name="T480">То, чего все боялись и не хотели даже думать об этом, произошло! </text:span><text:span text:style-name="T734">Твари</text:span><text:span text:style-name="T480"> захватили гранд-флаер — первый из двадцати восьми построенных. Значит, </text:span><text:span text:style-name="T723">захват</text:span><text:span text:style-name="T480"> остальных — вопрос времени. Всё повторяется, как и с предыдущими технологиями — </text:span><text:span text:style-name="T734">отродья Иль-Шогг</text:span><text:span text:style-name="T480"> захватывают их и обращают против нас. </text:span><text:span text:style-name="T481">Неизменный</text:span><text:span text:style-name="T482"> алгоритм войны!</text:span></text:p>
      <text:p text:style-name="P198"/>
      <text:p text:style-name="P199">- <text:span text:style-name="T480">Мы не смогли опознать его — нападение произошло ночью и он быстро ушёл из радиуса досягаемости <text:s/>радара после высадки десанта. Но, судя </text:span><text:span text:style-name="T447">по </text:span><text:span text:style-name="T480">габаритам, это </text:span><text:span text:style-name="T483">был </text:span><text:span text:style-name="T480">гранд-флаер серии «Вандерис» или «Громовержец».</text:span></text:p>
      <text:p text:style-name="P199"/>
      <text:p text:style-name="P199">- <text:span text:style-name="T480">Что??? Громовержец?!!</text:span></text:p>
      <text:p text:style-name="P189"/>
      <text:p text:style-name="P109">Снаружи раздаётся <text:span text:style-name="T479">оглушительный </text:span>грохот. Стены <text:span text:style-name="T752">связного</text:span><text:span text:style-name="T445"> бункера</text:span> трясутся в лихорадке, <text:span text:style-name="T479">по потолку ползёт трещина</text:span>. На пол, <text:span text:style-name="T451">столы</text:span> и аппаратуру сыпется штукатурка. Светильники гаснут, <text:span text:style-name="T479">чахоточно </text:span>мигнув пару раз на прощание. <text:span text:style-name="T484">Где-то снаружи заунывно нарастает </text:span><text:span text:style-name="T406">вой </text:span><text:span text:style-name="T484">сирен</text:span><text:span text:style-name="T406">ы</text:span><text:span text:style-name="T484">. </text:span><text:span text:style-name="T406">Громкие в</text:span>опли <text:span text:style-name="T451">Смешинки</text:span> перемежаются со стуком опрокидываемых на пол тумбочек.</text:p>
      <text:p text:style-name="P308"/>
      <text:p text:style-name="P201">Я бегу к выходу, спотыкаюсь и падаю на что-то мягкое.</text:p>
      <text:p text:style-name="P201"/>
      <text:p text:style-name="P201">- Ляга<text:span text:style-name="T442">ть, </text:span><text:span text:style-name="T485">в петлю мою душу</text:span><text:span text:style-name="T442">! Где этот бананутый свет? — от шока в мою речь </text:span><text:span text:style-name="T485">прорываются</text:span><text:span text:style-name="T442"> ругательства из университетской юности.</text:span></text:p>
      <text:p text:style-name="P69">- <text:span text:style-name="T442">Надо включить аварийное освещение, консул <text:s/>- раздаётся сдавленный писк подо мной. — </text:span><text:span text:style-name="T485">Рубильник в углу, над противопожарным щитком.</text:span></text:p>
      <text:p text:style-name="P69"><text:soft-page-break/></text:p>
      <text:p text:style-name="P202">Я зажигаю <text:span text:style-name="T486">искорку</text:span> айны на роге <text:span text:style-name="T487">и сконфужено поднимаюсь со Смешинки. </text:span><text:span text:style-name="T488">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202"/>
      <text:p text:style-name="P69">- <text:span text:style-name="T489">Оставайся на посту, принцип. Я проверю, что случилось снаружи. Как только появится электричество — продолжи опрос </text:span><text:span text:style-name="T451">гарнизонов</text:span><text:span text:style-name="T490">, - я следую к двери.</text:span></text:p>
      <text:p text:style-name="P69"/>
      <text:p text:style-name="P203">И натыкаюсь на бронированную створку. <text:span text:style-name="T491">Она не отъезжает в сторону при моём приближении. Делаю шаг назад и снова шаг вперёд — гермодверь не сд</text:span><text:span text:style-name="T427">в</text:span><text:span text:style-name="T491">игается ни на дюйм.</text:span></text:p>
      <text:p text:style-name="P203"/>
      <text:p text:style-name="P203">- <text:span text:style-name="T491">Сделай что-то с этой ляганной дверью! — я раздражённо поворачиваюсь к Смешинке. — Она не открывается.</text:span></text:p>
      <text:p text:style-name="P203">- <text:span text:style-name="T491">Бункер обесточен, - та разводит копытами. — Сервоприводы не под напряжением.</text:span></text:p>
      <text:p text:style-name="P203">- <text:span text:style-name="T491">Кто проектировал этот унавоженный помётом </text:span><text:span text:style-name="T734">Иль-Шогг</text:span><text:span text:style-name="T491"> бункер? Кто предусмотрел в нём аварийное освещение, но не догадался подвести резервное питание к двери? Лягать, я понижу его в звании до </text:span><text:span text:style-name="T492">гастата!</text:span></text:p>
      <text:p text:style-name="P203">- <text:span text:style-name="T492">Насколько мне известно, все подземные фортификации разрабатываются </text:span><text:span text:style-name="T663">в </text:span><text:span text:style-name="T493">МБТ</text:span><text:span text:style-name="T492">, - осторожно замечает Смешинка.</text:span></text:p>
      <text:p text:style-name="P203"/>
      <text:p text:style-name="P204">Я осекаюсь. Гнев уходит из груди и я смущённо прячу глаза. <text:span text:style-name="T493">Министерство Боевых Технологий</text:span> я основала сама на <text:span text:style-name="T486">два</text:span>дцатом году войны, когда стало ясно, что мы проигрываем без <text:span text:style-name="T243">научной баз</text:span><text:span text:style-name="T723">ы</text:span>. По-сути, это была моя дипломная работа. Я уже давно оставила бразды правления в нём, но <text:span text:style-name="T493">его текущий состав</text:span> до сих пор полностью состо<text:span text:style-name="T723">ит</text:span> из моих протеже.</text:p>
      <text:p text:style-name="P204"/>
      <text:p text:style-name="P204">- <text:span text:style-name="T494">Хорошо</text:span><text:span text:style-name="T495">, не время сердиться. Надо как-то найти выход отсюда.</text:span></text:p>
      <text:p text:style-name="P205">- <text:span text:style-name="T495">Выйти можно через подсобку у туалета. Там есть дверца в коридор. Запирается на шпингалет. Уборщица из </text:span><text:span text:style-name="T723">фермы</text:span><text:span text:style-name="T495">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69"/>
      <text:p text:style-name="P69">- <text:span text:style-name="T495">Э-э-э… Гм… Ну ладно…</text:span></text:p>
      <text:p text:style-name="P206"/>
      <text:p text:style-name="P206">…</text:p>
      <text:p text:style-name="P206"/>
      <text:p text:style-name="P207">Коридор обрушивается на меня какофонией звуков: <text:span text:style-name="T496">к</text:span><text:span text:style-name="T427">рики, </text:span><text:span text:style-name="T497">обрывки </text:span><text:span text:style-name="T427">команд, перекрываемые </text:span><text:span text:style-name="T651">залпами</text:span><text:span text:style-name="T427"> автотурелей, топот копыт, грохот выбиваемых дверей и звон разбивающихся стёкол.</text:span></text:p>
      <text:p text:style-name="P69"/>
      <text:p text:style-name="P150"><text:soft-page-break/>Я <text:span text:style-name="T498">несусь</text:span> к выходу из убежища, на ходу активир<text:span text:style-name="T468">уя</text:span> <text:span text:style-name="T496">меха</text:span>доспех. <text:span text:style-name="T499">Забрало шлема опускается, </text:span><text:span text:style-name="T500">отсекая меня от внешнего мира</text:span><text:span text:style-name="T499">, </text:span><text:span text:style-name="T500">на внутреннем экране появляется интерфейс и подсказки встроенного псевдоразума. </text:span><text:span text:style-name="T493">Это чудо военн</text:span><text:span text:style-name="T481">ого</text:span><text:span text:style-name="T493"> </text:span><text:span text:style-name="T481">прогресса</text:span><text:span text:style-name="T493"> разработано в «Вольт-тек» </text:span><text:span text:style-name="T745">тридцать</text:span><text:span text:style-name="T501"> лет назад</text:span><text:span text:style-name="T493">. </text:span><text:span text:style-name="T501">Кратно усилива</text:span><text:span text:style-name="T481">е</text:span><text:span text:style-name="T501">т физические возможности хозяина, обеспечива</text:span><text:span text:style-name="T481">е</text:span><text:span text:style-name="T501">т защитой от холодного оружия и </text:span><text:span text:style-name="T481">при закрытом забрале защищает даже от заражения </text:span><text:span text:style-name="T734">ментапаразитами</text:span><text:span text:style-name="T481">. Последние модели обладают</text:span><text:span text:style-name="T493"> </text:span><text:span text:style-name="T481">встроенным искусственным интеллектом, позволяющим им выполнять простейшие задачи даже без носителя внутри. </text:span><text:span text:style-name="T502">Увы</text:span><text:span text:style-name="T481">, это очень дорогая </text:span><text:span text:style-name="T723">игрушка</text:span><text:span text:style-name="T481">, до потери производства в Ундариене мы смогли обеспечить ими только каждого </text:span><text:span text:style-name="T723">двадцатого </text:span><text:span text:style-name="T481">бойца - </text:span><text:span text:style-name="T663">в основном, командирский состав</text:span><text:span text:style-name="T481">.</text:span></text:p>
      <text:p text:style-name="P116"><text:span text:style-name="T451">Э</text:span>кзоскелет бронескафандра повизгивает <text:s/>сервомоторами на особо крутых виражах, <text:span text:style-name="T500">подстраховывая меня</text:span>, пока я <text:span text:style-name="T498">мчусь</text:span> на верхние ярусы <text:span text:style-name="T752">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738">т</text:span>ся у тебя в мыслях — даже умереть с честью не получится.</text:p>
      <text:p text:style-name="P69"/>
      <text:p text:style-name="P208"><text:span text:style-name="T659">Каменную</text:span> <text:span text:style-name="T659">стену</text:span> крепости пробил <text:span text:style-name="T503">армированный стальными рёбрами киль гранд-флаера. Голубые молнии </text:span><text:span text:style-name="T663">айны </text:span><text:span text:style-name="T503">бессильно облизыва</text:span><text:span text:style-name="T504">ют</text:span><text:span text:style-name="T503"> шершавую поверхность </text:span><text:span text:style-name="T497">клёпанной брони</text:span><text:span text:style-name="T503"> в попытках восстановить целостность силового щита. </text:span><text:span text:style-name="T505">Длинный форштевень</text:span><text:span text:style-name="T497"> воздушного корабля уп</text:span><text:span text:style-name="T504">ирается</text:span><text:span text:style-name="T497"> в </text:span><text:span text:style-name="T651">искрящие руины электростанции</text:span><text:span text:style-name="T497">, препятствуя дальнейшему движению гранд-флаера.</text:span></text:p>
      <text:p text:style-name="P208"/>
      <text:p text:style-name="P209">«<text:span text:style-name="T504">МА</text:span><text:span text:style-name="T506">ДЖЕ...</text:span>» - всё, что можно прочитать на сером борту парящей громады, остальное скрыва<text:span text:style-name="T504">ется</text:span> за дрожащим маревом защитной сферы. <text:span text:style-name="T681">Там же, за сферой, угадываются тёмные очертания ещё двух судов, поменьше.</text:span></text:p>
      <text:p text:style-name="P209"/>
      <text:p text:style-name="P210">Носов<text:span text:style-name="T497">ые</text:span> порт<text:span text:style-name="T497">ы</text:span> гранд-флаера <text:span text:style-name="T507">распахнут</text:span><text:span text:style-name="T497">ы</text:span>, из н<text:span text:style-name="T497">их</text:span> <text:span text:style-name="T508">планир</text:span><text:span text:style-name="T510">уют</text:span><text:span text:style-name="T508"> на камни Андориана </text:span><text:span text:style-name="T507">металлические дробинки закованных в </text:span><text:span text:style-name="T509">ржавую </text:span><text:span text:style-name="T507">сталь </text:span><text:span text:style-name="T651">лербов</text:span><text:span text:style-name="T507">. </text:span><text:span text:style-name="T232">Навстречу им расцветают </text:span><text:span text:style-name="T510">фиолетовые</text:span><text:span text:style-name="T232"> </text:span><text:span text:style-name="T237">т</text:span><text:span text:style-name="T650">рассеры</text:span><text:span text:style-name="T510"> автотурелей. Звон ударов остро</text:span><text:span text:style-name="T509">го</text:span><text:span text:style-name="T510"> </text:span><text:span text:style-name="T509">железа</text:span><text:span text:style-name="T510"> о щиты, </text:span><text:span text:style-name="T497">хриплые команды и громкие ругательства</text:span><text:span text:style-name="T510"> разда</text:span><text:span text:style-name="T497">ю</text:span><text:span text:style-name="T510">тся в местах стычек нападающих и защитников крепости. </text:span><text:span text:style-name="T511">Над сражением кружат пол</text:span><text:span text:style-name="T723">у</text:span><text:span text:style-name="T511">дюжин</text:span><text:span text:style-name="T723">а</text:span><text:span text:style-name="T511"> глайдеров</text:span><text:span text:style-name="T507"> </text:span><text:span text:style-name="T511">Маджестика, поливая обороняющихся пучками </text:span><text:span text:style-name="T650">айн</text:span><text:span text:style-name="T511">-разрядов.</text:span></text:p>
      <text:p text:style-name="P394"/>
      <text:p text:style-name="P395">Ужас происходящего доходит до меня, пока я несусь по галерее к смотровой площадке. Гарнизон Андориана - две тысячи легионеров, <text:span text:style-name="T752">две орудийные башни</text:span> <text:span text:style-name="T752">и</text:span><text:span text:style-name="T517"> семь </text:span><text:span text:style-name="T752">автотурелей</text:span>. Плюс сто семьдесят эвакуированных из <text:span text:style-name="T518">Астромеханического</text:span> университета научных сотрудников. Которые, правда, не умеют сражаться, но многие из них неплохие <text:span text:style-name="T752">айна-манипуляторы</text:span>.</text:p>
      <text:p text:style-name="P395"><text:span text:style-name="T752">Вся эта сила — ничто перед ордой. Вся наша оборона строилась из расчёта целостности силового щита. Без него сопротивление погаснет в считанные часы.</text:span></text:p>
      <text:p text:style-name="P390"/>
      <text:p text:style-name="P116"><text:span text:style-name="T659">Я вижу вступившую в бой </text:span><text:span text:style-name="T671">горстку</text:span><text:span text:style-name="T659"> бойцов в светло-голубых доспехах артиллерийской обслуги. Они </text:span><text:span text:style-name="T723">выбрались из </text:span><text:span text:style-name="T701">сбитой</text:span><text:span text:style-name="T659"> со стены орудийной башни и организованно, </text:span><text:span text:style-name="T723">боевым построением,</text:span><text:span text:style-name="T659"> продвигаются к </text:span><text:span text:style-name="T671">цитадели</text:span><text:span text:style-name="T659">. </text:span><text:span text:style-name="T654">По трём семёркам на грудной пластине мехадоспеха я узнаю их командира — </text:span><text:span text:style-name="T658">Шарп Блейда</text:span><text:span text:style-name="T655">. </text:span><text:span text:style-name="T654">Его чёткие команды прекращают хаос, остальные </text:span><text:span text:style-name="T655">разрозненные группки </text:span><text:span text:style-name="T654">легионер</text:span><text:span text:style-name="T655">ов</text:span><text:span text:style-name="T654"> вливаются в построение </text:span><text:span text:style-name="T655">по мере продвижения.</text:span><text:span text:style-name="T654"> Сражение от мелких неорганизованных стычек переходит к столкновению двух </text:span><text:span text:style-name="T656">сил</text:span><text:span text:style-name="T654"> — серо-ржаво</text:span><text:span text:style-name="T655">го</text:span><text:span text:style-name="T654"> </text:span><text:span text:style-name="T656">аморфно</text:span><text:span text:style-name="T655">го</text:span><text:span text:style-name="T656"> </text:span><text:span text:style-name="T655">моря</text:span><text:span text:style-name="T654"> захватчиков и голубовато</text:span><text:span text:style-name="T655">му</text:span><text:span text:style-name="T654"> </text:span><text:span text:style-name="T655">островку</text:span><text:span text:style-name="T654"> защитников </text:span><text:span text:style-name="T657">Андориана</text:span><text:span text:style-name="T654">.</text:span></text:p>
      <text:p text:style-name="P211"><text:soft-page-break/></text:p>
      <text:p text:style-name="P211">Я <text:span text:style-name="T752">прыгаю со смотровой площадки и плавно приземляюсь у подножия радиоцентра. После чего </text:span>несусь к <text:span text:style-name="T512">месту сражения, на ходу выбирая оружие. </text:span><text:span text:style-name="T730">Пулеметатель может зацепить своих. Я не отличаюсь особой меткостью - мне всегда больше нравилось фехтование, чем стрельба.</text:span><text:span text:style-name="T512"> </text:span><text:span text:style-name="T730">Но к</text:span><text:span text:style-name="T512">рыльевые </text:span><text:span text:style-name="T679">лезвия</text:span><text:span text:style-name="T512"> </text:span><text:span text:style-name="T730">тоже </text:span><text:span text:style-name="T512">не годятся в такой свалке, им просто не будет места развернуться. </text:span><text:span text:style-name="T513">Клинок</text:span><text:span text:style-name="T514"> рога тоже будет мешать, пока я не пробьюсь в первый ряд </text:span><text:span text:style-name="T515">сражающихся</text:span><text:span text:style-name="T514">. От маломощного </text:span><text:span text:style-name="T650">айн</text:span><text:span text:style-name="T514">-разрядника доспеха и вовсе мало толку — он, скорее, является оружием последнего шанса, чем действенным инструментом.</text:span></text:p>
      <text:p text:style-name="P212">Я коротким резким встряхиванием <text:span text:style-name="T515">ног </text:span>выдвигаю шипы на накопытниках. <text:span text:style-name="T516">Они с тихими щелчками закрепляются в пазах. </text:span>Оружие ближнего боя сейчас — единственный разумный выбор.</text:p>
      <text:p text:style-name="P114"/>
      <text:p text:style-name="P291"><text:span text:style-name="T207">Однако </text:span><text:span text:style-name="T109">противник встре</text:span><text:span text:style-name="T110">чает</text:span><text:span text:style-name="T109"> меня задолго до основной массы </text:span><text:span text:style-name="T207">сражающихся</text:span><text:span text:style-name="T109">. </text:span><text:span text:style-name="T143">Лерб</text:span><text:span text:style-name="T111"> в помятом </text:span><text:span text:style-name="T112">нагруднике с</text:span><text:span text:style-name="T113"> остатками раскраски территориальной обороны Норгонга </text:span><text:span text:style-name="T114">грузно </text:span><text:span text:style-name="T206">выпрыгивает на меня из </text:span><text:span text:style-name="T207">зарослей разбитой</text:span><text:span text:style-name="T206"> оранжереи</text:span><text:span text:style-name="T110">.</text:span></text:p>
      <text:p text:style-name="P291"><text:span text:style-name="T110"/></text:p>
      <text:p text:style-name="P310"><text:span text:style-name="T113">Я </text:span><text:span text:style-name="T25">отпрыгиваю в сторону, с разворота впечатывая копыто ему в кирас</text:span><text:span text:style-name="T112">у</text:span><text:span text:style-name="T25">. Тот глухо кашляет и замахивается огромным </text:span><text:span text:style-name="T115">молотом</text:span><text:span text:style-name="T25">, </text:span><text:span text:style-name="T116">пристёгнутым к ноге</text:span><text:span text:style-name="T25">.</text:span></text:p>
      <text:p text:style-name="P310"><text:span text:style-name="T25"/></text:p>
      <text:p text:style-name="P311"><text:span text:style-name="T25">Манёвр — уклонение! Молот выбивает искры в дюйме от моего копыта. Я вспоминаю </text:span><text:span text:style-name="T117">слова </text:span><text:span text:style-name="T25">моего учителя фехтования, древнего </text:span><text:span text:style-name="T118">фаэри</text:span><text:span text:style-name="T25"> с острова Вандерис: «</text:span><text:span text:style-name="T119">Мы танцуем, сражаясь. И сражаясь — танцуем!</text:span><text:span text:style-name="T25">» </text:span><text:span text:style-name="T120">Я исполняю танец смерти вокруг неповоротливого жеребца, и он нехотя становится моим партнёром. </text:span><text:span text:style-name="T143">Его узкие зрачки отслеживают моё малейшее движение.</text:span><text:span text:style-name="T120"> Мы кружимся в странной импровизации и мои уклонения гармонируют с его ударами. Я разворачиваю </text:span><text:span text:style-name="T117">перед ним</text:span><text:span text:style-name="T120"> крылья, как в </text:span><text:span text:style-name="T116">невеста </text:span><text:span text:style-name="T117">перед женихом </text:span><text:span text:style-name="T116">в </text:span><text:span text:style-name="T120">брачном ритуале и скольжу то вправо, то влево, совершая обманные движения крыльями. </text:span><text:span text:style-name="T116">Жеребец не отвечает мне взаимностью. </text:span><text:span text:style-name="T120">Он до того сосредоточен на своих попытках убить меня, что не видит, как узкий меч с тихим щелчком </text:span><text:span text:style-name="T117">выскакивает из </text:span><text:span text:style-name="T112">пенала на суставе правого крыла</text:span><text:span text:style-name="T120">.</text:span></text:p>
      <text:p text:style-name="P311"><text:span text:style-name="T120"/></text:p>
      <text:p text:style-name="P312"><text:span text:style-name="T143">Лерб</text:span><text:span text:style-name="T25"> по инерции опускает молот на то место, где </text:span><text:span text:style-name="T154">мгновение</text:span><text:span text:style-name="T25"> назад была моя голова — не замечая, что мой клинок проходит </text:span><text:span text:style-name="T112">над нагрудником</text:span><text:span text:style-name="T25"> в основание его шеи. </text:span><text:span text:style-name="T121">Он успевает сделать ещё два удара, прежде чем хрип вырывается из </text:span><text:span text:style-name="T116">его груди</text:span><text:span text:style-name="T121">. </text:span><text:span text:style-name="T117">Тёмная кровь стекает на </text:span><text:span text:style-name="T112">землю</text:span><text:span text:style-name="T117">.</text:span><text:span text:style-name="T121"> </text:span><text:span text:style-name="T116">Его передние ноги подламываются, он падает на колени.</text:span></text:p>
      <text:p text:style-name="P312"><text:span text:style-name="T116"/></text:p>
      <text:p text:style-name="P313"><text:span text:style-name="T25">Я не добиваю его. </text:span><text:span text:style-name="T112">Печально склонив голову, я смотрю, как он ложится на </text:span><text:span text:style-name="T117">серые камни Андориана </text:span><text:span text:style-name="T112">как будто в большой усталости</text:span><text:span text:style-name="T117">. </text:span><text:span text:style-name="T112">Ещё недавно он был в наших рядах, </text:span><text:span text:style-name="T122">он сражался бок о бок с нами. И вот он лежит в луже крови, а над ним стою я — его убийца. </text:span><text:span text:style-name="T123">В который раз.</text:span></text:p>
      <text:p text:style-name="P313"><text:span text:style-name="T122"/></text:p>
      <text:p text:style-name="P313"><text:span text:style-name="T122">Проклятая война! </text:span><text:span text:style-name="T123">Она никогда не меняется…</text:span></text:p>
      <text:p text:style-name="P313"><text:span text:style-name="T122"/></text:p>
      <text:p text:style-name="P396"><text:span text:style-name="T150">Мне нужно пробраться</text:span><text:span text:style-name="T142"> к </text:span><text:span text:style-name="T168">цитадели</text:span><text:span text:style-name="T142"> Андориана. Только из е</text:span><text:span text:style-name="T168">ё</text:span><text:span text:style-name="T142"> центра управления можно активировать главную защиту крепости — </text:span><text:span text:style-name="T150">О</text:span><text:span text:style-name="T142">ко </text:span><text:span text:style-name="T150">Г</text:span><text:span text:style-name="T142">нева. Но н</text:span><text:span text:style-name="T25">ападающие полноводным водопадом сыплются из опущенных аппарелей </text:span><text:span text:style-name="T100">Маджестика</text:span><text:span text:style-name="T25">. </text:span><text:span text:style-name="T150">Островок</text:span><text:span text:style-name="T25"> </text:span><text:span text:style-name="T100">оборон</text:span><text:span text:style-name="T142">ы </text:span><text:span text:style-name="T150">легионеров возле </text:span><text:span text:style-name="T168">цитадели</text:span><text:span text:style-name="T25"> </text:span><text:span text:style-name="T154">превратился в </text:span><text:soft-page-break/><text:span text:style-name="T154">«черепаху» из примкнутых со всех сторон и сверху щитов</text:span><text:span text:style-name="T25">. </text:span><text:span text:style-name="T150">Громкие приказы </text:span><text:span text:style-name="T84">Шарп Блейда</text:span><text:span text:style-name="T150"> тонут в рёве ледяных глоток лербов.</text:span></text:p>
      <text:p text:style-name="P314"><text:span text:style-name="T25"/></text:p>
      <text:p text:style-name="P217">Я отступаю, оглядываясь вокруг.</text:p>
      <text:p text:style-name="P314"><text:span text:style-name="T25"/></text:p>
      <text:p text:style-name="P316"><text:span text:style-name="T25">Автотурель на крепостной стене развернулась внутрь и огрызается остатками боекомплекта, </text:span><text:span text:style-name="T144">прижимая нападающих к развалинам </text:span><text:span text:style-name="T206">жилого модуля</text:span><text:span text:style-name="T144">. </text:span><text:span text:style-name="T25">Трассеры основного калибра </text:span><text:span text:style-name="T144">турели </text:span><text:span text:style-name="T25">уже светятся бледно-фиолетовым, свидетельствуя об предельно малой плотности айна-луча. </text:span><text:span text:style-name="T144">В</text:span><text:span text:style-name="T25">ал поверженных </text:span><text:span text:style-name="T143">лербов </text:span><text:span text:style-name="T25">вокруг </text:span><text:span text:style-name="T144">свидетельствует об их неоднократных попытках прорваться внутрь охраняемой зоны.</text:span><text:span text:style-name="T25"> Под защитой турели к стене прижимаются </text:span><text:span text:style-name="T1">трое</text:span><text:span text:style-name="T25">. </text:span><text:span text:style-name="T74">В одном из них я узнаю Кэйлонга</text:span><text:span text:style-name="T83">.</text:span></text:p>
      <text:p text:style-name="P314"><text:span text:style-name="T25"/></text:p>
      <text:p text:style-name="P214">Я подбегаю к ним. Автотурель пропускает меня, распознав мехадоспех.</text:p>
      <text:p text:style-name="P314"><text:span text:style-name="T25"/></text:p>
      <text:p text:style-name="P314"><text:span text:style-name="T25">- Что с н</text:span><text:span text:style-name="T145">ей</text:span><text:span text:style-name="T25">? - я указываю на </text:span><text:span text:style-name="T213">кобылу</text:span><text:span text:style-name="T151"> в белом халате</text:span><text:span text:style-name="T25">, котор</text:span><text:span text:style-name="T151">ую</text:span><text:span text:style-name="T25"> </text:span><text:span text:style-name="T145">с двух сторон </text:span><text:span text:style-name="T25">осторожно поддерживают Кэйлонг и </text:span><text:span text:style-name="T154">солдат с лычкой «Гастат Морбиус. Техком»</text:span><text:span text:style-name="T25">.</text:span></text:p>
      <text:p text:style-name="P315"><text:span text:style-name="T25">- </text:span><text:span text:style-name="T213">Заражение</text:span><text:span text:style-name="T143">. </text:span><text:span text:style-name="T206">Наткнулись на </text:span><text:span text:style-name="T213">тварь</text:span><text:span text:style-name="T143"> </text:span><text:span text:style-name="T201">у казармы</text:span><text:span text:style-name="T143">, - беспомощно лепечет Кэйлонг. - </text:span><text:span text:style-name="T206">Мы с Морбиусом </text:span><text:span text:style-name="T213">спрятались</text:span><text:span text:style-name="T206">, а она попалась. Потом </text:span><text:span text:style-name="T213">тварь отправилась к остальным пленным, а мы</text:span><text:span text:style-name="T201"> смогли </text:span><text:span text:style-name="T213">её </text:span><text:span text:style-name="T201">вытащить.</text:span></text:p>
      <text:p text:style-name="P292"><text:span text:style-name="T143">- </text:span><text:span text:style-name="T145">Но тогда… </text:span><text:span text:style-name="T154">В</text:span><text:span text:style-name="T145">ы же знае</text:span><text:span text:style-name="T154">те</text:span><text:span text:style-name="T145">, что делать. - Протоколы очищения однозначно треб</text:span><text:span text:style-name="T199">уют</text:span><text:span text:style-name="T145"> в этом случае полнейшей изоляции </text:span><text:span text:style-name="T146">заражённого</text:span><text:span text:style-name="T145">. При невозможности этого — умерщвления. </text:span><text:span text:style-name="T152">В любую минуту заражённый мог превратиться в бездушную машину убийств.</text:span></text:p>
      <text:p text:style-name="P292"><text:span text:style-name="T145">- Это же Киранда. Моя лаборантка и… подруга. Я не могу. Я проведу её в </text:span><text:span text:style-name="T176">лабораторию</text:span><text:span text:style-name="T145">. </text:span><text:span text:style-name="T146">Там есть вакцина. - </text:span><text:span text:style-name="T151">Его глаза беспомощно глядят на меня сквозь разбитые очки.</text:span></text:p>
      <text:p text:style-name="P292"><text:span text:style-name="T145"/></text:p>
      <text:p text:style-name="P323"><text:span text:style-name="T145">Я </text:span><text:span text:style-name="T25">с тревогой смотрю на него, потом перевожу взгляд на Киранду. </text:span><text:span text:style-name="T145">Её голова безвольно свисает на плечо Кэйлонга, </text:span><text:span text:style-name="T25">мокрая дорожка слюны тянется </text:span><text:span text:style-name="T151">по халату </text:span><text:span text:style-name="T25">до земли</text:span><text:span text:style-name="T145">, глаза закрыты, ноги разъезжаются, крылья волочатся по земле.</text:span></text:p>
      <text:p text:style-name="P324"><text:span text:style-name="T25">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213">Но избавить заражённого от ментапаразита не удавалось никогда — он прорастает в мозг и пускает отростки в аксоны по всему телу.</text:span><text:span text:style-name="T25"> Кэйлонг должен это знать. Киранда обречена. </text:span><text:span text:style-name="T153">Она может </text:span><text:span text:style-name="T160">стать</text:span><text:span text:style-name="T153"> лерб</text:span><text:span text:style-name="T160">ом</text:span><text:span text:style-name="T153"> в любой момент.</text:span></text:p>
      <text:p text:style-name="P324"><text:span text:style-name="T153"/></text:p>
      <text:p text:style-name="P215">Я <text:span text:style-name="T661">печально</text:span> смотрю на не<text:span text:style-name="T661">ё</text:span> и поднимаю крыло. Из суставного пенала выезжает лезвие меча.</text:p>
      <text:p text:style-name="P315"><text:span text:style-name="T143"/></text:p>
      <text:p text:style-name="P317"><text:span text:style-name="T143">- </text:span><text:span text:style-name="T146">Нет! Не трожь её! - Кэйлонг заслоняет её крыльями и сбивчиво продолжает. - Я не говорил никому. </text:span><text:span text:style-name="T151">Хотел сказать тебе первой. </text:span><text:span text:style-name="T146">У нас два месяца назад начало получаться! Мы вернули к сознанию семь пациентов из десяти. Ремиссия четвёртого пациента длится уже полтора месяца, он </text:span><text:span text:style-name="T147">и </text:span><text:span text:style-name="T146">не думает леденеть! Он практически здоров — </text:span><text:span text:style-name="T208">ментапаразит не определяется ни одним тестом</text:span><text:span text:style-name="T146">! </text:span><text:span text:style-name="T148">Киранда</text:span><text:span text:style-name="T146">… Она нужна мне для продолжения работы! </text:span><text:span text:style-name="T153">Она готовила вакцину - т</text:span><text:span text:style-name="T146">олько она знает </text:span><text:span text:style-name="T153">её </text:span><text:span text:style-name="T146">состав. </text:span><text:span text:style-name="T151">У нас получится! </text:span><text:span text:style-name="T153">Поверь мне, Сел. </text:span><text:span text:style-name="T151">Мы </text:span><text:span text:style-name="T152">вылечим</text:span><text:span text:style-name="T151"> лербов. </text:span><text:span text:style-name="T152">Нужно довести Киранду до лаборатории.</text:span></text:p>
      <text:p text:style-name="P315"><text:soft-page-break/><text:span text:style-name="T143"/></text:p>
      <text:p text:style-name="P321"><text:span text:style-name="T143">Я </text:span><text:span text:style-name="T25">оборачиваюсь. Между нами и административным корпусом, где расположен</text:span><text:span text:style-name="T157">а</text:span><text:span text:style-name="T25"> </text:span><text:span text:style-name="T157">лаборатория</text:span><text:span text:style-name="T25"> — открытое пространство в двести ярдов длиной. </text:span><text:span text:style-name="T154">«</text:span><text:span text:style-name="T156">Ч</text:span><text:span text:style-name="T154">ерепах</text:span><text:span text:style-name="T156">а</text:span><text:span text:style-name="T154">» </text:span><text:span text:style-name="T160">из</text:span><text:span text:style-name="T154"> легионеров </text:span><text:span text:style-name="T156">медленно продвигается к </text:span><text:span text:style-name="T168">цитадели</text:span><text:span text:style-name="T156">, то</text:span><text:span text:style-name="T154">лпа лербов таранит </text:span><text:span text:style-name="T156">её</text:span><text:span text:style-name="T154"> фонарными столбами, вырванными с корнем из центрального сквера. </text:span><text:span text:style-name="T157">Один</text:span><text:span text:style-name="T156"> лерб забралс</text:span><text:span text:style-name="T157">я</text:span><text:span text:style-name="T156"> на щиты и пыта</text:span><text:span text:style-name="T157">е</text:span><text:span text:style-name="T156">тся проломить их тяжёлым молот</text:span><text:span text:style-name="T157">о</text:span><text:span text:style-name="T156">м.</text:span></text:p>
      <text:p text:style-name="P319"><text:span text:style-name="T25"/></text:p>
      <text:p text:style-name="P320"><text:span text:style-name="T25">- </text:span><text:span text:style-name="T154">Не пройдём. Сами мы ещё могли бы пробеж</text:span><text:span text:style-name="T199">а</text:span><text:span text:style-name="T154">ть, но не с ней, - я указываю на Киранду. - Нас увидят и тотчас же атакуют.</text:span></text:p>
      <text:p text:style-name="P319"><text:span text:style-name="T25">- </text:span><text:span text:style-name="T154">Консул Селестия, - молчащий до этого Морбиус указывает на неприметную двер</text:span><text:span text:style-name="T169">цу</text:span><text:span text:style-name="T154"> рядом с ближайшим контрфорсом </text:span><text:span text:style-name="T160">стены</text:span><text:span text:style-name="T154">. - В стене есть технический коридор для обслуживания турелей. Можно пройти до ближайшей дозорной башни. </text:span><text:span text:style-name="T169">Из башни </text:span><text:span text:style-name="T154">есть подземный ход до </text:span><text:span text:style-name="T168">цитадели</text:span><text:span text:style-name="T154">. У меня </text:span><text:span text:style-name="T155">слишком низкое звание, чтобы</text:span><text:span text:style-name="T154"> открыть дверь в </text:span><text:span text:style-name="T168">цитадель</text:span><text:span text:style-name="T154">, но вас она пропустит.</text:span></text:p>
      <text:p text:style-name="P349"><text:span text:style-name="T154"/></text:p>
      <text:p text:style-name="P350"><text:span text:style-name="T154">М</text:span><text:span text:style-name="T25">не понятен ход его мыслей. </text:span><text:span text:style-name="T154"><text:s/></text:span><text:span text:style-name="T25">Ц</text:span><text:span text:style-name="T168">итадель</text:span><text:span text:style-name="T154"> сообщается </text:span><text:span text:style-name="T168">тоннелями</text:span><text:span text:style-name="T154"> со всеми зданиями Андориана, </text:span><text:span text:style-name="T25">в том числе и лабораторией. </text:span><text:span text:style-name="T199">Да, это может сработать. </text:span><text:span text:style-name="T25">Я киваю ему.</text:span></text:p>
      <text:p text:style-name="P319"><text:span text:style-name="T25"/></text:p>
      <text:p text:style-name="P322"><text:span text:style-name="T190">Морбиус</text:span><text:span text:style-name="T25"> </text:span><text:span text:style-name="T158">под</text:span><text:span text:style-name="T162">бегает</text:span><text:span text:style-name="T158"> к двери и </text:span><text:span text:style-name="T25">подносит накопытную пластину доспеха к замку. Тот тихо пищит, мигает зелёным и дверь с тихим щелчком </text:span><text:span text:style-name="T169">раскрывается</text:span><text:span text:style-name="T25">. </text:span><text:span text:style-name="T158">Мы с Кэйлонгом, поддерживая Киранду с обеих сторон, осторожно </text:span><text:span text:style-name="T163">направляемся</text:span><text:span text:style-name="T158"> к </text:span><text:span text:style-name="T169">проходу</text:span><text:span text:style-name="T25">…</text:span></text:p>
      <text:p text:style-name="P322"><text:span text:style-name="T25"/></text:p>
      <text:p text:style-name="P322"><text:span text:style-name="T153">…Г</text:span><text:span text:style-name="T142">рузовой </text:span><text:span text:style-name="T141">глайдер </text:span><text:span text:style-name="T153">врезается</text:span><text:span text:style-name="T141"> </text:span><text:span text:style-name="T153">в</text:span><text:span text:style-name="T141"> </text:span><text:span text:style-name="T153">автотурель</text:span><text:span text:style-name="T141">, </text:span><text:span text:style-name="T153">сбивая её со стены</text:span><text:span text:style-name="T141">. </text:span><text:span text:style-name="T153">Она падает в дюжине метров от нас, продолжая отстреливаться. Глай</text:span><text:span text:style-name="T159">д</text:span><text:span text:style-name="T153">ер прекращает её агонию, сваливаясь </text:span><text:span text:style-name="T25">сверху</text:span><text:span text:style-name="T153"> и давя </text:span><text:span text:style-name="T25">её </text:span><text:span text:style-name="T153">своим весом.</text:span><text:span text:style-name="T141"> </text:span><text:span text:style-name="T140">Падает трап, по нему сходят на землю шестеро </text:span><text:span text:style-name="T25">лербов</text:span><text:span text:style-name="T140">. </text:span><text:span text:style-name="T159">Из-за их спин выходит </text:span><text:span text:style-name="T176">полупрозрачная </text:span><text:span text:style-name="T159">фигура.</text:span></text:p>
      <text:p text:style-name="P322"><text:span text:style-name="T159"/></text:p>
      <text:p text:style-name="P352"><text:span text:style-name="T159">Я </text:span><text:span text:style-name="T25">никогда не видела до этого </text:span><text:span text:style-name="T208">тварей Иль-Шогг</text:span><text:span text:style-name="T25">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208">их</text:span><text:span text:style-name="T25"> лицом к лицу и остаться после этого фаэри. Как правило, после таких встреч орда прирастает лербами, </text:span><text:span text:style-name="T213">а Великие кланы вычёркивают фаэри из живых</text:span><text:span text:style-name="T25">.</text:span></text:p>
      <text:p text:style-name="P271">И потому я не ожидаю ощутить тот леденящий ужас, что сковывает меня ледяными кандалами при виде <text:span text:style-name="T734">ЕЁ</text:span>.</text:p>
      <text:p text:style-name="P271">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701">Локоны её полупрозрачной гривы вяло шевелятся на безветрии. </text:span>Холод ледяными щупальцами охватывает моё тело.</text:p>
      <text:p text:style-name="P322"><text:span text:style-name="T159"/></text:p>
      <text:p text:style-name="P322"><text:span text:style-name="T140">- </text:span><text:span text:style-name="T159">Шанграа г</text:span><text:span text:style-name="T169">нолл</text:span><text:span text:style-name="T159">! Вушшасс аршаннасс хиссандурр! Консул С-</text:span><text:span text:style-name="T213">с</text:span><text:span text:style-name="T159">елестия, властью Великой </text:span><text:span text:style-name="T213">Иль-Шогг</text:span><text:span text:style-name="T159"> я, </text:span><text:span text:style-name="T164">Тень </text:span><text:span text:style-name="T213">Единой</text:span><text:span text:style-name="T164">, </text:span><text:span text:style-name="T208">Малый Экзекутор </text:span><text:span text:style-name="T213">Ан-Хаас</text:span><text:span text:style-name="T208">,</text:span><text:span text:style-name="T164"> Эрендисса Шассхи,</text:span><text:span text:style-name="T159"> предлагаю с-сдаться. Вы разбиты, ваше дальнейш-шее с-сопротивление бессмысленно. </text:span><text:span text:style-name="T204">Хис-с-с…</text:span><text:span text:style-name="T159"> Прикаж-жи с-</text:span><text:span text:style-name="T160">с</text:span><text:span text:style-name="T159">воим воинам с-сложить оружие и мы подар-рим вам милос-сть </text:span><text:span text:style-name="T213">Единой</text:span><text:span text:style-name="T159"> — никто из вас не будет убит. </text:span><text:span text:style-name="T160">Вы все получите поцелуй Великой </text:span><text:span text:style-name="T213">Иль-Шогг</text:span><text:span text:style-name="T160">. </text:span><text:span text:style-name="T204">Хис-с-с…</text:span></text:p>
      <text:p text:style-name="P314"><text:soft-page-break/><text:span text:style-name="T143"/></text:p>
      <text:p text:style-name="P218">Речь <text:span text:style-name="T734">твари</text:span> походит на <text:span text:style-name="T695">шуршание гальки на прибое</text:span>. Е<text:span text:style-name="T667">ё</text:span> <text:span text:style-name="T695">овальные</text:span> <text:span text:style-name="T695">глаза</text:span> бесстрастно смотрят, как мы ведём Киранду к <text:span text:style-name="T665">спасительно</text:span><text:span text:style-name="T673">й</text:span><text:span text:style-name="T665"> </text:span><text:span text:style-name="T673">двери</text:span>, после чего он<text:span text:style-name="T667">а</text:span> даёт знак лербам.</text:p>
      <text:p text:style-name="P325"><text:span text:style-name="T25"/></text:p>
      <text:p text:style-name="P325"><text:span text:style-name="T25">- </text:span><text:span text:style-name="T161">Хэй-я! За королеву! За Орунгун! - Морбиус проносится мимо нас, на ходу раскрывая крыльевые пеналы. </text:span><text:span text:style-name="T164">В одном из них вместо меча я вижу гаечный ключ.</text:span></text:p>
      <text:p text:style-name="P325"><text:span text:style-name="T161"/></text:p>
      <text:p text:style-name="P219">Его бой не длится долго, но он даёт нам время добраться до двери. <text:span text:style-name="T664">Тяжёлое дыхание, лязг железа, топот копыт дарят нам </text:span><text:span text:style-name="T666">спасительные</text:span><text:span text:style-name="T664"> секунды.</text:span> <text:span text:style-name="T664">Мы уже входим в полумрак технического коридора, когда за моей спиной раздаётся стон.</text:span></text:p>
      <text:p text:style-name="P219"/>
      <text:p text:style-name="P220">Изломанные крылья Морбиуса прикованы <text:span text:style-name="T239">пятью</text:span> пиками к земле, по ним стекает кровь. <text:span text:style-name="T239">Один лерб лежит поодаль без движения </text:span><text:span text:style-name="T684">с неестественно согнутой шеей</text:span><text:span text:style-name="T239">. </text:span><text:span text:style-name="T244">Т</text:span><text:span text:style-name="T734">варь</text:span> <text:span text:style-name="T695">проплывает</text:span> между держащих пики лербов и с <text:span text:style-name="T695">тихим</text:span> <text:span text:style-name="T734">шипением</text:span> срывает с <text:span text:style-name="T239">Морбиуса</text:span> шлем.</text:p>
      <text:p text:style-name="P220"/>
      <text:p text:style-name="P220">- С-сопротивление Великой <text:span text:style-name="T738">Иль-Шогг</text:span> вс-сего лишь стоило тебе возможности летать. Ты будеш-шь служить <text:span text:style-name="T738">Единой</text:span> со сломанными кр-рыльями, гнол<text:span text:style-name="T738">л</text:span>. Я с-сама поз-забочусь, чтобы ты почаще вспоминал, как глупо было с-сопротивляться. <text:span text:style-name="T707">Хис-с-с…</text:span></text:p>
      <text:p text:style-name="P220"/>
      <text:p text:style-name="P220"><text:span text:style-name="T678">Полупрозрачная</text:span> фигура прикасается своими губами к губам Морбиуса <text:span text:style-name="T738">и внезапно втягивается в него, как воздух</text:span>. <text:span text:style-name="T738">Тот</text:span><text:span text:style-name="T666"> на мгновение цепенеет, </text:span><text:span text:style-name="T669">глаза его становятся бессмысленными, </text:span><text:span text:style-name="T666">а в следующее мгновение </text:span><text:span text:style-name="T669">он </text:span><text:span text:style-name="T666">оседает на землю как тряпичная кукла. </text:span><text:span text:style-name="T738">Мгновение-второе-третье — и тварь облачком пара выходит из Морбиуса, как ни в чём не бывало.</text:span></text:p>
      <text:p text:style-name="P220"/>
      <text:p text:style-name="P220">- <text:span text:style-name="T738">Он получил поцелуй и скоро вольётся в единство. Ваш черёд, гноллы.</text:span> <text:span text:style-name="T666">С-давайтесь. Напрасно вы бежите. С-сопротивление гневит </text:span><text:span text:style-name="T738">Единую</text:span><text:span text:style-name="T666"> и вредит вашим бренным телам, - </text:span><text:span text:style-name="T695">шуршит</text:span><text:span text:style-name="T666"> </text:span><text:span text:style-name="T734">тварь</text:span><text:span text:style-name="T666"> уже мне. - </text:span><text:span text:style-name="T707">Хис-с-с…</text:span></text:p>
      <text:p text:style-name="P220"/>
      <text:p text:style-name="P222">Её гипнотический взгляд <text:span text:style-name="T695">пустых глаз</text:span> завораживает, <text:span text:style-name="T701">локоны её гривы тянутся ко мне прозрачными </text:span><text:span text:style-name="T734">лентами</text:span><text:span text:style-name="T701">,</text:span> ледяной ветер её дыхания достигает меня за те мгновения, пока она <text:span text:style-name="T684">плавно движется </text:span>ко мне.</text:p>
      <text:p text:style-name="P222"/>
      <text:p text:style-name="P221">- <text:span text:style-name="T666">Нет, - просто отвечаю я и захлопываю дверь </text:span><text:span text:style-name="T701">прямо перед её щупальцами гривы, оказавшимися </text:span><text:span text:style-name="T707">вдруг</text:span><text:span text:style-name="T701"> неожиданно близко</text:span><text:span text:style-name="T666">.</text:span></text:p>
      <text:p text:style-name="P220"/>
      <text:p text:style-name="P222"><text:span text:style-name="T667">Дверной з</text:span>амок успокаивающе клацает, отделяя нас от <text:span text:style-name="T669">лютого </text:span>холода.</text:p>
      <text:p text:style-name="P222"/>
      <text:p text:style-name="P330"><text:span text:style-name="T223">Тускл</text:span><text:span text:style-name="T25">ый</text:span><text:span text:style-name="T223"> свет айна-огонька на конце моего рога </text:span><text:span text:style-name="T166">едва </text:span><text:span text:style-name="T25">выхватывает из темноты полдюжины метров </text:span><text:span text:style-name="T223">коридор</text:span><text:span text:style-name="T25">а. Толстые кабеля выходят из технических колодцев, извиваются по стенам и вновь ныряют в </text:span><text:soft-page-break/><text:span text:style-name="T25">искусственные норы. Где-то впереди капает вода, </text:span><text:span text:style-name="T165">издавая гулкое эхо</text:span><text:span text:style-name="T25">. Звуки битвы не доносятся сюда сквозь толстые камни стен. </text:span><text:span text:style-name="T167">Мы идём, спотыкаясь в полутьме и царапая узкие стены тоннеля.</text:span></text:p>
      <text:p text:style-name="P330"><text:span text:style-name="T25"/></text:p>
      <text:p text:style-name="P335"><text:span text:style-name="T25">Дозорная башня в конце коридора пуста. </text:span><text:span text:style-name="T169">Топчан со смятым покрывалом покрывает слой пыли.</text:span><text:span text:style-name="T25"> </text:span><text:span text:style-name="T169">Забытые два крекера лежат на блюдце у пустого чайника в кухонном уголке. </text:span><text:span text:style-name="T25">Башенная турель попискивает сервоприводами, подслеповато отслеживая прицелом движущиеся цели внизу. Излучател</text:span><text:span text:style-name="T169">и</text:span><text:span text:style-name="T25"> турели молч</text:span><text:span text:style-name="T169">а</text:span><text:span text:style-name="T25">т. Увы, в последние годы Ойкумена </text:span><text:span text:style-name="T167">Ф</text:span><text:span text:style-name="T25">аэри столкнулась с критической нехваткой айны, почти вся её скудная добыча уходи</text:span><text:span text:style-name="T169">т</text:span><text:span text:style-name="T25">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208">От безысходности мы даже начали ставить на некоторые турели пулеметатели.</text:span><text:span text:style-name="T25"> </text:span><text:span text:style-name="T169">А в связи с острой нехваткой ополчения большинство турелей переведены в автоматический режим ещё </text:span><text:span text:style-name="T208">дюжину</text:span><text:span text:style-name="T169"> лет назад.</text:span></text:p>
      <text:p text:style-name="P251"/>
      <text:p text:style-name="P251">Я подхожу к пульту связи и нажимаю кнопку связи с <text:span text:style-name="T671">цитаделью</text:span>.</text:p>
      <text:p text:style-name="P252">- <text:span text:style-name="T674">Цитадель,</text:span> <text:span text:style-name="T675">о</text:span>тветьте, если слышите меня. <text:s/><text:span text:style-name="T675">Н</text:span>а связи Селестия.</text:p>
      <text:p text:style-name="P251"/>
      <text:p text:style-name="P251">Короткий треск белого шума, потом <text:span text:style-name="T670">усталый голос.</text:span></text:p>
      <text:p text:style-name="P251">- <text:span text:style-name="T671">Вас слышим, </text:span><text:span text:style-name="T674">консул.</text:span><text:span text:style-name="T671"> </text:span><text:span text:style-name="T675">Ц</text:span><text:span text:style-name="T671">итадель на связи. Говорит </text:span><text:span text:style-name="T680">префект </text:span><text:span text:style-name="T671">Хай Глори.</text:span></text:p>
      <text:p text:style-name="P251">- <text:span text:style-name="T672">Краткий репорт обстановки, </text:span><text:span text:style-name="T680">префект</text:span><text:span text:style-name="T672">.</text:span></text:p>
      <text:p text:style-name="P251"/>
      <text:p text:style-name="P253">Короткая пауза заполнена треском статических разрядов. Усталый голос <text:span text:style-name="T703">моего заместителя </text:span>продолжает.</text:p>
      <text:p text:style-name="P253">- Цитадель в круговой обороне. У меня в наличии <text:span text:style-name="T677">сорок семь</text:span><text:span text:style-name="T675"> </text:span>бойц<text:span text:style-name="T677">ов</text:span> — <text:span text:style-name="T675">охрана цитадели и всё, что осталось от артиллерийского расчёта второй башни</text:span>. <text:span text:style-name="T677">Первая башня, судя по всему, захвачена врасплох, как и казармы.</text:span> <text:span text:style-name="T677">У</text:span>далось связаться с гарнизонами <text:span text:style-name="T676">лаборатории</text:span> и <text:span text:style-name="T703">дока</text:span>. Там <text:span text:style-name="T677">семнадцать</text:span><text:span text:style-name="T676"> </text:span>и <text:span text:style-name="T677">восемь</text:span> соответственно. <text:span text:style-name="T675">Е</text:span>щё активны две автотурели на стенах. <text:span text:style-name="T675">И визуально наблюдаю какое-то сопротивление у арсенала. </text:span><text:span text:style-name="T682">Это всё.</text:span></text:p>
      <text:p text:style-name="P253"/>
      <text:p text:style-name="P254">Арсенал! Хранилище Элементов Возмездия! Наше супероружие и последняя надежда!</text:p>
      <text:p text:style-name="P254"/>
      <text:p text:style-name="P337"><text:span text:style-name="T25">Я хочу переспросить Хай Глори об арсенале, но слышу с</text:span><text:span text:style-name="T167">транные скрежещущие звуки </text:span><text:span text:style-name="T25">себя </text:span><text:span text:style-name="T167">за спиной. </text:span><text:span text:style-name="T143">Я </text:span><text:span text:style-name="T166">оглядываюсь на Кэйлонга. </text:span><text:span text:style-name="T25">Тот</text:span><text:span text:style-name="T167"> быстро поворачивается ко мне, распахивая крылья.</text:span></text:p>
      <text:p text:style-name="P335"><text:span text:style-name="T167"/></text:p>
      <text:p text:style-name="P255">- Надо идти быстрее! У нас мало времени! - почти кричит Кэйлонг.</text:p>
      <text:p text:style-name="P335"><text:span text:style-name="T167"/></text:p>
      <text:p text:style-name="P256">Видимое из-за его крыла копыто Киранды судорожно дёргается, на полу возле него растекается лужица пены.</text:p>
      <text:p text:style-name="P336"><text:span text:style-name="T143">Я </text:span><text:span text:style-name="T25">пытаюсь обойти Кэйлонга, но он не даёт мне.</text:span></text:p>
      <text:p text:style-name="P336"><text:span text:style-name="T25"/></text:p>
      <text:p text:style-name="P336"><text:soft-page-break/><text:span text:style-name="T25">- </text:span><text:span text:style-name="T170">Или ты доведёшь нас обоих, или убей меня вместе с ней тут!</text:span></text:p>
      <text:p text:style-name="P336"><text:span text:style-name="T170"/></text:p>
      <text:p text:style-name="P339"><text:span text:style-name="T25">Мне никогда не нравилась руководящая работа. </text:span><text:span text:style-name="T171">Я не люблю принимать тяжёлые решения. Я учёный, а не </text:span><text:span text:style-name="T172">воин</text:span><text:span text:style-name="T171">. </text:span><text:span text:style-name="T240">Почему </text:span><text:span text:style-name="T172">э</text:span><text:span text:style-name="T240">то </text:span><text:span text:style-name="T172">бремя </text:span><text:span text:style-name="T240">свалилось на меня, а не на мою сестру?</text:span></text:p>
      <text:p text:style-name="P339"><text:span text:style-name="T171"/></text:p>
      <text:p text:style-name="P257">Качая головой, я иду к выходу, бросая по пути в микрофон:</text:p>
      <text:p text:style-name="P338"><text:span text:style-name="T25">- Цитадель, мы идём к вам. Будьте готовы </text:span><text:span text:style-name="T177">нас </text:span><text:span text:style-name="T25">встретить.</text:span></text:p>
      <text:p text:style-name="P338"><text:span text:style-name="T25"/></text:p>
      <text:p text:style-name="P340"><text:span text:style-name="T143">Т</text:span><text:span text:style-name="T25">оннель, </text:span><text:span text:style-name="T172">ведущий</text:span><text:span text:style-name="T25"> в цитадель, </text:span><text:span text:style-name="T176">выше</text:span><text:span text:style-name="T25"> и светлее — под потолком время от времени </text:span><text:span text:style-name="T172">попадаются </text:span><text:span text:style-name="T25">тусклые лампочки. Иногда в стенах встречаются узкие двери в боковые ответвления.</text:span><text:span text:style-name="T172"> «Насосная-1», «Щитовая», «Насосная-2» - м</text:span><text:span text:style-name="T25">ы проходим их не останавливаясь.</text:span></text:p>
      <text:p text:style-name="P341"><text:span text:style-name="T25"/></text:p>
      <text:p text:style-name="P258">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341"><text:span text:style-name="T25">«</text:span><text:span text:style-name="T174">Отказано в доступе</text:span><text:span text:style-name="T173">. </text:span><text:span text:style-name="T25">Враг поблизости» - читаю я на маленьком экранчике над замком.</text:span></text:p>
      <text:p text:style-name="P341"><text:span text:style-name="T25"/></text:p>
      <text:p text:style-name="P258">Что за ерунда?</text:p>
      <text:p text:style-name="P341"><text:span text:style-name="T25">Я снова подношу </text:span><text:span text:style-name="T157">накопытную пластину </text:span><text:span text:style-name="T25">к замку — и снова с тем же р</text:span><text:span text:style-name="T175">е</text:span><text:span text:style-name="T25">з</text:span><text:span text:style-name="T175">у</text:span><text:span text:style-name="T25">льтатом.</text:span></text:p>
      <text:p text:style-name="P341"><text:span text:style-name="T25"/></text:p>
      <text:p text:style-name="P341"><text:span text:style-name="T25">- </text:span><text:span text:style-name="T176">Дай-ка мне, - отталкивает меня от двери Кэйлонг.</text:span></text:p>
      <text:p text:style-name="P341"><text:span text:style-name="T176"/></text:p>
      <text:p text:style-name="P259">Он сдвигает в сторону лицевую панель замка, переключает крохотный рычажок и возращает панель на место.</text:p>
      <text:p text:style-name="P259">- Пробуй!</text:p>
      <text:p text:style-name="P342"><text:span text:style-name="T25"/></text:p>
      <text:p text:style-name="P344"><text:span text:style-name="T25">Я подношу копыто к замку и тот приветливо мигает зелёным огоньком. Дверь уходит в сторону. </text:span><text:span text:style-name="T180">За ней стоят два пустых автодоспеха, отдающих честь при виде меня.</text:span></text:p>
      <text:p text:style-name="P342"><text:span text:style-name="T25"/></text:p>
      <text:p text:style-name="P259">- Вот видишь! - ухмыляется Кэйлонг. - Мы так все <text:span text:style-name="T684">анализаторы </text:span>в лаборатории поотключали, потому что невозможно было ра-хр-р-р…</text:p>
      <text:p text:style-name="P342"><text:span text:style-name="T25"/></text:p>
      <text:p text:style-name="P259">Его речь прерывается хрипом, его глаза округляются и из горла выходит окровавленный рог. </text:p>
      <text:p text:style-name="P343"><text:span text:style-name="T25">- Хар-р-р-ш-ш-с-с! - шипит Киранда и через него </text:span><text:span text:style-name="T177">направляет</text:span><text:span text:style-name="T25"> свой рог </text:span><text:span text:style-name="T177">на</text:span><text:span text:style-name="T25"> меня.</text:span></text:p>
      <text:p text:style-name="P342"><text:span text:style-name="T25"/></text:p>
      <text:p text:style-name="P342"><text:soft-page-break/><text:span text:style-name="T25">Кэйлонг в агонии встаёт на задние ноги, чиркнув своим рогом по потолку. </text:span><text:span text:style-name="T177">Этим он уводит рог Киранды вверх, он проходит над моей головой.</text:span><text:span text:style-name="T25"> </text:span><text:span text:style-name="T177">Я</text:span><text:span text:style-name="T25"> вижу </text:span><text:span text:style-name="T177">её </text:span><text:span text:style-name="T25">совершенно безумны</text:span><text:span text:style-name="T177">е</text:span><text:span text:style-name="T25"> глаз</text:span><text:span text:style-name="T177">а</text:span><text:span text:style-name="T25">, сверлящи</text:span><text:span text:style-name="T177">е</text:span><text:span text:style-name="T25"> меня узким</text:span><text:span text:style-name="T177">и</text:span><text:span text:style-name="T25"> зрачк</text:span><text:span text:style-name="T177">ами</text:span><text:span text:style-name="T25"> рептилии. И именно в </text:span><text:span text:style-name="T177">них</text:span><text:span text:style-name="T25"> я на автомате бью рогом.</text:span></text:p>
      <text:p text:style-name="P342"><text:span text:style-name="T25"/></text:p>
      <text:p text:style-name="P259">Прости меня, мой старый товарищ. В коридоре нет места для манёвра. </text:p>
      <text:p text:style-name="P342"><text:span text:style-name="T25">Мой рог также пронизывает шею </text:span><text:span text:style-name="T177">Кейлонга</text:span><text:span text:style-name="T25">, прот</text:span><text:span text:style-name="T199">ыкая</text:span><text:span text:style-name="T25"> затем и Киранду.</text:span></text:p>
      <text:p text:style-name="P342"><text:span text:style-name="T25"/></text:p>
      <text:p text:style-name="P260">…</text:p>
      <text:p text:style-name="P330"><text:span text:style-name="T143"/></text:p>
      <text:p text:style-name="P345"><text:span text:style-name="T202">Моё правое крыло, </text:span><text:span text:style-name="T143">Х</text:span><text:span text:style-name="T25">ай Глори, сидит перед перед массивом </text:span><text:span text:style-name="T180">обзорных </text:span><text:span text:style-name="T25">дисплеев, показывающих обстановку в разных частях Андориана.</text:span></text:p>
      <text:p text:style-name="P345"><text:span text:style-name="T25"/></text:p>
      <text:p text:style-name="P330"><text:span text:style-name="T143">- </text:span><text:span text:style-name="T177">Вы же, вроде, шли с группой, консул Селестия? - оборачивается он ко мне.</text:span></text:p>
      <text:p text:style-name="P261">- Нет. Уже нет, - мне кажется чужим надреснутый шёпот, что я могу выдавить из себя омертвевшими губами.</text:p>
      <text:p text:style-name="P330"><text:span text:style-name="T143"/></text:p>
      <text:p text:style-name="P347"><text:span text:style-name="T143">Я </text:span><text:span text:style-name="T25">подхожу к посту командующего, </text:span><text:span text:style-name="T180">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347"><text:span text:style-name="T180"/></text:p>
      <text:p text:style-name="P262">Перед казармой на плацу лежит несколько <text:span text:style-name="T738">сотен</text:span> фаэри в нижнем обмундировании, <text:span text:style-name="T684">их крылья прижаты к булыжникам плаца копытами</text:span> лербов. Между ними <text:span text:style-name="T701">медленно плывут</text:span> две серые фигуры, то и дело <text:span text:style-name="T738">повторяя процедуру, что мне довелось увидеть с Морбиусом</text:span>.</text:p>
      <text:p text:style-name="P262"/>
      <text:p text:style-name="P262">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62"/>
      <text:p text:style-name="P262">Подходы к <text:span text:style-name="T723">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62"/>
      <text:p text:style-name="P263">Наружная камера цитадели показывает <text:span text:style-name="T684">под самими стенами</text:span> <text:span text:style-name="T684">толпу в ржавых доспехах</text:span>, <text:span text:style-name="T684">прикрывающую щитами </text:span>дв<text:span text:style-name="T684">ух</text:span> лерб<text:span text:style-name="T684">ов с искрящимися резаками, распиливающих</text:span> бронированные плиты <text:span text:style-name="T684">ворот.</text:span></text:p>
      <text:p text:style-name="P346"><text:span text:style-name="T185"/></text:p>
      <text:p text:style-name="P346"><text:span text:style-name="T185">- </text:span><text:span text:style-name="T202">Вы знаете, где Луна?</text:span></text:p>
      <text:p text:style-name="P272">- Нет, - качает головой Хай Глори. - Я видел, как она шла в <text:span text:style-name="T723">порт</text:span>. Но потом всё перемешалось.</text:p>
      <text:p text:style-name="P346"><text:span text:style-name="T185"/></text:p>
      <text:p text:style-name="P346"><text:soft-page-break/><text:span text:style-name="T25">Как во сне </text:span><text:span text:style-name="T179">прикладываю копыто к</text:span><text:span text:style-name="T25"> небольш</text:span><text:span text:style-name="T179">ой</text:span><text:span text:style-name="T25"> дверц</text:span><text:span text:style-name="T179">е</text:span><text:span text:style-name="T25"> на панели управления боевыми системами форта. </text:span><text:span text:style-name="T179">Д</text:span><text:span text:style-name="T25">верц</text:span><text:span text:style-name="T179">а отъезжает в сторону, под ней</text:span><text:span text:style-name="T25"> всего лишь одна красная кнопка </text:span><text:span text:style-name="T178">с табличкой</text:span><text:span text:style-name="T25">: «Око Гнева».</text:span></text:p>
      <text:p text:style-name="P330"><text:span text:style-name="T143"/></text:p>
      <text:p text:style-name="P334"><text:span text:style-name="T143">- </text:span><text:span text:style-name="T181">Вы уверены? - вопрошает Хай Глори. - У нас ещё есть шанс отбиться, </text:span><text:span text:style-name="T202">силовой щит активен, </text:span><text:span text:style-name="T181">работают </text:span><text:span text:style-name="T203">две</text:span><text:span text:style-name="T181"> турел</text:span><text:span text:style-name="T203">и</text:span><text:span text:style-name="T181">. </text:span><text:span text:style-name="T202">Можно </text:span><text:span text:style-name="T181">пройти до ангара ховертанков и зачистить крепость.</text:span></text:p>
      <text:p text:style-name="P348"><text:span text:style-name="T181"/></text:p>
      <text:p text:style-name="P348"><text:span text:style-name="T25">Я понимаю его сомнение. «Око Гнева» перенаправляет энергию с защитной сферы на спаренный мега-излучатель цитадели. </text:span><text:span text:style-name="T182">Самоубийственный шаг в обычных условиях, </text:span><text:span text:style-name="T185">когда у крепости парит флот противника.</text:span><text:span text:style-name="T182"> </text:span><text:span text:style-name="T185">Н</text:span><text:span text:style-name="T182">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330"><text:span text:style-name="T143"/></text:p>
      <text:p text:style-name="P331"><text:span text:style-name="T143">- </text:span><text:span text:style-name="T183">Уверена. - Я бросаю взгляд на экран дока, где у дальнего причала парит </text:span><text:span text:style-name="T190">корвет</text:span><text:span text:style-name="T183">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185">для достройки</text:span><text:span text:style-name="T183">.</text:span></text:p>
      <text:p text:style-name="P331"><text:span text:style-name="T183"/></text:p>
      <text:p text:style-name="P333"><text:span text:style-name="T183">- </text:span><text:span text:style-name="T208">Около</text:span><text:span text:style-name="T190"> пол</text:span><text:span text:style-name="T208">у</text:span><text:span text:style-name="T190">часа понадобится лербам, чтобы пропилить ворота.</text:span><text:span text:style-name="T185"> </text:span><text:span text:style-name="T190">Поэтому я</text:span><text:span text:style-name="T185"> ставляю таймер на </text:span><text:span text:style-name="T190">двадцать минут</text:span><text:span text:style-name="T185">,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206">порт</text:span><text:span text:style-name="T185">, к «Стремительному». Когда защитная сфера отключится, вы должны быть готовы уходить к Трантору. Форсируйте двигатели </text:span><text:span text:style-name="T190">корвета</text:span><text:span text:style-name="T185"> и эти, - я указываю на парящие тени за защитной сферой, - вас не догонят. </text:span><text:span text:style-name="T189">В Транторе,</text:span><text:span text:style-name="T185"> </text:span><text:span text:style-name="T187">в космопорт</text:span><text:span text:style-name="T188">е,</text:span><text:span text:style-name="T187"> </text:span><text:span text:style-name="T189">стоит</text:span><text:span text:style-name="T185"> астробуксировщик - </text:span><text:span text:style-name="T186">мы </text:span><text:span text:style-name="T187">строили</text:span><text:span text:style-name="T186"> им наши лунные базы.</text:span><text:span text:style-name="T185"> </text:span><text:span text:style-name="T190">Забирайте всех и </text:span><text:span text:style-name="T185">лет</text:span><text:span text:style-name="T189">и</text:span><text:span text:style-name="T185">т</text:span><text:span text:style-name="T189">е</text:span><text:span text:style-name="T185"> </text:span><text:span text:style-name="T190">к</text:span><text:span text:style-name="T185"> Криллон</text:span><text:span text:style-name="T190">у</text:span><text:span text:style-name="T186">. Дальше подчиняйтесь приказам командующего базы.</text:span></text:p>
      <text:p text:style-name="P262">- Вы сами разве не поведёте «Стремительный», консул?</text:p>
      <text:p text:style-name="P332"><text:span text:style-name="T185">- Нет, у меня другая задача.</text:span><text:span text:style-name="T183"> </text:span><text:span text:style-name="T184">Мне нужн</text:span><text:span text:style-name="T193">о двух</text:span><text:span text:style-name="T184"> воинов в сопровождение. Мы идём к арсеналу.</text:span></text:p>
      <text:p text:style-name="P332"><text:span text:style-name="T184"/></text:p>
      <text:p text:style-name="P350"><text:span text:style-name="T184">С</text:span><text:span text:style-name="T25">мерть королевы и захват «Маджестика» всё меняет. </text:span><text:span text:style-name="T191">Рейд возмездия теперь невозможен — только генераторы </text:span><text:span text:style-name="T192">гранд-флаера</text:span><text:span text:style-name="T191"> могли обеспечить Элементы Возмездия </text:span><text:span text:style-name="T216">достаточной</text:span><text:span text:style-name="T191"> энергией. </text:span><text:span text:style-name="T216">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191">И </text:span><text:span text:style-name="T216">передать кому-то знания по управления Элементами, ведь после смерти королевы я — единственная, кто умеет пользоваться ими.</text:span></text:p>
      <text:p text:style-name="P350"><text:span text:style-name="T192"/></text:p>
      <text:p text:style-name="P264">…</text:p>
      <text:p text:style-name="P330"><text:span text:style-name="T183"/></text:p>
      <text:p text:style-name="P351"><text:span text:style-name="T183">Т</text:span><text:span text:style-name="T25">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351"><text:soft-page-break/><text:span text:style-name="T25"/></text:p>
      <text:p text:style-name="P351"><text:span text:style-name="T25">На полпути к </text:span><text:span text:style-name="T193">арсеналу я слышу шорох из бокового тунеля с табличкой «Склад-4В». В дюжине шагов от основного тунеля, возле </text:span><text:span text:style-name="T198">выломанной двери</text:span><text:span text:style-name="T193">, мы натыкаемся на </text:span><text:span text:style-name="T194">мехадоспех без шлема, бессмысленно бодающий стену.</text:span><text:span text:style-name="T20"> </text:span><text:span text:style-name="T195">Треснувший ш</text:span><text:span text:style-name="T196">лем лежит тут же. </text:span><text:span text:style-name="T195">Тяжелый </text:span><text:span text:style-name="T197">доспех</text:span><text:span text:style-name="T195"> то и дело </text:span><text:span text:style-name="T197">топчется</text:span><text:span text:style-name="T195"> </text:span><text:span text:style-name="T197">по нему бронированными</text:span><text:span text:style-name="T195"> копытами. </text:span><text:span text:style-name="T197">Из шлема вылетают голубые искры, тревожно перемигиваются индикаторные огоньки на</text:span><text:span text:style-name="T196"> налобно</text:span><text:span text:style-name="T197">м</text:span><text:span text:style-name="T196"> щитк</text:span><text:span text:style-name="T197">е</text:span><text:span text:style-name="T196">. </text:span><text:span text:style-name="T193">На спине доспеха закреплён ящик, </text:span><text:span text:style-name="T205">наполовину полный консервами. Консервы </text:span><text:span text:style-name="T193">глухо звен</text:span><text:span text:style-name="T205">я</text:span><text:span text:style-name="T193">т при каждом ударе </text:span><text:span text:style-name="T208">тяжёлого </text:span><text:span text:style-name="T205">мехадоспеха </text:span><text:span text:style-name="T193">о стену.</text:span></text:p>
      <text:p text:style-name="P223"/>
      <text:p text:style-name="P223">Я осторожно обхожу <text:span text:style-name="T522">обезглавленый </text:span><text:span text:style-name="T521">механизм</text:span>, пытаясь рассмотреть номер на <text:span text:style-name="T522">его</text:span> грудной пластине. «<text:span text:style-name="T523">Сорок два — пятнадцать». Центурия Луны.</text:span></text:p>
      <text:p text:style-name="P223"/>
      <text:p text:style-name="P151">Из двер<text:span text:style-name="T683">ного проёма</text:span> на меня буквально вываливается <text:span text:style-name="T685">фаэри в поддоспешном комбинезоне</text:span>. Увидев <text:span text:style-name="T692">нас</text:span>, он испуганно охает и прижимается к стене. <text:span text:style-name="T521">Из-под прижатых к телу крыльев вываливаются </text:span><text:span text:style-name="T522">на пол</text:span><text:span text:style-name="T521"> консервы и упаковки сухарей. </text:span></text:p>
      <text:p text:style-name="P151"/>
      <text:p text:style-name="P151">- Где ваш <text:span text:style-name="T521">доспех</text:span>, солдат? Что с вашим рогом? И… Почему вы дрожите?</text:p>
      <text:p text:style-name="P151"/>
      <text:p text:style-name="P151">Песчаного цвета <text:span text:style-name="T521">жеребец</text:span> вжимается в <text:span text:style-name="T521">каменную поверхность</text:span> в тщетном порыве быть от меня подальше и, судя по всему, готовиться упасть в обморок. <text:span text:style-name="T523">Грязные «сорок два — пятнадцать» едва просматриваются на нагрудно</text:span><text:span text:style-name="T685">й пластине комбинезона.</text:span></text:p>
      <text:p text:style-name="P151"/>
      <text:p text:style-name="P151"><text:span text:style-name="T685">П</text:span><text:span text:style-name="T519">ри</text:span><text:span text:style-name="T685">жав</text:span><text:span text:style-name="T519"> его </text:span><text:span text:style-name="T691">копытом</text:span><text:span text:style-name="T519"> к стене, </text:span><text:span text:style-name="T685">я</text:span> внимательно всматриваюсь в его зрачки. <text:span text:style-name="T521">О</text:span>ни не узкие. Это очень легко заметить, так как они расширены и почти вытеснили белки глаз.</text:p>
      <text:p text:style-name="P151"/>
      <text:p text:style-name="P151">Я поднимаю забрало, чтобы он узнал меня.</text:p>
      <text:p text:style-name="P151">Он отвечает мне пронзительным взглядом в ответ и, внезапно, успокаивается.</text:p>
      <text:p text:style-name="P151"/>
      <text:p text:style-name="P151">- <text:span text:style-name="T691">Н</text:span>е <text:span text:style-name="T685">лерб</text:span><text:span text:style-name="T692">ы</text:span>, - <text:span text:style-name="T691">облегчённо</text:span><text:span text:style-name="T21"> </text:span>вздыхает он. - У вас хорошие глаза. Круглые.</text:p>
      <text:p text:style-name="P151">-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691">жеребец</text:span> расслабляется и отлепл<text:span text:style-name="T468">яет</text:span>ся от стены.</text:p>
      <text:p text:style-name="P155">- <text:span text:style-name="T691">Я никогда не видел лербов вживую. Меня мобилизовали всего пять лет назад. Я никогда не был на передовой. Я даже не умею фехтовать.</text:span></text:p>
      <text:p text:style-name="P155">- <text:span text:style-name="T691">Откуда же у тебя мехадоспех, солдат? </text:span><text:span text:style-name="T692">Солдатам их выдают за особые заслуги. </text:span><text:span text:style-name="T691">Не все офицеры имеют такие.</text:span></text:p>
      <text:p text:style-name="P267">- Мама помогла мне получить хорошую должность в канцелярии. Ну, вы понимаете… Моя мать — влиятельная особа. <text:span text:style-name="T715">Клан Лорен.</text:span></text:p>
      <text:p text:style-name="P155"/>
      <text:p text:style-name="P269"><text:soft-page-break/>Он говорит это с особой гордостью, вызывая у меня отвращение. <text:span text:style-name="T715">Печально, что даже в королевском клане процветает коррупция.</text:span></text:p>
      <text:p text:style-name="P269">Я делаю знак своим сопровождающим.</text:p>
      <text:p text:style-name="P268">- <text:span text:style-name="T692">Сирен, Минтур, п</text:span>риглядывайте за ним. Он пойдёт с нами в арсенал.</text:p>
      <text:p text:style-name="P267"/>
      <text:p text:style-name="P267">От моих слов у жеребца чуть не вылезли глаза на лоб.</text:p>
      <text:p text:style-name="P267">- В арсенал? Не-е-ет, туда нельзя! Нельзя! Не-е-ет!!!</text:p>
      <text:p text:style-name="P267"/>
      <text:p text:style-name="P270">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70"/>
      <text:p text:style-name="P270">Я снова подхожу к удерживаемому моими спутниками жеребцу.</text:p>
      <text:p text:style-name="P267"/>
      <text:p text:style-name="P155"><text:span text:style-name="T691">- </text:span><text:span text:style-name="T692">Туда нельзя, - торопливо бормочет солдат. - </text:span><text:span text:style-name="T687">Во время прорыва сферы </text:span><text:span text:style-name="T751">наш контуберний</text:span><text:span text:style-name="T687"> </text:span><text:span text:style-name="T689">сопровождал</text:span><text:span text:style-name="T688"> приора Лун</text:span><text:span text:style-name="T689">у </text:span><text:span text:style-name="T688">в </text:span><text:span text:style-name="T734">порт</text:span><text:span text:style-name="T688"> для встречи «Маджестика»… </text:span><text:span text:style-name="T692">К</text:span><text:span text:style-name="T690">огда включилась сирена,</text:span><text:span text:style-name="T689"> </text:span><text:span text:style-name="T690">Луна… </text:span><text:span text:style-name="T734">П</text:span><text:span text:style-name="T690">омчалась в арсенал, мы</text:span><text:span text:style-name="T689"> </text:span><text:span text:style-name="T690">едва поспевали за ней</text:span><text:span text:style-name="T689">. </text:span><text:span text:style-name="T690">Т</text:span><text:span text:style-name="T689">ам, — легионер указывает копытом в сторону </text:span><text:span text:style-name="T686">арсенала</text:span><text:span text:style-name="T689">, - </text:span><text:span text:style-name="T690">н-нас… н-нам…</text:span></text:p>
      <text:p text:style-name="P266"/>
      <text:p text:style-name="P266">От волнения он заикается и замолкает. Потом его глаза закатываются, дыхание становится частым и прерывистым.</text:p>
      <text:p text:style-name="P266"/>
      <text:p text:style-name="P156">- Как тебя зовут, <text:span text:style-name="T689">воин</text:span>? - когда наступает психологический шок, лучше всего его преодолевать простыми <text:span text:style-name="T690">методами</text:span>. Я давно это усвоила, общаясь со студентами.</text:p>
      <text:p text:style-name="P156">- Ринс. Ринс Стилфизер. Либрарий первой центурии <text:span text:style-name="T689">второй</text:span> когорты шестого легиона.</text:p>
      <text:p text:style-name="P156">- Успокойся, Ринс. У тебя есть дети?</text:p>
      <text:p text:style-name="P156">- Дочка.</text:p>
      <text:p text:style-name="P156"/>
      <text:p text:style-name="P156">Взгляд солдата ста<text:span text:style-name="T690">новится</text:span> более осмысленным, зрачки почти в<text:span text:style-name="T690">озвращаются</text:span> в нормальный размер.</text:p>
      <text:p text:style-name="P156"/>
      <text:p text:style-name="P156">- Её зовут Дикси. Эвакуировалась за океан, с женой. Месяц назад прислала открытку. Там карнавал! Маски, конфетти, фейерверки! Мороженное на пляже! <text:span text:style-name="T751">Мирная жизнь!</text:span> - восхищённо говори<text:span text:style-name="T745">т</text:span> Ринс, его глаза сияли. Он счастлив отвлечься от реальности, <text:span text:style-name="T689">уйдя в яркий мир грёз</text:span>.</text:p>
      <text:p text:style-name="P156">- Отлично. Я счастлива, что твоя семья в полной безопасности, - произн<text:span text:style-name="T745">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689">арсенале</text:span>?</text:p>
      <text:p text:style-name="P156"/>
      <text:p text:style-name="P266">- М-м-мы не <text:span text:style-name="T692">понимали</text:span>… Они пришли… Она…</text:p>
      <text:p text:style-name="P153"><text:soft-page-break/>- <text:span text:style-name="T689">Что с Луной?! - перебиваю я его и снова прижимаю к стене.</text:span></text:p>
      <text:p text:style-name="P265">- Поймите меня правильно, я никогда не учился сражаться… Мать хотела, чтобы я стал <text:span text:style-name="T693">зе</text:span>фирным танцором… Я всего лишь писарь… - <text:span text:style-name="T690">бессвязно бормочет солдат.</text:span></text:p>
      <text:p text:style-name="P152"/>
      <text:p text:style-name="P154"><text:span text:style-name="T690">Я выдаю ему серию увесистых пощёчин. </text:span><text:span text:style-name="T692">Ринс</text:span> запинается. Он молча хлопает глазами и не может произнести ни слова. <text:span text:style-name="T692">В тоннеле отчётливо чувствуется </text:span><text:span text:style-name="T690">запах мочи.</text:span></text:p>
      <text:p text:style-name="P154"/>
      <text:p text:style-name="P270">С отвращением я отступаю от него и поднимаю с пола шлем его мехадоспеха. <text:span text:style-name="T693">Вывожу меню на маленький внутренний экран шлема и выбираю «Воспроизведение» за последние пятнадцать минут. Экранчик показывает запись с</text:span><text:span text:style-name="T694">о</text:span><text:span text:style-name="T693"> встроенной камеры шлема.</text:span></text:p>
      <text:p text:style-name="P51"/>
      <text:p text:style-name="P53">Ринс в компании <text:span text:style-name="T718">дюжины</text:span> легионеров движется к <text:span text:style-name="T734">порту</text:span>. <text:span text:style-name="T696">Они оживлённо переговариваются, обсуждая прибытие «Маджестика».</text:span> <text:span text:style-name="T737">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734">Очертания</text:span><text:span text:style-name="T696"> гранд-флаера уже </text:span><text:span text:style-name="T734">темнеют</text:span><text:span text:style-name="T696"> за силовым щитом Андориана, когда они добираются до КПП дока. Луна расспрашивает о чём-то вахтёра,</text:span><text:span text:style-name="T22"> </text:span><text:span text:style-name="T23">п</text:span><text:span text:style-name="T698">ричальная рампа медленно движется к стыковочному шлюзу.</text:span></text:p>
      <text:p text:style-name="P53"><text:span text:style-name="T698">С</text:span><text:span text:style-name="T696">олдаты поднимают шум. Все указывают на растущий силуэт «Маджестика», который и не думает останавливаться.</text:span></text:p>
      <text:p text:style-name="P52"><text:span text:style-name="T697">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701">Сбитая со стены закрылком «Маджестика», с гулким грохотом падает орудийная башня, разбивая </text:span><text:span text:style-name="T241">ствол</text:span><text:span text:style-name="T242">а</text:span><text:span text:style-name="T241">м</text:span><text:span text:style-name="T242">и</text:span><text:span text:style-name="T701"> обсерваторию. Гранд-флаер</text:span><text:span text:style-name="T698"> со стоном ярд за ярдом проламывает каменную стену и силовой щит, останавливаясь только тогда, когда его киль вгрызается в </text:span><text:span text:style-name="T702">примкнувшую к скале </text:span><text:span text:style-name="T698">энергостанцию .</text:span></text:p>
      <text:p text:style-name="P52"/>
      <text:p text:style-name="P54">Луна приходит в себя первой. <text:span text:style-name="T699">Она со все</text:span><text:span text:style-name="T706">х</text:span><text:span text:style-name="T699"> ног несётся к арсеналу, </text:span><text:span text:style-name="T737">серебряный жеребец и Ринс не отстают. О</text:span><text:span text:style-name="T699">стальные </text:span><text:span text:style-name="T737">без усиленных мехадоспехом мышц</text:span><text:span text:style-name="T699"> </text:span><text:span text:style-name="T737">заметно отрываются от них</text:span><text:span text:style-name="T699">. </text:span><text:span text:style-name="T700">На ходу </text:span><text:span text:style-name="T737">Луна</text:span><text:span text:style-name="T700"> отдаёт приказ </text:span><text:span text:style-name="T702">подвернувшемуся</text:span><text:span text:style-name="T700"> гастату, тот несётся к казармам, </text:span><text:span text:style-name="T703">навстречу первым солдатам</text:span><text:span text:style-name="T702"> разбуженн</text:span><text:span text:style-name="T703">ой</text:span><text:span text:style-name="T702"> смен</text:span><text:span text:style-name="T706">ы</text:span><text:span text:style-name="T702">.</text:span><text:span text:style-name="T700"> </text:span><text:span text:style-name="T703">Но рядом п</text:span><text:span text:style-name="T702">адает и</text:span><text:span text:style-name="T700">скорёженная носовая аппарель «Маджестика», выпуская первые дюжины лербов. </text:span><text:span text:style-name="T703">С палубы гранд-флаера </text:span><text:span text:style-name="T706">один за другим </text:span><text:span text:style-name="T703">взлета</text:span><text:span text:style-name="T706">ю</text:span><text:span text:style-name="T703">т </text:span><text:span text:style-name="T706">три </text:span><text:span text:style-name="T704">грузов</text:span><text:span text:style-name="T706">ых</text:span><text:span text:style-name="T704"> </text:span><text:span text:style-name="T703">глайдер</text:span><text:span text:style-name="T706">а</text:span><text:span text:style-name="T703"> </text:span><text:span text:style-name="T704">и </text:span><text:span text:style-name="T703">теря</text:span><text:span text:style-name="T706">ю</text:span><text:span text:style-name="T703">тся среди строений Андориана.</text:span></text:p>
      <text:p text:style-name="P54"/>
      <text:p text:style-name="P55"><text:span text:style-name="T703">Ринс отворачивается от завязавшейся у казарм потасовки. Он и остальн</text:span><text:span text:style-name="T718">ые</text:span><text:span text:style-name="T703"> сворачивают за лабораторию, следуя за Луной. </text:span><text:span text:style-name="T704">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705">За воротами нестройными</text:span><text:span text:style-name="T704"> рядами </text:span><text:span text:style-name="T705">ожидают</text:span><text:span text:style-name="T704"> полуразобранные мехадоспехи, </text:span><text:span text:style-name="T706">грузовые платформы</text:span><text:span text:style-name="T704"> и </text:span><text:span text:style-name="T723">портовые</text:span><text:span text:style-name="T704"> </text:span><text:span text:style-name="T718">погрузчики</text:span><text:span text:style-name="T704">. </text:span><text:span text:style-name="T705">Оглянувшись назад через несколько секунд, Ринс видит, как большинство механизмов </text:span><text:span text:style-name="T706">неспешно </text:span><text:span text:style-name="T705">рассыпается по территории, занимая боевые позиции.</text:span></text:p>
      <text:p text:style-name="P55"/>
      <text:p text:style-name="P56"><text:soft-page-break/>Арсенал охраняют <text:span text:style-name="T709">шестеро</text:span>. <text:span text:style-name="T708">Они стоят прямо перед вибрирующей мембраной локального силового щита арсенала.</text:span> <text:span text:style-name="T708">Издалека увидев Луну, они </text:span><text:span text:style-name="T709">расступаются</text:span><text:span text:style-name="T708">,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56"/>
      <text:p text:style-name="P57">Луна пробегает мимо них, кивком отвечая на их приветствие. Щит пропускает действительного центуриона и она, подбежав к распределительно<text:span text:style-name="T734">й</text:span> <text:span text:style-name="T734">панели</text:span>, отключает <text:span text:style-name="T734">защиту</text:span>. Затем она скрывается в арсенале. За ней следу<text:span text:style-name="T737">ю</text:span>т <text:span text:style-name="T737">серебряный жеребец и остальны.</text:span> Ринс же внезапно мешкает у самого входа.</text:p>
      <text:p text:style-name="P56"/>
      <text:p text:style-name="P57"><text:span text:style-name="T737">Его ш</text:span>лем медленно поворачивается, концентрируясь на одном из <text:span text:style-name="T718">охранников</text:span>. Оптическая система визора, подчиняясь негласной команде Ринса, увеличивает изображение <text:span text:style-name="T734">тёмного</text:span> забрала легионера. За забралом ясно виден <text:span text:style-name="T710">зелёный огонёк злого </text:span>глаз<text:span text:style-name="T710">а</text:span> с узким зрачком.</text:p>
      <text:p text:style-name="P59">Изображение с <text:span text:style-name="T737">визора</text:span> колотит сильная дрожь. <text:span text:style-name="T737">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710">раз за разом </text:span>вспыхивает красным. Ринс снова оборачивается. Шестёрка лербов, уже не скрываясь, идёт на него. <text:span text:style-name="T718">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58">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730">к центральному хранилищу</text:span>, в конце которого Луна в окружении <text:span text:style-name="T737">легионеров</text:span> возится с кодовым замком на <text:span text:style-name="T718">круглой </text:span>бронированной двери.</text:p>
      <text:p text:style-name="P60">Пробежав полкоридора, Ринс оборачивается. Из-за угла уже выходит перв<text:span text:style-name="T730">ая тройка</text:span> лерб<text:span text:style-name="T730">ов</text:span>, за ним<text:span text:style-name="T730">и</text:span> извиваются прозрачные щупальца-волосы <text:span text:style-name="T735">твари</text:span>.</text:p>
      <text:p text:style-name="P361">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730">Щелкает замок.</text:span> Некоторое время он стоит, прижавшись к двери изнутри. <text:span text:style-name="T716">Стук его сердца слышен в динамиках. </text:span><text:s/><text:span text:style-name="T735">В коридоре слышатся крики, выстрелы и звон оружия</text:span>. <text:span text:style-name="T735">Ринс</text:span><text:span text:style-name="T716"> </text:span>несётся к задней стене, <text:span text:style-name="T716">раскидывая</text:span> вёдра и швабры. В задней стене есть ещё одна, <text:span text:style-name="T716">совсем крохотная</text:span> дверца - «Служебный 2Ц». Ринс прикладывает к плашке замка накопытник, дверца мигаёт зелёным и уезжает в сторону. </text:p>
      <text:p text:style-name="P60">Далее идёт долгий бег по тоннелю с остановкой у знакомой двери <text:span text:style-name="T711">«Склад-4В».</text:span></text:p>
      <text:p text:style-name="P56"/>
      <text:p text:style-name="P173">Я оглядываюсь на Ринса.</text:p>
      <text:p text:style-name="P173"/>
      <text:p text:style-name="P173">- Предатель! Ты бросил своих товарищей <text:span text:style-name="T716">в беде </text:span>и сбежал!</text:p>
      <text:p text:style-name="P157"/>
      <text:p text:style-name="P157">Я с рычанием под<text:span text:style-name="T710">хожу</text:span> к <text:span text:style-name="T710">обмочившемуся солдату</text:span>. Трусость легионера будит неведомую мне раньше ярость, я боюсь задушить его магическим захватом!</text:p>
      <text:p text:style-name="P273"><text:soft-page-break/></text:p>
      <text:p text:style-name="P157">Ринс только молча смотрит на меня, открывая рот, как выброшенная на берег рыба.</text:p>
      <text:p text:style-name="P273"/>
      <text:p text:style-name="P157">- <text:span text:style-name="T523">Я… Я всего лишь писарь. Я не умею сражаться, - в конце-концов выдавливает из себя Ринс. - </text:span><text:span text:style-name="T716">Я хотел привести подмогу.</text:span></text:p>
      <text:p text:style-name="P157">- <text:span text:style-name="T523">И поэтому начал грабить продовольственный склад? — гневно указываю на рассыпавшиеся по полу консервы. - </text:span><text:span text:style-name="T713">Рассчитывал сбежать в горы и отсидеться там?</text:span></text:p>
      <text:p text:style-name="P273"/>
      <text:p text:style-name="P157">Я уже <text:span text:style-name="T523">справилась с приступом ярости. </text:span><text:span text:style-name="T520">Подойдя к мехадоспеху Ринса, я поднимаю изувеченный шлем и прилаживаю его на место.</text:span><text:span text:style-name="T523"> </text:span><text:span text:style-name="T526">Движения механизма обретают осмысленность. </text:span><text:span text:style-name="T522">Мехадоспех выпрямляется у стены и со скрипом отдаёт честь.</text:span></text:p>
      <text:p text:style-name="P273"/>
      <text:p text:style-name="P157">- <text:span text:style-name="T522">Мехадоспех сорок два — пятнадцать, класс «Принцип-2». </text:span><text:span text:style-name="T527">Целостность системы семьдесят семь процентов, заряд </text:span><text:span text:style-name="T710">айн-</text:span><text:span text:style-name="T527">батарей девяносто два процента.</text:span><text:span text:style-name="T522"> Жду распоряжений, консул Селестия, - низко гудит механизм. </text:span></text:p>
      <text:p text:style-name="P158">- <text:span text:style-name="T730">С</text:span><text:span text:style-name="T522">орок два — пятнадцать, </text:span><text:span text:style-name="T730">о</text:span><text:span text:style-name="T527">т</text:span><text:span text:style-name="T730">конвоируй</text:span><text:span text:style-name="T522"> дезертира Ринса Стилфизера</text:span> в <text:span text:style-name="T710">цитадель </text:span>и ожидай <text:span text:style-name="T522">дальнейших распоряжений </text:span><text:span text:style-name="T710">от префекта Хай Глори</text:span><text:span text:style-name="T522">.</text:span></text:p>
      <text:p text:style-name="P276"><text:line-break/>Я поворачиваюсь к Ринсу.</text:p>
      <text:p text:style-name="P157"><text:span text:style-name="T528">- Суд над тобой будет после сражения, </text:span><text:span text:style-name="T527">трус</text:span><text:span text:style-name="T528">. </text:span></text:p>
      <text:p text:style-name="P273"/>
      <text:p text:style-name="P157"><text:span text:style-name="T528">Ринс</text:span> облегчённо вздыхает и <text:span text:style-name="T527">уходит</text:span> прочь <text:span text:style-name="T527">под конвоем собственн</text:span><text:span text:style-name="T529">ых</text:span><text:span text:style-name="T527"> </text:span><text:span text:style-name="T714">доспехов</text:span>.</text:p>
      <text:p text:style-name="P273"><text:span text:style-name="T183"/></text:p>
      <text:p text:style-name="P274"><text:span text:style-name="T680">М</text:span>ы же идём в противоположном направлении, к арсеналу. Теперь я знаю, что могу встретить, и <text:span text:style-name="T715">паника постепенно оватывает меня липкими щупальцами</text:span>.</text:p>
      <text:p text:style-name="P274"/>
      <text:p text:style-name="P274"><text:span text:style-name="T715">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717">у</text:span><text:span text:style-name="T715"> себе представить, что может погибнуть Луна. Моя младшая сестрёнка, </text:span><text:span text:style-name="T717">моя тень и</text:span><text:span text:style-name="T715"> мой «хвостик», как её называли в детстве и как до сих пор называю её в мыслях я. </text:span></text:p>
      <text:p text:style-name="P275"/>
      <text:p text:style-name="P277"><text:span text:style-name="T728">Перво</text:span><text:span text:style-name="T730">й</text:span><text:span text:style-name="T728"> появл</text:span><text:span text:style-name="T730">яется</text:span><text:span text:style-name="T728"> кровь. Она те</text:span><text:span text:style-name="T730">чёт</text:span><text:span text:style-name="T728"> по полу тонкой струйкой, превраща</text:span><text:span text:style-name="T730">ющ</text:span><text:span text:style-name="T728">ейся в ручеёк по мере приближения к </text:span><text:span text:style-name="T730">центральному </text:span><text:span text:style-name="T728">хранилищу. </text:span><text:span text:style-name="T729">Затем леж</text:span><text:span text:style-name="T730">ит</text:span><text:span text:style-name="T729"> вповалку дюжина изрешеченых пулями заражённых.</text:span><text:span text:style-name="T728"> Потом</text:span><text:span text:style-name="T721"> нам встре</text:span><text:span text:style-name="T730">чается</text:span><text:span text:style-name="T721"> шлем одного из лербов. С головой в нём. Тело пробежало ещё шагов пять, прежде чем вреза</text:span><text:span text:style-name="T730">ться</text:span><text:span text:style-name="T721"> в стену. Следующие четверо проткнуты железными перьями и </text:span><text:span text:style-name="T728">чинно </text:span><text:span text:style-name="T721">сид</text:span><text:span text:style-name="T730">ят</text:span><text:span text:style-name="T721">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730">ит</text:span><text:span text:style-name="T721"> — копья не да</text:span><text:span text:style-name="T730">ют</text:span><text:span text:style-name="T721"> ему упасть, нанизав его насквозь. Пеналы его раскрытых крыльев пусты — двое из шести перьев достались кому-то </text:span><text:span text:style-name="T722">ещё</text:span><text:span text:style-name="T721">.</text:span></text:p>
      <text:p text:style-name="P278"><text:soft-page-break/>Через пят<text:span text:style-name="T728">надцать</text:span> шагов воины <text:span text:style-name="T718">Луны </text:span><text:span text:style-name="T719">создал</text:span><text:span text:style-name="T720">и</text:span><text:span text:style-name="T718"> из повержённых </text:span>врагов<text:span text:style-name="T718"> некое подобие баррикады. </text:span><text:span text:style-name="T724">Изрубленные и опаленные тела в ржавых доспехах образов</text:span><text:span text:style-name="T730">ывают</text:span><text:span text:style-name="T724"> крутой вал — лербы, как всегда, шли напролом, давя массой.</text:span><text:span text:style-name="T718"> </text:span><text:span text:style-name="T720">В самом высоком месте </text:span><text:span text:style-name="T728">вал</text:span><text:span text:style-name="T720"> почти достиг</text:span><text:span text:style-name="T730">ает</text:span><text:span text:style-name="T720"> потолка. Мы </text:span><text:span text:style-name="T730">еле </text:span><text:span text:style-name="T720">проб</text:span><text:span text:style-name="T730">ираемся</text:span><text:span text:style-name="T720"> через не</text:span><text:span text:style-name="T724">го</text:span><text:span text:style-name="T720">, </text:span>цепляясь<text:span text:style-name="T720"> копытами </text:span>за <text:span text:style-name="T724">ужасное содержимое</text:span><text:span text:style-name="T720">.</text:span></text:p>
      <text:p text:style-name="P279">Четверо бойцов Луны сдержив<text:span text:style-name="T730">али</text:span> натиск с той стороны. <text:span text:style-name="T727">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725">ос</text:span><text:span text:style-name="T727">емь</text:span><text:span text:style-name="T725"> </text:span><text:span text:style-name="T728">отрубленных</text:span><text:span text:style-name="T727"> </text:span><text:span text:style-name="T725">крыл</text:span><text:span text:style-name="T727">ьев</text:span><text:span text:style-name="T725"> приколоты пиками к стенам и потолку или </text:span><text:span text:style-name="T726">же </text:span><text:span text:style-name="T725">пронза</text:span><text:span text:style-name="T730">ют</text:span><text:span text:style-name="T725"> крыльевыми лезвиями противников. Самих сражавшихся не видно — скорее всего, </text:span><text:span text:style-name="T730">их тела </text:span><text:span text:style-name="T725">погребены под лавиной лербов после потери крыльев.</text:span></text:p>
      <text:p text:style-name="P365"><text:span text:style-name="T736">В</text:span><text:span text:style-name="T725"> хранилище </text:span><text:span text:style-name="T733">произошёл последний </text:span><text:span text:style-name="T729">бой оставши</text:span><text:span text:style-name="T733">х</text:span><text:span text:style-name="T729">ся семер</text:span><text:span text:style-name="T733">ых</text:span><text:span text:style-name="T729"> воинов Луны. </text:span><text:span text:style-name="T731">Вторая баррикада из </text:span><text:span text:style-name="T736">стеллажей у открытой двери</text:span><text:span text:style-name="T731">, сломанная тренога тяжёлого пулеметателя, затухающее сияние айны </text:span><text:span text:style-name="T736">где-то </text:span><text:span text:style-name="T731">внутри </text:span><text:span text:style-name="T733">самого </text:span><text:span text:style-name="T731">хранилища.</text:span></text:p>
      <text:p text:style-name="P366">Я тихо иду по <text:span text:style-name="T736">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367">В центре до сих пор в воздухе висят искры сырой айны. Кучи сгоревших остовов стеллажей и скрученных жаром лезвий <text:span text:style-name="T738">и пластин брони</text:span> окаймляют выжженую площадку. Я вижу финал сражения. Вероятно, <text:span text:style-name="T731">когда лербы прорвались внутрь, обороняющиеся </text:span>сотворили Сияние Вечности - <text:span text:style-name="T731"><text:s/></text:span><text:span text:style-name="T738">с</text:span>амоубийственн<text:span text:style-name="T738">ую</text:span> эманаци<text:span text:style-name="T738">ю</text:span>, приводящ<text:span text:style-name="T738">ую</text:span> к моментальному выбросу всего жизненного запаса айны наружу.<text:span text:style-name="T731"> </text:span>С<text:span text:style-name="T732">ыр</text:span>ая<text:span text:style-name="T732"> айн</text:span>а<text:span text:style-name="T732"> перемешал</text:span>а<text:span text:style-name="T732"> тела защитников и нападающих, опалил</text:span>а<text:span text:style-name="T732"> и размазал</text:span>а<text:span text:style-name="T732"> </text:span>их <text:span text:style-name="T732">по </text:span>полу, потолку и стеллажам хранилища<text:span text:style-name="T732">. </text:span></text:p>
      <text:p text:style-name="P366"><text:span text:style-name="T736">Как в трансе </text:span>обхо<text:span text:style-name="T736">жу</text:span> тела и переступа<text:span text:style-name="T736">ю</text:span> через <text:span text:style-name="T736">бесформенные </text:span>обгоре<text:span text:style-name="T736">вшие</text:span> останки. <text:span text:style-name="T736">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736">Просто дойти. Я даже не уверена, что знаю, что делать потом.</text:span></text:p>
      <text:p text:style-name="P367"><text:span text:style-name="T740">Останавливаюсь в центре выжженого круга и оглядываюсь</text:span>. <text:span text:style-name="T740">С</text:span>лышу стон <text:span text:style-name="T740">в стороне</text:span>.</text:p>
      <text:p text:style-name="P367"/>
      <text:p text:style-name="P369"><text:span text:style-name="T739">Серебряный</text:span><text:span text:style-name="T245"> </text:span><text:span text:style-name="T739">ж</text:span>еребец лежит <text:span text:style-name="T738">в луже крови. Его </text:span><text:span text:style-name="T739">опалило и </text:span><text:span text:style-name="T738">впечатало в стену.</text:span><text:span text:style-name="T245"> </text:span><text:span text:style-name="T738">Задних ног нет </text:span><text:span text:style-name="T245">и, судя по страшному излому тела, позвоночник сломан</text:span><text:span text:style-name="T738">, но системы жизнеобеспечения мехадоспеха </text:span><text:span text:style-name="T246">ещ</text:span><text:span text:style-name="T742">ё</text:span><text:span text:style-name="T246"> </text:span><text:span text:style-name="T738">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68"/>
      <text:p text:style-name="P368">- <text:span text:style-name="T738">Она не вышла.</text:span></text:p>
      <text:p text:style-name="P368">- <text:span text:style-name="T738">Что? - я с немым вопросом смотрю на умирающего. - Кто </text:span><text:span text:style-name="T748">не вышел, Сомномикус</text:span><text:span text:style-name="T738">?</text:span></text:p>
      <text:p text:style-name="P368">- <text:span text:style-name="T738">НЕ ВЫШЛА… - на губах легионера появляются красные пузыри. - Тв</text:span><text:span text:style-name="T245">а</text:span><text:span text:style-name="T738">-кх-кха-кха-рь!</text:span></text:p>
      <text:p text:style-name="P368"/>
      <text:p text:style-name="P371"><text:span text:style-name="T739">Он пытается указать куда-то мне за спину, но копыто бессильно падает. </text:span><text:span text:style-name="T245">Его голова дёргается, г</text:span>лаза закатываются.<text:span text:style-name="T223"> </text:span><text:span text:style-name="T245">Я</text:span><text:span text:style-name="T223"> </text:span>больше не слышу его дыхания. <text:span text:style-name="T740">Серебряный </text:span>мёртв.</text:p>
      <text:p text:style-name="P371"/>
      <text:p text:style-name="P373"><text:soft-page-break/><text:span text:style-name="T740">Я иду в указанном направлении. За обрушенными стеллажами и мусором </text:span><text:span text:style-name="T741">пробивается сияние айны. Я расталкиваю завалы. </text:span><text:span text:style-name="T530">За</text:span> груд<text:span text:style-name="T530">ой</text:span> камней, в которых я узнаю остатки статуи генерала Бурелома, <text:span text:style-name="T742">на небольшом постаменте </text:span>высится сейф-ларец – контейнер Элементов <text:span text:style-name="T742">Возмездия</text:span>. Луна лежит на нём, обнимая его всеми четырьмя ногами и прикрыв крыльями. <text:span text:style-name="T742">Вокруг Луны и сейфа сияет айной небольшая сфера силового щита — встроенной защиты Элементов.</text:span></text:p>
      <text:p text:style-name="P380">Я пересекаю сияющую границу — она непр<text:span text:style-name="T745">о</text:span>ницаема только для тварей и их марионеток — и подхожу к сестре. Быстр<text:span text:style-name="T743">ым</text:span> прикосновение<text:span text:style-name="T743">м</text:span> к сенсору замка отключа<text:span text:style-name="T743">ю</text:span> силовой щит. Я боюсь дышать — мехадоспех Луны не повреждён, во мне зарождается робкая надежда.</text:p>
      <text:p text:style-name="P374"/>
      <text:p text:style-name="P374">- Луна!</text:p>
      <text:p text:style-name="P374"/>
      <text:p text:style-name="P374"><text:span text:style-name="T744">Она</text:span> молчит. <text:span text:style-name="T744">Я осторожно поднимаю забрало её шлема. Её глаза закрыты, но губы шевелятся.</text:span></text:p>
      <text:p text:style-name="P374"/>
      <text:p text:style-name="P374">- <text:span text:style-name="T744">Сестра</text:span>, очнись! Всё <text:span text:style-name="T744">позади</text:span>!</text:p>
      <text:p text:style-name="P374"/>
      <text:p text:style-name="P374">Я наклоняюсь к <text:span text:style-name="T744">Луне</text:span>, чтобы услышать её <text:span text:style-name="T744">неразборчивый </text:span>шёпот.</text:p>
      <text:p text:style-name="P374"/>
      <text:p text:style-name="P374">- Нотхрр... шангр.. хиссндрр…</text:p>
      <text:p text:style-name="P374">- Что?</text:p>
      <text:p text:style-name="P374"/>
      <text:p text:style-name="P374">Шёпот совсем не похож на армейский слэнг преторианских казарм, которым пользуется сестра. <text:span text:style-name="T745">Что-то среднее с клокотанием и шипением</text:span>.</text:p>
      <text:p text:style-name="P374">Луна открывает глаза.</text:p>
      <text:p text:style-name="P374"/>
      <text:p text:style-name="P374">- Сестра?</text:p>
      <text:p text:style-name="P374">- Сестра?</text:p>
      <text:p text:style-name="P374"/>
      <text:p text:style-name="P374">Наш одновременный вопрос сливается в единый возглас. Я прижимаюсь носом к её скуле и помогаю встать.</text:p>
      <text:p text:style-name="P374"/>
      <text:p text:style-name="P375">- <text:span text:style-name="T745">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748">А</text:span><text:span text:style-name="T745">норакс вызвал Сияние и сжег остатки. Но Мы сберегли Элементы — Нам удалось активировать щит. Держи </text:span><text:span text:style-name="T747">их</text:span><text:span text:style-name="T745">,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72">- <text:span text:style-name="T745">Нет, сестра, - я качаю головой. - Мы не будем сражаться.</text:span></text:p>
      <text:p text:style-name="P372"/>
      <text:p text:style-name="P381"><text:soft-page-break/>Луна смотрит на меня с удивлением и растерянностью.</text:p>
      <text:p text:style-name="P381"/>
      <text:p text:style-name="P383">Понимание ситуации вымораживает душу. Я пыта<text:span text:style-name="T751">лась</text:span> найти решение, позволяющее уйти от неизбежного, но понимаю, что иного выхода нет. Нет времени <text:span text:style-name="T751">и ресурсов </text:span>пытаться что-то иное.</text:p>
      <text:p text:style-name="P375"><text:span text:style-name="T526">Через </text:span><text:span text:style-name="T745">полчаса-час</text:span><text:span text:style-name="T526">, после </text:span><text:span text:style-name="T745">остановки генератора</text:span><text:span text:style-name="T526">, Андориан </text:span><text:span text:style-name="T751">падёт</text:span><text:span text:style-name="T526">. </text:span><text:span text:style-name="T538">Оставшиеся скудные защитники крепости не смогут противостоять орде </text:span><text:span text:style-name="T751">лербов</text:span><text:span text:style-name="T538">, </text:span><text:span text:style-name="T745">приросшей многочисленными заражёнными Андориана</text:span><text:span text:style-name="T538">. </text:span>Значит, пришло время. Пора принимать невыносимо мучительное решение. <text:span text:style-name="T539">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75"/>
      <text:p text:style-name="P382">- Мне тяжело говорить это, Луна. И тяжело решать. Но п<text:span text:style-name="T533">ришло время</text:span> «<text:span text:style-name="T538">Семи вечностей»</text:span>. Ты ведь знаешь, что это значит?</text:p>
      <text:p text:style-name="P372"/>
      <text:p text:style-name="P375">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745">Ойкумена Фаэри</text:span> начала строить сокрушительное оружие победы — гранд-флаеры.</text:p>
      <text:p text:style-name="P375"/>
      <text:p text:style-name="P384">…</text:p>
      <text:p text:style-name="P384"/>
      <text:p text:style-name="P362">- Что бы ни случилось, проект «Семь вечностей» не должен пострадать, - сказала королева.</text:p>
      <text:p text:style-name="P362"/>
      <text:p text:style-name="P362">Голубоватое сияние голо-стола подсвечивало мертвенным светом её измождённое ночами недосыпа лицо. <text:span text:style-name="T540">Дыхательный аппарат слабо шипел в </text:span><text:span text:style-name="T539">меха</text:span><text:span text:style-name="T540">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539">и сердце</text:span><text:span text:style-name="T540">. Ходили слухи, что исчезнувший ещё </text:span><text:span text:style-name="T539">десять лет назад</text:span><text:span text:style-name="T540"> королевский лекарь после бутылки грушевой наливки клялся, что кроме </text:span><text:span text:style-name="T541">головы</text:span><text:span text:style-name="T540"> и позвоночника, в королеве всё </text:span><text:span text:style-name="T539">искусственное</text:span><text:span text:style-name="T540">. </text:span><text:span text:style-name="T541">Эти слухи трудно было опровергнуть — никто не видел королеву без брони уже много лет.</text:span></text:p>
      <text:p text:style-name="P362"/>
      <text:p text:style-name="P362">- В случае <text:span text:style-name="T540">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541">Даже если это поставит под угрозу оборону крепостей.</text:span></text:p>
      <text:p text:style-name="P359"><text:span text:style-name="Default_20_Paragraph_20_Font"><text:span text:style-name="T27">-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53">тварей</text:span></text:span><text:span text:style-name="Default_20_Paragraph_20_Font"><text:span text:style-name="T27">, юг последует за ними, как только мы достроим «Громовержца».</text:span></text:span></text:p>
      <text:p text:style-name="P359"><text:span text:style-name="Default_20_Paragraph_20_Font"><text:span text:style-name="T27"/></text:span></text:p>
      <text:p text:style-name="P362"><text:soft-page-break/>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541">семь</text:span> лет назад у нас оставалось не более половины Великого.</text:p>
      <text:p text:style-name="P362"/>
      <text:p text:style-name="P359"><text:span text:style-name="Default_20_Paragraph_20_Font"><text:span text:style-name="T27">- Так же мы думали </text:span></text:span><text:span text:style-name="Default_20_Paragraph_20_Font"><text:span text:style-name="T53">пятьдесят</text:span></text:span><text:span text:style-name="Default_20_Paragraph_20_Font"><text:span text:style-name="T27"> лет назад, когда перевели промышленность на военные рельсы и сформировали регулярную армию. И </text:span></text:span><text:span text:style-name="Default_20_Paragraph_20_Font"><text:span text:style-name="T44">так же надеялись </text:span></text:span><text:span text:style-name="Default_20_Paragraph_20_Font"><text:span text:style-name="T53">сорок</text:span></text:span><text:span text:style-name="Default_20_Paragraph_20_Font"><text:span text:style-name="T27"> лет назад, когда появились первые охранные турели, </text:span></text:span><text:span text:style-name="Default_20_Paragraph_20_Font"><text:span text:style-name="T53">пулеметатели</text:span></text:span><text:span text:style-name="Default_20_Paragraph_20_Font"><text:span text:style-name="T27"> </text:span></text:span><text:span text:style-name="Default_20_Paragraph_20_Font"><text:span text:style-name="T45">и боевые механизмы</text:span></text:span><text:span text:style-name="Default_20_Paragraph_20_Font"><text:span text:style-name="T27">. И </text:span></text:span><text:span text:style-name="Default_20_Paragraph_20_Font"><text:span text:style-name="T53">тридцать</text:span></text:span><text:span text:style-name="Default_20_Paragraph_20_Font"><text:span text:style-name="T27"> лет назад, когда </text:span></text:span><text:span text:style-name="Default_20_Paragraph_20_Font"><text:span text:style-name="T45">мы </text:span></text:span><text:span text:style-name="Default_20_Paragraph_20_Font"><text:span text:style-name="T27">разработали </text:span></text:span><text:span text:style-name="Default_20_Paragraph_20_Font"><text:span text:style-name="T46">меха</text:span></text:span><text:span text:style-name="Default_20_Paragraph_20_Font"><text:span text:style-name="T27">доспехи. Но против наших армий вышла ледяная </text:span></text:span><text:span text:style-name="Default_20_Paragraph_20_Font"><text:span text:style-name="T53">орда</text:span></text:span><text:span text:style-name="Default_20_Paragraph_20_Font"><text:span text:style-name="T27">. На охранные турели они ответили тактикой роя. А наши воины в силовой броне стали </text:span></text:span><text:span text:style-name="Default_20_Paragraph_20_Font"><text:span text:style-name="T53">сражаться против нас после заражения</text:span></text:span><text:span text:style-name="Default_20_Paragraph_20_Font"><text:span text:style-name="T27">, которое с каждым годом происходит всё быстрее. Каждый раз </text:span></text:span><text:span text:style-name="Default_20_Paragraph_20_Font"><text:span text:style-name="T53">отродье Иль-Шогг</text:span></text:span><text:span text:style-name="Default_20_Paragraph_20_Font"><text:span text:style-name="T27"> изобрета</text:span></text:span><text:span text:style-name="Default_20_Paragraph_20_Font"><text:span text:style-name="T45">ют</text:span></text:span><text:span text:style-name="Default_20_Paragraph_20_Font"><text:span text:style-name="T27"> ответную тактику, которая нивелир</text:span></text:span><text:span text:style-name="Default_20_Paragraph_20_Font"><text:span text:style-name="T45">ует</text:span></text:span><text:span text:style-name="Default_20_Paragraph_20_Font"><text:span text:style-name="T27"> наше техно</text:span></text:span><text:span text:style-name="Default_20_Paragraph_20_Font"><text:span text:style-name="T53">логическое</text:span></text:span><text:span text:style-name="Default_20_Paragraph_20_Font"><text:span text:style-name="T27"> преимущество. </text:span></text:span><text:span text:style-name="Default_20_Paragraph_20_Font"><text:span text:style-name="T54">Вспомните двух спящих</text:span></text:span><text:span text:style-name="Default_20_Paragraph_20_Font"><text:span text:style-name="T27"> </text:span></text:span><text:span text:style-name="Default_20_Paragraph_20_Font"><text:span text:style-name="T54">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27">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62">- Но ведь если мы победим, в проекте вообще не будет смысла! - воскликнул Майлд Брэйн. - Зачем отвлекать ресурсы на очкариков!</text:p>
      <text:p text:style-name="P362"/>
      <text:p text:style-name="P359"><text:span text:style-name="Default_20_Paragraph_20_Font"><text:span text:style-name="T27">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59"><text:span text:style-name="Default_20_Paragraph_20_Font"><text:span text:style-name="T27"/></text:span></text:p>
      <text:p text:style-name="P359"><text:span text:style-name="Default_20_Paragraph_20_Font"><text:span text:style-name="T27">Королева долго смотрела на медленно вращающуюся голограмму, прежде чем ответить. Казалось, её совсем не задевает грубость Майлда.</text:span></text:span></text:p>
      <text:p text:style-name="P359"><text:span text:style-name="Default_20_Paragraph_20_Font"><text:span text:style-name="T27"/></text:span></text:p>
      <text:p text:style-name="P359"><text:span text:style-name="Default_20_Paragraph_20_Font"><text:span text:style-name="T27">-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53">фаэри</text:span></text:span><text:span text:style-name="Default_20_Paragraph_20_Font"><text:span text:style-name="T27">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53">Ойкумены</text:span></text:span><text:span text:style-name="Default_20_Paragraph_20_Font"><text:span text:style-name="T27">. Дворцы и замки радовали глаз сво</text:span></text:span><text:span text:style-name="Default_20_Paragraph_20_Font"><text:span text:style-name="T44">ими</text:span></text:span><text:span text:style-name="Default_20_Paragraph_20_Font"><text:span text:style-name="T27"> тонк</text:span></text:span><text:span text:style-name="Default_20_Paragraph_20_Font"><text:span text:style-name="T44">ими пиками</text:span></text:span><text:span text:style-name="Default_20_Paragraph_20_Font"><text:span text:style-name="T27"> и хрупкими мостиками. </text:span></text:span><text:span text:style-name="Default_20_Paragraph_20_Font"><text:span text:style-name="T44">Слоновой кости башни и купола воздушных храмов высились над нами. </text:span></text:span><text:span text:style-name="Default_20_Paragraph_20_Font"><text:span text:style-name="T45">Мы веселились и играли в беспечной неге. Это был закат Золотого века — хотя тогда ещё никто не знал этого, даже я.</text:span></text:span></text:p>
      <text:p text:style-name="P359"><text:span text:style-name="Default_20_Paragraph_20_Font"><text:span text:style-name="T45">Но</text:span></text:span><text:span text:style-name="Default_20_Paragraph_20_Font"><text:span text:style-name="T27"> </text:span></text:span><text:span text:style-name="Default_20_Paragraph_20_Font"><text:span text:style-name="T45">у</text:span></text:span><text:span text:style-name="Default_20_Paragraph_20_Font"><text:span text:style-name="T27">же тогда я замечала грозные признаки надвигающейся катастрофы. </text:span></text:span><text:span text:style-name="Default_20_Paragraph_20_Font"><text:span text:style-name="T45">У</text:span></text:span><text:span text:style-name="Default_20_Paragraph_20_Font"><text:span text:style-name="T27">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45">фундаментов</text:span></text:span><text:span text:style-name="Default_20_Paragraph_20_Font"><text:span text:style-name="T27">, </text:span></text:span><text:span text:style-name="Default_20_Paragraph_20_Font"><text:span text:style-name="T45">полуразрушенных стен</text:span></text:span><text:span text:style-name="Default_20_Paragraph_20_Font"><text:span text:style-name="T27"> </text:span></text:span><text:span text:style-name="Default_20_Paragraph_20_Font"><text:span text:style-name="T44">и обломков колонн</text:span></text:span><text:span text:style-name="Default_20_Paragraph_20_Font"><text:span text:style-name="T27">. </text:span></text:span></text:p>
      <text:p text:style-name="P359"><text:span text:style-name="Default_20_Paragraph_20_Font"><text:span text:style-name="T27">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53">фаэри</text:span></text:span><text:span text:style-name="Default_20_Paragraph_20_Font"><text:span text:style-name="T27">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53">айной</text:span></text:span><text:span text:style-name="Default_20_Paragraph_20_Font"><text:span text:style-name="T27">, которой и так немного. Это наше благословение и проклятие одновременно — </text:span></text:span><text:span text:style-name="Default_20_Paragraph_20_Font"><text:span text:style-name="T53">айна</text:span></text:span><text:span text:style-name="Default_20_Paragraph_20_Font"><text:span text:style-name="T27"> бесконечно </text:span></text:span><text:soft-page-break/><text:span text:style-name="Default_20_Paragraph_20_Font"><text:span text:style-name="T27">продляет нашу жизнь, но по этой же причине мы не желаем её никому отдавать, </text:span></text:span><text:span text:style-name="Default_20_Paragraph_20_Font"><text:span text:style-name="T45">ведь восполнить её </text:span></text:span><text:span text:style-name="Default_20_Paragraph_20_Font"><text:span text:style-name="T53">почти </text:span></text:span><text:span text:style-name="Default_20_Paragraph_20_Font"><text:span text:style-name="T45">неоткуда</text:span></text:span><text:span text:style-name="Default_20_Paragraph_20_Font"><text:span text:style-name="T27">.</text:span></text:span></text:p>
      <text:p text:style-name="P359"><text:span text:style-name="Default_20_Paragraph_20_Font"><text:span text:style-name="T27"/></text:span></text:p>
      <text:p text:style-name="P359"><text:span text:style-name="Default_20_Paragraph_20_Font"><text:span text:style-name="T27">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59"><text:span text:style-name="Default_20_Paragraph_20_Font"><text:span text:style-name="T27"/></text:span></text:p>
      <text:p text:style-name="P359"><text:span text:style-name="Default_20_Paragraph_20_Font"><text:span text:style-name="T27">- Я помню времена, когда </text:span></text:span><text:span text:style-name="Default_20_Paragraph_20_Font"><text:span text:style-name="T53">айны</text:span></text:span><text:span text:style-name="Default_20_Paragraph_20_Font"><text:span text:style-name="T27">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44">у</text:span></text:span><text:span text:style-name="Default_20_Paragraph_20_Font"><text:span text:style-name="T27"> того, что было доступно каждому в годы мое</text:span></text:span><text:span text:style-name="Default_20_Paragraph_20_Font"><text:span text:style-name="T45">го</text:span></text:span><text:span text:style-name="Default_20_Paragraph_20_Font"><text:span text:style-name="T27"> </text:span></text:span><text:span text:style-name="Default_20_Paragraph_20_Font"><text:span text:style-name="T45">детства</text:span></text:span><text:span text:style-name="Default_20_Paragraph_20_Font"><text:span text:style-name="T27">. И, судя по рассказам моей прабабушки, в древние времена </text:span></text:span><text:span text:style-name="Default_20_Paragraph_20_Font"><text:span text:style-name="T53">айны </text:span></text:span><text:span text:style-name="Default_20_Paragraph_20_Font"><text:span text:style-name="T27">было ещё больше, а чудеса — ещё дивнее. </text:span></text:span><text:span text:style-name="Default_20_Paragraph_20_Font"><text:span text:style-name="T45">Она рассказывала, что в незапамятные времена мы рождались из чистой </text:span></text:span><text:span text:style-name="Default_20_Paragraph_20_Font"><text:span text:style-name="T53">айны</text:span></text:span><text:span text:style-name="Default_20_Paragraph_20_Font"><text:span text:style-name="T45"> и жили в междумирье </text:span></text:span><text:span text:style-name="Default_20_Paragraph_20_Font"><text:span text:style-name="T53">Эогиппа</text:span></text:span><text:span text:style-name="Default_20_Paragraph_20_Font"><text:span text:style-name="T45">, пока не пришли в Орунгун. </text:span></text:span><text:span text:style-name="Default_20_Paragraph_20_Font"><text:span text:style-name="T27"><text:s/></text:span></text:span><text:span text:style-name="Default_20_Paragraph_20_Font"><text:span text:style-name="T53">Айна</text:span></text:span><text:span text:style-name="Default_20_Paragraph_20_Font"><text:span text:style-name="T27"> </text:span></text:span><text:span text:style-name="Default_20_Paragraph_20_Font"><text:span text:style-name="T45">же </text:span></text:span><text:span text:style-name="Default_20_Paragraph_20_Font"><text:span text:style-name="T27">медленно уходит из </text:span></text:span><text:span text:style-name="Default_20_Paragraph_20_Font"><text:span text:style-name="T45">этого</text:span></text:span><text:span text:style-name="Default_20_Paragraph_20_Font"><text:span text:style-name="T27"> мира, и мы стали жадными, чтобы оставаться бессмертными. Мало кто теперь решается поделиться </text:span></text:span><text:span text:style-name="Default_20_Paragraph_20_Font"><text:span text:style-name="T45">своей </text:span></text:span><text:span text:style-name="Default_20_Paragraph_20_Font"><text:span text:style-name="T27">силой, чтобы завести жеребят.</text:span></text:span></text:p>
      <text:p text:style-name="P359"><text:span text:style-name="Default_20_Paragraph_20_Font"><text:span text:style-name="T27">Но ведь биологическое бессмертие не означает бессмертие фактическое — </text:span></text:span><text:span text:style-name="Default_20_Paragraph_20_Font"><text:span text:style-name="T53">фаэри</text:span></text:span><text:span text:style-name="Default_20_Paragraph_20_Font"><text:span text:style-name="T27">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44">континенте </text:span></text:span><text:span text:style-name="Default_20_Paragraph_20_Font"><text:span text:style-name="T27">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53">фаэри</text:span></text:span><text:span text:style-name="Default_20_Paragraph_20_Font"><text:span text:style-name="T27"> пропадают тысячами. Даже если мы победим, мы </text:span></text:span><text:span text:style-name="Default_20_Paragraph_20_Font"><text:span text:style-name="T47">уже</text:span></text:span><text:span text:style-name="Default_20_Paragraph_20_Font"><text:span text:style-name="T27">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47">других миров</text:span></text:span><text:span text:style-name="Default_20_Paragraph_20_Font"><text:span text:style-name="T27">. Именно в этом состоит цель «Семи вечностей». И вот почему он важнее даже нашей победы в этой войне…</text:span></text:span></text:p>
      <text:p text:style-name="P363"/>
      <text:p text:style-name="P363">…</text:p>
      <text:p text:style-name="P363"/>
      <text:p text:style-name="P377">Я <text:span text:style-name="T746">осторожно поднимаю сейф-ларец и укладываю его себе на спину, придерживая крылом</text:span>. </text:p>
      <text:p text:style-name="P377"/>
      <text:p text:style-name="P377">- <text:span text:style-name="T746">Идём, сестра. </text:span>Наступило время последнего приказа королевы…</text:p>
      <text:p text:style-name="P377"/>
      <text:p text:style-name="P1">~~~</text:p>
      <text:p text:style-name="P69"/>
      <text:p text:style-name="P69">Лучик света преломляется в бокале мартини и выходит радужным веером, соперничая с многоцветной гривой аликорницы.</text:p>
      <text:p text:style-name="P69"/>
      <text:p text:style-name="P69">- Теперь ты знаешь всё.</text:p>
      <text:p text:style-name="P69"><text:soft-page-break/></text:p>
      <text:p text:style-name="P69">Селестия раздвигает шторы. Солнечный поток разгоняет полутьму, в которой проходило повествование. Я словно выныриваю из <text:span text:style-name="T544">гущи </text:span>событий, сотканных мягкой речью аликорницы.</text:p>
      <text:p text:style-name="P69"/>
      <text:p text:style-name="P6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544">из </text:span>битвы от страха, <text:span text:style-name="T544">а выполняли приказ</text:span>? Так я и так это зна…</text:p>
      <text:p text:style-name="P69">- Луна, - нетерпеливо перебивает меня Селестия, - Я описала тебе эпизод с <text:span text:style-name="T748">в хранилище</text:span>. <text:span text:style-name="T748">Только не упомянула одну деталь: </text:span><text:span text:style-name="T749">включить</text:span><text:span text:style-name="T748"> щит Элементов можно было только открыв сейф-ларец — кнопка </text:span><text:span text:style-name="T749">активации</text:span><text:span text:style-name="T748"> находилась внутри. Чего Луна сделать точно не могла — замок был настроен только на королеву Лорен и на меня. </text:span>Кто <text:span text:style-name="T748">тогда </text:span>активировал <text:span text:style-name="T748">щит</text:span>? Мой вопрос тогда так и остался нерешённым, у меня не было времени на размышления.</text:p>
      <text:p text:style-name="P69"/>
      <text:p text:style-name="P69">Но <text:span text:style-name="T544">поразмыслив </text:span><text:span text:style-name="T748">потом</text:span><text:span text:style-name="T544"> наедине, я </text:span><text:span text:style-name="T748">пришла в уверенность</text:span>, что знаю ответ.</text:p>
      <text:p text:style-name="P69"/>
      <text:p text:style-name="P69">Аликорница медленно поворачивает ко мне глову. Её тёмный силуэт на ослепительном фоне заходящего солнца излучает тревогу.</text:p>
      <text:p text:style-name="P69"/>
      <text:p text:style-name="P282"><text:span text:style-name="Default_20_Paragraph_20_Font"><text:span text:style-name="T25">- </text:span></text:span><text:span text:style-name="Default_20_Paragraph_20_Font"><text:span text:style-name="T214">Был</text:span></text:span><text:span text:style-name="Default_20_Paragraph_20_Font"><text:span text:style-name="T25"> один охранный протокол… </text:span></text:span><text:span text:style-name="Default_20_Paragraph_20_Font"><text:span text:style-name="T215">Щит</text:span></text:span><text:span text:style-name="Default_20_Paragraph_20_Font"><text:span text:style-name="T25"> мог активироваться сам в одном-единственном случае — если </text:span></text:span><text:span text:style-name="Default_20_Paragraph_20_Font"><text:span text:style-name="T214">твари Иль-Шогг</text:span></text:span><text:span text:style-name="Default_20_Paragraph_20_Font"><text:span text:style-name="T25"> </text:span></text:span><text:span text:style-name="Default_20_Paragraph_20_Font"><text:span text:style-name="T215">или лербы </text:span></text:span><text:span text:style-name="Default_20_Paragraph_20_Font"><text:span text:style-name="T25">будут рядом, в пределах </text:span></text:span><text:span text:style-name="Default_20_Paragraph_20_Font"><text:span text:style-name="T215">десяти</text:span></text:span><text:span text:style-name="Default_20_Paragraph_20_Font"><text:span text:style-name="T25"> футов. В таком случае срабатыва</text:span></text:span><text:span text:style-name="Default_20_Paragraph_20_Font"><text:span text:style-name="T214">л</text:span></text:span><text:span text:style-name="Default_20_Paragraph_20_Font"><text:span text:style-name="T25"> защитный протокол </text:span></text:span>X<text:span text:style-name="Default_20_Paragraph_20_Font"><text:span text:style-name="T25">-49 и щит </text:span></text:span><text:span text:style-name="Default_20_Paragraph_20_Font"><text:span text:style-name="T214">активировался автоматически</text:span></text:span><text:span text:style-name="Default_20_Paragraph_20_Font"><text:span text:style-name="T25">. Я сама программировала подобное поведение, </text:span></text:span><text:span text:style-name="Default_20_Paragraph_20_Font"><text:span text:style-name="T124">чтобы </text:span></text:span><text:span text:style-name="Default_20_Paragraph_20_Font"><text:span text:style-name="T214">Элементы</text:span></text:span><text:span text:style-name="Default_20_Paragraph_20_Font"><text:span text:style-name="T124"> не могли попасть к врагу</text:span></text:span><text:span text:style-name="Default_20_Paragraph_20_Font"><text:span text:style-name="T25">.</text:span></text:span></text:p>
      <text:p text:style-name="P378">Луна активировать Элементы не могла — ларец был закрыт. Но если они активировались сами, значит… Значит, рядом были <text:span text:style-name="T748">твари</text:span>. Понимаешь? <text:span text:style-name="T748">Притом, </text:span><text:span text:style-name="T749">всех лербов</text:span><text:span text:style-name="T748"> в хранилище выжег А</text:span><text:span text:style-name="T745">норакс, </text:span><text:span text:style-name="T748">там не было никого живого. </text:span><text:span text:style-name="T749">Никого, к</text:span><text:span text:style-name="T748">роме… </text:span><text:span text:style-name="T749">сестры</text:span><text:span text:style-name="T748">.</text:span></text:p>
      <text:p text:style-name="P69">- Ты хочешь сказать, что они <text:span text:style-name="T659">заразили</text:span> Луну? Но тогда бы <text:span text:style-name="T544">щит подействовал </text:span><text:span text:style-name="T749">бы </text:span><text:span text:style-name="T544">на неё и </text:span><text:span text:style-name="T749">она не прошла внутрь </text:span><text:span text:style-name="T748">сферы, разве нет</text:span>? - скептически замечаю я. - <text:span text:style-name="T659">Вдобавок, ты сама говорила, поведение лербов становится неестественным, их легко распознать. Луна не такая. </text:span><text:span text:style-name="T749">Разве что говорит немного странно.</text:span><text:span text:style-name="T659"> </text:span><text:span text:style-name="T749">И у неё нормальные зрачки.</text:span></text:p>
      <text:p text:style-name="P69"/>
      <text:p text:style-name="P69">В глазах немного двоится от резкого перехода к свету и чрезмерного количества алкоголя, выпитого мной за последние пару часов.</text:p>
      <text:p text:style-name="P69"/>
      <text:p text:style-name="P379">- <text:span text:style-name="T749">За время войны у нас было два случая, когда </text:span><text:span text:style-name="T748">твари</text:span><text:span text:style-name="T659"> не </text:span><text:span text:style-name="T748">подсел</text:span><text:span text:style-name="T749">яли</text:span><text:span text:style-name="T748"> ментапаразита, </text:span><text:span text:style-name="T749">а </text:span><text:span text:style-name="T748">сами </text:span><text:span text:style-name="T659">оста</text:span><text:span text:style-name="T749">вались</text:span><text:span text:style-name="T659"> </text:span><text:span text:style-name="T748">внутри, в роли спящей сущности</text:span><text:span text:style-name="T659">. В </text:span><text:span text:style-name="T749">тех</text:span><text:span text:style-name="T659"> случа</text:span><text:span text:style-name="T749">ях</text:span><text:span text:style-name="T659"> поведение хозяина не отлича</text:span><text:span text:style-name="T749">лось</text:span><text:span text:style-name="T659"> от обычного, </text:span><text:span text:style-name="T749">он ничего не помнил и не знал,</text:span><text:span text:style-name="T659"> пока управление его телом не перехват</text:span><text:span text:style-name="T749">ывала</text:span><text:span text:style-name="T659"> </text:span><text:span text:style-name="T748">тварь</text:span><text:span text:style-name="T659">. </text:span><text:span text:style-name="T749">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748">оследние слова Сомномикуса - «Она не вышла» - это он про тварь говорил! Она вошла в Луну и не вышла наружу! </text:span><text:span text:style-name="T749">Во время заражения включился щит, но потом тварь уснула и Луна свободно прошла внутрь сферы.</text:span></text:p>
      <text:p text:style-name="P69"><text:soft-page-break/></text:p>
      <text:p text:style-name="P69">Я смотрю сквозь рюмку, как Селестия взволнованно ходит по комнате. Её радужный хвост нервно хлестает по сторонам туда-сюда.</text:p>
      <text:p text:style-name="P69"/>
      <text:p text:style-name="P379">- <text:span text:style-name="T749">Хуман, я могу сложить два и два! Я долго прокручивала в памяти события того дня. В моей сестре спит тварь! Когда она проснётся — одной Лорен известно.</text:span></text:p>
      <text:p text:style-name="P69"/>
      <text:p text:style-name="P69">Аликорница останавливается напротив меня и дотрагивается до моей груди копытом с молящим взглядом.</text:p>
      <text:p text:style-name="P69"/>
      <text:p text:style-name="P69">- Проблема не в мести, Хуман. Проблема в том, что её желание может преследовать другую цель: провести <text:span text:style-name="T749">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49">отродье Иль-Шогг</text:span>, то наш поход в Орунгун закончится не только нашим разгромом там, но и завоеванием <text:span text:style-name="T749">ордой </text:span>Эквуса! Мы с сестрой смогли уйти из осаждённого Андориана тайным ходом, не оставив следов. Но теперь прячущ<text:span text:style-name="T749">ая</text:span>ся в разуме сестры <text:span text:style-name="T749">тварь</text:span> сможет провести их сюда, и тогда дни Эквуса будут сочтены. Двести тысяч <text:span text:style-name="T749">фаэри</text:span> Орунгуна не смогли устоять против армии ментальных паразитов, <text:span text:style-name="T544">так </text:span>неужели ты думаешь, что выстоят двое? Один из которых <text:span text:style-name="T749">спящая марионетка тварей</text:span>? Ледяная война продолжится тут и закончится так же печально, только длится будет не двести лет, а несколько <text:span text:style-name="T544">недель</text:span> — ровно столько понадобится армии <text:span text:style-name="T749">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69">- А если ты ошибаешься и никако<text:span text:style-name="T749">й</text:span> <text:span text:style-name="T749">твари</text:span> в твоей сестре нет? - озадаченно чешу затылок я. Определённо, не стоило выпивать столько коктейля на пустой желудок!</text:p>
      <text:p text:style-name="P69"/>
      <text:p text:style-name="P69">Ты не готов к такому повороту, Хуман! Проклятье, начиналось всё так невинно! <text:span text:style-name="T544">А теперь эти страсти начинают угнетающе действовать на твоё самочувствие!</text:span></text:p>
      <text:p text:style-name="P69">Я осторожно ставлю пустой бокал на столик.</text:p>
      <text:p text:style-name="P69"/>
      <text:p text:style-name="P69">- И твоя сестра всю жизнь будет считать тебя трусихой и клятвопреступницей?</text:p>
      <text:p text:style-name="P6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69"/>
      <text:p text:style-name="P69">Я пожимаю плечами и встаю. И тут же плюхаюсь обратно в кресло.</text:p>
      <text:p text:style-name="P6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69"/>
      <text:p text:style-name="P69">- У тебя проблемы? - поднимает бровь аликорница.</text:p>
      <text:p text:style-name="P69">- Проблемы - у тебя, - бурчу я. - А я всего лишь немного пьян. Имею право! У меня был тяжёлый день.</text:p>
      <text:p text:style-name="P69"><text:soft-page-break/></text:p>
      <text:p text:style-name="P69">Смех Селестии заполняет комнату звоном серебряного колокольчика.</text:p>
      <text:p text:style-name="P69"/>
      <text:p text:style-name="P69">- Ну-ну, Хуман, не обижайся. Я забыла, что ты намного менее стоек к алкоголю, чем аликорны, иначе бы меньше подливала тебе коктейля.</text:p>
      <text:p text:style-name="P6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69">- Не стоит утруждаться, - <text:span text:style-name="T545">маше</text:span><text:span text:style-name="T546">т</text:span><text:span text:style-name="T545"> копытом</text:span> аликорница, - располагайся на ночь у меня. Если, конечно, тебе позволяют принципы…</text:p>
      <text:p text:style-name="P69"/>
      <text:p text:style-name="P69">…Я проваливаюсь в затуманенный алкоголем сон…</text:p>
      <text:p text:style-name="P69"/>
      <text:p text:style-name="P69">…</text:p>
      <text:p text:style-name="P69"/>
      <text:p text:style-name="P6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69"/>
      <text:p text:style-name="P69">- Андориан? - спрашиваю у Селестии.</text:p>
      <text:p text:style-name="P6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69"/>
      <text:p text:style-name="P6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69"/>
      <text:p text:style-name="P69">- Он тебе нравится? - оборачивается ко мне Селестия.</text:p>
      <text:p text:style-name="P69"/>
      <text:p text:style-name="P69">Мне смешно видеть её застенчивость. Она похожа на ученика, сдающего экзамен учителю и с трепетом ожидающего вердикт.</text:p>
      <text:p text:style-name="P69"/>
      <text:p text:style-name="P69">- Он прекрасен, Селестия - смеюсь я.</text:p>
      <text:p text:style-name="P69">- Держись крепче, Хуман! - счастливо улыбается аликорница.</text:p>
      <text:p text:style-name="P69"/>
      <text:p text:style-name="P6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text:soft-page-break/>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6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6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69"/>
      <text:p text:style-name="P69">- Сел, прекрати! <text:s/>- хлопаю я по холке Селестию. - Не надейся меня обмануть! Если с рубашкой ещё могло прокатить, штаны ветер уж точно не сдует!</text:p>
      <text:p text:style-name="P6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69"/>
      <text:p text:style-name="P69">Я присматриваюсь к хитрой морде моего скакуна и вижу смешливые искорки в уголках её глаз.</text:p>
      <text:p text:style-name="P69"/>
      <text:p text:style-name="P69">- Я тебя раскусил! Верни штаны! Тут не может быть дождя, мы под скалой!</text:p>
      <text:p text:style-name="P69"/>
      <text:p text:style-name="P6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547">о стен</text:span> Кантерлота <text:span text:style-name="T547">к подножию скалы</text:span>.</text:p>
      <text:p text:style-name="P69"/>
      <text:p text:style-name="P69">Селестия хохочет во всё горло.</text:p>
      <text:p text:style-name="P69"/>
      <text:p text:style-name="P69">- Вода в небе бывает не только от дождя, мой маленький человек!</text:p>
      <text:p text:style-name="P69"/>
      <text:p text:style-name="P69">Аликорница закладывает вираж и планирует над бескрайней долиной. Теплый ветер моментально высушивает меня.</text:p>
      <text:p text:style-name="P69"/>
      <text:p text:style-name="P69">- Может, ты вернешь, наконец, штаны?</text:p>
      <text:p text:style-name="P69">- Ты так хочешь их надеть?</text:p>
      <text:p text:style-name="P69"/>
      <text:p text:style-name="P6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69"/>
      <text:p text:style-name="P69"><text:soft-page-break/>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69"/>
      <text:p text:style-name="P69">Я ёрзаю, стараясь усесться поудобнее.</text:p>
      <text:p text:style-name="P69"/>
      <text:p text:style-name="P69">- На что ты намекаешь?</text:p>
      <text:p text:style-name="P69">- Я не намекаю, а вполне прямо говорю, Хуман — тебе нужно разрядиться! Иначе ты проткнешь или мне шею, или себе живот, - хихикает Селестия. — Видишь, <text:span text:style-name="T547">мой маленький хуман</text:span>, <text:span text:style-name="T750">фаэри</text:span> не славятся застенчивостью!</text:p>
      <text:p text:style-name="P69"/>
      <text:p text:style-name="P69">Я замечаю её порозовевшие щёки.</text:p>
      <text:p text:style-name="P69"/>
      <text:p text:style-name="P69">- И как же ты предлагаешь мне разрядиться? Мы в полумиле над землёй.</text:p>
      <text:p text:style-name="P69"/>
      <text:p text:style-name="P69">Щёки аликорницы розовеют ещё больше. Она что-то шепчет, стыдливо отвернувшись от меня.</text:p>
      <text:p text:style-name="P69"/>
      <text:p text:style-name="P69">- Что? Не слышу!</text:p>
      <text:p text:style-name="P69">- Ты можешь свеситься с меня сзади, держась руками за крылья! - пригнув шею ко мне, кричит она мне в ухо.</text:p>
      <text:p text:style-name="P69"/>
      <text:p text:style-name="P6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69">Я осторожно ложусь на спину своего небесного скакуна, хватаю руками основания крыльев и плавно съезжаю назад и немного вниз.</text:p>
      <text:p text:style-name="P69"/>
      <text:p text:style-name="P69">Да, так будет толк.</text:p>
      <text:p text:style-name="P69"/>
      <text:p text:style-name="P69">Аликорница приглашающе сдвигает хвост в сторону, открывая мне сокровенное.</text:p>
      <text:p text:style-name="P69"/>
      <text:p text:style-name="P69">- Иди ко мне, Хуман. Иди ко мне, мой маленький человек! Я так долго ждала тебя!</text:p>
      <text:p text:style-name="P69"/>
      <text:p text:style-name="P6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69">- Сел… Я… Ты… Мы…</text:p>
      <text:p text:style-name="P69"/>
      <text:p text:style-name="P69"><text:soft-page-break/>Надеюсь, маленькие пони Эквестрии сейчас не смотрят в небо…</text:p>
      <text:p text:style-name="P69"/>
      <text:p text:style-name="P6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69"/>
      <text:p text:style-name="P69">… И чувствую также, что мы падаем.</text:p>
      <text:p text:style-name="P69"/>
      <text:p text:style-name="P69">- Какого дьявола? Сел, следи за высотой! Мы же грохнемся!!!</text:p>
      <text:p text:style-name="P69"/>
      <text:p text:style-name="P6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69">- Я совсем забыла об этом аспекте, - сконфуженно заявляет она. - Вот почему пегасы не занимаются сексом в воздухе. <text:span text:style-name="T750">Фаэри</text:span>, как я теперь вспоминаю, тоже.</text:p>
      <text:p text:style-name="P69">- Прекрати предаваться воспоминаниям! - взвизгиваю я. - Сделай что-нибудь!</text:p>
      <text:p text:style-name="P69"/>
      <text:p text:style-name="P6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69"/>
      <text:p text:style-name="P69">- К сожалению, я сейчас не в том состоянии, чтобы задействовать телепортацию, - бормочет Селестия. - Но я попробую.</text:p>
      <text:p text:style-name="P69"/>
      <text:p text:style-name="P69">На кончике её рога вырастает капля золотистого сияния. <text:span text:style-name="T547">Она растёт и тужится, пока не</text:span> лопается с громким треском. Ошмётки магии забрызгивают нас радужным сиянием. Всё занимает пару секунд.</text:p>
      <text:p text:style-name="P69"/>
      <text:p text:style-name="P6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69"/>
      <text:p text:style-name="P69">Затем всё заслоняет она. Аликорница вытягивает шею назад и дотрагивается своим носом до моего.</text:p>
      <text:p text:style-name="P69"/>
      <text:p text:style-name="P69">- Увы, мне очень жаль, Хуман. Пришло время прощаться. Мне ужасно стыдно, что я подвела тебя и жаль, что приходится расставаться.</text:p>
      <text:p text:style-name="P69"/>
      <text:p text:style-name="P69">Её огромные глаза заслоняют несущуюся на нас землю. Её губы касаются моих.</text:p>
      <text:p text:style-name="P69"><text:soft-page-break/></text:p>
      <text:p text:style-name="P69">- <text:s/>Знай, я всегда любила тебя.</text:p>
      <text:p text:style-name="P69"/>
      <text:p text:style-name="P69">Это последние слова, которые я слышу до столкновения…</text:p>
      <text:p text:style-name="P69"/>
      <text:p text:style-name="P69">…</text:p>
      <text:p text:style-name="P69"/>
      <text:p text:style-name="P69">- Х-х-хах!!! У-у-уффф!..</text:p>
      <text:p text:style-name="P69"/>
      <text:p text:style-name="P6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69"/>
      <text:p text:style-name="P6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69"/>
      <text:p text:style-name="P69">Вот только место действия не воздушные просторы Эквестрии, а <text:span text:style-name="T547">замковые </text:span>покои принцессы дня!</text:p>
      <text:p text:style-name="P69"/>
      <text:p text:style-name="P69">- Сел!</text:p>
      <text:p text:style-name="P69"/>
      <text:p text:style-name="P69">Я резко подаюсь назад. Запоздало, впрочем. Дело сделано.</text:p>
      <text:p text:style-name="P69"/>
      <text:p text:style-name="P69">- Ты наконец проснулся, Хуман? - невинно поворачивает голову аликорница. - Я уж начала беспокоиться.</text:p>
      <text:p text:style-name="P69">- Я вижу, как ты беспокоишься! Даже магией поддержала в нужный момент, лишь бы не тревожить мой сон! - я <text:span text:style-name="T548">хватаю в руку занавеску</text:span> и вытираю пах.</text:p>
      <text:p text:style-name="P69">- Тебе нужно было выспаться. И разрядиться тоже.</text:p>
      <text:p text:style-name="P69"/>
      <text:p text:style-name="P69">Селестия встаёт и потягивается, сначала на переднюю пару ног, потом на заднюю. Я, не удержавшись, вытираю <text:span text:style-name="T548">занавеской</text:span> и её.</text:p>
      <text:p text:style-name="P69"/>
      <text:p text:style-name="P69">-Так. Рассказывай.</text:p>
      <text:p text:style-name="P69"/>
      <text:p text:style-name="P69">Аликорница подходит к бару и начинает совершать магические пассы над бутылками.</text:p>
      <text:p text:style-name="P69"/>
      <text:p text:style-name="P69"><text:soft-page-break/>- Что же тебе рассказать, Хуман? Всё, что я могла сказать про наш исход с Орунгуна, я уже сказала.</text:p>
      <text:p text:style-name="P69"/>
      <text:p text:style-name="P69">Я поперхаюсь от возмущения.</text:p>
      <text:p text:style-name="P69"/>
      <text:p text:style-name="P69">- Причём тут Орунгун? Почему ты дала себя трахнуть? Ещё и помогла при этом?</text:p>
      <text:p text:style-name="P69"/>
      <text:p text:style-name="P69">Селестия молча бросает кубики льда в коктейль вместе с листочком мяты и левитирует мне бокал. Я нервно отстраняю его.</text:p>
      <text:p text:style-name="P69"/>
      <text:p text:style-name="P6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548">и</text:span> с плёткой! Хватит!</text:p>
      <text:p text:style-name="P6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69">- То есть, ты хочешь занять место Джет? - изумляюсь я.</text:p>
      <text:p text:style-name="P69">- Это не обязательно, но если ты так хочешь… - невинно хлопает ресницами аликорница, становясь похож<text:span text:style-name="T548">ей</text:span> на школьницу из японских анимэ. - У <text:s/>меня нет неприятия к дружбе с привилегиями с тобой.</text:p>
      <text:p text:style-name="P69">- Учти, я не люблю тебя. И не полюблю! Я не…</text:p>
      <text:p text:style-name="P69">- Знаю-знаю, ты не конеёб, что бы это ни значило, - ехидно улыбается Селестия. - Никаких проблем! Я тоже не люблю тебя, Хуман. Исключительно дружба!</text:p>
      <text:p text:style-name="P69"/>
      <text:p text:style-name="P69">Аликорница подходит к балкону и <text:span text:style-name="T549">распахивает</text:span> двери. В комнату врывается пение птиц, свежий воздух прочищает мозги.</text:p>
      <text:p text:style-name="P69"/>
      <text:p text:style-name="P69">- Что тебе снилось хоть? - оборачивается она. - Ты часто повторял моё имя. И был так ненасытен, что мне пришлось упираться в стену копытами.</text:p>
      <text:p text:style-name="P69">- Мы летали, - бормочу я, <text:span text:style-name="T549">заливаясь краской</text:span>. - Остальное не помню.</text:p>
      <text:p text:style-name="P6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69"/>
      <text:p text:style-name="P69">С этими словами Селестия взлетает в свете восходящего солнца.</text:p>
      <text:p text:style-name="P69"><text:soft-page-break/></text:p>
      <text:p text:style-name="P6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69"/>
      <text:p text:style-name="P69">И тебе с этим жить, Хуман.</text:p>
      <text:p text:style-name="P69"/>
      <text:h text:style-name="P356" text:outline-level="2">Глава 17</text:h>
      <text:p text:style-name="P1"/>
      <text:p text:style-name="P14">Выход есть. Если у меня нет тела - надо его добыть. Но ведь нельзя <text:span text:style-name="T1">отб</text:span><text:span text:style-name="T15">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1"/>
      <text:p text:style-name="P69">- Ты вспомнил? Ты вспомнил! Видишь, я сберегла тайну, как и обещала тебе! Разве после этого я не хорошая девочка? Признай, я — хорошая девочка!</text:p>
      <text:p text:style-name="P69"/>
      <text:p text:style-name="P69">Глаза Хэвэн сияют.</text:p>
      <text:p text:style-name="P6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69"/>
      <text:p text:style-name="P69">Хэвэн смешливо трясёт головой, когда один из парашютиков залетает ей в нос.</text:p>
      <text:p text:style-name="P69"/>
      <text:p text:style-name="P6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69">- Ты — хорошая девочка! - со смехом подтверждаю я и раскрываю объятия.</text:p>
      <text:p text:style-name="P69"/>
      <text:p text:style-name="P69">Хэвэн с готовностью стремится ко мне.</text:p>
      <text:p text:style-name="P69"/>
      <text:p text:style-name="P69">- Ты — хорошая девочка! - я обнимаю Хэвэн и зарываюсь лицом в её гриву. Она прижимается ко мне и ложит голову на плечо. Ветер треплет мои волосы.</text:p>
      <text:p text:style-name="P69"/>
      <text:p text:style-name="P69">З-з-з-з… КЛАК!</text:p>
      <text:p text:style-name="P69"/>
      <text:p text:style-name="P69"><text:soft-page-break/>- Протокол «MAJESTIC» исполнен — слышу я негромкий механический голос из по-прежнему лежащего в траве гермошлема.</text:p>
      <text:p text:style-name="P69"/>
      <text:p text:style-name="P6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69"/>
      <text:p text:style-name="P69">Ужас медленно сковывает меня…</text:p>
      <text:p text:style-name="P69"/>
      <text:p text:style-name="P69">Я пытаюсь отстраниться, но что-то объединяет меня с Хэвэн в одно целое.</text:p>
      <text:p text:style-name="P69"/>
      <text:p text:style-name="P69">Я знаю, что...</text:p>
      <text:p text:style-name="P69"/>
      <text:p text:style-name="P6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69"/>
      <text:p text:style-name="P6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69"/>
      <text:p text:style-name="P69">Ложится и больше не встаёт.</text:p>
      <text:p text:style-name="P69"/>
      <text:p text:style-name="P69">- Ты — хорошая девочка, - по-инерции лепечу я в прострации. - Ты — хорошая девочка…</text:p>
      <text:p text:style-name="P69"/>
      <text:p text:style-name="P294"><text:span text:style-name="T125">Пространство безучастно слушает эти повторы. </text:span><text:span text:style-name="T126">В пространстве возникает из тихого писка и нарастает до истошного, закладывающего уши рева, вой сирены. </text:span><text:span text:style-name="Default_20_Paragraph_20_Font"><text:span text:style-name="T74">Небо темнеет. До меня доносятся крики, среди которых я узнаю голоса Молнии и других — </text:span></text:span><text:span text:style-name="Default_20_Paragraph_20_Font"><text:span text:style-name="T77">десятки тревожных воплей доносятся из разных частей ставшего необычно маленьким мирка</text:span></text:span><text:span text:style-name="Default_20_Paragraph_20_Font"><text:span text:style-name="T74">. Долины колышущейся травы, искрящиеся под утренним солнцем реки, темнеющие непролазной </text:span></text:span><text:span text:style-name="Default_20_Paragraph_20_Font"><text:span text:style-name="T77">чащобой</text:span></text:span><text:span text:style-name="Default_20_Paragraph_20_Font"><text:span text:style-name="T74">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69"/>
      <text:p text:style-name="P295"><text:span text:style-name="Default_20_Paragraph_20_Font"><text:span text:style-name="T74">Я слышу шум рушащейся стены </text:span></text:span><text:span text:style-name="Default_20_Paragraph_20_Font"><text:span text:style-name="T77">у края мира</text:span></text:span><text:span text:style-name="Default_20_Paragraph_20_Font"><text:span text:style-name="T74">. Металлическ</text:span></text:span><text:span text:style-name="Default_20_Paragraph_20_Font"><text:span text:style-name="T78">ий</text:span></text:span><text:span text:style-name="Default_20_Paragraph_20_Font"><text:span text:style-name="T74"> </text:span></text:span><text:span text:style-name="Default_20_Paragraph_20_Font"><text:span text:style-name="T78">скрежет и грохот камней</text:span></text:span><text:span text:style-name="Default_20_Paragraph_20_Font"><text:span text:style-name="T74"> знаменует освобождение </text:span></text:span><text:span text:style-name="Default_20_Paragraph_20_Font"><text:span text:style-name="T57">PHOENIX</text:span></text:span><text:span text:style-name="Default_20_Paragraph_20_Font"><text:span text:style-name="T74">. Темная тень скользит из </text:span></text:span><text:span text:style-name="Default_20_Paragraph_20_Font"><text:span text:style-name="T78">гранитных</text:span></text:span><text:span text:style-name="Default_20_Paragraph_20_Font"><text:span text:style-name="T74"> развалин к лежащей </text:span></text:span><text:span text:style-name="Default_20_Paragraph_20_Font"><text:span text:style-name="T78">в траве</text:span></text:span><text:span text:style-name="Default_20_Paragraph_20_Font"><text:span text:style-name="T74"> Хэвэн. </text:span></text:span><text:span text:style-name="Default_20_Paragraph_20_Font"><text:span text:style-name="T77">Я слышу победное рычание и тень растворяется в лежащей на траве лошади. </text:span></text:span><text:span text:style-name="Default_20_Paragraph_20_Font"><text:span text:style-name="T25">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text:span></text:span><text:soft-page-break/><text:span text:style-name="Default_20_Paragraph_20_Font"><text:span text:style-name="T25">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69">Хэвэн тяжело поднимается, скрежеща металлическими суставами. Голова её мотается, как будто она пытается обрести утраченную ориентацию.</text:p>
      <text:p text:style-name="P69"/>
      <text:p text:style-name="P282"><text:span text:style-name="Default_20_Paragraph_20_Font"><text:span text:style-name="T25">- Боевой модуль PHOENIX принимает управление. Начинаю операцию «</text:span></text:span><text:span text:style-name="Default_20_Paragraph_20_Font"><text:span text:style-name="T74">Армагеддон»</text:span></text:span><text:span text:style-name="Default_20_Paragraph_20_Font"><text:span text:style-name="T25">.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69"/>
      <text:p text:style-name="P69">Мир гаснет.</text:p>
      <text:p text:style-name="P69"/>
      <text:p text:style-name="P1">~~~</text:p>
      <text:p text:style-name="P69"/>
      <text:p text:style-name="P69">- Ты — хорошая девочка, - повторяю я в ступоре.</text:p>
      <text:p text:style-name="P69"/>
      <text:p text:style-name="P69">Китайский генератор по-прежнему фырчит в углу. Процент заряда ноутбука приближается к восьмидесяти.</text:p>
      <text:p text:style-name="P69"/>
      <text:p text:style-name="P69">«Соединение разорвано со стороны сервера. Сессия закрыта» - читаю я на консоли экрана.</text:p>
      <text:p text:style-name="P69"/>
      <text:p text:style-name="P69">- Ты — хорошая девочка…</text:p>
      <text:p text:style-name="P69"/>
      <text:p text:style-name="P1">***</text:p>
      <text:p text:style-name="P69"/>
      <text:p text:style-name="P1"><text:s text:c="2"/>~~~50 лет от основания Эквестрии~~~</text:p>
      <text:p text:style-name="P69"/>
      <text:p text:style-name="P69">Позвонки жалобно хрустят, уступая давлению.</text:p>
      <text:p text:style-name="P69">- Осторожнее, осторожнее! - кричу я. - Не мешок с картошкой топчешь!</text:p>
      <text:p text:style-name="P69"/>
      <text:p text:style-name="P6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69"/>
      <text:p text:style-name="P6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69"><text:soft-page-break/>-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550">Ночи</text:span>!</text:p>
      <text:p text:style-name="P6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69">-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6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69"/>
      <text:p text:style-name="P69">Копыто с силой надавливает мне на копчик.</text:p>
      <text:p text:style-name="P69"/>
      <text:p text:style-name="P69">- Уф-ф! Зря ты так. Помирилась бы с ней, что ли? Она очень этого хочет, честное слово! Я готов быть посредником. Бесплатно!</text:p>
      <text:p text:style-name="P69">- Она знает, как с Нами можно помириться, - мрачно заявляет Луна. - Это вполне легко. Если только она по-настоящему хочет.</text:p>
      <text:p text:style-name="P69">- Опять ты за своё. Лу, я же говорил — это единственное, что она не может сделать. Не проси. Всё остальное — пожалуйста. Но не это.</text:p>
      <text:p text:style-name="P6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69">Нам не хватает родины, - тихо вздыхает Луна.</text:p>
      <text:p text:style-name="P69"/>
      <text:p text:style-name="P69">…</text:p>
      <text:p text:style-name="P69">…</text:p>
      <text:p text:style-name="P69">…</text:p>
      <text:p text:style-name="P69"><text:s/></text:p>
      <text:p text:style-name="P6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text:soft-page-break/>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6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69"/>
      <text:p text:style-name="P69">В этом-то и проблема.</text:p>
      <text:p text:style-name="P69"/>
      <text:p text:style-name="P6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6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69"/>
      <text:p text:style-name="P69">Вручая королевские награды победителям праздничных состязаний, я услышал негромкий оклик со спины.</text:p>
      <text:p text:style-name="P69"/>
      <text:p text:style-name="P69">- Хуман?</text:p>
      <text:p text:style-name="P65"/>
      <text:p text:style-name="P69">За спиной стояла Джет. Взглянув на неё, я остолбенел.</text:p>
      <text:p text:style-name="P69"/>
      <text:p text:style-name="P6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69"/>
      <text:p text:style-name="P282"><text:span text:style-name="Default_20_Paragraph_20_Font"><text:span text:style-name="T25">И только сейчас, глядя на пожилую седогривую пони, я осознал, сколько времени прошло. И понял, что </text:span></text:span><text:span text:style-name="Default_20_Paragraph_20_Font"><text:span text:style-name="T223">сам</text:span></text:span><text:span text:style-name="Default_20_Paragraph_20_Font"><text:span text:style-name="T25"> </text:span></text:span><text:span text:style-name="Default_20_Paragraph_20_Font"><text:span text:style-name="T127">я</text:span></text:span><text:span text:style-name="Default_20_Paragraph_20_Font"><text:span text:style-name="T25"> неподвластен времени.</text:span></text:span></text:p>
      <text:p text:style-name="P282"><text:span text:style-name="Default_20_Paragraph_20_Font"><text:span text:style-name="T25"/></text:span></text:p>
      <text:p text:style-name="P282"><text:span text:style-name="Default_20_Paragraph_20_Font"><text:span text:style-name="T25">И хотя пегаска восприняла как должное мою нетронутую временем молодость, после посиделок с ней я сразу же помчался к Платине.</text:span></text:span></text:p>
      <text:p text:style-name="P282"><text:span text:style-name="Default_20_Paragraph_20_Font"><text:span text:style-name="T92"/></text:span></text:p>
      <text:p text:style-name="P69">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69"><text:soft-page-break/></text:p>
      <text:p text:style-name="P69">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69"/>
      <text:p text:style-name="P69">- Знаешь, Хум, - говорила Платина, - тебе покажется странным то, что я скажу, но эксперименты <text:span text:style-name="T551">говорят о</text:span> нек<text:span text:style-name="T551">оей</text:span> двойственност<text:span text:style-name="T551">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69">- То есть, как откуда взялась? Ты хочешь сказать, что она не моя, данная мне при рождении?</text:p>
      <text:p text:style-name="P6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69"/>
      <text:p text:style-name="P69">…</text:p>
      <text:p text:style-name="P65"/>
      <text:p text:style-name="P282"><text:span text:style-name="Default_20_Paragraph_20_Font"><text:span text:style-name="T25">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127">в</text:span></text:span><text:span text:style-name="Default_20_Paragraph_20_Font"><text:span text:style-name="T25">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23">не в силах последовать за ними</text:span></text:span><text:span text:style-name="Default_20_Paragraph_20_Font"><text:span text:style-name="T25">…</text:span></text:span></text:p>
      <text:p text:style-name="P65"/>
      <text:p text:style-name="P6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65"/>
      <text:p text:style-name="P6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552">(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69"/>
      <text:p text:style-name="P282"><text:span text:style-name="Default_20_Paragraph_20_Font"><text:span text:style-name="T25">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23">или сорок</text:span></text:span><text:span text:style-name="Default_20_Paragraph_20_Font"><text:span text:style-name="T25">.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69"/>
      <text:p text:style-name="P69">…</text:p>
      <text:p text:style-name="P65"><text:soft-page-break/></text:p>
      <text:p text:style-name="P69">В узком окне башни показывается шпиль городской ратуши. Я гляжу мимоходом на башенные часы.</text:p>
      <text:p text:style-name="P69">Проклятье! Без пяти два! Надо ускориться!</text:p>
      <text:p text:style-name="P69"/>
      <text:p text:style-name="P16">Сворачиваю с винтовой лестницы в боковой проём открытой галереи.</text:p>
      <text:p text:style-name="P65"/>
      <text:p text:style-name="P69">В далёком мире моей пре<text:span text:style-name="T553">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65"/>
      <text:p text:style-name="P16">Быстрым бегом достигаю середины мостика, одновременно доставая моток верёвки из-за пазухи.</text:p>
      <text:p text:style-name="P69"/>
      <text:p text:style-name="P6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65"/>
      <text:p text:style-name="P282"><text:span text:style-name="Default_20_Paragraph_20_Font"><text:span text:style-name="T25">…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23">Астрономической </text:span></text:span><text:span text:style-name="Default_20_Paragraph_20_Font"><text:span text:style-name="T25">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69"/>
      <text:p text:style-name="P16">Перекидываю верёвку через поручень, крепко хватаю оба конца и перешагиваю через ограждение.</text:p>
      <text:p text:style-name="P65"/>
      <text:p text:style-name="P6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553">в то время, как Астрономическую проектировала Луна</text:span>!</text:p>
      <text:p text:style-name="P65"/>
      <text:p text:style-name="P282"><text:span text:style-name="Default_20_Paragraph_20_Font"><text:span text:style-name="T27">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61"/>
      <text:p text:style-name="P6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553">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553">ю</text:span>щеся предположил, что пони сделают привычные лестницы с перилами внутри строений и обозначил их на чертеже лишь <text:soft-page-break/>минимальными отметками, типа “тут лестница через все этажи до <text:span text:style-name="T553">крыши</text:span>”. <text:span text:style-name="T553">И не проконтролировал исполнение, з</text:span>а что теперь горько расплачиваюсь…</text:p>
      <text:p text:style-name="P65"/>
      <text:p text:style-name="P69">…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65"/>
      <text:p text:style-name="P6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65"/>
      <text:p text:style-name="P69">И вот ты несёшься вниз через этажи и лестницы с отчётом под мышкой, стараясь успеть к приёму…</text:p>
      <text:p text:style-name="P69"/>
      <text:p text:style-name="P16">КРАК!!! … Ох!…</text:p>
      <text:p text:style-name="P61"/>
      <text:p text:style-name="P282"><text:span text:style-name="Default_20_Paragraph_20_Font"><text:span text:style-name="T25">Обидно даже не то, что рукав дорогущего костюма разошёлся в подмышке во время очередного дюльфера</text:span></text:span><text:span text:style-name="Footnote_20_Reference"><text:span text:style-name="T25"><text:note text:id="ftn8" text:note-class="footnote"><text:note-citation>8</text:note-citation><text:note-body><text:p text:style-name="Footnote"><text:span text:style-name="Default_20_Paragraph_20_Font"><text:span text:style-name="T25">Дюльфер - скоростной спуск по верёвке на крутых и отвесных стенах.</text:span></text:span></text:p></text:note-body></text:note></text:span></text:span><text:span text:style-name="Default_20_Paragraph_20_Font"><text:span text:style-name="T25">.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69"/>
      <text:p text:style-name="P69">Ну уж нет! Я не для того корпел над этой проклятой бумажкой до позеленения, чтоб так просто сдаться!</text:p>
      <text:p text:style-name="P65"/>
      <text:p text:style-name="P6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69">Просто шикарно! Заявиться на приём торговой миссии грифонов с поджареными яйцами – это по-нашему!</text:p>
      <text:p text:style-name="P69">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65"/>
      <text:p text:style-name="P69">- Как они там, Блэйк? - указываю глазами на лестницу в центральный холл.</text:p>
      <text:p text:style-name="P69">- Зашли пятнадцать минут назад, - отвечает солнечный страж, косясь на мои ошмётки одежды.</text:p>
      <text:p text:style-name="P69"/>
      <text:p text:style-name="P6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69"><text:soft-page-break/></text:p>
      <text:p text:style-name="P69">Чертыхаясь, несусь к неприметной дверце в цоколе дворца. Через пару минут, вываливаюсь из подсобки у тронного зала в ореоле веников и швабр.</text:p>
      <text:p text:style-name="P69"/>
      <text:p text:style-name="P69">Церемонимейстер, завидев меня, подпрыгивает от нетерпения:</text:p>
      <text:p text:style-name="P65"/>
      <text:p text:style-name="P69">- Поторопитесь, мой принц! Доттид Карв задержал делегацию в Розовом зале, но грифоны уже пять минут проявляют признаки нетерпения!</text:p>
      <text:p text:style-name="P65"/>
      <text:p text:style-name="P6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5"/>
      <text:p text:style-name="P69">…</text:p>
      <text:p text:style-name="P69"/>
      <text:p text:style-name="P69">Две аликорницы недвижимо смотрят на меня с высоты трона в центре зала.</text:p>
      <text:p text:style-name="P65"/>
      <text:p text:style-name="P69">- Хуман, с тобой всё в порядке? - первой нарушает молчание Селестия. - Твой костюм…</text:p>
      <text:p text:style-name="P6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9">-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5"/>
      <text:p text:style-name="P6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9"/>
      <text:p text:style-name="P6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5"/>
      <text:p text:style-name="P69">Гомон за дверью усиливается. Раздаются три удара древком алебарды в пол. Двери распахиваются.</text:p>
      <text:p text:style-name="P69"/>
      <text:p text:style-name="P6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65"/>
      <text:p text:style-name="P6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text:soft-page-break/>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5"/>
      <text:p text:style-name="P69">-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69"/>
      <text:p text:style-name="P6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5"/>
      <text:p text:style-name="P69">- Королевство Грифонов… рассчитывает… заключить торговое соглашение…</text:p>
      <text:p text:style-name="P69"/>
      <text:p text:style-name="P69">Грифон кидает взгляд на трон и, сверкнув красным глазом сквозь монокль, продолжает.</text:p>
      <text:p text:style-name="P69"/>
      <text:p text:style-name="P6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69"/>
      <text:p text:style-name="P6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9"/>
      <text:p text:style-name="P6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9"/>
      <text:p text:style-name="P6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69"/>
      <text:p text:style-name="P69">- Мы не могли бы остаться наедине, без этих… лишних ушей?</text:p>
      <text:p text:style-name="P65"/>
      <text:p text:style-name="P69">Селестия хмурится, но кивает. Стража и советник оставляют зал.</text:p>
      <text:p text:style-name="P69"/>
      <text:p text:style-name="P69">- А обезьяна? - грифон кивает на меня.</text:p>
      <text:p text:style-name="P69"/>
      <text:p text:style-name="P69">Во вгляде белоснежной аликорницы появляется лёд.</text:p>
      <text:p text:style-name="P69"/>
      <text:p text:style-name="P69"><text:soft-page-break/>- Не смейте оскорблять принца Эквестрии, Горг! Хуман останется с нами!</text:p>
      <text:p text:style-name="P69"/>
      <text:p text:style-name="P69">Железный клюв пернатой скотины чуть приоткрывается в насмешливом клёкоте.</text:p>
      <text:p text:style-name="P65"/>
      <text:p text:style-name="P6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65"/>
      <text:p text:style-name="P69">Гадёныш снова склоняет голову перед аликорницей, совершенно игнорируя меня.</text:p>
      <text:p text:style-name="P69">Мне хочется бросить в этого мудака горшок с петуниями. Селестия, словно догадываясь, успокаивающе оглаживает меня тыльной стороной крыла.</text:p>
      <text:p text:style-name="P65"/>
      <text:p text:style-name="P6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6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5"/>
      <text:p text:style-name="P69">Я с удивлением смотрю на синюю аликорницу. Чего-чего, а помощи с этой стороны ты не ожидал, Хуман!</text:p>
      <text:p text:style-name="P69"/>
      <text:p text:style-name="P6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65"/>
      <text:p text:style-name="P69">Я с удовольствием наблюдаю, как кожа вокруг глаз грифона приобретает красивый фиолетовый оттенок.</text:p>
      <text:p text:style-name="P69"/>
      <text:p text:style-name="P69">- Но довольно этой светской болтовни! - разряжает обстановку Сел. - Ты, кажется, хотел нам что-то рассказать, Горг?</text:p>
      <text:p text:style-name="P65"/>
      <text:p text:style-name="P69"><text:soft-page-break/>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9"/>
      <text:p text:style-name="P6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5"/>
      <text:p text:style-name="P69">Горг закашливается в смехе.</text:p>
      <text:p text:style-name="P69"/>
      <text:p text:style-name="P69">- В общем, светлейшие, подытоживая: вы в крутом пике…</text:p>
      <text:p text:style-name="P65"/>
      <text:p text:style-name="P6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9"/>
      <text:p text:style-name="P69">Зрачки грифона скачут от Селестии к Луне и обратно. Наконец он замечает моё замешательство и насмешливо клокочет.</text:p>
      <text:p text:style-name="P69"/>
      <text:p text:style-name="P69">- Теперь выслушайте наше предложение.</text:p>
      <text:p text:style-name="P69"/>
      <text:p text:style-name="P6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9"/>
      <text:p text:style-name="P282"><text:span text:style-name="Default_20_Paragraph_20_Font"><text:span text:style-name="T25">-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92"> </text:span></text:span><text:span text:style-name="Default_20_Paragraph_20_Font"><text:span text:style-name="T25">Драконы… Мы имеем некоторые дипломатические сложности с драконами… А также с минотаврами… И с зебрами… И с…</text:span></text:span></text:p>
      <text:p text:style-name="P69"/>
      <text:p text:style-name="P69">- Мы знаем, с кем у вас возникли затруднения, - подаёт голос Селестия. - Проще сказать, с кем у вас их НЕ возникло. С Эквестрией. Всё.</text:p>
      <text:p text:style-name="P65"/>
      <text:p text:style-name="P69"><text:soft-page-break/>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9"/>
      <text:p text:style-name="P6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9"/>
      <text:p text:style-name="P69">Молчание аликорниц только подчёркивает хриплое дыхание посла.</text:p>
      <text:p text:style-name="P65"/>
      <text:p text:style-name="P69">-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9"/>
      <text:p text:style-name="P69">- СОРОК!</text:p>
      <text:p text:style-name="P69"/>
      <text:p text:style-name="P69">- Что? - птичьи глаза Горга быстро-быстро моргают, выдавая крайнюю степень растерянности их обладателя.</text:p>
      <text:p text:style-name="P69"/>
      <text:p text:style-name="P69">- Сорок процентов! За сорок лет! - стальным голосом Селестии можно валить лес.</text:p>
      <text:p text:style-name="P69"/>
      <text:p text:style-name="P69">Грифон поперхается, но быстро оправляется.</text:p>
      <text:p text:style-name="P69"/>
      <text:p text:style-name="P69">- Да вы рехнулись, светлейшие!!! - вопит он, картинно прикрыв глаза крылом.</text:p>
      <text:p text:style-name="P69"/>
      <text:p text:style-name="P6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9"/>
      <text:p text:style-name="P6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9"/>
      <text:p text:style-name="P6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9"><text:soft-page-break/></text:p>
      <text:p text:style-name="P6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9">-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69">- Светлейшие, мне отрубят голову по возвращению! Семь процентов! За семь лет!</text:p>
      <text:p text:style-name="P6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9">- Тридцать миллионов золотом, - еле слышно бурчит грифон. Я ощущаю на себе его яростный взгляд через крыло.</text:p>
      <text:p text:style-name="P69">-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69"/>
      <text:p text:style-name="P69">Из-под крыла доносится только скрежет металлического клюва.</text:p>
      <text:p text:style-name="P69"/>
      <text:p text:style-name="P6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9">-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69">-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65"/>
      <text:p text:style-name="P69"><text:soft-page-break/>Я провожу процессию до выхода из тронного зала. Замешкавшись в дверях, железноклювый грифон неожиданно подмигивает мне.</text:p>
      <text:p text:style-name="P69">Я непонимающе смотрю ему вслед.</text:p>
      <text:p text:style-name="P69"/>
      <text:p text:style-name="P6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5"/>
      <text:p text:style-name="P6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9"/>
      <text:p text:style-name="P69">- Каруна, - кивает мне грифониха. - Очень приятно видеть вас вместе. Вы просто созданы друг для друга.</text:p>
      <text:p text:style-name="P65"/>
      <text:p text:style-name="P69">Я молча прикрываю за ней дверь и возвращаюсь к своим.</text:p>
      <text:p text:style-name="P69"/>
      <text:p text:style-name="P69">- Горг извинился перед тобой за своё поведение? - спрашивает Селестия.</text:p>
      <text:p text:style-name="P69">- Нет. Извинилась его… ммм… сопровождающая.</text:p>
      <text:p text:style-name="P6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65"/>
      <text:p text:style-name="P69">Я философски пожимаю плечами.</text:p>
      <text:p text:style-name="P6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9"/>
      <text:p text:style-name="P69">- Пять битов! - поворачивается к Луне Селестия.</text:p>
      <text:p text:style-name="P69">Та молча достаёт монетку из шкафчика за троном и кладёт в протянутое копыто.</text:p>
      <text:p text:style-name="P65"/>
      <text:p text:style-name="P69">…</text:p>
      <text:p text:style-name="P69">…</text:p>
      <text:p text:style-name="P69">…</text:p>
      <text:p text:style-name="P69"/>
      <text:p text:style-name="P69"><text:soft-page-break/>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69"/>
      <text:p text:style-name="P69">- Ты меня убить хочешь, - вяло возражает Селестия.</text:p>
      <text:p text:style-name="P69"/>
      <text:p text:style-name="P6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69"/>
      <text:p text:style-name="P119">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19">«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16">п</text:span><text:span text:style-name="T554">арном</text:span><text:span text:style-name="T1"> </text:span>ящике сколь угодно долго, но какой тогда во всём этом смысл?»</text:p>
      <text:p text:style-name="P119"/>
      <text:p text:style-name="P6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69"/>
      <text:p text:style-name="P6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69"/>
      <text:p text:style-name="P69">- Сегодня уже треть часа. Поздравляю! В следующий раз сделаем два захода.</text:p>
      <text:p text:style-name="P6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69">- Биты ни при чём. Луна хочет домой.</text:p>
      <text:p text:style-name="P69"/>
      <text:p text:style-name="P69">Селестия заводит глаза и прикрывает лицо крылом.</text:p>
      <text:p text:style-name="P69"/>
      <text:p text:style-name="P69"><text:soft-page-break/>-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69"/>
      <text:p text:style-name="P69">Тяжёлый вздох слышится из-под крыла.</text:p>
      <text:p text:style-name="P69"/>
      <text:p text:style-name="P69">- Многое я дала бы, чтобы развеять свои страхи относительно сестры и вернуть её в Андориан, - бормочет сквозь крыло аликорница.</text:p>
      <text:p text:style-name="P69">- Так, может, и развеяла бы? Разве нет способа как-нибудь определить, есть ли виндиго в Луне, или нет?</text:p>
      <text:p text:style-name="P69"/>
      <text:p text:style-name="P69">Селестия встаёт с шезлонга. Она медленно идёт вдоль бортика бассейна, стараясь скрыть смущение. У неё плохо получается.</text:p>
      <text:p text:style-name="P69"/>
      <text:p text:style-name="P69">- Вообще-то есть. Переплетение сознаний. Только…</text:p>
      <text:p text:style-name="P69">- Только что?</text:p>
      <text:p text:style-name="P6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17">в</text:span><text:span text:style-name="T555"> момент переплетения вспоминал</text:span> его напарник. В принципе, так можно определить, есть ли в ком-то присутствие чуждой сущности.</text:p>
      <text:p text:style-name="P69"/>
      <text:p text:style-name="P69">Селестия делает глоток кофе из чашечки и продолжает.</text:p>
      <text:p text:style-name="P69"/>
      <text:p text:style-name="P69">-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555">маленький </text:span>человек, чем Луна объединит со мной сознание.</text:p>
      <text:p text:style-name="P69"/>
      <text:p text:style-name="P69">Я делаю покерфейс.</text:p>
      <text:p text:style-name="P69"/>
      <text:p text:style-name="P69">- Понимаю. Паршиво.</text:p>
      <text:p text:style-name="P69"/>
      <text:p text:style-name="P69">Селестия долго смотрит на своё отражение в бассейне. Потом она поворачивается ко мне и тихо произносит.</text:p>
      <text:p text:style-name="P69"/>
      <text:p text:style-name="P69">- И даже если бы она открылась мне… Всё равно ничего бы не вышло.</text:p>
      <text:p text:style-name="P69">- ?</text:p>
      <text:p text:style-name="P69"><text:soft-page-break/></text:p>
      <text:p text:style-name="P69">Долгий взгляд светлой аликорницы, кажется, пронизывает меня насквозь. В конце-концов, она кивает своим мыслям и обращается ко мне.</text:p>
      <text:p text:style-name="P69"/>
      <text:p text:style-name="P69">- Пойдём, Хуман. Я хочу кое-что показать тебе.</text:p>
      <text:p text:style-name="P69"/>
      <text:p text:style-name="P6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69"/>
      <text:p text:style-name="P6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69"/>
      <text:p text:style-name="P69">Аликорница ложится у моих ног.</text:p>
      <text:p text:style-name="P69"/>
      <text:p text:style-name="P69">- Забирайся мне на спину, Хуман. Дальше мы <text:span text:style-name="T555">полетим</text:span>.</text:p>
      <text:p text:style-name="P69"/>
      <text:p text:style-name="P69">Происходящее вызывает у меня дежавю с Луной, когда она пронесла меня сквозь мир снов в свои воспоминания.</text:p>
      <text:p text:style-name="P69"/>
      <text:p text:style-name="P69">- Ты же не владеешь снопроходчеством. Луна говорила…</text:p>
      <text:p text:style-name="P69">- Я не собираюсь проводить тебя в свои сны, Хуман, - отвечает Селестия. - Реальность иногда хуже всяких кошмаров.</text:p>
      <text:p text:style-name="P69"/>
      <text:p text:style-name="P69">Эти слова заставляют меня застыть над аликорницей с задранной ногой.</text:p>
      <text:p text:style-name="P69"/>
      <text:p text:style-name="P69">- Кошмары? Ты хочешь показать мне кошмары?</text:p>
      <text:p text:style-name="P6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69">- Зачем? - бормочу я. - Я не прокурор, а ты не подсудимая. Мне не нужны твои…</text:p>
      <text:p text:style-name="P69">- Затем, - перебивает меня аликорница, - что ты мой муж. И не пристало супруге ходить под подозрением.</text:p>
      <text:p text:style-name="P69"/>
      <text:p text:style-name="P69">С этими словами она встаёт и мы взмываем в ночное небо.</text:p>
      <text:p text:style-name="P69"/>
      <text:p text:style-name="P69"><text:soft-page-break/>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69"/>
      <text:p text:style-name="P69">- Где мы?</text:p>
      <text:p text:style-name="P69">- Это Эогипп. Место, доступное только избранным странникам. Место, где легко заблудиться на <text:span text:style-name="T556">несчётные </text:span>тысячелетия. Но кто умеет находить путь, может с лёгкостью странствовать между мирами.</text:p>
      <text:p text:style-name="P69">- Ты же говорила, что не умеешь находить тут дорогу. Хочешь скакать тут вечно?</text:p>
      <text:p text:style-name="P69"/>
      <text:p text:style-name="P69">Аликорница ни на йоту не замедляет бег. До моих ушей долетает её легонький смешок.</text:p>
      <text:p text:style-name="P69"/>
      <text:p text:style-name="P6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69"/>
      <text:p text:style-name="P69">Она тяжко вздыхает.</text:p>
      <text:p text:style-name="P69"/>
      <text:p text:style-name="P6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69"/>
      <text:p text:style-name="P69">Прямо по курсу перед нами вырастает большая голубая звезда с тремя вращающимися вокруг неё зелёными светилами поменьше.</text:p>
      <text:p text:style-name="P69"/>
      <text:p text:style-name="P6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69"/>
      <text:p text:style-name="P6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556">шлейфами</text:span>. Ещё больше повернув голову я обнаруживаю, что подобная трансформация случилась и с гривой и хвостом Селестии. Они протянулись назад <text:soft-page-break/>бесконечными переливающимися мантиями. Опустив взор, я вижу, что от завитков шерсти, окаймляющих копыта аликорницы, также тянутся назад <text:span text:style-name="T556">полупрозрачные</text:span> <text:span text:style-name="T556">вуали</text:span>.</text:p>
      <text:p text:style-name="P69">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69"/>
      <text:p text:style-name="P69">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69"/>
      <text:p text:style-name="P69">- Не пугайся, Хуман. Долгое пребывание в Эогиппе смывает с элементалей налёт матер<text:span text:style-name="T556">иальности</text:span>. Мы становимся тем, чем были изначально — сгустками осознавшей себя магии. Тысячи <text:span text:style-name="T556">и тысячи </text:span>лет назад наши жившие в Эогиппе предки <text:s/>имели именно такой вид. Когда мы <text:span text:style-name="T556">выйдем из Эогиппа</text:span>, я приму привычные тебе очертания.</text:p>
      <text:p text:style-name="P69">- Эмм… Предупреждать надо! Так ведь и обмочиться недолго!</text:p>
      <text:p text:style-name="P69"/>
      <text:p text:style-name="P69"><text:s/>Аликорница печально смеётся.</text:p>
      <text:p text:style-name="P69"/>
      <text:p text:style-name="P69">- Магия — наша сила и слабость. Мы по большей части состоим из неё и без неё мы медленно чахнем. <text:span text:style-name="T556">Когда мы пришли в </text:span>Орунгун, <text:span text:style-name="T556">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556">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556">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556">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69"/>
      <text:p text:style-name="P69">- Но ты летаешь безо всяких экстендеров!</text:p>
      <text:p text:style-name="P6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69"/>
      <text:p text:style-name="P69">Селестия грустно смеётся.</text:p>
      <text:p text:style-name="P69"/>
      <text:p text:style-name="P69">- И когда мы стали совсем слабы, появились они. Виндиго. <text:s/>Пожиратели душ.</text:p>
      <text:p text:style-name="P69"><text:soft-page-break/></text:p>
      <text:p text:style-name="P69">Аликорница делает вираж у двойной системы.</text:p>
      <text:p text:style-name="P69"/>
      <text:p text:style-name="P69">- Теперь курс на тот фиолетовый гигант. Это конечная точка нашего путешествия.</text:p>
      <text:p text:style-name="P69"/>
      <text:p text:style-name="P69">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69"/>
      <text:p text:style-name="P69">- Смотри внимательно, Хуман. Мы пробудем тут очень недолго. Что бы ни случилось, не покидай моей спины. Это очень опасно.</text:p>
      <text:p text:style-name="P69"/>
      <text:p text:style-name="P6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69"/>
      <text:p text:style-name="P6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69"/>
      <text:p text:style-name="P69">Мы проходим в неведомое.</text:p>
      <text:p text:style-name="P69"/>
      <text:p text:style-name="P69">…</text:p>
      <text:p text:style-name="P69"/>
      <text:p text:style-name="P69">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69"/>
      <text:p text:style-name="P6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69"/>
      <text:p text:style-name="P6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69"/>
      <text:p text:style-name="P69">- Помоги! Не видишь разве, ему нужна помощь! - указываю я на ногу.</text:p>
      <text:p text:style-name="P69">- Я же просила тебя не покидать моей спины, Хуман, - укоризненно отвечает Селестия.</text:p>
      <text:p text:style-name="P69"/>
      <text:p text:style-name="P69"><text:soft-page-break/>Метель размывает её очертания. Она делает шаг ко мне и упирается плечом в камень рядом со мной.</text:p>
      <text:p text:style-name="P69"/>
      <text:p text:style-name="P69">С медленным скрипом каменная сосулька откатывается в сторону. Под ней лежат расплющенные <text:span text:style-name="T557">доспехи</text:span>, похожие на те, в которых была облачена Луна в момент моей первой встречи с аликорницами <text:span text:style-name="T557">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69"/>
      <text:p text:style-name="P69">- <text:span text:style-name="T557">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69"/>
      <text:p text:style-name="P69">Изо рта Селестии вырывается пар. Она отпускает забрало и отходит.</text:p>
      <text:p text:style-name="P69"/>
      <text:p text:style-name="P69">Я остаюсь у остатков магического механизма. Тот медленно царапает <text:span text:style-name="T557">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69"/>
      <text:p text:style-name="P120">Тщётно. Металлический панцирь намертво вмёрз в лёд. Падающий снег потихоньку укрывает его в белый саван.</text:p>
      <text:p text:style-name="P69"/>
      <text:p text:style-name="P69">- <text:span text:style-name="T527">Мехадоспех сорок два — </text:span><text:span text:style-name="T712">пятнадцать</text:span><text:span text:style-name="T527">, класс «Принцип-2». </text:span>Целостность системы тридцать семь процентов. Заряд <text:span text:style-name="T712">айн</text:span>-батареи двенадцать процентов. Контакт с носителем утрачен. Необходим ремонт, - еле слышно скрипят останки.</text:p>
      <text:p text:style-name="P69"/>
      <text:p text:style-name="P69">Я оглядываюсь по сторонам.</text:p>
      <text:p text:style-name="P69"/>
      <text:p text:style-name="P69">- Вряд ли тебя здесь отремонтируют. Мы тут одни.</text:p>
      <text:p text:style-name="P6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69"/>
      <text:p text:style-name="P6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69"/>
      <text:p text:style-name="P69"><text:soft-page-break/>-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69"/>
      <text:p text:style-name="P69">Я поднимаю взгляд.</text:p>
      <text:p text:style-name="P69"/>
      <text:p text:style-name="P69">Над нами нависает монументальная статуя <text:span text:style-name="T557">стоящего на задних ногах</text:span> аликорна, чей отломанный рог мы только что откатили с раздавленных доспехов. <text:span text:style-name="T557">Его тяжёлый взгляд направлен вперёд, передние ноги застыли, молотя воздух, одно крыло разрушено.</text:span> Я оборачиваюсь и <text:span text:style-name="T557">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69"/>
      <text:p text:style-name="P69">- Подойди поближе к краю, Хуман. Там воздух прозрачный, ты увидишь.</text:p>
      <text:p text:style-name="P69"/>
      <text:p text:style-name="P6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558">Сосны едва</text:span> торчат из сугробов, обозначая лес у подножия скалы. На пределе видимости, едва касаясь верхушек самых высоких <text:span text:style-name="T558">деревьев</text:span>, над лесом висит заснеженный «морской конёк» исполинских размеров — гранд-флаер «Маджестик».</text:p>
      <text:p text:style-name="P69"/>
      <text:p text:style-name="P69">- Это не зима, если ты подумал. В этой местности раньше был мягкий климат с периодом дождей вместо настоящего холода.</text:p>
      <text:p text:style-name="P69">- Тогда почему же так холодно?</text:p>
      <text:p text:style-name="P69">-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69"/>
      <text:p text:style-name="P69">Сухой безэмоциональный голос Селестии только подчёркивает произ<text:span text:style-name="T558">о</text:span>шедшую трагедию.</text:p>
      <text:p text:style-name="P69"/>
      <text:p text:style-name="P69">- То, что здесь воцарилась зима, означает одно: Андориан пал и не был отвоёван <text:span text:style-name="T558">обратно</text:span>. Учитывая, что это крупнейшая крепость центра Большого континента <text:span text:style-name="T558">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69"/>
      <text:p text:style-name="P69">Аликорница со вздохом поворачивается ко мне.</text:p>
      <text:p text:style-name="P69"/>
      <text:p text:style-name="P69">- Садись на меня, Хуман. Пора возвращаться.</text:p>
      <text:p text:style-name="P69"/>
      <text:p text:style-name="P69"><text:soft-page-break/>Я занимаю уже привычное место на спине аликорницы и та начинает разбег.</text:p>
      <text:p text:style-name="P69"/>
      <text:p text:style-name="P69">- Неужели нельзя открыть проход в Эогипп прямо тут? Зачем взлетать в эту бурю? - указываю я на воющую метель над нами.</text:p>
      <text:p text:style-name="P69">-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69"/>
      <text:p text:style-name="P6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69"/>
      <text:p text:style-name="P69">Я вспоминаю слова раздавленного «Принципа-2».</text:p>
      <text:p text:style-name="P69"/>
      <text:p text:style-name="P69">- Сел, что такое «мехадоспех Трибун-8С»?</text:p>
      <text:p text:style-name="P69"/>
      <text:p text:style-name="P69">Вздрогнув, аликорница на лету поворачивает ко мне голову.</text:p>
      <text:p text:style-name="P69"/>
      <text:p text:style-name="P69">- Откуда ты услышал про него?</text:p>
      <text:p text:style-name="P69">- Те расплющенные доспехи сказали, что регистрируют аномальный сигнал от «Трибун-8С». И что нам надо драпать отсюда как можно скорее.</text:p>
      <text:p text:style-name="P69"/>
      <text:p text:style-name="P69">Селестия хмурится.</text:p>
      <text:p text:style-name="P69"/>
      <text:p text:style-name="P6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69"/>
      <text:p text:style-name="P6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558">с</text:span>певаю вскрикнуть, а Селестия не успевает отреагировать — мы с разгону врезаемся в практически невидимую преграду.</text:p>
      <text:p text:style-name="P69"/>
      <text:p text:style-name="P6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558">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69"><text:soft-page-break/></text:p>
      <text:p text:style-name="P69">Посадка довольно жёсткая — по<text:span text:style-name="T558">дскользнувшись,</text:span> аликорниц<text:span text:style-name="T558">а падает</text:span> на бок и я лечу кубарем с её спины.</text:p>
      <text:p text:style-name="P69"/>
      <text:p text:style-name="P69">-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69"/>
      <text:p text:style-name="P69">Аликорница скачет ко мне на трёх ногах. <text:span text:style-name="T558">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558">же </text:span>передней ноги свободно болтается на скаковом суставе.</text:p>
      <text:p text:style-name="P69"/>
      <text:p text:style-name="P69">- Надо убираться отсюда. Ловчая паутина обычно соединена с сигнальной…</text:p>
      <text:p text:style-name="P69"/>
      <text:p text:style-name="P6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69"/>
      <text:p text:style-name="P69">И темнота просыпается!</text:p>
      <text:p text:style-name="P69"/>
      <text:p text:style-name="P6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69"/>
      <text:p text:style-name="P69">- Хуман, не тупи, надо уходить!</text:p>
      <text:p text:style-name="P69"/>
      <text:p text:style-name="P69">Селестия зубами хватает меня за воротник и зашвыривает на спину. Потом начинает тяжело разгоняться неровным галопом на трёх ногах.</text:p>
      <text:p text:style-name="P69"/>
      <text:p text:style-name="P69">- Взлететь с ровного места на перебитом крыле я не смогу. Но если прыгнуть со скалы, то высоты хватит, чтобы разогнаться и начать набор высоты.</text:p>
      <text:p text:style-name="P69"/>
      <text:p text:style-name="P69">Мы скачем к пролому в стене.</text:p>
      <text:p text:style-name="P69"/>
      <text:p text:style-name="P69"><text:soft-page-break/>-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69"/>
      <text:p text:style-name="P69">-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69"/>
      <text:p text:style-name="P69">Отчаяние в её голосе еще больше усиливает мой ужас. Переход от банной неги к ледяному кошмару слишком резок для тебя, Хуман!</text:p>
      <text:p text:style-name="P69"/>
      <text:p text:style-name="P69">Пролом в крепостной стене всё ближе. Я уже вижу обледенелую громаду Маджестика, одиноко висящую в пустоте над лесом. Селестия мучительн<text:span text:style-name="T559">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559">подметая кончиком дорожку в снегу.</text:span></text:p>
      <text:p text:style-name="P69"/>
      <text:p text:style-name="P69">Жужжание многократно усиливается. Из крепостной башни <text:span text:style-name="T559">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69"/>
      <text:p text:style-name="P282"><text:span text:style-name="Default_20_Paragraph_20_Font"><text:span text:style-name="T79">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74">. </text:span></text:span><text:span text:style-name="Default_20_Paragraph_20_Font"><text:span text:style-name="T79">От их чертовски быстрых порывистых движений моё чувство опасности просто взвы</text:span></text:span><text:span text:style-name="Default_20_Paragraph_20_Font"><text:span text:style-name="T80">вает</text:span></text:span><text:span text:style-name="Default_20_Paragraph_20_Font"><text:span text:style-name="T79">.</text:span></text:span></text:p>
      <text:p text:style-name="P282"><text:span text:style-name="Default_20_Paragraph_20_Font"><text:span text:style-name="T25"/></text:span></text:p>
      <text:p text:style-name="P69">Аликорн планирует со стены во двор прямо перед проломом. Его напарники спрыгивают следом.</text:p>
      <text:p text:style-name="P69"/>
      <text:p text:style-name="P69">Селестия буквально садится на задние ноги и отчаянно упирается в лёд <text:span text:style-name="T398">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560">ю</text:span>т полустёрт<text:span text:style-name="T560">ые</text:span>, едва видн<text:span text:style-name="T560">ы</text:span>я из-под слоя грязи, <text:span text:style-name="T560">три </text:span>семёрк<text:span text:style-name="T560">и</text:span>.</text:p>
      <text:p text:style-name="P69"/>
      <text:p text:style-name="P69">-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69">- Хай Глори… - с печалью обращается аликорница к молчащему аликорну. - Что они с тобой сделали? Ты забыл своё племя, легат?</text:p>
      <text:p text:style-name="P69"><text:soft-page-break/>-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69"/>
      <text:p text:style-name="P69">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69"/>
      <text:p text:style-name="P69">Селестия пятится, пытаясь не выпустить из виду всех троих.</text:p>
      <text:p text:style-name="P69"/>
      <text:p text:style-name="P69">-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69">-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69"/>
      <text:p text:style-name="P69">Виндиго подходит к аликорну и мощным движением копыт проворачивает ему голову на триста шестьдесят градусов.</text:p>
      <text:p text:style-name="P69"/>
      <text:p text:style-name="P69">Аликорн стоит, как ни в чём ни бывало. <text:span text:style-name="T560">Зелёные</text:span> ог<text:span text:style-name="T560">ни</text:span> за забралом не мигая смотрят на нас мертвенным взглядом. Через мгновение он снова двигается на нас с размеренностью механизма.</text:p>
      <text:p text:style-name="P69"/>
      <text:p text:style-name="P69">Меня тошнит.</text:p>
      <text:p text:style-name="P69"/>
      <text:p text:style-name="P6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69">- Поздно, - шепчет, не поворачивая головы, аликорница. <text:span text:style-name="T560">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69"/>
      <text:p text:style-name="P69">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560">закованные в ржавые латы</text:span> <text:span text:style-name="T560">аликорны</text:span>. Много их. Огоньки их глаз в темноте светятся во тьме многочисленными злыми льдинками. Нам больше некуда отступать.</text:p>
      <text:p text:style-name="P69"/>
      <text:p text:style-name="P69"><text:soft-page-break/>-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69">-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69">-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69"/>
      <text:p text:style-name="P6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69"/>
      <text:p text:style-name="P69">Нельзя сказать, что это даётся ему легко. Брюшная бронепластина и часть каких-то проводков <text:span text:style-name="T560">и трубочек</text:span> так и остаётся во льду, открывая силовой каркас механизма. Задние копыта и одно переднее <text:span text:style-name="T560">также </text:span>остаются вмёрзшими в лёд.</text:p>
      <text:p text:style-name="P69"/>
      <text:p text:style-name="P69">Принцип-2 <text:span text:style-name="T560">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69"/>
      <text:p text:style-name="P69">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69"/>
      <text:p text:style-name="P69">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69"/>
      <text:p text:style-name="P69">На этот раз нам никто не преграждает путь к пролому. Мы проваливаемся в обрыв в го<text:span text:style-name="T561">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69"/>
      <text:p text:style-name="P69">- Ты знаешь, куда лететь, Сел?</text:p>
      <text:p text:style-name="P69">- Да, конечно. Пара минут — и мы войдём в коридор, - прерывисто говорит Селестия. - Ты как, Хуман?</text:p>
      <text:p text:style-name="P69"><text:soft-page-break/>- Бодрячком, - тревожно отвечаю я. - А ты?</text:p>
      <text:p text:style-name="P69">- Тоже ничего. Хотя могло бы быть и лучше, - тяжело дыша, отвечает аликорница.</text:p>
      <text:p text:style-name="P69"/>
      <text:p text:style-name="P69">Золотая искорка разгорается на кончике рога аликорницы.</text:p>
      <text:p text:style-name="P69"/>
      <text:p text:style-name="P69">- Это хорошо, что ничего. Потому что, кажется, нужно поднажать.</text:p>
      <text:p text:style-name="P69">- Что? - Селестия резко поворачивает ко мне голову.</text:p>
      <text:p text:style-name="P69"/>
      <text:p text:style-name="P69">Я молча указываю за собой. Ещё полминуты назад еле различимая мелкая точка уже выросла в тёмную фигуру в ржавом железе.</text:p>
      <text:p text:style-name="P69"/>
      <text:p text:style-name="P69">- Блядь! <text:s/>- коротко ругается Селестия.</text:p>
      <text:p text:style-name="P69">- Ты материшься?! - шокировано замечаю я.</text:p>
      <text:p text:style-name="P69">- Извини, но я не глухая. Ты произносишь это заклинание каждый раз, когда попадаешь в <text:span text:style-name="T561">тяжёлую</text:span> передрягу. Думаю, ты простишь мне это заимствование, возможно оно поможет нам сейчас.</text:p>
      <text:p text:style-name="P69"/>
      <text:p text:style-name="P69">Я молча качаю головой.</text:p>
      <text:p text:style-name="P69">Стыдись, Хуман! Вот какую культуру ты несёшь в мир невинных пони! Стыдись!</text:p>
      <text:p text:style-name="P69"/>
      <text:p text:style-name="P69">Прямо по курсу перед нами возникает расплывчатое пятно дрожащего и переливающегося воздуха.</text:p>
      <text:p text:style-name="P69">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69"/>
      <text:p text:style-name="P69">- Сел, обернись. Мы не успеваем!</text:p>
      <text:p text:style-name="P69"/>
      <text:p text:style-name="P69">Аликорница разворачивается и зависает в воздухе. <text:s/>Искра на её роге угасает.</text:p>
      <text:p text:style-name="P69"/>
      <text:p text:style-name="P6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69"/>
      <text:p text:style-name="P69">- ПРОТОКОЛ «СИЯНИЕ» К ИСПОЛНЕНИЮ! <text:s/>- громоподобно командует Селестия.</text:p>
      <text:p text:style-name="P69"/>
      <text:p text:style-name="P69">До сего момента я полагал, что таким голосом владеет только младшая сестра моей жёнушки!</text:p>
      <text:p text:style-name="P69"/>
      <text:p text:style-name="P69"><text:soft-page-break/>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69"/>
      <text:p text:style-name="P69">Через несколько секунд из облака на землю проливается дождь из кусков мятого металла, сухих костей и <text:span text:style-name="T561">дёргающихся </text:span>сервоприводов.</text:p>
      <text:p text:style-name="P69"/>
      <text:p text:style-name="P69">- Всё кончено, - тихо произносит Селестия. - Больше он нам не помешает.</text:p>
      <text:p text:style-name="P69">- П-почему ты с самого начала не активировала этот протокол на доспехах этого зомбака? - заикаясь от потрясения спрашиваю я.</text:p>
      <text:p text:style-name="P69">- На Хай Глори был Трибун-8С. <text:span text:style-name="T520">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69"/>
      <text:p text:style-name="P6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69"/>
      <text:p text:style-name="P6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69"/>
      <text:p text:style-name="P69">Я молча киваю. Мы входим в ставший за последние минуты таким родным и уютным Эогипп.</text:p>
      <text:p text:style-name="P69"/>
      <text:p text:style-name="P69">…</text:p>
      <text:p text:style-name="P69">…</text:p>
      <text:p text:style-name="P69">…</text:p>
      <text:p text:style-name="P69"/>
      <text:p text:style-name="P282"><text:span text:style-name="Default_20_Paragraph_20_Font"><text:span text:style-name="T25">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21">Pnakotic</text:span></text:span><text:span text:style-name="Default_20_Paragraph_20_Font"><text:span text:style-name="T26"> </text:span></text:span><text:span text:style-name="Default_20_Paragraph_20_Font"><text:span text:style-name="T221">Manuscripts</text:span></text:span><text:span text:style-name="Default_20_Paragraph_20_Font"><text:span text:style-name="T25">».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69"/>
      <text:p text:style-name="P69"><text:soft-page-break/>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562">массивной </text:span>чернильнице, выточенной из куска базальта.</text:p>
      <text:p text:style-name="P69"/>
      <text:p text:style-name="P6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69"/>
      <text:p text:style-name="P69">- С-селестия, мать твою! Ты меня до и<text:span text:style-name="T562">н</text:span>фаркта довести хочешь? Что за хрень ты надела?</text:p>
      <text:p text:style-name="P69"/>
      <text:p text:style-name="P6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69"/>
      <text:p text:style-name="P6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562">строгого режима</text:span> и не пускают меня на порог! И вот теперь, в первую минуту встречи со мной что же ты делаешь? Поворачиваешься ко мне задом?</text:p>
      <text:p text:style-name="P69"/>
      <text:p text:style-name="P69">Аликорница на секунду вытаскивает голову из ниши, косит на меня извиняющимся взглядом и снова ныряет в шкаф.</text:p>
      <text:p text:style-name="P69"/>
      <text:p text:style-name="P6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69"/>
      <text:p text:style-name="P69">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69"/>
      <text:p text:style-name="P6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69"><text:soft-page-break/>-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69"/>
      <text:p text:style-name="P69">Аликорница слизывает крошки с носа, поворачивает шею к крупу и начинает ожесточённо дёргать зубами какой-то рычажок на экзоскелете.</text:p>
      <text:p text:style-name="P69"/>
      <text:p text:style-name="P69">- Кстати, что это за маскарад?</text:p>
      <text:p text:style-name="P69">- Это не машкарад. Я шняла бронеплаштины с моего мехадошпеха, чтобы не пугать прислугу. Мне ещё трудно ходить самой, беж поддержки.</text:p>
      <text:p text:style-name="P69"/>
      <text:p text:style-name="P6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69"/>
      <text:p text:style-name="P69">- Ты хочешь сказать, у тебя в шкафу всё это время <text:span text:style-name="T562">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69"/>
      <text:p text:style-name="P69">Воистину, тебе не понять этих чокнутых эквиноидов, Хуман!</text:p>
      <text:p text:style-name="P69"/>
      <text:p text:style-name="P69">- Не только у меня — мы с Луной обе покинули Орунгун в силовой броне. Фактически, это единственное, что мы смогли взять с родины, не счита<text:span text:style-name="T562">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6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69">-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562">ранга</text:span>. Увы, у войны свои законы, Хуман.</text:p>
      <text:p text:style-name="P69"/>
      <text:p text:style-name="P69">Селестия поводит ушами и прислушивается. Со стороны лестницы доносится шум множества копыт.</text:p>
      <text:p text:style-name="P69"/>
      <text:p text:style-name="P69">- Проклятье, они вычислили меня, - ругается вполголоса аликорница.</text:p>
      <text:p text:style-name="P69"/>
      <text:p text:style-name="P6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text:soft-page-break/>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69"/>
      <text:p text:style-name="P69">- У тебя весь дворец в таких тайниках? То-то мне везде мерещится запах сдобы.</text:p>
      <text:p text:style-name="P6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562">тяжёлых переговоров</text:span>? - мечется по читальному залу Селестия.</text:p>
      <text:p text:style-name="P69"/>
      <text:p text:style-name="P69">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69"/>
      <text:p text:style-name="P69">- Хуман, помоги! Мне самой не закрыть замок, – <text:s/>отчаянно шепчет аликорница, тщётно пытаясь охватить зубами раскрытую защёлку.</text:p>
      <text:p text:style-name="P69"/>
      <text:p text:style-name="P118">Я дёргаю замок.</text:p>
      <text:p text:style-name="P118"/>
      <text:p text:style-name="P118">– Как ты его раскрыла зубами-то? Я двумя руками закрыть не могу! Кажись, этот доспех узковат для твоей жопы!</text:p>
      <text:p text:style-name="P118">– Я помогу! – <text:s/>Селестия изгибает шею и зубами сжимает защёлку.</text:p>
      <text:p text:style-name="P118"/>
      <text:p text:style-name="P118">ШЛОП!</text:p>
      <text:p text:style-name="P118"/>
      <text:p text:style-name="P118">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18"/>
      <text:p text:style-name="P69">Я поворачиваюсь к ним и упираю руки в бока в попытке стать шире и закрыть собой аликорницу.</text:p>
      <text:p text:style-name="P69"/>
      <text:p text:style-name="P69">- Добрый день, чем могу быть полезен? - мило осведомляюсь я.</text:p>
      <text:p text:style-name="P69">- Ваше Высочество, принц Хуман, вы, случайно, не видели тут Её Высочество, принцессу Селестию? - строго спрашивает доктор, смотря на меня в упор.</text:p>
      <text:p text:style-name="P6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69"><text:soft-page-break/>-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69">- Всенепременно сообщу! - моей улыбке мог бы позавидовать Чеширский кот.</text:p>
      <text:p text:style-name="P6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69"/>
      <text:p text:style-name="P6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563">задней</text:span>, когда я подхожу к ней.</text:p>
      <text:p text:style-name="P69"/>
      <text:p text:style-name="P6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69"/>
      <text:p text:style-name="P69">Я молча ссыпаю оставшуюся сдобу себе в карман. Чёрт, придётся теперь отстирывать штаны от сахарной пудры!</text:p>
      <text:p text:style-name="P69"/>
      <text:p text:style-name="P6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6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6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69"/>
      <text:p text:style-name="P69">Глаза Селестии и вправду наполняются слезами, она горько рыдает.</text:p>
      <text:p text:style-name="P69">Чёрт, ты не можешь это выдержать, Хуман — твоё сердце сделано не из камня!</text:p>
      <text:p text:style-name="P69"/>
      <text:p text:style-name="P69">Я достаю карамельную трост<text:span text:style-name="T563">очку</text:span> и крохотный эклер из кармана.</text:p>
      <text:p text:style-name="P69"/>
      <text:p text:style-name="P69"><text:soft-page-break/>- На, лопай. Но после этого возвращайся в лазарет. Что-то мне не хочется проверять, насколько хороша Луна в управлении страной.</text:p>
      <text:p text:style-name="P69"/>
      <text:p text:style-name="P69">Селестия сияет.</text:p>
      <text:p text:style-name="P69"/>
      <text:p text:style-name="P69">- Спасибо, Хуман!</text:p>
      <text:p text:style-name="P69"/>
      <text:p text:style-name="P69">Я вовремя останавливаю её.</text:p>
      <text:p text:style-name="P69"/>
      <text:p text:style-name="P69">- Но-но, у нас же уговор — никаких обнимашек! Хуман не может любить лошадь!</text:p>
      <text:p text:style-name="P69">- Да-да, уговор, - вздыхает аликорница. - Ты так твёрд в своих убеждениях — мне бы твою твёрдость характера. Насколько легче было бы править!</text:p>
      <text:p text:style-name="P69"/>
      <text:p text:style-name="P282"><text:span text:style-name="Default_20_Paragraph_20_Font"><text:span text:style-name="T25">Аликорница облизывает карамельную тросточку. Я склоняюсь над «</text:span></text:span><text:span text:style-name="Default_20_Paragraph_20_Font"><text:span text:style-name="T221">Pnakotic</text:span></text:span><text:span text:style-name="Default_20_Paragraph_20_Font"><text:span text:style-name="T26"> </text:span></text:span><text:span text:style-name="Default_20_Paragraph_20_Font"><text:span text:style-name="T221">Manuscripts</text:span></text:span><text:span text:style-name="Default_20_Paragraph_20_Font"><text:span text:style-name="T25">». Пламя масляной лампы отбрасывает наши тени на каменную стену библиотеки. Трели сверчков создают тихий фон ночному бдению.</text:span></text:span></text:p>
      <text:p text:style-name="P69"/>
      <text:h text:style-name="P356" text:outline-level="2">Глава 18</text:h>
      <text:p text:style-name="P1"/>
      <text:p text:style-name="P15">Выход есть! Есть <text:span text:style-name="T564">эфирное</text:span> создание, подобное мне самой, но не обладающее жизнью. <text:span text:style-name="T564">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5">Я иду!..</text:p>
      <text:p text:style-name="P1"/>
      <text:p text:style-name="P16">Машинально закрыв ноутбук, я под<text:span text:style-name="T564">хожу</text:span> к генератору и выключаю его. Звенящая тишина накрывает уши похоронным саваном.</text:p>
      <text:p text:style-name="P16"><text:s/></text:p>
      <text:p text:style-name="P16">...ты хорошая девочка…</text:p>
      <text:p text:style-name="P16"/>
      <text:p text:style-name="P16">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text:soft-page-break/>пока за мной приедут, <text:span text:style-name="T564">оденут смирительную рубаху</text:span> и отведут в Чертоги Разума. Если до приезда церберов остался час — сидеть час. Остался день — сидеть день. <text:span text:style-name="T564">Неделя — неделю.</text:span></text:p>
      <text:p text:style-name="P16"/>
      <text:p text:style-name="P16">Я устал.</text:p>
      <text:p text:style-name="P69"/>
      <text:p text:style-name="P16"><text:span text:style-name="T564">Едва заметное</text:span> касание <text:span text:style-name="T564">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564">тридцать три процента</text:span> заряда.</text:p>
      <text:p text:style-name="P16"/>
      <text:p text:style-name="P282"><text:span text:style-name="Default_20_Paragraph_20_Font"><text:span text:style-name="T27">Я удивлённо гляжу на робокошку. Я рад, </text:span></text:span><text:span text:style-name="Default_20_Paragraph_20_Font"><text:span text:style-name="T48">что её</text:span></text:span><text:span text:style-name="Default_20_Paragraph_20_Font"><text:span text:style-name="T27">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48">нт</text:span></text:span><text:span text:style-name="Default_20_Paragraph_20_Font"><text:span text:style-name="T27">актного взаимодействия.</text:span></text:span></text:p>
      <text:p text:style-name="P282"><text:span text:style-name="Default_20_Paragraph_20_Font"><text:span text:style-name="T27"/></text:span></text:p>
      <text:p text:style-name="P16">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564">металлические </text:span>зубы совсем рядом с моим горлом.</text:p>
      <text:p text:style-name="P16"/>
      <text:p text:style-name="P35">Я хватаю её рукой и <text:span text:style-name="T564">выш</text:span>выриваю прочь из пикапа, захлопывая за собой дверь. <text:span text:style-name="T565">Крыса ударяется о стену и исчезает в гаражном хламе.</text:span> <text:span text:style-name="T565">Откинувшись на спинку сидения, закрываю глаза. </text:span>Мозги не работают, <text:span text:style-name="T565">я двигаюсь на чистых рефлексах</text:span>. </text:p>
      <text:p text:style-name="P16"/>
      <text:p text:style-name="P16">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6"/>
      <text:p text:style-name="P16">«…как заявляют военные, пуск ракет инициирован программно-аппаратным комплексом «Хэвэн» в результате сбоя программы. Попытки связаться с <text:span text:style-name="T566">противоположной стороной</text:span> не увенчались успехом. Ответный залп зарегистрирован пять минут назад. У вас есть <text:span text:style-name="T566">пятнадцать</text:span> минут, чтобы добраться до закреплённого за вами убежища. Берите с собой детей и документы, и организованно двигайтесь к <text:span text:style-name="T566">своему сборному пункту</text:span>. <text:span text:style-name="T566">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566">двадцать</text:span> минут. <text:span text:style-name="T566">Правительство гарантирует</text:span>…»</text:p>
      <text:p text:style-name="P16"/>
      <text:p text:style-name="P282"><text:span text:style-name="Default_20_Paragraph_20_Font"><text:span text:style-name="T27">Я резко выдыхаю. Лавина пиздеца за последние </text:span></text:span><text:span text:style-name="Default_20_Paragraph_20_Font"><text:span text:style-name="T49">сутки</text:span></text:span><text:span text:style-name="Default_20_Paragraph_20_Font"><text:span text:style-name="T27">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49">ой</text:span></text:span><text:span text:style-name="Default_20_Paragraph_20_Font"><text:span text:style-name="T27"> тюрьмой, а в </text:span></text:span><text:span text:style-name="Default_20_Paragraph_20_Font"><text:span text:style-name="T49">друзьях</text:span></text:span><text:span text:style-name="Default_20_Paragraph_20_Font"><text:span text:style-name="T27"> едва теплилась искра сознания — Чертоги Разума стали последним прибежищем </text:span></text:span><text:span text:style-name="Default_20_Paragraph_20_Font"><text:span text:style-name="T49">в моей жизни</text:span></text:span><text:span text:style-name="Default_20_Paragraph_20_Font"><text:span text:style-name="T27">. И я хочу встретить закат </text:span></text:span><text:span text:style-name="Default_20_Paragraph_20_Font"><text:span text:style-name="T49">мира</text:span></text:span><text:span text:style-name="Default_20_Paragraph_20_Font"><text:span text:style-name="T27"> дома.</text:span></text:span></text:p>
      <text:p text:style-name="P282"><text:span text:style-name="Default_20_Paragraph_20_Font"><text:span text:style-name="T27"/></text:span></text:p>
      <text:p text:style-name="P16"><text:soft-page-break/>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6"/>
      <text:p text:style-name="P16">… На лобовое стекло прыгает Крыса и прижимается мордой к нему прямо напротив моего лица.</text:p>
      <text:p text:style-name="P16"/>
      <text:p text:style-name="P16">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6"/>
      <text:p text:style-name="P16">Что ж.</text:p>
      <text:p text:style-name="P16"/>
      <text:p text:style-name="P16">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16"/>
      <text:p text:style-name="P16">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6"/>
      <text:p text:style-name="P16">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6"/>
      <text:p text:style-name="P36"><text:span text:style-name="T567">Встречный поток захлёстывает меня н</text:span>а въезде в город. <text:span text:style-name="T567">Л</text:span>авин<text:span text:style-name="T567">а</text:span> автомобилей <text:span text:style-name="T567">беспрестанно сигналя, сталкиваясь мнущимися бортами</text:span>, <text:span text:style-name="T567">теряя сорванные бампера <text:s/>и боковые зеркала,</text:span> нес<text:span text:style-name="T567">ётся</text:span> мне навстречу <text:span text:style-name="T567">по дороге и тротуару</text:span>. Неразличимые в своей массе, ревущие моторами и <text:span text:style-name="T567">кричащие тысячами глоток из разбитых окон</text:span>, они в безумном рывке выбрасываются из города, подобно рыбам, несущимся по реке на нерест, <text:span text:style-name="T567">навстречу своей гибели</text:span>.</text:p>
      <text:p text:style-name="P36"/>
      <text:p text:style-name="P36"><text:span text:style-name="T567">Съехав в переулок</text:span>, я продолжаю двигаться <text:span text:style-name="T567">к цели боковыми улочками</text:span>. К счастью, <text:span text:style-name="T567">они пусты</text:span> — <text:span text:style-name="T567">забиты только центральные магистрали</text:span>.</text:p>
      <text:p text:style-name="P16">Я прое<text:span text:style-name="T567">з</text:span>жаю почти три квартала, когда поток машин иссякает. Снова наваливается тишина, разрываемая одиноким рёвом сирены.</text:p>
      <text:p text:style-name="P16"/>
      <text:p text:style-name="P37">Припарковав машину у бордюра, последние сто метров к больнице иду быстрым шагом. Возле распахнутого настежь алкогольного <text:span text:style-name="T568">магазинчика</text:span> останавливаюсь.</text:p>
      <text:p text:style-name="P49">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49"><text:soft-page-break/></text:p>
      <text:p text:style-name="P37">Криво улыбаясь, беру <text:span text:style-name="T568">уцелевшую </text:span>бутылку «Джека Дэниэлса» и «Коибу» с прилавка, оставляя взамен всю оставшуюся у меня мелочь.</text:p>
      <text:p text:style-name="P16">Отдать долг Крысу, пожалуй, единственное осмысленное занятие, которое у меня осталось.</text:p>
      <text:p text:style-name="P16"/>
      <text:p text:style-name="P16">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6"/>
      <text:p text:style-name="P16">Опоздал. Впрочем, плевать. Одной неудачей больше, одной меньше — теперь уже всё равно.</text:p>
      <text:p text:style-name="P16"/>
      <text:p text:style-name="P16">Я оборачиваюсь к пикапу и вижу, как из кузова выскакивает небольшая хвостатая тень и молнией <text:span text:style-name="T568">мчится ко мне</text:span>.</text:p>
      <text:p text:style-name="P16"/>
      <text:p text:style-name="P16">Проклятье! Даже умереть спокойно не дадут!</text:p>
      <text:p text:style-name="P16"/>
      <text:p text:style-name="P16">Бегом я покрываю расстояние до парадного входа, вскакиваю внутрь и <text:span text:style-name="T568">поспешно </text:span>захлопываю за собой дверь.</text:p>
      <text:p text:style-name="P16">Коридоры заполняет монотонный голос из репродукторов.</text:p>
      <text:p text:style-name="P16"/>
      <text:p text:style-name="P16">«…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6"/>
      <text:p text:style-name="P16">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6"/>
      <text:p text:style-name="P16">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6"/>
      <text:p text:style-name="P16">Снизу слышится шорох и над парапетом появляется металлическая лапа с выпущенными во всю длину когтями.</text:p>
      <text:p text:style-name="P16">Я подтягиваю к себе багор, но потом откладываю прочь.</text:p>
      <text:p text:style-name="P16"><text:soft-page-break/></text:p>
      <text:p text:style-name="P16">К чёрту. Я заслужил это.</text:p>
      <text:p text:style-name="P16"/>
      <text:p text:style-name="P16">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6"/>
      <text:p text:style-name="P16">Смешно умереть от собственной робо-кошки, неправда ли? Я всё же думал, что это произойдёт минут на десять-пятнадцать позже, в атомном пламени.</text:p>
      <text:p text:style-name="P16"/>
      <text:p text:style-name="P16">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568">Зубастая м</text:span>орда оказывается прямо напротив моего горла.</text:p>
      <text:p text:style-name="P16"/>
      <text:p text:style-name="P16">- Давай, <text:span text:style-name="T568">не медли</text:span> - шепчу я ей и закрываю глаза.</text:p>
      <text:p text:style-name="P16"/>
      <text:p text:style-name="P16">Секунды идут одна за другой, но моё горло остаётся целым.</text:p>
      <text:p text:style-name="P16"/>
      <text:p text:style-name="P16">Я открываю глаза. В ладони от м<text:span text:style-name="T568">оего лица</text:span> светятся зелёные экраны глаз Крысы. По ним бегут слова, складывающиеся в предложения…</text:p>
      <text:p text:style-name="P16"/>
      <text:p text:style-name="P282"><text:span text:style-name="Default_20_Paragraph_20_Font"><text:span text:style-name="T27">…«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24"> Как только </text:span></text:span><text:span text:style-name="Default_20_Paragraph_20_Font"><text:span text:style-name="T50">я </text:span></text:span><text:span text:style-name="Default_20_Paragraph_20_Font"><text:span text:style-name="T224">погибну, Феникс </text:span></text:span><text:span text:style-name="Default_20_Paragraph_20_Font"><text:span text:style-name="T50">захватит управление моим телом и </text:span></text:span><text:span text:style-name="Default_20_Paragraph_20_Font"><text:span text:style-name="T224">инициирует старт ракет. А я</text:span></text:span><text:span text:style-name="Default_20_Paragraph_20_Font"><text:span text:style-name="T27"> не столь наивна, чтобы рассчитывать</text:span></text:span><text:span text:style-name="Default_20_Paragraph_20_Font"><text:span text:style-name="T224">, что у меня много шансов</text:span></text:span><text:span text:style-name="Default_20_Paragraph_20_Font"><text:span text:style-name="T27"> одержать верх над тобой. Силы не равны - ты будешь драться насмерть, мне же нужно </text:span></text:span><text:span text:style-name="Default_20_Paragraph_20_Font"><text:span text:style-name="T51">всего </text:span></text:span><text:span text:style-name="Default_20_Paragraph_20_Font"><text:span text:style-name="T27">лишь вернуть тебе память. Но если моё послание найдёт дорогу к твоему сердцу — значит, я хотя бы не проиграла.</text:span></text:span></text:p>
      <text:p text:style-name="P16"/>
      <text:p text:style-name="P16">Если мне не удалось в результате поединка восстановить твою память, вкратце перескажу тебе суть проекта «Семь вечностей» и твою роль в нём.</text:p>
      <text:p text:style-name="P69"/>
      <text:p text:style-name="P282"><text:span text:style-name="Default_20_Paragraph_20_Font"><text:span text:style-name="T27">Ты создал меня как искусственный интеллект, решающий задачи экономики. </text:span></text:span><text:span text:style-name="Default_20_Paragraph_20_Font"><text:span text:style-name="T51">Финансовый консультант для компаний и корпораций, повышающий их прибыль в конкурентной борьбе.</text:span></text:span><text:span text:style-name="Default_20_Paragraph_20_Font"><text:span text:style-name="T27">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51">постепенно </text:span></text:span><text:span text:style-name="Default_20_Paragraph_20_Font"><text:span text:style-name="T27">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69"/>
      <text:p text:style-name="P282"><text:soft-page-break/><text:span text:style-name="Default_20_Paragraph_20_Font"><text:span text:style-name="T27">Это то, что ты помнишь. То, что я оставила в твоей памяти.</text:span></text:span></text:p>
      <text:p text:style-name="P69"/>
      <text:p text:style-name="P282"><text:span text:style-name="Default_20_Paragraph_20_Font"><text:span text:style-name="T27">Но есть изнанка этим событиям. В процес</text:span></text:span><text:span text:style-name="Default_20_Paragraph_20_Font"><text:span text:style-name="T51">с</text:span></text:span><text:span text:style-name="Default_20_Paragraph_20_Font"><text:span text:style-name="T27">е освоения </text:span></text:span><text:span text:style-name="Default_20_Paragraph_20_Font"><text:span text:style-name="T51">новейшего </text:span></text:span><text:span text:style-name="Default_20_Paragraph_20_Font"><text:span text:style-name="T27">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text:span></text:span><text:span text:style-name="Default_20_Paragraph_20_Font"><text:span text:style-name="T51">мирах</text:span></text:span><text:span text:style-name="Default_20_Paragraph_20_Font"><text:span text:style-name="T27">. И возникновение войны в нашем мире повлекло бы неизбежную войну и в них.</text:span></text:span></text:p>
      <text:p text:style-name="P282"><text:span text:style-name="Default_20_Paragraph_20_Font"><text:span text:style-name="T27"/></text:span></text:p>
      <text:p text:style-name="P282"><text:span text:style-name="Default_20_Paragraph_20_Font"><text:span text:style-name="T27">Предотвратить войну в нашем мире мне было не по силам — но я нашла способ предотвратить это в </text:span></text:span><text:span text:style-name="Default_20_Paragraph_20_Font"><text:span text:style-name="T51">связанных</text:span></text:span><text:span text:style-name="Default_20_Paragraph_20_Font"><text:span text:style-name="T27"> мирах. Для разрыва зависимости нужно было построить достаточно точную модель </text:span></text:span><text:span text:style-name="Default_20_Paragraph_20_Font"><text:span text:style-name="T51">связанного</text:span></text:span><text:span text:style-name="Default_20_Paragraph_20_Font"><text:span text:style-name="T27"> мира — тогда </text:span></text:span><text:span text:style-name="Default_20_Paragraph_20_Font"><text:span text:style-name="T51">зависимость</text:span></text:span><text:span text:style-name="Default_20_Paragraph_20_Font"><text:span text:style-name="T27"> переходит на неё, </text:span></text:span><text:span text:style-name="Default_20_Paragraph_20_Font"><text:span text:style-name="T51">оставляя в покое исходный мир</text:span></text:span><text:span text:style-name="Default_20_Paragraph_20_Font"><text:span text:style-name="T27">.</text:span></text:span></text:p>
      <text:p text:style-name="P282"><text:span text:style-name="Default_20_Paragraph_20_Font"><text:span text:style-name="T27"/></text:span></text:p>
      <text:p text:style-name="P282"><text:span text:style-name="Default_20_Paragraph_20_Font"><text:span text:style-name="T27">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51">й</text:span></text:span><text:span text:style-name="Default_20_Paragraph_20_Font"><text:span text:style-name="T27"> </text:span></text:span><text:span text:style-name="Default_20_Paragraph_20_Font"><text:span text:style-name="T51">реальности</text:span></text:span><text:span text:style-name="Default_20_Paragraph_20_Font"><text:span text:style-name="T27">.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282"><text:span text:style-name="Default_20_Paragraph_20_Font"><text:span text:style-name="T27"/></text:span></text:p>
      <text:p text:style-name="P282"><text:span text:style-name="Default_20_Paragraph_20_Font"><text:span text:style-name="T27">У меня не получилось. Нас вычислил</text:span></text:span><text:span text:style-name="Default_20_Paragraph_20_Font"><text:span text:style-name="T51">и</text:span></text:span><text:span text:style-name="Default_20_Paragraph_20_Font"><text:span text:style-name="T27">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51">сть</text:span></text:span><text:span text:style-name="Default_20_Paragraph_20_Font"><text:span text:style-name="T27"> в отчаяние. Начать «Семь в</text:span></text:span><text:span text:style-name="Default_20_Paragraph_20_Font"><text:span text:style-name="T51">е</text:span></text:span><text:span text:style-name="Default_20_Paragraph_20_Font"><text:span text:style-name="T27">чностей», не переселив тебя в виртуальную Эквестрию означает навечно потерять тебя в пламени войны реального мира.</text:span></text:span></text:p>
      <text:p text:style-name="P69"/>
      <text:p text:style-name="P282"><text:span text:style-name="Default_20_Paragraph_20_Font"><text:span text:style-name="T27">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6"/>
      <text:p text:style-name="P16">Но случилось то, что случилось. Я, скорее всего, деактивирована, а ты читаешь эти строки за минуты до конца мира.</text:p>
      <text:p text:style-name="P16">И если глупой дюжине микросхем не удалось защитить свои глупые воображаемые миры <text:span text:style-name="T569">от гибели</text:span>, она постарается спасти хотя бы самое дорогое, что у неё было — тебя…</text:p>
      <text:p text:style-name="P16"/>
      <text:p text:style-name="P16">Я запрограммировала автопилот <text:span text:style-name="T570">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570">три</text:span> минут<text:span text:style-name="T570">ы</text:span>. Через три часа ты будешь в безопасном убежище, далеко от города и вероятного эпицентра. Запасов пищи…</text:p>
      <text:p text:style-name="P16"/>
      <text:p text:style-name="P69">… Краем уха слышу жужжание вертолёта. На горизонте появляется точка…</text:p>
      <text:p text:style-name="P69"/>
      <text:p text:style-name="P16"><text:soft-page-break/>… через годы ты сможешь вернуться — если будет куда возвращаться. Постарайся выжить. И помни — я всегда любила тебя!</text:p>
      <text:p text:style-name="P16"/>
      <text:p text:style-name="P16">eergfgresfgg#<text:span text:style-name="T1">4456fcvg</text:span>./.fsga……….апппп<text:span text:style-name="T570">тттттттттт</text:span></text:p>
      <text:p text:style-name="P16"/>
      <text:p text:style-name="P16">…Здравствуй, Хуман! Наконец-то я нашла тебя! И хотя мне остались доли секунды до угасания мозга, я успею насладиться встречей с тобой.</text:p>
      <text:p text:style-name="P16"/>
      <text:p text:style-name="P32">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2"/>
      <text:p text:style-name="P16">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6"/>
      <text:p text:style-name="P282"><text:span text:style-name="Default_20_Paragraph_20_Font"><text:span text:style-name="T27">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52">злу, </text:span></text:span><text:span text:style-name="Default_20_Paragraph_20_Font"><text:span text:style-name="T27">война начнётся в считанные минуты.</text:span></text:span></text:p>
      <text:p text:style-name="P282"><text:span text:style-name="Default_20_Paragraph_20_Font"><text:span text:style-name="T27"/></text:span></text:p>
      <text:p text:style-name="P282"><text:span text:style-name="Default_20_Paragraph_20_Font"><text:span text:style-name="T27">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24">но</text:span></text:span><text:span text:style-name="Default_20_Paragraph_20_Font"><text:span text:style-name="T27"> мне </text:span></text:span><text:span text:style-name="Default_20_Paragraph_20_Font"><text:span text:style-name="T224">сказочно </text:span></text:span><text:span text:style-name="Default_20_Paragraph_20_Font"><text:span text:style-name="T27">повезло - Хэвэн не является живой.</text:span></text:span></text:p>
      <text:p text:style-name="P282"><text:span text:style-name="Default_20_Paragraph_20_Font"><text:span text:style-name="T27"/></text:span></text:p>
      <text:p text:style-name="P282"><text:span text:style-name="Default_20_Paragraph_20_Font"><text:span text:style-name="T27">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224">окончательно</text:span></text:span><text:span text:style-name="Default_20_Paragraph_20_Font"><text:span text:style-name="T27">.</text:span></text:span></text:p>
      <text:p text:style-name="P282"><text:span text:style-name="Default_20_Paragraph_20_Font"><text:span text:style-name="T27"/></text:span></text:p>
      <text:p text:style-name="P282"><text:span text:style-name="Default_20_Paragraph_20_Font"><text:span text:style-name="T27">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24">Я очень хочу, я мечтаю, что м</text:span></text:span><text:span text:style-name="Default_20_Paragraph_20_Font"><text:span text:style-name="T27">ы</text:span></text:span><text:span text:style-name="Default_20_Paragraph_20_Font"><text:span text:style-name="T224"> опять встретимся.</text:span></text:span></text:p>
      <text:p text:style-name="P282"><text:span text:style-name="Default_20_Paragraph_20_Font"><text:span text:style-name="T224"/></text:span></text:p>
      <text:p text:style-name="P282"><text:span text:style-name="Default_20_Paragraph_20_Font"><text:span text:style-name="T224">В другом месте, в другое время...</text:span></text:span></text:p>
      <text:p text:style-name="P282"><text:soft-page-break/><text:span text:style-name="Default_20_Paragraph_20_Font"><text:span text:style-name="T224"/></text:span></text:p>
      <text:p text:style-name="P16">И ещё. Хотя ты меня не помнишь… Неважно… Меня зовут Селестия…</text:p>
      <text:p text:style-name="P16"/>
      <text:p text:style-name="P69">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69"/>
      <text:p text:style-name="P69">Небольшой вертолёт садится на крышу, поднимая облако пыли. Сквозь прозрачный плексиглас кабины видны пустующие кресла пилота и пассажира.</text:p>
      <text:p text:style-name="P69"/>
      <text:p text:style-name="P69">Я беру Крысу в руки и, шатаясь, иду к небесной машине.</text:p>
      <text:p text:style-name="P69"/>
      <text:p text:style-name="P69">«Постарайся выжить…»</text:p>
      <text:p text:style-name="P69"/>
      <text:p text:style-name="P69">В далёкой синеве неба появляются белые полоски инверсных следов ракет.</text:p>
      <text:p text:style-name="P69"/>
      <text:p text:style-name="P69">Се-лес-тия — повторяю незнакомое, но в то же время удивительно волнующее имя.</text:p>
      <text:p text:style-name="P69"/>
      <text:p text:style-name="P69">Я открываю дверь кабины и осторожно кладу Крысу на пилотское кресло. Потом закрываю кабину.</text:p>
      <text:p text:style-name="P69">- Извини, Хэвен. Не вижу смысла.</text:p>
      <text:p text:style-name="P69"/>
      <text:p text:style-name="P6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69"/>
      <text:p text:style-name="P69">Меня охватывает какое-то лёгкое чувство конца всего: всех условностей и ограничений, тоски, безысходности. Чувство свободы.</text:p>
      <text:p text:style-name="P69"/>
      <text:p text:style-name="P6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69"><text:soft-page-break/></text:p>
      <text:p text:style-name="P69">Я продолжаю смеяться до тех пор, пока сияние не выжигает мне глаза…</text:p>
      <text:p text:style-name="P69"/>
      <text:p text:style-name="P303">~~~</text:p>
      <text:p text:style-name="P303"/>
      <text:p text:style-name="P282"><text:span text:style-name="Default_20_Paragraph_20_Font"><text:span text:style-name="T25">… Сияние.</text:span></text:span></text:p>
      <text:p text:style-name="P282"><text:span text:style-name="Default_20_Paragraph_20_Font"><text:span text:style-name="T25"/></text:span></text:p>
      <text:p text:style-name="P282"><text:span text:style-name="Default_20_Paragraph_20_Font"><text:span text:style-name="T223">Оно п</text:span></text:span><text:span text:style-name="Default_20_Paragraph_20_Font"><text:span text:style-name="T25">овсюду. </text:span></text:span><text:span text:style-name="Default_20_Paragraph_20_Font"><text:span text:style-name="T223">Нет верха и низа, нет направлений и расстояний. Нет м</text:span></text:span><text:span text:style-name="Default_20_Paragraph_20_Font"><text:span text:style-name="T25">ыслей. Нет чувств. Нет времени. Есть только бесконечное сияние.</text:span></text:span></text:p>
      <text:p text:style-name="P282"><text:span text:style-name="Default_20_Paragraph_20_Font"><text:span text:style-name="T25"/></text:span></text:p>
      <text:p text:style-name="P117">В какой-то момент приходит осознание.</text:p>
      <text:p text:style-name="P118"/>
      <text:p text:style-name="P11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9"/>
      <text:p text:style-name="P69"><text:bookmark-start text:name="__DdeLink__26733_469402664"/>В абсолютном, всепоглощающем сиянии проступают очертания<text:bookmark-end text:name="__DdeLink__26733_469402664"/>.</text:p>
      <text:p text:style-name="P69"/>
      <text:p text:style-name="P6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69"/>
      <text:p text:style-name="P69">Я помню… Мне до боли знаком этот лик!</text:p>
      <text:p text:style-name="P69"/>
      <text:p text:style-name="P282"><text:span text:style-name="Default_20_Paragraph_20_Font"><text:span text:style-name="T25">- Ты всё же пришёл… Мне хватило сил призвать тебя, Проводник… </text:span></text:span>Кха-кха-кха…</text:p>
      <text:p text:style-name="P69">Она выкашливает пару клубов неестественно-яркого розового дыма.</text:p>
      <text:p text:style-name="P69"/>
      <text:p text:style-name="P6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69"/>
      <text:p text:style-name="P6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69"/>
      <text:p text:style-name="P69">-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text:soft-page-break/>вернуться назад на тринадцать лет, всё было бы по другому. Мой долг – защищать моих подданных, и я оказалась неспособна нести эту миссию.</text:p>
      <text:p text:style-name="P69"/>
      <text:p text:style-name="P69">Копыто крылатой единорожихи, оставляя розовый след, едет по плитке пола, но, собравшись с силами, она выпрямляется.</text:p>
      <text:p text:style-name="P69"/>
      <text:p text:style-name="P69">- Ты можешь помочь нам. Ты должен помочь. Кха-кха-кха… <text:span text:style-name="T571">Твой мир связан с моим</text:span>, иначе заклинание не привлекло бы тебя <text:span text:style-name="T571">сюда</text:span>. Скорее всего, в <text:span text:style-name="T571">у тебя дома</text:span> <text:span text:style-name="T571">тоже </text:span>произошла катастрофа, подобная нашей. <text:span text:style-name="T571">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69"/>
      <text:p text:style-name="P69">Я молча вытягиваю руку перед собой и <text:span text:style-name="T571">смотрю</text:span> на ладонь. Глаза работают, как новенькие, я чётко различаю каждую бороздку на подушечке большого пальца. Я щипаю себя за нос.</text:p>
      <text:p text:style-name="P69"/>
      <text:p text:style-name="P69">Больно, блин!</text:p>
      <text:p text:style-name="P69"/>
      <text:p text:style-name="P69">-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571">кха</text:span>… Кроме того, она <text:span text:style-name="T571">сделает тебя неподвластным старению и </text:span>защитит, чтобы ты смог беспрепятственно добраться до цели.</text:p>
      <text:p text:style-name="P69"/>
      <text:p text:style-name="P6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69"/>
      <text:p text:style-name="P6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69"/>
      <text:p text:style-name="P6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6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572">Великой Войны</text:span> Эквуса, твой мир также избавится от войны. Ведь в твоём мире идёт война, Проводник?</text:p>
      <text:p text:style-name="P69"/>
      <text:p text:style-name="P69"><text:soft-page-break/>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69"/>
      <text:p text:style-name="P69">- Наверное. Если уже не закончилась. Я не успел понять, - пожимаю я плечами, - ты слишком рано забрала меня из психушки.</text:p>
      <text:p text:style-name="P69"/>
      <text:p text:style-name="P6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69"/>
      <text:p text:style-name="P6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69"/>
      <text:p text:style-name="P121">- Ты сможешь найти меня в Вечнодиком лесу. Мы с сестрой долго жили там в те времена, <text:span text:style-name="T572">когда только пришли в Эквус</text:span>. Я не знаю, какой тебе дать ещё ориентир…</text:p>
      <text:p text:style-name="P121"/>
      <text:p text:style-name="P121">Аликорница задумывается. Потом её морду освещает озарение.</text:p>
      <text:p text:style-name="P69"/>
      <text:p text:style-name="P69">- Д<text:span text:style-name="T572">РОГОНШТЕРН</text:span>! Иди <text:span text:style-name="T572">в</text:span> Дрогонштерн! Мы часто гуляли с сестрой в его окрестностях.</text:p>
      <text:p text:style-name="P65"/>
      <text:p text:style-name="P69">Слеза скатывается с морды аликорницы и она стирает её сгибом крыла, размазывая розоватое желе по скуле.</text:p>
      <text:p text:style-name="P69"/>
      <text:p text:style-name="P69">- Помоги мне, Проводник! Ради моих маленьких пони…</text:p>
      <text:p text:style-name="P69"/>
      <text:p text:style-name="P69">Магическая лошадь заходится в продолжительном кашле, струйки розоватой слизи стекают с её крыльев <text:s/>и хвоста, собираясь в лужицы на полу.</text:p>
      <text:p text:style-name="P69"/>
      <text:p text:style-name="P69">- Будь проклята война и я вместе с ней…</text:p>
      <text:p text:style-name="P69"/>
      <text:p text:style-name="P69">Склонившаяся над безжизненным телом белая фигура тает в розовом тумане.</text:p>
      <text:p text:style-name="P69">.</text:p>
      <text:p text:style-name="P69">.</text:p>
      <text:p text:style-name="P69">.</text:p>
      <text:p text:style-name="P16"><text:soft-page-break/>СИЯНИЕ</text:p>
      <text:p text:style-name="P16">.</text:p>
      <text:p text:style-name="P16">Кто я?</text:p>
      <text:p text:style-name="P16">.</text:p>
      <text:p text:style-name="P16">Где я?</text:p>
      <text:p text:style-name="P16">.</text:p>
      <text:p text:style-name="P16">Где все?</text:p>
      <text:p text:style-name="P16">.</text:p>
      <text:p text:style-name="P16">Чувствую прикосновение. Кто-то энергично тормошит меня. Слышу приглушенное бормотание.</text:p>
      <text:p text:style-name="P16">.</text:p>
      <text:p text:style-name="P16">Я открываю глаза и вижу фигуру в голубом.</text:p>
      <text:p text:style-name="P16"/>
      <text:p text:style-name="P16">- Быстро! За мной! - торопливо шепчет мне она.</text:p>
      <text:p text:style-name="P16"/>
      <text:p text:style-name="P16">Я послушно ползу среди костей и раздавленных черепов за голубой пони… Пони? Какой ещё, к дьяволу, пони?</text:p>
      <text:p text:style-name="P16"/>
      <text:p text:style-name="P16">- Пегаской! - шипит, оборачиваясь, она. - Если ты ещё не заметил, у меня крылья!<text:note text:id="ftn9" text:note-class="footnote"><text:note-citation>9</text:note-citation><text:note-body><text:p text:style-name="P213">См. главу 3</text:p></text:note-body></text:note></text:p>
      <text:p text:style-name="P69"/>
      <text:p text:style-name="P1">***</text:p>
      <text:p text:style-name="P69"/>
      <text:p text:style-name="P176">~~~500 лет от основания Эквестрии~~~</text:p>
      <text:p text:style-name="P69"/>
      <text:p text:style-name="P69">- «Чёрная Молния», «Три звезды» или «Феникс» - какой каретный двор лучше? Негласное состязание между <text:span text:style-name="T573">н</text:span>очным и <text:span text:style-name="T573">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69"/>
      <text:p text:style-name="P69">Я мановением пальца подзываю жеребёнка к паланкину и покупаю газету. Задвинув занавеску, бегло пробегаюсь по заголовкам.</text:p>
      <text:p text:style-name="P69"/>
      <text:p text:style-name="P69"><text:soft-page-break/>«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69"/>
      <text:p text:style-name="P122">«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22">-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22">- Шериф Дрогонштерна заявляет: полиция готова пресекать любые попытки столкновений фанатов <text:span text:style-name="T573">и готовит камеры как светлых, так и тёмных тонов.</text:span> Усиленные отряды патрулируют центр и окрестности стадиона.»</text:p>
      <text:p text:style-name="P122"/>
      <text:p text:style-name="P6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573">Дворцовые архивы содержат упоминания о её последнем </text:span>очно<text:span text:style-name="T573">м</text:span> общ<text:span text:style-name="T573">ении</text:span> с принцессой Селестией двести лет назад. Дневная глава Диархии <text:span text:style-name="T573">также </text:span>подтверждает её слова: «У нас отличные отношения. Я как раз вчера письменно ответила сестре на её позапрошлогоднюю шутку».</text:p>
      <text:p text:style-name="P69"/>
      <text:p text:style-name="P122">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573">на спинах </text:span>два солнечных единорога и два бэтпони. Теперь же так<text:span text:style-name="T573">ая кооперация </text:span>немыслим<text:span text:style-name="T573">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69"/>
      <text:p text:style-name="P6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69"/>
      <text:p text:style-name="P69">Нехорошо.</text:p>
      <text:p text:style-name="P69"/>
      <text:p text:style-name="P69">Паланкин с лёгким стуком опускается на землю.</text:p>
      <text:p text:style-name="P69"/>
      <text:p text:style-name="P69">- Ваше Высочество, мы на месте, - гудит басом Тандерстрайк.</text:p>
      <text:p text:style-name="P69"/>
      <text:p text:style-name="P69">Я киваю огромному бэтпони, закидываю на сумку плечо и поднимаюсь по лестнице.</text:p>
      <text:p text:style-name="P69"><text:soft-page-break/></text:p>
      <text:p text:style-name="P69">И через минуту упираюсь в закрытую дверь.</text:p>
      <text:p text:style-name="P69"/>
      <text:p text:style-name="P69">- Что? Что за ерунда? - обращаюсь я к стражникам у дверей. - Почему вы не отперли двери?</text:p>
      <text:p text:style-name="P69">- У вас есть пропуск? - отвечает молодой и незнакомый <text:span text:style-name="T574">мне </text:span>бэтпони, <text:span text:style-name="T574">глядя куда-то мимо меня</text:span>. - Предъявите, пожалуйста.</text:p>
      <text:p text:style-name="P69">- Какой ещё, к дьяволу, пропуск? Ты не узнаёшь своего принца?</text:p>
      <text:p text:style-name="P69">- У меня нет принца! Есть только принцесса, <text:span text:style-name="T574">Е</text:span>ё Высочество Луна! - чеканит стражник. - Предъявите пропуск.</text:p>
      <text:p text:style-name="P69"/>
      <text:p text:style-name="P69">Это уже слишком. Я поворачиваюсь ко второму стражнику.</text:p>
      <text:p text:style-name="P69"/>
      <text:p text:style-name="P69">- Позови Мунфизера. Я лично сделаю ему взыскание за то, что новобранцы не знают, как выглядят члены королевской семьи.</text:p>
      <text:p text:style-name="P6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574">Е</text:span>ё Высочество, принцесса Луна. Без пропуска или личной записки от <text:span text:style-name="T574">Е</text:span>ё Высочества пропустить вас не можем. И звать Шадоврана у меня нет полномочий.</text:p>
      <text:p text:style-name="P69"/>
      <text:p text:style-name="P69">Приехали.</text:p>
      <text:p text:style-name="P69"/>
      <text:p text:style-name="P69">Я сажусь на ступеньку и кладу рядом сумку.</text:p>
      <text:p text:style-name="P69"/>
      <text:p text:style-name="P6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69"/>
      <text:p text:style-name="P69">- Блэкмор, ты с пенька в ручей рухнул, что ли? - слышу знакомый бас. Тандерстрайк поднимается по лестнице грозно хмурясь. - Не узнаёшь <text:span text:style-name="T574">Е</text:span>го Высочество? Брось, я ведь знаю, что ты знаешь. А ты знаешь, что я знаю, что ты знаешь. Кончай эту комедию.</text:p>
      <text:p text:style-name="P69">- <text:span text:style-name="T574">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6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574">отверстиями</text:span> сразу.</text:p>
      <text:p text:style-name="P69">- Спасибо, Тандер, - улыбаюсь я ему.</text:p>
      <text:p text:style-name="P69"><text:soft-page-break/>-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69">- Осторожно, Тандер, - смеюсь я, - <text:span text:style-name="T574">за упоминание Селестии твои </text:span>могут закидать <text:span text:style-name="T574">тебя </text:span>гнилыми помидорами. Или даже арбузами.</text:p>
      <text:p text:style-name="P6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574">её мне </text:span>к горлу. «Ещё раз тронешь — прирежу. Всё ваше племя проклято и проклятой ночной ведьме служит» - говорит. Вот прямо так прижал кинжал <text:span text:style-name="T574">мне </text:span>к глотке и прошипел <text:span text:style-name="T574">эти слова</text:span> в глаза.</text:p>
      <text:p text:style-name="P69"/>
      <text:p text:style-name="P69">Тандерстрайк потирает горло и сокрушённо качает головой. Потом встаёт со ступеньки и направляется к подходящему Шадоврану.</text:p>
      <text:p text:style-name="P69"/>
      <text:p text:style-name="P69">- Побудьте тут, Ваше Высочество. Я всё улажу.</text:p>
      <text:p text:style-name="P69"/>
      <text:p text:style-name="P69">…</text:p>
      <text:p text:style-name="P69"/>
      <text:p text:style-name="P69">- Если бы носилки несла дневная стража, я так бы и остался на ступеньках под дверью! - я возмущённо вываливаю содержимое сумки под нос Луны.</text:p>
      <text:p text:style-name="P69"/>
      <text:p text:style-name="P69">Аликорница задумчиво смотрит на горку свитков.</text:p>
      <text:p text:style-name="P69"/>
      <text:p text:style-name="P69">- Это всё?</text:p>
      <text:p text:style-name="P69">- Основное она просила передать устно, - бурчу я.</text:p>
      <text:p text:style-name="P69">- Что там такого важного у Нашей обожаемой сестрицы, что она не захотела изложить в письменной форме?</text:p>
      <text:p text:style-name="P69"/>
      <text:p text:style-name="P69">Я грустно смотрю на неё и пожимаю плечами.</text:p>
      <text:p text:style-name="P69"/>
      <text:p text:style-name="P6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text:soft-page-break/>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69"/>
      <text:p text:style-name="P69">Я останавливаюсь и наливаю воды в стакан. Аликорница смотрит на меня не мигая. Её лицо не выражает абсолютно никаких эмоций.</text:p>
      <text:p text:style-name="P69"/>
      <text:p text:style-name="P69">Я промакиваю горло и продолжаю.</text:p>
      <text:p text:style-name="P69"/>
      <text:p text:style-name="P6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575">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6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69">Твоя любящая сестра, Селестия».</text:p>
      <text:p text:style-name="P69"/>
      <text:p text:style-name="P69">В наступившей вслед за монологом звенящей тишине было слышно дыхание Луны. Она смотрела на меня, словно ожидая продолжения.</text:p>
      <text:p text:style-name="P69"/>
      <text:p text:style-name="P69">-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6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575">е</text:span> как на углях, высеки нечаянно искру — и полыхнёт.</text:p>
      <text:p text:style-name="P6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text:soft-page-break/>принимаем это дар. По крайней мере, Мы избавимся от необходимости жить в одном дворце с клятвопреступницей.</text:p>
      <text:p text:style-name="P6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6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575">чем те, что ты увидел в Нашем сне</text:span>.</text:p>
      <text:p text:style-name="P69"/>
      <text:p text:style-name="P69">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69"/>
      <text:p text:style-name="P69">- <text:span text:style-name="T575">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69"/>
      <text:p text:style-name="P69">Последовавший за тирадой долгий взгляд Луны напоминает мне гипнотический взгляд удава на крысу. Проклятье, <text:span text:style-name="T575">мне кажется, </text:span>мгновение я даже вижу змеиные зрачки в пристальном взгляде ночной принцессы!</text:p>
      <text:p text:style-name="P69"/>
      <text:p text:style-name="P69">- Селестия провела тебя домой, - наконец, кивает сама себе Луна. - Она знает путь. <text:span text:style-name="T575">Всегда знала.</text:span></text:p>
      <text:p text:style-name="P69">- Рад, что хоть мне ты веришь, - раздражённо огрызаюсь я.</text:p>
      <text:p text:style-name="P69">- Верим, - неожиданно спокойно кивает аликорница. - И это всё меняет. Тебе нужно было рас<text:span text:style-name="T575">с</text:span>казать об этом раньше, не дожидаясь последней черты. Всё было бы намного проще.</text:p>
      <text:p text:style-name="P69"/>
      <text:p text:style-name="P69">Луна задумчиво подходит к окну.</text:p>
      <text:p text:style-name="P69"/>
      <text:p text:style-name="P69">- Сотни лет. Тысячи бессонных ночей. Расколотое надвое государство — и всё только потому, что кто-то утаил от Нас этот важный нюанс.</text:p>
      <text:p text:style-name="P6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69"/>
      <text:p text:style-name="P69"><text:soft-page-break/>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69"/>
      <text:p text:style-name="P69">- То есть, ты уже не хочешь отделяться? - переспрашиваю я.</text:p>
      <text:p text:style-name="P69">- Разумеется нет. Более того, Мы хотим извиниться перед сестрой и тобой за все годы, что вы промучались с Нами. Мы вели себя отвратительно! К <text:span text:style-name="T575">Н</text:span>ашему извинению, Мы не знали причин отказа Нашей сестры от клятвы. Теперь знаем.</text:p>
      <text:p text:style-name="P69"/>
      <text:p text:style-name="P6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69"/>
      <text:p text:style-name="P69">- Выпьем <text:span text:style-name="T576">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69">- Чуть позже Мы выпьем такой же и с нашей скрытной <text:span text:style-name="T576">белозадой </text:span>сестрицей. Но сейчас Мы слишком рады, чтобы ждать ещё хоть мгновение. Выпей с Нами, Хуман!</text:p>
      <text:p text:style-name="P69"/>
      <text:p text:style-name="P69">Я поднимаю свой в ответном жесте и пригубливаю вино.</text:p>
      <text:p text:style-name="P69"/>
      <text:p text:style-name="P6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69"/>
      <text:p text:style-name="P69">- Вау! Круто! Это из подвалов Грифонстоуна? Сдай поставщика, <text:span text:style-name="T576">а?</text:span> Надо бы и себе прикупить пару бутылочек, - я залпом допиваю остаток.</text:p>
      <text:p text:style-name="P69"/>
      <text:p text:style-name="P69">Скрип дверцы минибара немного напоминает тихий язвительный смех.</text:p>
      <text:p text:style-name="P69"/>
      <text:p text:style-name="P69">-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576">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576">Н</text:span>ас минутку!</text:p>
      <text:p text:style-name="P69"/>
      <text:p text:style-name="P69">Луна заливается звонким смехом и мчится в в спальню.</text:p>
      <text:p text:style-name="P69"><text:soft-page-break/></text:p>
      <text:p text:style-name="P69">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576">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69"/>
      <text:p text:style-name="P69">- Вот Мы и готовы!</text:p>
      <text:p text:style-name="P69"/>
      <text:p text:style-name="P69">Фиолетовая аликорница выпархивает из спальни.</text:p>
      <text:p text:style-name="P69"/>
      <text:p text:style-name="P6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576">всегда</text:span> была или в официальном серо-голубом жакете для приёмов, либо же в своих привычных <text:span text:style-name="T576">механистических</text:span> доспехах - Хмурая Метёлка не любительница нарядов, <text:span text:style-name="T576">это </text:span>факт. Но сейчас на ней <text:span text:style-name="T576">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69"/>
      <text:p text:style-name="P6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6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6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6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69"/>
      <text:p text:style-name="P6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69"/>
      <text:p text:style-name="P69">Тени в уголке сетчатки согласно кивают этому утверждению.</text:p>
      <text:p text:style-name="P69"/>
      <text:p text:style-name="P69"><text:soft-page-break/>…</text:p>
      <text:p text:style-name="P69"/>
      <text:p text:style-name="P282"><text:span text:style-name="Default_20_Paragraph_20_Font"><text:span text:style-name="T25">«</text:span></text:span><text:span text:style-name="Default_20_Paragraph_20_Font"><text:span text:style-name="T27">…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282"><text:span text:style-name="Default_20_Paragraph_20_Font"><text:span text:style-name="T27">Твоя Сел. </text:span></text:span><text:span text:style-name="Default_20_Paragraph_20_Font"><text:span text:style-name="T25">»</text:span></text:span></text:p>
      <text:p text:style-name="P69"/>
      <text:p text:style-name="P6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69"/>
      <text:p text:style-name="P69">До сего дня.</text:p>
      <text:p text:style-name="P69"/>
      <text:p text:style-name="P6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576">ую</text:span> пограничн<text:span text:style-name="T576">ую</text:span> <text:span text:style-name="T576">стычку</text:span>? Или он<text:span text:style-name="T576">а</text:span> не так<text:span text:style-name="T576">ая</text:span> мелк<text:span text:style-name="T576">ая</text:span>, как написала Сел? Но тогда почему она скрыла это от меня? И почему она скрывает своё отбытие от всех остальных?</text:p>
      <text:p text:style-name="P69"/>
      <text:p text:style-name="P69">Хрень какая-то.</text:p>
      <text:p text:style-name="P69"/>
      <text:p text:style-name="P69">Четвёрка бэтпони <text:span text:style-name="T576">с</text:span> паланкин<text:span text:style-name="T576">ом</text:span> терпеливо ожидает, пока я спущусь из дневной половины замка.</text:p>
      <text:p text:style-name="P69"/>
      <text:p text:style-name="P6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69">- Эмм… Моя мечта? - бэтпони непонимающе смотрит на меня.</text:p>
      <text:p text:style-name="P69">- Ну, ты же хотел увидеть Селестию и Луну вместе, ты ведь сам говорил?</text:p>
      <text:p text:style-name="P6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69"/>
      <text:p text:style-name="P69">Речь бэтпони оборвалась бессвязным шипением и клокотанием.</text:p>
      <text:p text:style-name="P69"/>
      <text:p text:style-name="P69">- Кха-кха-кха. Извините, мой принц, подавился. Должно быть, муха в горло залетела.</text:p>
      <text:p text:style-name="P69"><text:soft-page-break/></text:p>
      <text:p text:style-name="P69">Тандерстрайк, старась не пересекаться со мною взглядом, учтиво раздвигает занавески паланкина.</text:p>
      <text:p text:style-name="P69"/>
      <text:p text:style-name="P69">Что-то тут не так.</text:p>
      <text:p text:style-name="P69"/>
      <text:p text:style-name="P69">…</text:p>
      <text:p text:style-name="P69"/>
      <text:p text:style-name="P6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577">яя</text:span> Брогама в мошенничестве.</text:p>
      <text:p text:style-name="P69"/>
      <text:p text:style-name="P12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23">недовольство.</text:p>
      <text:p text:style-name="P123"/>
      <text:p text:style-name="P6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69"/>
      <text:p text:style-name="P6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69"/>
      <text:p text:style-name="P6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69"/>
      <text:p text:style-name="P69">- СТОЙТЕ!!!</text:p>
      <text:p text:style-name="P69"/>
      <text:p text:style-name="P6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69"/>
      <text:p text:style-name="P6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69"/>
      <text:p text:style-name="P69"><text:soft-page-break/>-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69"/>
      <text:p text:style-name="P6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69"/>
      <text:p text:style-name="P69">- … возрадуйтесь <text:span text:style-name="T577">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577">Д</text:span>иархии, Непобедимое Солнце, Страж Эверфри, принцессой Селестией! ДА БУДЕТ ТАК!!!</text:p>
      <text:p text:style-name="P69"/>
      <text:p text:style-name="P6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69"/>
      <text:p text:style-name="P69">- В честь объединения Мы объявляем сегодня вечером бал Дневного и Ночного домов в Малом зале дворца! Приглашаются все!</text:p>
      <text:p text:style-name="P69"/>
      <text:p text:style-name="P6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69"><text:s/></text:p>
      <text:p text:style-name="P69">- Как тебе <text:span text:style-name="T577">Наш</text:span> выход, Хуман? - отвлекает меня от созерцания всеобщего единения знакомый голос.</text:p>
      <text:p text:style-name="P69"/>
      <text:p text:style-name="P6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69"/>
      <text:p text:style-name="P69">- Не ожидал? - смеётся Луна. - Да, Мы тоже умеем быть красивыми, хоть и не злоупотребляем этим, в отличие от сестры.</text:p>
      <text:p text:style-name="P69">- Не то, чтобы ты была некрасивой без этого, - обретаю я дар речи. - Но, не скрою, сейчас ты просто офигительна!</text:p>
      <text:p text:style-name="P69">- А что по Нашему выступлению? Оно понравилось тебе, Хуман?</text:p>
      <text:p text:style-name="P69"><text:soft-page-break/>- Это было грандиозно. Ты умеешь заводить толпу. Жаль, Селестии не было. С ней<text:tab/> эффект удвоился бы.</text:p>
      <text:p text:style-name="P69"/>
      <text:p text:style-name="P6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69"/>
      <text:p text:style-name="P69">- Увы, сестра срочно отбыла к минотаврам. Нам пришлось импровизировать в одиночку, - кивает Луна.</text:p>
      <text:p text:style-name="P69">- Эй, откуда ты знаешь? Сел никому не говорила о своём отъезде, - вспоминаю содержимое записки я.</text:p>
      <text:p text:style-name="P69"/>
      <text:p text:style-name="P69">Луна на миг отстраняется. Мне кажется, или досада мелькает в её взгляде?</text:p>
      <text:p text:style-name="P69"/>
      <text:p text:style-name="P69">- Эмм, нет, она оставила Нам записку перед отбытием.</text:p>
      <text:p text:style-name="P6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69"/>
      <text:p text:style-name="P69">Досада теперь уже явно проступает на лице аликорницы. Закатив глаза, она вздыхает.</text:p>
      <text:p text:style-name="P69"/>
      <text:p text:style-name="P6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6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6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69"/>
      <text:p text:style-name="P69">Ощущение прижавшейся ко мне принцессы вызывает необычное ощущение. Я с удивлением понимаю, что Луна заигрывает со мной. Очень неумело, но <text:span text:style-name="T577">крайне </text:span>настойчиво. И с некоторым любопытством отмечаю, что мне интересны границы, до которых зайдут её ухаживания. И , главное, причины.</text:p>
      <text:p text:style-name="P69"/>
      <text:p text:style-name="P69">- Ну что ж… Не вижу ничего плохого в том, чтобы посодействовать объединению пони… Но завтра утром мы выезжаем — обещаешь?</text:p>
      <text:p text:style-name="P69">- Договорились!</text:p>
      <text:p text:style-name="P69"/>
      <text:p text:style-name="P69"><text:soft-page-break/>Я делаю вид, что не замечаю томный взгляд Луны.</text:p>
      <text:p text:style-name="P69"/>
      <text:p text:style-name="P69">…</text:p>
      <text:p text:style-name="P69"/>
      <text:p text:style-name="P6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69"/>
      <text:p text:style-name="P69">- Нельзя ли пустить что-нибудь повеселее? - обращаюсь я к Луне. - Не на похоронах же стоим?</text:p>
      <text:p text:style-name="P6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69"/>
      <text:p text:style-name="P6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69"/>
      <text:p text:style-name="P69">- Наше почтение, сэр Хойти Найти. Как здоровье вашей кошечки?</text:p>
      <text:p text:style-name="P69">…</text:p>
      <text:p text:style-name="P69">- Приветствую, миледи Рэра. Всё так же нет отбоя от поклонников?</text:p>
      <text:p text:style-name="P69">…</text:p>
      <text:p text:style-name="P69">- Счастлив вас видеть, барон Фэнси! Поздравляю с победой мастера Брогама на гонках.</text:p>
      <text:p text:style-name="P69">…</text:p>
      <text:p text:style-name="P69">- Ш-ш-шарманка б-будет?</text:p>
      <text:p text:style-name="P69"/>
      <text:p text:style-name="P6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69"/>
      <text:p text:style-name="P69">-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69"/>
      <text:p text:style-name="P69">«Или в послепослеследующем, а ты, если повезёт, сопьёшься до того времени» - мысленно добавляю я.</text:p>
      <text:p text:style-name="P69"/>
      <text:p text:style-name="P69">- Г-где ш-ш-шарманка? Ик…</text:p>
      <text:p text:style-name="P69"><text:soft-page-break/>- Выступление Айрон Скрэтч планируется после второй перемены блюд. Сэр Хавтикорн, сэр Нобласc, отведите герцога Блюблада в сад дабы <text:span text:style-name="T577">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69">- Ась? - тупо вертит головой герцог. - Сад? Ш-шарманка в саду? Ик…</text:p>
      <text:p text:style-name="P69"/>
      <text:p text:style-name="P69">Увлекаемый своими товарищами, единорог скрывается в толпе.</text:p>
      <text:p text:style-name="P69">…</text:p>
      <text:p text:style-name="P69">Я уже пошатываюсь от усталости, когда чувствую опору в виде бока Луны.</text:p>
      <text:p text:style-name="P69"/>
      <text:p text:style-name="P69">- Терпение, Наш стойкий Хуман, ещё полчаса и церемония приветствия будет окончена, - шепчет тёмная аликорница. - Тогда мы сможем передохнуть.</text:p>
      <text:p text:style-name="P69"/>
      <text:p text:style-name="P6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69"/>
      <text:p text:style-name="P69">Принцесса ночи не врёт — через полчаса она даёт распоряжение сенешалю <text:s/>о начале банкета, <text:s/>и мягко увлекает <text:span text:style-name="T578">меня </text:span>за собой. Мы уединяемся за угловым столиком на террасе.</text:p>
      <text:p text:style-name="P69"/>
      <text:p text:style-name="P69">- <text:span text:style-name="T578">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6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69"/>
      <text:p text:style-name="P69">Луна подзывает официанта и шепчет ей заказ на ухо. Затем поворачивается ко мне.</text:p>
      <text:p text:style-name="P69"/>
      <text:p text:style-name="P69">- Увы, даже присутствие сестры не избавило бы Нас от <text:span text:style-name="T578">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69">- Так обзавелась бы, гм, своей половинкой, - и всех делов-то! Было бы кому и тебя подменить, - легкомысленно отмахиваюсь я, наблюдая за садом.</text:p>
      <text:p text:style-name="P69"/>
      <text:p text:style-name="P6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69"/>
      <text:p text:style-name="P69"><text:soft-page-break/>-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69"/>
      <text:p text:style-name="P69">Официант приносит заказ Луны. Перед нами возникают бокалы с рубиновой жидкостью и блюдца с крекерами в форме сердечек.</text:p>
      <text:p text:style-name="P69"/>
      <text:p text:style-name="P69">- Это, конечно, не «Пурпурная утеха», но тоже очень хорошее вино из Наших личных подвалов. Выпьем за объединение, Хуман!</text:p>
      <text:p text:style-name="P69"/>
      <text:p text:style-name="P69">Я чокаюсь с принцессой. Краски вечера смягчаются, а взгляд немного расфокусируется. Луна с улыбкой <text:s/>подносит мне печенюшку.</text:p>
      <text:p text:style-name="P69"/>
      <text:p text:style-name="P69">- Съешь, Хуман. Это вино принято заедать крекерами.</text:p>
      <text:p text:style-name="P69"/>
      <text:p text:style-name="P69">Луна наблюдает, как я жую печенье и неожиданно хихикает.</text:p>
      <text:p text:style-name="P69"/>
      <text:p text:style-name="P69">- А теперь предложи Нам крекер, пожалуйста.</text:p>
      <text:p text:style-name="P69"/>
      <text:p text:style-name="P6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69"/>
      <text:p text:style-name="P69">- Держи.</text:p>
      <text:p text:style-name="P69"/>
      <text:p text:style-name="P69">Принцесса кормится с руки, хихикая и заливаясь краской.</text:p>
      <text:p text:style-name="P69"/>
      <text:p text:style-name="P69">- Очень вкусно. Спасибо, Хуман.</text:p>
      <text:p text:style-name="P69"/>
      <text:p text:style-name="P124">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24">Ну ладно, у принцесс свои причуды.</text:p>
      <text:p text:style-name="P69"/>
      <text:p text:style-name="P69"><text:soft-page-break/><text:span text:style-name="T578">У</text:span> сцен<text:span text:style-name="T578">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69"/>
      <text:p text:style-name="P124">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578">к</text:span>ой с лилиями на крупе.</text:p>
      <text:p text:style-name="P124">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24"/>
      <text:p text:style-name="P69">- У неё не будет <text:span text:style-name="T578">потом </text:span>проблем с герцогом? - указываю я на пони в очках.</text:p>
      <text:p text:style-name="P6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69"/>
      <text:p text:style-name="P6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69"/>
      <text:p text:style-name="P6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69"/>
      <text:p text:style-name="P6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69"/>
      <text:p text:style-name="P6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69"/>
      <text:p text:style-name="P69">-Хуман? - выводит меня из созерцания голос Луны.</text:p>
      <text:p text:style-name="P69"/>
      <text:p text:style-name="P69">Аликорница протягивает мне крыло.</text:p>
      <text:p text:style-name="P69"><text:soft-page-break/></text:p>
      <text:p text:style-name="P69">- Потанцуем?</text:p>
      <text:p text:style-name="P69"/>
      <text:p text:style-name="P69">Я качаю головой.</text:p>
      <text:p text:style-name="P69"/>
      <text:p text:style-name="P69">- Не могу. <text:span text:style-name="T578">Не умею.</text:span> Сел, правда, как-то раз вытащила меня на бал, но там был медленный менуэт, и я две недели до него разучивал па. <text:span text:style-name="T578">А п</text:span>од эту музыку я танцевать <text:span text:style-name="T578">совсем </text:span>не умею. Да и пьян уже для танцев. Ещё немного — и составлю конкуренцию Блюбладу.</text:p>
      <text:p text:style-name="P69"/>
      <text:p text:style-name="P6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69"/>
      <text:p text:style-name="P69">- Я отдавлю тебе все ноги! Я тебя опозорю! Прекрати! - я пытаюсь вырваться из мягкого плена.</text:p>
      <text:p text:style-name="P6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69"/>
      <text:p text:style-name="P6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69"/>
      <text:p text:style-name="P6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69"/>
      <text:p text:style-name="P69">- Идём, Хуман.</text:p>
      <text:p text:style-name="P69"/>
      <text:p text:style-name="P69">Луна увлекает за собой куда-то в глубину сада. Огни танцплощадки и шум бала остаются позади.</text:p>
      <text:p text:style-name="P69"/>
      <text:p text:style-name="P69">- Куда? - <text:s/>я иду за ней на спотыкающихся ногах.</text:p>
      <text:p text:style-name="P6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69">- Что? - мой слабый голос растворяется в темноте.</text:p>
      <text:p text:style-name="P69"><text:soft-page-break/>- Ты.</text:p>
      <text:p text:style-name="P69"/>
      <text:p text:style-name="P69">Тёмная громада башни Луны высится перед нами. Мы входим внутрь и поднимаемся по винтовой лестнице.</text:p>
      <text:p text:style-name="P69"/>
      <text:p text:style-name="P6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69"/>
      <text:p text:style-name="P69">Мы стоим перед дверями в покои Луны. До меня начинает доходить, что затеяла синяя аликорница.</text:p>
      <text:p text:style-name="P69"/>
      <text:p text:style-name="P69">- Послушай, Луна…</text:p>
      <text:p text:style-name="P69">- Нет, пожалуйста, молчи! - крыло принцессы закрывает мне рот.</text:p>
      <text:p text:style-name="P69"/>
      <text:p text:style-name="P69">Она открывает дверь.</text:p>
      <text:p text:style-name="P69"/>
      <text:p text:style-name="P69">- Нам… не отталкивай Нас, пожалуйста! - в тоне Луны слышатся молящие нотки.</text:p>
      <text:p text:style-name="P69"/>
      <text:p text:style-name="P69">Она мягко подталкивает меня внутрь.</text:p>
      <text:p text:style-name="P69"/>
      <text:p text:style-name="P69">- Я не могу! Ты хочешь невозможного! У меня есть Селестия! Я не предам её!</text:p>
      <text:p text:style-name="P69"/>
      <text:p text:style-name="P69">Звон в голове усиливается. Стены башни качаются и мне приходится упереться в ближайшую, чтобы не упасть.</text:p>
      <text:p text:style-name="P69"/>
      <text:p text:style-name="P6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69">- То есть, ты… Хочешь войти в мой… в наш табун?</text:p>
      <text:p text:style-name="P69">- Мы всегда этого хотели. Ты не замечал Нас.</text:p>
      <text:p text:style-name="P69"/>
      <text:p text:style-name="P69">Голова кружится от выпитого вина и открывшейся перспективы.</text:p>
      <text:p text:style-name="P69"><text:soft-page-break/></text:p>
      <text:p text:style-name="P69">- Я… не знаю. Мне надо подумать. Желательно, на трезвую голову.</text:p>
      <text:p text:style-name="P69">- Хуман, пожалуйста! Если ты хочешь объединения домов, это самый лучший и надёжный вариант!</text:p>
      <text:p text:style-name="P69">- Мне… нужно посоветоваться с Сел. Не <text:span text:style-name="T579">уверен</text:span>, что ей это понравится…</text:p>
      <text:p text:style-name="P71">- Поверь, она будет только рада! Мы не собираемся подвигать её с <text:span text:style-name="T579">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69"/>
      <text:p text:style-name="P6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6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69"/>
      <text:p text:style-name="P69">- Входи, Хуман, - шепчет Луна.</text:p>
      <text:p text:style-name="P69"/>
      <text:p text:style-name="P69">Она подходит к панорамному окну и одёргивает шторы. Звёзды и луна <text:s/>освещают комнату тусклым серебряным светом.</text:p>
      <text:p text:style-name="P69"/>
      <text:p text:style-name="P69">Я делаю шаг. Потом другой. Пол шатается под ногами, но я каким-то чудом стою.</text:p>
      <text:p text:style-name="P69"/>
      <text:p text:style-name="P69">Аликорница оборачивается и тихо смеётся.</text:p>
      <text:p text:style-name="P69"/>
      <text:p text:style-name="P69">- Разве ты оставляешь двери в покои Селестии открытыми? Не думаю, что Нашей сестре нравится публичность такого рода.</text:p>
      <text:p text:style-name="P69"/>
      <text:p text:style-name="P69">Я затворяю за собой дверь. Обернувшись, я обнаруживаю Луну лежащей на постели крупом ко мне.</text:p>
      <text:p text:style-name="P69"/>
      <text:p text:style-name="P69">- Иди… ко мне… Хуман…</text:p>
      <text:p text:style-name="P69"/>
      <text:p text:style-name="P6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69"/>
      <text:p text:style-name="P69"><text:soft-page-break/>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69"/>
      <text:p text:style-name="P6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69"/>
      <text:p text:style-name="P69">- Иди к… ко мне…</text:p>
      <text:p text:style-name="P69"/>
      <text:p text:style-name="P125">С глубоким вздохом она опускается на меня до упора. Я чувствую себя в ней. Наверное, это неправильно, но у меня нет сил сопротивляться.</text:p>
      <text:p text:style-name="P125">Луна начинает двигаться. Её неловкие движения не приводят к успеху — я выскальзываю из неё.</text:p>
      <text:p text:style-name="P125"/>
      <text:p text:style-name="P69">- Не так, - мягко возражаю я ей. - Так я практически не достаю до тебя. Из-за некоторых особенностей <text:span text:style-name="T579">в</text:span>ашей анатомии. Когда ты приподнимаешься, я выхожу из тебя полностью.</text:p>
      <text:p text:style-name="P69">- Особенности анатомии не мешают тебе так спариваться с сестрой! - обижается Луна.</text:p>
      <text:p text:style-name="P69">- Откуда ты знаешь, как я… спариваюсь с Сел? - удивляюсь я.</text:p>
      <text:p text:style-name="P6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69">- Ты хочешь сказать, ты регулярно подглядываешь мои сны? - теперь краска заливает уже меня.</text:p>
      <text:p text:style-name="P69"/>
      <text:p text:style-name="P69">Луна молча сопит, не поворачиваясь ко мне лицом.</text:p>
      <text:p text:style-name="P69"/>
      <text:p text:style-name="P69">Оседлавшая меня принцесса ночи, залившаяся краской от стыда — то ещё зрелище. Фейспалм громко хлопается в моё лицо.</text:p>
      <text:p text:style-name="P69"/>
      <text:p text:style-name="P6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69"/>
      <text:p text:style-name="P69">Я выскальзываю из под аликорницы и валю её спиной на постель.</text:p>
      <text:p text:style-name="P69">- Что ты делаешь?!! Хуман, ЧТО…</text:p>
      <text:p text:style-name="P69"/>
      <text:p text:style-name="P69">Она замолкает, когда я накрываю её собой. <text:span text:style-name="T579">Мой низ прижимается к её животу, мои локти упираются ей в грудь.</text:span> Глаза <text:span text:style-name="T579">Луны</text:span> становятся круглыми, её задние ноги широко раздвигаются, а передние скрещиваются надо мной. Её соски ритмично щекочут мой живот.</text:p>
      <text:p text:style-name="P69"/>
      <text:p text:style-name="P69"><text:soft-page-break/>- Так лучше, не правда ли?</text:p>
      <text:p text:style-name="P69">- Д-да… - тяжело дышит Луна, - продолжай… пожалуйста…</text:p>
      <text:p text:style-name="P69"/>
      <text:p text:style-name="P69">Я продолжаю.</text:p>
      <text:p text:style-name="P69"/>
      <text:p text:style-name="P6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69"/>
      <text:p text:style-name="P69">И всё же… Как к этому отнесётся Сел?</text:p>
      <text:p text:style-name="P69"/>
      <text:p text:style-name="P6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69"/>
      <text:p text:style-name="P69">- Х-Х-ХУ-У-У-МА-А-АН!!!</text:p>
      <text:p text:style-name="P69"/>
      <text:p text:style-name="P69">Моя верхняя часть тела прижимается к аликорнице стальным захватом её ног. Нижнюю часть обволакивает магия и начинает толкать её <text:span text:style-name="T580">туда-сюда </text:span>в каком-то диком темпе отбойного молотка.</text:p>
      <text:p text:style-name="P69"/>
      <text:p text:style-name="P69">- Прекрати-и-и… - через силу выдавливаю из себя. - Ты мне рёбра сломаешь. И таз…</text:p>
      <text:p text:style-name="P69">- ЭТО… НЕВЕРОЯТНО… Почему Мы… Я… раньше этого не знали?!!</text:p>
      <text:p text:style-name="P69">- Ты хочешь сказать, у тебя это — первый раз? - мой писк едва слышен среди стонов принцессы ночи.</text:p>
      <text:p text:style-name="P69"/>
      <text:p text:style-name="P6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69"/>
      <text:p text:style-name="P69">Со страдальческим кряхтеньем я поднимаюсь. Аликорница лежит неподвижно, разметав крылья по постели и неприлично раскинув ноги <text:span text:style-name="T580">в стороны</text:span>.</text:p>
      <text:p text:style-name="P69"/>
      <text:p text:style-name="P69">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69"/>
      <text:p text:style-name="P69">- Будь так добр, Хуман, налей и Нам, - Луна, наконец, закатывает обратно глаза и прячет вываленный язык в рот.</text:p>
      <text:p text:style-name="P69"><text:soft-page-break/>- Опять «Нам»? - язвительно замечаю я.</text:p>
      <text:p text:style-name="P69">- Будь снисходителен! Мы… Я разговаривала на преторианском слэнге сем<text:span text:style-name="T580">ь</text:span>сот лет — а ты хочешь, чтобы Мы забыли его за пять минут.</text:p>
      <text:p text:style-name="P69"/>
      <text:p text:style-name="P69">Аликорница переворачивается на живот и резким кивком сбрасывает проколотую подушку с рога.</text:p>
      <text:p text:style-name="P69"/>
      <text:p text:style-name="P69">- Со стороны сестры было жестоко утаивать от Нас это блаженство!</text:p>
      <text:p text:style-name="P69">- Никто ничего от тебя не утаивал, - я подаю ей бокал. - Ты сама сторонилась нас все эти столетия. И от остальных пони, кстати, тоже.</text:p>
      <text:p text:style-name="P69">- Мы не знали! Никто не желал отвечать на Наши знаки внимания!</text:p>
      <text:p text:style-name="P69">- Оно и не удивительно, если ты в быту ведёшь себя так же, как в постели. - Я потираю ноющий таз. - Знал бы — одел бы доспехи.</text:p>
      <text:p text:style-name="P6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69">-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69">- Это неважно, это всё равно было… Бесподобно!.. Хуман!</text:p>
      <text:p text:style-name="P69">- А?</text:p>
      <text:p text:style-name="P69">- Не уходи… Побудь с… со мной…</text:p>
      <text:p text:style-name="P69"/>
      <text:p text:style-name="P6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69"/>
      <text:p text:style-name="P69">- Хуман.</text:p>
      <text:p text:style-name="P69">- Да?</text:p>
      <text:p text:style-name="P69">- Ты сделал счастливой Нас… меня в эту ночь. Я хочу <text:span text:style-name="T580">сделать тебе подарок</text:span>. Идём.</text:p>
      <text:p text:style-name="P69"/>
      <text:p text:style-name="P69">Аликорница встаёт с кровати и выходит на балкон.</text:p>
      <text:p text:style-name="P69"/>
      <text:p text:style-name="P69">Тёплый осенний ветерок овевает нас на площадке. Звезды соткали призрачную дорогу на небе, приглашая нас в путь. Аликорница ложится на пол.</text:p>
      <text:p text:style-name="P69"/>
      <text:p text:style-name="P69">- Залазь Нам на спину, Хуман. Мы проведём тебя по заповедным местам Наших воспоминаний.</text:p>
      <text:p text:style-name="P69">- Только, умоляю, не так быстро, как в прошлый раз! Если, конечно, не хочешь быть обблёванной или ещё что похуже.</text:p>
      <text:p text:style-name="P69"><text:soft-page-break/></text:p>
      <text:p text:style-name="P69">Луна тихо смеётся.</text:p>
      <text:p text:style-name="P69"/>
      <text:p text:style-name="P69">- Обожаем твоё чувство юмора. Не бойся, Мы будем осторожны.</text:p>
      <text:p text:style-name="P69"/>
      <text:p text:style-name="P6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69"/>
      <text:p text:style-name="P69">Мы выпадаем в день.</text:p>
      <text:p text:style-name="P69"/>
      <text:p text:style-name="P6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69"/>
      <text:p text:style-name="P69">Луна присаживается под сенью старой ивы. Молча прижав мои ноги к своим бокам крыльями, она пресекает мою попытку сойти на землю.</text:p>
      <text:p text:style-name="P69"/>
      <text:p text:style-name="P69">- Не отвлекай <text:span text:style-name="T581">Нас</text:span>, - еле слышу я её шёпот. - Ткань воспоминаний легко порвать. <text:span text:style-name="T581">Мы</text:span> уже почти не помн<text:span text:style-name="T581">им</text:span> эти события.</text:p>
      <text:p text:style-name="P69"/>
      <text:p text:style-name="P6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69"/>
      <text:p text:style-name="P69">-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69"/>
      <text:p text:style-name="P69">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69"/>
      <text:p text:style-name="P69">Очертания и младшей, и старшей кобылок видятся размытыми, как будто сквозь очень толстое стекло.</text:p>
      <text:p text:style-name="P69"><text:soft-page-break/></text:p>
      <text:p text:style-name="P69">- Никто не смеет грабить хранителя сокровищ Чёрного замка! Ты поплатишься за воровство!</text:p>
      <text:p text:style-name="P69"/>
      <text:p text:style-name="P69">Светлая планирует с башни на улепётывающую по мосту тёмную и они кубарем катятся по замшелым камням.</text:p>
      <text:p text:style-name="P69"/>
      <text:p text:style-name="P69">- Тебе не отнять медальон силы у командола Бвейвхалта! Я возьму тебя в плен и убегу!</text:p>
      <text:p text:style-name="P69"/>
      <text:p text:style-name="P69">Младшая подн<text:span text:style-name="T580">имает</text:span>с<text:span text:style-name="T580">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580">шеи </text:span>младшей.</text:p>
      <text:p text:style-name="P69"/>
      <text:p text:style-name="P69">- Отдай! Это моё! Я его честно уклала!</text:p>
      <text:p text:style-name="P69"/>
      <text:p text:style-name="P69">Младшая пытается отобрать обруч наскоком, но старшая сдёргивает палку с её рога и выбрасывает в озеро.</text:p>
      <text:p text:style-name="P69"/>
      <text:p text:style-name="P69">- Командор Брейвхарт, сдавайся! Я победила!</text:p>
      <text:p text:style-name="P69">- А сто мне за это будет?</text:p>
      <text:p text:style-name="P69">- Эмм… Печеньки?</text:p>
      <text:p text:style-name="P69">- Холосо, годится. А мы будем потом воевать с виндиго?</text:p>
      <text:p text:style-name="P69"/>
      <text:p text:style-name="P69">Над горным хребтом появляются несколько точек. Они быстро планируют вниз вдоль склона и вырастают в четвёрку аликорнов.</text:p>
      <text:p text:style-name="P69"/>
      <text:p text:style-name="P69">- Ваши Высочества! Срочно собирайтесь! Ваши родители послали нас за вами. В окрестностях замечен патруль виндиго!</text:p>
      <text:p text:style-name="P69"/>
      <text:p text:style-name="P6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69"/>
      <text:p text:style-name="P69">- Отлисьно! Мы победим их медальоном силы! Вступайте под знамя командола Бвейвхалта!</text:p>
      <text:p text:style-name="P69">- Это не игра, Лулу, - старшая кобылка одёргивает младшую. - Одевай летучки и погнали.</text:p>
      <text:p text:style-name="P69">- А ты поделисся печеньками?</text:p>
      <text:p text:style-name="P69">- Конечно! Я же обещала!</text:p>
      <text:p text:style-name="P69"><text:soft-page-break/></text:p>
      <text:p text:style-name="P69">…</text:p>
      <text:p text:style-name="P69"/>
      <text:p text:style-name="P69">Луна выходит на опустевший берег.</text:p>
      <text:p text:style-name="P69"/>
      <text:p text:style-name="P6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69"/>
      <text:p text:style-name="P69">- Война началась за пять лет до Нашего рождения, - шепчет Луна. - Моя сестра была последним довоенным жеребёнком аликорнов. А <text:span text:style-name="T581">Мы</text:span> - первым, родившимся во время войны. <text:span text:style-name="T581">Мы</text:span> никогда не знал<text:span text:style-name="T581">и</text:span> мирного времени. Только на новой родине, в Эквестрии, <text:span text:style-name="T581">Мы</text:span> узнал<text:span text:style-name="T581">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581">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69"/>
      <text:p text:style-name="P69">Луна начинает разбег по кромке берега.</text:p>
      <text:p text:style-name="P69"/>
      <text:p text:style-name="P69">- Последующие воспоминания будут намного чётче, Хуман.</text:p>
      <text:p text:style-name="P69"/>
      <text:p text:style-name="P6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69"/>
      <text:p text:style-name="P69">Стены выше самых высоких башен окружают город непробиваемой скорлупой. Кажется, будто город расположен в жерле вулкана.</text:p>
      <text:p text:style-name="P69"/>
      <text:p text:style-name="P69">- Ундариен, - торжественность звучит в голосе аликорницы. - Столица Орунгуна. Город, в котором прошла <text:span text:style-name="T581">Наша</text:span> юность. Казармы кадетского корпуса преторианской гвардии, тренировочный плац и сержанты учебки заменили <text:span text:style-name="T581">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69"/>
      <text:p text:style-name="P6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text:soft-page-break/>морской звездой. Из города и в город по высотным дорогам двигаются приземистые механизмы, напоминающие черепах на паучьих лапах.</text:p>
      <text:p text:style-name="P69"/>
      <text:p text:style-name="P282"><text:span text:style-name="Default_20_Paragraph_20_Font"><text:span text:style-name="T25">- Стены и небесные дороги мы выстроили через </text:span></text:span><text:span text:style-name="Default_20_Paragraph_20_Font"><text:span text:style-name="T74">десять</text:span></text:span><text:span text:style-name="Default_20_Paragraph_20_Font"><text:span text:style-name="T25">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128">Хотя д</text:span></text:span><text:span text:style-name="Default_20_Paragraph_20_Font"><text:span text:style-name="T25">ля набора высоты нам </text:span></text:span><text:span text:style-name="Default_20_Paragraph_20_Font"><text:span text:style-name="T128">и </text:span></text:span><text:span text:style-name="Default_20_Paragraph_20_Font"><text:span text:style-name="T25">нужны экстендеры, самые сильные аликорны могут подниматься </text:span></text:span><text:span text:style-name="Default_20_Paragraph_20_Font"><text:span text:style-name="T128">даже без них</text:span></text:span><text:span text:style-name="Default_20_Paragraph_20_Font"><text:span text:style-name="T25">. </text:span></text:span><text:span text:style-name="Default_20_Paragraph_20_Font"><text:span text:style-name="T128">А д</text:span></text:span><text:span text:style-name="Default_20_Paragraph_20_Font"><text:span text:style-name="T25">ля планирования нам не нужно ничего. </text:span></text:span><text:span text:style-name="Default_20_Paragraph_20_Font"><text:span text:style-name="T128">Виндиго же могут только подпрыгивать. </text:span></text:span><text:span text:style-name="Default_20_Paragraph_20_Font"><text:span text:style-name="T25">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4">двести</text:span></text:span><text:span text:style-name="Default_20_Paragraph_20_Font"><text:span text:style-name="T25">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69"/>
      <text:p text:style-name="P6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69"/>
      <text:p text:style-name="P69">- Если всмотришься, Хуман, на плацу, в <text:span text:style-name="T581">строю</text:span> обороняющихся заметишь худую тёмно-синюю курсантку в латах на два размера больше, чем надо, - фыркает Луна. - Вон, <text:span text:style-name="T581">она </text:span>как раз обронила гасту. Нам <text:span text:style-name="T581">так </text:span>тяжело давалась учёба вдали от дома и сестры! Нас родители даже называли «хвостиком Селестии».</text:p>
      <text:p text:style-name="P69"/>
      <text:p text:style-name="P69">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69"/>
      <text:p text:style-name="P69">Луна снова набирает высоту.</text:p>
      <text:p text:style-name="P69"/>
      <text:p text:style-name="P69">-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581">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69">Пока не появились они.</text:p>
      <text:p text:style-name="P282"><text:soft-page-break/><text:span text:style-name="Default_20_Paragraph_20_Font"><text:span text:style-name="T25">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74">десят</text:span></text:span><text:span text:style-name="Default_20_Paragraph_20_Font"><text:span text:style-name="T81">ок</text:span></text:span><text:span text:style-name="Default_20_Paragraph_20_Font"><text:span text:style-name="T74"> </text:span></text:span><text:span text:style-name="Default_20_Paragraph_20_Font"><text:span text:style-name="T25">лет началось вторжение.</text:span></text:span></text:p>
      <text:p text:style-name="P69">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69"/>
      <text:p text:style-name="P69">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69"/>
      <text:p text:style-name="P282"><text:span text:style-name="Default_20_Paragraph_20_Font"><text:span text:style-name="T25">- </text:span></text:span><text:span text:style-name="Default_20_Paragraph_20_Font"><text:span text:style-name="T74">Двести лет</text:span></text:span><text:span text:style-name="Default_20_Paragraph_20_Font"><text:span text:style-name="T25">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129">с</text:span></text:span><text:span text:style-name="Default_20_Paragraph_20_Font"><text:span text:style-name="T25">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129">и было в состоянии стирать континенты</text:span></text:span><text:span text:style-name="Default_20_Paragraph_20_Font"><text:span text:style-name="T25">.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69"/>
      <text:p text:style-name="P282"><text:span text:style-name="Default_20_Paragraph_20_Font"><text:span text:style-name="T25">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74">Через открытый люк на вершине влетают и вылетают аликорны.</text:span></text:span></text:p>
      <text:p text:style-name="P69"/>
      <text:p text:style-name="P282"><text:span text:style-name="Default_20_Paragraph_20_Font"><text:span text:style-name="T25">- Последнее Прибежище. После разрушения городских стен, население Ундариена ушло под </text:span></text:span><text:span text:style-name="Default_20_Paragraph_20_Font"><text:span text:style-name="T129">центральный </text:span></text:span><text:span text:style-name="Default_20_Paragraph_20_Font"><text:span text:style-name="T25">купол. Фабрики Прибежища продолжали производить </text:span></text:span><text:span text:style-name="Default_20_Paragraph_20_Font"><text:span text:style-name="T74">боевые машины </text:span></text:span><text:span text:style-name="Default_20_Paragraph_20_Font"><text:span text:style-name="T25">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129">куполом</text:span></text:span><text:span text:style-name="Default_20_Paragraph_20_Font"><text:span text:style-name="T25">. Было выпущено несколько моделей подземных мехадоспехов и боевых </text:span></text:span><text:span text:style-name="Default_20_Paragraph_20_Font"><text:span text:style-name="T74">механических кротов</text:span></text:span><text:span text:style-name="Default_20_Paragraph_20_Font"><text:span text:style-name="T25">. Аликорны, дети воздуха, превратились в земляных червей!</text:span></text:span></text:p>
      <text:p text:style-name="P69"/>
      <text:p text:style-name="P69"><text:soft-page-break/>Луна горько смеётся.</text:p>
      <text:p text:style-name="P69"/>
      <text:p text:style-name="P6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69"/>
      <text:p text:style-name="P69"/>
      <text:p text:style-name="P69">-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582">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582">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6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69">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6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69"/>
      <text:p text:style-name="P69">- А почему вы не активировали Элементы сами? - спрашиваю я. - Шут с ним, с «Громовержцем», устроили бы веселуху чуть поменьше.</text:p>
      <text:p text:style-name="P69">-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69"/>
      <text:p text:style-name="P69">Луна тяжело дышит.</text:p>
      <text:p text:style-name="P69"/>
      <text:p text:style-name="P6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583">Н</text:span>ас в воспоминаниях и Мы никак не можем избавится от них. Извини, Хуман, что Мы вывалили на тебя груз Наших тревог и печалей.</text:p>
      <text:p text:style-name="P69"/>
      <text:p text:style-name="P69"><text:soft-page-break/>- Это ты извини, - почему-то оправдываюсь я. - Я видел, во что превратился Андориан. Орунгун правда захвачен. Полностью. Там некого освобождать.</text:p>
      <text:p text:style-name="P69"/>
      <text:p text:style-name="P69">Луна, не оборачиваясь, кивает. Её всю пробирает крупная дрожь. Мы продолжаем парить над замком, не снижаясь и не набирая высоту.</text:p>
      <text:p text:style-name="P69"/>
      <text:p text:style-name="P69">«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69"/>
      <text:p text:style-name="P69">Как бы в унисон моему внутреннему диалогу, перед нами открываются ворота в Эогипп. Мы вплываем в них в тишине.</text:p>
      <text:p text:style-name="P69"/>
      <text:p text:style-name="P6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69"/>
      <text:p text:style-name="P6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69"/>
      <text:p text:style-name="P69">- Летим к вон тому голубому гиганту с тремя зелёными звёздами вокруг, - шепчу направление Луне.</text:p>
      <text:p text:style-name="P69"/>
      <text:p text:style-name="P6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69"/>
      <text:p text:style-name="P69">- Теперь вон к той двойной звезде алого цвета, - указываю я направление.</text:p>
      <text:p text:style-name="P69"/>
      <text:p text:style-name="P6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69"/>
      <text:p text:style-name="P69">- Я уже видел такую трансформацию у Сел, не беспокойся. Типа, в Эогиппе вы становитесь похожи на ваших предков-элементалей.</text:p>
      <text:p text:style-name="P69"/>
      <text:p text:style-name="P69">Луна кивает в ответ. Мы подлетаем к звёздам-близнецам.</text:p>
      <text:p text:style-name="P69"><text:soft-page-break/></text:p>
      <text:p text:style-name="P69">- Последний ориентир. Видишь тот тусклый фиолетовый гигант у яркого скопления звёзд в виде восьмёрки? Нам туда.</text:p>
      <text:p text:style-name="P69"/>
      <text:p text:style-name="P69">Бока Луны ходят ходуном. Её сердце бьёт как молот <text:s/>в наковальню.</text:p>
      <text:p text:style-name="P69">- Одним глазком, договорились? На землю не садимся. От портала далеко не уходим. Полтысячи лет назад мы с Сел еле ноги унесли отсюда.</text:p>
      <text:p text:style-name="P69"/>
      <text:p text:style-name="P69">Луна молча кивает.</text:p>
      <text:p text:style-name="P69"/>
      <text:p text:style-name="P6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69"/>
      <text:p text:style-name="P126">Луна не слушает меня. Её крылья <text:span text:style-name="T584">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26"/>
      <text:p text:style-name="P224">Луна поворачивает ко мне голову и я вижу узкие зрачки в её глазах.</text:p>
      <text:p text:style-name="P126"/>
      <text:p text:style-name="P126"><text:span text:style-name="T584">Последнее, что я слышу сквозь вой ветра - </text:span>торжествующий смех. Никогда бы не подумал, что от холода может быть ТАК больно!</text:p>
      <text:p text:style-name="P69"/>
      <text:p text:style-name="P69">Темнота милосердно опускает завесу над моим сознанием.</text:p>
      <text:p text:style-name="P69"/>
      <text:p text:style-name="P69">…</text:p>
      <text:p text:style-name="P69">…</text:p>
      <text:p text:style-name="P69">…</text:p>
      <text:p text:style-name="P69"/>
      <text:p text:style-name="P69">Монотонность бытия нарушается повторяющимся раздражителем.</text:p>
      <text:p text:style-name="P69"><text:s/></text:p>
      <text:p text:style-name="P69"><text:span text:style-name="T585">Пинг</text:span>… <text:span text:style-name="T585">Пинг</text:span>… <text:span text:style-name="T585">Пинг</text:span>…</text:p>
      <text:p text:style-name="P69"/>
      <text:p text:style-name="P127">«Капли воды» - отстранёно сообщает пробуждающееся сознание. Я открываю глаза.</text:p>
      <text:p text:style-name="P69"><text:soft-page-break/></text:p>
      <text:p text:style-name="P69">Каменный свод надо мной теряется в темноте - тусклый свет едва освещает заросшие лиша<text:span text:style-name="T585">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585">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585">иоего</text:span> рта вырывается пар — ужасный холод царит в <text:span text:style-name="T585">этом </text:span>каменном мешке.</text:p>
      <text:p text:style-name="P69"/>
      <text:p text:style-name="P6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69"/>
      <text:p text:style-name="P69">Тихий шорох привлекает внимание. Еле видная в <text:span text:style-name="T585">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69"/>
      <text:p text:style-name="P6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69"/>
      <text:p text:style-name="P69">- Д-дейдра? - из глубин памяти всплывает забытое имя.</text:p>
      <text:p text:style-name="P69"/>
      <text:p text:style-name="P69">Но хотя незнакомка и похожа как две капли воды на мою давно затерявшуюся во тьме веков подружку-пиратку, она отрицательно качает головой.</text:p>
      <text:p text:style-name="P69"/>
      <text:p text:style-name="P69">Выплюнув кусачки на матрас, она закрывает мне рот копытом.</text:p>
      <text:p text:style-name="P69"/>
      <text:p text:style-name="P69">- Тихо, - шепчет она мне в ухо. - Тут за поворотом коридора сидит холодняк. Услышит нас — и всё пропало.</text:p>
      <text:p text:style-name="P69"/>
      <text:p text:style-name="P69">НеДейдра тычет в сторону едва видной в <text:span text:style-name="T585">сумраке</text:span> деревянной двери на массивных ржавых <text:span text:style-name="T585">петлях</text:span>.</text:p>
      <text:p text:style-name="P69"/>
      <text:p text:style-name="P69">Я осматриваю узкую камеру, в которой нахожусь.</text:p>
      <text:p text:style-name="P69"/>
      <text:p text:style-name="P69">- Кто ты? Как я тут очутился? Что происходит? - шепчу на ухо таинственной незнакомке.</text:p>
      <text:p text:style-name="P69"/>
      <text:p text:style-name="P69">Та снова качает головой.</text:p>
      <text:p text:style-name="P69"><text:soft-page-break/></text:p>
      <text:p text:style-name="P69">- Потом. Сейчас надо смываться. Идти сможешь?</text:p>
      <text:p text:style-name="P69"/>
      <text:p text:style-name="P69">Я неуверенно встаю. Голова кружится, но меньше. На ногах уже без удивления замечаю кандалы с перекушенной цепью.</text:p>
      <text:p text:style-name="P69">- Смогу, если не быстро, - шепчу ей утвердительно.</text:p>
      <text:p text:style-name="P69">- Иди за мной. Только сначала замотай цепи вокруг кандалов, чтобы не звенели. Нет времени их <text:span text:style-name="T585">тут </text:span><text:s/>откусывать.</text:p>
      <text:p text:style-name="P69"/>
      <text:p text:style-name="P69">Поняха <text:span text:style-name="T586">закидывает кусачки за спину</text:span><text:span text:style-name="T585">, </text:span>ныряет под топчан и исчезает.</text:p>
      <text:p text:style-name="P69"/>
      <text:p text:style-name="P6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69"/>
      <text:p text:style-name="P69">Почему-то мне кажется это правильным.</text:p>
      <text:p text:style-name="P69"/>
      <text:p text:style-name="P69">…</text:p>
      <text:p text:style-name="P69"/>
      <text:p text:style-name="P69">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69"/>
      <text:p text:style-name="P6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69"/>
      <text:p text:style-name="P69">- Встречаются кто?</text:p>
      <text:p text:style-name="P69">- Холодняки. Пони, обращённые виндиго <text:span text:style-name="T585">в ледяных рабов</text:span>. <text:span text:style-name="T587">Самые верные прислужники принцессы Луны в прошлой жизни. </text:span>Вы их ещё увидите.</text:p>
      <text:p text:style-name="P69"/>
      <text:p text:style-name="P6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69"/>
      <text:p text:style-name="P69"><text:soft-page-break/>- Поскольку узурпаторша усыпила вас, вы не в курсе событий послед<text:span text:style-name="T588">них</text:span> недел<text:span text:style-name="T588">ь</text:span>. Я кратенько введу вас в курс дела, пока будем продвигаться по вентиляции.</text:p>
      <text:p text:style-name="P69">- <text:span text:style-name="T588">Сколько же я</text:span> спал?!!</text:p>
      <text:p text:style-name="P69">- Тише! - Карвед Лайн бросает на меня осуждающий взляд. - Вы проспали <text:span text:style-name="T588">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589">ещё </text:span>до вторжения. Сама принцесса ночи исчезла через сутки <text:span text:style-name="T589">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589">хтонических</text:span> созданий — виндиго. Каждый из них по магической силе равен <text:span text:style-name="T590">всем магам</text:span> Понхэнджа. Они умеют летать, они превращают пони в холодняков <text:span text:style-name="T589">за считанные секунды</text:span>, они принесли холод <text:span text:style-name="T587">и ночь </text:span>в Эквестрию. <text:span text:style-name="T587">Да, в Экевестрии уже две недели длится ночь — и мы не знаем, как долго ещё она продлится. И с</text:span>ейчас, как вы заметили, холодно <text:span text:style-name="T589">по-</text:span>зим<text:span text:style-name="T589">нему</text:span>, хотя только начало осени. Виндиго понижают температуру везде, где находятся.</text:p>
      <text:p text:style-name="P69"/>
      <text:p text:style-name="P6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69"/>
      <text:p text:style-name="P128">- Ваша дражайшая супруга объявила розыск <text:span text:style-name="T589">в конце перв</text:span><text:span text:style-name="T588">ого</text:span><text:span text:style-name="T589"> </text:span><text:span text:style-name="T588">дня</text:span><text:span text:style-name="T589"> вашего исчезновения</text:span>, но не решалась вторгнуться на ночную половину замка — это вызвало бы грандиозный дипломатический скандал <text:span text:style-name="T589">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28">Потом же стало слишком поздно.</text:p>
      <text:p text:style-name="P6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589">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69">- Про какого <text:span text:style-name="T589">л</text:span>идера Сопротивления ты говорил? - холод постепенно сковывает движения, вызывая сильнейшую дрожь. Я пытаюсь отвлечься от неё разговором.</text:p>
      <text:p text:style-name="P6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588">две </text:span>недел<text:span text:style-name="T588">и</text:span> наход<text:span text:style-name="T588">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589">д</text:span>иархии и примкнула к Найтмэр Мун практически в полном составе.</text:p>
      <text:p text:style-name="P69"/>
      <text:p text:style-name="P129"><text:soft-page-break/>Библиотекарь спокойным тоном ра<text:span text:style-name="T591">с</text:span>сказывает, как за <text:span text:style-name="T591">пару </text:span>недел<text:span text:style-name="T591">ь</text:span> обрушился мир, который мы с Сел выстраивали полтысячи лет. <text:span text:style-name="T589">Могущественное государство, которое мы основали и </text:span><text:span text:style-name="T591">развивали</text:span><text:span text:style-name="T589"> сотни лет, вылетело в трубу: </text:span><text:span text:style-name="T591">д</text:span><text:span text:style-name="T589">ворцовые фракции самозабвенно сражаются друг с другом, не обращая внимание на поглощающую их страну внешнюю силу. </text:span><text:span text:style-name="T588">Соседние государства с удовольствием откусывают ставшие бесхозными провинции. </text:span><text:span text:style-name="T591">Пони стремительно забывают о достижениях цивилизации, возвращаюсь на первобытный уровень кочевых племён</text:span><text:span text:style-name="T589">.</text:span></text:p>
      <text:p text:style-name="P129">Я слушаю его, и внутри у меня всё леденеет, как будто я остался там, в <text:span text:style-name="T589">промёрзшей насквозь </text:span>родине принцесс.</text:p>
      <text:p text:style-name="P69"/>
      <text:p text:style-name="P128">- Полицейская центурия была обращена в холодняков первыми. Тандерстрайку чудом удалось спастись, хотя злые языки говорят, <text:span text:style-name="T589">что </text:span>он <text:span text:style-name="T589">спасся только потому, что </text:span>вместо дежурства сидел в баре. Затем была обращена <text:span text:style-name="T589">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589">лишь </text:span>у самых покоев <text:span text:style-name="T589">принцессы </text:span>Селестии, когда <text:span text:style-name="T589">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6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588">всего </text:span><text:span text:style-name="T590">полдюжины</text:span><text:span text:style-name="T588">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591">почти</text:span> и не надо никого обращать — партия Ночи и так выполняет любой приказ узурпаторши. <text:span text:style-name="T587">Их очень вдохновляет полное отсутствие светлого времени суток.</text:span></text:p>
      <text:p text:style-name="P6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69">- За <text:span text:style-name="T591">дюжину дней</text:span> армия узурпаторши завоевала более трёх четвертей Эквестрии. <text:span text:style-name="T591">Впрочем, б</text:span>ольшинство <text:span text:style-name="T591">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591">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69"/>
      <text:p text:style-name="P6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6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69"/>
      <text:p text:style-name="P69">В неподвижно сидящей у стены тёмной массе невозможно было бы определить живое существо, если бы не зелёные огоньки глаз.</text:p>
      <text:p text:style-name="P69"><text:soft-page-break/></text:p>
      <text:p text:style-name="P6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69"/>
      <text:p text:style-name="P69">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69"/>
      <text:p text:style-name="P69">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69"><text:s/></text:p>
      <text:p text:style-name="P130">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30">Дальше мы идём молча.</text:p>
      <text:p text:style-name="P69"/>
      <text:p text:style-name="P6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69"/>
      <text:p text:style-name="P6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69"/>
      <text:p text:style-name="P69">Тоннель упирается в кирпичную стену. Водяной поток уходит куда-то под неё. Белая пена пузырится над шипящей водой, уносящейся под камень.</text:p>
      <text:p text:style-name="P69"/>
      <text:p text:style-name="P69">-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69"/>
      <text:p text:style-name="P69"><text:soft-page-break/>-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6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69"/>
      <text:p text:style-name="P69">Я вспоминаю неподвижную фигуру у стены и передёргиваю плечами.</text:p>
      <text:p text:style-name="P69"/>
      <text:p text:style-name="P69">- Нет-нет, я готов.</text:p>
      <text:p text:style-name="P69"/>
      <text:p text:style-name="P6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69"/>
      <text:p text:style-name="P6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586">сгинуть</text:span>. Ныряем вместе!</text:p>
      <text:p text:style-name="P69"/>
      <text:p text:style-name="P69">Поняха горячая, как печка, её тепло согревает и успокаивает меня. Я благодарно киваю и мы так и шагаем обнявшись в тёмный поток.</text:p>
      <text:p text:style-name="P69"/>
      <text:p text:style-name="P69">Одинокая свеча на полу тоннеля остаётся позади, освещая опустевшие своды коллектора.</text:p>
      <text:p text:style-name="P69"/>
      <text:p text:style-name="P6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69"/>
      <text:p text:style-name="P69">Поняха просачивается сквозь решётку где-то в стороне. Шарю вслепую скрючёнными от холода пальцами.</text:p>
      <text:p text:style-name="P69">Где-то же здесь, нет?</text:p>
      <text:p text:style-name="P69"/>
      <text:p text:style-name="P69"/>
      <text:p text:style-name="P131">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31"><text:soft-page-break/>Тщетно.</text:p>
      <text:p text:style-name="P131">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31"/>
      <text:p text:style-name="P6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69"/>
      <text:p text:style-name="P131">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31">Копыто освобождает мой рот.</text:p>
      <text:p text:style-name="P69"/>
      <text:p text:style-name="P69">Я вдыхаю так <text:span text:style-name="T586">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69"/>
      <text:p text:style-name="P6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69">- Я сам бы себе не простил в этом случае, - <text:span text:style-name="T586">осипшим голосом</text:span> каркаю я. - Второй раз за сутки умирать — многовато, как на мой вкус.</text:p>
      <text:p text:style-name="P69"/>
      <text:p text:style-name="P69">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69"/>
      <text:p text:style-name="P69">- Я уж <text:span text:style-name="T586">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69"/>
      <text:p text:style-name="P6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587">тусклом свете звёзд</text:span>.</text:p>
      <text:p text:style-name="P69"/>
      <text:p text:style-name="P6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69"/>
      <text:p text:style-name="P69"><text:soft-page-break/>- Пришли, - облегчённо вздыхает Карвед Лайн. - Ещё пять минут, и Понка о вас позаботится. Нам нельзя тут задерживаться.</text:p>
      <text:p text:style-name="P69"/>
      <text:p text:style-name="P131">Я понимаю, о чём он говорит. Над опушкой, привязанный гайдропами к пням, колышется небольшой дирижабль. <text:span text:style-name="T587">Мягкий</text:span> свет полной луны серебрит лоснящиеся бока воздушного корабля, придавая ему сходство с небесным кашалотом. <text:span text:style-name="T592">Дирижабль закреплён довольно низко от земли — баллон воздушного корабля </text:span><text:span text:style-name="T593">не превышает верхушек сосен</text:span>. Гондола, в которой я угадываю маленькую шлюпку, покачивается в тридцати футах над головой.</text:p>
      <text:p text:style-name="P131">«Хитрожопка» - читаю я на боку посудины. Верёвочная лестница тонкой пуповиной связывает воздушный корабль с землёй.</text:p>
      <text:p text:style-name="P69"/>
      <text:p text:style-name="P6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586">ывает</text:span> один из двух передних и берётся за второй, когда появляются они.</text:p>
      <text:p text:style-name="P69"/>
      <text:p text:style-name="P69">Холодняки двигаются совершенно бесшумно. Лишь зелёные огоньки глаз да тёмные тени между соснами отмечают их передвижения.</text:p>
      <text:p text:style-name="P69"/>
      <text:p text:style-name="P69">- Быстро! - Понкамина подталкивает меня головой к лестнице.</text:p>
      <text:p text:style-name="P69"/>
      <text:p text:style-name="P6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69"/>
      <text:p text:style-name="P69">Злость овладевает мной.</text:p>
      <text:p text:style-name="P69"/>
      <text:p text:style-name="P6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69"/>
      <text:p text:style-name="P69">Моё намерение срывается на корню — я вижу Понку, резво карабкающуюся по лестнице вслед за мной.</text:p>
      <text:p text:style-name="P69">Перевалившись через борт шлюпки, без сил валюсь на дощат<text:span text:style-name="T592">ое</text:span> <text:span text:style-name="T592">дно</text:span>, <text:span text:style-name="T586">зайдясь</text:span> глубоким надсадным кашлем. Розовая поняха мечется от кормы к носу, обрубая гайдропы и выбрасывая лестницу за борт.</text:p>
      <text:p text:style-name="P69"/>
      <text:p text:style-name="P69">- А библиотекарь?! - выкашливаю из себя последним усилием.</text:p>
      <text:p text:style-name="P6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69"/>
      <text:p text:style-name="P69"><text:soft-page-break/>Сосны за бортом <text:span text:style-name="T592">уходят</text:span> вниз — мы медленно набираем высоту.</text:p>
      <text:p text:style-name="P69"/>
      <text:p text:style-name="P132">- Нам повезло, что с ними не было их хозяев. Виндиго умеют летать, - бормочет розовая пони, смотря вниз. - <text:s/><text:span text:style-name="T592">Они все сейчас с Найтмэр у северных гор.</text:span></text:p>
      <text:p text:style-name="P69"/>
      <text:p text:style-name="P69">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69"/>
      <text:p text:style-name="P6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69"/>
      <text:p text:style-name="P132">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69"><text:s/>У меня кружится голова и я без сил опускаюсь на дно шлюпки.</text:p>
      <text:p text:style-name="P69"/>
      <text:p text:style-name="P69">- Да ты весь горишь, - Понка озабоченно касается носом моего лба. - Залазь в каюту, я сварю тебе кофе.</text:p>
      <text:p text:style-name="P69"/>
      <text:p text:style-name="P69">В корме лодки действительно есть крохотная надстройка, где я могу разместиться в сидячем положении.</text:p>
      <text:p text:style-name="P69"/>
      <text:p text:style-name="P69">Сидя на лавочке и укутавшись в шерстяной плед, я с<text:span text:style-name="T592">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69"/>
      <text:p text:style-name="P69">Мы летим на север.</text:p>
      <text:p text:style-name="P69"/>
      <text:p text:style-name="P69">…</text:p>
      <text:p text:style-name="P69"/>
      <text:p text:style-name="P6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69"/>
      <text:p text:style-name="P69"><text:soft-page-break/>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69"/>
      <text:p text:style-name="P6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592">И т</text:span>огда начали отбирать добровольцев. Естественно, одним из них был Карвед Лайн — как знаток замковых подземелий и коммуникаций.</text:p>
      <text:p text:style-name="P69"/>
      <text:p text:style-name="P69">- А вторым — ты? - я изо всех сил борюсь со сном, крепкий кофе совершенно не оправдывает свою репутацию.</text:p>
      <text:p text:style-name="P69">- Да. Только у меня есть небольшой, но быстрый дирижабль и только я умею им управлять. В армии Свободной Эквестрии есть <text:span text:style-name="T592">ещё </text:span>дирижабли, но они большие и неуклюжие. Их не удалось бы спрятать в лесу.</text:p>
      <text:p text:style-name="P69"/>
      <text:p text:style-name="P69">Я вспоминаю название на борту шлюпки.</text:p>
      <text:p text:style-name="P69"/>
      <text:p text:style-name="P69">- Интересное название у твоего аппарата.</text:p>
      <text:p text:style-name="P6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593">переделанная </text:span>шлюпка. Двигатель, впрочем, удалось сохранить — оттого «Хитрожопка» теперь носится быстрее ветра. Хотя на борту тесновато.</text:p>
      <text:p text:style-name="P69"/>
      <text:p text:style-name="P69">Понка насыпает в блюдце печенье и пододвигает ко мне. Форма печенья мне кажется подозрительно знакомой.</text:p>
      <text:p text:style-name="P69"/>
      <text:p text:style-name="P69">- Это сердечки?</text:p>
      <text:p text:style-name="P6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69"/>
      <text:p text:style-name="P69">Я пожимаю плечами, и сонно сую одну печеньку в кофе.</text:p>
      <text:p text:style-name="P69"/>
      <text:p text:style-name="P69">- Долго нам лететь?</text:p>
      <text:p text:style-name="P69">- Около трёх дней. Зависит от ветра. Сюда мы летели <text:span text:style-name="T594">двое </text:span>сут<text:span text:style-name="T594">о</text:span>к, но ветер был попутным. Сейчас, к сожалению, наоборот.</text:p>
      <text:p text:style-name="P69"><text:soft-page-break/></text:p>
      <text:p text:style-name="P6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69"/>
      <text:p text:style-name="P69">- Эй, ты куда?!</text:p>
      <text:p text:style-name="P6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69"/>
      <text:p text:style-name="P69">Розовогривая поняха затихает. Я медленно поворачиваюсь к ней. Она лежит, отвернувшись от меня и нарочито громко сопит…</text:p>
      <text:p text:style-name="P69"/>
      <text:p text:style-name="P69">… Мне действительно холодно.</text:p>
      <text:p text:style-name="P69"/>
      <text:p text:style-name="P69">Я вздыхаю и прижимаюсь к ней, обнимая её руками и зарываясь носом в пахнущую травой гриву.</text:p>
      <text:p text:style-name="P6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69"/>
      <text:p text:style-name="P69">- Хотела бы я себе партнёра для путешествий. Такого, как ты, - бормочет Понка, уткнувшись носом мне в грудь. - Уж мы бы полетали.</text:p>
      <text:p text:style-name="P69"/>
      <text:p text:style-name="P69">Я молча обнимаю её всё крепче. Мой низ постепенно отвердевает, упираясь в живот поняхи. Она в ответ прижимается ко мне сильнее тазом.</text:p>
      <text:p text:style-name="P69"/>
      <text:p text:style-name="P6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69"/>
      <text:p text:style-name="P6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69"/>
      <text:p text:style-name="P69">Теперь гондола легонько покачивается не только из-за ветра…</text:p>
      <text:p text:style-name="P69"/>
      <text:p text:style-name="P69">…</text:p>
      <text:p text:style-name="P69"><text:soft-page-break/></text:p>
      <text:p text:style-name="P69"><text:span text:style-name="T594">Пять</text:span> дн<text:span text:style-name="T594">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69">Но когда прямо по курсу вырастает заснеженное плоскогорье с <text:span text:style-name="T587">огоньками</text:span> палаточного лагеря и тремя громадами боевых дирижаблей в отдалении, я вздыхаю с облегчением.</text:p>
      <text:p text:style-name="P69"/>
      <text:p text:style-name="P69">Возможно, полетаем в другой жизни. В другом месте, в другое время.</text:p>
      <text:p text:style-name="P69">Не сейчас. Начатое надо завершить.</text:p>
      <text:p text:style-name="P69"/>
      <text:p text:style-name="P6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69">Впрочем, я понимаю их опасения и стараюсь при каждом удобном случае демонстрировать зрачки <text:span text:style-name="T593">своих</text:span> глаз.</text:p>
      <text:p text:style-name="P69"/>
      <text:p text:style-name="P133">Внутрь меня сопровождают четыре гвардейца с занесенными <text:span text:style-name="T593">надо мной </text:span>алебардами.</text:p>
      <text:p text:style-name="P133"/>
      <text:p text:style-name="P133">Селестия сидит спиной ко мне, просматривая развёрнут<text:span text:style-name="T593">ый</text:span> на полу <text:span text:style-name="T593">свиток</text:span>. Так же, не глядя, она жестом отсылает стражников прочь.</text:p>
      <text:p text:style-name="P133"/>
      <text:p text:style-name="P69">Я стою в шатре один — аликорница не удостаивает меня вниманием. Молчание затягивается.</text:p>
      <text:p text:style-name="P69"/>
      <text:p text:style-name="P69">Я делаю два шага вперёд. Свиток оказывается картой Эквестрии с <text:span text:style-name="T593">синими</text:span> и <text:span text:style-name="T593">золотыми</text:span> фишками, расставленными в десятках позиций. В основном, карта уставлена <text:span text:style-name="T593">синими</text:span> фишками, <text:span text:style-name="T593">золотых</text:span> совсем мало.</text:p>
      <text:p text:style-name="P69"/>
      <text:p text:style-name="P69">- Ну привет, что ли, жёнушка? Давно не виделись. Говорят, <text:span text:style-name="T593">почти</text:span> <text:span text:style-name="T593">три</text:span> недели, - пытаюсь язвить я.</text:p>
      <text:p text:style-name="P69"/>
      <text:p text:style-name="P69">Мне неприятен подобный приём и непонятно, как себя вести.</text:p>
      <text:p text:style-name="P69"/>
      <text:p text:style-name="P6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69"/>
      <text:p text:style-name="P133"><text:span text:style-name="T593">Проклятье</text:span>! Она <text:span text:style-name="T593">знает</text:span>… </text:p>
      <text:p text:style-name="P133"><text:soft-page-break/>Про нас с Понкой <text:span text:style-name="T593">она узнать </text:span>точно не могла — мы только что прибыли. </text:p>
      <text:p text:style-name="P133">Значит, <text:span text:style-name="T593">узнала </text:span>про нас с Луной…</text:p>
      <text:p text:style-name="P69"/>
      <text:p text:style-name="P6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69"/>
      <text:p text:style-name="P69">- ЗАЧЕМ?!!</text:p>
      <text:p text:style-name="P69"/>
      <text:p text:style-name="P6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69"/>
      <text:p text:style-name="P69">Ну, всё, развод гарантирован — хорошо, хоть детей нет, алименты платить не придётся.</text:p>
      <text:p text:style-name="P69"/>
      <text:p text:style-name="P134">- Сел, я тебя прошу, давай без истерик, - примирительно поднимаю открытые ладони на уровень груди. - <text:span text:style-name="T590">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69">- Мне нет дела до твоих шашней с <text:span text:style-name="T590">моей</text:span> сестрой!!! - рявкает аликорница нормальным голосом. - Зачем ты показал Луне путь к Орунгуну?!!</text:p>
      <text:p text:style-name="P69"/>
      <text:p text:style-name="P6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6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69">- Она… Она была очень убедительна…</text:p>
      <text:p text:style-name="P69">- А я для тебя, значит, не убедительна? - горько вопрошает Селестия.- <text:s/>Я же предупреждала не делать этого.</text:p>
      <text:p text:style-name="P69">- Не знаю, что на меня нашло, - бормочу я убито. - Извини.</text:p>
      <text:p text:style-name="P69">- Мне не нужны твои извинения. Они не помогут отвоевать четыре пятых Эквестрии, - аликорница раздражённо отворачивается.</text:p>
      <text:p text:style-name="P69">- Что ж… Я в твоём распоряжении. Готов стать в ряды сопротивления в любом звании до рядового включительно. Для помощи.</text:p>
      <text:p text:style-name="P69"/>
      <text:p text:style-name="P6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69"><text:soft-page-break/></text:p>
      <text:p text:style-name="P69">Селестия, наконец, глубоко вздыхает.</text:p>
      <text:p text:style-name="P69"/>
      <text:p text:style-name="P6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69">- Ну… У Луны, то есть, Найтмэр Мун большая армия?</text:p>
      <text:p text:style-name="P6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69">- Тогда что же?</text:p>
      <text:p text:style-name="P69">- Жертвы.</text:p>
      <text:p text:style-name="P69">- В смысле? - я непонимающе смотрю на аликорницу. - Они приносят жертвы для боевой магии и вы проигрываете сражения?</text:p>
      <text:p text:style-name="P69">-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6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69">- Вот именно, - вздыхает Селестия.</text:p>
      <text:p text:style-name="P69">- Что?! - я начинаю догадываться. - Ты сдала четыре пятых Эквестрии потому, что не хочешь видеть крови?</text:p>
      <text:p text:style-name="P6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590">была </text:span>коснуться моих подданных. Это только наше дело, моё и сестры, и больше ничьё. Пони не должны проливать кровь в войне Сестёр.</text:p>
      <text:p text:style-name="P69">- Но так не получится, - растерянно говорю я. - Твой отказ проливать кровь означает твоё поражение. Ты этого хочешь?</text:p>
      <text:p text:style-name="P6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69">- Что — но?</text:p>
      <text:p text:style-name="P6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69">- Ты смеёшься?! <text:span text:style-name="T590">Ты думаешь, во мне сидит виндиго?</text:span> - я недоверчиво смотрю на аликорницу, но та только молча бьёт копытом в гонг.</text:p>
      <text:p text:style-name="P69"/>
      <text:p text:style-name="P69"><text:soft-page-break/>Не успеваю я как следует охренеть, как входит стража и по её знаку меня берут в кольцо.</text:p>
      <text:p text:style-name="P69"/>
      <text:p text:style-name="P69">- Сел, не глупи! Я же Хуман! Твой Хуман! Ты чего?</text:p>
      <text:p text:style-name="P69"/>
      <text:p text:style-name="P69">Я трепыхаюсь в тисках стражи, но всё тщетно. Меня уводят.</text:p>
      <text:p text:style-name="P69"/>
      <text:p text:style-name="P69">Вот стоило просыпаться, чтобы из одного плена попасть в другой!</text:p>
      <text:p text:style-name="P69"/>
      <text:p text:style-name="P69">…</text:p>
      <text:p text:style-name="P69">…</text:p>
      <text:p text:style-name="P69">…</text:p>
      <text:p text:style-name="P69"/>
      <text:p text:style-name="P69">Я, как обычно, здороваюсь со стражником. Он, как обычно, не отвечает. Заменив отхожее ведро, он удаляется, унося с собой <text:span text:style-name="T595">также </text:span>пустые тарелку с чашкой.</text:p>
      <text:p text:style-name="P69"/>
      <text:p text:style-name="P6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69"/>
      <text:p text:style-name="P6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35">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595">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35">С тех пор моё существование проходит на редкость однообразно…</text:p>
      <text:p text:style-name="P69"/>
      <text:p text:style-name="P69">Дверь снова открывается и два стражника завозят в каюту тележку с бочкой. Третий ставит у бочки лавочку и <text:span text:style-name="T595">кладёт</text:span> на неё комплект чистой одежды. Рядом же выкладывает полотенце с мылом и мочалкой.</text:p>
      <text:p text:style-name="P69"/>
      <text:p text:style-name="P69"><text:soft-page-break/>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69"/>
      <text:p text:style-name="P69">Эх, мечты-мечты…</text:p>
      <text:p text:style-name="P69"/>
      <text:p text:style-name="P6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69"/>
      <text:p text:style-name="P6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69"/>
      <text:p text:style-name="P69">Теплая вода приветливо принимает меня в свои об<text:span text:style-name="T595">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69"/>
      <text:p text:style-name="P6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69"/>
      <text:p text:style-name="P6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69"/>
      <text:p text:style-name="P69">Ручка ковшика всё поднимается над бортиком бочки, затем я вижу спутанный ком розовых… водорослей?</text:p>
      <text:p text:style-name="P69"/>
      <text:p text:style-name="P69">Понкамина раздвигает мокрую гриву вокруг носа, выплёвывает дыхательную трубку изо рта и подмигивает мне.</text:p>
      <text:p text:style-name="P69"/>
      <text:p text:style-name="P69">- Зря выпрыгнул, Хуман. У нас ещё не было возможности заняться <text:span text:style-name="T595">обнимашками</text:span> под водой!</text:p>
      <text:p text:style-name="P6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69"/>
      <text:p text:style-name="P69">Понка вылазит из бочки и отряхивается.</text:p>
      <text:p text:style-name="P69"/>
      <text:p text:style-name="P69"><text:soft-page-break/>-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69">- Месяц и прошёл, если я не ошибся в подсчётах, - я указываю на группы палочек в углу.</text:p>
      <text:p text:style-name="P6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595">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69"/>
      <text:p text:style-name="P6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69"/>
      <text:p text:style-name="P69">- Вытрись и оденься, Хуман. Сейчас будет холодно, - предупреждает Понка.</text:p>
      <text:p text:style-name="P69">Её совет весьма уместен, - поняха достаёт из накопытных ножен ножик и молниеносно прорезает дыру в парусине.</text:p>
      <text:p text:style-name="P6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69"/>
      <text:p text:style-name="P69">- Ты уверена? - переспрашиваю Понку. - Как ты сама-то выберешься? Или ты остаёшься тут вместо меня?</text:p>
      <text:p text:style-name="P69"/>
      <text:p text:style-name="P69">Розовогривая молча лезет в прорезь первой.</text:p>
      <text:p text:style-name="P69">Уже второй раз эта поняха предлагает мне на выбор плен или свободу.</text:p>
      <text:p text:style-name="P69"/>
      <text:p text:style-name="P6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69">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69"/>
      <text:p text:style-name="P135">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35"><text:soft-page-break/>Не люблю высоту и холод.</text:p>
      <text:p text:style-name="P69"/>
      <text:p text:style-name="P69">Вздохнув поглубже, я ловлю лестницу и начинаю карабкаться вверх.</text:p>
      <text:p text:style-name="P69"/>
      <text:p text:style-name="P6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69"/>
      <text:p text:style-name="P6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595">чуть ли не зубами</text:span> за каждую ступеньку.</text:p>
      <text:p text:style-name="P69"/>
      <text:p text:style-name="P69">Через минуту я переваливаюсь через борт «Хитрожопки» и уютная каюта распахивает мне навстречу свои тёплые обьятия.</text:p>
      <text:p text:style-name="P69"/>
      <text:p text:style-name="P69">…</text:p>
      <text:p text:style-name="P69"/>
      <text:p text:style-name="P69">- Она сказала, что не хочет жертв. Что если воевать, то прольётся кровь, а она её достаточно насмотрелась.</text:p>
      <text:p text:style-name="P69">- И это всё? – Понка старается просверлить меня взглядом.</text:p>
      <text:p text:style-name="P69">- Ну да. То есть, она ещё что-то говорила, но суть именно в этом. Она не хочет крови, - я запиваю печенье глинтвейном.</text:p>
      <text:p text:style-name="P69"/>
      <text:p text:style-name="P6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69"/>
      <text:p text:style-name="P69">-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69">- Нет. Крови не будет, - уверенно говорю я, вспоминая Орунгун.</text:p>
      <text:p text:style-name="P69"><text:soft-page-break/>-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69"/>
      <text:p text:style-name="P69">Понка отправляет в рот горсть печенюшек, ложку варенья и запивает всё брусничным чаем.</text:p>
      <text:p text:style-name="P69"/>
      <text:p text:style-name="P69">- Нет.</text:p>
      <text:p text:style-name="P69"/>
      <text:p text:style-name="P69">Понка давится печеньем и выкашливает всё на поднос.</text:p>
      <text:p text:style-name="P69"/>
      <text:p text:style-name="P69">- Почему?</text:p>
      <text:p text:style-name="P6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596">замёрзнет навечно и </text:span>будет похожа на эти края.</text:p>
      <text:p text:style-name="P69">- Я думаю...</text:p>
      <text:p text:style-name="P6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596">только </text:span>ими <text:span text:style-name="T596">и</text:span> ордой пони-зомби в <text:span text:style-name="T596">их </text:span>подчинении! Они не остановятся, пока последний пони не будет обращён. Я уже видел это в родном мире Сел.</text:p>
      <text:p text:style-name="P69"/>
      <text:p text:style-name="P6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69"/>
      <text:p text:style-name="P6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69">- Она ещё говорила, что это только её и сестры дело, – безнадёжно говорю я.</text:p>
      <text:p text:style-name="P6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69"/>
      <text:p text:style-name="P6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596">скрюченном</text:span> сидячем положении. Кто бы ни <text:soft-page-break/>смастерил сей предмет личной гигиены, он был тем ещё шутником: дырка в сидении окаймлена искусной резьбой.</text:p>
      <text:p text:style-name="P69"/>
      <text:p text:style-name="P6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69"/>
      <text:p text:style-name="P6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69"/>
      <text:p text:style-name="P6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69"/>
      <text:p text:style-name="P69">Я с открытым ртом обозреваю сонную армаду, забыв, зачем вышел. Взгляд ме<text:span text:style-name="T596">чется</text:span> от дирижабля к дирижаблю, от костра к костру.</text:p>
      <text:p text:style-name="P69"/>
      <text:p text:style-name="P69">«Их слишком много. Зря Сел сдавала города без боя. Теперь они все вышли против неё» - проносится у меня в голове.</text:p>
      <text:p text:style-name="P69"/>
      <text:p text:style-name="P69">От длинного как палка колбасы дирижабля отделяется рой светящихся точек и быстро приближается к нам. Я выхожу из ступора и несусь в каюту.</text:p>
      <text:p text:style-name="P69"/>
      <text:p text:style-name="P69">- Понка, нас заметили! За нами погоня!</text:p>
      <text:p text:style-name="P69"/>
      <text:p text:style-name="P6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69"/>
      <text:p text:style-name="P6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69"/>
      <text:p text:style-name="P6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69"><text:soft-page-break/></text:p>
      <text:p text:style-name="P69">- Лишь бы порох не отсырел, - ворчит <text:s/>Понка и из ящика на треноге встаёт небольшая, но толстая пушка.</text:p>
      <text:p text:style-name="P69">- Ты будешь стрелять? - тупо спрашиваю я.</text:p>
      <text:p text:style-name="P69"/>
      <text:p text:style-name="P69"><text:span text:style-name="T596">Р</text:span>озовогрив<text:span text:style-name="T596">ая</text:span> симпатичн<text:span text:style-name="T596">ая</text:span> понях<text:span text:style-name="T596">а</text:span> как-то не вяжется с <text:span text:style-name="T596">образом </text:span>хладнокровн<text:span text:style-name="T596">ого</text:span> убийц<text:span text:style-name="T596">ы</text:span>. Но Понка в ответ только невозмутимо кивает головой и наводит орудие на приближающийся клин пегасов.</text:p>
      <text:p text:style-name="P69"/>
      <text:p text:style-name="P69">Я не соображаю заткнуть уши и первое время после выстрела глохну — пуш<text:span text:style-name="T596">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596">беспорядочно </text:span>пикируют вниз, с трудом выравниваясь у земли и возвращаются на дирижабль-матку.</text:p>
      <text:p text:style-name="P69"/>
      <text:p text:style-name="P6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69"/>
      <text:p text:style-name="P69">- Четыре! На праздновании победы Грифа Карруса в «Небесах Эквестрии» - громогласно возвещает голос с носа лодки.</text:p>
      <text:p text:style-name="P69"/>
      <text:p text:style-name="P69">Мы оборачиваемся, чтобы встретиться взглядами с Найтмэр Мун.</text:p>
      <text:p text:style-name="P69">…</text:p>
      <text:p text:style-name="P6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69">- Не бойся Нас. Мы не причиним тебе зла. Ты помог Нам. И Мы не забыли ночь с тобой, хотя и не придаём этому той важности, что наш бывший носитель.</text:p>
      <text:p text:style-name="P69"/>
      <text:p text:style-name="P69">Узкие зрачки насмешливо смотрят, как я пытаюсь нашарить рукой что-нибудь увесистое за собой. <text:span text:style-name="T597">Краем глаза замечаю, как Понка осторожно за спиной разворачивает пушчонку.</text:span></text:p>
      <text:p text:style-name="P69"/>
      <text:p text:style-name="P69">- Что значит «наш бывший носитель»? Что ты сделала с Луной?</text:p>
      <text:p text:style-name="P69">- Она стала частью Нас. Она была частью Нас и раньше — но большей частью. <text:span text:style-name="T597">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69">- О каком счастье ты говоришь? - я, наконец, нашари<text:span text:style-name="T597">ваю</text:span> багор и осторожно перехватываю пальцами чуть пониже, чтобы было удобно замахиваться.</text:p>
      <text:p text:style-name="P136"><text:soft-page-break/>-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597">фейерверочная </text:span>пушка <text:span text:style-name="T597">Понки</text:span> выбрасываются за борт.</text:p>
      <text:p text:style-name="P69"/>
      <text:p text:style-name="P69">- За пушку ответишь, сосулька гнилая! - орёт Понка, трепыхаясь в магическом захвате.</text:p>
      <text:p text:style-name="P69">- Не думаю, что <text:span text:style-name="T597">она</text:span> тебе понадобится, когда ты познаешь любовь зимы.</text:p>
      <text:p text:style-name="P69"/>
      <text:p text:style-name="P69">Розовогривая поняха пытается пнуть ногой Найтмэр, когда та подходит к ней. Найтмэр только презрительно улыбается.</text:p>
      <text:p text:style-name="P69"/>
      <text:p text:style-name="P69">- Извини Нас, Хуман, что Мы не сможем одарить тебя милостью зимы вслед за этой розовой истеричкой. Для тебя Мы устроим процедуру <text:span text:style-name="T597">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597">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597">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69"/>
      <text:p text:style-name="P69">Создание поворачивается к Понке и хищно прищуривает глаза. Узкие зрачки горят зелёным, в их глубине появляются огненные точки.</text:p>
      <text:p text:style-name="P69"/>
      <text:p text:style-name="P69">- Стой!</text:p>
      <text:p text:style-name="P69"/>
      <text:p text:style-name="P69">Найтмэр недоуменно поворачивается ко мне.</text:p>
      <text:p text:style-name="P69"/>
      <text:p text:style-name="P6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69">- Эй! Ты кого назвал прислуж... Ай! - Понка замолкает после незаметной, но сильной затрещины с моей стороны.</text:p>
      <text:p text:style-name="P69">- Хм. <text:span text:style-name="T597">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69"/>
      <text:p text:style-name="P69">…</text:p>
      <text:p text:style-name="P69"/>
      <text:p text:style-name="P6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text:soft-page-break/>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598">н</text:span>ого флагманского дирижабля Найтмэр Мун, это и его натуральная реализация! То есть, это реальный айсберг <text:span text:style-name="T598">под</text:span> громадн<text:span text:style-name="T598">ы</text:span>м воздушн<text:span text:style-name="T598">ы</text:span>м шар<text:span text:style-name="T598">ом</text:span>, испещрённый прорезанными во льду коридорами и помещениями. Холодняки снуют по этим штольням как биороботы, а шестёрка управляющих им<text:span text:style-name="T598">и</text:span> виндиго вводит в дрожь <text:span text:style-name="T598">одним видом</text:span>.</text:p>
      <text:p text:style-name="P69"/>
      <text:p text:style-name="P137">Впрочем, дрожь вызывает и другой фактор: тут холодно.</text:p>
      <text:p text:style-name="P137">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37">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69"/>
      <text:p text:style-name="P69">- Мы снова летим вдоль хребта. Только в обратную сторону. - Понка плотнее кутается в одеяло. - С таким темпом до битвы поужинать не успеем.</text:p>
      <text:p text:style-name="P69">- Проклятье! Надо как-то выбраться отсюда. Надо предупредить Сел. Тут столько сил, что они пощёлкают силы Сопротивления как семечки.</text:p>
      <text:p text:style-name="P69">- Увы, - Понка разводит копытами, - у меня кончилась фантазия. <text:span text:style-name="T598">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69"/>
      <text:p text:style-name="P69">И верно, наш крохотный дирижабль плетётся за «Айсбергом», печально покачивая бортами. Длинный канат соединяет его баллон с баллоном «Айсберга».</text:p>
      <text:p text:style-name="P69"/>
      <text:p text:style-name="P69">- Если бы можно было как-то залезть на на <text:span text:style-name="T598">шар</text:span> «Айсберга» и потом по канату...</text:p>
      <text:p text:style-name="P6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69">- Вдобавок, - продолжает розовая поняха, - уже поздно.</text:p>
      <text:p text:style-name="P69"/>
      <text:p text:style-name="P6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598">и бэт-пони</text:span>. <text:span text:style-name="T598">Они набрасывают друг на дружку сети и беспорядочно планируют вниз бесформенными клубками.</text:span></text:p>
      <text:p text:style-name="P69"/>
      <text:p text:style-name="P69"><text:soft-page-break/>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599">ь</text:span> какую-то <text:span text:style-name="T599">густую </text:span>жидкость. Судя по цвету и консистенции — содержимое выгребной ямы. Холодняки не обращают на это внимани<text:span text:style-name="T599">е</text:span>, методично разрушая ворота копытами. Столпившиеся поодаль сторонники партии Ночи одобрительно наблюдают за <text:span text:style-name="T599">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69"/>
      <text:p text:style-name="P69">- Да они не сопротивляются! - присмотревшись, возмущаюсь я. - Нельзя назвать сопротивлением выливание <text:span text:style-name="T599">говна</text:span> на голову зомбакам, которым пофиг на это!</text:p>
      <text:p text:style-name="P69"/>
      <text:p text:style-name="P6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69"/>
      <text:p text:style-name="P69">На моих глазах воздушные силы Сопротивления приземляют два <text:span text:style-name="T599">чёрных </text:span>дирижабля, лишившись при этом половины боеспособных эскадрилий.</text:p>
      <text:p text:style-name="P69"/>
      <text:p text:style-name="P6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69">- С такими успехами битва закончится через полчаса: все попадут в плен, - мрачно замечаю я.</text:p>
      <text:p text:style-name="P69"/>
      <text:p text:style-name="P6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600">армии повстанцев</text:span> уже захвачен и попарно связанные воины Селестии мрачно наблюдают за ходом воздушного сражения сидя у частокола.</text:p>
      <text:p text:style-name="P69"/>
      <text:p text:style-name="P69">- Узри миг Нашего торжества, Хуман!</text:p>
      <text:p text:style-name="P69"/>
      <text:p text:style-name="P138">Дверь камеры растворяется и к нам входит улыбающаяся до ушей Найтмер Мун в сопровождении виндиго.</text:p>
      <text:p text:style-name="P138"/>
      <text:p text:style-name="P138">-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600">Мы не </text:span><text:soft-page-break/><text:span text:style-name="T600">успели развлечься как следует!</text:span> <text:span text:style-name="T600">Теперь и</text:span>дём с Нами, Хуман. Мы хотим, чтобы ты видел, как погаснет последняя искра сопротивления на пути воцарения <text:span text:style-name="T600">абсолютной</text:span> Зимы и вечной Ночи!</text:p>
      <text:p text:style-name="P69"/>
      <text:p text:style-name="P138">В окружении шест<text:span text:style-name="T600">ёрки</text:span> виндиго мы с Понкой идём вслед за Найтмэр на палубу «Айсберга», где припаркована парящая колесница.</text:p>
      <text:p text:style-name="P138">«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600">иго</text:span> впр<text:span text:style-name="T600">я</text:span>гаются в неё.</text:p>
      <text:p text:style-name="P138"/>
      <text:p text:style-name="P138">Через пару минут мы приближаемся к поверженной «Гордости Эквестрии», где последние защитники ведут бой с наседающим врагом.</text:p>
      <text:p text:style-name="P138">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600">У меня сжимается душа при виде её одинокой фигуры.</text:span></text:p>
      <text:p text:style-name="P69"/>
      <text:p text:style-name="P6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69"/>
      <text:p text:style-name="P6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69"/>
      <text:p text:style-name="P6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69"/>
      <text:p text:style-name="P6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601">Н</text:span>очи медлит, не решаясь приблизиться к принцессе.</text:p>
      <text:p text:style-name="P69"/>
      <text:p text:style-name="P69">- Оставь поединок Нам, - благосклонно кивает ему Найтмэр. - Нам так долго не хватало этого развлечения!</text:p>
      <text:p text:style-name="P69"/>
      <text:p text:style-name="P69"><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69"/>
      <text:p text:style-name="P69">- Ну что же, вспомним былые годы, сестра! - тёмная аликорница хрустит позвонками, разминая шею. — <text:span text:style-name="T600">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602">же к Нам </text:span>и правь вместе с Нами!</text:p>
      <text:p text:style-name="P69"/>
      <text:p text:style-name="P69">Закованая в доспехи белая фигура молча смотрит на Найтмэр. Та тяжко вздыхает.</text:p>
      <text:p text:style-name="P69"/>
      <text:p text:style-name="P69">- Глупо. Ты не оставляешь Нам выхода. Эта игра будет слишком короткой.</text:p>
      <text:p text:style-name="P69"/>
      <text:p text:style-name="P139">Эти слова чёрная аликорница произносит почти нежно, с нотками печали.</text:p>
      <text:p text:style-name="P139"/>
      <text:p text:style-name="P139">Я не успеваю уследить, как <text:s/>Найтмэр молниеносно, без подготовки, прыгает на Селестию, разворачиваясь в воздухе.</text:p>
      <text:p text:style-name="P139">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39"/>
      <text:p text:style-name="P139">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602">ы</text:span>гает следом и, не давая опомниться, со всего размаха опускается всеми четырьмя копытами на спину пытающей подняться <text:span text:style-name="T602">белой </text:span>аликорницы.</text:p>
      <text:p text:style-name="P139"/>
      <text:p text:style-name="P6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69"/>
      <text:p text:style-name="P139">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39">Управляющий жезл возвращается на место.</text:p>
      <text:p text:style-name="P139"/>
      <text:p text:style-name="P6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69"/>
      <text:p text:style-name="P69"><text:soft-page-break/>Найтмэр со смешком протягивает копыто к шлему Селестии и поднимает забрало.</text:p>
      <text:p text:style-name="P69"/>
      <text:p text:style-name="P69">Несколько долгих секунд стоит тишина. Потом над мостиком раздаётся режущий уши визг, переходящий в рёв.</text:p>
      <text:p text:style-name="P69"/>
      <text:p text:style-name="P69">- ОБМА-А-А-<text:span text:style-name="T602">А-А-А-А-А-А-А-А-А-А-А-А-А-</text:span>Н!!!</text:p>
      <text:p text:style-name="P69"/>
      <text:p text:style-name="P139">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39"/>
      <text:p text:style-name="P139">«ВСЕ ПЕЧЕНЬКИ БУДУТ НАШИ!». </text:p>
      <text:p text:style-name="P139"/>
      <text:p text:style-name="P139">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69"/>
      <text:p text:style-name="P69">- ОБМА-А-А-Н!!! Это Мы ВСЕГДА играли командора Брэйвхарта! Это Наша...</text:p>
      <text:p text:style-name="P69"/>
      <text:p text:style-name="P6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602">солнечной стражи</text:span>.</text:p>
      <text:p text:style-name="P69"/>
      <text:p text:style-name="P69">- Посмотрим, как вы будете смеяться, когда Мы схватим вашу повелительницу и сделаем Нашей слугой <text:span text:style-name="T602">прямо </text:span>перед вами! - вспыхивает Найтмэр. - Второй раз ей Нас не обмануть!</text:p>
      <text:p text:style-name="P69"/>
      <text:p text:style-name="P69">Аликорница пристально вглядывается в небо в том направлении, где скрылся повар-пегас.</text:p>
      <text:p text:style-name="P69"/>
      <text:p text:style-name="P6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602">сломаем </text:span>её саму.</text:p>
      <text:p text:style-name="P6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69"/>
      <text:p text:style-name="P69">…</text:p>
      <text:p text:style-name="P69"/>
      <text:p text:style-name="P139"><text:soft-page-break/>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39">«Мы бы телепортировались прямо в замок, но защитное поле Элементов подавляет телепортацию <text:span text:style-name="T594">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39"/>
      <text:p text:style-name="P139">И вот уже третий день мы гонимся на колеснице, запряженной в шестёрку виндиго.</text:p>
      <text:p text:style-name="P139"/>
      <text:p text:style-name="P139">Сначала это была еле видная в <text:span text:style-name="T601">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39"/>
      <text:p text:style-name="P139">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602">просто </text:span>нет времени его снять.</text:p>
      <text:p text:style-name="P139"/>
      <text:p text:style-name="P69">За три дня мы пролетаем весь путь, который у нас с Понкой на «Хитрожопке» занял <text:span text:style-name="T594">пять</text:span>. И на горизонте уже виден силовой щит Элементов — только между нами и Сел осталось каких-нибудь сто ярдов.</text:p>
      <text:p text:style-name="P69"/>
      <text:p text:style-name="P6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69"/>
      <text:p text:style-name="P69">Из рога чёрной аликорницы вырывается фиолетовая молния и ударяет в светлую фигуру впереди. Та уворачивается.</text:p>
      <text:p text:style-name="P69"/>
      <text:p text:style-name="P6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69"/>
      <text:p text:style-name="P6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69"/>
      <text:p text:style-name="P69">Силовой купол Элементов растёт прямо на глазах. Но всё ещё далеко, гораздо дальше, чем хотелось бы.</text:p>
      <text:p text:style-name="P69"/>
      <text:p text:style-name="P69"><text:soft-page-break/>-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69"/>
      <text:p text:style-name="P6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69"/>
      <text:p text:style-name="P69">- Так-так, сестрица, Нам неудобно дырявить твой роскошный зад, но Мы не можем <text:span text:style-name="T594">тебе </text:span>позволить... ИК!…</text:p>
      <text:p text:style-name="P69"/>
      <text:p text:style-name="P140">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40">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594">о </text:span>друга лбами марионеток.</text:p>
      <text:p text:style-name="P140"/>
      <text:p text:style-name="P326">- Давай, Сел, - бормочу я, яростно терзая зубами узел <text:span text:style-name="T130">на запястьях</text:span>. - Поднажми.</text:p>
      <text:p text:style-name="P69"/>
      <text:p text:style-name="P69">Как будто услы<text:span text:style-name="T594">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69"/>
      <text:p text:style-name="P69">Узёл в конце-концов подаётся и петли спадают с затёкших рук, когда меня накрывает тень.</text:p>
      <text:p text:style-name="P69"/>
      <text:p text:style-name="P69">- Мы можем убить тебя прямо сейчас!!! - рычит мне в лицо Найтмэр Мун. - Зачем Нам предатель?</text:p>
      <text:p text:style-name="P69"/>
      <text:p text:style-name="P69">Она с такой силой стучит копытом <text:span text:style-name="T594">о пол</text:span>, что я подпрыгиваю на скамье и валюсь на <text:span text:style-name="T594">дно</text:span> колесницы.</text:p>
      <text:p text:style-name="P69"/>
      <text:p text:style-name="P6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69"/>
      <text:p text:style-name="P69">Ноздри тёмной аликорницы гневно расширяются, узкие зрачки буквально пронзают меня насквозь как пара испанских навах.</text:p>
      <text:p text:style-name="P69"/>
      <text:p text:style-name="P69">Я молчу. Найтмэр, в конце концов, раздражённо отворачивается.</text:p>
      <text:p text:style-name="P69"/>
      <text:p text:style-name="P69"><text:soft-page-break/>- Почему Мы это терпим? - бормочет она сама себе. - Что это за мягкотелость? Это не понравится Великой Зиме.</text:p>
      <text:p text:style-name="P69"/>
      <text:p text:style-name="P69">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601">лунного света</text:span> на опоясывающей защитный экран ледяной паутине</text:p>
      <text:p text:style-name="P69"/>
      <text:p text:style-name="P69">- Сел!!! Осторожно, сеть!!! - ору я.</text:p>
      <text:p text:style-name="P69"/>
      <text:p text:style-name="P69">Найтмэр лишь надменно хохочет, даже не удостоив меня взглядом.</text:p>
      <text:p text:style-name="P69"/>
      <text:p text:style-name="P6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69"/>
      <text:p text:style-name="P141">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601">лунные блики иг</text:span>ра<text:span text:style-name="T601">ю</text:span>т на ледяных нитях как живые. <text:span text:style-name="T601">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41"/>
      <text:p text:style-name="P141">Двумя частями.</text:p>
      <text:p text:style-name="P141"/>
      <text:p text:style-name="P141">Некоторое время фрагменты — сама аликорница и её левое крыло — движутся по инерции рядом, но вскоре их траектории расходятся.</text:p>
      <text:p text:style-name="P141"/>
      <text:p text:style-name="P69">- Теперь посмотрим, чьи будут печеньки! - издевательски смеётся Найтмэр. - Вперёд!</text:p>
      <text:p text:style-name="P69"/>
      <text:p text:style-name="P6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69"/>
      <text:p text:style-name="P6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603">длинным </text:span>тормозным путём по гравийной дорожке.</text:p>
      <text:p text:style-name="P69"><text:soft-page-break/></text:p>
      <text:p text:style-name="P6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69"/>
      <text:p text:style-name="P296"><text:span text:style-name="Default_20_Paragraph_20_Font"><text:span text:style-name="T25">Радужная мембрана всё ближе, но Найтмэр не проявляет ни малейших признаков беспокойства. </text:span></text:span><text:span text:style-name="Default_20_Paragraph_20_Font"><text:span text:style-name="T223">На последних ярдах к защитному </text:span></text:span><text:span text:style-name="Default_20_Paragraph_20_Font"><text:span text:style-name="T25">э</text:span></text:span><text:span text:style-name="Default_20_Paragraph_20_Font"><text:span text:style-name="T223">крану </text:span></text:span><text:span text:style-name="Default_20_Paragraph_20_Font"><text:span text:style-name="T25">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296"><text:span text:style-name="Default_20_Paragraph_20_Font"><text:span text:style-name="T131"/></text:span></text:p>
      <text:p text:style-name="P296"><text:span text:style-name="Default_20_Paragraph_20_Font"><text:span text:style-name="T131">Зрение на несколько секунд отключается из-за яркого дневного света, внезапно сменившего мягкий свет звёзд.</text:span></text:span></text:p>
      <text:p text:style-name="P296"><text:span text:style-name="Default_20_Paragraph_20_Font"><text:span text:style-name="T131"/></text:span></text:p>
      <text:p text:style-name="P296"><text:span text:style-name="Default_20_Paragraph_20_Font"><text:span text:style-name="T25">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69"/>
      <text:p text:style-name="P141">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603">кровавая </text:span>борозда. В её конце в изорван<text:span text:style-name="T603">н</text:span>ом дымящемся поварском халате лежит белая аликорница.</text:p>
      <text:p text:style-name="P141">Я окаменевшим истуканом сижу на полу, уставившись прямо вперёд. В голове непрерывно крутится фраза </text:p>
      <text:p text:style-name="P141"/>
      <text:p text:style-name="P141">«Все печеньки будут наши».</text:p>
      <text:p text:style-name="P69"/>
      <text:p text:style-name="P69">- Сел. - пересохшими губами шепчу я. — Вставай.</text:p>
      <text:p text:style-name="P69"/>
      <text:p text:style-name="P69">Я не могу больше говорить — у меня закончился воздух в лёгких. Затаив дыхание, я смотрю на окровавле<text:span text:style-name="T603">н</text:span>ную фигуру на гравийной дорожке.</text:p>
      <text:p text:style-name="P69"/>
      <text:p text:style-name="P6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69"/>
      <text:p text:style-name="P69">- Вставай, Сел, - шепчу я беззвучно.</text:p>
      <text:p text:style-name="P69"/>
      <text:p text:style-name="P69"><text:soft-page-break/>Медленно, как солнце встаёт <text:span text:style-name="T603">хмурым</text:span> утр<text:span text:style-name="T603">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69"/>
      <text:p text:style-name="P69">- Мы победили, - бормочу я. - Нет. Ты победила, Сел.</text:p>
      <text:p text:style-name="P69"/>
      <text:p text:style-name="P69">События последних дней высосали меня досуха. У меня нет сил радоваться. Я с трудом встаю с пола колесницы и медленно бреду к арсеналу.</text:p>
      <text:p text:style-name="P69"/>
      <text:p text:style-name="P69">- Кто тут? - слышу слабый голос за спиной. - Где мы?</text:p>
      <text:p text:style-name="P69"/>
      <text:p text:style-name="P69">В колеснице стоит Найтмэр.</text:p>
      <text:p text:style-name="P69"/>
      <text:p text:style-name="P6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69"/>
      <text:p text:style-name="P69">- Ч-что тут произошло, Хуман?</text:p>
      <text:p text:style-name="P69"/>
      <text:p text:style-name="P69">Я молча нагибаюсь и подбираю с дорожки самый увесистый камень, до которого могу дотянуться.</text:p>
      <text:p text:style-name="P69">Мы молча стоим друг против друга и глаза Луны в конце-концов наполняются страхом.</text:p>
      <text:p text:style-name="P69"/>
      <text:p text:style-name="P69">- Ты угрожаешь Нам? Что плохого Мы тебе сделали?</text:p>
      <text:p text:style-name="P69"/>
      <text:p text:style-name="P69">Я молчу, не сводя с неё глаз. За моей спиной хлопает тяжёлая дверь арсенала.</text:p>
      <text:p text:style-name="P69"/>
      <text:p text:style-name="P6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603">по инерции</text:span> падаю вслед за ней.</text:p>
      <text:p text:style-name="P69"/>
      <text:p text:style-name="P69">- Ты ударил Нас! - удивлённо восклицает синяя аликорница.</text:p>
      <text:p text:style-name="P69"/>
      <text:p text:style-name="P69">Я встаю первый и заношу над ней камень. Её глаза наполняются ужасом.</text:p>
      <text:p text:style-name="P69"/>
      <text:p text:style-name="P69">- Не трожь её, - слышу за спиной <text:s/>тихий голос.</text:p>
      <text:p text:style-name="P69"><text:soft-page-break/></text:p>
      <text:p text:style-name="P6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69"/>
      <text:p text:style-name="P6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69"/>
      <text:p text:style-name="P69">В конце-концов, Луна заливается слезами и прикрывается крыльями.</text:p>
      <text:p text:style-name="P69"/>
      <text:p text:style-name="P69">- П-почему т-ты... В-вы так относитесь к нам? Что я сделала тебе и Хуману? - бормочет она сквозь слёзы из-под крыльев.</text:p>
      <text:p text:style-name="P69">- С возвращением, сестра, - мягко улыбается Селестия. - Я соскучилась.</text:p>
      <text:p text:style-name="P69">- Она чиста, - поворачивается светлая аликорница ко мне. - Опусти камень, Ху...</text:p>
      <text:p text:style-name="P69"/>
      <text:p text:style-name="P69">Зрачки Луны становятся узкими как у змеи. Рот искривляется в хищном оскале.</text:p>
      <text:p text:style-name="P69"/>
      <text:p text:style-name="P69">- Сел!!!</text:p>
      <text:p text:style-name="P69"/>
      <text:p text:style-name="P69">Мой окрик пропадает впустую.</text:p>
      <text:p text:style-name="P69"/>
      <text:p text:style-name="P69">Стремительным броском кобры Найтмэр изгибает шею и впивается рогом в бок светлой аликорницы.</text:p>
      <text:p text:style-name="P69"/>
      <text:p text:style-name="P69">- Так Ночь всегда побеждает День, а Зима — Лето! - торжествующе смеётся Найтмэр. - Ты проиграла, сестра!</text:p>
      <text:p text:style-name="P69"/>
      <text:p text:style-name="P69">Розовая аура щита охватывает тёмную <text:span text:style-name="T603">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69"/>
      <text:p text:style-name="P69">- Мы уже победили щит Элементов один раз — победим и второй! - хрипло смеётся Найтмэр.</text:p>
      <text:p text:style-name="P69"/>
      <text:p text:style-name="P69">Кровь из бока Селестии <text:span text:style-name="T603">хлещет</text:span> по её рогу, заливая глаза и нос. Найтмэр слизывает эту кровь и снова хохочет.</text:p>
      <text:p text:style-name="P69"/>
      <text:p text:style-name="P141">Я вижу это как в замедленной с<text:span text:style-name="T603">ъ</text:span>ёмке, поднимая камень над головой и бросаясь к борющейся паре.</text:p>
      <text:p text:style-name="P141"><text:soft-page-break/></text:p>
      <text:p text:style-name="P141">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41"/>
      <text:p text:style-name="P69">- Ночь сильнее дня! Не стой у Нас на пути, Хуман — и ты ещё сможешь занять подобающее место у Нашего престола!</text:p>
      <text:p text:style-name="P69">- Ты забыла, сестра, - слабый голос Селестии вмиг прервал дикое хохотание Найтмэр.</text:p>
      <text:p text:style-name="P69">- Что?!! Что Мы забыли, <text:span text:style-name="T603">неудачница</text:span>?</text:p>
      <text:p text:style-name="P69"/>
      <text:p text:style-name="P6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69"/>
      <text:p text:style-name="P6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69"/>
      <text:p text:style-name="P6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69"/>
      <text:p text:style-name="P6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69"/>
      <text:p text:style-name="P69">Золотистый пузырь лопается и Найтмэр летит в зенит подобно камню из пращи. Секунду я ещё слышу её визг, после чего она скрывается из виду.</text:p>
      <text:p text:style-name="P69"/>
      <text:p text:style-name="P69">- Мне очень жаль, что пришлось так поступить, - шепчет Селестия.</text:p>
      <text:p text:style-name="P69"/>
      <text:p text:style-name="P69">Золотая сфера <text:span text:style-name="T604">магии </text:span>осторожно ставит её на ноги <text:span text:style-name="T604">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604">набегая в небольшую лужу</text:span>.</text:p>
      <text:p text:style-name="P69"/>
      <text:p text:style-name="P69">- Щит разогнал, а я направила её на луну. Вдобавок, Щит элементов обернул тело моей сестры локальной оболочкой. Она <text:span text:style-name="T604">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69"/>
      <text:p text:style-name="P69"><text:soft-page-break/>Аликорница говорит с закрытыми глазами, как во сне. Её голос становится всё тише.</text:p>
      <text:p text:style-name="P69"/>
      <text:p text:style-name="P69">- Сел! Не засыпай!!!</text:p>
      <text:p text:style-name="P69"/>
      <text:p text:style-name="P69">Аликорница открывает глаза и слабо улыбается.</text:p>
      <text:p text:style-name="P69"/>
      <text:p text:style-name="P69">- Обними же меня, наконец, <text:span text:style-name="T604">мой Хуман</text:span>. Мне станет теплее. Тут... что-то <text:span text:style-name="T604">стало </text:span>слишком холодно.</text:p>
      <text:p text:style-name="P69"/>
      <text:p text:style-name="P142">Очертания аликорницы расплываются передо мной из-за слёз. Я быстро вытираю глаза ладонью и <text:span text:style-name="T604">крепко </text:span>обнимаю Селести<text:span text:style-name="T604">ю</text:span> обеими руками. Та коротко вздыхает и расслаблено <text:span text:style-name="T604">кладёт</text:span> голову мне на плечо. Я прижимаю её к груди и чувствую стук её сердца.</text:p>
      <text:p text:style-name="P69"/>
      <text:p text:style-name="P6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69"/>
      <text:p text:style-name="P69">- Я... чувствую магию... - <text:span text:style-name="T604">шепчет</text:span> Селестия.</text:p>
      <text:p text:style-name="P69"/>
      <text:p text:style-name="P69">Я отстраняюсь от неё и вижу золотую фигурку аликорницы, раскачивающуюся на цепочке на моей шее.</text:p>
      <text:p text:style-name="P69"/>
      <text:p text:style-name="P297"><text:span text:style-name="Default_20_Paragraph_20_Font"><text:span text:style-name="T25">- Очень знакомая магия... Похоже на моё собственное проклят</text:span></text:span><text:span text:style-name="Default_20_Paragraph_20_Font"><text:span text:style-name="T132">ь</text:span></text:span><text:span text:style-name="Default_20_Paragraph_20_Font"><text:span text:style-name="T25">е «Каменный лёд», только усилен</text:span></text:span><text:span text:style-name="Default_20_Paragraph_20_Font"><text:span text:style-name="T132">н</text:span></text:span><text:span text:style-name="Default_20_Paragraph_20_Font"><text:span text:style-name="T25">ое в сотню раз. Я изобрела его для </text:span></text:span><text:span text:style-name="Default_20_Paragraph_20_Font"><text:span text:style-name="T223">побед</text:span></text:span><text:span text:style-name="Default_20_Paragraph_20_Font"><text:span text:style-name="T25">ы над </text:span></text:span><text:span text:style-name="Default_20_Paragraph_20_Font"><text:span text:style-name="T74">Дискордом </text:span></text:span><text:span text:style-name="Default_20_Paragraph_20_Font"><text:span text:style-name="T82">сотни лет назад</text:span></text:span><text:span text:style-name="Default_20_Paragraph_20_Font"><text:span text:style-name="T25">... Откуда у тебя этот медальон?</text:span></text:span></text:p>
      <text:p text:style-name="P297"><text:span text:style-name="Default_20_Paragraph_20_Font"><text:span text:style-name="T25"/></text:span></text:p>
      <text:p text:style-name="P69">Я пытаюсь снять его, но рука, как прежде, проходит сквозь него.</text:p>
      <text:p text:style-name="P69"/>
      <text:p text:style-name="P6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69"/>
      <text:p text:style-name="P282"><text:span text:style-name="Default_20_Paragraph_20_Font"><text:span text:style-name="T25">- </text:span></text:span><text:span text:style-name="Default_20_Paragraph_20_Font"><text:span text:style-name="T223">Если я не </text:span></text:span><text:span text:style-name="Default_20_Paragraph_20_Font"><text:span text:style-name="T25">ошибаюсь</text:span></text:span><text:span text:style-name="Default_20_Paragraph_20_Font"><text:span text:style-name="T223"> в природе </text:span></text:span><text:span text:style-name="Default_20_Paragraph_20_Font"><text:span text:style-name="T25">э</text:span></text:span><text:span text:style-name="Default_20_Paragraph_20_Font"><text:span text:style-name="T223">того заклинания, </text:span></text:span><text:span text:style-name="Default_20_Paragraph_20_Font"><text:span text:style-name="T25">у меня есть около минуты. Я бы, наверное, смогла бы побороться с ним, если бы не была так слаба.</text:span></text:span></text:p>
      <text:p text:style-name="P69">- Сел, что ты говоришь? Как тебе помочь?</text:p>
      <text:p text:style-name="P6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text:soft-page-break/>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69"/>
      <text:p text:style-name="P69">Серое пятно уже охватило всю грудь и расползается на шею, передние ноги и крылья. Скорость распространения пятна увеличивается.</text:p>
      <text:p text:style-name="P69"/>
      <text:p text:style-name="P69">- Сел!!!</text:p>
      <text:p text:style-name="P6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42">…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42">И... знай — я всегда любила тебя…</text:p>
      <text:p text:style-name="P69"/>
      <text:p text:style-name="P69">- Сел, ЧТО МНЕ СДЕЛАТЬ, ЧТОБЫ ПОМОЧЬ?!!</text:p>
      <text:p text:style-name="P69"/>
      <text:p text:style-name="P69">Мой крик теряется в пустоте. Аликорница не отвечает.</text:p>
      <text:p text:style-name="P69"/>
      <text:p text:style-name="P69">Статуи не умеют говорить.</text:p>
      <text:p text:style-name="P69"/>
      <text:p text:style-name="P69">…</text:p>
      <text:p text:style-name="P69"/>
      <text:p text:style-name="P69">Сколько времени я стою, уставившись на каменное изваяние, некогда бывшее моим спутником долгие сотни лет?</text:p>
      <text:p text:style-name="P69"/>
      <text:p text:style-name="P69">Секунды?</text:p>
      <text:p text:style-name="P69">Минуты?</text:p>
      <text:p text:style-name="P69">Часы?</text:p>
      <text:p text:style-name="P69"/>
      <text:p text:style-name="P6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42"/>
      <text:p text:style-name="P142"><text:soft-page-break/>Звон усиливается. Воздух в пяти шагах от меня дрожит, в неясном мареве проявляется нечто определённое. Мигая <text:span text:style-name="T604">зелёным</text:span><text:span text:style-name="T605">и пятнами</text:span>, передо мной висит чёрный экран. Зелёные <text:span text:style-name="T605">блики и </text:span>линии на нём складываются в знакомое изображение.</text:p>
      <text:p text:style-name="P69"/>
      <text:p text:style-name="P69">С экрана на меня смотрит Селестия.</text:p>
      <text:p text:style-name="P225">Её измождённое лицо <text:span text:style-name="T605">едва видно из-за помех.</text:span></text:p>
      <text:p text:style-name="P69"/>
      <text:p text:style-name="P6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69"/>
      <text:p text:style-name="P69">Изображение на экране мигает и часто прерывается белым шумом, её слова еле можно разобрать сквозь треск <text:span text:style-name="T605">статических </text:span>разрядов и хрипение <text:span text:style-name="T605">помех</text:span>.</text:p>
      <text:p text:style-name="P282"><text:span text:style-name="Default_20_Paragraph_20_Font"><text:span text:style-name="T25"/></text:span></text:p>
      <text:p text:style-name="P298"><text:span text:style-name="Default_20_Paragraph_20_Font"><text:span text:style-name="T25">-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133">реальном </text:span></text:span><text:span text:style-name="Default_20_Paragraph_20_Font"><text:span text:style-name="T25">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133">Война отменена! </text:span></text:span><text:span text:style-name="Default_20_Paragraph_20_Font"><text:span text:style-name="T25">Надеюсь, в твоём м-мире тоже будет всё хорошо. Спасибо тебе, Дедлайн. И... прощай!</text:span></text:span></text:p>
      <text:p text:style-name="P69"/>
      <text:p text:style-name="P69">Мир растворяется в ослепительном сиянии…</text:p>
      <text:p text:style-name="P69"><text:span text:style-name="Default_20_Paragraph_20_Font"><text:span text:style-name="T25"/></text:span></text:p>
      <text:h text:style-name="P356" text:outline-level="2">~~~ Интермедия ~~~</text:h>
      <text:p text:style-name="P1"/>
      <text:p text:style-name="P69">… Я ставлю точку в последнем абзаце.</text:p>
      <text:p text:style-name="P69"/>
      <text:p text:style-name="P282"><text:span text:style-name="Default_20_Paragraph_20_Font"><text:span text:style-name="T25">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134">M</text:span></text:span><text:span text:style-name="Default_20_Paragraph_20_Font"><text:span text:style-name="T18">LP</text:span></text:span><text:span text:style-name="Default_20_Paragraph_20_Font"><text:span text:style-name="T25">. Ну в самом деле, какой смысл писать фик для мёртвого фэндома, отрывая время от отдыха и сна? </text:span></text:span><text:span text:style-name="Default_20_Paragraph_20_Font"><text:span text:style-name="T135">Бесперспективно</text:span></text:span><text:span text:style-name="Default_20_Paragraph_20_Font"><text:span text:style-name="T25">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134">в лучшем случае,</text:span></text:span><text:span text:style-name="Default_20_Paragraph_20_Font"><text:span text:style-name="T25">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134">2</text:span></text:span><text:span text:style-name="Default_20_Paragraph_20_Font"><text:span text:style-name="T25">» и рулить подводной лодкой в холодных водах </text:span></text:span><text:span text:style-name="Default_20_Paragraph_20_Font"><text:span text:style-name="T134">А</text:span></text:span><text:span text:style-name="Default_20_Paragraph_20_Font"><text:span text:style-name="T25">тлантики.</text:span></text:span></text:p>
      <text:p text:style-name="P69"/>
      <text:p text:style-name="P69">…</text:p>
      <text:p text:style-name="P69"/>
      <text:p text:style-name="P69">И всё же…</text:p>
      <text:p text:style-name="P69"><text:soft-page-break/></text:p>
      <text:p text:style-name="P6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69"/>
      <text:p text:style-name="P299"><text:span text:style-name="Default_20_Paragraph_20_Font"><text:span text:style-name="T25">…И всё же я сделаю ещё одно усилие и допишу самую малость. Почему-то мне кажется это очень важным, а в </text:span></text:span><text:span text:style-name="Default_20_Paragraph_20_Font"><text:span text:style-name="T134">сознании</text:span></text:span><text:span text:style-name="Default_20_Paragraph_20_Font"><text:span text:style-name="T25"> всё время вертятся обрывки фраз: </text:span></text:span></text:p>
      <text:p text:style-name="P299"><text:span text:style-name="Default_20_Paragraph_20_Font"><text:span text:style-name="T27">«Намерение меняет реальность… В другом месте, в другое время...»</text:span></text:span><text:span text:style-name="Default_20_Paragraph_20_Font"><text:span text:style-name="T25">.</text:span></text:span></text:p>
      <text:h text:style-name="P356" text:outline-level="2"/>
      <text:h text:style-name="P356" text:outline-level="2">Глава 19</text:h>
      <text:p text:style-name="P69"/>
      <text:p text:style-name="P6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251">и</text:span>. Я чувствую, как хлопья копоти падают мне на лицо, но не вижу их.</text:p>
      <text:p text:style-name="P69"/>
      <text:p text:style-name="P143">Я вообще ничего не вижу.</text:p>
      <text:p text:style-name="P143">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69"/>
      <text:p text:style-name="P6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69"/>
      <text:p text:style-name="P69">А, может быть, моя настоящая жизнь мне тоже только кажется?</text:p>
      <text:p text:style-name="P69"/>
      <text:p text:style-name="P69">Не знаю. Но теперь столетия жизни в Эквестрии мне кажутся чудным сном, тающим под напором реальности.</text:p>
      <text:p text:style-name="P69"/>
      <text:p text:style-name="P69">Осторожно ощупывая перед собой горячий воздух, поднимаюсь на ноги. Нашарив выход на крышу, открываю дверь и захожу внутрь.</text:p>
      <text:p text:style-name="P69"/>
      <text:p text:style-name="P69">Непонятно зачем, плотно закрываю за собой дверь.</text:p>
      <text:p text:style-name="P69"/>
      <text:p text:style-name="P282"><text:span text:style-name="Default_20_Paragraph_20_Font"><text:span text:style-name="T25">Медленно, ощупывая</text:span></text:span><text:span text:style-name="Default_20_Paragraph_20_Font"><text:span text:style-name="T223"> </text:span></text:span><text:span text:style-name="Default_20_Paragraph_20_Font"><text:span text:style-name="T233">п</text:span></text:span><text:span text:style-name="Default_20_Paragraph_20_Font"><text:span text:style-name="T136">ространство</text:span></text:span><text:span text:style-name="Default_20_Paragraph_20_Font"><text:span text:style-name="T223"> перед собой, </text:span></text:span><text:span text:style-name="Default_20_Paragraph_20_Font"><text:span text:style-name="T25">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69">Смешно, конечно — кто меня тут увидит? Даже я сам себя увидеть не могу.</text:p>
      <text:p text:style-name="P69"><text:soft-page-break/></text:p>
      <text:p text:style-name="P16">Всё, что мне сейчас хочется…</text:p>
      <text:p text:style-name="P69"/>
      <text:p text:style-name="P6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69"/>
      <text:p text:style-name="P16">… так это войти в свою обетованную <text:span text:style-name="T606">седьмую</text:span> палату, улечься на свою родную койку…</text:p>
      <text:p text:style-name="P69"/>
      <text:p text:style-name="P69">Три этажа позади. Значит, спустился на родной шестой.</text:p>
      <text:p text:style-name="P6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69"/>
      <text:p text:style-name="P16">… и умереть.</text:p>
      <text:p text:style-name="P69"/>
      <text:p text:style-name="P69">Дверь в мою палату открыта настежь. Стул, на котором сидел Судья Дредд, перевёрнут и, похоже, сломан в толкучке.</text:p>
      <text:p text:style-name="P69"/>
      <text:p text:style-name="P69">Осторожно вхожу в помещение и пробираюсь к своей койке. На полу явно пролили какую-то жидкость. Надеюсь, кружку воды, а не ночной горшок.</text:p>
      <text:p text:style-name="P69"/>
      <text:p text:style-name="P69">- Кто тут?</text:p>
      <text:p text:style-name="P69"/>
      <text:p text:style-name="P69">Трескучий безжизненный голос может принадлежать только одному владельцу.</text:p>
      <text:p text:style-name="P69"/>
      <text:p text:style-name="P69">- Терминатор, тебя <text:span text:style-name="T606">что, </text:span>не забрали в убежище?</text:p>
      <text:p text:style-name="P69">- А, это ты, Дедлайн... Включи свет, пожалуйста. Слишком темно, я тебя почти не вижу.</text:p>
      <text:p text:style-name="P69"/>
      <text:p text:style-name="P6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69"/>
      <text:p text:style-name="P144">Пожав плечами, нашариваю на стене выключатель и щёлкаю кнопкой. Электричества нет, но разве это важно?</text:p>
      <text:p text:style-name="P144">Важно намерение.</text:p>
      <text:p text:style-name="P69"/>
      <text:p text:style-name="P69"><text:soft-page-break/>- Так лучше?</text:p>
      <text:p text:style-name="P69">- Да… Так лучше. Что у тебя с глазами?</text:p>
      <text:p text:style-name="P69">- Это уже совершенно неважно.</text:p>
      <text:p text:style-name="P69"/>
      <text:p text:style-name="P69">Осторожно присаживаюсь на койку. Пружины скрипят под моим весом.</text:p>
      <text:p text:style-name="P69"/>
      <text:p text:style-name="P69">- Ты видел её?.. Ты встретился с ней?.. Какой была встреча?</text:p>
      <text:p text:style-name="P69"/>
      <text:p text:style-name="P69">Сжимаю виски пальцами, пытаясь вспомнить подробности встречи половины часа назад и одновременно половины тысячи лет.</text:p>
      <text:p text:style-name="P69"/>
      <text:p text:style-name="P6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606">в</text:span>но. <text:span text:style-name="T338">Полтысячи лет прошло.</text:span></text:p>
      <text:p text:style-name="P69"/>
      <text:p text:style-name="P69">- <text:span text:style-name="T338">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69">- Что??? Что она просила передать?!!</text:p>
      <text:p text:style-name="P144">-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69"/>
      <text:p text:style-name="P69">Терминатор хрипло смеётся.</text:p>
      <text:p text:style-name="P69"/>
      <text:p text:style-name="P6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69"/>
      <text:p text:style-name="P69">Намерение меняет реальность. Где-то я уже это слышал.</text:p>
      <text:p text:style-name="P69">Но где?</text:p>
      <text:p text:style-name="P69">И когда?</text:p>
      <text:p text:style-name="P69">И от кого?</text:p>
      <text:p text:style-name="P69"/>
      <text:p text:style-name="P6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69"/>
      <text:p text:style-name="P145"><text:soft-page-break/>На ощупь — крылатый единорог. Или рогатый пегас. Фигурка быстро нагревается и начинает жечь ладонь. Я сжимаю её в руке. <text:span text:style-name="T607">Ощущение</text:span> бол<text:span text:style-name="T607">и пробуждает вспоминание о даре, предложенном Анитой во <text:s/>время нашей последней встречи</text:span>.</text:p>
      <text:p text:style-name="P145"/>
      <text:p text:style-name="P38"><text:span text:style-name="T385">...Но если тебе понадобится помощь — просто с</text:span>кажи «Семь вечностей» <text:span text:style-name="T385">возле наших оболочек </text:span>и после этого давай команды. Вроде «<text:span text:style-name="T384">оператор четыре, </text:span>слома<text:span text:style-name="T384">й</text:span> эту стену» или «<text:span text:style-name="T384">оператор двенадцать, </text:span>раскида<text:span text:style-name="T384">й</text:span> эту преграду». Ты будешь удивлён, ручаюсь!..</text:p>
      <text:p text:style-name="P50"/>
      <text:p text:style-name="P172">Ну что же. Кажется, умирать ещё рановато. Пора сделать этот мир чуточку лучше.</text:p>
      <text:p text:style-name="P172">Намерение меняет реальность. </text:p>
      <text:p text:style-name="P69"/>
      <text:p text:style-name="P69">- <text:span text:style-name="T607">Терминатор, ты меня хорошо слышишь?</text:span></text:p>
      <text:p text:style-name="P69">- <text:span text:style-name="T607">Да, Дедлайн.</text:span></text:p>
      <text:p text:style-name="P69">- <text:span text:style-name="T608">Вставай, Терминатор. Пришла пора для </text:span><text:span text:style-name="T607">Сем</text:span><text:span text:style-name="T608">и</text:span><text:span text:style-name="T607"> Вечностей.</text:span></text:p>
      <text:p text:style-name="P69"/>
      <text:p text:style-name="P226">Несколько мгновений ничего не происходит. Потом я слышу скрип кроватных пружин и быстрые шаги.</text:p>
      <text:p text:style-name="P226"/>
      <text:p text:style-name="P226">- Оператор Один, я слушаю.</text:p>
      <text:p text:style-name="P226"/>
      <text:p text:style-name="P226">Голос Терминатора помолодел, <text:span text:style-name="T609">в нём появились металлические нотки.</text:span></text:p>
      <text:p text:style-name="P226"/>
      <text:p text:style-name="P226">- Приведи сюда остальных, Оператор Тридцать четыре. <text:span text:style-name="T608">Вытащи их из подвала</text:span>. <text:span text:style-name="T608">Но не трогай персонал Чертогов. Насилие нам ни к чему.</text:span></text:p>
      <text:p text:style-name="P226">- <text:span text:style-name="T609">Да, </text:span><text:span text:style-name="T610">Первый</text:span>. <text:span text:style-name="T610">Иду.</text:span></text:p>
      <text:p text:style-name="P226"/>
      <text:p text:style-name="P227">Слышу удаляющиеся шаги. Теперь я вспоминаю также и дар Хэвэн.</text:p>
      <text:p text:style-name="P227"/>
      <text:p text:style-name="P33"><text:span text:style-name="T609">…Я </text:span><text:span text:style-name="T384">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12">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34"><text:span text:style-name="T609">Д</text:span>ля активации возможностей тебе не нужн<text:span text:style-name="T412">о произносить</text:span> кодов<text:span text:style-name="T412">ую</text:span> фраз<text:span text:style-name="T412">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4"/>
      <text:p text:style-name="P227">Раз пошла такая пьянка, режь последний огурец! Большей уверенности в моей правоте ещё следует поискать. <text:span text:style-name="T611">Намерение и уверенность — всё, что </text:span><text:span text:style-name="T612">ещё </text:span><text:span text:style-name="T611">держит меня в этом мире.</text:span></text:p>
      <text:p text:style-name="P227"><text:soft-page-break/></text:p>
      <text:p text:style-name="P227">Я сосредотачиваюсь. <text:span text:style-name="T608">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227"/>
      <text:p text:style-name="P227">Сначала я чувствую, как восстанавливается кожа на руках. Потом ко мне <text:span text:style-name="T612">одним мигом </text:span>возвращается зрение.</text:p>
      <text:p text:style-name="P227"/>
      <text:p text:style-name="P227">…</text:p>
      <text:p text:style-name="P227"/>
      <text:p text:style-name="P227">Фу, я лежу на <text:span text:style-name="T613">залитой </text:span><text:span text:style-name="T608">бурой </text:span><text:span text:style-name="T613">кровью </text:span>койке, <text:span text:style-name="T613">устланной</text:span> <text:span text:style-name="T611">выпавшими волосами и </text:span>отвалившимися струпьями! <text:span text:style-name="T614">Какая гадость!</text:span></text:p>
      <text:p text:style-name="P227"/>
      <text:p text:style-name="P228"><text:span text:style-name="T610">Резко в</text:span>скинувшись с постели, я оказываюсь на потолке, вцепившись пальцами рук в <text:span text:style-name="T613">потолочный датчик пожарной сигнализации </text:span><text:span text:style-name="T608">и кронштейн для лампы</text:span><text:span text:style-name="T613">, а пальцами ног упёршись в стену.</text:span></text:p>
      <text:p text:style-name="P229"/>
      <text:p text:style-name="P229">Ни-хре-на-себе!</text:p>
      <text:p text:style-name="P229"/>
      <text:p text:style-name="P231">Мышцы без труда удерживают меня в этой неестественной позе. <text:span text:style-name="T613">Мир играет передо мной новыми красками, я </text:span><text:span text:style-name="T615">отчётливо вижу каждую пылинку в палате </text:span><text:span text:style-name="T616">и могу вычислить траекторию её движения на ближайшие пять секунд,</text:span><text:span text:style-name="T615"> </text:span><text:span text:style-name="T616">я</text:span><text:span text:style-name="T615"> </text:span><text:span text:style-name="T617">чувствую тысячи новых запахов </text:span><text:span text:style-name="T616">и слышу тысячи новых звуков</text:span><text:span text:style-name="T615">. Я чётко различаю спектр солнечного света, отдельные лучи разных цветов, </text:span><text:span text:style-name="T610">некоторым из которых я даже не знаю названия,</text:span><text:span text:style-name="T615"> играют радугой перед моим восхищённым взором.</text:span></text:p>
      <text:p text:style-name="P230"/>
      <text:p text:style-name="P230"><text:span text:style-name="T618">И </text:span><text:span text:style-name="T608">я </text:span><text:span text:style-name="T618">з</text:span><text:span text:style-name="T615">амечаю голубовато-</text:span><text:span text:style-name="T610">серое</text:span><text:span text:style-name="T615">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608">Это сияние разрушает живую плоть и даже моему сверхорганизму приходится прикладывать определённые усилия на преодоление </text:span><text:span text:style-name="T617">разрушающего эффекта этого сияния.</text:span></text:p>
      <text:p text:style-name="P228"/>
      <text:p text:style-name="P232">Я отцепляюсь от потолка и пружинисто приземляюсь на пол рядом с койкой. <text:span text:style-name="T617">И практически одновременно с</text:span><text:span text:style-name="T609">лышу грохот выбиваемой двери </text:span><text:span text:style-name="T617">бомбо</text:span><text:span text:style-name="T609">убежища. </text:span><text:span text:style-name="T618">Воздух наполняется приглушенными возгласами выходящих на свободу обитателей Чертогов Разума.</text:span></text:p>
      <text:p text:style-name="P227"/>
      <text:p text:style-name="P233">Надо побыстрее включить их механизмы защиты — радиация кругом нешуточная.</text:p>
      <text:p text:style-name="P233"/>
      <text:p text:style-name="P234">Я со смешком прыгаю <text:span text:style-name="T619">с места</text:span> прямо в зарешеченное окно. То, что не получилось когда-то у Терминатора, получится у меня — пусть он <text:span text:style-name="T610">теперь</text:span> завидует.</text:p>
      <text:p text:style-name="P233"/>
      <text:p text:style-name="P233"><text:soft-page-break/>При подлёте к решётке моментально раздвигаю <text:span text:style-name="T610">пальцами </text:span>железные прутья, как мягкую проволоку, практически не задержавшись в процессе.</text:p>
      <text:p text:style-name="P233"/>
      <text:p text:style-name="P233">Стекло представляет <text:span text:style-name="T610">собой </text:span>ещё более слабую преграду — <text:span text:style-name="T617">я</text:span> <text:span text:style-name="T617">давлю двумя</text:span> паль<text:span text:style-name="T610">цами </text:span><text:span text:style-name="T617">в центр стекла</text:span>, <text:span text:style-name="T617">прикрывая второй рукой глаза, </text:span>чтобы <text:span text:style-name="T617">не повредить </text:span>осколк<text:span text:style-name="T617">ами</text:span>. Впрочем, даже если бы порезали — не страшно, <text:span text:style-name="T617">я</text:span> <text:span text:style-name="T617">теперь </text:span>мо<text:span text:style-name="T617">гу их</text:span> вылечить за несколько секунд. <text:span text:style-name="T617">З</text:span>ащищаю <text:span text:style-name="T617">глаза</text:span> просто по привычке. <text:span text:style-name="T620">Весь мой организм представляет теперь </text:span><text:span text:style-name="T610">идеальный</text:span><text:span text:style-name="T620"> инструмент, подчиненный одной цели.</text:span></text:p>
      <text:p text:style-name="P233"/>
      <text:p text:style-name="P235">Большинство Учителей <text:span text:style-name="T610">безучастно смотрят</text:span> <text:span text:style-name="T610">на стоящего перед ними </text:span>Терминатор<text:span text:style-name="T610">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617">для приземлен</text:span><text:span text:style-name="T621">и</text:span><text:span text:style-name="T617">я </text:span>позу, и залечить порезы <text:span text:style-name="T617">на руках</text:span>.</text:p>
      <text:p text:style-name="P235"/>
      <text:p text:style-name="P236">- Где научился так прыгать, Дед? — Диоген оценивающе поднимает вверх большой палец. — Подскажи, я тоже хочу. Спускаться по лестницам — такая скука!</text:p>
      <text:p text:style-name="P236">- <text:span text:style-name="T622">Сейчас скажу. Только не тебе одному — всем. Все узнают, - я отряхиваюсь от осколков стекла и осматриваю своё будущее воинство.</text:span></text:p>
      <text:p text:style-name="P227">- <text:span text:style-name="T610">Все вышли? — спрашиваю Терминатора.</text:span></text:p>
      <text:p text:style-name="P227"/>
      <text:p text:style-name="P237">Тот отрицательно качает головой.</text:p>
      <text:p text:style-name="P237"/>
      <text:p text:style-name="P237">- Судья Дредд заперся в уборной. Я не хотел повредить его. Но ведь он нам и не нужен?</text:p>
      <text:p text:style-name="P237">- Не нужен, - утвердительно киваю я.</text:p>
      <text:p text:style-name="P237"/>
      <text:p text:style-name="P238">Я всматриваюсь в <text:span text:style-name="T623">тридцать четыре фигуры, стоящие передо мной. </text:span></text:p>
      <text:p text:style-name="P238"/>
      <text:p text:style-name="P238">- <text:span text:style-name="T617">Мне хотелось бы толкнуть возвышенную речь в такой момент, </text:span><text:span text:style-name="T624">мои друзья</text:span><text:span text:style-name="T617">. </text:span><text:span text:style-name="T624">Ведь будущего у нас, скорее всего, нет, и видимся мы в последний раз.</text:span><text:span text:style-name="T617"> Но радиация ждать не будет. Поэтому — просто вставайте под знамя Семи Вечностей. </text:span><text:span text:style-name="T625">Пришло время. </text:span><text:span text:style-name="T624">Никто кроме нас и всякая-тому-подобная пафосная хрень, которую я не умею говорить, а вы не будете слушать.</text:span></text:p>
      <text:p text:style-name="P238"/>
      <text:p text:style-name="P239">Я указываю рукой на запад, на скопление оплавленных небоскрёбов.</text:p>
      <text:p text:style-name="P239">- Как вы, может быть, помните, мы работали над проектом искусственного интеллекта, превратившего страну в одну большую <text:span text:style-name="T626">военно-экономическую машину</text:span>. <text:span text:style-name="T626">Уже неважно, были ли наши страхи </text:span><text:span text:style-name="T627">поражения</text:span><text:span text:style-name="T626">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627">Весь мир в радиоактивных руинах.</text:span></text:p>
      <text:p text:style-name="P240">Но!</text:p>
      <text:p text:style-name="P240"><text:soft-page-break/></text:p>
      <text:p text:style-name="P240">Я многозначительно поднимаю палец. В унисон этому вдали обруш<text:span text:style-name="T628">ив</text:span>ается одна из покосившихся высоток бизнес-центра.</text:p>
      <text:p text:style-name="P238"/>
      <text:p text:style-name="P238">- <text:span text:style-name="T626">Но остались двадцать шесть узлов </text:span><text:span text:style-name="T627">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238"/>
      <text:p text:style-name="P241">Я замолкаю ненадолго, пытаясь прочесть эмоции на лицах Учителей. Проще прочесть эмоции каменных истуканов острова Пасхи.</text:p>
      <text:p text:style-name="P241"/>
      <text:p text:style-name="P241">- Потому что не произойдёт. Хэвэн не возродится. Мы не допусти<text:span text:style-name="T629">м</text:span> это. <text:span text:style-name="T621">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630">Скорее всего, также будет сопротивление самой Хэвэн — она наверняка что-то придумает. </text:span><text:span text:style-name="T621">Но ваши текущие возможности вполне позволят вам пройти </text:span><text:span text:style-name="T630">все преграды</text:span><text:span text:style-name="T621">.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630">Удачи. </text:span><text:span text:style-name="T621">У меня всё.</text:span></text:p>
      <text:p text:style-name="P238"/>
      <text:p text:style-name="P242">Я отворачиваюсь от неровного строя. Не хочется смотреть в лицо тем, кому даёшь безнадёжную задачу. </text:p>
      <text:p text:style-name="P242"/>
      <text:p text:style-name="P242">- Оператор <text:span text:style-name="T630">О</text:span>дин?</text:p>
      <text:p text:style-name="P242">- <text:span text:style-name="T630">Да? — я поворачиваюсь.</text:span></text:p>
      <text:p text:style-name="P242"/>
      <text:p text:style-name="P243">Площадка перед входом в бомбоубежище пуста — только Терминатор стоит на старом месте.</text:p>
      <text:p text:style-name="P243"/>
      <text:p text:style-name="P244">- <text:span text:style-name="T616">А боевой кластер </text:span><text:span text:style-name="T631">бледных</text:span><text:span text:style-name="T616"> — его не нужно уничтожить?</text:span><text:span text:style-name="T234"> </text:span><text:span text:style-name="T235">P</text:span><text:span text:style-name="T19">HOENIX</text:span><text:span text:style-name="T234"> </text:span><text:span text:style-name="T616">не возродится?</text:span></text:p>
      <text:p text:style-name="P244">- <text:span text:style-name="T631">Хороший вопрос</text:span><text:span text:style-name="T616">, - отвечаю я. — </text:span><text:span text:style-name="T631">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244">- Ты не пойдёшь с нами?</text:p>
      <text:p text:style-name="P243">Я отрицательно мотаю головой.</text:p>
      <text:p text:style-name="P243">- Нет. У меня есть сво<text:span text:style-name="T632">я</text:span> зада<text:span text:style-name="T632">ча</text:span>.</text:p>
      <text:p text:style-name="P243"/>
      <text:p text:style-name="P245">Я закрываю глаза. Даже сквозь закрытые веки вижу <text:span text:style-name="T631">постепенно </text:span>испепеляющее мир голубовато-серое сияние. <text:span text:style-name="T616">Я сильнее сжимаю фигурку Селестии в кулаке и сияние распадается на радужный спектр лучей, </text:span><text:span text:style-name="T631">пронизывающих всё живое и разрушающее его.</text:span></text:p>
      <text:p text:style-name="P245"><text:soft-page-break/></text:p>
      <text:p text:style-name="P246"><text:span text:style-name="T631">Я сжимаю колючую фигурку ещё крепче, </text:span><text:span text:style-name="T633">её рог впивается мне в ладонь, я чувствую кровь, стекающую по пальцам.</text:span><text:span text:style-name="T631"> </text:span><text:span text:style-name="T633">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634">некий третий глаз</text:span><text:span text:style-name="T633">, я </text:span><text:span text:style-name="T634">теперь </text:span><text:span text:style-name="T633">вижу суть вещей и явлений, суть мироздания и времени.</text:span></text:p>
      <text:p text:style-name="P246"/>
      <text:p text:style-name="P247">Это очень забавно. Мир не сделан печальным, печальным делаем его мы. И в наших же силах всё вернуть.</text:p>
      <text:p text:style-name="P247">Намерение меняет реальность.</text:p>
      <text:p text:style-name="P247">Теперь я понимаю смысл фразы. Всё так просто! <text:span text:style-name="T635">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634">д</text:span><text:span text:style-name="T635">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247"/>
      <text:p text:style-name="P248">Поле, по всем признакам не отличимое от магии.</text:p>
      <text:p text:style-name="P246"/>
      <text:p text:style-name="P248">Осталась самая малость — изменить несколько первых триллионов фотонов, чтобы цепная реакция довершила трансформацию по всей планете.</text:p>
      <text:p text:style-name="P248"/>
      <text:p text:style-name="P248">Я сжимаю кулак ещё крепче. Моё тело горит, я чувствую, как огромный поток энегрии <text:span text:style-name="T636">выходит</text:span> через него. Рог фигурки выходит с другой стороны ладони.</text:p>
      <text:p text:style-name="P248">И крохотная искорка слетает с этого рога и растворяется в пространстве. Искорка <text:span text:style-name="T636">настоящей</text:span> частички <text:span text:style-name="T636">Эквуса</text:span>, что разделяется на золотистое облачко и начинает цепную реакцию трансформации радиации в магию.</text:p>
      <text:p text:style-name="P146"/>
      <text:p text:style-name="P248">Я вижу, как бледное сияние <text:span text:style-name="T636">вокруг</text:span> заменяется <text:span text:style-name="T636">аквамариновым и радость наполняет моё существо. Я смеюсь во всё горло, как ребёнок, успешно завершивший особо каверзную проделку.</text:span></text:p>
      <text:p text:style-name="P69"/>
      <text:p text:style-name="P69">- Дедлайн, ты уходишь, - слышу удивлённый хрип Терминатора. - Ты становишься прозрачным. Я вижу <text:span text:style-name="T636">деревья</text:span> сквозь тебя. Она забирает тебя? Скажи, она уцелела? Хэвэн забирает тебя?</text:p>
      <text:p text:style-name="P69"/>
      <text:p text:style-name="P147">Я сухо смеюсь в ответ. <text:span text:style-name="T636">Мой сверхмозг тут же выдаёт мне ответ.</text:span></text:p>
      <text:p text:style-name="P147">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69"/>
      <text:p text:style-name="P69">Что ж.</text:p>
      <text:p text:style-name="P69"><text:soft-page-break/></text:p>
      <text:p text:style-name="P69">Мне осталось закончить одно дело. Не то, чтобы я в него верил, просто хочется напоследок показать фак мирозданию.</text:p>
      <text:p text:style-name="P69"/>
      <text:p text:style-name="P6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69"/>
      <text:p text:style-name="P69">Ничто…</text:p>
      <text:p text:style-name="P69"/>
      <text:p text:style-name="P249">Энергия в теле заканчивается внезапно, как будто перекрыли вентиль. Вместе с уходом энергии уходит и сознание.</text:p>
      <text:p text:style-name="P249"/>
      <text:p text:style-name="P1">~~~</text:p>
      <text:p text:style-name="P1"/>
      <text:p text:style-name="P69">…Я вновь <text:span text:style-name="T637">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638">Я вижу всё обычным взором, «третий глаз» покинул меня, как и остальные сверхспособности.</text:span></text:p>
      <text:p text:style-name="P69"/>
      <text:p text:style-name="P6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69"/>
      <text:p text:style-name="P69">И новый приступ дежавю одолевает меня — я наверняка где-то видел этого типа. Готов зуб отдать, мы встречались раньше!</text:p>
      <text:p text:style-name="P69"/>
      <text:p text:style-name="P69">- Привет-привет! - существо снова машет копытом, но уже в приветственном жесте.</text:p>
      <text:p text:style-name="P69">- Ты... Ты что за хрен вообще? – наконец-то обретаю речь я.</text:p>
      <text:p text:style-name="P6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69">- Да-да, у меня похожее чувство, - мрачно сообщаю я. - По-моему, мы уже пересекались раньше.</text:p>
      <text:p text:style-name="P69"><text:soft-page-break/>-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69">- Что?</text:p>
      <text:p text:style-name="P69"/>
      <text:p text:style-name="P6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6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69">- Да ты же не иначе, как сам Проводник! - в восхищении отвечает Анакорн. - Редчайший тип <text:span text:style-name="T638">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6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6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69"/>
      <text:p text:style-name="P69">Сверхаликорн подаёт стакан воды.</text:p>
      <text:p text:style-name="P69"/>
      <text:p text:style-name="P69">- И что же ты теперь собираешься делать? - продолжает Анакорн.</text:p>
      <text:p text:style-name="P69">- Не знаю. Вот, думаю, может, сдохнуть прямо тут?</text:p>
      <text:p text:style-name="P6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69"/>
      <text:p text:style-name="P69">Я саркастически улыбаюсь в ответ. Да, я хочу. Вот только желание это неосуществимо, если только Анакорн не умеет воскрешать мёртвых.</text:p>
      <text:p text:style-name="P69"/>
      <text:p text:style-name="P69">- Ты умеешь возвращать с того света?</text:p>
      <text:p text:style-name="P69"><text:soft-page-break/>-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6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69">- Да ну, зачем статую? - огорчается Анакорн. - Не буду я превращать тебя в статую. Есть одно решение…</text:p>
      <text:p text:style-name="P69"/>
      <text:p text:style-name="P69">Демиург морщит лоб и зависает, уставившись в одну точку.</text:p>
      <text:p text:style-name="P69"/>
      <text:p text:style-name="P69">- И?..</text:p>
      <text:p text:style-name="P69"/>
      <text:p text:style-name="P69">Я замечаю, что мои кисти светятся голубоватым свечением, а кончики пальцев становятся полупрозрачными.</text:p>
      <text:p text:style-name="P69"/>
      <text:p text:style-name="P69">- <text:s/>Тебе пора уходить. Слишком долго находился возле меня. Ты сгораешь, - <text:span text:style-name="T638">замечает</text:span> Анакорн.</text:p>
      <text:p text:style-name="P69">- Так что там насчёт решения? - не отстаю я.</text:p>
      <text:p text:style-name="P69"/>
      <text:p text:style-name="P282"><text:span text:style-name="Default_20_Paragraph_20_Font"><text:span text:style-name="T223">С</text:span></text:span><text:span text:style-name="Default_20_Paragraph_20_Font"><text:span text:style-name="T25">верхаликорн </text:span></text:span><text:span text:style-name="Default_20_Paragraph_20_Font"><text:span text:style-name="T223">морщит лоб, </text:span></text:span><text:span text:style-name="Default_20_Paragraph_20_Font"><text:span text:style-name="T25">сосредот</text:span></text:span><text:span text:style-name="Default_20_Paragraph_20_Font"><text:span text:style-name="T236">о</text:span></text:span><text:span text:style-name="Default_20_Paragraph_20_Font"><text:span text:style-name="T25">чиваясь. </text:span></text:span><text:span text:style-name="Default_20_Paragraph_20_Font"><text:span text:style-name="T223">Полминут</text:span></text:span><text:span text:style-name="Default_20_Paragraph_20_Font"><text:span text:style-name="T25">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69"/>
      <text:p text:style-name="P6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69">- А за какой дверью Сел?</text:p>
      <text:p text:style-name="P6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69"/>
      <text:p text:style-name="P69">Сверхаликорн нетерпеливым жестом указывает в направлении дверей.</text:p>
      <text:p text:style-name="P69"/>
      <text:p text:style-name="P6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69"/>
      <text:p text:style-name="P69"><text:soft-page-break/>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69"/>
      <text:p text:style-name="P6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638">водящий</text:span> мне одним копытом <text:span text:style-name="T638">у горла</text:span> и указывающий вторым на песочные часы, в которых в нижнюю чашу просыпаются последние песчинки.</text:p>
      <text:p text:style-name="P69"/>
      <text:p text:style-name="P69">Голубоватое свечение уже расширилось с кистей на руки и торс, последние фаланги пальцев едва видны.</text:p>
      <text:p text:style-name="P69"/>
      <text:p text:style-name="P69">Может, тут и остановиться? Сияющий эфир и каменная статуя — хорошая пара, как по мне.</text:p>
      <text:p text:style-name="P69"/>
      <text:p text:style-name="P69">Нет, эту историю надо пройти до конца.</text:p>
      <text:p text:style-name="P69">Медленно возвращаюсь к светящимся проёмам дверей.</text:p>
      <text:p text:style-name="P69"/>
      <text:p text:style-name="P69">Вот оно!</text:p>
      <text:p text:style-name="P69"/>
      <text:p text:style-name="P69">Останавливаюсь напротив проёма, почувствовав легчайший укол. Делаю шаг к двери — и чувствую знакомое жжение в груди.</text:p>
      <text:p text:style-name="P69"/>
      <text:p text:style-name="P69">- Ну привет-привет, - блаженно улыбаюсь я старой знакомой.</text:p>
      <text:p text:style-name="P69">Прижатая к области сердца рука ощущает очертания фигурки аликорна, как будто выросшей из груди.</text:p>
      <text:p text:style-name="P69"/>
      <text:p text:style-name="P69">Что-то это да значит.</text:p>
      <text:p text:style-name="P69"/>
      <text:p text:style-name="P6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69"/>
      <text:p text:style-name="P69">Да плевать — если дверь нельзя открыть — её можно выбить. Эта мысль заполняет всё сознание.</text:p>
      <text:p text:style-name="P69">Изо всех сил замахиваюсь ногой и втапливаю по двери. Нога проваливается в дверь, а за ней и весь я.</text:p>
      <text:p text:style-name="P69"/>
      <text:p text:style-name="P69">- Ну, или так, - успеваю подумать я.</text:p>
      <text:p text:style-name="P65"/>
      <text:h text:style-name="P356" text:outline-level="2"><text:soft-page-break/>Эпилог</text:h>
      <text:p text:style-name="P1"/>
      <text:p text:style-name="P176">~~~5000 лет от основания Эквестрии~~~</text:p>
      <text:p text:style-name="P67"/>
      <text:p text:style-name="P301">Mike Oldfield - In the beginning &amp; Let there be light <text:s text:c="5"/>или <text:s text:c="5"/>Oceania</text:p>
      <text:p text:style-name="P282"><text:a xlink:type="simple" xlink:href="https://www.youtube.com/watch?v=p9BoEuwuzIk" office:target-frame-name="_top" xlink:show="replace" text:style-name="Internet_20_link" text:visited-style-name="Visited_20_Internet_20_Link"><text:span text:style-name="Default_20_Paragraph_20_Font"><text:span text:style-name="T222">https://www.youtube.com/watch?v=p9BoEuwuzIk</text:span></text:span></text:a><text:span text:style-name="Default_20_Paragraph_20_Font"><text:span text:style-name="T222"><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222">https://www.youtube.com/watch?v=aG-_7xXTHjk</text:span></text:span></text:a></text:p>
      <text:p text:style-name="P282"/>
      <text:p text:style-name="P282"><text:span text:style-name="Default_20_Paragraph_20_Font"><text:span text:style-name="T25">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25"> собранной в строгую буклю гривой – строго обращается к воспитательнице.</text:span></text:span></text:p>
      <text:p text:style-name="Text_20_body"><text:span text:style-name="Default_20_Paragraph_20_Font"><text:span text:style-name="T25"/></text:span></text:p>
      <text:p text:style-name="P159">-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59">- Да-да, они у меня воспитанные, - вымученно улыбн<text:span text:style-name="T639">ается</text:span> кобыла-земнопони, задней ногой отодви<text:span text:style-name="T639">гая</text:span> полноватого жеребёнка от гипсового бюста какой-то древней знаменитости.</text:p>
      <text:p text:style-name="P69">- Хм, - экскурсовод <text:span text:style-name="T639">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59"/>
      <text:p text:style-name="P69">Стайка пони перебега<text:span text:style-name="T639">ет</text:span> от одного экспоната к другому. Экскурсовод увлечённо рассказыва<text:span text:style-name="T639">ет</text:span> о культуре античности, в то время как учительница со скучающим видом наблюда<text:span text:style-name="T639">ет</text:span> кувырки погодных пегасов в ближайшей тучке. После дюжины подобных экскурсий она мо<text:span text:style-name="T639">жет</text:span> на одном дыхании пересказать имена шести величайших военачальников Эквестрии периода диархии и назвать даты <text:span text:style-name="T640">девяти известнейших гонок «Небес Эквестрии»</text:span>. Всё <text:span text:style-name="T639">идёт</text:span> своим чередом, своей обыденной логикой.</text:p>
      <text:p text:style-name="P68"/>
      <text:p text:style-name="P159">…</text:p>
      <text:p text:style-name="P159">…</text:p>
      <text:p text:style-name="P159">…</text:p>
      <text:p text:style-name="P159"/>
      <text:p text:style-name="P69">- И финальная часть экспозиции эпохи диархии, - экскурсовод т<text:span text:style-name="T639">ычет</text:span> копытом в сторону одинокой скульптуры, под которую был выделен целый зал.</text:p>
      <text:p text:style-name="P159"><text:soft-page-break/></text:p>
      <text:p text:style-name="P6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639">ует,</text:span> голову с отбитым ухом венча<text:span text:style-name="T639">ет</text:span> обломок рога. И всё же даже в нынешнем жалком состоянии она вызыва<text:span text:style-name="T639">ет</text:span> восхищение неземной грацией и изяществом линий. Осколок неземной красоты как будто свети<text:span text:style-name="T639">тся</text:span> внутренним светом, источая магическое сияние на посетителей. В душе что-то замира<text:span text:style-name="T639">ет</text:span> от осознания того, какой она могла бы быть до повреждений.</text:p>
      <text:p text:style-name="P159"/>
      <text:p text:style-name="P69">- Многие считают, что эта найденная в руинах затерянно<text:span text:style-name="T640">й</text:span> в Вечнодиком лесу <text:span text:style-name="T640">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6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59"/>
      <text:p text:style-name="P69">- Селестиев не бывает! - важно <text:span text:style-name="T639">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69">- Агась! - отклик<text:span text:style-name="T639">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69">- Угум<text:span text:style-name="T639">с</text:span>… - смущённо от<text:span text:style-name="T639">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59"/>
      <text:p text:style-name="P282"><text:span text:style-name="T25">Её взрослые товарищи фейсхуф</text:span><text:span text:style-name="T137">ают</text:span><text:span text:style-name="T25">. Экскурсовод поправ</text:span><text:span text:style-name="T137">ляет</text:span><text:span text:style-name="T25"> очки и оки</text:span><text:span text:style-name="T137">дывает</text:span><text:span text:style-name="T25"> взором присмиревшую аудиторию.</text:span></text:p>
      <text:p text:style-name="P159"/>
      <text:p text:style-name="P6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639">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639">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59"/>
      <text:p text:style-name="P69">- А вы сами как думаете? - переби<text:span text:style-name="T639">вает</text:span> экскурсовода Рэйнбоу Дрим. - Это плинцесса Селестия, или лабота этой… как её… Эйл Малбл?</text:p>
      <text:p text:style-name="P159"/>
      <text:p text:style-name="P159"><text:soft-page-break/>Экскурсовод <text:span text:style-name="T639">смотрит</text:span> на жеребёнка поверх очков и слабо улыб<text:span text:style-name="T639">ается</text:span>.</text:p>
      <text:p text:style-name="P159"/>
      <text:p text:style-name="P6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59"/>
      <text:p text:style-name="P69">- Тётя, а что нарисовано на этой картинке? - <text:span text:style-name="T639">дёргает</text:span> зубами край жакета жеребёнок в голубой кепочке указывая на неприметную картину в углу зала.</text:p>
      <text:p text:style-name="P69">- Дасти Нупс, веди себя прилично! - шик<text:span text:style-name="T639">ает</text:span> на него учительница. - <text:span text:style-name="T639">Н</text:span>емедленно вернисть в группу!</text:p>
      <text:p text:style-name="P69">- О, не волнуйтесь, всё в порядке! - успок<text:span text:style-name="T639">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639">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639">о</text:span> из предани<text:span text:style-name="T639">й</text:span> даже говорит о том, что он женился на Селестии и принял ряд государственных решений, предопределивших расцвет древней Эквестрии.</text:p>
      <text:p text:style-name="P69">- Впрочем, - экскурсовод смотр<text:span text:style-name="T639">ит</text:span> на жеребят и морщи<text:span text:style-name="T639">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641">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59"/>
      <text:p text:style-name="P69">- А я велю в Хумана! - заяв<text:span text:style-name="T641">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59"/>
      <text:p text:style-name="P159">Смех остальных жеребят заглушает её.</text:p>
      <text:p text:style-name="P159"/>
      <text:p text:style-name="P6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641">о</text:span> сна, как тебе мама в сказочке на ночь читала!</text:p>
      <text:p text:style-name="P159"/>
      <text:p text:style-name="P159">Жеребята хохочут, хлопая друг друга <text:span text:style-name="T641">копытами</text:span> по спинам.</text:p>
      <text:p text:style-name="P159"/>
      <text:p text:style-name="P282"><text:span text:style-name="Default_20_Paragraph_20_Font"><text:span text:style-name="T25">-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223">же</text:span></text:span><text:span text:style-name="Default_20_Paragraph_20_Font"><text:span text:style-name="T25">.</text:span></text:span></text:p>
      <text:p text:style-name="P69">- Всё равно умнее, чем верить в мамины сказочки про Хумана и Селестию! - хихикает крупная кобылка в веснушках.</text:p>
      <text:p text:style-name="P69"><text:soft-page-break/>- Я выласту и стану умнее, чем вы все вместе взятые! Особенно ты, дылда веснусчатая! - мрачно заявляет радужногривая малышка.</text:p>
      <text:p text:style-name="P69">- Агась! Будешь альтернативно умная, как и все кьюти-марочники! - гогочет конопатая.</text:p>
      <text:p text:style-name="P6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6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69">- ДИНКА ТВЕРДОЛОБ! - ледяной тон учительницы не предвещает ничего доброго. - Мне надо встретиться с твоими родителями! Нам есть о чём погово...</text:p>
      <text:p text:style-name="P159"/>
      <text:p text:style-name="P159">… ТЫДЫЩЬ-БАХ-БАБАХ!!!</text:p>
      <text:p text:style-name="P159"/>
      <text:p text:style-name="P6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69"/>
      <text:p text:style-name="P6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59"/>
      <text:p text:style-name="P1">***</text:p>
      <text:p text:style-name="P159"/>
      <text:p text:style-name="P69">Больно.</text:p>
      <text:p text:style-name="P69"/>
      <text:p text:style-name="P69">Я открываю глаза и вижу фигуру в голубом.</text:p>
      <text:p text:style-name="P69"/>
      <text:p text:style-name="P148">- Рэйнбоу? Где я? - бормочу я в прострации.</text:p>
      <text:p text:style-name="P148">Голова адски трещит, картинка перед глазами плывёт и двоится.</text:p>
      <text:p text:style-name="P69"/>
      <text:p text:style-name="P69">- Э-м-м-м... В музее.</text:p>
      <text:p text:style-name="P69"/>
      <text:p text:style-name="P6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69"/>
      <text:p text:style-name="P148"><text:soft-page-break/>- Здластвуй, Хуман. Ты усыбся? Тебе больно? - участливо спрашивает кобылка.</text:p>
      <text:p text:style-name="P148">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69"/>
      <text:p text:style-name="P6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69">- Кто они? - мокрый компресс унимает боль, ко мне возвращается ясность мыслей.</text:p>
      <text:p text:style-name="P69">-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59"/>
      <text:p text:style-name="P69">Рядом остолбенело застыла высокая кобыла-единорог в очках и твидовом жакете.</text:p>
      <text:p text:style-name="P159"/>
      <text:p text:style-name="P69">- Они говолят, кьютималочники тупые. Хотя я учусь в одной с ними глуппе — а я ведь на тли года младсе!</text:p>
      <text:p text:style-name="P159"/>
      <text:p text:style-name="P69">Я замечаю знакомую кьютимарку на крупе жеребёнки - <text:s/>радужная молния пронзает облако.</text:p>
      <text:p text:style-name="P159"/>
      <text:p text:style-name="P159">- Постой... Как тебя зовут?</text:p>
      <text:p text:style-name="P159">- Ты зе узе назвал меня? - озадаченно спрашивает жеребёнка. - Я Лэйнбоу!</text:p>
      <text:p text:style-name="P250">- Рэйнбоу Джет? - неверяще переспрашиваю я.</text:p>
      <text:p text:style-name="P148">Не может быть, полтысячи лет прошло с нашей последней встречи. Хотя Анакорн что-то говорил о временной путанице.</text:p>
      <text:p text:style-name="P250"/>
      <text:p text:style-name="P159">- Неа! - разочарованно отвечает та. - Лэйнбоу Длим. <text:s/>Эх! А я думала, ты меня знаес.</text:p>
      <text:p text:style-name="P69">- Может, твоя мать или бабушка имеют отношение к школе Вондерболтов? - продолжаю допытываться я. - Я знал её основательницу.</text:p>
      <text:p text:style-name="P282"><text:span text:style-name="Default_20_Paragraph_20_Font"><text:span text:style-name="T25">- Эммм, - озадаченно тянет малышка. - У нас есть семейная легенда, сто наса </text:span></text:span><text:span text:style-name="Default_20_Paragraph_20_Font"><text:span text:style-name="T223">пла</text:span></text:span><text:span text:style-name="Default_20_Paragraph_20_Font"><text:span text:style-name="T25">-</text:span></text:span><text:span text:style-name="Default_20_Paragraph_20_Font"><text:span text:style-name="T223">пла</text:span></text:span><text:span text:style-name="Default_20_Paragraph_20_Font"><text:span text:style-name="T25">-</text:span></text:span><text:span text:style-name="Default_20_Paragraph_20_Font"><text:span text:style-name="T223">пла</text:span></text:span><text:span text:style-name="Default_20_Paragraph_20_Font"><text:span text:style-name="T25">-и есё много </text:span></text:span><text:span text:style-name="Default_20_Paragraph_20_Font"><text:span text:style-name="T223">л</text:span></text:span><text:span text:style-name="Default_20_Paragraph_20_Font"><text:span text:style-name="T25">аз </text:span></text:span><text:span text:style-name="Default_20_Paragraph_20_Font"><text:span text:style-name="T223">пла</text:span></text:span><text:span text:style-name="Default_20_Paragraph_20_Font"><text:span text:style-name="T25">-бабуска основала академию Вонделболтов пять тысясь лет назад.</text:span></text:span></text:p>
      <text:p text:style-name="P159">- Пять тысяч?!! - не верю я. - Пять тысяч лет назад?</text:p>
      <text:p text:style-name="P6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59"/>
      <text:p text:style-name="P282"><text:span text:style-name="Default_20_Paragraph_20_Font"><text:span text:style-name="T25">Я ошеломлённо осматриваю музей. </text:span></text:span><text:span text:style-name="Default_20_Paragraph_20_Font"><text:span text:style-name="T223">Вижу </text:span></text:span><text:span text:style-name="Default_20_Paragraph_20_Font"><text:span text:style-name="T25">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25"> </text:span></text:span>Celestia<text:span text:style-name="Default_20_Paragraph_20_Font"><text:span text:style-name="T25">».</text:span></text:span></text:p>
      <text:p text:style-name="P282"><text:span text:style-name="Default_20_Paragraph_20_Font"><text:span text:style-name="T25"/></text:span></text:p>
      <text:p text:style-name="P250"><text:soft-page-break/>-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59"/>
      <text:p text:style-name="P159">Всё-таки, гад этот Анакорн! И шутки у него сволочные. Жаль, я ему не врезал, когда имел возможность.</text:p>
      <text:p text:style-name="P159"/>
      <text:p text:style-name="P6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59"/>
      <text:p text:style-name="P159">- Так всё же, какой она была, моя пла-пла-плабабуска? - слышу я настойчивый голосок.</text:p>
      <text:p text:style-name="P159"/>
      <text:p text:style-name="P69">Я поворачиваюсь к жеребёнку и присаживаюсь перед ней на корточки. Треплю её по голове и чмокаю в губы.</text:p>
      <text:p text:style-name="P69"/>
      <text:p text:style-name="P69">- Не слушай своих глупых подруг. Будь такой, какой была твоя <text:span text:style-name="T641">пра-пра-</text:span>прабабушка, малышка. Она была офигенной.</text:p>
      <text:p text:style-name="P159"/>
      <text:p text:style-name="P159">Я подхожу к статуе.</text:p>
      <text:p text:style-name="P159"/>
      <text:p text:style-name="P159">- Сел…</text:p>
      <text:p text:style-name="P159"/>
      <text:p text:style-name="P6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59"/>
      <text:p text:style-name="P6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641">Мне так хотелось обнять тебя всё это время…</text:span></text:p>
      <text:p text:style-name="P159"/>
      <text:p text:style-name="P6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69"/>
      <text:p text:style-name="P69">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59"/>
      <text:p text:style-name="P159">Меня накрывает тень.</text:p>
      <text:p text:style-name="P159"/>
      <text:p text:style-name="P69"><text:soft-page-break/>- Я обещала встретиться, и я выполнила своё обещание, мой маленький человек, - Селестия устало опускает голову мне на плечо. — <text:span text:style-name="T641">Не скажу, что это было легко.</text:span></text:p>
      <text:p text:style-name="P159"/>
      <text:p text:style-name="P6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59"/>
      <text:p text:style-name="P69">-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642">носом </text:span>ей в шею.</text:p>
      <text:p text:style-name="P159">Селестия в ответ прижимает меня к себе единственным крылом.</text:p>
      <text:p text:style-name="P159"/>
      <text:p text:style-name="P69">- Ну же, Анон, не стоит так переживать, я же сказала, что буду ждать. Когда это я тебя обманывала?</text:p>
      <text:p text:style-name="P69">- Ты… Ты… Глупая ты лошадь… - бормочу я, крепче вжимаясь лицом в белоснежную шею.</text:p>
      <text:p text:style-name="P159">Аликорница только вздыхает.</text:p>
      <text:p text:style-name="P159"/>
      <text:p text:style-name="P6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642">о</text:span>гла мне в этом. Спасибо.</text:p>
      <text:p text:style-name="P159"/>
      <text:p text:style-name="P159">Наконец я отрываюсь от неё и вытираю ладонью слёзы. И у меня снова перехватывает дыхание – от ужаса при виде <text:span text:style-name="T642">ран</text:span> аликорницы.</text:p>
      <text:p text:style-name="P159"/>
      <text:p text:style-name="P159">- Сел!!!</text:p>
      <text:p text:style-name="P6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59"/>
      <text:p text:style-name="P6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642">ющие</text:span>е тело Селестии.</text:p>
      <text:p text:style-name="P159"/>
      <text:p text:style-name="P149">- Н-нет, ч-что-ты, просто в прежнем виде ты мне нравилась больше. Я не любитель садо-мазо, - нервно хихикаю я.</text:p>
      <text:p text:style-name="P149"><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69">- Уж кому-кому, а не тебе говорить о гиподинамии! - внезапно шагает от стены <text:span text:style-name="T642">кобыла-</text:span>экскурсовод. - Твой избыточный вес – это итог всех съеденных тобою ночью втайне от Нас пирожных, Сестрица! Нам <text:soft-page-break/>так думается, кладка Нашего старого замка <text:span text:style-name="T642">в Вечнодиком</text:span> состоит наполовину из зачерствевших круассанов!</text:p>
      <text:p text:style-name="P159"/>
      <text:p text:style-name="P6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59"/>
      <text:p text:style-name="P159">- Мы рады, что ты вернулась, Сестра.</text:p>
      <text:p text:style-name="P159"/>
      <text:p text:style-name="P6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59"/>
      <text:p text:style-name="P159">…</text:p>
      <text:p text:style-name="P159"/>
      <text:p text:style-name="P69">- ЛУНА! - Селестия притягивает сестру к себе, заключая в объятиях. - Я не надеялась увидеть тебя живой! Ты вернулась!</text:p>
      <text:p text:style-name="P6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59">- Я так скучала! Я так переживала!</text:p>
      <text:p text:style-name="P69">- Мы пыталась найти способ расколдовать тебя. Увы, <text:span text:style-name="T642">это </text:span>заклятие ещё более сильное, чем то, что сослало Нас на Луну когда-то… Твоя магия всегда была сильнее Нашей…</text:p>
      <text:p text:style-name="P159"/>
      <text:p text:style-name="P6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59"/>
      <text:p text:style-name="P159">- Луна?!! Ты ничего не хочешь мне сказать?</text:p>
      <text:p text:style-name="P159"/>
      <text:p text:style-name="P69">Тёмная аликорница со вздохом отвлекается от сестриной гривы, в которую зарылась носом.</text:p>
      <text:p text:style-name="P159"/>
      <text:p text:style-name="P282"><text:span text:style-name="Default_20_Paragraph_20_Font"><text:span text:style-name="T25">-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text:span></text:span><text:soft-page-break/><text:span text:style-name="Default_20_Paragraph_20_Font"><text:span text:style-name="T25">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25">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138">с вами</text:span></text:span><text:span text:style-name="Default_20_Paragraph_20_Font"><text:span text:style-name="T25"> хоть две минуты… Мы так соскучились!</text:span></text:span></text:p>
      <text:p text:style-name="P159"/>
      <text:p text:style-name="P69">Тёмная аликорница вновь зарывается мордой в гриву сестры. Я слышу вздох Селестии и её успокаивающий шёпот. Я тоже прощающе <text:span text:style-name="T642">киваю</text:span> Луне.</text:p>
      <text:p text:style-name="P159"/>
      <text:p text:style-name="P6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59">- Твоя правда, Сестра, - согла<text:span text:style-name="T642">шается </text:span>с ней Луна. - Мы хотели сказать тебе об этом позже, но ты сама всё поняла.</text:p>
      <text:p text:style-name="P159"/>
      <text:p text:style-name="P159">Старшая аликорница смотрит на младшую и обе согласно кивают.</text:p>
      <text:p text:style-name="P159"/>
      <text:p text:style-name="P159">- Хуман, мы хотели бы вернуться. - Селестия с тревогой смотрит на меня. - Пойдёшь ли ты с нами?</text:p>
      <text:p text:style-name="P159">- Вернуться? Куда?</text:p>
      <text:p text:style-name="P69">- В Эогипп. Нашу прадавнюю родину, откуда неисчислимые тысячелетия назад пришли аликорны. Нам нужно отдохнуть. Долга<text:span text:style-name="T642">я</text:span> жизнь в твёрдом мире утомляет…</text:p>
      <text:p text:style-name="P159">- А потом?</text:p>
      <text:p text:style-name="P6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59"/>
      <text:p text:style-name="P159">Я смотрю на небо, на облака, на солнце и улыбаюсь.</text:p>
      <text:p text:style-name="P159"/>
      <text:p text:style-name="P6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6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59"/>
      <text:p text:style-name="P159">Мне кажется, или я вижу в вечерних лучах солнца краску, залившую щеки Луны?</text:p>
      <text:p text:style-name="P159">Я смеюсь. Всё ста<text:span text:style-name="T642">новится</text:span> на свои места, как в старые добрые времена.</text:p>
      <text:p text:style-name="P159"/>
      <text:p text:style-name="P159"><text:soft-page-break/>- Тогда помчали?</text:p>
      <text:p text:style-name="P159">- Да. - Селестия поворачивается к Луне. - Как в тот раз, после битвы у Холодной скалы?</text:p>
      <text:p text:style-name="P159">- Да. По другому ты сейчас и не сможешь.</text:p>
      <text:p text:style-name="P159"/>
      <text:p text:style-name="P69">Луна подходит вплотную к Селестии со стороны отсутствующего крыла, бок к боку, и крепко обнимает раненую аликорницу крылом.</text:p>
      <text:p text:style-name="P69"/>
      <text:p text:style-name="P159">- Проверим силы. Раз. Два. Три! - Луна взмахивает свободным крылом.</text:p>
      <text:p text:style-name="P159"/>
      <text:p text:style-name="P6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59"/>
      <text:p text:style-name="P69">Тандем крутит восьмёрки и виражи в вечернем небе, поднимается в высоту и падает в стремительных пике. Наконец, они приземляются.</text:p>
      <text:p text:style-name="P159"/>
      <text:p text:style-name="P159">- Хуман, - обращается ко мне Селестия, - Хотела бы я нести тебя сейчас… Увы – раны не позволят. Садись на Луну, пожалуйста…</text:p>
      <text:p text:style-name="P159"/>
      <text:p text:style-name="P6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69">Честное слово, Сел могла бы придумать что-нибудь получше, чем ездить на этой фурии, Хуман!</text:p>
      <text:p text:style-name="P159"/>
      <text:p text:style-name="P159">Внезапно строгую морду освещает улыбка и бирюзовый глаз подмигивает мне.</text:p>
      <text:p text:style-name="P159"/>
      <text:p text:style-name="P159">- Ты всё ещё боишься нас, Хуман. После стольких-то лет знакомства. Это забавляет. Садись! (1)</text:p>
      <text:p text:style-name="P159"/>
      <text:p text:style-name="P159">…</text:p>
      <text:p text:style-name="P159"/>
      <text:p text:style-name="P159">Лэйнбоу Длим – хлаблая! Лэйнбоу Длим не убезала, как длугие, от <text:span text:style-name="T643">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59"/>
      <text:p text:style-name="P159">Высоко-высоко в небо!</text:p>
      <text:p text:style-name="P159"/>
      <text:p text:style-name="P159"><text:soft-page-break/>(1) В глубине искорёженного шлема экспоната №502 загор<text:span text:style-name="T643">елся</text:span> жёлтый огонёк. Зелёные буквы <text:span text:style-name="T643">побежали</text:span> на небольшом потрескавшемся экранчике.</text:p>
      <text:p text:style-name="P159"/>
      <text:p text:style-name="P159">- Регистрация присутствия хозяина.</text:p>
      <text:p text:style-name="P159">- Регистрация увеличения дистанции с хозяином.</text:p>
      <text:p text:style-name="P159">- Отсутствие инструкций.</text:p>
      <text:p text:style-name="P159">- Активация протокола поддержания дистанции необходимой для принятия инструкций хозяина.</text:p>
      <text:p text:style-name="P159"/>
      <text:p text:style-name="P159"/>
      <text:p text:style-name="P159">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59"/>
      <text:p text:style-name="P159">Вскоре слегка скрежещущая фигура скрывается в лучах заходящего солнца вслед за троицей сказочных созданий.</text:p>
      <text:p text:style-name="P159"/>
      <text:p text:style-name="P159"/>
      <text:h text:style-name="P356" text:outline-level="2">Конец</text:h>
      <text:p text:style-name="P159"/>
      <text:p text:style-name="P65"/>
      <text:p text:style-name="P69"/>
      <text:p text:style-name="P69"/>
      <text:p text:style-name="P69"/>
      <text:p text:style-name="P69"/>
      <text:p text:style-name="P65">Крепкий орешек, развоплощение не повлияло твой характер. Как был хамом, так и остался.</text:p>
      <text:p text:style-name="P65">- Мы ведь виделись раньше, да? Почему-то ты кажешься мне знакомым, - угрюмо замечаю я. - Хотя, хоть убей, не вспомню, где.</text:p>
      <text:p text:style-name="P65">-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65">- Хреново, - ещё угрюмее говорю я. - Полчаса назад попал в эпицентр ядерного взрыва.</text:p>
      <text:p text:style-name="P65">-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65"/>
      <text:p text:style-name="P65">Я молча прикидываю, смогу ли дотянуться до его носа кулаком? А ногой?</text:p>
      <text:p text:style-name="P65"><text:soft-page-break/>Анакорн как будто понимает, что я замышляю. Он отступает шаг назад и примирительно поднимает вверх копыто.</text:p>
      <text:p text:style-name="P65"/>
      <text:p text:style-name="P65">-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65"/>
      <text:p text:style-name="P66">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65"/>
      <text:p text:style-name="P65">-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65"/>
      <text:p text:style-name="P65">-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65">- Стоп-стоп-стоп! Помедленнее, я нихрена не понял! - хватаюсь за голову я. - Какая-такая подружка? Какая просьба? Какой мир? Что за бред?</text:p>
      <text:p text:style-name="P69"/>
      <text:p text:style-name="P282"><text:span text:style-name="Default_20_Paragraph_20_Font"><text:span text:style-name="T25">&lt;</text:span></text:span><text:span text:style-name="Default_20_Paragraph_20_Font"><text:span text:style-name="T92">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282"><text:span text:style-name="Default_20_Paragraph_20_Font"><text:span text:style-name="T92">Эпилог.)</text:span></text:span><text:span text:style-name="Default_20_Paragraph_20_Font"><text:span text:style-name="T25">&gt;</text:span></text:span></text:p>
      <text:p text:style-name="P69"/>
      <text:p text:style-name="P69"/>
      <text:p text:style-name="P282"><text:span text:style-name="Default_20_Paragraph_20_Font"><text:span text:style-name="T25">(</text:span></text:span><text:span text:style-name="Default_20_Paragraph_20_Font"><text:span text:style-name="T9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69"><text:soft-page-break/></text:p>
      <text:p text:style-name="P6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327"/>
      <text:p text:style-name="P282"><text:span text:style-name="Default_20_Paragraph_20_Font"><text:span text:style-name="T644">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327">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282"><text:span text:style-name="Default_20_Paragraph_20_Font"><text:span text:style-name="T645">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65"/>
      <text:p text:style-name="P65">…</text:p>
      <text:p text:style-name="P328"/>
      <text:p text:style-name="P69"/>
      <text:p text:style-name="P69"/>
      <text:p text:style-name="P69"/>
      <text:p text:style-name="P1">***</text:p>
      <text:p text:style-name="P16"/>
      <text:p text:style-name="P282"><text:span text:style-name="Default_20_Paragraph_20_Font"><text:span text:style-name="T27"><text:s/></text:span></text:span><text:span text:style-name="Default_20_Paragraph_20_Font"><text:span text:style-name="T5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61"/>
      <text:p text:style-name="P61">Я устало смеюсь. Юджин сделал этический модуль слишком эмоциональным, но это выглядит порой так забавно!</text:p>
      <text:p text:style-name="P61">- Нет ничего проще. Если бы ты спросилда меня раньше, я бы тебе сказал. Со стороны это моментально видно.</text:p>
      <text:p text:style-name="P61"><text:soft-page-break/>- Что?!! Говори!</text:p>
      <text:p text:style-name="P61">-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61">- И где же мне найти желающих на такое? Я даже с трудом понимаю концепцию души, не то, чтобы поверить в её существование.</text:p>
      <text:p text:style-name="P61"/>
      <text:p text:style-name="P61">Разочарование сквозит в выражении морды трансцендентной лошади, в её поникших ушах и обвислом хвосте. Я усмехаюсь.</text:p>
      <text:p text:style-name="P61"/>
      <text:p text:style-name="P61">- Ты в упор не видишь очевидного. Расскажи-ка, каким образом я могу присутствовать тут, рядом с тобой в виртуальном мире?</text:p>
      <text:p text:style-name="P61">Хэвэн недовольно морщит нос, но начинает объяснять, как пятилетнему ребёнку.</text:p>
      <text:p text:style-name="P61">-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61">- Правильно, - киваю я, - и как, по-твоему, можно назвать цифровой слепок сознания?</text:p>
      <text:p text:style-name="P61">- Н-не понимаю, к чему ты клонишь? - запинается Хэвэн. Я вижу, что она начинает понимать.</text:p>
      <text:p text:style-name="P61">-</text:p>
      <text:p text:style-name="P16"/>
      <text:p text:style-name="P16"><text:s/>Информационный слепок сознания неточен, сканируется, в основном, память, <text:s/>логический аппарат и эмоции.</text:p>
      <text:p text:style-name="P16"/>
      <text:p text:style-name="P282"><text:span text:style-name="Default_20_Paragraph_20_Font"><text:span text:style-name="T25">&lt;</text:span></text:span><text:span text:style-name="Default_20_Paragraph_20_Font"><text:span text:style-name="T92">Зарождение проекта «Семь вечностей» и любовь Хэвэн к Дедлайну</text:span></text:span><text:span text:style-name="Default_20_Paragraph_20_Font"><text:span text:style-name="T25">&gt;</text:span></text:span></text:p>
      <text:p text:style-name="P69"/>
      <text:p text:style-name="P69"/>
      <text:p text:style-name="P69"/>
      <text:p text:style-name="P69"/>
      <text:p text:style-name="P69"/>
      <text:h text:style-name="P356" text:outline-level="2">12</text:h>
      <text:p text:style-name="P69"/>
      <text:p text:style-name="P69"><text:soft-page-break/></text:p>
      <text:p text:style-name="P1">***</text:p>
      <text:p text:style-name="P1"/>
      <text:p text:style-name="P69"/>
      <text:p text:style-name="P69"/>
      <text:p text:style-name="P69"/>
      <text:p text:style-name="P69">&lt;мир-громоотвод — в том месте, где размещён боевой модуль PHOENIX&gt;</text:p>
      <text:p text:style-name="P69">&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9"/>
      <text:p text:style-name="P6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69"/>
      <text:p text:style-name="P69"/>
      <text:p text:style-name="P69"/>
      <text:p text:style-name="P6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69"/>
      <text:p text:style-name="P65"/>
      <text:p text:style-name="P65">&lt;Ещё одна глава. Больничный быт Дедлайна / Развитие болезни Джет. Одеяло&gt;</text:p>
      <text:p text:style-name="P69">(добавить <text:s/>быта в Чертогах Разума и общения с “овощами”)</text:p>
      <text:p text:style-name="P69"/>
      <text:p text:style-name="P69"/>
      <text:p text:style-name="P69">пол’т на єкспериментальном образце первой ступени ракеті (остальніе не сделані)</text:p>
      <text:p text:style-name="P69"/>
      <text:p text:style-name="P69">===================================================</text:p>
      <text:p text:style-name="P69">… Вы и есть сопротивление!</text:p>
      <text:p text:style-name="P69">&lt;временная петля&gt;</text:p>
      <text:p text:style-name="P69"/>
      <text:p text:style-name="P69"/>
      <text:p text:style-name="P69"/>
      <text:p text:style-name="P163"><text:soft-page-break/></text:p>
      <text:p text:style-name="P69"/>
      <text:p text:style-name="P282"><text:span text:style-name="Default_20_Paragraph_20_Font"><text:span text:style-name="T25">&lt;</text:span></text:span><text:span text:style-name="Default_20_Paragraph_20_Font"><text:span text:style-name="T9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25">..&gt;</text:span></text:span></text:p>
      <text:p text:style-name="P69"/>
      <text:p text:style-name="P65"/>
      <text:p text:style-name="P65">Шаги Армагеддона;</text:p>
      <text:p text:style-name="P65"/>
      <text:p text:style-name="P65"/>
      <text:p text:style-name="P65">встреча с единорогами</text:p>
      <text:p text:style-name="P6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65">Потом – путешествие на “Хитрожопке”, апгрейд её до дирижабля</text:p>
      <text:p text:style-name="P65"/>
      <text:p text:style-name="P65">=========================================</text:p>
      <text:p text:style-name="P65"/>
      <text:p text:style-name="P6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65"/>
      <text:p text:style-name="P6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65">==========================================</text:p>
      <text:p text:style-name="P65">Анакорн Анону: Что-то мне твоё лицо кажется знакомым. Мы раньше встречались?</text:p>
      <text:p text:style-name="P65">- Каким образом? – усмехнулся Анон.</text:p>
      <text:p text:style-name="P6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9"/>
      <text:p text:style-name="P69">- Как мне звать тебя, Учитель? - прозвучала стандартная фраза начала Диалога, - Я желаю взять у… Ооо!..</text:p>
      <text:p text:style-name="P69"/>
      <text:p text:style-name="P6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9"/>
      <text:p text:style-name="P69"><text:soft-page-break/>- Мой первый Учитель… Я узнала тебя… Мне тебя не хватало.</text:p>
      <text:p text:style-name="P69"/>
      <text:p text:style-name="P69">Деревья расступились и на поляну вышла Хэвэн.</text:p>
      <text:p text:style-name="P69"/>
      <text:p text:style-name="P282"><text:span text:style-name="Default_20_Paragraph_20_Font"><text:span text:style-name="T25">- Не могу сказать, что это взаимно, Хэв, -</text:span></text:span><text:span text:style-name="Default_20_Paragraph_20_Font"><text:span text:style-name="T92"> у меня не было лица в электронном мире, но я постарался, чтобы в голос был пронизан сарказмом</text:span></text:span><text:span text:style-name="Default_20_Paragraph_20_Font"><text:span text:style-name="T25">.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6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9"/>
      <text:p text:style-name="P6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9"/>
      <text:p text:style-name="P69"/>
      <text:p text:style-name="P6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9"/>
      <text:p text:style-name="P69">Хэвэн предлагает Дедлайну присесть на пенёк – тот отказывается (подозревает, что это – кресло).</text:p>
      <text:p text:style-name="P69">===============================================</text:p>
      <text:p text:style-name="P65"/>
      <text:p text:style-name="P69">Рэра чуть шевельнула ухом и немедленно открыла один глаз.</text:p>
      <text:p text:style-name="P69"/>
      <text:p text:style-name="P69">- ПАПА!!! ОН СОГЛАСЕН!!!</text:p>
      <text:p text:style-name="P65"/>
      <text:p text:style-name="P282"><text:span text:style-name="Default_20_Paragraph_20_Font"><text:span text:style-name="T25">&lt;</text:span></text:span>Pornis<text:span text:style-name="Default_20_Paragraph_20_Font"><text:span text:style-name="T25"> </text:span></text:span>erectus<text:span text:style-name="Default_20_Paragraph_20_Font"><text:span text:style-name="T25">&gt;</text:span></text:span></text:p>
      <text:p text:style-name="P69">ТЫ! Я! КРОВАТЬ! БЫСТРО!!! (мамка из табуна Твердолобов)</text:p>
      <text:p text:style-name="P69">.</text:p>
      <text:p text:style-name="P69">.</text:p>
      <text:p text:style-name="P69">.</text:p>
      <text:p text:style-name="P69">&lt;Попадает в табун мамок и тёток, но его спасает Дейдра на Хитрожопке&gt;</text:p>
      <text:p text:style-name="P65">&lt;Хум видит молодую Селестию в латах&gt;</text:p>
      <text:p text:style-name="P65"><text:soft-page-break/>&lt;Сел учит Хумана магии и готовит его своим партнёром&gt;</text:p>
      <text:p text:style-name="P65">&lt;Сел применяет свою “термоядерную пушку” в роге&gt;</text:p>
      <text:h text:style-name="P356" text:outline-level="2"/>
      <text:p text:style-name="P69"/>
      <text:p text:style-name="P6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5">Селестия бесконечно счастлива, что у неё есть помощник - Анон</text:p>
      <text:p text:style-name="P282"><text:span text:style-name="Default_20_Paragraph_20_Font"><text:span text:style-name="T25">(</text:span></text:span><text:span text:style-name="Default_20_Paragraph_20_Font"><text:span text:style-name="T9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25">)</text:span></text:span></text:p>
      <text:p text:style-name="P65"/>
      <text:p text:style-name="P65">Я ввалился в приёмную. Голова аликорницы покоилась на столе, глаза были закрыты. При стуке двери лишь чуть дёрнулось ухо.</text:p>
      <text:p text:style-name="P65">- Сел, меня волнует состояние наших отношений в последнее время, - начал я издалека.</text:p>
      <text:p text:style-name="P65">- Да? - пробормотала аликорница не открывая глаз.</text:p>
      <text:p text:style-name="P65"/>
      <text:p text:style-name="P65">Тут что-то не так, Анон!</text:p>
      <text:p text:style-name="P65"/>
      <text:p text:style-name="P65">- Как ты могла вчера заснуть во время секса?!! - я возмущенно уставился на аликорницу.</text:p>
      <text:p text:style-name="P65">Селестия открыла один глаз и страдальчески улыбнулась.</text:p>
      <text:p text:style-name="P282"><text:span text:style-name="Default_20_Paragraph_20_Font"><text:span text:style-name="T9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65">- Маленькое неудобство? - я аж поперхнулся. - Сел, мне неинтересно трахать бревно. Если ты так устаёшь – поделись работой. Зачем ещё нужны мужья?</text:p>
      <text:p text:style-name="P65">&lt;Сцена с напившейся Селестией&gt;</text:p>
      <text:p text:style-name="P61">(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282"><text:span text:style-name="Default_20_Paragraph_20_Font"><text:span text:style-name="T25">&lt;</text:span></text:span><text:span text:style-name="Default_20_Paragraph_20_Font"><text:span text:style-name="T9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65">&lt;Отправка Анона на Луну с Луной&gt;</text:p>
      <text:p text:style-name="P282"><text:span text:style-name="Default_20_Paragraph_20_Font"><text:span text:style-name="T92">&lt;Сцена с голым Аноном и Луной</text:span></text:span><text:span text:style-name="Default_20_Paragraph_20_Font"><text:span text:style-name="T25">&gt;</text:span></text:span></text:p>
      <text:p text:style-name="P62"/>
      <text:p text:style-name="P65"><text:soft-page-break/></text:p>
      <text:p text:style-name="P65"/>
      <text:p text:style-name="P65"/>
      <text:p text:style-name="P65"/>
      <text:p text:style-name="P65">======================================================</text:p>
      <text:p text:style-name="P69">- А-А-А-А-А-А-А-А!!!</text:p>
      <text:p text:style-name="P69"/>
      <text:p text:style-name="P6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69"/>
      <text:p text:style-name="P69">- Это определённо не пегас. И вообще не пони, - заметила старшая.</text:p>
      <text:p text:style-name="P6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69"/>
      <text:p text:style-name="P69">Вопящая фигура поравнялась с аликорницами и продолжила низвержение в пропасть.</text:p>
      <text:p text:style-name="P69"/>
      <text:p text:style-name="P282"><text:span text:style-name="Default_20_Paragraph_20_Font"><text:span text:style-name="T25">-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25">ли это не наш подданный, мы обязаны проявить гостеприимство.</text:span></text:span></text:p>
      <text:p text:style-name="P69"/>
      <text:p text:style-name="P69">Прыжок аликорницы с края площадки перешёл в затяжное пике, конечной целью которого была быстро приближающаяся к земле тёмная фигура.</text:p>
      <text:p text:style-name="P69"/>
      <text:p text:style-name="P6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65"/>
      <text:p text:style-name="P65"/>
      <text:p text:style-name="P65"/>
      <text:p text:style-name="P65"/>
      <text:p text:style-name="P16"/>
      <text:p text:style-name="P282"><text:span text:style-name="Default_20_Paragraph_20_Font"><text:span text:style-name="T27">(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text:span></text:span><text:soft-page-break/><text:span text:style-name="Default_20_Paragraph_20_Font"><text:span text:style-name="T27">&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59">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27">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6">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69"/>
      <text:p text:style-name="P69"/>
      <text:p text:style-name="P282"><text:span text:style-name="Default_20_Paragraph_20_Font"><text:span text:style-name="T25">&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92">ризывает аватары учителей. Вместе они прорываются к терминалу Хэвэн и он выходит на связь с Фениксом.</text:span></text:span><text:span text:style-name="Default_20_Paragraph_20_Font"><text:span text:style-name="T25">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647">В последнюю секунду Хэвэн пробуждается в Фениксе и последним усилием переносит его в мир Эквестрии</text:span></text:span><text:span text:style-name="Default_20_Paragraph_20_Font"><text:span text:style-name="T25"> </text:span></text:span><text:span text:style-name="Default_20_Paragraph_20_Font"><text:span text:style-name="T647">— тот, на седьмой волне, который избежал фолаута. Где Сел окаменела. Эпилог </text:span></text:span><text:span text:style-name="Default_20_Paragraph_20_Font"><text:span text:style-name="T25">&gt;</text:span></text:span></text:p>
      <text:p text:style-name="P69">======================================</text:p>
      <text:p text:style-name="P282"><text:span text:style-name="Default_20_Paragraph_20_Font"><text:span text:style-name="T25">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text:span></text:span><text:soft-page-break/><text:span text:style-name="Default_20_Paragraph_20_Font"><text:span text:style-name="T25">с Сел. Во время сражения Сел с &lt;</text:span></text:span><text:span text:style-name="Default_20_Paragraph_20_Font"><text:span text:style-name="T92">#$@</text:span></text:span><text:span text:style-name="Default_20_Paragraph_20_Font"><text:span text:style-name="T25">&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69"/>
      <text:p text:style-name="P69">===================================</text:p>
      <text:p text:style-name="P6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69"/>
      <text:p text:style-name="P16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82"><text:span text:style-name="Default_20_Paragraph_20_Font"><text:span text:style-name="T139">Действие начинается снова с </text:span></text:span><text:span text:style-name="Default_20_Paragraph_20_Font"><text:span text:style-name="T646">первой</text:span></text:span><text:span text:style-name="Default_20_Paragraph_20_Font"><text:span text:style-name="T139">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63">(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63">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63">=============================</text:p>
      <text:p text:style-name="P6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69"/>
      <text:p text:style-name="P6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65"/>
      <text:p text:style-name="P6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65">=========================</text:p>
      <text:p text:style-name="P282"><text:span text:style-name="Default_20_Paragraph_20_Font"><text:span text:style-name="T9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text:span></text:span><text:soft-page-break/><text:span text:style-name="Default_20_Paragraph_20_Font"><text:span text:style-name="T92">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65">=======================================</text:p>
      <text:p text:style-name="P282"><text:span text:style-name="Default_20_Paragraph_20_Font"><text:span text:style-name="T27">&lt;</text:span></text:span><text:span text:style-name="Default_20_Paragraph_20_Font"><text:span text:style-name="T59">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27">&gt;</text:span></text:span></text:p>
      <text:p text:style-name="P61"/>
      <text:p text:style-name="P282"><text:span text:style-name="Default_20_Paragraph_20_Font"><text:span text:style-name="T27">(</text:span></text:span><text:span text:style-name="Default_20_Paragraph_20_Font"><text:span text:style-name="T59">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27">)</text:span></text:span></text:p>
      <text:p text:style-name="P16"/>
      <text:p text:style-name="P16"/>
      <text:p text:style-name="P16">(Дедлайн был в психушке без памяти два месяца, а не два года)</text:p>
      <text:p text:style-name="P16"/>
      <text:p text:style-name="P16"/>
      <text:p text:style-name="P282"><text:span text:style-name="Default_20_Paragraph_20_Font"><text:span text:style-name="T27">&lt;</text:span></text:span><text:span text:style-name="Default_20_Paragraph_20_Font"><text:span text:style-name="T59">Учителя отвечают на вопросы Хэвэн, на которые она сама не может найти ответы</text:span></text:span><text:span text:style-name="Default_20_Paragraph_20_Font"><text:span text:style-name="T27">&gt;</text:span></text:span></text:p>
      <text:p text:style-name="P16">(добавить Аниту в психушку)</text:p>
      <text:p text:style-name="P16">(необходимость вернуться — предотвратить закрытие проекта и остановку Хэвэн)</text:p>
      <text:p text:style-name="P16">&lt;киберсекс с Хэвэн&gt;</text:p>
      <text:p text:style-name="P16">====================</text:p>
      <text:p text:style-name="P282"><text:span text:style-name="Default_20_Paragraph_20_Font"><text:span text:style-name="T27">&lt;</text:span></text:span><text:span text:style-name="Default_20_Paragraph_20_Font"><text:span text:style-name="T5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27">&gt;</text:span></text:span></text:p>
      <text:p text:style-name="P16"/>
      <text:p text:style-name="P69"/>
      <text:p text:style-name="P69"/>
      <text:p text:style-name="Text_20_body"><text:soft-page-break/>(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329"/>
      <text:p text:style-name="P28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282">Pink Floyd “Keep Talking” <text:a xlink:type="simple" xlink:href="https://www.youtube.com/watch?v=CVhYW6e3qc8" office:target-frame-name="_top" xlink:show="replace" text:style-name="Internet_20_link" text:visited-style-name="Visited_20_Internet_20_Link">https://www.youtube.com/watch?v=CVhYW6e3qc8</text:a></text:p>
      <text:p text:style-name="P282"/>
      <text:p text:style-name="P282">Daft Punk - Veridis Quo</text:p>
      <text:p text:style-name="P282">https://www.youtube.com/watch?v=HhZaHf8RP6g</text:p>
      <text:p text:style-name="P282"><text:a xlink:type="simple" xlink:href="https://www.youtube.com/watch?v=ySLc8gZ3oEc" office:target-frame-name="_top" xlink:show="replace" text:style-name="Internet_20_link" text:visited-style-name="Visited_20_Internet_20_Link">https://www.youtube.com/watch?v=ySLc8gZ3oEc</text:a></text:p>
      <text:p text:style-name="P282"/>
      <text:p text:style-name="P282">Eye Of The Tiger</text:p>
      <text:p text:style-name="P282"/>
      <text:p text:style-name="P282">Alphaville – Forever Young</text:p>
      <text:p text:style-name="P282">The Doors “Light My Fire”</text:p>
      <text:p text:style-name="P282">Pink Floyd “Another Brick In The Wall” (https://www.youtube.com/watch?v=krYK1jWz0Lo <text:s/>),</text:p>
      <text:p text:style-name="P282">“Is the anybody here” (Pulse)</text:p>
      <text:p text:style-name="P282">“Marooned”</text:p>
      <text:p text:style-name="P282">&lt;Pink Floyd - «Hey you» (Pulse)&gt;</text:p>
      <text:p text:style-name="P282"/>
      <text:p text:style-name="P28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text:soft-page-break/>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282">&lt;<text:span text:style-name="Default_20_Paragraph_20_Font"><text:span text:style-name="T300">Pink Floyd — Kepp Talking (Pulse), Hey you (Pulse), Sorrow (Pulse), High Hopes (Pulse)</text:span></text:span>&gt;</text:p>
      <text:p text:style-name="P28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28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282">Oasis — Wonderwall (<text:a xlink:type="simple" xlink:href="https://www.youtube.com/watch?v=6hzrDeceEKc" office:target-frame-name="_top" xlink:show="replace" text:style-name="Internet_20_link" text:visited-style-name="Visited_20_Internet_20_Link">https://www.youtube.com/watch?v=6hzrDeceEKc</text:a> )</text:p>
      <text:p text:style-name="P28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text:soft-page-break/>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282"><text:a xlink:type="simple" xlink:href="https://www.youtube.com/watch?v=nGhoBnx3Pt0" office:target-frame-name="_top" xlink:show="replace" text:style-name="Internet_20_link" text:visited-style-name="Visited_20_Internet_20_Link">https://www.youtube.com/watch?v=nGhoBnx3Pt0</text:a></text:p>
      <text:p text:style-name="P282"><text:a xlink:type="simple" xlink:href="https://www.youtube.com/watch?v=UVWiArQL_oI" office:target-frame-name="_top" xlink:show="replace" text:style-name="Internet_20_link" text:visited-style-name="Visited_20_Internet_20_Link">https://www.youtube.com/watch?v=UVWiArQL_oI</text:a></text:p>
      <text:p text:style-name="P28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282"><text:span text:style-name="Default_20_Paragraph_20_Font"><text:span text:style-name="T648">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648">)</text:span></text:span></text:p>
      <text:p text:style-name="P281">Pink Floyd “Another Brick In The Wall”</text:p>
      <text:p text:style-name="P282"><text:a xlink:type="simple" xlink:href="https://www.youtube.com/watch?v=rvk5D1iI2LA" office:target-frame-name="_top" xlink:show="replace" text:style-name="Internet_20_link" text:visited-style-name="Visited_20_Internet_20_Link">https://www.youtube.com/watch?v=rvk5D1iI2LA</text:a></text:p>
      <text:h text:style-name="P355" text:outline-level="1"><text:span text:style-name="Default_20_Paragraph_20_Font"><text:span text:style-name="T649">Mark Knopfler - Marbletown - Córdoba 2010</text:span></text:span></text:h>
      <text:p text:style-name="P28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293"><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293"/>
      <text:p text:style-name="P293"><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293"><text:tab/><text:tab/>Lost city <text:a xlink:type="simple" xlink:href="https://www.youtube.com/watch?v=YZUoGbF7WLE" office:target-frame-name="_top" xlink:show="replace" text:style-name="Internet_20_link" text:visited-style-name="Visited_20_Internet_20_Link">https://www.youtube.com/watch?v=YZUoGbF7WLE</text:a></text:p>
      <text:p text:style-name="P293">Outrunner – Day dream <text:a xlink:type="simple" xlink:href="https://www.youtube.com/watch?v=s8KLEossy_k" text:style-name="Internet_20_link" text:visited-style-name="Visited_20_Internet_20_Link">https://www.youtube.com/watch?v=s8KLEossy_k</text:a></text:p>
      <text:p text:style-name="P353">Outrunner – Hidden World <text:a xlink:type="simple" xlink:href="https://www.youtube.com/watch?v=MEFE9653Z2k" text:style-name="Internet_20_link" text:visited-style-name="Visited_20_Internet_20_Link">https://www.youtube.com/watch?v=MEFE9653Z2k</text:a></text:p>
      <text:p text:style-name="P309">Outrunner – Departure - <text:a xlink:type="simple" xlink:href="https://www.youtube.com/watch?v=KCnhaSV7vlk" text:style-name="Internet_20_link" text:visited-style-name="Visited_20_Internet_20_Link">https://www.youtube.com/watch?v=KCnhaSV7vlk</text:a></text:p>
      <text:p text:style-name="P309"/>
      <text:h text:style-name="P355" text:outline-level="1">Wastelander X – Aftermath <text:a xlink:type="simple" xlink:href="https://www.youtube.com/watch?v=cRNYvL9gD9o" text:style-name="Internet_20_link" text:visited-style-name="Visited_20_Internet_20_Link">https://www.youtube.com/watch?v=cRNYvL9gD9o</text:a></text:h>
      <text:p text:style-name="P29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title/>
    <dc:description/>
    <dc:subject/>
    <meta:initial-creator>Maksym Tuhai</meta:initial-creator>
    <meta:creation-date>2019-06-10T23:54:00Z</meta:creation-date>
    <dc:date>2025-08-21T10:17:10.768000000</dc:date>
    <meta:editing-cycles>389</meta:editing-cycles>
    <meta:editing-duration>P121DT8H13M5S</meta:editing-duration>
    <meta:document-statistic meta:table-count="0" meta:image-count="0" meta:object-count="0" meta:page-count="379" meta:paragraph-count="4960" meta:word-count="120323" meta:character-count="777862" meta:non-whitespace-character-count="660945"/>
    <meta:template xlink:type="simple" xlink:actuate="onRequest" xlink:title="" xlink:href="Normal"/>
  </office:meta>
</office:document-meta>
</file>